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37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f1_Zipped_Noise_Test_StartwithCHAMP2" table:style-name="ta1">
        <table:shapes>
          <draw:frame draw:z-index="0" draw:style-name="gr1" draw:text-style-name="P1" svg:width="11.6614in" svg:height="6.5591in" svg:x="55.4488in" svg:y="0in">
            <draw:object draw:notify-on-update-of-ranges="Def1_Zipped_Noise_Test_StartwithCHAMP2.B1:Def1_Zipped_Noise_Test_StartwithCHAMP2.B1 Def1_Zipped_Noise_Test_StartwithCHAMP2.B2:Def1_Zipped_Noise_Test_StartwithCHAMP2.B101 Def1_Zipped_Noise_Test_StartwithCHAMP2.C1:Def1_Zipped_Noise_Test_StartwithCHAMP2.C1 Def1_Zipped_Noise_Test_StartwithCHAMP2.C2:Def1_Zipped_Noise_Test_StartwithCHAMP2.C101 Def1_Zipped_Noise_Test_StartwithCHAMP2.D1:Def1_Zipped_Noise_Test_StartwithCHAMP2.D1 Def1_Zipped_Noise_Test_StartwithCHAMP2.D2:Def1_Zipped_Noise_Test_StartwithCHAMP2.D101 Def1_Zipped_Noise_Test_StartwithCHAMP2.E1:Def1_Zipped_Noise_Test_StartwithCHAMP2.E1 Def1_Zipped_Noise_Test_StartwithCHAMP2.E2:Def1_Zipped_Noise_Test_StartwithCHAMP2.E101 Def1_Zipped_Noise_Test_StartwithCHAMP2.F1:Def1_Zipped_Noise_Test_StartwithCHAMP2.F1 Def1_Zipped_Noise_Test_StartwithCHAMP2.F2:Def1_Zipped_Noise_Test_StartwithCHAMP2.F101 Def1_Zipped_Noise_Test_StartwithCHAMP2.G1:Def1_Zipped_Noise_Test_StartwithCHAMP2.G1 Def1_Zipped_Noise_Test_StartwithCHAMP2.G2:Def1_Zipped_Noise_Test_StartwithCHAMP2.G101 Def1_Zipped_Noise_Test_StartwithCHAMP2.H1:Def1_Zipped_Noise_Test_StartwithCHAMP2.H1 Def1_Zipped_Noise_Test_StartwithCHAMP2.H2:Def1_Zipped_Noise_Test_StartwithCHAMP2.H101 Def1_Zipped_Noise_Test_StartwithCHAMP2.I1:Def1_Zipped_Noise_Test_StartwithCHAMP2.I1 Def1_Zipped_Noise_Test_StartwithCHAMP2.I2:Def1_Zipped_Noise_Test_StartwithCHAMP2.I101 Def1_Zipped_Noise_Test_StartwithCHAMP2.J1:Def1_Zipped_Noise_Test_StartwithCHAMP2.J1 Def1_Zipped_Noise_Test_StartwithCHAMP2.J2:Def1_Zipped_Noise_Test_StartwithCHAMP2.J101 Def1_Zipped_Noise_Test_StartwithCHAMP2.K1:Def1_Zipped_Noise_Test_StartwithCHAMP2.K1 Def1_Zipped_Noise_Test_StartwithCHAMP2.K2:Def1_Zipped_Noise_Test_StartwithCHAMP2.K101 Def1_Zipped_Noise_Test_StartwithCHAMP2.L1:Def1_Zipped_Noise_Test_StartwithCHAMP2.L1 Def1_Zipped_Noise_Test_StartwithCHAMP2.L2:Def1_Zipped_Noise_Test_StartwithCHAMP2.L101 Def1_Zipped_Noise_Test_StartwithCHAMP2.M1:Def1_Zipped_Noise_Test_StartwithCHAMP2.M1 Def1_Zipped_Noise_Test_StartwithCHAMP2.M2:Def1_Zipped_Noise_Test_StartwithCHAMP2.M101 Def1_Zipped_Noise_Test_StartwithCHAMP2.N1:Def1_Zipped_Noise_Test_StartwithCHAMP2.N1 Def1_Zipped_Noise_Test_StartwithCHAMP2.N2:Def1_Zipped_Noise_Test_StartwithCHAMP2.N101 Def1_Zipped_Noise_Test_StartwithCHAMP2.O1:Def1_Zipped_Noise_Test_StartwithCHAMP2.O1 Def1_Zipped_Noise_Test_StartwithCHAMP2.O2:Def1_Zipped_Noise_Test_StartwithCHAMP2.O101 Def1_Zipped_Noise_Test_StartwithCHAMP2.P1:Def1_Zipped_Noise_Test_StartwithCHAMP2.P1 Def1_Zipped_Noise_Test_StartwithCHAMP2.P2:Def1_Zipped_Noise_Test_StartwithCHAMP2.P101 Def1_Zipped_Noise_Test_StartwithCHAMP2.Q1:Def1_Zipped_Noise_Test_StartwithCHAMP2.Q1 Def1_Zipped_Noise_Test_StartwithCHAMP2.Q2:Def1_Zipped_Noise_Test_StartwithCHAMP2.Q101 Def1_Zipped_Noise_Test_StartwithCHAMP2.R1:Def1_Zipped_Noise_Test_StartwithCHAMP2.R1 Def1_Zipped_Noise_Test_StartwithCHAMP2.R2:Def1_Zipped_Noise_Test_StartwithCHAMP2.R101 Def1_Zipped_Noise_Test_StartwithCHAMP2.S1:Def1_Zipped_Noise_Test_StartwithCHAMP2.S1 Def1_Zipped_Noise_Test_StartwithCHAMP2.S2:Def1_Zipped_Noise_Test_StartwithCHAMP2.S101 Def1_Zipped_Noise_Test_StartwithCHAMP2.T1:Def1_Zipped_Noise_Test_StartwithCHAMP2.T1 Def1_Zipped_Noise_Test_StartwithCHAMP2.T2:Def1_Zipped_Noise_Test_StartwithCHAMP2.T101 Def1_Zipped_Noise_Test_StartwithCHAMP2.U1:Def1_Zipped_Noise_Test_StartwithCHAMP2.U1 Def1_Zipped_Noise_Test_StartwithCHAMP2.U2:Def1_Zipped_Noise_Test_StartwithCHAMP2.U101 Def1_Zipped_Noise_Test_StartwithCHAMP2.V1:Def1_Zipped_Noise_Test_StartwithCHAMP2.V1 Def1_Zipped_Noise_Test_StartwithCHAMP2.V2:Def1_Zipped_Noise_Test_StartwithCHAMP2.V101 Def1_Zipped_Noise_Test_StartwithCHAMP2.W1:Def1_Zipped_Noise_Test_StartwithCHAMP2.W1 Def1_Zipped_Noise_Test_StartwithCHAMP2.W2:Def1_Zipped_Noise_Test_StartwithCHAMP2.W101 Def1_Zipped_Noise_Test_StartwithCHAMP2.X1:Def1_Zipped_Noise_Test_StartwithCHAMP2.X1 Def1_Zipped_Noise_Test_StartwithCHAMP2.X2:Def1_Zipped_Noise_Test_StartwithCHAMP2.X101 Def1_Zipped_Noise_Test_StartwithCHAMP2.Y1:Def1_Zipped_Noise_Test_StartwithCHAMP2.Y1 Def1_Zipped_Noise_Test_StartwithCHAMP2.Y2:Def1_Zipped_Noise_Test_StartwithCHAMP2.Y101 Def1_Zipped_Noise_Test_StartwithCHAMP2.Z1:Def1_Zipped_Noise_Test_StartwithCHAMP2.Z1 Def1_Zipped_Noise_Test_StartwithCHAMP2.Z2:Def1_Zipped_Noise_Test_StartwithCHAMP2.Z101 Def1_Zipped_Noise_Test_StartwithCHAMP2.AA1:Def1_Zipped_Noise_Test_StartwithCHAMP2.AA1 Def1_Zipped_Noise_Test_StartwithCHAMP2.AA2:Def1_Zipped_Noise_Test_StartwithCHAMP2.A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315in" svg:height="7.989in" svg:x="55.3236in" svg:y="6.5256in">
            <draw:object draw:notify-on-update-of-ranges="Def1_Zipped_Noise_Test_StartwithCHAMP2.B1:Def1_Zipped_Noise_Test_StartwithCHAMP2.B1 Def1_Zipped_Noise_Test_StartwithCHAMP2.B2:Def1_Zipped_Noise_Test_StartwithCHAMP2.B101 Def1_Zipped_Noise_Test_StartwithCHAMP2.C1:Def1_Zipped_Noise_Test_StartwithCHAMP2.C1 Def1_Zipped_Noise_Test_StartwithCHAMP2.C2:Def1_Zipped_Noise_Test_StartwithCHAMP2.C101 Def1_Zipped_Noise_Test_StartwithCHAMP2.D1:Def1_Zipped_Noise_Test_StartwithCHAMP2.D1 Def1_Zipped_Noise_Test_StartwithCHAMP2.D2:Def1_Zipped_Noise_Test_StartwithCHAMP2.D101 Def1_Zipped_Noise_Test_StartwithCHAMP2.E1:Def1_Zipped_Noise_Test_StartwithCHAMP2.E1 Def1_Zipped_Noise_Test_StartwithCHAMP2.E2:Def1_Zipped_Noise_Test_StartwithCHAMP2.E101 Def1_Zipped_Noise_Test_StartwithCHAMP2.F1:Def1_Zipped_Noise_Test_StartwithCHAMP2.F1 Def1_Zipped_Noise_Test_StartwithCHAMP2.F2:Def1_Zipped_Noise_Test_StartwithCHAMP2.F101 Def1_Zipped_Noise_Test_StartwithCHAMP2.G1:Def1_Zipped_Noise_Test_StartwithCHAMP2.G1 Def1_Zipped_Noise_Test_StartwithCHAMP2.G2:Def1_Zipped_Noise_Test_StartwithCHAMP2.G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2315in" svg:height="7.989in" svg:x="55.3236in" svg:y="14.7555in">
            <draw:object draw:notify-on-update-of-ranges="Def1_Zipped_Noise_Test_StartwithCHAMP2.H1:Def1_Zipped_Noise_Test_StartwithCHAMP2.H1 Def1_Zipped_Noise_Test_StartwithCHAMP2.H2:Def1_Zipped_Noise_Test_StartwithCHAMP2.H101 Def1_Zipped_Noise_Test_StartwithCHAMP2.I1:Def1_Zipped_Noise_Test_StartwithCHAMP2.I1 Def1_Zipped_Noise_Test_StartwithCHAMP2.I2:Def1_Zipped_Noise_Test_StartwithCHAMP2.I101 Def1_Zipped_Noise_Test_StartwithCHAMP2.J1:Def1_Zipped_Noise_Test_StartwithCHAMP2.J1 Def1_Zipped_Noise_Test_StartwithCHAMP2.J2:Def1_Zipped_Noise_Test_StartwithCHAMP2.J101 Def1_Zipped_Noise_Test_StartwithCHAMP2.K1:Def1_Zipped_Noise_Test_StartwithCHAMP2.K1 Def1_Zipped_Noise_Test_StartwithCHAMP2.K2:Def1_Zipped_Noise_Test_StartwithCHAMP2.K101 Def1_Zipped_Noise_Test_StartwithCHAMP2.L1:Def1_Zipped_Noise_Test_StartwithCHAMP2.L1 Def1_Zipped_Noise_Test_StartwithCHAMP2.L2:Def1_Zipped_Noise_Test_StartwithCHAMP2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8.2315in" svg:height="7.989in" svg:x="55.3236in" svg:y="23.1114in">
            <draw:object draw:notify-on-update-of-ranges="Def1_Zipped_Noise_Test_StartwithCHAMP2.M1:Def1_Zipped_Noise_Test_StartwithCHAMP2.M1 Def1_Zipped_Noise_Test_StartwithCHAMP2.M2:Def1_Zipped_Noise_Test_StartwithCHAMP2.M101 Def1_Zipped_Noise_Test_StartwithCHAMP2.N1:Def1_Zipped_Noise_Test_StartwithCHAMP2.N1 Def1_Zipped_Noise_Test_StartwithCHAMP2.N2:Def1_Zipped_Noise_Test_StartwithCHAMP2.N101 Def1_Zipped_Noise_Test_StartwithCHAMP2.O1:Def1_Zipped_Noise_Test_StartwithCHAMP2.O1 Def1_Zipped_Noise_Test_StartwithCHAMP2.O2:Def1_Zipped_Noise_Test_StartwithCHAMP2.O101 Def1_Zipped_Noise_Test_StartwithCHAMP2.P1:Def1_Zipped_Noise_Test_StartwithCHAMP2.P1 Def1_Zipped_Noise_Test_StartwithCHAMP2.P2:Def1_Zipped_Noise_Test_StartwithCHAMP2.P101 Def1_Zipped_Noise_Test_StartwithCHAMP2.Q1:Def1_Zipped_Noise_Test_StartwithCHAMP2.Q1 Def1_Zipped_Noise_Test_StartwithCHAMP2.Q2:Def1_Zipped_Noise_Test_StartwithCHAMP2.Q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.2315in" svg:height="7.989in" svg:x="64.2122in" svg:y="31.2264in">
            <draw:object draw:notify-on-update-of-ranges="Def1_Zipped_Noise_Test_StartwithCHAMP2.R1:Def1_Zipped_Noise_Test_StartwithCHAMP2.R1 Def1_Zipped_Noise_Test_StartwithCHAMP2.R2:Def1_Zipped_Noise_Test_StartwithCHAMP2.R101 Def1_Zipped_Noise_Test_StartwithCHAMP2.S1:Def1_Zipped_Noise_Test_StartwithCHAMP2.S1 Def1_Zipped_Noise_Test_StartwithCHAMP2.S2:Def1_Zipped_Noise_Test_StartwithCHAMP2.S101 Def1_Zipped_Noise_Test_StartwithCHAMP2.T1:Def1_Zipped_Noise_Test_StartwithCHAMP2.T1 Def1_Zipped_Noise_Test_StartwithCHAMP2.T2:Def1_Zipped_Noise_Test_StartwithCHAMP2.T101 Def1_Zipped_Noise_Test_StartwithCHAMP2.U1:Def1_Zipped_Noise_Test_StartwithCHAMP2.U1 Def1_Zipped_Noise_Test_StartwithCHAMP2.U2:Def1_Zipped_Noise_Test_StartwithCHAMP2.U101 Def1_Zipped_Noise_Test_StartwithCHAMP2.V1:Def1_Zipped_Noise_Test_StartwithCHAMP2.V1 Def1_Zipped_Noise_Test_StartwithCHAMP2.V2:Def1_Zipped_Noise_Test_StartwithCHAMP2.V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2315in" svg:height="7.989in" svg:x="55.3236in" svg:y="39.6445in">
            <draw:object draw:notify-on-update-of-ranges="Def1_Zipped_Noise_Test_StartwithCHAMP2.W1:Def1_Zipped_Noise_Test_StartwithCHAMP2.W1 Def1_Zipped_Noise_Test_StartwithCHAMP2.W2:Def1_Zipped_Noise_Test_StartwithCHAMP2.W101 Def1_Zipped_Noise_Test_StartwithCHAMP2.X1:Def1_Zipped_Noise_Test_StartwithCHAMP2.X1 Def1_Zipped_Noise_Test_StartwithCHAMP2.X2:Def1_Zipped_Noise_Test_StartwithCHAMP2.X101 Def1_Zipped_Noise_Test_StartwithCHAMP2.Y1:Def1_Zipped_Noise_Test_StartwithCHAMP2.Y1 Def1_Zipped_Noise_Test_StartwithCHAMP2.Y2:Def1_Zipped_Noise_Test_StartwithCHAMP2.Y101 Def1_Zipped_Noise_Test_StartwithCHAMP2.Z1:Def1_Zipped_Noise_Test_StartwithCHAMP2.Z1 Def1_Zipped_Noise_Test_StartwithCHAMP2.Z2:Def1_Zipped_Noise_Test_StartwithCHAMP2.Z101 Def1_Zipped_Noise_Test_StartwithCHAMP2.AA1:Def1_Zipped_Noise_Test_StartwithCHAMP2.AA1 Def1_Zipped_Noise_Test_StartwithCHAMP2.AA2:Def1_Zipped_Noise_Test_StartwithCHAMP2.AA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" table:default-cell-style-name="Default"/>
        <table:table-column table:style-name="co5" table:number-columns-repeated="5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lzCompression_ratio(s)</text:p>
          </table:table-cell>
          <table:table-cell office:value-type="string" calcext:value-type="string">
            <text:p><text:s/>lzCompression_ratio(s10)</text:p>
          </table:table-cell>
          <table:table-cell office:value-type="string" calcext:value-type="string">
            <text:p><text:s/>lzCompression_ratio(s20)</text:p>
          </table:table-cell>
          <table:table-cell office:value-type="string" calcext:value-type="string">
            <text:p><text:s/>lzCompression_ratio(s30)</text:p>
          </table:table-cell>
          <table:table-cell office:value-type="string" calcext:value-type="string">
            <text:p><text:s/>lzCompression_ratio(s40)</text:p>
          </table:table-cell>
          <table:table-cell office:value-type="string" calcext:value-type="string">
            <text:p><text:s/>lzCompression_ratio(s50)</text:p>
          </table:table-cell>
          <table:table-cell office:value-type="string" calcext:value-type="string">
            <text:p><text:s/>Mutual_Compression_ratio(s10)</text:p>
          </table:table-cell>
          <table:table-cell office:value-type="string" calcext:value-type="string">
            <text:p><text:s/>Mutual_Compression_ratio(s20)</text:p>
          </table:table-cell>
          <table:table-cell office:value-type="string" calcext:value-type="string">
            <text:p><text:s/>Mutual_Compression_ratio(s30)</text:p>
          </table:table-cell>
          <table:table-cell office:value-type="string" calcext:value-type="string">
            <text:p><text:s/>Mutual_Compression_ratio(s40)</text:p>
          </table:table-cell>
          <table:table-cell office:value-type="string" calcext:value-type="string">
            <text:p><text:s/>Mutual_Compression_ratio(s50)</text:p>
          </table:table-cell>
          <table:table-cell office:value-type="string" calcext:value-type="string">
            <text:p><text:s/>Conditional_Comrpession(s10)</text:p>
          </table:table-cell>
          <table:table-cell office:value-type="string" calcext:value-type="string">
            <text:p><text:s/>Conditional_Comrpession(s20)</text:p>
          </table:table-cell>
          <table:table-cell office:value-type="string" calcext:value-type="string">
            <text:p><text:s/>Conditional_Comrpession(s30)</text:p>
          </table:table-cell>
          <table:table-cell office:value-type="string" calcext:value-type="string">
            <text:p><text:s/>Conditional_Comrpession(s40)</text:p>
          </table:table-cell>
          <table:table-cell office:value-type="string" calcext:value-type="string">
            <text:p><text:s/>Conditional_Comrpession(s50)</text:p>
          </table:table-cell>
          <table:table-cell office:value-type="string" calcext:value-type="string">
            <text:p><text:s/>Mutual_Compression_ratio2(s10)</text:p>
          </table:table-cell>
          <table:table-cell office:value-type="string" calcext:value-type="string">
            <text:p><text:s/>Mutual_Compression_ratio2(s20)</text:p>
          </table:table-cell>
          <table:table-cell office:value-type="string" calcext:value-type="string">
            <text:p><text:s/>Mutual_Compression_ratio2(s30)</text:p>
          </table:table-cell>
          <table:table-cell office:value-type="string" calcext:value-type="string">
            <text:p><text:s/>Mutual_Compression_ratio2(s40)</text:p>
          </table:table-cell>
          <table:table-cell office:value-type="string" calcext:value-type="string">
            <text:p><text:s/>Mutual_Compression_ratio2(s50)</text:p>
          </table:table-cell>
          <table:table-cell office:value-type="string" calcext:value-type="string">
            <text:p><text:s/>Mutual_Compression_Crossed(s10)</text:p>
          </table:table-cell>
          <table:table-cell office:value-type="string" calcext:value-type="string">
            <text:p><text:s/>Mutual_Compression_Crossed(s20)</text:p>
          </table:table-cell>
          <table:table-cell office:value-type="string" calcext:value-type="string">
            <text:p><text:s/>Mutual_Compression_Crossed(s30)</text:p>
          </table:table-cell>
          <table:table-cell office:value-type="string" calcext:value-type="string">
            <text:p><text:s/>Mutual_Compression_Crossed(s40)</text:p>
          </table:table-cell>
          <table:table-cell office:value-type="string" calcext:value-type="string">
            <text:p><text:s/>Mutual_Compression_Crossed(s5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.53125" calcext:value-type="float">
            <text:p>1.53125</text:p>
          </table:table-cell>
          <table:table-cell table:number-columns-repeated="2" office:value-type="float" office:value="1.46875" calcext:value-type="float">
            <text:p>1.46875</text:p>
          </table:table-cell>
          <table:table-cell table:number-columns-repeated="2" office:value-type="float" office:value="1.34375" calcext:value-type="float">
            <text:p>1.3437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28125" calcext:value-type="float">
            <text:p>0.28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5" calcext:value-type="float">
            <text:p>1.2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.3125" calcext:value-type="float">
            <text:p>1.3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2.375" calcext:value-type="float">
            <text:p>2.375</text:p>
          </table:table-cell>
          <table:table-cell office:value-type="float" office:value="2.5" calcext:value-type="float">
            <text:p>2.5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67708333333333" calcext:value-type="float">
            <text:p>2.6770833333333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.328125" calcext:value-type="float">
            <text:p>1.328125</text:p>
          </table:table-cell>
          <table:table-cell office:value-type="float" office:value="1.359375" calcext:value-type="float">
            <text:p>1.359375</text:p>
          </table:table-cell>
          <table:table-cell office:value-type="float" office:value="1.390625" calcext:value-type="float">
            <text:p>1.390625</text:p>
          </table:table-cell>
          <table:table-cell office:value-type="float" office:value="1.359375" calcext:value-type="float">
            <text:p>1.359375</text:p>
          </table:table-cell>
          <table:table-cell office:value-type="float" office:value="1.328125" calcext:value-type="float">
            <text:p>1.328125</text:p>
          </table:table-cell>
          <table:table-cell office:value-type="float" office:value="0.401041666666667" calcext:value-type="float">
            <text:p>0.401041666666667</text:p>
          </table:table-cell>
          <table:table-cell office:value-type="float" office:value="0.322916666666667" calcext:value-type="float">
            <text:p>0.322916666666667</text:p>
          </table:table-cell>
          <table:table-cell office:value-type="float" office:value="0.244791666666666" calcext:value-type="float">
            <text:p>0.244791666666666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0729166666666665" calcext:value-type="float">
            <text:p>0.072916666666667</text:p>
          </table:table-cell>
          <table:table-cell office:value-type="float" office:value="0.994791666666667" calcext:value-type="float">
            <text:p>0.994791666666667</text:p>
          </table:table-cell>
          <table:table-cell table:number-columns-repeated="2" office:value-type="float" office:value="1.140625" calcext:value-type="float">
            <text:p>1.140625</text:p>
          </table:table-cell>
          <table:table-cell table:number-columns-repeated="2" office:value-type="float" office:value="1.32291666666667" calcext:value-type="float">
            <text:p>1.32291666666667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2" office:value-type="float" office:value="0.00520833333333326" calcext:value-type="float">
            <text:p>0.005208333333333</text:p>
          </table:table-cell>
          <table:table-cell office:value-type="float" office:value="1.98958333333333" calcext:value-type="float">
            <text:p>1.98958333333333</text:p>
          </table:table-cell>
          <table:table-cell office:value-type="float" office:value="2.17708333333333" calcext:value-type="float">
            <text:p>2.17708333333333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2.54166666666667" calcext:value-type="float">
            <text:p>2.54166666666667</text:p>
          </table:table-cell>
          <table:table-cell office:value-type="float" office:value="2.609375" calcext:value-type="float">
            <text:p>2.60937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.16319444444444" calcext:value-type="float">
            <text:p>1.16319444444444</text:p>
          </table:table-cell>
          <table:table-cell office:value-type="float" office:value="1.28472222222222" calcext:value-type="float">
            <text:p>1.2847222222222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5763888888889" calcext:value-type="float">
            <text:p>1.35763888888889</text:p>
          </table:table-cell>
          <table:table-cell office:value-type="float" office:value="1.23611111111111" calcext:value-type="float">
            <text:p>1.23611111111111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288194444444445" calcext:value-type="float">
            <text:p>0.288194444444445</text:p>
          </table:table-cell>
          <table:table-cell office:value-type="float" office:value="0.118055555555555" calcext:value-type="float">
            <text:p>0.118055555555555</text:p>
          </table:table-cell>
          <table:table-cell office:value-type="float" office:value="0.0694444444444442" calcext:value-type="float">
            <text:p>0.069444444444444</text:p>
          </table:table-cell>
          <table:table-cell office:value-type="float" office:value="0.0451388888888889" calcext:value-type="float">
            <text:p>0.045138888888889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16666666666667" calcext:value-type="float">
            <text:p>1.16666666666667</text:p>
          </table:table-cell>
          <table:table-cell table:number-columns-repeated="2" office:value-type="float" office:value="1.23958333333333" calcext:value-type="float">
            <text:p>1.23958333333333</text:p>
          </table:table-cell>
          <table:table-cell office:value-type="float" office:value="0.215277777777778" calcext:value-type="float">
            <text:p>0.215277777777778</text:p>
          </table:table-cell>
          <table:table-cell office:value-type="float" office:value="0.0694444444444444" calcext:value-type="float">
            <text:p>0.069444444444445</text:p>
          </table:table-cell>
          <table:table-cell office:value-type="float" office:value="-0.00347222222222232" calcext:value-type="float">
            <text:p>-0.003472222222222</text:p>
          </table:table-cell>
          <table:table-cell table:number-columns-repeated="2" office:value-type="float" office:value="-0.0763888888888888" calcext:value-type="float">
            <text:p>-0.076388888888889</text:p>
          </table:table-cell>
          <table:table-cell office:value-type="float" office:value="1.89583333333333" calcext:value-type="float">
            <text:p>1.89583333333333</text:p>
          </table:table-cell>
          <table:table-cell office:value-type="float" office:value="2.01736111111111" calcext:value-type="float">
            <text:p>2.01736111111111</text:p>
          </table:table-cell>
          <table:table-cell office:value-type="float" office:value="2.21180555555556" calcext:value-type="float">
            <text:p>2.21180555555556</text:p>
          </table:table-cell>
          <table:table-cell office:value-type="float" office:value="2.35763888888889" calcext:value-type="float">
            <text:p>2.35763888888889</text:p>
          </table:table-cell>
          <table:table-cell office:value-type="float" office:value="2.38194444444444" calcext:value-type="float">
            <text:p>2.3819444444444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.12760416666667" calcext:value-type="float">
            <text:p>1.12760416666667</text:p>
          </table:table-cell>
          <table:table-cell office:value-type="float" office:value="1.2734375" calcext:value-type="float">
            <text:p>1.2734375</text:p>
          </table:table-cell>
          <table:table-cell table:number-columns-repeated="2" office:value-type="float" office:value="1.34635416666667" calcext:value-type="float">
            <text:p>1.3463541666666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252604166666667" calcext:value-type="float">
            <text:p>0.252604166666667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158854166666667" calcext:value-type="float">
            <text:p>0.158854166666667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0.893229166666667" calcext:value-type="float">
            <text:p>0.893229166666667</text:p>
          </table:table-cell>
          <table:table-cell office:value-type="float" office:value="1.1015625" calcext:value-type="float">
            <text:p>1.1015625</text:p>
          </table:table-cell>
          <table:table-cell office:value-type="float" office:value="1.1640625" calcext:value-type="float">
            <text:p>1.1640625</text:p>
          </table:table-cell>
          <table:table-cell office:value-type="float" office:value="1.26822916666667" calcext:value-type="float">
            <text:p>1.26822916666667</text:p>
          </table:table-cell>
          <table:table-cell office:value-type="float" office:value="1.2265625" calcext:value-type="float">
            <text:p>1.226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260416666666667" calcext:value-type="float">
            <text:p>0.026041666666667</text:p>
          </table:table-cell>
          <table:table-cell office:value-type="float" office:value="-0.0364583333333333" calcext:value-type="float">
            <text:p>-0.036458333333333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89583333333333" calcext:value-type="float">
            <text:p>-0.098958333333333</text:p>
          </table:table-cell>
          <table:table-cell office:value-type="float" office:value="1.78645833333333" calcext:value-type="float">
            <text:p>1.78645833333333</text:p>
          </table:table-cell>
          <table:table-cell office:value-type="float" office:value="2.015625" calcext:value-type="float">
            <text:p>2.015625</text:p>
          </table:table-cell>
          <table:table-cell office:value-type="float" office:value="2.15104166666667" calcext:value-type="float">
            <text:p>2.15104166666667</text:p>
          </table:table-cell>
          <table:table-cell office:value-type="float" office:value="2.296875" calcext:value-type="float">
            <text:p>2.296875</text:p>
          </table:table-cell>
          <table:table-cell office:value-type="float" office:value="2.3203125" calcext:value-type="float">
            <text:p>2.320312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1.07708333333333" calcext:value-type="float">
            <text:p>1.07708333333333</text:p>
          </table:table-cell>
          <table:table-cell office:value-type="float" office:value="1.22291666666667" calcext:value-type="float">
            <text:p>1.22291666666667</text:p>
          </table:table-cell>
          <table:table-cell office:value-type="float" office:value="1.31041666666667" calcext:value-type="float">
            <text:p>1.31041666666667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2291666666667" calcext:value-type="float">
            <text:p>1.22291666666667</text:p>
          </table:table-cell>
          <table:table-cell office:value-type="float" office:value="0.252083333333333" calcext:value-type="float">
            <text:p>0.252083333333333</text:p>
          </table:table-cell>
          <table:table-cell office:value-type="float" office:value="0.164583333333333" calcext:value-type="float">
            <text:p>0.164583333333333</text:p>
          </table:table-cell>
          <table:table-cell office:value-type="float" office:value="0.102083333333333" calcext:value-type="float">
            <text:p>0.102083333333333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839583333333333" calcext:value-type="float">
            <text:p>0.839583333333333</text:p>
          </table:table-cell>
          <table:table-cell office:value-type="float" office:value="1.03958333333333" calcext:value-type="float">
            <text:p>1.03958333333333</text:p>
          </table:table-cell>
          <table:table-cell office:value-type="float" office:value="1.17291666666667" calcext:value-type="float">
            <text:p>1.17291666666667</text:p>
          </table:table-cell>
          <table:table-cell office:value-type="float" office:value="1.22291666666667" calcext:value-type="float">
            <text:p>1.22291666666667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375000000000001" calcext:value-type="float">
            <text:p>0.0375</text:p>
          </table:table-cell>
          <table:table-cell office:value-type="float" office:value="-0.0958333333333332" calcext:value-type="float">
            <text:p>-0.095833333333333</text:p>
          </table:table-cell>
          <table:table-cell office:value-type="float" office:value="-0.145833333333333" calcext:value-type="float">
            <text:p>-0.145833333333333</text:p>
          </table:table-cell>
          <table:table-cell office:value-type="float" office:value="-0.179166666666667" calcext:value-type="float">
            <text:p>-0.179166666666667</text:p>
          </table:table-cell>
          <table:table-cell office:value-type="float" office:value="1.67916666666667" calcext:value-type="float">
            <text:p>1.67916666666667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2.1625" calcext:value-type="float">
            <text:p>2.1625</text:p>
          </table:table-cell>
          <table:table-cell office:value-type="float" office:value="2.225" calcext:value-type="float">
            <text:p>2.225</text:p>
          </table:table-cell>
          <table:table-cell office:value-type="float" office:value="2.33333333333333" calcext:value-type="float">
            <text:p>2.3333333333333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1.04340277777778" calcext:value-type="float">
            <text:p>1.04340277777778</text:p>
          </table:table-cell>
          <table:table-cell office:value-type="float" office:value="1.21354166666667" calcext:value-type="float">
            <text:p>1.21354166666667</text:p>
          </table:table-cell>
          <table:table-cell office:value-type="float" office:value="1.27430555555556" calcext:value-type="float">
            <text:p>1.27430555555556</text:p>
          </table:table-cell>
          <table:table-cell office:value-type="float" office:value="1.25" calcext:value-type="float">
            <text:p>1.25</text:p>
          </table:table-cell>
          <table:table-cell office:value-type="float" office:value="1.21354166666667" calcext:value-type="float">
            <text:p>1.21354166666667</text:p>
          </table:table-cell>
          <table:table-cell office:value-type="float" office:value="0.196180555555555" calcext:value-type="float">
            <text:p>0.196180555555555</text:p>
          </table:table-cell>
          <table:table-cell office:value-type="float" office:value="0.130208333333333" calcext:value-type="float">
            <text:p>0.130208333333333</text:p>
          </table:table-cell>
          <table:table-cell office:value-type="float" office:value="0.0937499999999996" calcext:value-type="float">
            <text:p>0.09375</text:p>
          </table:table-cell>
          <table:table-cell office:value-type="float" office:value="0.0833333333333331" calcext:value-type="float">
            <text:p>0.083333333333333</text:p>
          </table:table-cell>
          <table:table-cell office:value-type="float" office:value="0.0190972222222223" calcext:value-type="float">
            <text:p>0.01909722222222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1.05381944444444" calcext:value-type="float">
            <text:p>1.05381944444444</text:p>
          </table:table-cell>
          <table:table-cell office:value-type="float" office:value="1.15104166666667" calcext:value-type="float">
            <text:p>1.15104166666667</text:p>
          </table:table-cell>
          <table:table-cell office:value-type="float" office:value="1.22048611111111" calcext:value-type="float">
            <text:p>1.22048611111111</text:p>
          </table:table-cell>
          <table:table-cell office:value-type="float" office:value="1.234375" calcext:value-type="float">
            <text:p>1.234375</text:p>
          </table:table-cell>
          <table:table-cell office:value-type="float" office:value="0.184027777777778" calcext:value-type="float">
            <text:p>0.184027777777778</text:p>
          </table:table-cell>
          <table:table-cell office:value-type="float" office:value="-0.0104166666666667" calcext:value-type="float">
            <text:p>-0.010416666666667</text:p>
          </table:table-cell>
          <table:table-cell office:value-type="float" office:value="-0.107638888888889" calcext:value-type="float">
            <text:p>-0.107638888888889</text:p>
          </table:table-cell>
          <table:table-cell office:value-type="float" office:value="-0.177083333333333" calcext:value-type="float">
            <text:p>-0.177083333333333</text:p>
          </table:table-cell>
          <table:table-cell office:value-type="float" office:value="-0.190972222222222" calcext:value-type="float">
            <text:p>-0.190972222222222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96527777777778" calcext:value-type="float">
            <text:p>1.96527777777778</text:p>
          </table:table-cell>
          <table:table-cell office:value-type="float" office:value="2.12673611111111" calcext:value-type="float">
            <text:p>2.12673611111111</text:p>
          </table:table-cell>
          <table:table-cell office:value-type="float" office:value="2.19270833333333" calcext:value-type="float">
            <text:p>2.19270833333333</text:p>
          </table:table-cell>
          <table:table-cell office:value-type="float" office:value="2.28472222222222" calcext:value-type="float">
            <text:p>2.2847222222222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1.01934523809524" calcext:value-type="float">
            <text:p>1.01934523809524</text:p>
          </table:table-cell>
          <table:table-cell office:value-type="float" office:value="1.16815476190476" calcext:value-type="float">
            <text:p>1.16815476190476</text:p>
          </table:table-cell>
          <table:table-cell office:value-type="float" office:value="1.26339285714286" calcext:value-type="float">
            <text:p>1.26339285714286</text:p>
          </table:table-cell>
          <table:table-cell office:value-type="float" office:value="1.23958333333333" calcext:value-type="float">
            <text:p>1.23958333333333</text:p>
          </table:table-cell>
          <table:table-cell office:value-type="float" office:value="1.19196428571429" calcext:value-type="float">
            <text:p>1.19196428571429</text:p>
          </table:table-cell>
          <table:table-cell office:value-type="float" office:value="0.21577380952381" calcext:value-type="float">
            <text:p>0.21577380952381</text:p>
          </table:table-cell>
          <table:table-cell office:value-type="float" office:value="0.150297619047619" calcext:value-type="float">
            <text:p>0.150297619047619</text:p>
          </table:table-cell>
          <table:table-cell office:value-type="float" office:value="0.114583333333333" calcext:value-type="float">
            <text:p>0.114583333333333</text:p>
          </table:table-cell>
          <table:table-cell office:value-type="float" office:value="0.0669642857142856" calcext:value-type="float">
            <text:p>0.066964285714286</text:p>
          </table:table-cell>
          <table:table-cell office:value-type="float" office:value="0.00744047619047628" calcext:value-type="float">
            <text:p>0.007440476190476</text:p>
          </table:table-cell>
          <table:table-cell office:value-type="float" office:value="0.813988095238095" calcext:value-type="float">
            <text:p>0.813988095238095</text:p>
          </table:table-cell>
          <table:table-cell office:value-type="float" office:value="1.02827380952381" calcext:value-type="float">
            <text:p>1.02827380952381</text:p>
          </table:table-cell>
          <table:table-cell office:value-type="float" office:value="1.14732142857143" calcext:value-type="float">
            <text:p>1.1473214285714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3065476190476" calcext:value-type="float">
            <text:p>1.23065476190476</text:p>
          </table:table-cell>
          <table:table-cell office:value-type="float" office:value="0.205357142857143" calcext:value-type="float">
            <text:p>0.205357142857143</text:p>
          </table:table-cell>
          <table:table-cell office:value-type="float" office:value="-0.0089285714285714" calcext:value-type="float">
            <text:p>-0.008928571428571</text:p>
          </table:table-cell>
          <table:table-cell office:value-type="float" office:value="-0.12797619047619" calcext:value-type="float">
            <text:p>-0.12797619047619</text:p>
          </table:table-cell>
          <table:table-cell office:value-type="float" office:value="-0.199404761904762" calcext:value-type="float">
            <text:p>-0.199404761904762</text:p>
          </table:table-cell>
          <table:table-cell office:value-type="float" office:value="-0.211309523809524" calcext:value-type="float">
            <text:p>-0.211309523809524</text:p>
          </table:table-cell>
          <table:table-cell office:value-type="float" office:value="1.62797619047619" calcext:value-type="float">
            <text:p>1.62797619047619</text:p>
          </table:table-cell>
          <table:table-cell office:value-type="float" office:value="1.90922619047619" calcext:value-type="float">
            <text:p>1.90922619047619</text:p>
          </table:table-cell>
          <table:table-cell office:value-type="float" office:value="2.0639880952381" calcext:value-type="float">
            <text:p>2.0639880952381</text:p>
          </table:table-cell>
          <table:table-cell office:value-type="float" office:value="2.17113095238095" calcext:value-type="float">
            <text:p>2.17113095238095</text:p>
          </table:table-cell>
          <table:table-cell office:value-type="float" office:value="2.26636904761905" calcext:value-type="float">
            <text:p>2.26636904761905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1.00130208333333" calcext:value-type="float">
            <text:p>1.00130208333333</text:p>
          </table:table-cell>
          <table:table-cell office:value-type="float" office:value="1.14713541666667" calcext:value-type="float">
            <text:p>1.14713541666667</text:p>
          </table:table-cell>
          <table:table-cell office:value-type="float" office:value="1.25130208333333" calcext:value-type="float">
            <text:p>1.25130208333333</text:p>
          </table:table-cell>
          <table:table-cell office:value-type="float" office:value="1.23046875" calcext:value-type="float">
            <text:p>1.23046875</text:p>
          </table:table-cell>
          <table:table-cell office:value-type="float" office:value="1.19921875" calcext:value-type="float">
            <text:p>1.19921875</text:p>
          </table:table-cell>
          <table:table-cell office:value-type="float" office:value="0.240885416666666" calcext:value-type="float">
            <text:p>0.240885416666666</text:p>
          </table:table-cell>
          <table:table-cell office:value-type="float" office:value="0.188802083333333" calcext:value-type="float">
            <text:p>0.188802083333333</text:p>
          </table:table-cell>
          <table:table-cell office:value-type="float" office:value="0.147135416666667" calcext:value-type="float">
            <text:p>0.147135416666667</text:p>
          </table:table-cell>
          <table:table-cell office:value-type="float" office:value="0.0950520833333331" calcext:value-type="float">
            <text:p>0.095052083333333</text:p>
          </table:table-cell>
          <table:table-cell office:value-type="float" office:value="0.00130208333333304" calcext:value-type="float">
            <text:p>0.001302083333333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998697916666667" calcext:value-type="float">
            <text:p>0.998697916666667</text:p>
          </table:table-cell>
          <table:table-cell office:value-type="float" office:value="1.09244791666667" calcext:value-type="float">
            <text:p>1.09244791666667</text:p>
          </table:table-cell>
          <table:table-cell office:value-type="float" office:value="1.15494791666667" calcext:value-type="float">
            <text:p>1.15494791666667</text:p>
          </table:table-cell>
          <table:table-cell office:value-type="float" office:value="1.23828125" calcext:value-type="float">
            <text:p>1.23828125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00260416666666663" calcext:value-type="float">
            <text:p>0.002604166666667</text:p>
          </table:table-cell>
          <table:table-cell office:value-type="float" office:value="-0.0911458333333335" calcext:value-type="float">
            <text:p>-0.091145833333334</text:p>
          </table:table-cell>
          <table:table-cell office:value-type="float" office:value="-0.153645833333333" calcext:value-type="float">
            <text:p>-0.153645833333333</text:p>
          </table:table-cell>
          <table:table-cell office:value-type="float" office:value="-0.236979166666667" calcext:value-type="float">
            <text:p>-0.236979166666667</text:p>
          </table:table-cell>
          <table:table-cell office:value-type="float" office:value="1.5390625" calcext:value-type="float">
            <text:p>1.5390625</text:p>
          </table:table-cell>
          <table:table-cell office:value-type="float" office:value="1.82161458333333" calcext:value-type="float">
            <text:p>1.82161458333333</text:p>
          </table:table-cell>
          <table:table-cell office:value-type="float" office:value="1.95703125" calcext:value-type="float">
            <text:p>1.95703125</text:p>
          </table:table-cell>
          <table:table-cell office:value-type="float" office:value="2.06119791666667" calcext:value-type="float">
            <text:p>2.06119791666667</text:p>
          </table:table-cell>
          <table:table-cell office:value-type="float" office:value="2.20703125" calcext:value-type="float">
            <text:p>2.2070312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.96412037037037" calcext:value-type="float">
            <text:p>0.96412037037037</text:p>
          </table:table-cell>
          <table:table-cell office:value-type="float" office:value="1.13078703703704" calcext:value-type="float">
            <text:p>1.13078703703704</text:p>
          </table:table-cell>
          <table:table-cell office:value-type="float" office:value="1.23263888888889" calcext:value-type="float">
            <text:p>1.23263888888889</text:p>
          </table:table-cell>
          <table:table-cell office:value-type="float" office:value="1.22337962962963" calcext:value-type="float">
            <text:p>1.22337962962963</text:p>
          </table:table-cell>
          <table:table-cell office:value-type="float" office:value="1.19560185185185" calcext:value-type="float">
            <text:p>1.19560185185185</text:p>
          </table:table-cell>
          <table:table-cell office:value-type="float" office:value="0.21412037037037" calcext:value-type="float">
            <text:p>0.21412037037037</text:p>
          </table:table-cell>
          <table:table-cell office:value-type="float" office:value="0.195601851851852" calcext:value-type="float">
            <text:p>0.195601851851852</text:p>
          </table:table-cell>
          <table:table-cell office:value-type="float" office:value="0.149305555555555" calcext:value-type="float">
            <text:p>0.149305555555555</text:p>
          </table:table-cell>
          <table:table-cell office:value-type="float" office:value="0.0810185185185186" calcext:value-type="float">
            <text:p>0.081018518518519</text:p>
          </table:table-cell>
          <table:table-cell office:value-type="float" office:value="0.011574074074074" calcext:value-type="float">
            <text:p>0.011574074074074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19328703703704" calcext:value-type="float">
            <text:p>1.19328703703704</text:p>
          </table:table-cell>
          <table:table-cell office:value-type="float" office:value="1.2349537037037" calcext:value-type="float">
            <text:p>1.2349537037037</text:p>
          </table:table-cell>
          <table:table-cell office:value-type="float" office:value="0.204861111111111" calcext:value-type="float">
            <text:p>0.204861111111111</text:p>
          </table:table-cell>
          <table:table-cell office:value-type="float" office:value="-0.0173611111111112" calcext:value-type="float">
            <text:p>-0.017361111111111</text:p>
          </table:table-cell>
          <table:table-cell office:value-type="float" office:value="-0.119212962962963" calcext:value-type="float">
            <text:p>-0.119212962962963</text:p>
          </table:table-cell>
          <table:table-cell office:value-type="float" office:value="-0.229166666666667" calcext:value-type="float">
            <text:p>-0.229166666666667</text:p>
          </table:table-cell>
          <table:table-cell office:value-type="float" office:value="-0.270833333333333" calcext:value-type="float">
            <text:p>-0.270833333333333</text:p>
          </table:table-cell>
          <table:table-cell office:value-type="float" office:value="1.51851851851852" calcext:value-type="float">
            <text:p>1.51851851851852</text:p>
          </table:table-cell>
          <table:table-cell office:value-type="float" office:value="1.75925925925926" calcext:value-type="float">
            <text:p>1.75925925925926</text:p>
          </table:table-cell>
          <table:table-cell office:value-type="float" office:value="1.90740740740741" calcext:value-type="float">
            <text:p>1.90740740740741</text:p>
          </table:table-cell>
          <table:table-cell office:value-type="float" office:value="2.08564814814815" calcext:value-type="float">
            <text:p>2.08564814814815</text:p>
          </table:table-cell>
          <table:table-cell office:value-type="float" office:value="2.18634259259259" calcext:value-type="float">
            <text:p>2.1863425925925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.951041666666667" calcext:value-type="float">
            <text:p>0.951041666666667</text:p>
          </table:table-cell>
          <table:table-cell office:value-type="float" office:value="1.109375" calcext:value-type="float">
            <text:p>1.109375</text:p>
          </table:table-cell>
          <table:table-cell table:number-columns-repeated="2" office:value-type="float" office:value="1.209375" calcext:value-type="float">
            <text:p>1.209375</text:p>
          </table:table-cell>
          <table:table-cell office:value-type="float" office:value="1.184375" calcext:value-type="float">
            <text:p>1.1843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142708333333334" calcext:value-type="float">
            <text:p>0.142708333333334</text:p>
          </table:table-cell>
          <table:table-cell office:value-type="float" office:value="0.0864583333333338" calcext:value-type="float">
            <text:p>0.086458333333334</text:p>
          </table:table-cell>
          <table:table-cell office:value-type="float" office:value="0.0145833333333334" calcext:value-type="float">
            <text:p>0.01458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075" calcext:value-type="float">
            <text:p>1.075</text:p>
          </table:table-cell>
          <table:table-cell office:value-type="float" office:value="1.178125" calcext:value-type="float">
            <text:p>1.178125</text:p>
          </table:table-cell>
          <table:table-cell office:value-type="float" office:value="1.196875" calcext:value-type="float">
            <text:p>1.196875</text:p>
          </table:table-cell>
          <table:table-cell office:value-type="float" office:value="0.217708333333333" calcext:value-type="float">
            <text:p>0.217708333333333</text:p>
          </table:table-cell>
          <table:table-cell office:value-type="float" office:value="0.0177083333333333" calcext:value-type="float">
            <text:p>0.017708333333333</text:p>
          </table:table-cell>
          <table:table-cell office:value-type="float" office:value="-0.123958333333333" calcext:value-type="float">
            <text:p>-0.123958333333333</text:p>
          </table:table-cell>
          <table:table-cell office:value-type="float" office:value="-0.227083333333333" calcext:value-type="float">
            <text:p>-0.227083333333333</text:p>
          </table:table-cell>
          <table:table-cell office:value-type="float" office:value="-0.245833333333333" calcext:value-type="float">
            <text:p>-0.245833333333333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68333333333333" calcext:value-type="float">
            <text:p>1.68333333333333</text:p>
          </table:table-cell>
          <table:table-cell office:value-type="float" office:value="1.89166666666667" calcext:value-type="float">
            <text:p>1.89166666666667</text:p>
          </table:table-cell>
          <table:table-cell office:value-type="float" office:value="2.05104166666667" calcext:value-type="float">
            <text:p>2.05104166666667</text:p>
          </table:table-cell>
          <table:table-cell office:value-type="float" office:value="2.14166666666667" calcext:value-type="float">
            <text:p>2.1416666666666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.947916666666667" calcext:value-type="float">
            <text:p>0.947916666666667</text:p>
          </table:table-cell>
          <table:table-cell office:value-type="float" office:value="1.09185606060606" calcext:value-type="float">
            <text:p>1.09185606060606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20549242424242" calcext:value-type="float">
            <text:p>1.20549242424242</text:p>
          </table:table-cell>
          <table:table-cell office:value-type="float" office:value="1.17518939393939" calcext:value-type="float">
            <text:p>1.17518939393939</text:p>
          </table:table-cell>
          <table:table-cell office:value-type="float" office:value="0.258522727272727" calcext:value-type="float">
            <text:p>0.258522727272727</text:p>
          </table:table-cell>
          <table:table-cell office:value-type="float" office:value="0.205492424242424" calcext:value-type="float">
            <text:p>0.205492424242424</text:p>
          </table:table-cell>
          <table:table-cell office:value-type="float" office:value="0.149621212121212" calcext:value-type="float">
            <text:p>0.149621212121212</text:p>
          </table:table-cell>
          <table:table-cell office:value-type="float" office:value="0.0890151515151514" calcext:value-type="float">
            <text:p>0.089015151515151</text:p>
          </table:table-cell>
          <table:table-cell office:value-type="float" office:value="-0.000946969696969724" calcext:value-type="float">
            <text:p>-0.00094696969697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893939393939394" calcext:value-type="float">
            <text:p>0.893939393939394</text:p>
          </table:table-cell>
          <table:table-cell office:value-type="float" office:value="1.09848484848485" calcext:value-type="float">
            <text:p>1.09848484848485</text:p>
          </table:table-cell>
          <table:table-cell office:value-type="float" office:value="1.19223484848485" calcext:value-type="float">
            <text:p>1.19223484848485</text:p>
          </table:table-cell>
          <table:table-cell office:value-type="float" office:value="1.2092803030303" calcext:value-type="float">
            <text:p>1.2092803030303</text:p>
          </table:table-cell>
          <table:table-cell office:value-type="float" office:value="0.25094696969697" calcext:value-type="float">
            <text:p>0.25094696969697</text:p>
          </table:table-cell>
          <table:table-cell office:value-type="float" office:value="0.0539772727272727" calcext:value-type="float">
            <text:p>0.053977272727273</text:p>
          </table:table-cell>
          <table:table-cell office:value-type="float" office:value="-0.150568181818182" calcext:value-type="float">
            <text:p>-0.150568181818182</text:p>
          </table:table-cell>
          <table:table-cell office:value-type="float" office:value="-0.244318181818182" calcext:value-type="float">
            <text:p>-0.244318181818182</text:p>
          </table:table-cell>
          <table:table-cell office:value-type="float" office:value="-0.261363636363636" calcext:value-type="float">
            <text:p>-0.261363636363636</text:p>
          </table:table-cell>
          <table:table-cell office:value-type="float" office:value="1.39393939393939" calcext:value-type="float">
            <text:p>1.39393939393939</text:p>
          </table:table-cell>
          <table:table-cell office:value-type="float" office:value="1.64393939393939" calcext:value-type="float">
            <text:p>1.64393939393939</text:p>
          </table:table-cell>
          <table:table-cell office:value-type="float" office:value="1.90435606060606" calcext:value-type="float">
            <text:p>1.90435606060606</text:p>
          </table:table-cell>
          <table:table-cell office:value-type="float" office:value="2.05871212121212" calcext:value-type="float">
            <text:p>2.05871212121212</text:p>
          </table:table-cell>
          <table:table-cell office:value-type="float" office:value="2.15719696969697" calcext:value-type="float">
            <text:p>2.15719696969697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.9453125" calcext:value-type="float">
            <text:p>0.9453125</text:p>
          </table:table-cell>
          <table:table-cell office:value-type="float" office:value="1.07725694444444" calcext:value-type="float">
            <text:p>1.07725694444444</text:p>
          </table:table-cell>
          <table:table-cell office:value-type="float" office:value="1.18142361111111" calcext:value-type="float">
            <text:p>1.18142361111111</text:p>
          </table:table-cell>
          <table:table-cell office:value-type="float" office:value="1.20225694444444" calcext:value-type="float">
            <text:p>1.20225694444444</text:p>
          </table:table-cell>
          <table:table-cell office:value-type="float" office:value="1.17447916666667" calcext:value-type="float">
            <text:p>1.17447916666667</text:p>
          </table:table-cell>
          <table:table-cell office:value-type="float" office:value="0.279513888888889" calcext:value-type="float">
            <text:p>0.279513888888889</text:p>
          </table:table-cell>
          <table:table-cell office:value-type="float" office:value="0.223958333333333" calcext:value-type="float">
            <text:p>0.22395833333333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989583333333335" calcext:value-type="float">
            <text:p>0.098958333333334</text:p>
          </table:table-cell>
          <table:table-cell office:value-type="float" office:value="0.0086805555555558" calcext:value-type="float">
            <text:p>0.008680555555556</text:p>
          </table:table-cell>
          <table:table-cell office:value-type="float" office:value="0.664930555555556" calcext:value-type="float">
            <text:p>0.664930555555556</text:p>
          </table:table-cell>
          <table:table-cell office:value-type="float" office:value="0.875868055555556" calcext:value-type="float">
            <text:p>0.875868055555556</text:p>
          </table:table-cell>
          <table:table-cell office:value-type="float" office:value="1.07899305555556" calcext:value-type="float">
            <text:p>1.07899305555556</text:p>
          </table:table-cell>
          <table:table-cell office:value-type="float" office:value="1.14930555555556" calcext:value-type="float">
            <text:p>1.14930555555556</text:p>
          </table:table-cell>
          <table:table-cell office:value-type="float" office:value="1.17274305555556" calcext:value-type="float">
            <text:p>1.17274305555556</text:p>
          </table:table-cell>
          <table:table-cell office:value-type="float" office:value="0.280381944444444" calcext:value-type="float">
            <text:p>0.280381944444444</text:p>
          </table:table-cell>
          <table:table-cell office:value-type="float" office:value="0.0694444444444444" calcext:value-type="float">
            <text:p>0.069444444444445</text:p>
          </table:table-cell>
          <table:table-cell office:value-type="float" office:value="-0.133680555555556" calcext:value-type="float">
            <text:p>-0.133680555555556</text:p>
          </table:table-cell>
          <table:table-cell office:value-type="float" office:value="-0.203993055555556" calcext:value-type="float">
            <text:p>-0.203993055555556</text:p>
          </table:table-cell>
          <table:table-cell office:value-type="float" office:value="-0.227430555555556" calcext:value-type="float">
            <text:p>-0.227430555555556</text:p>
          </table:table-cell>
          <table:table-cell office:value-type="float" office:value="1.32986111111111" calcext:value-type="float">
            <text:p>1.32986111111111</text:p>
          </table:table-cell>
          <table:table-cell office:value-type="float" office:value="1.61197916666667" calcext:value-type="float">
            <text:p>1.61197916666667</text:p>
          </table:table-cell>
          <table:table-cell office:value-type="float" office:value="1.8828125" calcext:value-type="float">
            <text:p>1.8828125</text:p>
          </table:table-cell>
          <table:table-cell office:value-type="float" office:value="2.00260416666667" calcext:value-type="float">
            <text:p>2.00260416666667</text:p>
          </table:table-cell>
          <table:table-cell office:value-type="float" office:value="2.10850694444444" calcext:value-type="float">
            <text:p>2.10850694444444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0.930288461538462" calcext:value-type="float">
            <text:p>0.930288461538462</text:p>
          </table:table-cell>
          <table:table-cell office:value-type="float" office:value="1.08413461538462" calcext:value-type="float">
            <text:p>1.08413461538462</text:p>
          </table:table-cell>
          <table:table-cell office:value-type="float" office:value="1.17387820512821" calcext:value-type="float">
            <text:p>1.17387820512821</text:p>
          </table:table-cell>
          <table:table-cell office:value-type="float" office:value="1.18669871794872" calcext:value-type="float">
            <text:p>1.18669871794872</text:p>
          </table:table-cell>
          <table:table-cell office:value-type="float" office:value="1.16746794871795" calcext:value-type="float">
            <text:p>1.16746794871795</text:p>
          </table:table-cell>
          <table:table-cell office:value-type="float" office:value="0.286858974358974" calcext:value-type="float">
            <text:p>0.286858974358974</text:p>
          </table:table-cell>
          <table:table-cell office:value-type="float" office:value="0.209935897435898" calcext:value-type="float">
            <text:p>0.209935897435898</text:p>
          </table:table-cell>
          <table:table-cell office:value-type="float" office:value="0.133814102564102" calcext:value-type="float">
            <text:p>0.133814102564102</text:p>
          </table:table-cell>
          <table:table-cell office:value-type="float" office:value="0.0817307692307692" calcext:value-type="float">
            <text:p>0.081730769230769</text:p>
          </table:table-cell>
          <table:table-cell office:value-type="float" office:value="0.00480769230769207" calcext:value-type="float">
            <text:p>0.004807692307692</text:p>
          </table:table-cell>
          <table:table-cell office:value-type="float" office:value="0.649839743589744" calcext:value-type="float">
            <text:p>0.649839743589744</text:p>
          </table:table-cell>
          <table:table-cell office:value-type="float" office:value="0.90224358974359" calcext:value-type="float">
            <text:p>0.90224358974359</text:p>
          </table:table-cell>
          <table:table-cell office:value-type="float" office:value="1.08253205128205" calcext:value-type="float">
            <text:p>1.08253205128205</text:p>
          </table:table-cell>
          <table:table-cell office:value-type="float" office:value="1.15464743589744" calcext:value-type="float">
            <text:p>1.15464743589744</text:p>
          </table:table-cell>
          <table:table-cell office:value-type="float" office:value="1.17628205128205" calcext:value-type="float">
            <text:p>1.17628205128205</text:p>
          </table:table-cell>
          <table:table-cell office:value-type="float" office:value="0.280448717948718" calcext:value-type="float">
            <text:p>0.280448717948718</text:p>
          </table:table-cell>
          <table:table-cell office:value-type="float" office:value="0.0280448717948718" calcext:value-type="float">
            <text:p>0.028044871794872</text:p>
          </table:table-cell>
          <table:table-cell office:value-type="float" office:value="-0.15224358974359" calcext:value-type="float">
            <text:p>-0.15224358974359</text:p>
          </table:table-cell>
          <table:table-cell office:value-type="float" office:value="-0.224358974358974" calcext:value-type="float">
            <text:p>-0.224358974358974</text:p>
          </table:table-cell>
          <table:table-cell office:value-type="float" office:value="-0.24599358974359" calcext:value-type="float">
            <text:p>-0.24599358974359</text:p>
          </table:table-cell>
          <table:table-cell office:value-type="float" office:value="1.29967948717949" calcext:value-type="float">
            <text:p>1.29967948717949</text:p>
          </table:table-cell>
          <table:table-cell office:value-type="float" office:value="1.63621794871795" calcext:value-type="float">
            <text:p>1.63621794871795</text:p>
          </table:table-cell>
          <table:table-cell office:value-type="float" office:value="1.87820512820513" calcext:value-type="float">
            <text:p>1.87820512820513</text:p>
          </table:table-cell>
          <table:table-cell office:value-type="float" office:value="2.00961538461538" calcext:value-type="float">
            <text:p>2.00961538461538</text:p>
          </table:table-cell>
          <table:table-cell office:value-type="float" office:value="2.10817307692308" calcext:value-type="float">
            <text:p>2.1081730769230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float" office:value="0.911458333333333" calcext:value-type="float">
            <text:p>0.911458333333333</text:p>
          </table:table-cell>
          <table:table-cell office:value-type="float" office:value="1.06026785714286" calcext:value-type="float">
            <text:p>1.06026785714286</text:p>
          </table:table-cell>
          <table:table-cell office:value-type="float" office:value="1.16145833333333" calcext:value-type="float">
            <text:p>1.16145833333333</text:p>
          </table:table-cell>
          <table:table-cell office:value-type="float" office:value="1.17931547619048" calcext:value-type="float">
            <text:p>1.17931547619048</text:p>
          </table:table-cell>
          <table:table-cell office:value-type="float" office:value="1.15550595238095" calcext:value-type="float">
            <text:p>1.15550595238095</text:p>
          </table:table-cell>
          <table:table-cell office:value-type="float" office:value="0.274553571428571" calcext:value-type="float">
            <text:p>0.274553571428571</text:p>
          </table:table-cell>
          <table:table-cell office:value-type="float" office:value="0.188988095238095" calcext:value-type="float">
            <text:p>0.188988095238095</text:p>
          </table:table-cell>
          <table:table-cell office:value-type="float" office:value="0.116071428571428" calcext:value-type="float">
            <text:p>0.116071428571428</text:p>
          </table:table-cell>
          <table:table-cell office:value-type="float" office:value="0.0803571428571433" calcext:value-type="float">
            <text:p>0.080357142857143</text:p>
          </table:table-cell>
          <table:table-cell office:value-type="float" office:value="-0.0171130952380953" calcext:value-type="float">
            <text:p>-0.017113095238095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877232142857143" calcext:value-type="float">
            <text:p>0.877232142857143</text:p>
          </table:table-cell>
          <table:table-cell office:value-type="float" office:value="1.08482142857143" calcext:value-type="float">
            <text:p>1.08482142857143</text:p>
          </table:table-cell>
          <table:table-cell office:value-type="float" office:value="1.13839285714286" calcext:value-type="float">
            <text:p>1.13839285714286</text:p>
          </table:table-cell>
          <table:table-cell office:value-type="float" office:value="1.19196428571429" calcext:value-type="float">
            <text:p>1.19196428571429</text:p>
          </table:table-cell>
          <table:table-cell office:value-type="float" office:value="0.26860119047619" calcext:value-type="float">
            <text:p>0.26860119047619</text:p>
          </table:table-cell>
          <table:table-cell office:value-type="float" office:value="0.0342261904761905" calcext:value-type="float">
            <text:p>0.034226190476191</text:p>
          </table:table-cell>
          <table:table-cell office:value-type="float" office:value="-0.173363095238095" calcext:value-type="float">
            <text:p>-0.173363095238095</text:p>
          </table:table-cell>
          <table:table-cell office:value-type="float" office:value="-0.226934523809524" calcext:value-type="float">
            <text:p>-0.226934523809524</text:p>
          </table:table-cell>
          <table:table-cell office:value-type="float" office:value="-0.280505952380952" calcext:value-type="float">
            <text:p>-0.280505952380952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60565476190476" calcext:value-type="float">
            <text:p>1.60565476190476</text:p>
          </table:table-cell>
          <table:table-cell office:value-type="float" office:value="1.87946428571429" calcext:value-type="float">
            <text:p>1.87946428571429</text:p>
          </table:table-cell>
          <table:table-cell office:value-type="float" office:value="1.98214285714286" calcext:value-type="float">
            <text:p>1.98214285714286</text:p>
          </table:table-cell>
          <table:table-cell office:value-type="float" office:value="2.11979166666667" calcext:value-type="float">
            <text:p>2.11979166666667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.895138888888889" calcext:value-type="float">
            <text:p>0.895138888888889</text:p>
          </table:table-cell>
          <table:table-cell office:value-type="float" office:value="1.04513888888889" calcext:value-type="float">
            <text:p>1.04513888888889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736111111111" calcext:value-type="float">
            <text:p>1.16736111111111</text:p>
          </table:table-cell>
          <table:table-cell office:value-type="float" office:value="1.15069444444444" calcext:value-type="float">
            <text:p>1.15069444444444</text:p>
          </table:table-cell>
          <table:table-cell office:value-type="float" office:value="0.270138888888889" calcext:value-type="float">
            <text:p>0.270138888888889</text:p>
          </table:table-cell>
          <table:table-cell office:value-type="float" office:value="0.188888888888889" calcext:value-type="float">
            <text:p>0.188888888888889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548611111111113" calcext:value-type="float">
            <text:p>0.054861111111111</text:p>
          </table:table-cell>
          <table:table-cell office:value-type="float" office:value="-0.0180555555555557" calcext:value-type="float">
            <text:p>-0.018055555555556</text:p>
          </table:table-cell>
          <table:table-cell office:value-type="float" office:value="0.630555555555556" calcext:value-type="float">
            <text:p>0.630555555555556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1.06805555555556" calcext:value-type="float">
            <text:p>1.06805555555556</text:p>
          </table:table-cell>
          <table:table-cell office:value-type="float" office:value="1.14305555555556" calcext:value-type="float">
            <text:p>1.14305555555556</text:p>
          </table:table-cell>
          <table:table-cell office:value-type="float" office:value="1.17430555555556" calcext:value-type="float">
            <text:p>1.17430555555556</text:p>
          </table:table-cell>
          <table:table-cell office:value-type="float" office:value="0.264583333333333" calcext:value-type="float">
            <text:p>0.264583333333333</text:p>
          </table:table-cell>
          <table:table-cell office:value-type="float" office:value="0.0395833333333334" calcext:value-type="float">
            <text:p>0.039583333333334</text:p>
          </table:table-cell>
          <table:table-cell office:value-type="float" office:value="-0.172916666666667" calcext:value-type="float">
            <text:p>-0.172916666666667</text:p>
          </table:table-cell>
          <table:table-cell office:value-type="float" office:value="-0.247916666666667" calcext:value-type="float">
            <text:p>-0.247916666666667</text:p>
          </table:table-cell>
          <table:table-cell office:value-type="float" office:value="-0.279166666666667" calcext:value-type="float">
            <text:p>-0.279166666666667</text:p>
          </table:table-cell>
          <table:table-cell office:value-type="float" office:value="1.26111111111111" calcext:value-type="float">
            <text:p>1.26111111111111</text:p>
          </table:table-cell>
          <table:table-cell office:value-type="float" office:value="1.56736111111111" calcext:value-type="float">
            <text:p>1.56736111111111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98888888888889" calcext:value-type="float">
            <text:p>1.98888888888889</text:p>
          </table:table-cell>
          <table:table-cell office:value-type="float" office:value="2.09305555555556" calcext:value-type="float">
            <text:p>2.09305555555556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float" office:value="0.880859375" calcext:value-type="float">
            <text:p>0.880859375</text:p>
          </table:table-cell>
          <table:table-cell office:value-type="float" office:value="1.03190104166667" calcext:value-type="float">
            <text:p>1.03190104166667</text:p>
          </table:table-cell>
          <table:table-cell office:value-type="float" office:value="1.15169270833333" calcext:value-type="float">
            <text:p>1.15169270833333</text:p>
          </table:table-cell>
          <table:table-cell office:value-type="float" office:value="1.162109375" calcext:value-type="float">
            <text:p>1.162109375</text:p>
          </table:table-cell>
          <table:table-cell office:value-type="float" office:value="1.14127604166667" calcext:value-type="float">
            <text:p>1.14127604166667</text:p>
          </table:table-cell>
          <table:table-cell office:value-type="float" office:value="0.260416666666667" calcext:value-type="float">
            <text:p>0.260416666666667</text:p>
          </table:table-cell>
          <table:table-cell office:value-type="float" office:value="0.188802083333333" calcext:value-type="float">
            <text:p>0.188802083333333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436197916666667" calcext:value-type="float">
            <text:p>0.043619791666667</text:p>
          </table:table-cell>
          <table:table-cell office:value-type="float" office:value="-0.0123697916666665" calcext:value-type="float">
            <text:p>-0.012369791666667</text:p>
          </table:table-cell>
          <table:table-cell office:value-type="float" office:value="0.625651041666667" calcext:value-type="float">
            <text:p>0.625651041666667</text:p>
          </table:table-cell>
          <table:table-cell office:value-type="float" office:value="0.877604166666667" calcext:value-type="float">
            <text:p>0.877604166666667</text:p>
          </table:table-cell>
          <table:table-cell office:value-type="float" office:value="1.07096354166667" calcext:value-type="float">
            <text:p>1.07096354166667</text:p>
          </table:table-cell>
          <table:table-cell office:value-type="float" office:value="1.12369791666667" calcext:value-type="float">
            <text:p>1.12369791666667</text:p>
          </table:table-cell>
          <table:table-cell office:value-type="float" office:value="1.17057291666667" calcext:value-type="float">
            <text:p>1.17057291666667</text:p>
          </table:table-cell>
          <table:table-cell office:value-type="float" office:value="0.255208333333333" calcext:value-type="float">
            <text:p>0.255208333333333</text:p>
          </table:table-cell>
          <table:table-cell office:value-type="float" office:value="0.00325520833333337" calcext:value-type="float">
            <text:p>0.003255208333333</text:p>
          </table:table-cell>
          <table:table-cell office:value-type="float" office:value="-0.190104166666667" calcext:value-type="float">
            <text:p>-0.190104166666667</text:p>
          </table:table-cell>
          <table:table-cell office:value-type="float" office:value="-0.242838541666667" calcext:value-type="float">
            <text:p>-0.242838541666667</text:p>
          </table:table-cell>
          <table:table-cell office:value-type="float" office:value="-0.289713541666667" calcext:value-type="float">
            <text:p>-0.289713541666667</text:p>
          </table:table-cell>
          <table:table-cell office:value-type="float" office:value="1.25130208333333" calcext:value-type="float">
            <text:p>1.25130208333333</text:p>
          </table:table-cell>
          <table:table-cell office:value-type="float" office:value="1.57486979166667" calcext:value-type="float">
            <text:p>1.57486979166667</text:p>
          </table:table-cell>
          <table:table-cell office:value-type="float" office:value="1.84765625" calcext:value-type="float">
            <text:p>1.84765625</text:p>
          </table:table-cell>
          <table:table-cell office:value-type="float" office:value="1.96028645833333" calcext:value-type="float">
            <text:p>1.96028645833333</text:p>
          </table:table-cell>
          <table:table-cell office:value-type="float" office:value="2.06901041666667" calcext:value-type="float">
            <text:p>2.0690104166666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0.868259803921569" calcext:value-type="float">
            <text:p>0.868259803921569</text:p>
          </table:table-cell>
          <table:table-cell office:value-type="float" office:value="1.03492647058824" calcext:value-type="float">
            <text:p>1.03492647058824</text:p>
          </table:table-cell>
          <table:table-cell office:value-type="float" office:value="1.14276960784314" calcext:value-type="float">
            <text:p>1.14276960784314</text:p>
          </table:table-cell>
          <table:table-cell office:value-type="float" office:value="1.16482843137255" calcext:value-type="float">
            <text:p>1.16482843137255</text:p>
          </table:table-cell>
          <table:table-cell office:value-type="float" office:value="1.13725490196078" calcext:value-type="float">
            <text:p>1.13725490196078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181372549019608" calcext:value-type="float">
            <text:p>0.181372549019608</text:p>
          </table:table-cell>
          <table:table-cell office:value-type="float" office:value="0.0962009803921571" calcext:value-type="float">
            <text:p>0.096200980392157</text:p>
          </table:table-cell>
          <table:table-cell office:value-type="float" office:value="0.0410539215686277" calcext:value-type="float">
            <text:p>0.041053921568628</text:p>
          </table:table-cell>
          <table:table-cell office:value-type="float" office:value="-0.0251225490196081" calcext:value-type="float">
            <text:p>-0.025122549019608</text:p>
          </table:table-cell>
          <table:table-cell office:value-type="float" office:value="0.615808823529412" calcext:value-type="float">
            <text:p>0.615808823529412</text:p>
          </table:table-cell>
          <table:table-cell office:value-type="float" office:value="0.858455882352941" calcext:value-type="float">
            <text:p>0.858455882352941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12867647058824" calcext:value-type="float">
            <text:p>1.12867647058824</text:p>
          </table:table-cell>
          <table:table-cell office:value-type="float" office:value="1.17279411764706" calcext:value-type="float">
            <text:p>1.17279411764706</text:p>
          </table:table-cell>
          <table:table-cell office:value-type="float" office:value="0.252450980392157" calcext:value-type="float">
            <text:p>0.252450980392157</text:p>
          </table:table-cell>
          <table:table-cell office:value-type="float" office:value="0.00980392156862753" calcext:value-type="float">
            <text:p>0.009803921568628</text:p>
          </table:table-cell>
          <table:table-cell office:value-type="float" office:value="-0.194240196078431" calcext:value-type="float">
            <text:p>-0.194240196078431</text:p>
          </table:table-cell>
          <table:table-cell office:value-type="float" office:value="-0.260416666666667" calcext:value-type="float">
            <text:p>-0.260416666666667</text:p>
          </table:table-cell>
          <table:table-cell office:value-type="float" office:value="-0.30453431372549" calcext:value-type="float">
            <text:p>-0.30453431372549</text:p>
          </table:table-cell>
          <table:table-cell office:value-type="float" office:value="1.23161764705882" calcext:value-type="float">
            <text:p>1.23161764705882</text:p>
          </table:table-cell>
          <table:table-cell office:value-type="float" office:value="1.55024509803922" calcext:value-type="float">
            <text:p>1.55024509803922</text:p>
          </table:table-cell>
          <table:table-cell office:value-type="float" office:value="1.83455882352941" calcext:value-type="float">
            <text:p>1.83455882352941</text:p>
          </table:table-cell>
          <table:table-cell office:value-type="float" office:value="1.96139705882353" calcext:value-type="float">
            <text:p>1.96139705882353</text:p>
          </table:table-cell>
          <table:table-cell office:value-type="float" office:value="2.06617647058824" calcext:value-type="float">
            <text:p>2.0661764705882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float" office:value="0.857060185185185" calcext:value-type="float">
            <text:p>0.857060185185185</text:p>
          </table:table-cell>
          <table:table-cell office:value-type="float" office:value="1.02372685185185" calcext:value-type="float">
            <text:p>1.02372685185185</text:p>
          </table:table-cell>
          <table:table-cell office:value-type="float" office:value="1.14178240740741" calcext:value-type="float">
            <text:p>1.14178240740741</text:p>
          </table:table-cell>
          <table:table-cell office:value-type="float" office:value="1.16261574074074" calcext:value-type="float">
            <text:p>1.16261574074074</text:p>
          </table:table-cell>
          <table:table-cell office:value-type="float" office:value="1.13136574074074" calcext:value-type="float">
            <text:p>1.13136574074074</text:p>
          </table:table-cell>
          <table:table-cell office:value-type="float" office:value="0.25462962962963" calcext:value-type="float">
            <text:p>0.25462962962963</text:p>
          </table:table-cell>
          <table:table-cell office:value-type="float" office:value="0.181712962962963" calcext:value-type="float">
            <text:p>0.181712962962963</text:p>
          </table:table-cell>
          <table:table-cell office:value-type="float" office:value="0.107060185185185" calcext:value-type="float">
            <text:p>0.107060185185185</text:p>
          </table:table-cell>
          <table:table-cell office:value-type="float" office:value="0.0549768518518519" calcext:value-type="float">
            <text:p>0.054976851851852</text:p>
          </table:table-cell>
          <table:table-cell office:value-type="float" office:value="-0.0231481481481479" calcext:value-type="float">
            <text:p>-0.023148148148148</text:p>
          </table:table-cell>
          <table:table-cell office:value-type="float" office:value="0.601851851851852" calcext:value-type="float">
            <text:p>0.601851851851852</text:p>
          </table:table-cell>
          <table:table-cell office:value-type="float" office:value="0.857060185185185" calcext:value-type="float">
            <text:p>0.857060185185185</text:p>
          </table:table-cell>
          <table:table-cell office:value-type="float" office:value="1.02893518518519" calcext:value-type="float">
            <text:p>1.02893518518519</text:p>
          </table:table-cell>
          <table:table-cell office:value-type="float" office:value="1.13310185185185" calcext:value-type="float">
            <text:p>1.13310185185185</text:p>
          </table:table-cell>
          <table:table-cell office:value-type="float" office:value="1.15393518518519" calcext:value-type="float">
            <text:p>1.15393518518519</text:p>
          </table:table-cell>
          <table:table-cell office:value-type="float" office:value="0.255208333333333" calcext:value-type="float">
            <text:p>0.255208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-0.276041666666667" calcext:value-type="float">
            <text:p>-0.276041666666667</text:p>
          </table:table-cell>
          <table:table-cell office:value-type="float" office:value="-0.296875" calcext:value-type="float">
            <text:p>-0.296875</text:p>
          </table:table-cell>
          <table:table-cell office:value-type="float" office:value="1.2037037037037" calcext:value-type="float">
            <text:p>1.2037037037037</text:p>
          </table:table-cell>
          <table:table-cell office:value-type="float" office:value="1.5318287037037" calcext:value-type="float">
            <text:p>1.5318287037037</text:p>
          </table:table-cell>
          <table:table-cell office:value-type="float" office:value="1.78414351851852" calcext:value-type="float">
            <text:p>1.78414351851852</text:p>
          </table:table-cell>
          <table:table-cell office:value-type="float" office:value="1.93518518518519" calcext:value-type="float">
            <text:p>1.93518518518519</text:p>
          </table:table-cell>
          <table:table-cell office:value-type="float" office:value="2.03414351851852" calcext:value-type="float">
            <text:p>2.0341435185185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0.84265350877193" calcext:value-type="float">
            <text:p>0.84265350877193</text:p>
          </table:table-cell>
          <table:table-cell office:value-type="float" office:value="1.02741228070175" calcext:value-type="float">
            <text:p>1.02741228070175</text:p>
          </table:table-cell>
          <table:table-cell office:value-type="float" office:value="1.1359649122807" calcext:value-type="float">
            <text:p>1.1359649122807</text:p>
          </table:table-cell>
          <table:table-cell office:value-type="float" office:value="1.16063596491228" calcext:value-type="float">
            <text:p>1.16063596491228</text:p>
          </table:table-cell>
          <table:table-cell office:value-type="float" office:value="1.12609649122807" calcext:value-type="float">
            <text:p>1.12609649122807</text:p>
          </table:table-cell>
          <table:table-cell office:value-type="float" office:value="0.248355263157895" calcext:value-type="float">
            <text:p>0.248355263157895</text:p>
          </table:table-cell>
          <table:table-cell office:value-type="float" office:value="0.191337719298246" calcext:value-type="float">
            <text:p>0.191337719298246</text:p>
          </table:table-cell>
          <table:table-cell office:value-type="float" office:value="0.112390350877193" calcext:value-type="float">
            <text:p>0.112390350877193</text:p>
          </table:table-cell>
          <table:table-cell office:value-type="float" office:value="0.0531798245614037" calcext:value-type="float">
            <text:p>0.053179824561404</text:p>
          </table:table-cell>
          <table:table-cell office:value-type="float" office:value="-0.0208333333333333" calcext:value-type="float">
            <text:p>-0.020833333333333</text:p>
          </table:table-cell>
          <table:table-cell office:value-type="float" office:value="0.598684210526316" calcext:value-type="float">
            <text:p>0.598684210526316</text:p>
          </table:table-cell>
          <table:table-cell office:value-type="float" office:value="0.845394736842105" calcext:value-type="float">
            <text:p>0.845394736842105</text:p>
          </table:table-cell>
          <table:table-cell office:value-type="float" office:value="1.01809210526316" calcext:value-type="float">
            <text:p>1.01809210526316</text:p>
          </table:table-cell>
          <table:table-cell office:value-type="float" office:value="1.10690789473684" calcext:value-type="float">
            <text:p>1.10690789473684</text:p>
          </table:table-cell>
          <table:table-cell office:value-type="float" office:value="1.14144736842105" calcext:value-type="float">
            <text:p>1.14144736842105</text:p>
          </table:table-cell>
          <table:table-cell office:value-type="float" office:value="0.243969298245614" calcext:value-type="float">
            <text:p>0.243969298245614</text:p>
          </table:table-cell>
          <table:table-cell office:value-type="float" office:value="-0.00274122807017552" calcext:value-type="float">
            <text:p>-0.002741228070176</text:p>
          </table:table-cell>
          <table:table-cell office:value-type="float" office:value="-0.175438596491228" calcext:value-type="float">
            <text:p>-0.175438596491228</text:p>
          </table:table-cell>
          <table:table-cell office:value-type="float" office:value="-0.264254385964912" calcext:value-type="float">
            <text:p>-0.264254385964912</text:p>
          </table:table-cell>
          <table:table-cell office:value-type="float" office:value="-0.298793859649123" calcext:value-type="float">
            <text:p>-0.298793859649123</text:p>
          </table:table-cell>
          <table:table-cell office:value-type="float" office:value="1.19736842105263" calcext:value-type="float">
            <text:p>1.19736842105263</text:p>
          </table:table-cell>
          <table:table-cell office:value-type="float" office:value="1.50164473684211" calcext:value-type="float">
            <text:p>1.50164473684211</text:p>
          </table:table-cell>
          <table:table-cell office:value-type="float" office:value="1.75328947368421" calcext:value-type="float">
            <text:p>1.75328947368421</text:p>
          </table:table-cell>
          <table:table-cell office:value-type="float" office:value="1.89638157894737" calcext:value-type="float">
            <text:p>1.89638157894737</text:p>
          </table:table-cell>
          <table:table-cell office:value-type="float" office:value="2.00493421052632" calcext:value-type="float">
            <text:p>2.0049342105263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0.833854166666667" calcext:value-type="float">
            <text:p>0.833854166666667</text:p>
          </table:table-cell>
          <table:table-cell office:value-type="float" office:value="1.01822916666667" calcext:value-type="float">
            <text:p>1.01822916666667</text:p>
          </table:table-cell>
          <table:table-cell office:value-type="float" office:value="1.12604166666667" calcext:value-type="float">
            <text:p>1.12604166666667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1.12604166666667" calcext:value-type="float">
            <text:p>1.12604166666667</text:p>
          </table:table-cell>
          <table:table-cell office:value-type="float" office:value="0.251041666666667" calcext:value-type="float">
            <text:p>0.25104166666666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604166666666666" calcext:value-type="float">
            <text:p>0.060416666666667</text:p>
          </table:table-cell>
          <table:table-cell office:value-type="float" office:value="-0.0145833333333332" calcext:value-type="float">
            <text:p>-0.014583333333333</text:p>
          </table:table-cell>
          <table:table-cell office:value-type="float" office:value="0.586979166666667" calcext:value-type="float">
            <text:p>0.586979166666667</text:p>
          </table:table-cell>
          <table:table-cell office:value-type="float" office:value="0.844791666666667" calcext:value-type="float">
            <text:p>0.844791666666667</text:p>
          </table:table-cell>
          <table:table-cell office:value-type="float" office:value="1.02760416666667" calcext:value-type="float">
            <text:p>1.02760416666667</text:p>
          </table:table-cell>
          <table:table-cell office:value-type="float" office:value="1.11666666666667" calcext:value-type="float">
            <text:p>1.11666666666667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-0.0109375" calcext:value-type="float">
            <text:p>-0.0109375</text:p>
          </table:table-cell>
          <table:table-cell office:value-type="float" office:value="-0.19375" calcext:value-type="float">
            <text:p>-0.19375</text:p>
          </table:table-cell>
          <table:table-cell office:value-type="float" office:value="-0.2828125" calcext:value-type="float">
            <text:p>-0.2828125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17395833333333" calcext:value-type="float">
            <text:p>1.17395833333333</text:p>
          </table:table-cell>
          <table:table-cell office:value-type="float" office:value="1.49166666666667" calcext:value-type="float">
            <text:p>1.49166666666667</text:p>
          </table:table-cell>
          <table:table-cell office:value-type="float" office:value="1.74479166666667" calcext:value-type="float">
            <text:p>1.74479166666667</text:p>
          </table:table-cell>
          <table:table-cell office:value-type="float" office:value="1.89479166666667" calcext:value-type="float">
            <text:p>1.89479166666667</text:p>
          </table:table-cell>
          <table:table-cell office:value-type="float" office:value="2.01197916666667" calcext:value-type="float">
            <text:p>2.011979166666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0.825892857142857" calcext:value-type="float">
            <text:p>0.825892857142857</text:p>
          </table:table-cell>
          <table:table-cell office:value-type="float" office:value="1.00992063492063" calcext:value-type="float">
            <text:p>1.00992063492063</text:p>
          </table:table-cell>
          <table:table-cell office:value-type="float" office:value="1.12152777777778" calcext:value-type="float">
            <text:p>1.12152777777778</text:p>
          </table:table-cell>
          <table:table-cell office:value-type="float" office:value="1.15724206349206" calcext:value-type="float">
            <text:p>1.15724206349206</text:p>
          </table:table-cell>
          <table:table-cell office:value-type="float" office:value="1.12599206349206" calcext:value-type="float">
            <text:p>1.12599206349206</text:p>
          </table:table-cell>
          <table:table-cell office:value-type="float" office:value="0.253472222222222" calcext:value-type="float">
            <text:p>0.253472222222222</text:p>
          </table:table-cell>
          <table:table-cell office:value-type="float" office:value="0.191964285714286" calcext:value-type="float">
            <text:p>0.1919642857142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4999999999998" calcext:value-type="float">
            <text:p>0.0625</text:p>
          </table:table-cell>
          <table:table-cell office:value-type="float" office:value="-0.00892857142857162" calcext:value-type="float">
            <text:p>-0.008928571428572</text:p>
          </table:table-cell>
          <table:table-cell office:value-type="float" office:value="0.576388888888889" calcext:value-type="float">
            <text:p>0.576388888888889</text:p>
          </table:table-cell>
          <table:table-cell office:value-type="float" office:value="0.826388888888889" calcext:value-type="float">
            <text:p>0.826388888888889</text:p>
          </table:table-cell>
          <table:table-cell office:value-type="float" office:value="1.01835317460317" calcext:value-type="float">
            <text:p>1.01835317460317</text:p>
          </table:table-cell>
          <table:table-cell office:value-type="float" office:value="1.11656746031746" calcext:value-type="float">
            <text:p>1.11656746031746</text:p>
          </table:table-cell>
          <table:table-cell office:value-type="float" office:value="1.15228174603175" calcext:value-type="float">
            <text:p>1.15228174603175</text:p>
          </table:table-cell>
          <table:table-cell office:value-type="float" office:value="0.249503968253968" calcext:value-type="float">
            <text:p>0.249503968253968</text:p>
          </table:table-cell>
          <table:table-cell office:value-type="float" office:value="-0.000496031746031744" calcext:value-type="float">
            <text:p>-0.000496031746032</text:p>
          </table:table-cell>
          <table:table-cell office:value-type="float" office:value="-0.192460317460318" calcext:value-type="float">
            <text:p>-0.192460317460318</text:p>
          </table:table-cell>
          <table:table-cell office:value-type="float" office:value="-0.290674603174603" calcext:value-type="float">
            <text:p>-0.290674603174603</text:p>
          </table:table-cell>
          <table:table-cell office:value-type="float" office:value="-0.326388888888889" calcext:value-type="float">
            <text:p>-0.326388888888889</text:p>
          </table:table-cell>
          <table:table-cell office:value-type="float" office:value="1.15277777777778" calcext:value-type="float">
            <text:p>1.15277777777778</text:p>
          </table:table-cell>
          <table:table-cell office:value-type="float" office:value="1.46031746031746" calcext:value-type="float">
            <text:p>1.46031746031746</text:p>
          </table:table-cell>
          <table:table-cell office:value-type="float" office:value="1.72371031746032" calcext:value-type="float">
            <text:p>1.72371031746032</text:p>
          </table:table-cell>
          <table:table-cell office:value-type="float" office:value="1.87996031746032" calcext:value-type="float">
            <text:p>1.87996031746032</text:p>
          </table:table-cell>
          <table:table-cell office:value-type="float" office:value="1.99156746031746" calcext:value-type="float">
            <text:p>1.99156746031746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 office:value-type="float" office:value="0.818655303030303" calcext:value-type="float">
            <text:p>0.818655303030303</text:p>
          </table:table-cell>
          <table:table-cell office:value-type="float" office:value="1.01515151515152" calcext:value-type="float">
            <text:p>1.01515151515152</text:p>
          </table:table-cell>
          <table:table-cell office:value-type="float" office:value="1.11316287878788" calcext:value-type="float">
            <text:p>1.11316287878788</text:p>
          </table:table-cell>
          <table:table-cell office:value-type="float" office:value="1.15577651515152" calcext:value-type="float">
            <text:p>1.15577651515152</text:p>
          </table:table-cell>
          <table:table-cell office:value-type="float" office:value="1.12594696969697" calcext:value-type="float">
            <text:p>1.12594696969697</text:p>
          </table:table-cell>
          <table:table-cell office:value-type="float" office:value="0.259943181818182" calcext:value-type="float">
            <text:p>0.259943181818182</text:p>
          </table:table-cell>
          <table:table-cell office:value-type="float" office:value="0.196496212121212" calcext:value-type="float">
            <text:p>0.196496212121212</text:p>
          </table:table-cell>
          <table:table-cell office:value-type="float" office:value="0.128314393939394" calcext:value-type="float">
            <text:p>0.128314393939394</text:p>
          </table:table-cell>
          <table:table-cell office:value-type="float" office:value="0.0771780303030303" calcext:value-type="float">
            <text:p>0.07717803030303</text:p>
          </table:table-cell>
          <table:table-cell office:value-type="float" office:value="-0.0047348484848484" calcext:value-type="float">
            <text:p>-0.00473484848484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35227272727273" calcext:value-type="float">
            <text:p>0.835227272727273</text:p>
          </table:table-cell>
          <table:table-cell office:value-type="float" office:value="1.01846590909091" calcext:value-type="float">
            <text:p>1.01846590909091</text:p>
          </table:table-cell>
          <table:table-cell office:value-type="float" office:value="1.11221590909091" calcext:value-type="float">
            <text:p>1.11221590909091</text:p>
          </table:table-cell>
          <table:table-cell office:value-type="float" office:value="1.15814393939394" calcext:value-type="float">
            <text:p>1.15814393939394</text:p>
          </table:table-cell>
          <table:table-cell office:value-type="float" office:value="0.256155303030303" calcext:value-type="float">
            <text:p>0.256155303030303</text:p>
          </table:table-cell>
          <table:table-cell office:value-type="float" office:value="-0.0165719696969697" calcext:value-type="float">
            <text:p>-0.01657196969697</text:p>
          </table:table-cell>
          <table:table-cell office:value-type="float" office:value="-0.199810606060606" calcext:value-type="float">
            <text:p>-0.199810606060606</text:p>
          </table:table-cell>
          <table:table-cell office:value-type="float" office:value="-0.293560606060606" calcext:value-type="float">
            <text:p>-0.293560606060606</text:p>
          </table:table-cell>
          <table:table-cell office:value-type="float" office:value="-0.339488636363636" calcext:value-type="float">
            <text:p>-0.339488636363636</text:p>
          </table:table-cell>
          <table:table-cell office:value-type="float" office:value="1.125" calcext:value-type="float">
            <text:p>1.125</text:p>
          </table:table-cell>
          <table:table-cell office:value-type="float" office:value="1.46164772727273" calcext:value-type="float">
            <text:p>1.46164772727273</text:p>
          </table:table-cell>
          <table:table-cell office:value-type="float" office:value="1.70880681818182" calcext:value-type="float">
            <text:p>1.70880681818182</text:p>
          </table:table-cell>
          <table:table-cell office:value-type="float" office:value="1.85795454545455" calcext:value-type="float">
            <text:p>1.85795454545455</text:p>
          </table:table-cell>
          <table:table-cell office:value-type="float" office:value="1.98058712121212" calcext:value-type="float">
            <text:p>1.98058712121212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 office:value-type="float" office:value="0.812047101449275" calcext:value-type="float">
            <text:p>0.812047101449275</text:p>
          </table:table-cell>
          <table:table-cell office:value-type="float" office:value="1.01177536231884" calcext:value-type="float">
            <text:p>1.01177536231884</text:p>
          </table:table-cell>
          <table:table-cell office:value-type="float" office:value="1.11367753623188" calcext:value-type="float">
            <text:p>1.11367753623188</text:p>
          </table:table-cell>
          <table:table-cell office:value-type="float" office:value="1.1544384057971" calcext:value-type="float">
            <text:p>1.1544384057971</text:p>
          </table:table-cell>
          <table:table-cell office:value-type="float" office:value="1.12590579710145" calcext:value-type="float">
            <text:p>1.12590579710145</text:p>
          </table:table-cell>
          <table:table-cell office:value-type="float" office:value="0.265851449275362" calcext:value-type="float">
            <text:p>0.265851449275362</text:p>
          </table:table-cell>
          <table:table-cell office:value-type="float" office:value="0.204710144927536" calcext:value-type="float">
            <text:p>0.204710144927536</text:p>
          </table:table-cell>
          <table:table-cell office:value-type="float" office:value="0.139492753623189" calcext:value-type="float">
            <text:p>0.139492753623189</text:p>
          </table:table-cell>
          <table:table-cell office:value-type="float" office:value="0.0792572463768118" calcext:value-type="float">
            <text:p>0.079257246376812</text:p>
          </table:table-cell>
          <table:table-cell office:value-type="float" office:value="-0.00362318840579712" calcext:value-type="float">
            <text:p>-0.003623188405797</text:p>
          </table:table-cell>
          <table:table-cell office:value-type="float" office:value="0.54981884057971" calcext:value-type="float">
            <text:p>0.54981884057971</text:p>
          </table:table-cell>
          <table:table-cell office:value-type="float" office:value="0.826992753623188" calcext:value-type="float">
            <text:p>0.826992753623188</text:p>
          </table:table-cell>
          <table:table-cell office:value-type="float" office:value="0.99411231884058" calcext:value-type="float">
            <text:p>0.99411231884058</text:p>
          </table:table-cell>
          <table:table-cell office:value-type="float" office:value="1.11503623188406" calcext:value-type="float">
            <text:p>1.11503623188406</text:p>
          </table:table-cell>
          <table:table-cell office:value-type="float" office:value="1.16032608695652" calcext:value-type="float">
            <text:p>1.16032608695652</text:p>
          </table:table-cell>
          <table:table-cell office:value-type="float" office:value="0.262228260869565" calcext:value-type="float">
            <text:p>0.262228260869565</text:p>
          </table:table-cell>
          <table:table-cell office:value-type="float" office:value="-0.014945652173913" calcext:value-type="float">
            <text:p>-0.014945652173913</text:p>
          </table:table-cell>
          <table:table-cell office:value-type="float" office:value="-0.182065217391304" calcext:value-type="float">
            <text:p>-0.182065217391304</text:p>
          </table:table-cell>
          <table:table-cell office:value-type="float" office:value="-0.302989130434782" calcext:value-type="float">
            <text:p>-0.302989130434782</text:p>
          </table:table-cell>
          <table:table-cell office:value-type="float" office:value="-0.348278985507246" calcext:value-type="float">
            <text:p>-0.348278985507246</text:p>
          </table:table-cell>
          <table:table-cell office:value-type="float" office:value="1.09963768115942" calcext:value-type="float">
            <text:p>1.09963768115942</text:p>
          </table:table-cell>
          <table:table-cell office:value-type="float" office:value="1.43840579710145" calcext:value-type="float">
            <text:p>1.43840579710145</text:p>
          </table:table-cell>
          <table:table-cell office:value-type="float" office:value="1.67074275362319" calcext:value-type="float">
            <text:p>1.67074275362319</text:p>
          </table:table-cell>
          <table:table-cell office:value-type="float" office:value="1.85190217391304" calcext:value-type="float">
            <text:p>1.85190217391304</text:p>
          </table:table-cell>
          <table:table-cell office:value-type="float" office:value="1.98460144927536" calcext:value-type="float">
            <text:p>1.98460144927536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 office:value-type="float" office:value="0.805555555555556" calcext:value-type="float">
            <text:p>0.805555555555556</text:p>
          </table:table-cell>
          <table:table-cell office:value-type="float" office:value="1.01258680555556" calcext:value-type="float">
            <text:p>1.01258680555556</text:p>
          </table:table-cell>
          <table:table-cell office:value-type="float" office:value="1.10243055555556" calcext:value-type="float">
            <text:p>1.10243055555556</text:p>
          </table:table-cell>
          <table:table-cell office:value-type="float" office:value="1.14930555555556" calcext:value-type="float">
            <text:p>1.14930555555556</text:p>
          </table:table-cell>
          <table:table-cell office:value-type="float" office:value="1.12196180555556" calcext:value-type="float">
            <text:p>1.12196180555556</text:p>
          </table:table-cell>
          <table:table-cell office:value-type="float" office:value="0.270399305555556" calcext:value-type="float">
            <text:p>0.270399305555556</text:p>
          </table:table-cell>
          <table:table-cell office:value-type="float" office:value="0.203993055555556" calcext:value-type="float">
            <text:p>0.203993055555556</text:p>
          </table:table-cell>
          <table:table-cell office:value-type="float" office:value="0.137586805555556" calcext:value-type="float">
            <text:p>0.137586805555556</text:p>
          </table:table-cell>
          <table:table-cell office:value-type="float" office:value="0.0724826388888888" calcext:value-type="float">
            <text:p>0.072482638888889</text:p>
          </table:table-cell>
          <table:table-cell office:value-type="float" office:value="-0.0112847222222221" calcext:value-type="float">
            <text:p>-0.011284722222222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5451388888889" calcext:value-type="float">
            <text:p>1.15451388888889</text:p>
          </table:table-cell>
          <table:table-cell office:value-type="float" office:value="0.266493055555556" calcext:value-type="float">
            <text:p>0.266493055555556</text:p>
          </table:table-cell>
          <table:table-cell office:value-type="float" office:value="-0.0147569444444444" calcext:value-type="float">
            <text:p>-0.014756944444445</text:p>
          </table:table-cell>
          <table:table-cell office:value-type="float" office:value="-0.174913194444444" calcext:value-type="float">
            <text:p>-0.174913194444444</text:p>
          </table:table-cell>
          <table:table-cell office:value-type="float" office:value="-0.305555555555556" calcext:value-type="float">
            <text:p>-0.305555555555556</text:p>
          </table:table-cell>
          <table:table-cell office:value-type="float" office:value="-0.348958333333333" calcext:value-type="float">
            <text:p>-0.348958333333333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1.4296875" calcext:value-type="float">
            <text:p>1.4296875</text:p>
          </table:table-cell>
          <table:table-cell office:value-type="float" office:value="1.6484375" calcext:value-type="float">
            <text:p>1.6484375</text:p>
          </table:table-cell>
          <table:table-cell office:value-type="float" office:value="1.84809027777778" calcext:value-type="float">
            <text:p>1.84809027777778</text:p>
          </table:table-cell>
          <table:table-cell office:value-type="float" office:value="1.97526041666667" calcext:value-type="float">
            <text:p>1.97526041666667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.795833333333333" calcext:value-type="float">
            <text:p>0.795833333333333</text:p>
          </table:table-cell>
          <table:table-cell office:value-type="float" office:value="1.01333333333333" calcext:value-type="float">
            <text:p>1.01333333333333</text:p>
          </table:table-cell>
          <table:table-cell office:value-type="float" office:value="1.09208333333333" calcext:value-type="float">
            <text:p>1.09208333333333</text:p>
          </table:table-cell>
          <table:table-cell office:value-type="float" office:value="1.14083333333333" calcext:value-type="float">
            <text:p>1.14083333333333</text:p>
          </table:table-cell>
          <table:table-cell office:value-type="float" office:value="1.11833333333333" calcext:value-type="float">
            <text:p>1.11833333333333</text:p>
          </table:table-cell>
          <table:table-cell office:value-type="float" office:value="0.267083333333333" calcext:value-type="float">
            <text:p>0.267083333333333</text:p>
          </table:table-cell>
          <table:table-cell office:value-type="float" office:value="0.203333333333333" calcext:value-type="float">
            <text:p>0.2033333333333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70833333333332" calcext:value-type="float">
            <text:p>0.067083333333333</text:p>
          </table:table-cell>
          <table:table-cell office:value-type="float" office:value="-0.0137500000000002" calcext:value-type="float">
            <text:p>-0.013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1.11083333333333" calcext:value-type="float">
            <text:p>1.11083333333333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263333333333333" calcext:value-type="float">
            <text:p>0.263333333333333</text:p>
          </table:table-cell>
          <table:table-cell office:value-type="float" office:value="-0.0179166666666667" calcext:value-type="float">
            <text:p>-0.017916666666667</text:p>
          </table:table-cell>
          <table:table-cell office:value-type="float" office:value="-0.185833333333333" calcext:value-type="float">
            <text:p>-0.185833333333333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356666666666667" calcext:value-type="float">
            <text:p>-0.356666666666667</text:p>
          </table:table-cell>
          <table:table-cell office:value-type="float" office:value="1.065" calcext:value-type="float">
            <text:p>1.065</text:p>
          </table:table-cell>
          <table:table-cell office:value-type="float" office:value="1.41" calcext:value-type="float">
            <text:p>1.41</text:p>
          </table:table-cell>
          <table:table-cell office:value-type="float" office:value="1.64625" calcext:value-type="float">
            <text:p>1.64625</text:p>
          </table:table-cell>
          <table:table-cell office:value-type="float" office:value="1.83916666666667" calcext:value-type="float">
            <text:p>1.83916666666667</text:p>
          </table:table-cell>
          <table:table-cell office:value-type="float" office:value="1.96583333333333" calcext:value-type="float">
            <text:p>1.96583333333333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 office:value-type="float" office:value="0.786858974358974" calcext:value-type="float">
            <text:p>0.786858974358974</text:p>
          </table:table-cell>
          <table:table-cell office:value-type="float" office:value="1.0068108974359" calcext:value-type="float">
            <text:p>1.0068108974359</text:p>
          </table:table-cell>
          <table:table-cell office:value-type="float" office:value="1.08253205128205" calcext:value-type="float">
            <text:p>1.08253205128205</text:p>
          </table:table-cell>
          <table:table-cell office:value-type="float" office:value="1.14022435897436" calcext:value-type="float">
            <text:p>1.14022435897436</text:p>
          </table:table-cell>
          <table:table-cell office:value-type="float" office:value="1.11498397435897" calcext:value-type="float">
            <text:p>1.11498397435897</text:p>
          </table:table-cell>
          <table:table-cell office:value-type="float" office:value="0.267628205128205" calcext:value-type="float">
            <text:p>0.267628205128205</text:p>
          </table:table-cell>
          <table:table-cell office:value-type="float" office:value="0.202724358974359" calcext:value-type="float">
            <text:p>0.202724358974359</text:p>
          </table:table-cell>
          <table:table-cell office:value-type="float" office:value="0.123798076923077" calcext:value-type="float">
            <text:p>0.123798076923077</text:p>
          </table:table-cell>
          <table:table-cell office:value-type="float" office:value="0.0612980769230771" calcext:value-type="float">
            <text:p>0.061298076923077</text:p>
          </table:table-cell>
          <table:table-cell office:value-type="float" office:value="-0.0160256410256407" calcext:value-type="float">
            <text:p>-0.016025641025641</text:p>
          </table:table-cell>
          <table:table-cell office:value-type="float" office:value="0.522836538461538" calcext:value-type="float">
            <text:p>0.522836538461538</text:p>
          </table:table-cell>
          <table:table-cell office:value-type="float" office:value="0.814903846153846" calcext:value-type="float">
            <text:p>0.814903846153846</text:p>
          </table:table-cell>
          <table:table-cell office:value-type="float" office:value="0.986378205128205" calcext:value-type="float">
            <text:p>0.986378205128205</text:p>
          </table:table-cell>
          <table:table-cell office:value-type="float" office:value="1.11458333333333" calcext:value-type="float">
            <text:p>1.11458333333333</text:p>
          </table:table-cell>
          <table:table-cell office:value-type="float" office:value="1.15464743589744" calcext:value-type="float">
            <text:p>1.15464743589744</text:p>
          </table:table-cell>
          <table:table-cell office:value-type="float" office:value="0.264022435897436" calcext:value-type="float">
            <text:p>0.264022435897436</text:p>
          </table:table-cell>
          <table:table-cell office:value-type="float" office:value="-0.0280448717948718" calcext:value-type="float">
            <text:p>-0.028044871794872</text:p>
          </table:table-cell>
          <table:table-cell office:value-type="float" office:value="-0.199519230769231" calcext:value-type="float">
            <text:p>-0.199519230769231</text:p>
          </table:table-cell>
          <table:table-cell office:value-type="float" office:value="-0.327724358974359" calcext:value-type="float">
            <text:p>-0.327724358974359</text:p>
          </table:table-cell>
          <table:table-cell office:value-type="float" office:value="-0.367788461538462" calcext:value-type="float">
            <text:p>-0.367788461538462</text:p>
          </table:table-cell>
          <table:table-cell office:value-type="float" office:value="1.04567307692308" calcext:value-type="float">
            <text:p>1.04567307692308</text:p>
          </table:table-cell>
          <table:table-cell office:value-type="float" office:value="1.39903846153846" calcext:value-type="float">
            <text:p>1.39903846153846</text:p>
          </table:table-cell>
          <table:table-cell office:value-type="float" office:value="1.64903846153846" calcext:value-type="float">
            <text:p>1.64903846153846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1.96113782051282" calcext:value-type="float">
            <text:p>1.96113782051282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 office:value-type="float" office:value="0.778549382716049" calcext:value-type="float">
            <text:p>0.778549382716049</text:p>
          </table:table-cell>
          <table:table-cell office:value-type="float" office:value="1.00077160493827" calcext:value-type="float">
            <text:p>1.00077160493827</text:p>
          </table:table-cell>
          <table:table-cell office:value-type="float" office:value="1.07368827160494" calcext:value-type="float">
            <text:p>1.07368827160494</text:p>
          </table:table-cell>
          <table:table-cell office:value-type="float" office:value="1.13271604938272" calcext:value-type="float">
            <text:p>1.13271604938272</text:p>
          </table:table-cell>
          <table:table-cell office:value-type="float" office:value="1.10841049382716" calcext:value-type="float">
            <text:p>1.10841049382716</text:p>
          </table:table-cell>
          <table:table-cell office:value-type="float" office:value="0.268132716049383" calcext:value-type="float">
            <text:p>0.268132716049383</text:p>
          </table:table-cell>
          <table:table-cell office:value-type="float" office:value="0.205632716049382" calcext:value-type="float">
            <text:p>0.205632716049382</text:p>
          </table:table-cell>
          <table:table-cell office:value-type="float" office:value="0.121141975308642" calcext:value-type="float">
            <text:p>0.121141975308642</text:p>
          </table:table-cell>
          <table:table-cell office:value-type="float" office:value="0.052854938271605" calcext:value-type="float">
            <text:p>0.052854938271605</text:p>
          </table:table-cell>
          <table:table-cell office:value-type="float" office:value="-0.0216049382716053" calcext:value-type="float">
            <text:p>-0.021604938271605</text:p>
          </table:table-cell>
          <table:table-cell office:value-type="float" office:value="0.513888888888889" calcext:value-type="float">
            <text:p>0.513888888888889</text:p>
          </table:table-cell>
          <table:table-cell office:value-type="float" office:value="0.802083333333333" calcext:value-type="float">
            <text:p>0.802083333333333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1.11805555555556" calcext:value-type="float">
            <text:p>1.11805555555556</text:p>
          </table:table-cell>
          <table:table-cell office:value-type="float" office:value="1.16049382716049" calcext:value-type="float">
            <text:p>1.16049382716049</text:p>
          </table:table-cell>
          <table:table-cell office:value-type="float" office:value="0.26466049382716" calcext:value-type="float">
            <text:p>0.26466049382716</text:p>
          </table:table-cell>
          <table:table-cell office:value-type="float" office:value="-0.023533950617284" calcext:value-type="float">
            <text:p>-0.023533950617284</text:p>
          </table:table-cell>
          <table:table-cell office:value-type="float" office:value="-0.200617283950617" calcext:value-type="float">
            <text:p>-0.200617283950617</text:p>
          </table:table-cell>
          <table:table-cell office:value-type="float" office:value="-0.339506172839506" calcext:value-type="float">
            <text:p>-0.339506172839506</text:p>
          </table:table-cell>
          <table:table-cell office:value-type="float" office:value="-0.381944444444444" calcext:value-type="float">
            <text:p>-0.381944444444444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1.37847222222222" calcext:value-type="float">
            <text:p>1.37847222222222</text:p>
          </table:table-cell>
          <table:table-cell office:value-type="float" office:value="1.63618827160494" calcext:value-type="float">
            <text:p>1.63618827160494</text:p>
          </table:table-cell>
          <table:table-cell office:value-type="float" office:value="1.84722222222222" calcext:value-type="float">
            <text:p>1.84722222222222</text:p>
          </table:table-cell>
          <table:table-cell office:value-type="float" office:value="1.96026234567901" calcext:value-type="float">
            <text:p>1.96026234567901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 office:value-type="float" office:value="0.774181547619048" calcext:value-type="float">
            <text:p>0.774181547619048</text:p>
          </table:table-cell>
          <table:table-cell office:value-type="float" office:value="0.99516369047619" calcext:value-type="float">
            <text:p>0.99516369047619</text:p>
          </table:table-cell>
          <table:table-cell office:value-type="float" office:value="1.0688244047619" calcext:value-type="float">
            <text:p>1.0688244047619</text:p>
          </table:table-cell>
          <table:table-cell office:value-type="float" office:value="1.12909226190476" calcext:value-type="float">
            <text:p>1.12909226190476</text:p>
          </table:table-cell>
          <table:table-cell office:value-type="float" office:value="1.10900297619048" calcext:value-type="float">
            <text:p>1.10900297619048</text:p>
          </table:table-cell>
          <table:table-cell office:value-type="float" office:value="0.278645833333333" calcext:value-type="float">
            <text:p>0.278645833333333</text:p>
          </table:table-cell>
          <table:table-cell office:value-type="float" office:value="0.215401785714286" calcext:value-type="float">
            <text:p>0.215401785714286</text:p>
          </table:table-cell>
          <table:table-cell office:value-type="float" office:value="0.121651785714286" calcext:value-type="float">
            <text:p>0.121651785714286</text:p>
          </table:table-cell>
          <table:table-cell office:value-type="float" office:value="0.0479910714285714" calcext:value-type="float">
            <text:p>0.047991071428571</text:p>
          </table:table-cell>
          <table:table-cell office:value-type="float" office:value="-0.0204613095238093" calcext:value-type="float">
            <text:p>-0.020461309523809</text:p>
          </table:table-cell>
          <table:table-cell office:value-type="float" office:value="0.498883928571429" calcext:value-type="float">
            <text:p>0.498883928571429</text:p>
          </table:table-cell>
          <table:table-cell office:value-type="float" office:value="0.794270833333333" calcext:value-type="float">
            <text:p>0.794270833333333</text:p>
          </table:table-cell>
          <table:table-cell office:value-type="float" office:value="0.972842261904762" calcext:value-type="float">
            <text:p>0.972842261904762</text:p>
          </table:table-cell>
          <table:table-cell office:value-type="float" office:value="1.10677083333333" calcext:value-type="float">
            <text:p>1.10677083333333</text:p>
          </table:table-cell>
          <table:table-cell office:value-type="float" office:value="1.1625744047619" calcext:value-type="float">
            <text:p>1.1625744047619</text:p>
          </table:table-cell>
          <table:table-cell office:value-type="float" office:value="0.275297619047619" calcext:value-type="float">
            <text:p>0.275297619047619</text:p>
          </table:table-cell>
          <table:table-cell office:value-type="float" office:value="-0.0200892857142857" calcext:value-type="float">
            <text:p>-0.020089285714286</text:p>
          </table:table-cell>
          <table:table-cell office:value-type="float" office:value="-0.198660714285714" calcext:value-type="float">
            <text:p>-0.198660714285714</text:p>
          </table:table-cell>
          <table:table-cell office:value-type="float" office:value="-0.332589285714286" calcext:value-type="float">
            <text:p>-0.332589285714286</text:p>
          </table:table-cell>
          <table:table-cell office:value-type="float" office:value="-0.388392857142857" calcext:value-type="float">
            <text:p>-0.388392857142857</text:p>
          </table:table-cell>
          <table:table-cell office:value-type="float" office:value="0.997767857142857" calcext:value-type="float">
            <text:p>0.997767857142857</text:p>
          </table:table-cell>
          <table:table-cell office:value-type="float" office:value="1.35639880952381" calcext:value-type="float">
            <text:p>1.35639880952381</text:p>
          </table:table-cell>
          <table:table-cell office:value-type="float" office:value="1.625" calcext:value-type="float">
            <text:p>1.625</text:p>
          </table:table-cell>
          <table:table-cell office:value-type="float" office:value="1.83258928571429" calcext:value-type="float">
            <text:p>1.83258928571429</text:p>
          </table:table-cell>
          <table:table-cell office:value-type="float" office:value="1.96056547619048" calcext:value-type="float">
            <text:p>1.96056547619048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 office:value-type="float" office:value="0.766882183908046" calcext:value-type="float">
            <text:p>0.766882183908046</text:p>
          </table:table-cell>
          <table:table-cell office:value-type="float" office:value="0.986709770114942" calcext:value-type="float">
            <text:p>0.986709770114942</text:p>
          </table:table-cell>
          <table:table-cell office:value-type="float" office:value="1.07076149425287" calcext:value-type="float">
            <text:p>1.07076149425287</text:p>
          </table:table-cell>
          <table:table-cell office:value-type="float" office:value="1.1257183908046" calcext:value-type="float">
            <text:p>1.1257183908046</text:p>
          </table:table-cell>
          <table:table-cell office:value-type="float" office:value="1.10308908045977" calcext:value-type="float">
            <text:p>1.10308908045977</text:p>
          </table:table-cell>
          <table:table-cell office:value-type="float" office:value="0.281968390804598" calcext:value-type="float">
            <text:p>0.281968390804598</text:p>
          </table:table-cell>
          <table:table-cell office:value-type="float" office:value="0.210129310344828" calcext:value-type="float">
            <text:p>0.210129310344828</text:p>
          </table:table-cell>
          <table:table-cell office:value-type="float" office:value="0.118175287356322" calcext:value-type="float">
            <text:p>0.118175287356322</text:p>
          </table:table-cell>
          <table:table-cell office:value-type="float" office:value="0.0438218390804599" calcext:value-type="float">
            <text:p>0.04382183908046</text:p>
          </table:table-cell>
          <table:table-cell office:value-type="float" office:value="-0.0290948275862069" calcext:value-type="float">
            <text:p>-0.029094827586207</text:p>
          </table:table-cell>
          <table:table-cell office:value-type="float" office:value="0.488146551724138" calcext:value-type="float">
            <text:p>0.488146551724138</text:p>
          </table:table-cell>
          <table:table-cell office:value-type="float" office:value="0.783405172413793" calcext:value-type="float">
            <text:p>0.783405172413793</text:p>
          </table:table-cell>
          <table:table-cell office:value-type="float" office:value="0.980962643678161" calcext:value-type="float">
            <text:p>0.980962643678161</text:p>
          </table:table-cell>
          <table:table-cell office:value-type="float" office:value="1.10668103448276" calcext:value-type="float">
            <text:p>1.10668103448276</text:p>
          </table:table-cell>
          <table:table-cell office:value-type="float" office:value="1.16056034482759" calcext:value-type="float">
            <text:p>1.16056034482759</text:p>
          </table:table-cell>
          <table:table-cell office:value-type="float" office:value="0.278735632183908" calcext:value-type="float">
            <text:p>0.278735632183908</text:p>
          </table:table-cell>
          <table:table-cell office:value-type="float" office:value="-0.0165229885057472" calcext:value-type="float">
            <text:p>-0.016522988505747</text:p>
          </table:table-cell>
          <table:table-cell office:value-type="float" office:value="-0.214080459770115" calcext:value-type="float">
            <text:p>-0.214080459770115</text:p>
          </table:table-cell>
          <table:table-cell office:value-type="float" office:value="-0.339798850574713" calcext:value-type="float">
            <text:p>-0.339798850574713</text:p>
          </table:table-cell>
          <table:table-cell office:value-type="float" office:value="-0.39367816091954" calcext:value-type="float">
            <text:p>-0.39367816091954</text:p>
          </table:table-cell>
          <table:table-cell office:value-type="float" office:value="0.976293103448276" calcext:value-type="float">
            <text:p>0.976293103448276</text:p>
          </table:table-cell>
          <table:table-cell office:value-type="float" office:value="1.33979885057471" calcext:value-type="float">
            <text:p>1.33979885057471</text:p>
          </table:table-cell>
          <table:table-cell office:value-type="float" office:value="1.63290229885057" calcext:value-type="float">
            <text:p>1.63290229885057</text:p>
          </table:table-cell>
          <table:table-cell office:value-type="float" office:value="1.82938218390805" calcext:value-type="float">
            <text:p>1.82938218390805</text:p>
          </table:table-cell>
          <table:table-cell office:value-type="float" office:value="1.95617816091954" calcext:value-type="float">
            <text:p>1.95617816091954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 office:value-type="float" office:value="0.760069444444444" calcext:value-type="float">
            <text:p>0.760069444444444</text:p>
          </table:table-cell>
          <table:table-cell office:value-type="float" office:value="0.985069444444444" calcext:value-type="float">
            <text:p>0.985069444444444</text:p>
          </table:table-cell>
          <table:table-cell office:value-type="float" office:value="1.06319444444444" calcext:value-type="float">
            <text:p>1.06319444444444</text:p>
          </table:table-cell>
          <table:table-cell office:value-type="float" office:value="1.12569444444444" calcext:value-type="float">
            <text:p>1.12569444444444</text:p>
          </table:table-cell>
          <table:table-cell office:value-type="float" office:value="1.10069444444444" calcext:value-type="float">
            <text:p>1.10069444444444</text:p>
          </table:table-cell>
          <table:table-cell office:value-type="float" office:value="0.285069444444444" calcext:value-type="float">
            <text:p>0.285069444444444</text:p>
          </table:table-cell>
          <table:table-cell office:value-type="float" office:value="0.207986111111111" calcext:value-type="float">
            <text:p>0.207986111111111</text:p>
          </table:table-cell>
          <table:table-cell office:value-type="float" office:value="0.119444444444444" calcext:value-type="float">
            <text:p>0.119444444444444</text:p>
          </table:table-cell>
          <table:table-cell office:value-type="float" office:value="0.0465277777777779" calcext:value-type="float">
            <text:p>0.046527777777778</text:p>
          </table:table-cell>
          <table:table-cell office:value-type="float" office:value="-0.0270833333333334" calcext:value-type="float">
            <text:p>-0.027083333333333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783680555555556" calcext:value-type="float">
            <text:p>0.783680555555556</text:p>
          </table:table-cell>
          <table:table-cell office:value-type="float" office:value="0.964236111111111" calcext:value-type="float">
            <text:p>0.964236111111111</text:p>
          </table:table-cell>
          <table:table-cell office:value-type="float" office:value="1.10659722222222" calcext:value-type="float">
            <text:p>1.10659722222222</text:p>
          </table:table-cell>
          <table:table-cell office:value-type="float" office:value="1.14826388888889" calcext:value-type="float">
            <text:p>1.14826388888889</text:p>
          </table:table-cell>
          <table:table-cell office:value-type="float" office:value="0.281944444444444" calcext:value-type="float">
            <text:p>0.281944444444444</text:p>
          </table:table-cell>
          <table:table-cell office:value-type="float" office:value="-0.0236111111111111" calcext:value-type="float">
            <text:p>-0.023611111111111</text:p>
          </table:table-cell>
          <table:table-cell office:value-type="float" office:value="-0.204166666666667" calcext:value-type="float">
            <text:p>-0.204166666666667</text:p>
          </table:table-cell>
          <table:table-cell office:value-type="float" office:value="-0.346527777777778" calcext:value-type="float">
            <text:p>-0.346527777777778</text:p>
          </table:table-cell>
          <table:table-cell office:value-type="float" office:value="-0.388194444444444" calcext:value-type="float">
            <text:p>-0.388194444444444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.33541666666667" calcext:value-type="float">
            <text:p>1.33541666666667</text:p>
          </table:table-cell>
          <table:table-cell office:value-type="float" office:value="1.60451388888889" calcext:value-type="float">
            <text:p>1.60451388888889</text:p>
          </table:table-cell>
          <table:table-cell office:value-type="float" office:value="1.81979166666667" calcext:value-type="float">
            <text:p>1.81979166666667</text:p>
          </table:table-cell>
          <table:table-cell office:value-type="float" office:value="1.93506944444444" calcext:value-type="float">
            <text:p>1.93506944444444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 office:value-type="float" office:value="0.756720430107527" calcext:value-type="float">
            <text:p>0.756720430107527</text:p>
          </table:table-cell>
          <table:table-cell office:value-type="float" office:value="0.980510752688172" calcext:value-type="float">
            <text:p>0.980510752688172</text:p>
          </table:table-cell>
          <table:table-cell office:value-type="float" office:value="1.05913978494624" calcext:value-type="float">
            <text:p>1.05913978494624</text:p>
          </table:table-cell>
          <table:table-cell office:value-type="float" office:value="1.11962365591398" calcext:value-type="float">
            <text:p>1.11962365591398</text:p>
          </table:table-cell>
          <table:table-cell office:value-type="float" office:value="1.09845430107527" calcext:value-type="float">
            <text:p>1.09845430107527</text:p>
          </table:table-cell>
          <table:table-cell office:value-type="float" office:value="0.294018817204301" calcext:value-type="float">
            <text:p>0.294018817204301</text:p>
          </table:table-cell>
          <table:table-cell office:value-type="float" office:value="0.212701612903226" calcext:value-type="float">
            <text:p>0.212701612903226</text:p>
          </table:table-cell>
          <table:table-cell office:value-type="float" office:value="0.123319892473118" calcext:value-type="float">
            <text:p>0.123319892473118</text:p>
          </table:table-cell>
          <table:table-cell office:value-type="float" office:value="0.0493951612903227" calcext:value-type="float">
            <text:p>0.049395161290323</text:p>
          </table:table-cell>
          <table:table-cell office:value-type="float" office:value="-0.0255376344086022" calcext:value-type="float">
            <text:p>-0.025537634408602</text:p>
          </table:table-cell>
          <table:table-cell office:value-type="float" office:value="0.465725806451613" calcext:value-type="float">
            <text:p>0.465725806451613</text:p>
          </table:table-cell>
          <table:table-cell office:value-type="float" office:value="0.780913978494624" calcext:value-type="float">
            <text:p>0.780913978494624</text:p>
          </table:table-cell>
          <table:table-cell office:value-type="float" office:value="0.96236559139785" calcext:value-type="float">
            <text:p>0.96236559139785</text:p>
          </table:table-cell>
          <table:table-cell office:value-type="float" office:value="1.11021505376344" calcext:value-type="float">
            <text:p>1.11021505376344</text:p>
          </table:table-cell>
          <table:table-cell office:value-type="float" office:value="1.14717741935484" calcext:value-type="float">
            <text:p>1.14717741935484</text:p>
          </table:table-cell>
          <table:table-cell office:value-type="float" office:value="0.290994623655914" calcext:value-type="float">
            <text:p>0.290994623655914</text:p>
          </table:table-cell>
          <table:table-cell office:value-type="float" office:value="-0.0241935483870968" calcext:value-type="float">
            <text:p>-0.024193548387097</text:p>
          </table:table-cell>
          <table:table-cell office:value-type="float" office:value="-0.205645161290323" calcext:value-type="float">
            <text:p>-0.205645161290323</text:p>
          </table:table-cell>
          <table:table-cell office:value-type="float" office:value="-0.353494623655914" calcext:value-type="float">
            <text:p>-0.353494623655914</text:p>
          </table:table-cell>
          <table:table-cell office:value-type="float" office:value="-0.390456989247312" calcext:value-type="float">
            <text:p>-0.390456989247312</text:p>
          </table:table-cell>
          <table:table-cell office:value-type="float" office:value="0.931451612903226" calcext:value-type="float">
            <text:p>0.931451612903226</text:p>
          </table:table-cell>
          <table:table-cell office:value-type="float" office:value="1.32795698924731" calcext:value-type="float">
            <text:p>1.32795698924731</text:p>
          </table:table-cell>
          <table:table-cell office:value-type="float" office:value="1.59879032258065" calcext:value-type="float">
            <text:p>1.59879032258065</text:p>
          </table:table-cell>
          <table:table-cell office:value-type="float" office:value="1.81720430107527" calcext:value-type="float">
            <text:p>1.81720430107527</text:p>
          </table:table-cell>
          <table:table-cell office:value-type="float" office:value="1.92909946236559" calcext:value-type="float">
            <text:p>1.92909946236559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float" office:value="0.750651041666667" calcext:value-type="float">
            <text:p>0.750651041666667</text:p>
          </table:table-cell>
          <table:table-cell office:value-type="float" office:value="0.976236979166667" calcext:value-type="float">
            <text:p>0.976236979166667</text:p>
          </table:table-cell>
          <table:table-cell office:value-type="float" office:value="1.05240885416667" calcext:value-type="float">
            <text:p>1.05240885416667</text:p>
          </table:table-cell>
          <table:table-cell office:value-type="float" office:value="1.11393229166667" calcext:value-type="float">
            <text:p>1.11393229166667</text:p>
          </table:table-cell>
          <table:table-cell office:value-type="float" office:value="1.09342447916667" calcext:value-type="float">
            <text:p>1.09342447916667</text:p>
          </table:table-cell>
          <table:table-cell office:value-type="float" office:value="0.296549479166666" calcext:value-type="float">
            <text:p>0.296549479166666</text:p>
          </table:table-cell>
          <table:table-cell office:value-type="float" office:value="0.214192708333333" calcext:value-type="float">
            <text:p>0.214192708333333</text:p>
          </table:table-cell>
          <table:table-cell office:value-type="float" office:value="0.124348958333333" calcext:value-type="float">
            <text:p>0.124348958333333</text:p>
          </table:table-cell>
          <table:table-cell office:value-type="float" office:value="0.0458984375000002" calcext:value-type="float">
            <text:p>0.0458984375</text:p>
          </table:table-cell>
          <table:table-cell office:value-type="float" office:value="-0.0234374999999998" calcext:value-type="float">
            <text:p>-0.0234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1.103515625" calcext:value-type="float">
            <text:p>1.103515625</text:p>
          </table:table-cell>
          <table:table-cell office:value-type="float" office:value="1.14583333333333" calcext:value-type="float">
            <text:p>1.14583333333333</text:p>
          </table:table-cell>
          <table:table-cell office:value-type="float" office:value="0.293619791666667" calcext:value-type="float">
            <text:p>0.293619791666667</text:p>
          </table:table-cell>
          <table:table-cell office:value-type="float" office:value="-0.0208333333333334" calcext:value-type="float">
            <text:p>-0.020833333333333</text:p>
          </table:table-cell>
          <table:table-cell office:value-type="float" office:value="-0.206380208333333" calcext:value-type="float">
            <text:p>-0.206380208333333</text:p>
          </table:table-cell>
          <table:table-cell office:value-type="float" office:value="-0.352864583333333" calcext:value-type="float">
            <text:p>-0.352864583333333</text:p>
          </table:table-cell>
          <table:table-cell office:value-type="float" office:value="-0.395182291666667" calcext:value-type="float">
            <text:p>-0.39518229166666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1.31087239583333" calcext:value-type="float">
            <text:p>1.31087239583333</text:p>
          </table:table-cell>
          <table:table-cell office:value-type="float" office:value="1.58626302083333" calcext:value-type="float">
            <text:p>1.58626302083333</text:p>
          </table:table-cell>
          <table:table-cell office:value-type="float" office:value="1.80794270833333" calcext:value-type="float">
            <text:p>1.80794270833333</text:p>
          </table:table-cell>
          <table:table-cell office:value-type="float" office:value="1.9228515625" calcext:value-type="float">
            <text:p>1.9228515625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float" office:value="0.744949494949495" calcext:value-type="float">
            <text:p>0.744949494949495</text:p>
          </table:table-cell>
          <table:table-cell office:value-type="float" office:value="0.969381313131313" calcext:value-type="float">
            <text:p>0.969381313131313</text:p>
          </table:table-cell>
          <table:table-cell office:value-type="float" office:value="1.04608585858586" calcext:value-type="float">
            <text:p>1.04608585858586</text:p>
          </table:table-cell>
          <table:table-cell office:value-type="float" office:value="1.11142676767677" calcext:value-type="float">
            <text:p>1.11142676767677</text:p>
          </table:table-cell>
          <table:table-cell office:value-type="float" office:value="1.0915404040404" calcext:value-type="float">
            <text:p>1.0915404040404</text:p>
          </table:table-cell>
          <table:table-cell office:value-type="float" office:value="0.298926767676768" calcext:value-type="float">
            <text:p>0.298926767676768</text:p>
          </table:table-cell>
          <table:table-cell office:value-type="float" office:value="0.212752525252525" calcext:value-type="float">
            <text:p>0.212752525252525</text:p>
          </table:table-cell>
          <table:table-cell office:value-type="float" office:value="0.125315656565656" calcext:value-type="float">
            <text:p>0.125315656565656</text:p>
          </table:table-cell>
          <table:table-cell office:value-type="float" office:value="0.0391414141414141" calcext:value-type="float">
            <text:p>0.039141414141414</text:p>
          </table:table-cell>
          <table:table-cell office:value-type="float" office:value="-0.024936868686869" calcext:value-type="float">
            <text:p>-0.024936868686869</text:p>
          </table:table-cell>
          <table:table-cell office:value-type="float" office:value="0.448863636363636" calcext:value-type="float">
            <text:p>0.448863636363636</text:p>
          </table:table-cell>
          <table:table-cell office:value-type="float" office:value="0.775252525252525" calcext:value-type="float">
            <text:p>0.775252525252525</text:p>
          </table:table-cell>
          <table:table-cell office:value-type="float" office:value="0.948863636363636" calcext:value-type="float">
            <text:p>0.948863636363636</text:p>
          </table:table-cell>
          <table:table-cell office:value-type="float" office:value="1.10669191919192" calcext:value-type="float">
            <text:p>1.10669191919192</text:p>
          </table:table-cell>
          <table:table-cell office:value-type="float" office:value="1.15719696969697" calcext:value-type="float">
            <text:p>1.15719696969697</text:p>
          </table:table-cell>
          <table:table-cell office:value-type="float" office:value="0.296085858585859" calcext:value-type="float">
            <text:p>0.296085858585859</text:p>
          </table:table-cell>
          <table:table-cell office:value-type="float" office:value="-0.0303030303030304" calcext:value-type="float">
            <text:p>-0.03030303030303</text:p>
          </table:table-cell>
          <table:table-cell office:value-type="float" office:value="-0.203914141414141" calcext:value-type="float">
            <text:p>-0.203914141414141</text:p>
          </table:table-cell>
          <table:table-cell office:value-type="float" office:value="-0.361742424242424" calcext:value-type="float">
            <text:p>-0.361742424242424</text:p>
          </table:table-cell>
          <table:table-cell office:value-type="float" office:value="-0.412247474747475" calcext:value-type="float">
            <text:p>-0.4122474747474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.3102904040404" calcext:value-type="float">
            <text:p>1.3102904040404</text:p>
          </table:table-cell>
          <table:table-cell office:value-type="float" office:value="1.56818181818182" calcext:value-type="float">
            <text:p>1.56818181818182</text:p>
          </table:table-cell>
          <table:table-cell office:value-type="float" office:value="1.80902777777778" calcext:value-type="float">
            <text:p>1.80902777777778</text:p>
          </table:table-cell>
          <table:table-cell office:value-type="float" office:value="1.92992424242424" calcext:value-type="float">
            <text:p>1.92992424242424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float" office:value="0.739583333333333" calcext:value-type="float">
            <text:p>0.739583333333333</text:p>
          </table:table-cell>
          <table:table-cell office:value-type="float" office:value="0.965686274509804" calcext:value-type="float">
            <text:p>0.965686274509804</text:p>
          </table:table-cell>
          <table:table-cell office:value-type="float" office:value="1.04564950980392" calcext:value-type="float">
            <text:p>1.04564950980392</text:p>
          </table:table-cell>
          <table:table-cell office:value-type="float" office:value="1.1063112745098" calcext:value-type="float">
            <text:p>1.1063112745098</text:p>
          </table:table-cell>
          <table:table-cell office:value-type="float" office:value="1.08700980392157" calcext:value-type="float">
            <text:p>1.08700980392157</text:p>
          </table:table-cell>
          <table:table-cell office:value-type="float" office:value="0.301164215686275" calcext:value-type="float">
            <text:p>0.301164215686275</text:p>
          </table:table-cell>
          <table:table-cell office:value-type="float" office:value="0.208026960784314" calcext:value-type="float">
            <text:p>0.208026960784314</text:p>
          </table:table-cell>
          <table:table-cell office:value-type="float" office:value="0.122549019607843" calcext:value-type="float">
            <text:p>0.122549019607843</text:p>
          </table:table-cell>
          <table:table-cell office:value-type="float" office:value="0.0392156862745097" calcext:value-type="float">
            <text:p>0.03921568627451</text:p>
          </table:table-cell>
          <table:table-cell office:value-type="float" office:value="-0.0260416666666665" calcext:value-type="float">
            <text:p>-0.02604166666666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769607843137255" calcext:value-type="float">
            <text:p>0.769607843137255</text:p>
          </table:table-cell>
          <table:table-cell office:value-type="float" office:value="0.959558823529412" calcext:value-type="float">
            <text:p>0.959558823529412</text:p>
          </table:table-cell>
          <table:table-cell office:value-type="float" office:value="1.10661764705882" calcext:value-type="float">
            <text:p>1.10661764705882</text:p>
          </table:table-cell>
          <table:table-cell office:value-type="float" office:value="1.15257352941176" calcext:value-type="float">
            <text:p>1.15257352941176</text:p>
          </table:table-cell>
          <table:table-cell office:value-type="float" office:value="0.298406862745098" calcext:value-type="float">
            <text:p>0.298406862745098</text:p>
          </table:table-cell>
          <table:table-cell office:value-type="float" office:value="-0.0300245098039216" calcext:value-type="float">
            <text:p>-0.030024509803922</text:p>
          </table:table-cell>
          <table:table-cell office:value-type="float" office:value="-0.219975490196078" calcext:value-type="float">
            <text:p>-0.219975490196078</text:p>
          </table:table-cell>
          <table:table-cell office:value-type="float" office:value="-0.36703431372549" calcext:value-type="float">
            <text:p>-0.36703431372549</text:p>
          </table:table-cell>
          <table:table-cell office:value-type="float" office:value="-0.412990196078431" calcext:value-type="float">
            <text:p>-0.41299019607843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.30392156862745" calcext:value-type="float">
            <text:p>1.30392156862745</text:p>
          </table:table-cell>
          <table:table-cell office:value-type="float" office:value="1.57935049019608" calcext:value-type="float">
            <text:p>1.57935049019608</text:p>
          </table:table-cell>
          <table:table-cell office:value-type="float" office:value="1.80667892156863" calcext:value-type="float">
            <text:p>1.80667892156863</text:p>
          </table:table-cell>
          <table:table-cell office:value-type="float" office:value="1.91789215686275" calcext:value-type="float">
            <text:p>1.91789215686275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2" office:value-type="float" office:value="0.73452380952381" calcext:value-type="float">
            <text:p>0.73452380952381</text:p>
          </table:table-cell>
          <table:table-cell office:value-type="float" office:value="0.95952380952381" calcext:value-type="float">
            <text:p>0.95952380952381</text:p>
          </table:table-cell>
          <table:table-cell office:value-type="float" office:value="1.03988095238095" calcext:value-type="float">
            <text:p>1.03988095238095</text:p>
          </table:table-cell>
          <table:table-cell office:value-type="float" office:value="1.10416666666667" calcext:value-type="float">
            <text:p>1.10416666666667</text:p>
          </table:table-cell>
          <table:table-cell office:value-type="float" office:value="1.0827380952381" calcext:value-type="float">
            <text:p>1.0827380952381</text:p>
          </table:table-cell>
          <table:table-cell office:value-type="float" office:value="0.30327380952381" calcext:value-type="float">
            <text:p>0.30327380952381</text:p>
          </table:table-cell>
          <table:table-cell office:value-type="float" office:value="0.206845238095238" calcext:value-type="float">
            <text:p>0.206845238095238</text:p>
          </table:table-cell>
          <table:table-cell office:value-type="float" office:value="0.120535714285714" calcext:value-type="float">
            <text:p>0.120535714285714</text:p>
          </table:table-cell>
          <table:table-cell office:value-type="float" office:value="0.0389880952380954" calcext:value-type="float">
            <text:p>0.038988095238096</text:p>
          </table:table-cell>
          <table:table-cell office:value-type="float" office:value="-0.0241071428571429" calcext:value-type="float">
            <text:p>-0.024107142857143</text:p>
          </table:table-cell>
          <table:table-cell office:value-type="float" office:value="0.433928571428571" calcext:value-type="float">
            <text:p>0.433928571428571</text:p>
          </table:table-cell>
          <table:table-cell office:value-type="float" office:value="0.773214285714286" calcext:value-type="float">
            <text:p>0.773214285714286</text:p>
          </table:table-cell>
          <table:table-cell office:value-type="float" office:value="0.960714285714286" calcext:value-type="float">
            <text:p>0.960714285714286</text:p>
          </table:table-cell>
          <table:table-cell office:value-type="float" office:value="1.10654761904762" calcext:value-type="float">
            <text:p>1.10654761904762</text:p>
          </table:table-cell>
          <table:table-cell office:value-type="float" office:value="1.13630952380952" calcext:value-type="float">
            <text:p>1.13630952380952</text:p>
          </table:table-cell>
          <table:table-cell office:value-type="float" office:value="0.300595238095238" calcext:value-type="float">
            <text:p>0.300595238095238</text:p>
          </table:table-cell>
          <table:table-cell office:value-type="float" office:value="-0.0386904761904762" calcext:value-type="float">
            <text:p>-0.038690476190476</text:p>
          </table:table-cell>
          <table:table-cell office:value-type="float" office:value="-0.226190476190476" calcext:value-type="float">
            <text:p>-0.226190476190476</text:p>
          </table:table-cell>
          <table:table-cell office:value-type="float" office:value="-0.37202380952381" calcext:value-type="float">
            <text:p>-0.37202380952381</text:p>
          </table:table-cell>
          <table:table-cell office:value-type="float" office:value="-0.401785714285714" calcext:value-type="float">
            <text:p>-0.401785714285714</text:p>
          </table:table-cell>
          <table:table-cell office:value-type="float" office:value="0.867857142857143" calcext:value-type="float">
            <text:p>0.867857142857143</text:p>
          </table:table-cell>
          <table:table-cell office:value-type="float" office:value="1.30059523809524" calcext:value-type="float">
            <text:p>1.30059523809524</text:p>
          </table:table-cell>
          <table:table-cell office:value-type="float" office:value="1.57738095238095" calcext:value-type="float">
            <text:p>1.57738095238095</text:p>
          </table:table-cell>
          <table:table-cell office:value-type="float" office:value="1.8047619047619" calcext:value-type="float">
            <text:p>1.8047619047619</text:p>
          </table:table-cell>
          <table:table-cell office:value-type="float" office:value="1.89761904761905" calcext:value-type="float">
            <text:p>1.89761904761905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 office:value-type="float" office:value="0.72974537037037" calcext:value-type="float">
            <text:p>0.72974537037037</text:p>
          </table:table-cell>
          <table:table-cell office:value-type="float" office:value="0.951099537037037" calcext:value-type="float">
            <text:p>0.951099537037037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1.1021412037037" calcext:value-type="float">
            <text:p>1.1021412037037</text:p>
          </table:table-cell>
          <table:table-cell office:value-type="float" office:value="1.08130787037037" calcext:value-type="float">
            <text:p>1.08130787037037</text:p>
          </table:table-cell>
          <table:table-cell office:value-type="float" office:value="0.305266203703704" calcext:value-type="float">
            <text:p>0.305266203703704</text:p>
          </table:table-cell>
          <table:table-cell office:value-type="float" office:value="0.206018518518519" calcext:value-type="float">
            <text:p>0.206018518518519</text:p>
          </table:table-cell>
          <table:table-cell office:value-type="float" office:value="0.127025462962963" calcext:value-type="float">
            <text:p>0.127025462962963</text:p>
          </table:table-cell>
          <table:table-cell office:value-type="float" office:value="0.0358796296296295" calcext:value-type="float">
            <text:p>0.03587962962963</text:p>
          </table:table-cell>
          <table:table-cell office:value-type="float" office:value="-0.0254629629629628" calcext:value-type="float">
            <text:p>-0.025462962962963</text:p>
          </table:table-cell>
          <table:table-cell office:value-type="float" office:value="0.424479166666667" calcext:value-type="float">
            <text:p>0.424479166666667</text:p>
          </table:table-cell>
          <table:table-cell office:value-type="float" office:value="0.756365740740741" calcext:value-type="float">
            <text:p>0.756365740740741</text:p>
          </table:table-cell>
          <table:table-cell office:value-type="float" office:value="0.961805555555556" calcext:value-type="float">
            <text:p>0.961805555555556</text:p>
          </table:table-cell>
          <table:table-cell office:value-type="float" office:value="1.10069444444444" calcext:value-type="float">
            <text:p>1.10069444444444</text:p>
          </table:table-cell>
          <table:table-cell office:value-type="float" office:value="1.13831018518519" calcext:value-type="float">
            <text:p>1.13831018518519</text:p>
          </table:table-cell>
          <table:table-cell office:value-type="float" office:value="0.305266203703704" calcext:value-type="float">
            <text:p>0.305266203703704</text:p>
          </table:table-cell>
          <table:table-cell office:value-type="float" office:value="-0.0266203703703704" calcext:value-type="float">
            <text:p>-0.02662037037037</text:p>
          </table:table-cell>
          <table:table-cell office:value-type="float" office:value="-0.232060185185185" calcext:value-type="float">
            <text:p>-0.232060185185185</text:p>
          </table:table-cell>
          <table:table-cell office:value-type="float" office:value="-0.370949074074074" calcext:value-type="float">
            <text:p>-0.370949074074074</text:p>
          </table:table-cell>
          <table:table-cell office:value-type="float" office:value="-0.408564814814815" calcext:value-type="float">
            <text:p>-0.408564814814815</text:p>
          </table:table-cell>
          <table:table-cell office:value-type="float" office:value="0.848958333333333" calcext:value-type="float">
            <text:p>0.848958333333333</text:p>
          </table:table-cell>
          <table:table-cell office:value-type="float" office:value="1.27980324074074" calcext:value-type="float">
            <text:p>1.27980324074074</text:p>
          </table:table-cell>
          <table:table-cell office:value-type="float" office:value="1.56423611111111" calcext:value-type="float">
            <text:p>1.56423611111111</text:p>
          </table:table-cell>
          <table:table-cell office:value-type="float" office:value="1.79427083333333" calcext:value-type="float">
            <text:p>1.79427083333333</text:p>
          </table:table-cell>
          <table:table-cell office:value-type="float" office:value="1.89612268518519" calcext:value-type="float">
            <text:p>1.89612268518519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2" office:value-type="float" office:value="0.725225225225225" calcext:value-type="float">
            <text:p>0.725225225225225</text:p>
          </table:table-cell>
          <table:table-cell office:value-type="float" office:value="0.950731981981982" calcext:value-type="float">
            <text:p>0.950731981981982</text:p>
          </table:table-cell>
          <table:table-cell office:value-type="float" office:value="1.03434684684685" calcext:value-type="float">
            <text:p>1.03434684684685</text:p>
          </table:table-cell>
          <table:table-cell office:value-type="float" office:value="1.10022522522523" calcext:value-type="float">
            <text:p>1.10022522522523</text:p>
          </table:table-cell>
          <table:table-cell office:value-type="float" office:value="1.07742117117117" calcext:value-type="float">
            <text:p>1.07742117117117</text:p>
          </table:table-cell>
          <table:table-cell office:value-type="float" office:value="0.309684684684685" calcext:value-type="float">
            <text:p>0.309684684684685</text:p>
          </table:table-cell>
          <table:table-cell office:value-type="float" office:value="0.207207207207207" calcext:value-type="float">
            <text:p>0.207207207207207</text:p>
          </table:table-cell>
          <table:table-cell office:value-type="float" office:value="0.127533783783784" calcext:value-type="float">
            <text:p>0.127533783783784</text:p>
          </table:table-cell>
          <table:table-cell office:value-type="float" office:value="0.0385698198198197" calcext:value-type="float">
            <text:p>0.03856981981982</text:p>
          </table:table-cell>
          <table:table-cell office:value-type="float" office:value="-0.0264639639639641" calcext:value-type="float">
            <text:p>-0.026463963963964</text:p>
          </table:table-cell>
          <table:table-cell office:value-type="float" office:value="0.418074324324324" calcext:value-type="float">
            <text:p>0.418074324324324</text:p>
          </table:table-cell>
          <table:table-cell office:value-type="float" office:value="0.754504504504504" calcext:value-type="float">
            <text:p>0.754504504504504</text:p>
          </table:table-cell>
          <table:table-cell office:value-type="float" office:value="0.951576576576577" calcext:value-type="float">
            <text:p>0.951576576576577</text:p>
          </table:table-cell>
          <table:table-cell office:value-type="float" office:value="1.09797297297297" calcext:value-type="float">
            <text:p>1.09797297297297</text:p>
          </table:table-cell>
          <table:table-cell office:value-type="float" office:value="1.13738738738739" calcext:value-type="float">
            <text:p>1.13738738738739</text:p>
          </table:table-cell>
          <table:table-cell office:value-type="float" office:value="0.307150900900901" calcext:value-type="float">
            <text:p>0.307150900900901</text:p>
          </table:table-cell>
          <table:table-cell office:value-type="float" office:value="-0.0292792792792792" calcext:value-type="float">
            <text:p>-0.029279279279279</text:p>
          </table:table-cell>
          <table:table-cell office:value-type="float" office:value="-0.226351351351351" calcext:value-type="float">
            <text:p>-0.226351351351351</text:p>
          </table:table-cell>
          <table:table-cell office:value-type="float" office:value="-0.372747747747748" calcext:value-type="float">
            <text:p>-0.372747747747748</text:p>
          </table:table-cell>
          <table:table-cell office:value-type="float" office:value="-0.412162162162162" calcext:value-type="float">
            <text:p>-0.412162162162162</text:p>
          </table:table-cell>
          <table:table-cell office:value-type="float" office:value="0.836148648648649" calcext:value-type="float">
            <text:p>0.836148648648649</text:p>
          </table:table-cell>
          <table:table-cell office:value-type="float" office:value="1.27505630630631" calcext:value-type="float">
            <text:p>1.27505630630631</text:p>
          </table:table-cell>
          <table:table-cell office:value-type="float" office:value="1.54898648648649" calcext:value-type="float">
            <text:p>1.54898648648649</text:p>
          </table:table-cell>
          <table:table-cell office:value-type="float" office:value="1.78434684684685" calcext:value-type="float">
            <text:p>1.78434684684685</text:p>
          </table:table-cell>
          <table:table-cell office:value-type="float" office:value="1.88879504504505" calcext:value-type="float">
            <text:p>1.88879504504505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2" office:value-type="float" office:value="0.718475877192982" calcext:value-type="float">
            <text:p>0.718475877192982</text:p>
          </table:table-cell>
          <table:table-cell office:value-type="float" office:value="0.945449561403509" calcext:value-type="float">
            <text:p>0.945449561403509</text:p>
          </table:table-cell>
          <table:table-cell office:value-type="float" office:value="1.03426535087719" calcext:value-type="float">
            <text:p>1.03426535087719</text:p>
          </table:table-cell>
          <table:table-cell office:value-type="float" office:value="1.0984100877193" calcext:value-type="float">
            <text:p>1.0984100877193</text:p>
          </table:table-cell>
          <table:table-cell office:value-type="float" office:value="1.07620614035088" calcext:value-type="float">
            <text:p>1.07620614035088</text:p>
          </table:table-cell>
          <table:table-cell office:value-type="float" office:value="0.305646929824561" calcext:value-type="float">
            <text:p>0.305646929824561</text:p>
          </table:table-cell>
          <table:table-cell office:value-type="float" office:value="0.203673245614035" calcext:value-type="float">
            <text:p>0.203673245614035</text:p>
          </table:table-cell>
          <table:table-cell office:value-type="float" office:value="0.125274122807018" calcext:value-type="float">
            <text:p>0.125274122807018</text:p>
          </table:table-cell>
          <table:table-cell office:value-type="float" office:value="0.0359100877192982" calcext:value-type="float">
            <text:p>0.035910087719298</text:p>
          </table:table-cell>
          <table:table-cell office:value-type="float" office:value="-0.0274122807017545" calcext:value-type="float">
            <text:p>-0.027412280701755</text:p>
          </table:table-cell>
          <table:table-cell office:value-type="float" office:value="0.412554824561403" calcext:value-type="float">
            <text:p>0.412554824561403</text:p>
          </table:table-cell>
          <table:table-cell office:value-type="float" office:value="0.746984649122807" calcext:value-type="float">
            <text:p>0.746984649122807</text:p>
          </table:table-cell>
          <table:table-cell office:value-type="float" office:value="0.963541666666667" calcext:value-type="float">
            <text:p>0.963541666666667</text:p>
          </table:table-cell>
          <table:table-cell office:value-type="float" office:value="1.09512061403509" calcext:value-type="float">
            <text:p>1.09512061403509</text:p>
          </table:table-cell>
          <table:table-cell office:value-type="float" office:value="1.13623903508772" calcext:value-type="float">
            <text:p>1.13623903508772</text:p>
          </table:table-cell>
          <table:table-cell office:value-type="float" office:value="0.305921052631579" calcext:value-type="float">
            <text:p>0.305921052631579</text:p>
          </table:table-cell>
          <table:table-cell office:value-type="float" office:value="-0.0285087719298246" calcext:value-type="float">
            <text:p>-0.028508771929825</text:p>
          </table:table-cell>
          <table:table-cell office:value-type="float" office:value="-0.245065789473684" calcext:value-type="float">
            <text:p>-0.245065789473684</text:p>
          </table:table-cell>
          <table:table-cell office:value-type="float" office:value="-0.376644736842105" calcext:value-type="float">
            <text:p>-0.376644736842105</text:p>
          </table:table-cell>
          <table:table-cell office:value-type="float" office:value="-0.417763157894737" calcext:value-type="float">
            <text:p>-0.417763157894737</text:p>
          </table:table-cell>
          <table:table-cell office:value-type="float" office:value="0.825109649122807" calcext:value-type="float">
            <text:p>0.825109649122807</text:p>
          </table:table-cell>
          <table:table-cell office:value-type="float" office:value="1.26425438596491" calcext:value-type="float">
            <text:p>1.26425438596491</text:p>
          </table:table-cell>
          <table:table-cell office:value-type="float" office:value="1.56195175438597" calcext:value-type="float">
            <text:p>1.56195175438597</text:p>
          </table:table-cell>
          <table:table-cell office:value-type="float" office:value="1.78015350877193" calcext:value-type="float">
            <text:p>1.78015350877193</text:p>
          </table:table-cell>
          <table:table-cell office:value-type="float" office:value="1.88185307017544" calcext:value-type="float">
            <text:p>1.88185307017544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2" office:value-type="float" office:value="0.714476495726496" calcext:value-type="float">
            <text:p>0.714476495726496</text:p>
          </table:table-cell>
          <table:table-cell office:value-type="float" office:value="0.940438034188034" calcext:value-type="float">
            <text:p>0.940438034188034</text:p>
          </table:table-cell>
          <table:table-cell office:value-type="float" office:value="1.03418803418803" calcext:value-type="float">
            <text:p>1.03418803418803</text:p>
          </table:table-cell>
          <table:table-cell office:value-type="float" office:value="1.09428418803419" calcext:value-type="float">
            <text:p>1.09428418803419</text:p>
          </table:table-cell>
          <table:table-cell office:value-type="float" office:value="1.07505341880342" calcext:value-type="float">
            <text:p>1.07505341880342</text:p>
          </table:table-cell>
          <table:table-cell office:value-type="float" office:value="0.305288461538462" calcext:value-type="float">
            <text:p>0.305288461538462</text:p>
          </table:table-cell>
          <table:table-cell office:value-type="float" office:value="0.202724358974359" calcext:value-type="float">
            <text:p>0.202724358974359</text:p>
          </table:table-cell>
          <table:table-cell office:value-type="float" office:value="0.120192307692308" calcext:value-type="float">
            <text:p>0.120192307692308</text:p>
          </table:table-cell>
          <table:table-cell office:value-type="float" office:value="0.030715811965812" calcext:value-type="float">
            <text:p>0.030715811965812</text:p>
          </table:table-cell>
          <table:table-cell office:value-type="float" office:value="-0.0232371794871795" calcext:value-type="float">
            <text:p>-0.02323717948718</text:p>
          </table:table-cell>
          <table:table-cell office:value-type="float" office:value="0.41159188034188" calcext:value-type="float">
            <text:p>0.41159188034188</text:p>
          </table:table-cell>
          <table:table-cell office:value-type="float" office:value="0.748130341880342" calcext:value-type="float">
            <text:p>0.748130341880342</text:p>
          </table:table-cell>
          <table:table-cell office:value-type="float" office:value="0.967147435897436" calcext:value-type="float">
            <text:p>0.967147435897436</text:p>
          </table:table-cell>
          <table:table-cell office:value-type="float" office:value="1.09268162393162" calcext:value-type="float">
            <text:p>1.09268162393162</text:p>
          </table:table-cell>
          <table:table-cell office:value-type="float" office:value="1.13808760683761" calcext:value-type="float">
            <text:p>1.13808760683761</text:p>
          </table:table-cell>
          <table:table-cell office:value-type="float" office:value="0.302884615384615" calcext:value-type="float">
            <text:p>0.302884615384615</text:p>
          </table:table-cell>
          <table:table-cell office:value-type="float" office:value="-0.0336538461538461" calcext:value-type="float">
            <text:p>-0.033653846153846</text:p>
          </table:table-cell>
          <table:table-cell office:value-type="float" office:value="-0.25267094017094" calcext:value-type="float">
            <text:p>-0.25267094017094</text:p>
          </table:table-cell>
          <table:table-cell office:value-type="float" office:value="-0.378205128205128" calcext:value-type="float">
            <text:p>-0.378205128205128</text:p>
          </table:table-cell>
          <table:table-cell office:value-type="float" office:value="-0.423611111111111" calcext:value-type="float">
            <text:p>-0.423611111111111</text:p>
          </table:table-cell>
          <table:table-cell office:value-type="float" office:value="0.823183760683761" calcext:value-type="float">
            <text:p>0.823183760683761</text:p>
          </table:table-cell>
          <table:table-cell office:value-type="float" office:value="1.26228632478632" calcext:value-type="float">
            <text:p>1.26228632478632</text:p>
          </table:table-cell>
          <table:table-cell office:value-type="float" office:value="1.56383547008547" calcext:value-type="float">
            <text:p>1.56383547008547</text:p>
          </table:table-cell>
          <table:table-cell office:value-type="float" office:value="1.77617521367521" calcext:value-type="float">
            <text:p>1.77617521367521</text:p>
          </table:table-cell>
          <table:table-cell office:value-type="float" office:value="1.87286324786325" calcext:value-type="float">
            <text:p>1.87286324786325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2" office:value-type="float" office:value="0.708333333333333" calcext:value-type="float">
            <text:p>0.708333333333333</text:p>
          </table:table-cell>
          <table:table-cell office:value-type="float" office:value="0.930989583333333" calcext:value-type="float">
            <text:p>0.930989583333333</text:p>
          </table:table-cell>
          <table:table-cell office:value-type="float" office:value="1.03177083333333" calcext:value-type="float">
            <text:p>1.03177083333333</text:p>
          </table:table-cell>
          <table:table-cell office:value-type="float" office:value="1.09557291666667" calcext:value-type="float">
            <text:p>1.09557291666667</text:p>
          </table:table-cell>
          <table:table-cell office:value-type="float" office:value="1.07213541666667" calcext:value-type="float">
            <text:p>1.07213541666667</text:p>
          </table:table-cell>
          <table:table-cell office:value-type="float" office:value="0.300260416666667" calcext:value-type="float">
            <text:p>0.300260416666667</text:p>
          </table:table-cell>
          <table:table-cell office:value-type="float" office:value="0.202604166666667" calcext:value-type="float">
            <text:p>0.202604166666667</text:p>
          </table:table-cell>
          <table:table-cell office:value-type="float" office:value="0.118489583333333" calcext:value-type="float">
            <text:p>0.118489583333333</text:p>
          </table:table-cell>
          <table:table-cell office:value-type="float" office:value="0.0390624999999998" calcext:value-type="float">
            <text:p>0.0390625</text:p>
          </table:table-cell>
          <table:table-cell office:value-type="float" office:value="-0.0234375000000002" calcext:value-type="float">
            <text:p>-0.0234375</text:p>
          </table:table-cell>
          <table:table-cell office:value-type="float" office:value="0.410416666666667" calcext:value-type="float">
            <text:p>0.410416666666667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1.0875" calcext:value-type="float">
            <text:p>1.0875</text:p>
          </table:table-cell>
          <table:table-cell office:value-type="float" office:value="1.1421875" calcext:value-type="float">
            <text:p>1.1421875</text:p>
          </table:table-cell>
          <table:table-cell office:value-type="float" office:value="0.297916666666667" calcext:value-type="float">
            <text:p>0.297916666666667</text:p>
          </table:table-cell>
          <table:table-cell office:value-type="float" office:value="-0.0354166666666667" calcext:value-type="float">
            <text:p>-0.035416666666667</text:p>
          </table:table-cell>
          <table:table-cell office:value-type="float" office:value="-0.238541666666667" calcext:value-type="float">
            <text:p>-0.238541666666667</text:p>
          </table:table-cell>
          <table:table-cell office:value-type="float" office:value="-0.379166666666667" calcext:value-type="float">
            <text:p>-0.379166666666667</text:p>
          </table:table-cell>
          <table:table-cell office:value-type="float" office:value="-0.433854166666667" calcext:value-type="float">
            <text:p>-0.43385416666666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1.25182291666667" calcext:value-type="float">
            <text:p>1.25182291666667</text:p>
          </table:table-cell>
          <table:table-cell office:value-type="float" office:value="1.5390625" calcext:value-type="float">
            <text:p>1.5390625</text:p>
          </table:table-cell>
          <table:table-cell office:value-type="float" office:value="1.759375" calcext:value-type="float">
            <text:p>1.759375</text:p>
          </table:table-cell>
          <table:table-cell office:value-type="float" office:value="1.8765625" calcext:value-type="float">
            <text:p>1.8765625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 office:value-type="float" office:value="0.704776422764228" calcext:value-type="float">
            <text:p>0.704776422764228</text:p>
          </table:table-cell>
          <table:table-cell office:value-type="float" office:value="0.928861788617886" calcext:value-type="float">
            <text:p>0.928861788617886</text:p>
          </table:table-cell>
          <table:table-cell office:value-type="float" office:value="1.0317581300813" calcext:value-type="float">
            <text:p>1.0317581300813</text:p>
          </table:table-cell>
          <table:table-cell office:value-type="float" office:value="1.0967987804878" calcext:value-type="float">
            <text:p>1.0967987804878</text:p>
          </table:table-cell>
          <table:table-cell office:value-type="float" office:value="1.07393292682927" calcext:value-type="float">
            <text:p>1.07393292682927</text:p>
          </table:table-cell>
          <table:table-cell office:value-type="float" office:value="0.30005081300813" calcext:value-type="float">
            <text:p>0.30005081300813</text:p>
          </table:table-cell>
          <table:table-cell office:value-type="float" office:value="0.204014227642276" calcext:value-type="float">
            <text:p>0.204014227642276</text:p>
          </table:table-cell>
          <table:table-cell office:value-type="float" office:value="0.116361788617886" calcext:value-type="float">
            <text:p>0.116361788617886</text:p>
          </table:table-cell>
          <table:table-cell office:value-type="float" office:value="0.0391260162601625" calcext:value-type="float">
            <text:p>0.039126016260163</text:p>
          </table:table-cell>
          <table:table-cell office:value-type="float" office:value="-0.0218495934959349" calcext:value-type="float">
            <text:p>-0.021849593495935</text:p>
          </table:table-cell>
          <table:table-cell office:value-type="float" office:value="0.407012195121951" calcext:value-type="float">
            <text:p>0.407012195121951</text:p>
          </table:table-cell>
          <table:table-cell office:value-type="float" office:value="0.739837398373984" calcext:value-type="float">
            <text:p>0.739837398373984</text:p>
          </table:table-cell>
          <table:table-cell office:value-type="float" office:value="0.960873983739837" calcext:value-type="float">
            <text:p>0.960873983739837</text:p>
          </table:table-cell>
          <table:table-cell office:value-type="float" office:value="1.09044715447154" calcext:value-type="float">
            <text:p>1.09044715447154</text:p>
          </table:table-cell>
          <table:table-cell office:value-type="float" office:value="1.14126016260163" calcext:value-type="float">
            <text:p>1.14126016260163</text:p>
          </table:table-cell>
          <table:table-cell office:value-type="float" office:value="0.297764227642276" calcext:value-type="float">
            <text:p>0.297764227642276</text:p>
          </table:table-cell>
          <table:table-cell office:value-type="float" office:value="-0.0350609756097561" calcext:value-type="float">
            <text:p>-0.035060975609756</text:p>
          </table:table-cell>
          <table:table-cell office:value-type="float" office:value="-0.25609756097561" calcext:value-type="float">
            <text:p>-0.25609756097561</text:p>
          </table:table-cell>
          <table:table-cell office:value-type="float" office:value="-0.385670731707317" calcext:value-type="float">
            <text:p>-0.385670731707317</text:p>
          </table:table-cell>
          <table:table-cell office:value-type="float" office:value="-0.436483739837398" calcext:value-type="float">
            <text:p>-0.436483739837398</text:p>
          </table:table-cell>
          <table:table-cell office:value-type="float" office:value="0.814024390243902" calcext:value-type="float">
            <text:p>0.814024390243902</text:p>
          </table:table-cell>
          <table:table-cell office:value-type="float" office:value="1.24288617886179" calcext:value-type="float">
            <text:p>1.24288617886179</text:p>
          </table:table-cell>
          <table:table-cell office:value-type="float" office:value="1.54903455284553" calcext:value-type="float">
            <text:p>1.54903455284553</text:p>
          </table:table-cell>
          <table:table-cell office:value-type="float" office:value="1.75863821138211" calcext:value-type="float">
            <text:p>1.75863821138211</text:p>
          </table:table-cell>
          <table:table-cell office:value-type="float" office:value="1.86788617886179" calcext:value-type="float">
            <text:p>1.86788617886179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 office:value-type="float" office:value="0.699156746031746" calcext:value-type="float">
            <text:p>0.699156746031746</text:p>
          </table:table-cell>
          <table:table-cell office:value-type="float" office:value="0.926835317460317" calcext:value-type="float">
            <text:p>0.926835317460317</text:p>
          </table:table-cell>
          <table:table-cell office:value-type="float" office:value="1.02852182539683" calcext:value-type="float">
            <text:p>1.02852182539683</text:p>
          </table:table-cell>
          <table:table-cell office:value-type="float" office:value="1.09796626984127" calcext:value-type="float">
            <text:p>1.09796626984127</text:p>
          </table:table-cell>
          <table:table-cell office:value-type="float" office:value="1.07316468253968" calcext:value-type="float">
            <text:p>1.07316468253968</text:p>
          </table:table-cell>
          <table:table-cell office:value-type="float" office:value="0.295386904761905" calcext:value-type="float">
            <text:p>0.295386904761905</text:p>
          </table:table-cell>
          <table:table-cell office:value-type="float" office:value="0.200644841269841" calcext:value-type="float">
            <text:p>0.200644841269841</text:p>
          </table:table-cell>
          <table:table-cell office:value-type="float" office:value="0.116319444444444" calcext:value-type="float">
            <text:p>0.116319444444444</text:p>
          </table:table-cell>
          <table:table-cell office:value-type="float" office:value="0.0394345238095237" calcext:value-type="float">
            <text:p>0.039434523809524</text:p>
          </table:table-cell>
          <table:table-cell office:value-type="float" office:value="-0.0200892857142856" calcext:value-type="float">
            <text:p>-0.020089285714286</text:p>
          </table:table-cell>
          <table:table-cell office:value-type="float" office:value="0.406001984126984" calcext:value-type="float">
            <text:p>0.406001984126984</text:p>
          </table:table-cell>
          <table:table-cell office:value-type="float" office:value="0.740823412698413" calcext:value-type="float">
            <text:p>0.740823412698413</text:p>
          </table:table-cell>
          <table:table-cell office:value-type="float" office:value="0.96155753968254" calcext:value-type="float">
            <text:p>0.96155753968254</text:p>
          </table:table-cell>
          <table:table-cell office:value-type="float" office:value="1.09548611111111" calcext:value-type="float">
            <text:p>1.09548611111111</text:p>
          </table:table-cell>
          <table:table-cell office:value-type="float" office:value="1.14012896825397" calcext:value-type="float">
            <text:p>1.14012896825397</text:p>
          </table:table-cell>
          <table:table-cell office:value-type="float" office:value="0.293154761904762" calcext:value-type="float">
            <text:p>0.293154761904762</text:p>
          </table:table-cell>
          <table:table-cell office:value-type="float" office:value="-0.0416666666666666" calcext:value-type="float">
            <text:p>-0.041666666666667</text:p>
          </table:table-cell>
          <table:table-cell office:value-type="float" office:value="-0.262400793650794" calcext:value-type="float">
            <text:p>-0.262400793650794</text:p>
          </table:table-cell>
          <table:table-cell office:value-type="float" office:value="-0.396329365079365" calcext:value-type="float">
            <text:p>-0.396329365079365</text:p>
          </table:table-cell>
          <table:table-cell office:value-type="float" office:value="-0.440972222222222" calcext:value-type="float">
            <text:p>-0.440972222222222</text:p>
          </table:table-cell>
          <table:table-cell office:value-type="float" office:value="0.812003968253968" calcext:value-type="float">
            <text:p>0.812003968253968</text:p>
          </table:table-cell>
          <table:table-cell office:value-type="float" office:value="1.2390873015873" calcext:value-type="float">
            <text:p>1.2390873015873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1.75768849206349" calcext:value-type="float">
            <text:p>1.75768849206349</text:p>
          </table:table-cell>
          <table:table-cell office:value-type="float" office:value="1.859375" calcext:value-type="float">
            <text:p>1.859375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 office:value-type="float" office:value="0.693798449612403" calcext:value-type="float">
            <text:p>0.693798449612403</text:p>
          </table:table-cell>
          <table:table-cell office:value-type="float" office:value="0.924903100775194" calcext:value-type="float">
            <text:p>0.924903100775194</text:p>
          </table:table-cell>
          <table:table-cell office:value-type="float" office:value="1.02640503875969" calcext:value-type="float">
            <text:p>1.02640503875969</text:p>
          </table:table-cell>
          <table:table-cell office:value-type="float" office:value="1.09665697674419" calcext:value-type="float">
            <text:p>1.09665697674419</text:p>
          </table:table-cell>
          <table:table-cell office:value-type="float" office:value="1.07243217054264" calcext:value-type="float">
            <text:p>1.07243217054264</text:p>
          </table:table-cell>
          <table:table-cell office:value-type="float" office:value="0.29093992248062" calcext:value-type="float">
            <text:p>0.29093992248062</text:p>
          </table:table-cell>
          <table:table-cell office:value-type="float" office:value="0.195009689922481" calcext:value-type="float">
            <text:p>0.195009689922481</text:p>
          </table:table-cell>
          <table:table-cell office:value-type="float" office:value="0.122093023255814" calcext:value-type="float">
            <text:p>0.122093023255814</text:p>
          </table:table-cell>
          <table:table-cell office:value-type="float" office:value="0.0421511627906979" calcext:value-type="float">
            <text:p>0.042151162790698</text:p>
          </table:table-cell>
          <table:table-cell office:value-type="float" office:value="-0.0159883720930234" calcext:value-type="float">
            <text:p>-0.015988372093023</text:p>
          </table:table-cell>
          <table:table-cell office:value-type="float" office:value="0.405038759689923" calcext:value-type="float">
            <text:p>0.405038759689923</text:p>
          </table:table-cell>
          <table:table-cell office:value-type="float" office:value="0.736918604651163" calcext:value-type="float">
            <text:p>0.736918604651163</text:p>
          </table:table-cell>
          <table:table-cell office:value-type="float" office:value="0.959786821705426" calcext:value-type="float">
            <text:p>0.959786821705426</text:p>
          </table:table-cell>
          <table:table-cell office:value-type="float" office:value="1.09544573643411" calcext:value-type="float">
            <text:p>1.09544573643411</text:p>
          </table:table-cell>
          <table:table-cell office:value-type="float" office:value="1.13662790697674" calcext:value-type="float">
            <text:p>1.13662790697674</text:p>
          </table:table-cell>
          <table:table-cell office:value-type="float" office:value="0.288759689922481" calcext:value-type="float">
            <text:p>0.288759689922481</text:p>
          </table:table-cell>
          <table:table-cell office:value-type="float" office:value="-0.0431201550387597" calcext:value-type="float">
            <text:p>-0.04312015503876</text:p>
          </table:table-cell>
          <table:table-cell office:value-type="float" office:value="-0.265988372093023" calcext:value-type="float">
            <text:p>-0.265988372093023</text:p>
          </table:table-cell>
          <table:table-cell office:value-type="float" office:value="-0.401647286821705" calcext:value-type="float">
            <text:p>-0.401647286821705</text:p>
          </table:table-cell>
          <table:table-cell office:value-type="float" office:value="-0.442829457364341" calcext:value-type="float">
            <text:p>-0.442829457364341</text:p>
          </table:table-cell>
          <table:table-cell office:value-type="float" office:value="0.810077519379845" calcext:value-type="float">
            <text:p>0.810077519379845</text:p>
          </table:table-cell>
          <table:table-cell office:value-type="float" office:value="1.23546511627907" calcext:value-type="float">
            <text:p>1.23546511627907</text:p>
          </table:table-cell>
          <table:table-cell office:value-type="float" office:value="1.53391472868217" calcext:value-type="float">
            <text:p>1.53391472868217</text:p>
          </table:table-cell>
          <table:table-cell office:value-type="float" office:value="1.74951550387597" calcext:value-type="float">
            <text:p>1.74951550387597</text:p>
          </table:table-cell>
          <table:table-cell office:value-type="float" office:value="1.85125968992248" calcext:value-type="float">
            <text:p>1.85125968992248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 office:value-type="float" office:value="0.688683712121212" calcext:value-type="float">
            <text:p>0.688683712121212</text:p>
          </table:table-cell>
          <table:table-cell office:value-type="float" office:value="0.92092803030303" calcext:value-type="float">
            <text:p>0.92092803030303</text:p>
          </table:table-cell>
          <table:table-cell office:value-type="float" office:value="1.02438446969697" calcext:value-type="float">
            <text:p>1.02438446969697</text:p>
          </table:table-cell>
          <table:table-cell office:value-type="float" office:value="1.0954071969697" calcext:value-type="float">
            <text:p>1.0954071969697</text:p>
          </table:table-cell>
          <table:table-cell office:value-type="float" office:value="1.07173295454545" calcext:value-type="float">
            <text:p>1.07173295454545</text:p>
          </table:table-cell>
          <table:table-cell office:value-type="float" office:value="0.286695075757576" calcext:value-type="float">
            <text:p>0.286695075757576</text:p>
          </table:table-cell>
          <table:table-cell office:value-type="float" office:value="0.194602272727273" calcext:value-type="float">
            <text:p>0.194602272727273</text:p>
          </table:table-cell>
          <table:table-cell office:value-type="float" office:value="0.120501893939394" calcext:value-type="float">
            <text:p>0.120501893939394</text:p>
          </table:table-cell>
          <table:table-cell office:value-type="float" office:value="0.0447443181818183" calcext:value-type="float">
            <text:p>0.044744318181818</text:p>
          </table:table-cell>
          <table:table-cell office:value-type="float" office:value="-0.0168087121212122" calcext:value-type="float">
            <text:p>-0.016808712121212</text:p>
          </table:table-cell>
          <table:table-cell office:value-type="float" office:value="0.404119318181818" calcext:value-type="float">
            <text:p>0.404119318181818</text:p>
          </table:table-cell>
          <table:table-cell office:value-type="float" office:value="0.737926136363636" calcext:value-type="float">
            <text:p>0.737926136363636</text:p>
          </table:table-cell>
          <table:table-cell office:value-type="float" office:value="0.948626893939394" calcext:value-type="float">
            <text:p>0.948626893939394</text:p>
          </table:table-cell>
          <table:table-cell office:value-type="float" office:value="1.09303977272727" calcext:value-type="float">
            <text:p>1.09303977272727</text:p>
          </table:table-cell>
          <table:table-cell office:value-type="float" office:value="1.13802083333333" calcext:value-type="float">
            <text:p>1.13802083333333</text:p>
          </table:table-cell>
          <table:table-cell office:value-type="float" office:value="0.284564393939394" calcext:value-type="float">
            <text:p>0.284564393939394</text:p>
          </table:table-cell>
          <table:table-cell office:value-type="float" office:value="-0.0492424242424242" calcext:value-type="float">
            <text:p>-0.049242424242424</text:p>
          </table:table-cell>
          <table:table-cell office:value-type="float" office:value="-0.259943181818182" calcext:value-type="float">
            <text:p>-0.259943181818182</text:p>
          </table:table-cell>
          <table:table-cell office:value-type="float" office:value="-0.404356060606061" calcext:value-type="float">
            <text:p>-0.404356060606061</text:p>
          </table:table-cell>
          <table:table-cell office:value-type="float" office:value="-0.449337121212121" calcext:value-type="float">
            <text:p>-0.449337121212121</text:p>
          </table:table-cell>
          <table:table-cell office:value-type="float" office:value="0.808238636363636" calcext:value-type="float">
            <text:p>0.808238636363636</text:p>
          </table:table-cell>
          <table:table-cell office:value-type="float" office:value="1.23413825757576" calcext:value-type="float">
            <text:p>1.23413825757576</text:p>
          </table:table-cell>
          <table:table-cell office:value-type="float" office:value="1.51680871212121" calcext:value-type="float">
            <text:p>1.51680871212121</text:p>
          </table:table-cell>
          <table:table-cell office:value-type="float" office:value="1.73934659090909" calcext:value-type="float">
            <text:p>1.73934659090909</text:p>
          </table:table-cell>
          <table:table-cell office:value-type="float" office:value="1.84351325757576" calcext:value-type="float">
            <text:p>1.84351325757576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 office:value-type="float" office:value="0.683796296296296" calcext:value-type="float">
            <text:p>0.683796296296296</text:p>
          </table:table-cell>
          <table:table-cell office:value-type="float" office:value="0.91712962962963" calcext:value-type="float">
            <text:p>0.91712962962963</text:p>
          </table:table-cell>
          <table:table-cell office:value-type="float" office:value="1.02476851851852" calcext:value-type="float">
            <text:p>1.02476851851852</text:p>
          </table:table-cell>
          <table:table-cell office:value-type="float" office:value="1.09421296296296" calcext:value-type="float">
            <text:p>1.09421296296296</text:p>
          </table:table-cell>
          <table:table-cell office:value-type="float" office:value="1.07106481481481" calcext:value-type="float">
            <text:p>1.07106481481481</text:p>
          </table:table-cell>
          <table:table-cell office:value-type="float" office:value="0.282638888888889" calcext:value-type="float">
            <text:p>0.282638888888889</text:p>
          </table:table-cell>
          <table:table-cell office:value-type="float" office:value="0.196527777777778" calcext:value-type="float">
            <text:p>0.196527777777778</text:p>
          </table:table-cell>
          <table:table-cell office:value-type="float" office:value="0.121296296296296" calcext:value-type="float">
            <text:p>0.121296296296296</text:p>
          </table:table-cell>
          <table:table-cell office:value-type="float" office:value="0.0472222222222223" calcext:value-type="float">
            <text:p>0.047222222222222</text:p>
          </table:table-cell>
          <table:table-cell office:value-type="float" office:value="-0.0152777777777779" calcext:value-type="float">
            <text:p>-0.015277777777778</text:p>
          </table:table-cell>
          <table:table-cell office:value-type="float" office:value="0.400925925925926" calcext:value-type="float">
            <text:p>0.400925925925926</text:p>
          </table:table-cell>
          <table:table-cell office:value-type="float" office:value="0.738888888888889" calcext:value-type="float">
            <text:p>0.738888888888889</text:p>
          </table:table-cell>
          <table:table-cell office:value-type="float" office:value="0.958796296296296" calcext:value-type="float">
            <text:p>0.958796296296296</text:p>
          </table:table-cell>
          <table:table-cell office:value-type="float" office:value="1.09074074074074" calcext:value-type="float">
            <text:p>1.09074074074074</text:p>
          </table:table-cell>
          <table:table-cell office:value-type="float" office:value="1.13240740740741" calcext:value-type="float">
            <text:p>1.13240740740741</text:p>
          </table:table-cell>
          <table:table-cell office:value-type="float" office:value="0.28287037037037" calcext:value-type="float">
            <text:p>0.28287037037037</text:p>
          </table:table-cell>
          <table:table-cell office:value-type="float" office:value="-0.0550925925925926" calcext:value-type="float">
            <text:p>-0.055092592592593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406944444444444" calcext:value-type="float">
            <text:p>-0.406944444444444</text:p>
          </table:table-cell>
          <table:table-cell office:value-type="float" office:value="-0.448611111111111" calcext:value-type="float">
            <text:p>-0.448611111111111</text:p>
          </table:table-cell>
          <table:table-cell office:value-type="float" office:value="0.801851851851852" calcext:value-type="float">
            <text:p>0.801851851851852</text:p>
          </table:table-cell>
          <table:table-cell office:value-type="float" office:value="1.22824074074074" calcext:value-type="float">
            <text:p>1.22824074074074</text:p>
          </table:table-cell>
          <table:table-cell office:value-type="float" office:value="1.52361111111111" calcext:value-type="float">
            <text:p>1.52361111111111</text:p>
          </table:table-cell>
          <table:table-cell office:value-type="float" office:value="1.72962962962963" calcext:value-type="float">
            <text:p>1.72962962962963</text:p>
          </table:table-cell>
          <table:table-cell office:value-type="float" office:value="1.83148148148148" calcext:value-type="float">
            <text:p>1.83148148148148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2" office:value-type="float" office:value="0.679121376811594" calcext:value-type="float">
            <text:p>0.679121376811594</text:p>
          </table:table-cell>
          <table:table-cell office:value-type="float" office:value="0.911458333333333" calcext:value-type="float">
            <text:p>0.911458333333333</text:p>
          </table:table-cell>
          <table:table-cell office:value-type="float" office:value="1.02287137681159" calcext:value-type="float">
            <text:p>1.02287137681159</text:p>
          </table:table-cell>
          <table:table-cell office:value-type="float" office:value="1.09307065217391" calcext:value-type="float">
            <text:p>1.09307065217391</text:p>
          </table:table-cell>
          <table:table-cell office:value-type="float" office:value="1.07042572463768" calcext:value-type="float">
            <text:p>1.07042572463768</text:p>
          </table:table-cell>
          <table:table-cell office:value-type="float" office:value="0.281023550724638" calcext:value-type="float">
            <text:p>0.281023550724638</text:p>
          </table:table-cell>
          <table:table-cell office:value-type="float" office:value="0.194067028985507" calcext:value-type="float">
            <text:p>0.194067028985507</text:p>
          </table:table-cell>
          <table:table-cell office:value-type="float" office:value="0.119791666666667" calcext:value-type="float">
            <text:p>0.119791666666667</text:p>
          </table:table-cell>
          <table:table-cell office:value-type="float" office:value="0.0495923913043479" calcext:value-type="float">
            <text:p>0.049592391304348</text:p>
          </table:table-cell>
          <table:table-cell office:value-type="float" office:value="-0.0138134057971013" calcext:value-type="float">
            <text:p>-0.013813405797101</text:p>
          </table:table-cell>
          <table:table-cell office:value-type="float" office:value="0.397871376811594" calcext:value-type="float">
            <text:p>0.397871376811594</text:p>
          </table:table-cell>
          <table:table-cell office:value-type="float" office:value="0.735280797101449" calcext:value-type="float">
            <text:p>0.735280797101449</text:p>
          </table:table-cell>
          <table:table-cell office:value-type="float" office:value="0.954936594202898" calcext:value-type="float">
            <text:p>0.954936594202898</text:p>
          </table:table-cell>
          <table:table-cell office:value-type="float" office:value="1.0817481884058" calcext:value-type="float">
            <text:p>1.0817481884058</text:p>
          </table:table-cell>
          <table:table-cell office:value-type="float" office:value="1.13609601449275" calcext:value-type="float">
            <text:p>1.136096014492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0.056159420289855" calcext:value-type="float">
            <text:p>-0.056159420289855</text:p>
          </table:table-cell>
          <table:table-cell office:value-type="float" office:value="-0.275815217391304" calcext:value-type="float">
            <text:p>-0.275815217391304</text:p>
          </table:table-cell>
          <table:table-cell office:value-type="float" office:value="-0.402626811594203" calcext:value-type="float">
            <text:p>-0.402626811594203</text:p>
          </table:table-cell>
          <table:table-cell office:value-type="float" office:value="-0.456974637681159" calcext:value-type="float">
            <text:p>-0.456974637681159</text:p>
          </table:table-cell>
          <table:table-cell office:value-type="float" office:value="0.795742753623188" calcext:value-type="float">
            <text:p>0.795742753623188</text:p>
          </table:table-cell>
          <table:table-cell office:value-type="float" office:value="1.22010869565217" calcext:value-type="float">
            <text:p>1.22010869565217</text:p>
          </table:table-cell>
          <table:table-cell office:value-type="float" office:value="1.51426630434783" calcext:value-type="float">
            <text:p>1.51426630434783</text:p>
          </table:table-cell>
          <table:table-cell office:value-type="float" office:value="1.71127717391304" calcext:value-type="float">
            <text:p>1.71127717391304</text:p>
          </table:table-cell>
          <table:table-cell office:value-type="float" office:value="1.83129528985507" calcext:value-type="float">
            <text:p>1.83129528985507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 office:value-type="float" office:value="0.674645390070922" calcext:value-type="float">
            <text:p>0.674645390070922</text:p>
          </table:table-cell>
          <table:table-cell office:value-type="float" office:value="0.906028368794326" calcext:value-type="float">
            <text:p>0.906028368794326</text:p>
          </table:table-cell>
          <table:table-cell office:value-type="float" office:value="1.02105496453901" calcext:value-type="float">
            <text:p>1.02105496453901</text:p>
          </table:table-cell>
          <table:table-cell office:value-type="float" office:value="1.09197695035461" calcext:value-type="float">
            <text:p>1.09197695035461</text:p>
          </table:table-cell>
          <table:table-cell office:value-type="float" office:value="1.0675975177305" calcext:value-type="float">
            <text:p>1.0675975177305</text:p>
          </table:table-cell>
          <table:table-cell office:value-type="float" office:value="0.27947695035461" calcext:value-type="float">
            <text:p>0.27947695035461</text:p>
          </table:table-cell>
          <table:table-cell office:value-type="float" office:value="0.193927304964539" calcext:value-type="float">
            <text:p>0.193927304964539</text:p>
          </table:table-cell>
          <table:table-cell office:value-type="float" office:value="0.120567375886525" calcext:value-type="float">
            <text:p>0.120567375886525</text:p>
          </table:table-cell>
          <table:table-cell office:value-type="float" office:value="0.0540780141843971" calcext:value-type="float">
            <text:p>0.054078014184397</text:p>
          </table:table-cell>
          <table:table-cell office:value-type="float" office:value="-0.0146276595744681" calcext:value-type="float">
            <text:p>-0.014627659574468</text:p>
          </table:table-cell>
          <table:table-cell office:value-type="float" office:value="0.397163120567376" calcext:value-type="float">
            <text:p>0.397163120567376</text:p>
          </table:table-cell>
          <table:table-cell office:value-type="float" office:value="0.731826241134752" calcext:value-type="float">
            <text:p>0.731826241134752</text:p>
          </table:table-cell>
          <table:table-cell office:value-type="float" office:value="0.957890070921986" calcext:value-type="float">
            <text:p>0.957890070921986</text:p>
          </table:table-cell>
          <table:table-cell office:value-type="float" office:value="1.09086879432624" calcext:value-type="float">
            <text:p>1.09086879432624</text:p>
          </table:table-cell>
          <table:table-cell office:value-type="float" office:value="1.12854609929078" calcext:value-type="float">
            <text:p>1.12854609929078</text:p>
          </table:table-cell>
          <table:table-cell office:value-type="float" office:value="0.277482269503546" calcext:value-type="float">
            <text:p>0.277482269503546</text:p>
          </table:table-cell>
          <table:table-cell office:value-type="float" office:value="-0.0571808510638299" calcext:value-type="float">
            <text:p>-0.05718085106383</text:p>
          </table:table-cell>
          <table:table-cell office:value-type="float" office:value="-0.283244680851064" calcext:value-type="float">
            <text:p>-0.283244680851064</text:p>
          </table:table-cell>
          <table:table-cell office:value-type="float" office:value="-0.416223404255319" calcext:value-type="float">
            <text:p>-0.416223404255319</text:p>
          </table:table-cell>
          <table:table-cell office:value-type="float" office:value="-0.453900709219858" calcext:value-type="float">
            <text:p>-0.453900709219858</text:p>
          </table:table-cell>
          <table:table-cell office:value-type="float" office:value="0.794326241134752" calcext:value-type="float">
            <text:p>0.794326241134752</text:p>
          </table:table-cell>
          <table:table-cell office:value-type="float" office:value="1.21232269503546" calcext:value-type="float">
            <text:p>1.21232269503546</text:p>
          </table:table-cell>
          <table:table-cell office:value-type="float" office:value="1.51418439716312" calcext:value-type="float">
            <text:p>1.51418439716312</text:p>
          </table:table-cell>
          <table:table-cell office:value-type="float" office:value="1.7136524822695" calcext:value-type="float">
            <text:p>1.7136524822695</text:p>
          </table:table-cell>
          <table:table-cell office:value-type="float" office:value="1.81781914893617" calcext:value-type="float">
            <text:p>1.81781914893617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2" office:value-type="float" office:value="0.670355902777778" calcext:value-type="float">
            <text:p>0.670355902777778</text:p>
          </table:table-cell>
          <table:table-cell office:value-type="float" office:value="0.906467013888889" calcext:value-type="float">
            <text:p>0.906467013888889</text:p>
          </table:table-cell>
          <table:table-cell office:value-type="float" office:value="1.02365451388889" calcext:value-type="float">
            <text:p>1.02365451388889</text:p>
          </table:table-cell>
          <table:table-cell office:value-type="float" office:value="1.09092881944444" calcext:value-type="float">
            <text:p>1.09092881944444</text:p>
          </table:table-cell>
          <table:table-cell office:value-type="float" office:value="1.06922743055556" calcext:value-type="float">
            <text:p>1.06922743055556</text:p>
          </table:table-cell>
          <table:table-cell office:value-type="float" office:value="0.277994791666667" calcext:value-type="float">
            <text:p>0.277994791666667</text:p>
          </table:table-cell>
          <table:table-cell office:value-type="float" office:value="0.195095486111111" calcext:value-type="float">
            <text:p>0.195095486111111</text:p>
          </table:table-cell>
          <table:table-cell office:value-type="float" office:value="0.121310763888889" calcext:value-type="float">
            <text:p>0.121310763888889</text:p>
          </table:table-cell>
          <table:table-cell office:value-type="float" office:value="0.0562065972222223" calcext:value-type="float">
            <text:p>0.056206597222222</text:p>
          </table:table-cell>
          <table:table-cell office:value-type="float" office:value="-0.0110677083333333" calcext:value-type="float">
            <text:p>-0.011067708333333</text:p>
          </table:table-cell>
          <table:table-cell office:value-type="float" office:value="0.394314236111111" calcext:value-type="float">
            <text:p>0.394314236111111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949869791666667" calcext:value-type="float">
            <text:p>0.949869791666667</text:p>
          </table:table-cell>
          <table:table-cell office:value-type="float" office:value="1.07573784722222" calcext:value-type="float">
            <text:p>1.07573784722222</text:p>
          </table:table-cell>
          <table:table-cell office:value-type="float" office:value="1.12131076388889" calcext:value-type="float">
            <text:p>1.12131076388889</text:p>
          </table:table-cell>
          <table:table-cell office:value-type="float" office:value="0.276041666666667" calcext:value-type="float">
            <text:p>0.276041666666667</text:p>
          </table:table-cell>
          <table:table-cell office:value-type="float" office:value="-0.0581597222222222" calcext:value-type="float">
            <text:p>-0.058159722222222</text:p>
          </table:table-cell>
          <table:table-cell office:value-type="float" office:value="-0.279513888888889" calcext:value-type="float">
            <text:p>-0.279513888888889</text:p>
          </table:table-cell>
          <table:table-cell office:value-type="float" office:value="-0.405381944444444" calcext:value-type="float">
            <text:p>-0.405381944444444</text:p>
          </table:table-cell>
          <table:table-cell office:value-type="float" office:value="-0.450954861111111" calcext:value-type="float">
            <text:p>-0.450954861111111</text:p>
          </table:table-cell>
          <table:table-cell office:value-type="float" office:value="0.788628472222222" calcext:value-type="float">
            <text:p>0.788628472222222</text:p>
          </table:table-cell>
          <table:table-cell office:value-type="float" office:value="1.20377604166667" calcext:value-type="float">
            <text:p>1.20377604166667</text:p>
          </table:table-cell>
          <table:table-cell office:value-type="float" office:value="1.50108506944444" calcext:value-type="float">
            <text:p>1.50108506944444</text:p>
          </table:table-cell>
          <table:table-cell office:value-type="float" office:value="1.69205729166667" calcext:value-type="float">
            <text:p>1.69205729166667</text:p>
          </table:table-cell>
          <table:table-cell office:value-type="float" office:value="1.80490451388889" calcext:value-type="float">
            <text:p>1.80490451388889</text:p>
          </table:table-cell>
          <table:table-cell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2" office:value-type="float" office:value="0.666241496598639" calcext:value-type="float">
            <text:p>0.666241496598639</text:p>
          </table:table-cell>
          <table:table-cell office:value-type="float" office:value="0.907100340136054" calcext:value-type="float">
            <text:p>0.907100340136054</text:p>
          </table:table-cell>
          <table:table-cell office:value-type="float" office:value="1.0218962585034" calcext:value-type="float">
            <text:p>1.0218962585034</text:p>
          </table:table-cell>
          <table:table-cell office:value-type="float" office:value="1.08992346938776" calcext:value-type="float">
            <text:p>1.08992346938776</text:p>
          </table:table-cell>
          <table:table-cell office:value-type="float" office:value="1.06653911564626" calcext:value-type="float">
            <text:p>1.06653911564626</text:p>
          </table:table-cell>
          <table:table-cell office:value-type="float" office:value="0.276573129251701" calcext:value-type="float">
            <text:p>0.276573129251701</text:p>
          </table:table-cell>
          <table:table-cell office:value-type="float" office:value="0.194302721088435" calcext:value-type="float">
            <text:p>0.194302721088435</text:p>
          </table:table-cell>
          <table:table-cell office:value-type="float" office:value="0.119897959183673" calcext:value-type="float">
            <text:p>0.119897959183673</text:p>
          </table:table-cell>
          <table:table-cell office:value-type="float" office:value="0.0582482993197278" calcext:value-type="float">
            <text:p>0.058248299319728</text:p>
          </table:table-cell>
          <table:table-cell office:value-type="float" office:value="-0.00765306122448983" calcext:value-type="float">
            <text:p>-0.00765306122449</text:p>
          </table:table-cell>
          <table:table-cell office:value-type="float" office:value="0.389455782312925" calcext:value-type="float">
            <text:p>0.389455782312925</text:p>
          </table:table-cell>
          <table:table-cell office:value-type="float" office:value="0.723214285714286" calcext:value-type="float">
            <text:p>0.723214285714286</text:p>
          </table:table-cell>
          <table:table-cell office:value-type="float" office:value="0.946428571428571" calcext:value-type="float">
            <text:p>0.946428571428571</text:p>
          </table:table-cell>
          <table:table-cell office:value-type="float" office:value="1.08460884353742" calcext:value-type="float">
            <text:p>1.08460884353742</text:p>
          </table:table-cell>
          <table:table-cell office:value-type="float" office:value="1.11862244897959" calcext:value-type="float">
            <text:p>1.11862244897959</text:p>
          </table:table-cell>
          <table:table-cell office:value-type="float" office:value="0.276785714285714" calcext:value-type="float">
            <text:p>0.276785714285714</text:p>
          </table:table-cell>
          <table:table-cell office:value-type="float" office:value="-0.0569727891156463" calcext:value-type="float">
            <text:p>-0.056972789115646</text:p>
          </table:table-cell>
          <table:table-cell office:value-type="float" office:value="-0.280187074829932" calcext:value-type="float">
            <text:p>-0.280187074829932</text:p>
          </table:table-cell>
          <table:table-cell office:value-type="float" office:value="-0.418367346938776" calcext:value-type="float">
            <text:p>-0.418367346938776</text:p>
          </table:table-cell>
          <table:table-cell office:value-type="float" office:value="-0.452380952380952" calcext:value-type="float">
            <text:p>-0.452380952380952</text:p>
          </table:table-cell>
          <table:table-cell office:value-type="float" office:value="0.77891156462585" calcext:value-type="float">
            <text:p>0.77891156462585</text:p>
          </table:table-cell>
          <table:table-cell office:value-type="float" office:value="1.19727891156463" calcext:value-type="float">
            <text:p>1.19727891156463</text:p>
          </table:table-cell>
          <table:table-cell office:value-type="float" office:value="1.49277210884354" calcext:value-type="float">
            <text:p>1.49277210884354</text:p>
          </table:table-cell>
          <table:table-cell office:value-type="float" office:value="1.69472789115646" calcext:value-type="float">
            <text:p>1.69472789115646</text:p>
          </table:table-cell>
          <table:table-cell office:value-type="float" office:value="1.79464285714286" calcext:value-type="float">
            <text:p>1.79464285714286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 office:value-type="float" office:value="0.662291666666667" calcext:value-type="float">
            <text:p>0.662291666666667</text:p>
          </table:table-cell>
          <table:table-cell office:value-type="float" office:value="0.901458333333333" calcext:value-type="float">
            <text:p>0.901458333333333</text:p>
          </table:table-cell>
          <table:table-cell office:value-type="float" office:value="1.02229166666667" calcext:value-type="float">
            <text:p>1.02229166666667</text:p>
          </table:table-cell>
          <table:table-cell office:value-type="float" office:value="1.08895833333333" calcext:value-type="float">
            <text:p>1.08895833333333</text:p>
          </table:table-cell>
          <table:table-cell office:value-type="float" office:value="1.06604166666667" calcext:value-type="float">
            <text:p>1.06604166666667</text:p>
          </table:table-cell>
          <table:table-cell office:value-type="float" office:value="0.275208333333333" calcext:value-type="float">
            <text:p>0.275208333333333</text:p>
          </table:table-cell>
          <table:table-cell office:value-type="float" office:value="0.193541666666667" calcext:value-type="float">
            <text:p>0.193541666666667</text:p>
          </table:table-cell>
          <table:table-cell office:value-type="float" office:value="0.120625" calcext:value-type="float">
            <text:p>0.120625</text:p>
          </table:table-cell>
          <table:table-cell office:value-type="float" office:value="0.0581249999999998" calcext:value-type="float">
            <text:p>0.058125</text:p>
          </table:table-cell>
          <table:table-cell office:value-type="float" office:value="-0.00645833333333323" calcext:value-type="float">
            <text:p>-0.006458333333333</text:p>
          </table:table-cell>
          <table:table-cell office:value-type="float" office:value="0.386875" calcext:value-type="float">
            <text:p>0.386875</text:p>
          </table:table-cell>
          <table:table-cell office:value-type="float" office:value="0.720208333333333" calcext:value-type="float">
            <text:p>0.720208333333333</text:p>
          </table:table-cell>
          <table:table-cell office:value-type="float" office:value="0.949375" calcext:value-type="float">
            <text:p>0.949375</text:p>
          </table:table-cell>
          <table:table-cell office:value-type="float" office:value="1.074375" calcext:value-type="float">
            <text:p>1.074375</text:p>
          </table:table-cell>
          <table:table-cell office:value-type="float" office:value="1.124375" calcext:value-type="float">
            <text:p>1.124375</text:p>
          </table:table-cell>
          <table:table-cell office:value-type="float" office:value="0.275416666666667" calcext:value-type="float">
            <text:p>0.275416666666667</text:p>
          </table:table-cell>
          <table:table-cell office:value-type="float" office:value="-0.0579166666666667" calcext:value-type="float">
            <text:p>-0.057916666666667</text:p>
          </table:table-cell>
          <table:table-cell office:value-type="float" office:value="-0.287083333333333" calcext:value-type="float">
            <text:p>-0.287083333333333</text:p>
          </table:table-cell>
          <table:table-cell office:value-type="float" office:value="-0.412083333333334" calcext:value-type="float">
            <text:p>-0.412083333333334</text:p>
          </table:table-cell>
          <table:table-cell office:value-type="float" office:value="-0.462083333333333" calcext:value-type="float">
            <text:p>-0.462083333333333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1.18895833333333" calcext:value-type="float">
            <text:p>1.18895833333333</text:p>
          </table:table-cell>
          <table:table-cell office:value-type="float" office:value="1.493125" calcext:value-type="float">
            <text:p>1.493125</text:p>
          </table:table-cell>
          <table:table-cell office:value-type="float" office:value="1.680625" calcext:value-type="float">
            <text:p>1.680625</text:p>
          </table:table-cell>
          <table:table-cell office:value-type="float" office:value="1.79520833333333" calcext:value-type="float">
            <text:p>1.79520833333333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2" office:value-type="float" office:value="0.658496732026144" calcext:value-type="float">
            <text:p>0.658496732026144</text:p>
          </table:table-cell>
          <table:table-cell office:value-type="float" office:value="0.902165032679739" calcext:value-type="float">
            <text:p>0.902165032679739</text:p>
          </table:table-cell>
          <table:table-cell office:value-type="float" office:value="1.02062908496732" calcext:value-type="float">
            <text:p>1.02062908496732</text:p>
          </table:table-cell>
          <table:table-cell office:value-type="float" office:value="1.08803104575163" calcext:value-type="float">
            <text:p>1.08803104575163</text:p>
          </table:table-cell>
          <table:table-cell office:value-type="float" office:value="1.0655637254902" calcext:value-type="float">
            <text:p>1.0655637254902</text:p>
          </table:table-cell>
          <table:table-cell office:value-type="float" office:value="0.27593954248366" calcext:value-type="float">
            <text:p>0.27593954248366</text:p>
          </table:table-cell>
          <table:table-cell office:value-type="float" office:value="0.190767973856209" calcext:value-type="float">
            <text:p>0.190767973856209</text:p>
          </table:table-cell>
          <table:table-cell office:value-type="float" office:value="0.121323529411765" calcext:value-type="float">
            <text:p>0.121323529411765</text:p>
          </table:table-cell>
          <table:table-cell office:value-type="float" office:value="0.0600490196078431" calcext:value-type="float">
            <text:p>0.060049019607843</text:p>
          </table:table-cell>
          <table:table-cell office:value-type="float" office:value="-0.00326797385620892" calcext:value-type="float">
            <text:p>-0.003267973856209</text:p>
          </table:table-cell>
          <table:table-cell office:value-type="float" office:value="0.384395424836601" calcext:value-type="float">
            <text:p>0.384395424836601</text:p>
          </table:table-cell>
          <table:table-cell office:value-type="float" office:value="0.715277777777778" calcext:value-type="float">
            <text:p>0.715277777777778</text:p>
          </table:table-cell>
          <table:table-cell office:value-type="float" office:value="0.941993464052288" calcext:value-type="float">
            <text:p>0.941993464052288</text:p>
          </table:table-cell>
          <table:table-cell office:value-type="float" office:value="1.07679738562092" calcext:value-type="float">
            <text:p>1.07679738562092</text:p>
          </table:table-cell>
          <table:table-cell office:value-type="float" office:value="1.12173202614379" calcext:value-type="float">
            <text:p>1.12173202614379</text:p>
          </table:table-cell>
          <table:table-cell office:value-type="float" office:value="0.274101307189542" calcext:value-type="float">
            <text:p>0.274101307189542</text:p>
          </table:table-cell>
          <table:table-cell office:value-type="float" office:value="-0.056781045751634" calcext:value-type="float">
            <text:p>-0.056781045751634</text:p>
          </table:table-cell>
          <table:table-cell office:value-type="float" office:value="-0.283496732026144" calcext:value-type="float">
            <text:p>-0.283496732026144</text:p>
          </table:table-cell>
          <table:table-cell office:value-type="float" office:value="-0.418300653594771" calcext:value-type="float">
            <text:p>-0.418300653594771</text:p>
          </table:table-cell>
          <table:table-cell office:value-type="float" office:value="-0.463235294117647" calcext:value-type="float">
            <text:p>-0.463235294117647</text:p>
          </table:table-cell>
          <table:table-cell office:value-type="float" office:value="0.768790849673203" calcext:value-type="float">
            <text:p>0.768790849673203</text:p>
          </table:table-cell>
          <table:table-cell office:value-type="float" office:value="1.18300653594771" calcext:value-type="float">
            <text:p>1.18300653594771</text:p>
          </table:table-cell>
          <table:table-cell office:value-type="float" office:value="1.4812091503268" calcext:value-type="float">
            <text:p>1.4812091503268</text:p>
          </table:table-cell>
          <table:table-cell office:value-type="float" office:value="1.67728758169935" calcext:value-type="float">
            <text:p>1.67728758169935</text:p>
          </table:table-cell>
          <table:table-cell office:value-type="float" office:value="1.78553921568627" calcext:value-type="float">
            <text:p>1.78553921568627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 office:value-type="float" office:value="0.653044871794872" calcext:value-type="float">
            <text:p>0.653044871794872</text:p>
          </table:table-cell>
          <table:table-cell office:value-type="float" office:value="0.898838141025641" calcext:value-type="float">
            <text:p>0.898838141025641</text:p>
          </table:table-cell>
          <table:table-cell office:value-type="float" office:value="1.01903044871795" calcext:value-type="float">
            <text:p>1.01903044871795</text:p>
          </table:table-cell>
          <table:table-cell office:value-type="float" office:value="1.08713942307692" calcext:value-type="float">
            <text:p>1.08713942307692</text:p>
          </table:table-cell>
          <table:table-cell office:value-type="float" office:value="1.06510416666667" calcext:value-type="float">
            <text:p>1.06510416666667</text:p>
          </table:table-cell>
          <table:table-cell office:value-type="float" office:value="0.271033653846154" calcext:value-type="float">
            <text:p>0.271033653846154</text:p>
          </table:table-cell>
          <table:table-cell office:value-type="float" office:value="0.188301282051282" calcext:value-type="float">
            <text:p>0.188301282051282</text:p>
          </table:table-cell>
          <table:table-cell office:value-type="float" office:value="0.120192307692308" calcext:value-type="float">
            <text:p>0.120192307692308</text:p>
          </table:table-cell>
          <table:table-cell office:value-type="float" office:value="0.0560897435897436" calcext:value-type="float">
            <text:p>0.056089743589744</text:p>
          </table:table-cell>
          <table:table-cell office:value-type="float" office:value="-0.00200320512820507" calcext:value-type="float">
            <text:p>-0.002003205128205</text:p>
          </table:table-cell>
          <table:table-cell office:value-type="float" office:value="0.381810897435897" calcext:value-type="float">
            <text:p>0.381810897435897</text:p>
          </table:table-cell>
          <table:table-cell office:value-type="float" office:value="0.714342948717949" calcext:value-type="float">
            <text:p>0.714342948717949</text:p>
          </table:table-cell>
          <table:table-cell office:value-type="float" office:value="0.946714743589744" calcext:value-type="float">
            <text:p>0.946714743589744</text:p>
          </table:table-cell>
          <table:table-cell office:value-type="float" office:value="1.07091346153846" calcext:value-type="float">
            <text:p>1.07091346153846</text:p>
          </table:table-cell>
          <table:table-cell office:value-type="float" office:value="1.11899038461538" calcext:value-type="float">
            <text:p>1.11899038461538</text:p>
          </table:table-cell>
          <table:table-cell office:value-type="float" office:value="0.271233974358974" calcext:value-type="float">
            <text:p>0.271233974358974</text:p>
          </table:table-cell>
          <table:table-cell office:value-type="float" office:value="-0.0612980769230769" calcext:value-type="float">
            <text:p>-0.061298076923077</text:p>
          </table:table-cell>
          <table:table-cell office:value-type="float" office:value="-0.293669871794872" calcext:value-type="float">
            <text:p>-0.293669871794872</text:p>
          </table:table-cell>
          <table:table-cell office:value-type="float" office:value="-0.41786858974359" calcext:value-type="float">
            <text:p>-0.41786858974359</text:p>
          </table:table-cell>
          <table:table-cell office:value-type="float" office:value="-0.465945512820513" calcext:value-type="float">
            <text:p>-0.465945512820513</text:p>
          </table:table-cell>
          <table:table-cell office:value-type="float" office:value="0.763621794871795" calcext:value-type="float">
            <text:p>0.763621794871795</text:p>
          </table:table-cell>
          <table:table-cell office:value-type="float" office:value="1.17908653846154" calcext:value-type="float">
            <text:p>1.17908653846154</text:p>
          </table:table-cell>
          <table:table-cell office:value-type="float" office:value="1.47956730769231" calcext:value-type="float">
            <text:p>1.47956730769231</text:p>
          </table:table-cell>
          <table:table-cell office:value-type="float" office:value="1.66786858974359" calcext:value-type="float">
            <text:p>1.66786858974359</text:p>
          </table:table-cell>
          <table:table-cell office:value-type="float" office:value="1.77604166666667" calcext:value-type="float">
            <text:p>1.77604166666667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2" office:value-type="float" office:value="0.649567610062893" calcext:value-type="float">
            <text:p>0.649567610062893</text:p>
          </table:table-cell>
          <table:table-cell office:value-type="float" office:value="0.899567610062893" calcext:value-type="float">
            <text:p>0.899567610062893</text:p>
          </table:table-cell>
          <table:table-cell office:value-type="float" office:value="1.01945754716981" calcext:value-type="float">
            <text:p>1.01945754716981</text:p>
          </table:table-cell>
          <table:table-cell office:value-type="float" office:value="1.08824685534591" calcext:value-type="float">
            <text:p>1.08824685534591</text:p>
          </table:table-cell>
          <table:table-cell office:value-type="float" office:value="1.0626965408805" calcext:value-type="float">
            <text:p>1.0626965408805</text:p>
          </table:table-cell>
          <table:table-cell office:value-type="float" office:value="0.269850628930818" calcext:value-type="float">
            <text:p>0.269850628930818</text:p>
          </table:table-cell>
          <table:table-cell office:value-type="float" office:value="0.187696540880503" calcext:value-type="float">
            <text:p>0.187696540880503</text:p>
          </table:table-cell>
          <table:table-cell office:value-type="float" office:value="0.120872641509434" calcext:value-type="float">
            <text:p>0.120872641509434</text:p>
          </table:table-cell>
          <table:table-cell office:value-type="float" office:value="0.0579795597484276" calcext:value-type="float">
            <text:p>0.057979559748428</text:p>
          </table:table-cell>
          <table:table-cell office:value-type="float" office:value="-0.000982704402515688" calcext:value-type="float">
            <text:p>-0.000982704402516</text:p>
          </table:table-cell>
          <table:table-cell office:value-type="float" office:value="0.381485849056604" calcext:value-type="float">
            <text:p>0.381485849056604</text:p>
          </table:table-cell>
          <table:table-cell office:value-type="float" office:value="0.713639937106918" calcext:value-type="float">
            <text:p>0.713639937106918</text:p>
          </table:table-cell>
          <table:table-cell office:value-type="float" office:value="0.937696540880503" calcext:value-type="float">
            <text:p>0.937696540880503</text:p>
          </table:table-cell>
          <table:table-cell office:value-type="float" office:value="1.06741352201258" calcext:value-type="float">
            <text:p>1.06741352201258</text:p>
          </table:table-cell>
          <table:table-cell office:value-type="float" office:value="1.11654874213836" calcext:value-type="float">
            <text:p>1.11654874213836</text:p>
          </table:table-cell>
          <table:table-cell office:value-type="float" office:value="0.268081761006289" calcext:value-type="float">
            <text:p>0.268081761006289</text:p>
          </table:table-cell>
          <table:table-cell office:value-type="float" office:value="-0.0640723270440251" calcext:value-type="float">
            <text:p>-0.064072327044025</text:p>
          </table:table-cell>
          <table:table-cell office:value-type="float" office:value="-0.28812893081761" calcext:value-type="float">
            <text:p>-0.28812893081761</text:p>
          </table:table-cell>
          <table:table-cell office:value-type="float" office:value="-0.417845911949686" calcext:value-type="float">
            <text:p>-0.417845911949686</text:p>
          </table:table-cell>
          <table:table-cell office:value-type="float" office:value="-0.466981132075472" calcext:value-type="float">
            <text:p>-0.466981132075472</text:p>
          </table:table-cell>
          <table:table-cell office:value-type="float" office:value="0.762971698113208" calcext:value-type="float">
            <text:p>0.762971698113208</text:p>
          </table:table-cell>
          <table:table-cell office:value-type="float" office:value="1.17747641509434" calcext:value-type="float">
            <text:p>1.17747641509434</text:p>
          </table:table-cell>
          <table:table-cell office:value-type="float" office:value="1.46835691823899" calcext:value-type="float">
            <text:p>1.46835691823899</text:p>
          </table:table-cell>
          <table:table-cell office:value-type="float" office:value="1.66096698113208" calcext:value-type="float">
            <text:p>1.66096698113208</text:p>
          </table:table-cell>
          <table:table-cell office:value-type="float" office:value="1.76906446540881" calcext:value-type="float">
            <text:p>1.76906446540881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2" office:value-type="float" office:value="0.644483024691358" calcext:value-type="float">
            <text:p>0.644483024691358</text:p>
          </table:table-cell>
          <table:table-cell office:value-type="float" office:value="0.896412037037037" calcext:value-type="float">
            <text:p>0.896412037037037</text:p>
          </table:table-cell>
          <table:table-cell office:value-type="float" office:value="1.01986882716049" calcext:value-type="float">
            <text:p>1.01986882716049</text:p>
          </table:table-cell>
          <table:table-cell office:value-type="float" office:value="1.08738425925926" calcext:value-type="float">
            <text:p>1.08738425925926</text:p>
          </table:table-cell>
          <table:table-cell office:value-type="float" office:value="1.06423611111111" calcext:value-type="float">
            <text:p>1.06423611111111</text:p>
          </table:table-cell>
          <table:table-cell office:value-type="float" office:value="0.265239197530864" calcext:value-type="float">
            <text:p>0.265239197530864</text:p>
          </table:table-cell>
          <table:table-cell office:value-type="float" office:value="0.185378086419753" calcext:value-type="float">
            <text:p>0.185378086419753</text:p>
          </table:table-cell>
          <table:table-cell office:value-type="float" office:value="0.117862654320988" calcext:value-type="float">
            <text:p>0.117862654320988</text:p>
          </table:table-cell>
          <table:table-cell office:value-type="float" office:value="0.0580632716049383" calcext:value-type="float">
            <text:p>0.058063271604938</text:p>
          </table:table-cell>
          <table:table-cell office:value-type="float" office:value="0.00212191358024683" calcext:value-type="float">
            <text:p>0.002121913580247</text:p>
          </table:table-cell>
          <table:table-cell office:value-type="float" office:value="0.379050925925926" calcext:value-type="float">
            <text:p>0.379050925925926</text:p>
          </table:table-cell>
          <table:table-cell office:value-type="float" office:value="0.720486111111111" calcext:value-type="float">
            <text:p>0.720486111111111</text:p>
          </table:table-cell>
          <table:table-cell office:value-type="float" office:value="0.950038580246913" calcext:value-type="float">
            <text:p>0.950038580246913</text:p>
          </table:table-cell>
          <table:table-cell office:value-type="float" office:value="1.07156635802469" calcext:value-type="float">
            <text:p>1.07156635802469</text:p>
          </table:table-cell>
          <table:table-cell office:value-type="float" office:value="1.11400462962963" calcext:value-type="float">
            <text:p>1.11400462962963</text:p>
          </table:table-cell>
          <table:table-cell office:value-type="float" office:value="0.265432098765432" calcext:value-type="float">
            <text:p>0.265432098765432</text:p>
          </table:table-cell>
          <table:table-cell office:value-type="float" office:value="-0.0760030864197532" calcext:value-type="float">
            <text:p>-0.076003086419753</text:p>
          </table:table-cell>
          <table:table-cell office:value-type="float" office:value="-0.305555555555556" calcext:value-type="float">
            <text:p>-0.305555555555556</text:p>
          </table:table-cell>
          <table:table-cell office:value-type="float" office:value="-0.427083333333334" calcext:value-type="float">
            <text:p>-0.427083333333334</text:p>
          </table:table-cell>
          <table:table-cell office:value-type="float" office:value="-0.469521604938272" calcext:value-type="float">
            <text:p>-0.469521604938272</text:p>
          </table:table-cell>
          <table:table-cell office:value-type="float" office:value="0.758101851851852" calcext:value-type="float">
            <text:p>0.758101851851852</text:p>
          </table:table-cell>
          <table:table-cell office:value-type="float" office:value="1.1815200617284" calcext:value-type="float">
            <text:p>1.1815200617284</text:p>
          </table:table-cell>
          <table:table-cell office:value-type="float" office:value="1.47858796296296" calcext:value-type="float">
            <text:p>1.47858796296296</text:p>
          </table:table-cell>
          <table:table-cell office:value-type="float" office:value="1.65991512345679" calcext:value-type="float">
            <text:p>1.65991512345679</text:p>
          </table:table-cell>
          <table:table-cell office:value-type="float" office:value="1.75829475308642" calcext:value-type="float">
            <text:p>1.75829475308642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 office:value-type="float" office:value="0.639583333333333" calcext:value-type="float">
            <text:p>0.639583333333333</text:p>
          </table:table-cell>
          <table:table-cell office:value-type="float" office:value="0.893371212121212" calcext:value-type="float">
            <text:p>0.893371212121212</text:p>
          </table:table-cell>
          <table:table-cell office:value-type="float" office:value="1.01837121212121" calcext:value-type="float">
            <text:p>1.01837121212121</text:p>
          </table:table-cell>
          <table:table-cell office:value-type="float" office:value="1.08465909090909" calcext:value-type="float">
            <text:p>1.08465909090909</text:p>
          </table:table-cell>
          <table:table-cell office:value-type="float" office:value="1.06382575757576" calcext:value-type="float">
            <text:p>1.06382575757576</text:p>
          </table:table-cell>
          <table:table-cell office:value-type="float" office:value="0.262689393939394" calcext:value-type="float">
            <text:p>0.262689393939394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11685606060606" calcext:value-type="float">
            <text:p>0.11685606060606</text:p>
          </table:table-cell>
          <table:table-cell office:value-type="float" office:value="0.0562499999999999" calcext:value-type="float">
            <text:p>0.05625</text:p>
          </table:table-cell>
          <table:table-cell office:value-type="float" office:value="0.00132575757575726" calcext:value-type="float">
            <text:p>0.001325757575757</text:p>
          </table:table-cell>
          <table:table-cell office:value-type="float" office:value="0.378598484848485" calcext:value-type="float">
            <text:p>0.378598484848485</text:p>
          </table:table-cell>
          <table:table-cell office:value-type="float" office:value="0.717613636363636" calcext:value-type="float">
            <text:p>0.717613636363636</text:p>
          </table:table-cell>
          <table:table-cell office:value-type="float" office:value="0.937310606060606" calcext:value-type="float">
            <text:p>0.937310606060606</text:p>
          </table:table-cell>
          <table:table-cell office:value-type="float" office:value="1.06988636363636" calcext:value-type="float">
            <text:p>1.06988636363636</text:p>
          </table:table-cell>
          <table:table-cell office:value-type="float" office:value="1.11401515151515" calcext:value-type="float">
            <text:p>1.11401515151515</text:p>
          </table:table-cell>
          <table:table-cell office:value-type="float" office:value="0.260984848484848" calcext:value-type="float">
            <text:p>0.260984848484848</text:p>
          </table:table-cell>
          <table:table-cell office:value-type="float" office:value="-0.0780303030303031" calcext:value-type="float">
            <text:p>-0.078030303030303</text:p>
          </table:table-cell>
          <table:table-cell office:value-type="float" office:value="-0.297727272727273" calcext:value-type="float">
            <text:p>-0.297727272727273</text:p>
          </table:table-cell>
          <table:table-cell office:value-type="float" office:value="-0.43030303030303" calcext:value-type="float">
            <text:p>-0.43030303030303</text:p>
          </table:table-cell>
          <table:table-cell office:value-type="float" office:value="-0.474431818181818" calcext:value-type="float">
            <text:p>-0.474431818181818</text:p>
          </table:table-cell>
          <table:table-cell office:value-type="float" office:value="0.75719696969697" calcext:value-type="float">
            <text:p>0.75719696969697</text:p>
          </table:table-cell>
          <table:table-cell office:value-type="float" office:value="1.17594696969697" calcext:value-type="float">
            <text:p>1.17594696969697</text:p>
          </table:table-cell>
          <table:table-cell office:value-type="float" office:value="1.46193181818182" calcext:value-type="float">
            <text:p>1.46193181818182</text:p>
          </table:table-cell>
          <table:table-cell office:value-type="float" office:value="1.65511363636364" calcext:value-type="float">
            <text:p>1.65511363636364</text:p>
          </table:table-cell>
          <table:table-cell office:value-type="float" office:value="1.75416666666667" calcext:value-type="float">
            <text:p>1.75416666666667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2" office:value-type="float" office:value="0.634858630952381" calcext:value-type="float">
            <text:p>0.634858630952381</text:p>
          </table:table-cell>
          <table:table-cell office:value-type="float" office:value="0.894159226190476" calcext:value-type="float">
            <text:p>0.894159226190476</text:p>
          </table:table-cell>
          <table:table-cell office:value-type="float" office:value="1.01692708333333" calcext:value-type="float">
            <text:p>1.01692708333333</text:p>
          </table:table-cell>
          <table:table-cell office:value-type="float" office:value="1.08389136904762" calcext:value-type="float">
            <text:p>1.08389136904762</text:p>
          </table:table-cell>
          <table:table-cell office:value-type="float" office:value="1.06343005952381" calcext:value-type="float">
            <text:p>1.06343005952381</text:p>
          </table:table-cell>
          <table:table-cell office:value-type="float" office:value="0.260230654761905" calcext:value-type="float">
            <text:p>0.260230654761905</text:p>
          </table:table-cell>
          <table:table-cell office:value-type="float" office:value="0.179129464285714" calcext:value-type="float">
            <text:p>0.179129464285714</text:p>
          </table:table-cell>
          <table:table-cell office:value-type="float" office:value="0.112165178571428" calcext:value-type="float">
            <text:p>0.112165178571428</text:p>
          </table:table-cell>
          <table:table-cell office:value-type="float" office:value="0.0545014880952381" calcext:value-type="float">
            <text:p>0.054501488095238</text:p>
          </table:table-cell>
          <table:table-cell office:value-type="float" office:value="0.00427827380952373" calcext:value-type="float">
            <text:p>0.004278273809524</text:p>
          </table:table-cell>
          <table:table-cell office:value-type="float" office:value="0.376302083333333" calcext:value-type="float">
            <text:p>0.376302083333333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38058035714286" calcext:value-type="float">
            <text:p>0.938058035714286</text:p>
          </table:table-cell>
          <table:table-cell office:value-type="float" office:value="1.06454613095238" calcext:value-type="float">
            <text:p>1.06454613095238</text:p>
          </table:table-cell>
          <table:table-cell office:value-type="float" office:value="1.11402529761905" calcext:value-type="float">
            <text:p>1.11402529761905</text:p>
          </table:table-cell>
          <table:table-cell office:value-type="float" office:value="0.258556547619048" calcext:value-type="float">
            <text:p>0.258556547619048</text:p>
          </table:table-cell>
          <table:table-cell office:value-type="float" office:value="-0.0799851190476191" calcext:value-type="float">
            <text:p>-0.079985119047619</text:p>
          </table:table-cell>
          <table:table-cell office:value-type="float" office:value="-0.303199404761905" calcext:value-type="float">
            <text:p>-0.303199404761905</text:p>
          </table:table-cell>
          <table:table-cell office:value-type="float" office:value="-0.4296875" calcext:value-type="float">
            <text:p>-0.4296875</text:p>
          </table:table-cell>
          <table:table-cell office:value-type="float" office:value="-0.479166666666667" calcext:value-type="float">
            <text:p>-0.479166666666667</text:p>
          </table:table-cell>
          <table:table-cell office:value-type="float" office:value="0.752604166666667" calcext:value-type="float">
            <text:p>0.752604166666667</text:p>
          </table:table-cell>
          <table:table-cell office:value-type="float" office:value="1.17057291666667" calcext:value-type="float">
            <text:p>1.17057291666667</text:p>
          </table:table-cell>
          <table:table-cell office:value-type="float" office:value="1.45889136904762" calcext:value-type="float">
            <text:p>1.45889136904762</text:p>
          </table:table-cell>
          <table:table-cell office:value-type="float" office:value="1.64676339285714" calcext:value-type="float">
            <text:p>1.64676339285714</text:p>
          </table:table-cell>
          <table:table-cell office:value-type="float" office:value="1.74646577380952" calcext:value-type="float">
            <text:p>1.74646577380952</text:p>
          </table:table-cell>
          <table:table-cell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2" office:value-type="float" office:value="0.630299707602339" calcext:value-type="float">
            <text:p>0.630299707602339</text:p>
          </table:table-cell>
          <table:table-cell office:value-type="float" office:value="0.889437134502924" calcext:value-type="float">
            <text:p>0.889437134502924</text:p>
          </table:table-cell>
          <table:table-cell office:value-type="float" office:value="1.01370614035088" calcext:value-type="float">
            <text:p>1.01370614035088</text:p>
          </table:table-cell>
          <table:table-cell office:value-type="float" office:value="1.08497807017544" calcext:value-type="float">
            <text:p>1.08497807017544</text:p>
          </table:table-cell>
          <table:table-cell office:value-type="float" office:value="1.06122076023392" calcext:value-type="float">
            <text:p>1.06122076023392</text:p>
          </table:table-cell>
          <table:table-cell office:value-type="float" office:value="0.257858187134503" calcext:value-type="float">
            <text:p>0.257858187134503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111293859649123" calcext:value-type="float">
            <text:p>0.111293859649123</text:p>
          </table:table-cell>
          <table:table-cell office:value-type="float" office:value="0.0546418128654971" calcext:value-type="float">
            <text:p>0.054641812865497</text:p>
          </table:table-cell>
          <table:table-cell office:value-type="float" office:value="0.00109649122807021" calcext:value-type="float">
            <text:p>0.00109649122807</text:p>
          </table:table-cell>
          <table:table-cell office:value-type="float" office:value="0.374086257309941" calcext:value-type="float">
            <text:p>0.374086257309941</text:p>
          </table:table-cell>
          <table:table-cell office:value-type="float" office:value="0.710343567251462" calcext:value-type="float">
            <text:p>0.710343567251462</text:p>
          </table:table-cell>
          <table:table-cell office:value-type="float" office:value="0.931469298245614" calcext:value-type="float">
            <text:p>0.931469298245614</text:p>
          </table:table-cell>
          <table:table-cell office:value-type="float" office:value="1.06779970760234" calcext:value-type="float">
            <text:p>1.06779970760234</text:p>
          </table:table-cell>
          <table:table-cell office:value-type="float" office:value="1.1140350877193" calcext:value-type="float">
            <text:p>1.1140350877193</text:p>
          </table:table-cell>
          <table:table-cell office:value-type="float" office:value="0.256213450292398" calcext:value-type="float">
            <text:p>0.256213450292398</text:p>
          </table:table-cell>
          <table:table-cell office:value-type="float" office:value="-0.0800438596491228" calcext:value-type="float">
            <text:p>-0.080043859649123</text:p>
          </table:table-cell>
          <table:table-cell office:value-type="float" office:value="-0.301169590643275" calcext:value-type="float">
            <text:p>-0.30116959064327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83735380116959" calcext:value-type="float">
            <text:p>-0.483735380116959</text:p>
          </table:table-cell>
          <table:table-cell office:value-type="float" office:value="0.748172514619883" calcext:value-type="float">
            <text:p>0.748172514619883</text:p>
          </table:table-cell>
          <table:table-cell office:value-type="float" office:value="1.16355994152047" calcext:value-type="float">
            <text:p>1.16355994152047</text:p>
          </table:table-cell>
          <table:table-cell office:value-type="float" office:value="1.45047514619883" calcext:value-type="float">
            <text:p>1.45047514619883</text:p>
          </table:table-cell>
          <table:table-cell office:value-type="float" office:value="1.6452850877193" calcext:value-type="float">
            <text:p>1.6452850877193</text:p>
          </table:table-cell>
          <table:table-cell office:value-type="float" office:value="1.74305555555556" calcext:value-type="float">
            <text:p>1.74305555555556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2" office:value-type="float" office:value="0.625897988505747" calcext:value-type="float">
            <text:p>0.625897988505747</text:p>
          </table:table-cell>
          <table:table-cell office:value-type="float" office:value="0.888469827586207" calcext:value-type="float">
            <text:p>0.888469827586207</text:p>
          </table:table-cell>
          <table:table-cell office:value-type="float" office:value="1.01239224137931" calcext:value-type="float">
            <text:p>1.01239224137931</text:p>
          </table:table-cell>
          <table:table-cell office:value-type="float" office:value="1.08602729885057" calcext:value-type="float">
            <text:p>1.08602729885057</text:p>
          </table:table-cell>
          <table:table-cell office:value-type="float" office:value="1.06088362068966" calcext:value-type="float">
            <text:p>1.06088362068966</text:p>
          </table:table-cell>
          <table:table-cell office:value-type="float" office:value="0.255567528735632" calcext:value-type="float">
            <text:p>0.255567528735632</text:p>
          </table:table-cell>
          <table:table-cell office:value-type="float" office:value="0.17510775862069" calcext:value-type="float">
            <text:p>0.17510775862069</text:p>
          </table:table-cell>
          <table:table-cell office:value-type="float" office:value="0.108656609195402" calcext:value-type="float">
            <text:p>0.108656609195402</text:p>
          </table:table-cell>
          <table:table-cell office:value-type="float" office:value="0.0526221264367814" calcext:value-type="float">
            <text:p>0.052622126436782</text:p>
          </table:table-cell>
          <table:table-cell office:value-type="float" office:value="-0.000179597701149392" calcext:value-type="float">
            <text:p>-0.000179597701149</text:p>
          </table:table-cell>
          <table:table-cell office:value-type="float" office:value="0.37194683908046" calcext:value-type="float">
            <text:p>0.37194683908046</text:p>
          </table:table-cell>
          <table:table-cell office:value-type="float" office:value="0.722162356321839" calcext:value-type="float">
            <text:p>0.722162356321839</text:p>
          </table:table-cell>
          <table:table-cell office:value-type="float" office:value="0.934087643678161" calcext:value-type="float">
            <text:p>0.934087643678161</text:p>
          </table:table-cell>
          <table:table-cell office:value-type="float" office:value="1.07058189655172" calcext:value-type="float">
            <text:p>1.07058189655172</text:p>
          </table:table-cell>
          <table:table-cell office:value-type="float" office:value="1.11799568965517" calcext:value-type="float">
            <text:p>1.11799568965517</text:p>
          </table:table-cell>
          <table:table-cell office:value-type="float" office:value="0.253951149425287" calcext:value-type="float">
            <text:p>0.253951149425287</text:p>
          </table:table-cell>
          <table:table-cell office:value-type="float" office:value="-0.096264367816092" calcext:value-type="float">
            <text:p>-0.096264367816092</text:p>
          </table:table-cell>
          <table:table-cell office:value-type="float" office:value="-0.308189655172414" calcext:value-type="float">
            <text:p>-0.308189655172414</text:p>
          </table:table-cell>
          <table:table-cell office:value-type="float" office:value="-0.444683908045977" calcext:value-type="float">
            <text:p>-0.444683908045977</text:p>
          </table:table-cell>
          <table:table-cell office:value-type="float" office:value="-0.492097701149425" calcext:value-type="float">
            <text:p>-0.492097701149425</text:p>
          </table:table-cell>
          <table:table-cell office:value-type="float" office:value="0.74389367816092" calcext:value-type="float">
            <text:p>0.74389367816092</text:p>
          </table:table-cell>
          <table:table-cell office:value-type="float" office:value="1.17474856321839" calcext:value-type="float">
            <text:p>1.17474856321839</text:p>
          </table:table-cell>
          <table:table-cell office:value-type="float" office:value="1.45132902298851" calcext:value-type="float">
            <text:p>1.45132902298851</text:p>
          </table:table-cell>
          <table:table-cell office:value-type="float" office:value="1.64565373563218" calcext:value-type="float">
            <text:p>1.64565373563218</text:p>
          </table:table-cell>
          <table:table-cell office:value-type="float" office:value="1.74586925287356" calcext:value-type="float">
            <text:p>1.74586925287356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2" office:value-type="float" office:value="0.621645480225989" calcext:value-type="float">
            <text:p>0.621645480225989</text:p>
          </table:table-cell>
          <table:table-cell office:value-type="float" office:value="0.887535310734463" calcext:value-type="float">
            <text:p>0.887535310734463</text:p>
          </table:table-cell>
          <table:table-cell office:value-type="float" office:value="1.01112288135593" calcext:value-type="float">
            <text:p>1.01112288135593</text:p>
          </table:table-cell>
          <table:table-cell office:value-type="float" office:value="1.08350988700565" calcext:value-type="float">
            <text:p>1.08350988700565</text:p>
          </table:table-cell>
          <table:table-cell office:value-type="float" office:value="1.06055790960452" calcext:value-type="float">
            <text:p>1.06055790960452</text:p>
          </table:table-cell>
          <table:table-cell office:value-type="float" office:value="0.253354519774011" calcext:value-type="float">
            <text:p>0.253354519774011</text:p>
          </table:table-cell>
          <table:table-cell office:value-type="float" office:value="0.171433615819209" calcext:value-type="float">
            <text:p>0.171433615819209</text:p>
          </table:table-cell>
          <table:table-cell office:value-type="float" office:value="0.106108757062147" calcext:value-type="float">
            <text:p>0.106108757062147</text:p>
          </table:table-cell>
          <table:table-cell office:value-type="float" office:value="0.048728813559322" calcext:value-type="float">
            <text:p>0.048728813559322</text:p>
          </table:table-cell>
          <table:table-cell office:value-type="float" office:value="-0.00529661016949157" calcext:value-type="float">
            <text:p>-0.005296610169492</text:p>
          </table:table-cell>
          <table:table-cell office:value-type="float" office:value="0.369879943502825" calcext:value-type="float">
            <text:p>0.369879943502825</text:p>
          </table:table-cell>
          <table:table-cell office:value-type="float" office:value="0.714159604519774" calcext:value-type="float">
            <text:p>0.714159604519774</text:p>
          </table:table-cell>
          <table:table-cell office:value-type="float" office:value="0.931320621468927" calcext:value-type="float">
            <text:p>0.931320621468927</text:p>
          </table:table-cell>
          <table:table-cell office:value-type="float" office:value="1.0732697740113" calcext:value-type="float">
            <text:p>1.0732697740113</text:p>
          </table:table-cell>
          <table:table-cell office:value-type="float" office:value="1.11793785310734" calcext:value-type="float">
            <text:p>1.11793785310734</text:p>
          </table:table-cell>
          <table:table-cell office:value-type="float" office:value="0.251765536723164" calcext:value-type="float">
            <text:p>0.251765536723164</text:p>
          </table:table-cell>
          <table:table-cell office:value-type="float" office:value="-0.0925141242937852" calcext:value-type="float">
            <text:p>-0.092514124293785</text:p>
          </table:table-cell>
          <table:table-cell office:value-type="float" office:value="-0.309675141242938" calcext:value-type="float">
            <text:p>-0.309675141242938</text:p>
          </table:table-cell>
          <table:table-cell office:value-type="float" office:value="-0.451624293785311" calcext:value-type="float">
            <text:p>-0.451624293785311</text:p>
          </table:table-cell>
          <table:table-cell office:value-type="float" office:value="-0.496292372881356" calcext:value-type="float">
            <text:p>-0.496292372881356</text:p>
          </table:table-cell>
          <table:table-cell office:value-type="float" office:value="0.73975988700565" calcext:value-type="float">
            <text:p>0.73975988700565</text:p>
          </table:table-cell>
          <table:table-cell office:value-type="float" office:value="1.16437146892655" calcext:value-type="float">
            <text:p>1.16437146892655</text:p>
          </table:table-cell>
          <table:table-cell office:value-type="float" office:value="1.44685734463277" calcext:value-type="float">
            <text:p>1.44685734463277</text:p>
          </table:table-cell>
          <table:table-cell office:value-type="float" office:value="1.64795197740113" calcext:value-type="float">
            <text:p>1.64795197740113</text:p>
          </table:table-cell>
          <table:table-cell office:value-type="float" office:value="1.74470338983051" calcext:value-type="float">
            <text:p>1.74470338983051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 office:value-type="float" office:value="0.617534722222222" calcext:value-type="float">
            <text:p>0.617534722222222</text:p>
          </table:table-cell>
          <table:table-cell office:value-type="float" office:value="0.888368055555556" calcext:value-type="float">
            <text:p>0.888368055555556</text:p>
          </table:table-cell>
          <table:table-cell office:value-type="float" office:value="1.00989583333333" calcext:value-type="float">
            <text:p>1.00989583333333</text:p>
          </table:table-cell>
          <table:table-cell office:value-type="float" office:value="1.08107638888889" calcext:value-type="float">
            <text:p>1.08107638888889</text:p>
          </table:table-cell>
          <table:table-cell office:value-type="float" office:value="1.06024305555556" calcext:value-type="float">
            <text:p>1.06024305555556</text:p>
          </table:table-cell>
          <table:table-cell office:value-type="float" office:value="0.251215277777778" calcext:value-type="float">
            <text:p>0.251215277777778</text:p>
          </table:table-cell>
          <table:table-cell office:value-type="float" office:value="0.167881944444444" calcext:value-type="float">
            <text:p>0.167881944444444</text:p>
          </table:table-cell>
          <table:table-cell office:value-type="float" office:value="0.107118055555556" calcext:value-type="float">
            <text:p>0.107118055555556</text:p>
          </table:table-cell>
          <table:table-cell office:value-type="float" office:value="0.0430555555555556" calcext:value-type="float">
            <text:p>0.043055555555556</text:p>
          </table:table-cell>
          <table:table-cell office:value-type="float" office:value="-0.00451388888888893" calcext:value-type="float">
            <text:p>-0.004513888888889</text:p>
          </table:table-cell>
          <table:table-cell office:value-type="float" office:value="0.367881944444444" calcext:value-type="float">
            <text:p>0.367881944444444</text:p>
          </table:table-cell>
          <table:table-cell office:value-type="float" office:value="0.711631944444444" calcext:value-type="float">
            <text:p>0.711631944444444</text:p>
          </table:table-cell>
          <table:table-cell office:value-type="float" office:value="0.930381944444444" calcext:value-type="float">
            <text:p>0.930381944444444</text:p>
          </table:table-cell>
          <table:table-cell office:value-type="float" office:value="1.07586805555556" calcext:value-type="float">
            <text:p>1.07586805555556</text:p>
          </table:table-cell>
          <table:table-cell office:value-type="float" office:value="1.11788194444444" calcext:value-type="float">
            <text:p>1.11788194444444</text:p>
          </table:table-cell>
          <table:table-cell office:value-type="float" office:value="0.249652777777778" calcext:value-type="float">
            <text:p>0.249652777777778</text:p>
          </table:table-cell>
          <table:table-cell office:value-type="float" office:value="-0.0940972222222222" calcext:value-type="float">
            <text:p>-0.094097222222222</text:p>
          </table:table-cell>
          <table:table-cell office:value-type="float" office:value="-0.312847222222222" calcext:value-type="float">
            <text:p>-0.312847222222222</text:p>
          </table:table-cell>
          <table:table-cell office:value-type="float" office:value="-0.458333333333333" calcext:value-type="float">
            <text:p>-0.458333333333333</text:p>
          </table:table-cell>
          <table:table-cell office:value-type="float" office:value="-0.500347222222222" calcext:value-type="float">
            <text:p>-0.500347222222222</text:p>
          </table:table-cell>
          <table:table-cell office:value-type="float" office:value="0.735763888888889" calcext:value-type="float">
            <text:p>0.735763888888889</text:p>
          </table:table-cell>
          <table:table-cell office:value-type="float" office:value="1.16128472222222" calcext:value-type="float">
            <text:p>1.16128472222222</text:p>
          </table:table-cell>
          <table:table-cell office:value-type="float" office:value="1.44253472222222" calcext:value-type="float">
            <text:p>1.44253472222222</text:p>
          </table:table-cell>
          <table:table-cell office:value-type="float" office:value="1.65017361111111" calcext:value-type="float">
            <text:p>1.65017361111111</text:p>
          </table:table-cell>
          <table:table-cell office:value-type="float" office:value="1.74166666666667" calcext:value-type="float">
            <text:p>1.74166666666667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2" office:value-type="float" office:value="0.613558743169399" calcext:value-type="float">
            <text:p>0.613558743169399</text:p>
          </table:table-cell>
          <table:table-cell office:value-type="float" office:value="0.88917349726776" calcext:value-type="float">
            <text:p>0.88917349726776</text:p>
          </table:table-cell>
          <table:table-cell office:value-type="float" office:value="1.00700136612022" calcext:value-type="float">
            <text:p>1.00700136612022</text:p>
          </table:table-cell>
          <table:table-cell office:value-type="float" office:value="1.08213797814208" calcext:value-type="float">
            <text:p>1.08213797814208</text:p>
          </table:table-cell>
          <table:table-cell office:value-type="float" office:value="1.05823087431694" calcext:value-type="float">
            <text:p>1.05823087431694</text:p>
          </table:table-cell>
          <table:table-cell office:value-type="float" office:value="0.249146174863388" calcext:value-type="float">
            <text:p>0.249146174863388</text:p>
          </table:table-cell>
          <table:table-cell office:value-type="float" office:value="0.167862021857924" calcext:value-type="float">
            <text:p>0.167862021857924</text:p>
          </table:table-cell>
          <table:table-cell office:value-type="float" office:value="0.10297131147541" calcext:value-type="float">
            <text:p>0.10297131147541</text:p>
          </table:table-cell>
          <table:table-cell office:value-type="float" office:value="0.0409836065573772" calcext:value-type="float">
            <text:p>0.040983606557377</text:p>
          </table:table-cell>
          <table:table-cell office:value-type="float" office:value="-0.00358606557377028" calcext:value-type="float">
            <text:p>-0.00358606557377</text:p>
          </table:table-cell>
          <table:table-cell office:value-type="float" office:value="0.365949453551913" calcext:value-type="float">
            <text:p>0.365949453551913</text:p>
          </table:table-cell>
          <table:table-cell office:value-type="float" office:value="0.716017759562842" calcext:value-type="float">
            <text:p>0.716017759562842</text:p>
          </table:table-cell>
          <table:table-cell office:value-type="float" office:value="0.924351092896175" calcext:value-type="float">
            <text:p>0.924351092896175</text:p>
          </table:table-cell>
          <table:table-cell office:value-type="float" office:value="1.07462431693989" calcext:value-type="float">
            <text:p>1.07462431693989</text:p>
          </table:table-cell>
          <table:table-cell office:value-type="float" office:value="1.11782786885246" calcext:value-type="float">
            <text:p>1.11782786885246</text:p>
          </table:table-cell>
          <table:table-cell office:value-type="float" office:value="0.247609289617486" calcext:value-type="float">
            <text:p>0.247609289617486</text:p>
          </table:table-cell>
          <table:table-cell office:value-type="float" office:value="-0.102459016393443" calcext:value-type="float">
            <text:p>-0.102459016393443</text:p>
          </table:table-cell>
          <table:table-cell office:value-type="float" office:value="-0.310792349726776" calcext:value-type="float">
            <text:p>-0.310792349726776</text:p>
          </table:table-cell>
          <table:table-cell office:value-type="float" office:value="-0.461065573770492" calcext:value-type="float">
            <text:p>-0.461065573770492</text:p>
          </table:table-cell>
          <table:table-cell office:value-type="float" office:value="-0.50426912568306" calcext:value-type="float">
            <text:p>-0.50426912568306</text:p>
          </table:table-cell>
          <table:table-cell office:value-type="float" office:value="0.731898907103825" calcext:value-type="float">
            <text:p>0.731898907103825</text:p>
          </table:table-cell>
          <table:table-cell office:value-type="float" office:value="1.16342213114754" calcext:value-type="float">
            <text:p>1.16342213114754</text:p>
          </table:table-cell>
          <table:table-cell office:value-type="float" office:value="1.43493852459016" calcext:value-type="float">
            <text:p>1.43493852459016</text:p>
          </table:table-cell>
          <table:table-cell office:value-type="float" office:value="1.64890710382514" calcext:value-type="float">
            <text:p>1.64890710382514</text:p>
          </table:table-cell>
          <table:table-cell office:value-type="float" office:value="1.73668032786885" calcext:value-type="float">
            <text:p>1.73668032786885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 office:value-type="float" office:value="0.609711021505376" calcext:value-type="float">
            <text:p>0.609711021505376</text:p>
          </table:table-cell>
          <table:table-cell office:value-type="float" office:value="0.886592741935484" calcext:value-type="float">
            <text:p>0.886592741935484</text:p>
          </table:table-cell>
          <table:table-cell office:value-type="float" office:value="1.00588037634409" calcext:value-type="float">
            <text:p>1.00588037634409</text:p>
          </table:table-cell>
          <table:table-cell office:value-type="float" office:value="1.07980510752688" calcext:value-type="float">
            <text:p>1.07980510752688</text:p>
          </table:table-cell>
          <table:table-cell office:value-type="float" office:value="1.05628360215054" calcext:value-type="float">
            <text:p>1.05628360215054</text:p>
          </table:table-cell>
          <table:table-cell office:value-type="float" office:value="0.247143817204301" calcext:value-type="float">
            <text:p>0.247143817204301</text:p>
          </table:table-cell>
          <table:table-cell office:value-type="float" office:value="0.166162634408602" calcext:value-type="float">
            <text:p>0.166162634408602</text:p>
          </table:table-cell>
          <table:table-cell office:value-type="float" office:value="0.100638440860215" calcext:value-type="float">
            <text:p>0.100638440860215</text:p>
          </table:table-cell>
          <table:table-cell office:value-type="float" office:value="0.0393145161290322" calcext:value-type="float">
            <text:p>0.039314516129032</text:p>
          </table:table-cell>
          <table:table-cell office:value-type="float" office:value="-0.00453629032258052" calcext:value-type="float">
            <text:p>-0.004536290322581</text:p>
          </table:table-cell>
          <table:table-cell office:value-type="float" office:value="0.364079301075269" calcext:value-type="float">
            <text:p>0.364079301075269</text:p>
          </table:table-cell>
          <table:table-cell office:value-type="float" office:value="0.71690188172043" calcext:value-type="float">
            <text:p>0.71690188172043</text:p>
          </table:table-cell>
          <table:table-cell office:value-type="float" office:value="0.923555107526882" calcext:value-type="float">
            <text:p>0.923555107526882</text:p>
          </table:table-cell>
          <table:table-cell office:value-type="float" office:value="1.07342069892473" calcext:value-type="float">
            <text:p>1.07342069892473</text:p>
          </table:table-cell>
          <table:table-cell office:value-type="float" office:value="1.11962365591398" calcext:value-type="float">
            <text:p>1.11962365591398</text:p>
          </table:table-cell>
          <table:table-cell office:value-type="float" office:value="0.245631720430108" calcext:value-type="float">
            <text:p>0.245631720430108</text:p>
          </table:table-cell>
          <table:table-cell office:value-type="float" office:value="-0.107190860215054" calcext:value-type="float">
            <text:p>-0.107190860215054</text:p>
          </table:table-cell>
          <table:table-cell office:value-type="float" office:value="-0.313844086021505" calcext:value-type="float">
            <text:p>-0.313844086021505</text:p>
          </table:table-cell>
          <table:table-cell office:value-type="float" office:value="-0.463709677419355" calcext:value-type="float">
            <text:p>-0.463709677419355</text:p>
          </table:table-cell>
          <table:table-cell office:value-type="float" office:value="-0.509912634408602" calcext:value-type="float">
            <text:p>-0.509912634408602</text:p>
          </table:table-cell>
          <table:table-cell office:value-type="float" office:value="0.728158602150538" calcext:value-type="float">
            <text:p>0.728158602150538</text:p>
          </table:table-cell>
          <table:table-cell office:value-type="float" office:value="1.16213037634409" calcext:value-type="float">
            <text:p>1.16213037634409</text:p>
          </table:table-cell>
          <table:table-cell office:value-type="float" office:value="1.43262768817204" calcext:value-type="float">
            <text:p>1.43262768817204</text:p>
          </table:table-cell>
          <table:table-cell office:value-type="float" office:value="1.64549731182796" calcext:value-type="float">
            <text:p>1.64549731182796</text:p>
          </table:table-cell>
          <table:table-cell office:value-type="float" office:value="1.73370295698925" calcext:value-type="float">
            <text:p>1.73370295698925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 office:value-type="float" office:value="0.60598544973545" calcext:value-type="float">
            <text:p>0.60598544973545</text:p>
          </table:table-cell>
          <table:table-cell office:value-type="float" office:value="0.882440476190476" calcext:value-type="float">
            <text:p>0.882440476190476</text:p>
          </table:table-cell>
          <table:table-cell office:value-type="float" office:value="1.00314153439153" calcext:value-type="float">
            <text:p>1.00314153439153</text:p>
          </table:table-cell>
          <table:table-cell office:value-type="float" office:value="1.0775462962963" calcext:value-type="float">
            <text:p>1.0775462962963</text:p>
          </table:table-cell>
          <table:table-cell office:value-type="float" office:value="1.05605158730159" calcext:value-type="float">
            <text:p>1.05605158730159</text:p>
          </table:table-cell>
          <table:table-cell office:value-type="float" office:value="0.245205026455026" calcext:value-type="float">
            <text:p>0.245205026455026</text:p>
          </table:table-cell>
          <table:table-cell office:value-type="float" office:value="0.166170634920635" calcext:value-type="float">
            <text:p>0.166170634920635</text:p>
          </table:table-cell>
          <table:table-cell office:value-type="float" office:value="0.100033068783069" calcext:value-type="float">
            <text:p>0.100033068783069</text:p>
          </table:table-cell>
          <table:table-cell office:value-type="float" office:value="0.0358796296296295" calcext:value-type="float">
            <text:p>0.03587962962963</text:p>
          </table:table-cell>
          <table:table-cell office:value-type="float" office:value="-0.00380291005291" calcext:value-type="float">
            <text:p>-0.00380291005291</text:p>
          </table:table-cell>
          <table:table-cell office:value-type="float" office:value="0.362268518518519" calcext:value-type="float">
            <text:p>0.362268518518519</text:p>
          </table:table-cell>
          <table:table-cell office:value-type="float" office:value="0.709490740740741" calcext:value-type="float">
            <text:p>0.709490740740741</text:p>
          </table:table-cell>
          <table:table-cell office:value-type="float" office:value="0.924933862433862" calcext:value-type="float">
            <text:p>0.924933862433862</text:p>
          </table:table-cell>
          <table:table-cell office:value-type="float" office:value="1.07225529100529" calcext:value-type="float">
            <text:p>1.07225529100529</text:p>
          </table:table-cell>
          <table:table-cell office:value-type="float" office:value="1.11954365079365" calcext:value-type="float">
            <text:p>1.11954365079365</text:p>
          </table:table-cell>
          <table:table-cell office:value-type="float" office:value="0.243716931216931" calcext:value-type="float">
            <text:p>0.243716931216931</text:p>
          </table:table-cell>
          <table:table-cell office:value-type="float" office:value="-0.103505291005291" calcext:value-type="float">
            <text:p>-0.103505291005291</text:p>
          </table:table-cell>
          <table:table-cell office:value-type="float" office:value="-0.318948412698413" calcext:value-type="float">
            <text:p>-0.318948412698413</text:p>
          </table:table-cell>
          <table:table-cell office:value-type="float" office:value="-0.466269841269841" calcext:value-type="float">
            <text:p>-0.466269841269841</text:p>
          </table:table-cell>
          <table:table-cell office:value-type="float" office:value="-0.513558201058201" calcext:value-type="float">
            <text:p>-0.513558201058201</text:p>
          </table:table-cell>
          <table:table-cell office:value-type="float" office:value="0.724537037037037" calcext:value-type="float">
            <text:p>0.724537037037037</text:p>
          </table:table-cell>
          <table:table-cell office:value-type="float" office:value="1.15095899470899" calcext:value-type="float">
            <text:p>1.15095899470899</text:p>
          </table:table-cell>
          <table:table-cell office:value-type="float" office:value="1.43088624338624" calcext:value-type="float">
            <text:p>1.43088624338624</text:p>
          </table:table-cell>
          <table:table-cell office:value-type="float" office:value="1.64401455026455" calcext:value-type="float">
            <text:p>1.64401455026455</text:p>
          </table:table-cell>
          <table:table-cell office:value-type="float" office:value="1.73098544973545" calcext:value-type="float">
            <text:p>1.73098544973545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0.602376302083333" calcext:value-type="float">
            <text:p>0.602376302083333</text:p>
          </table:table-cell>
          <table:table-cell office:value-type="float" office:value="0.881673177083333" calcext:value-type="float">
            <text:p>0.881673177083333</text:p>
          </table:table-cell>
          <table:table-cell office:value-type="float" office:value="1.00374348958333" calcext:value-type="float">
            <text:p>1.00374348958333</text:p>
          </table:table-cell>
          <table:table-cell office:value-type="float" office:value="1.07535807291667" calcext:value-type="float">
            <text:p>1.07535807291667</text:p>
          </table:table-cell>
          <table:table-cell office:value-type="float" office:value="1.05582682291667" calcext:value-type="float">
            <text:p>1.05582682291667</text:p>
          </table:table-cell>
          <table:table-cell office:value-type="float" office:value="0.243326822916667" calcext:value-type="float">
            <text:p>0.243326822916667</text:p>
          </table:table-cell>
          <table:table-cell office:value-type="float" office:value="0.166178385416667" calcext:value-type="float">
            <text:p>0.166178385416667</text:p>
          </table:table-cell>
          <table:table-cell office:value-type="float" office:value="0.102376302083333" calcext:value-type="float">
            <text:p>0.102376302083333</text:p>
          </table:table-cell>
          <table:table-cell office:value-type="float" office:value="0.03076171875" calcext:value-type="float">
            <text:p>0.03076171875</text:p>
          </table:table-cell>
          <table:table-cell office:value-type="float" office:value="-0.0048828125" calcext:value-type="float">
            <text:p>-0.0048828125</text:p>
          </table:table-cell>
          <table:table-cell office:value-type="float" office:value="0.360514322916667" calcext:value-type="float">
            <text:p>0.360514322916667</text:p>
          </table:table-cell>
          <table:table-cell office:value-type="float" office:value="0.71044921875" calcext:value-type="float">
            <text:p>0.71044921875</text:p>
          </table:table-cell>
          <table:table-cell office:value-type="float" office:value="0.926106770833333" calcext:value-type="float">
            <text:p>0.926106770833333</text:p>
          </table:table-cell>
          <table:table-cell office:value-type="float" office:value="1.07470703125" calcext:value-type="float">
            <text:p>1.07470703125</text:p>
          </table:table-cell>
          <table:table-cell office:value-type="float" office:value="1.11946614583333" calcext:value-type="float">
            <text:p>1.11946614583333</text:p>
          </table:table-cell>
          <table:table-cell office:value-type="float" office:value="0.241861979166667" calcext:value-type="float">
            <text:p>0.241861979166667</text:p>
          </table:table-cell>
          <table:table-cell office:value-type="float" office:value="-0.108072916666667" calcext:value-type="float">
            <text:p>-0.108072916666667</text:p>
          </table:table-cell>
          <table:table-cell office:value-type="float" office:value="-0.32373046875" calcext:value-type="float">
            <text:p>-0.32373046875</text:p>
          </table:table-cell>
          <table:table-cell office:value-type="float" office:value="-0.472330729166667" calcext:value-type="float">
            <text:p>-0.472330729166667</text:p>
          </table:table-cell>
          <table:table-cell office:value-type="float" office:value="-0.51708984375" calcext:value-type="float">
            <text:p>-0.51708984375</text:p>
          </table:table-cell>
          <table:table-cell office:value-type="float" office:value="0.721028645833333" calcext:value-type="float">
            <text:p>0.721028645833333</text:p>
          </table:table-cell>
          <table:table-cell office:value-type="float" office:value="1.14664713541667" calcext:value-type="float">
            <text:p>1.14664713541667</text:p>
          </table:table-cell>
          <table:table-cell office:value-type="float" office:value="1.427734375" calcext:value-type="float">
            <text:p>1.427734375</text:p>
          </table:table-cell>
          <table:table-cell office:value-type="float" office:value="1.64436848958333" calcext:value-type="float">
            <text:p>1.64436848958333</text:p>
          </table:table-cell>
          <table:table-cell office:value-type="float" office:value="1.72835286458333" calcext:value-type="float">
            <text:p>1.72835286458333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2" office:value-type="float" office:value="0.598878205128205" calcext:value-type="float">
            <text:p>0.598878205128205</text:p>
          </table:table-cell>
          <table:table-cell office:value-type="float" office:value="0.879326923076923" calcext:value-type="float">
            <text:p>0.879326923076923</text:p>
          </table:table-cell>
          <table:table-cell office:value-type="float" office:value="1.00272435897436" calcext:value-type="float">
            <text:p>1.00272435897436</text:p>
          </table:table-cell>
          <table:table-cell office:value-type="float" office:value="1.07483974358974" calcext:value-type="float">
            <text:p>1.07483974358974</text:p>
          </table:table-cell>
          <table:table-cell office:value-type="float" office:value="1.05560897435897" calcext:value-type="float">
            <text:p>1.05560897435897</text:p>
          </table:table-cell>
          <table:table-cell office:value-type="float" office:value="0.24150641025641" calcext:value-type="float">
            <text:p>0.24150641025641</text:p>
          </table:table-cell>
          <table:table-cell office:value-type="float" office:value="0.164583333333333" calcext:value-type="float">
            <text:p>0.164583333333333</text:p>
          </table:table-cell>
          <table:table-cell office:value-type="float" office:value="0.0980769230769232" calcext:value-type="float">
            <text:p>0.098076923076923</text:p>
          </table:table-cell>
          <table:table-cell office:value-type="float" office:value="0.0309294871794872" calcext:value-type="float">
            <text:p>0.030929487179487</text:p>
          </table:table-cell>
          <table:table-cell office:value-type="float" office:value="-0.00769230769230789" calcext:value-type="float">
            <text:p>-0.007692307692308</text:p>
          </table:table-cell>
          <table:table-cell office:value-type="float" office:value="0.358814102564103" calcext:value-type="float">
            <text:p>0.358814102564103</text:p>
          </table:table-cell>
          <table:table-cell office:value-type="float" office:value="0.711378205128205" calcext:value-type="float">
            <text:p>0.711378205128205</text:p>
          </table:table-cell>
          <table:table-cell office:value-type="float" office:value="0.92900641025641" calcext:value-type="float">
            <text:p>0.92900641025641</text:p>
          </table:table-cell>
          <table:table-cell office:value-type="float" office:value="1.07355769230769" calcext:value-type="float">
            <text:p>1.07355769230769</text:p>
          </table:table-cell>
          <table:table-cell office:value-type="float" office:value="1.12115384615385" calcext:value-type="float">
            <text:p>1.12115384615385</text:p>
          </table:table-cell>
          <table:table-cell office:value-type="float" office:value="0.240064102564102" calcext:value-type="float">
            <text:p>0.24006410256410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-0.330128205128205" calcext:value-type="float">
            <text:p>-0.330128205128205</text:p>
          </table:table-cell>
          <table:table-cell office:value-type="float" office:value="-0.474679487179487" calcext:value-type="float">
            <text:p>-0.474679487179487</text:p>
          </table:table-cell>
          <table:table-cell office:value-type="float" office:value="-0.522275641025641" calcext:value-type="float">
            <text:p>-0.522275641025641</text:p>
          </table:table-cell>
          <table:table-cell office:value-type="float" office:value="0.717628205128205" calcext:value-type="float">
            <text:p>0.717628205128205</text:p>
          </table:table-cell>
          <table:table-cell office:value-type="float" office:value="1.14567307692308" calcext:value-type="float">
            <text:p>1.14567307692308</text:p>
          </table:table-cell>
          <table:table-cell office:value-type="float" office:value="1.43141025641026" calcext:value-type="float">
            <text:p>1.43141025641026</text:p>
          </table:table-cell>
          <table:table-cell office:value-type="float" office:value="1.64134615384615" calcext:value-type="float">
            <text:p>1.64134615384615</text:p>
          </table:table-cell>
          <table:table-cell office:value-type="float" office:value="1.72932692307692" calcext:value-type="float">
            <text:p>1.72932692307692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2" office:value-type="float" office:value="0.595486111111111" calcext:value-type="float">
            <text:p>0.595486111111111</text:p>
          </table:table-cell>
          <table:table-cell office:value-type="float" office:value="0.880208333333333" calcext:value-type="float">
            <text:p>0.880208333333333</text:p>
          </table:table-cell>
          <table:table-cell office:value-type="float" office:value="1.00173611111111" calcext:value-type="float">
            <text:p>1.00173611111111</text:p>
          </table:table-cell>
          <table:table-cell office:value-type="float" office:value="1.07275883838384" calcext:value-type="float">
            <text:p>1.07275883838384</text:p>
          </table:table-cell>
          <table:table-cell office:value-type="float" office:value="1.05381944444444" calcext:value-type="float">
            <text:p>1.05381944444444</text:p>
          </table:table-cell>
          <table:table-cell office:value-type="float" office:value="0.239741161616162" calcext:value-type="float">
            <text:p>0.239741161616162</text:p>
          </table:table-cell>
          <table:table-cell office:value-type="float" office:value="0.163036616161616" calcext:value-type="float">
            <text:p>0.163036616161616</text:p>
          </table:table-cell>
          <table:table-cell office:value-type="float" office:value="0.0956439393939395" calcext:value-type="float">
            <text:p>0.09564393939394</text:p>
          </table:table-cell>
          <table:table-cell office:value-type="float" office:value="0.0277777777777779" calcext:value-type="float">
            <text:p>0.027777777777778</text:p>
          </table:table-cell>
          <table:table-cell office:value-type="float" office:value="-0.0102588383838385" calcext:value-type="float">
            <text:p>-0.010258838383839</text:p>
          </table:table-cell>
          <table:table-cell office:value-type="float" office:value="0.357165404040404" calcext:value-type="float">
            <text:p>0.357165404040404</text:p>
          </table:table-cell>
          <table:table-cell office:value-type="float" office:value="0.710700757575758" calcext:value-type="float">
            <text:p>0.710700757575758</text:p>
          </table:table-cell>
          <table:table-cell office:value-type="float" office:value="0.930082070707071" calcext:value-type="float">
            <text:p>0.930082070707071</text:p>
          </table:table-cell>
          <table:table-cell office:value-type="float" office:value="1.07417929292929" calcext:value-type="float">
            <text:p>1.07417929292929</text:p>
          </table:table-cell>
          <table:table-cell office:value-type="float" office:value="1.1227904040404" calcext:value-type="float">
            <text:p>1.1227904040404</text:p>
          </table:table-cell>
          <table:table-cell office:value-type="float" office:value="0.238320707070707" calcext:value-type="float">
            <text:p>0.238320707070707</text:p>
          </table:table-cell>
          <table:table-cell office:value-type="float" office:value="-0.115214646464646" calcext:value-type="float">
            <text:p>-0.115214646464646</text:p>
          </table:table-cell>
          <table:table-cell office:value-type="float" office:value="-0.33459595959596" calcext:value-type="float">
            <text:p>-0.33459595959596</text:p>
          </table:table-cell>
          <table:table-cell office:value-type="float" office:value="-0.478693181818182" calcext:value-type="float">
            <text:p>-0.478693181818182</text:p>
          </table:table-cell>
          <table:table-cell office:value-type="float" office:value="-0.527304292929293" calcext:value-type="float">
            <text:p>-0.527304292929293</text:p>
          </table:table-cell>
          <table:table-cell office:value-type="float" office:value="0.714330808080808" calcext:value-type="float">
            <text:p>0.714330808080808</text:p>
          </table:table-cell>
          <table:table-cell office:value-type="float" office:value="1.14315025252525" calcext:value-type="float">
            <text:p>1.14315025252525</text:p>
          </table:table-cell>
          <table:table-cell office:value-type="float" office:value="1.43150252525253" calcext:value-type="float">
            <text:p>1.43150252525253</text:p>
          </table:table-cell>
          <table:table-cell office:value-type="float" office:value="1.6417297979798" calcext:value-type="float">
            <text:p>1.6417297979798</text:p>
          </table:table-cell>
          <table:table-cell office:value-type="float" office:value="1.73011363636364" calcext:value-type="float">
            <text:p>1.73011363636364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 office:value-type="float" office:value="0.592195273631841" calcext:value-type="float">
            <text:p>0.592195273631841</text:p>
          </table:table-cell>
          <table:table-cell office:value-type="float" office:value="0.876399253731343" calcext:value-type="float">
            <text:p>0.876399253731343</text:p>
          </table:table-cell>
          <table:table-cell office:value-type="float" office:value="0.99922263681592" calcext:value-type="float">
            <text:p>0.99922263681592</text:p>
          </table:table-cell>
          <table:table-cell office:value-type="float" office:value="1.0722947761194" calcext:value-type="float">
            <text:p>1.0722947761194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163090796019901" calcext:value-type="float">
            <text:p>0.163090796019901</text:p>
          </table:table-cell>
          <table:table-cell office:value-type="float" office:value="0.0900186567164178" calcext:value-type="float">
            <text:p>0.090018656716418</text:p>
          </table:table-cell>
          <table:table-cell office:value-type="float" office:value="0.0279850746268657" calcext:value-type="float">
            <text:p>0.027985074626866</text:p>
          </table:table-cell>
          <table:table-cell office:value-type="float" office:value="-0.0144589552238807" calcext:value-type="float">
            <text:p>-0.014458955223881</text:p>
          </table:table-cell>
          <table:table-cell office:value-type="float" office:value="0.354011194029851" calcext:value-type="float">
            <text:p>0.354011194029851</text:p>
          </table:table-cell>
          <table:table-cell office:value-type="float" office:value="0.705379353233831" calcext:value-type="float">
            <text:p>0.705379353233831</text:p>
          </table:table-cell>
          <table:table-cell office:value-type="float" office:value="0.929415422885572" calcext:value-type="float">
            <text:p>0.929415422885572</text:p>
          </table:table-cell>
          <table:table-cell office:value-type="float" office:value="1.07478233830846" calcext:value-type="float">
            <text:p>1.07478233830846</text:p>
          </table:table-cell>
          <table:table-cell office:value-type="float" office:value="1.12266791044776" calcext:value-type="float">
            <text:p>1.12266791044776</text:p>
          </table:table-cell>
          <table:table-cell office:value-type="float" office:value="0.23818407960199" calcext:value-type="float">
            <text:p>0.23818407960199</text:p>
          </table:table-cell>
          <table:table-cell office:value-type="float" office:value="-0.11318407960199" calcext:value-type="float">
            <text:p>-0.11318407960199</text:p>
          </table:table-cell>
          <table:table-cell office:value-type="float" office:value="-0.337220149253731" calcext:value-type="float">
            <text:p>-0.337220149253731</text:p>
          </table:table-cell>
          <table:table-cell office:value-type="float" office:value="-0.482587064676617" calcext:value-type="float">
            <text:p>-0.482587064676617</text:p>
          </table:table-cell>
          <table:table-cell office:value-type="float" office:value="-0.530472636815921" calcext:value-type="float">
            <text:p>-0.530472636815921</text:p>
          </table:table-cell>
          <table:table-cell office:value-type="float" office:value="0.708022388059702" calcext:value-type="float">
            <text:p>0.708022388059702</text:p>
          </table:table-cell>
          <table:table-cell office:value-type="float" office:value="1.13448383084577" calcext:value-type="float">
            <text:p>1.13448383084577</text:p>
          </table:table-cell>
          <table:table-cell office:value-type="float" office:value="1.43143656716418" calcext:value-type="float">
            <text:p>1.43143656716418</text:p>
          </table:table-cell>
          <table:table-cell office:value-type="float" office:value="1.64225746268657" calcext:value-type="float">
            <text:p>1.64225746268657</text:p>
          </table:table-cell>
          <table:table-cell office:value-type="float" office:value="1.72916666666667" calcext:value-type="float">
            <text:p>1.72916666666667</text:p>
          </table:table-cell>
          <table:table-cell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2" office:value-type="float" office:value="0.589001225490196" calcext:value-type="float">
            <text:p>0.589001225490196</text:p>
          </table:table-cell>
          <table:table-cell office:value-type="float" office:value="0.875765931372549" calcext:value-type="float">
            <text:p>0.875765931372549</text:p>
          </table:table-cell>
          <table:table-cell office:value-type="float" office:value="0.998314950980392" calcext:value-type="float">
            <text:p>0.998314950980392</text:p>
          </table:table-cell>
          <table:table-cell office:value-type="float" office:value="1.0703125" calcext:value-type="float">
            <text:p>1.0703125</text:p>
          </table:table-cell>
          <table:table-cell office:value-type="float" office:value="1.05193014705882" calcext:value-type="float">
            <text:p>1.05193014705882</text:p>
          </table:table-cell>
          <table:table-cell office:value-type="float" office:value="0.237898284313725" calcext:value-type="float">
            <text:p>0.237898284313725</text:p>
          </table:table-cell>
          <table:table-cell office:value-type="float" office:value="0.163143382352941" calcext:value-type="float">
            <text:p>0.163143382352941</text:p>
          </table:table-cell>
          <table:table-cell office:value-type="float" office:value="0.0877757352941178" calcext:value-type="float">
            <text:p>0.087775735294118</text:p>
          </table:table-cell>
          <table:table-cell office:value-type="float" office:value="0.024969362745098" calcext:value-type="float">
            <text:p>0.024969362745098</text:p>
          </table:table-cell>
          <table:table-cell office:value-type="float" office:value="-0.0136335784313724" calcext:value-type="float">
            <text:p>-0.013633578431372</text:p>
          </table:table-cell>
          <table:table-cell office:value-type="float" office:value="0.352481617647059" calcext:value-type="float">
            <text:p>0.352481617647059</text:p>
          </table:table-cell>
          <table:table-cell office:value-type="float" office:value="0.707873774509804" calcext:value-type="float">
            <text:p>0.707873774509804</text:p>
          </table:table-cell>
          <table:table-cell office:value-type="float" office:value="0.932138480392157" calcext:value-type="float">
            <text:p>0.932138480392157</text:p>
          </table:table-cell>
          <table:table-cell office:value-type="float" office:value="1.07536764705882" calcext:value-type="float">
            <text:p>1.07536764705882</text:p>
          </table:table-cell>
          <table:table-cell office:value-type="float" office:value="1.12254901960784" calcext:value-type="float">
            <text:p>1.12254901960784</text:p>
          </table:table-cell>
          <table:table-cell office:value-type="float" office:value="0.236519607843137" calcext:value-type="float">
            <text:p>0.236519607843137</text:p>
          </table:table-cell>
          <table:table-cell office:value-type="float" office:value="-0.118872549019608" calcext:value-type="float">
            <text:p>-0.118872549019608</text:p>
          </table:table-cell>
          <table:table-cell office:value-type="float" office:value="-0.343137254901961" calcext:value-type="float">
            <text:p>-0.343137254901961</text:p>
          </table:table-cell>
          <table:table-cell office:value-type="float" office:value="-0.486366421568627" calcext:value-type="float">
            <text:p>-0.486366421568627</text:p>
          </table:table-cell>
          <table:table-cell office:value-type="float" office:value="-0.533547794117647" calcext:value-type="float">
            <text:p>-0.533547794117647</text:p>
          </table:table-cell>
          <table:table-cell office:value-type="float" office:value="0.704963235294118" calcext:value-type="float">
            <text:p>0.704963235294118</text:p>
          </table:table-cell>
          <table:table-cell office:value-type="float" office:value="1.13373161764706" calcext:value-type="float">
            <text:p>1.13373161764706</text:p>
          </table:table-cell>
          <table:table-cell office:value-type="float" office:value="1.43321078431373" calcext:value-type="float">
            <text:p>1.43321078431373</text:p>
          </table:table-cell>
          <table:table-cell office:value-type="float" office:value="1.64093137254902" calcext:value-type="float">
            <text:p>1.64093137254902</text:p>
          </table:table-cell>
          <table:table-cell office:value-type="float" office:value="1.72671568627451" calcext:value-type="float">
            <text:p>1.72671568627451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2" office:value-type="float" office:value="0.585899758454106" calcext:value-type="float">
            <text:p>0.585899758454106</text:p>
          </table:table-cell>
          <table:table-cell office:value-type="float" office:value="0.873641304347826" calcext:value-type="float">
            <text:p>0.873641304347826</text:p>
          </table:table-cell>
          <table:table-cell office:value-type="float" office:value="0.997433574879227" calcext:value-type="float">
            <text:p>0.997433574879227</text:p>
          </table:table-cell>
          <table:table-cell office:value-type="float" office:value="1.06989734299517" calcext:value-type="float">
            <text:p>1.06989734299517</text:p>
          </table:table-cell>
          <table:table-cell office:value-type="float" office:value="1.05027173913043" calcext:value-type="float">
            <text:p>1.05027173913043</text:p>
          </table:table-cell>
          <table:table-cell office:value-type="float" office:value="0.236262077294686" calcext:value-type="float">
            <text:p>0.236262077294686</text:p>
          </table:table-cell>
          <table:table-cell office:value-type="float" office:value="0.163194444444444" calcext:value-type="float">
            <text:p>0.163194444444444</text:p>
          </table:table-cell>
          <table:table-cell office:value-type="float" office:value="0.0855978260869565" calcext:value-type="float">
            <text:p>0.085597826086957</text:p>
          </table:table-cell>
          <table:table-cell office:value-type="float" office:value="0.0218900966183575" calcext:value-type="float">
            <text:p>0.021890096618358</text:p>
          </table:table-cell>
          <table:table-cell office:value-type="float" office:value="-0.0160024154589371" calcext:value-type="float">
            <text:p>-0.016002415458937</text:p>
          </table:table-cell>
          <table:table-cell office:value-type="float" office:value="0.350996376811594" calcext:value-type="float">
            <text:p>0.350996376811594</text:p>
          </table:table-cell>
          <table:table-cell office:value-type="float" office:value="0.70576690821256" calcext:value-type="float">
            <text:p>0.70576690821256</text:p>
          </table:table-cell>
          <table:table-cell office:value-type="float" office:value="0.934782608695652" calcext:value-type="float">
            <text:p>0.934782608695652</text:p>
          </table:table-cell>
          <table:table-cell office:value-type="float" office:value="1.07593599033816" calcext:value-type="float">
            <text:p>1.07593599033816</text:p>
          </table:table-cell>
          <table:table-cell office:value-type="float" office:value="1.12243357487923" calcext:value-type="float">
            <text:p>1.12243357487923</text:p>
          </table:table-cell>
          <table:table-cell office:value-type="float" office:value="0.234903381642512" calcext:value-type="float">
            <text:p>0.234903381642512</text:p>
          </table:table-cell>
          <table:table-cell office:value-type="float" office:value="-0.119867149758454" calcext:value-type="float">
            <text:p>-0.119867149758454</text:p>
          </table:table-cell>
          <table:table-cell office:value-type="float" office:value="-0.348882850241546" calcext:value-type="float">
            <text:p>-0.348882850241546</text:p>
          </table:table-cell>
          <table:table-cell office:value-type="float" office:value="-0.490036231884058" calcext:value-type="float">
            <text:p>-0.490036231884058</text:p>
          </table:table-cell>
          <table:table-cell office:value-type="float" office:value="-0.536533816425121" calcext:value-type="float">
            <text:p>-0.536533816425121</text:p>
          </table:table-cell>
          <table:table-cell office:value-type="float" office:value="0.701992753623188" calcext:value-type="float">
            <text:p>0.701992753623188</text:p>
          </table:table-cell>
          <table:table-cell office:value-type="float" office:value="1.12998188405797" calcext:value-type="float">
            <text:p>1.12998188405797</text:p>
          </table:table-cell>
          <table:table-cell office:value-type="float" office:value="1.43493357487923" calcext:value-type="float">
            <text:p>1.43493357487923</text:p>
          </table:table-cell>
          <table:table-cell office:value-type="float" office:value="1.63979468599034" calcext:value-type="float">
            <text:p>1.63979468599034</text:p>
          </table:table-cell>
          <table:table-cell office:value-type="float" office:value="1.72584541062802" calcext:value-type="float">
            <text:p>1.72584541062802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 office:value-type="float" office:value="0.582886904761905" calcext:value-type="float">
            <text:p>0.582886904761905</text:p>
          </table:table-cell>
          <table:table-cell office:value-type="float" office:value="0.873065476190476" calcext:value-type="float">
            <text:p>0.873065476190476</text:p>
          </table:table-cell>
          <table:table-cell office:value-type="float" office:value="0.996577380952381" calcext:value-type="float">
            <text:p>0.996577380952381</text:p>
          </table:table-cell>
          <table:table-cell office:value-type="float" office:value="1.06949404761905" calcext:value-type="float">
            <text:p>1.06949404761905</text:p>
          </table:table-cell>
          <table:table-cell office:value-type="float" office:value="1.05014880952381" calcext:value-type="float">
            <text:p>1.05014880952381</text:p>
          </table:table-cell>
          <table:table-cell office:value-type="float" office:value="0.234672619047619" calcext:value-type="float">
            <text:p>0.234672619047619</text:p>
          </table:table-cell>
          <table:table-cell office:value-type="float" office:value="0.163244047619048" calcext:value-type="float">
            <text:p>0.163244047619048</text:p>
          </table:table-cell>
          <table:table-cell office:value-type="float" office:value="0.0851190476190478" calcext:value-type="float">
            <text:p>0.085119047619048</text:p>
          </table:table-cell>
          <table:table-cell office:value-type="float" office:value="0.022172619047619" calcext:value-type="float">
            <text:p>0.022172619047619</text:p>
          </table:table-cell>
          <table:table-cell office:value-type="float" office:value="-0.0184523809523809" calcext:value-type="float">
            <text:p>-0.018452380952381</text:p>
          </table:table-cell>
          <table:table-cell office:value-type="float" office:value="0.349553571428571" calcext:value-type="float">
            <text:p>0.349553571428571</text:p>
          </table:table-cell>
          <table:table-cell office:value-type="float" office:value="0.706696428571429" calcext:value-type="float">
            <text:p>0.706696428571429</text:p>
          </table:table-cell>
          <table:table-cell office:value-type="float" office:value="0.925892857142857" calcext:value-type="float">
            <text:p>0.925892857142857</text:p>
          </table:table-cell>
          <table:table-cell office:value-type="float" office:value="1.07321428571429" calcext:value-type="float">
            <text:p>1.07321428571429</text:p>
          </table:table-cell>
          <table:table-cell office:value-type="float" office:value="1.12232142857143" calcext:value-type="float">
            <text:p>1.1223214285714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-0.123809523809524" calcext:value-type="float">
            <text:p>-0.123809523809524</text:p>
          </table:table-cell>
          <table:table-cell office:value-type="float" office:value="-0.343005952380952" calcext:value-type="float">
            <text:p>-0.343005952380952</text:p>
          </table:table-cell>
          <table:table-cell office:value-type="float" office:value="-0.490327380952381" calcext:value-type="float">
            <text:p>-0.490327380952381</text:p>
          </table:table-cell>
          <table:table-cell office:value-type="float" office:value="-0.539434523809524" calcext:value-type="float">
            <text:p>-0.539434523809524</text:p>
          </table:table-cell>
          <table:table-cell office:value-type="float" office:value="0.699107142857143" calcext:value-type="float">
            <text:p>0.699107142857143</text:p>
          </table:table-cell>
          <table:table-cell office:value-type="float" office:value="1.12633928571429" calcext:value-type="float">
            <text:p>1.12633928571429</text:p>
          </table:table-cell>
          <table:table-cell office:value-type="float" office:value="1.42514880952381" calcext:value-type="float">
            <text:p>1.42514880952381</text:p>
          </table:table-cell>
          <table:table-cell office:value-type="float" office:value="1.63541666666667" calcext:value-type="float">
            <text:p>1.63541666666667</text:p>
          </table:table-cell>
          <table:table-cell office:value-type="float" office:value="1.72514880952381" calcext:value-type="float">
            <text:p>1.72514880952381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2" office:value-type="float" office:value="0.579958920187793" calcext:value-type="float">
            <text:p>0.579958920187793</text:p>
          </table:table-cell>
          <table:table-cell office:value-type="float" office:value="0.871038732394366" calcext:value-type="float">
            <text:p>0.871038732394366</text:p>
          </table:table-cell>
          <table:table-cell office:value-type="float" office:value="0.994278169014084" calcext:value-type="float">
            <text:p>0.994278169014084</text:p>
          </table:table-cell>
          <table:table-cell office:value-type="float" office:value="1.06763497652582" calcext:value-type="float">
            <text:p>1.06763497652582</text:p>
          </table:table-cell>
          <table:table-cell office:value-type="float" office:value="1.050029342723" calcext:value-type="float">
            <text:p>1.050029342723</text:p>
          </table:table-cell>
          <table:table-cell office:value-type="float" office:value="0.234595070422535" calcext:value-type="float">
            <text:p>0.234595070422535</text:p>
          </table:table-cell>
          <table:table-cell office:value-type="float" office:value="0.163292253521127" calcext:value-type="float">
            <text:p>0.163292253521127</text:p>
          </table:table-cell>
          <table:table-cell office:value-type="float" office:value="0.08318661971831" calcext:value-type="float">
            <text:p>0.08318661971831</text:p>
          </table:table-cell>
          <table:table-cell office:value-type="float" office:value="0.0193661971830985" calcext:value-type="float">
            <text:p>0.019366197183099</text:p>
          </table:table-cell>
          <table:table-cell office:value-type="float" office:value="-0.0208333333333335" calcext:value-type="float">
            <text:p>-0.020833333333334</text:p>
          </table:table-cell>
          <table:table-cell office:value-type="float" office:value="0.348151408450704" calcext:value-type="float">
            <text:p>0.348151408450704</text:p>
          </table:table-cell>
          <table:table-cell office:value-type="float" office:value="0.703198356807512" calcext:value-type="float">
            <text:p>0.703198356807512</text:p>
          </table:table-cell>
          <table:table-cell office:value-type="float" office:value="0.928550469483568" calcext:value-type="float">
            <text:p>0.928550469483568</text:p>
          </table:table-cell>
          <table:table-cell office:value-type="float" office:value="1.07541079812207" calcext:value-type="float">
            <text:p>1.07541079812207</text:p>
          </table:table-cell>
          <table:table-cell office:value-type="float" office:value="1.12221244131455" calcext:value-type="float">
            <text:p>1.12221244131455</text:p>
          </table:table-cell>
          <table:table-cell office:value-type="float" office:value="0.231807511737089" calcext:value-type="float">
            <text:p>0.231807511737089</text:p>
          </table:table-cell>
          <table:table-cell office:value-type="float" office:value="-0.123239436619718" calcext:value-type="float">
            <text:p>-0.123239436619718</text:p>
          </table:table-cell>
          <table:table-cell office:value-type="float" office:value="-0.348591549295775" calcext:value-type="float">
            <text:p>-0.348591549295775</text:p>
          </table:table-cell>
          <table:table-cell office:value-type="float" office:value="-0.495451877934272" calcext:value-type="float">
            <text:p>-0.495451877934272</text:p>
          </table:table-cell>
          <table:table-cell office:value-type="float" office:value="-0.542253521126761" calcext:value-type="float">
            <text:p>-0.542253521126761</text:p>
          </table:table-cell>
          <table:table-cell office:value-type="float" office:value="0.696302816901409" calcext:value-type="float">
            <text:p>0.696302816901409</text:p>
          </table:table-cell>
          <table:table-cell office:value-type="float" office:value="1.11986502347418" calcext:value-type="float">
            <text:p>1.11986502347418</text:p>
          </table:table-cell>
          <table:table-cell office:value-type="float" office:value="1.42517605633803" calcext:value-type="float">
            <text:p>1.42517605633803</text:p>
          </table:table-cell>
          <table:table-cell office:value-type="float" office:value="1.637470657277" calcext:value-type="float">
            <text:p>1.637470657277</text:p>
          </table:table-cell>
          <table:table-cell office:value-type="float" office:value="1.72447183098592" calcext:value-type="float">
            <text:p>1.72447183098592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 office:value-type="float" office:value="0.577112268518518" calcext:value-type="float">
            <text:p>0.577112268518518</text:p>
          </table:table-cell>
          <table:table-cell office:value-type="float" office:value="0.870515046296296" calcext:value-type="float">
            <text:p>0.870515046296296</text:p>
          </table:table-cell>
          <table:table-cell office:value-type="float" office:value="0.993489583333333" calcext:value-type="float">
            <text:p>0.993489583333333</text:p>
          </table:table-cell>
          <table:table-cell office:value-type="float" office:value="1.06438078703704" calcext:value-type="float">
            <text:p>1.06438078703704</text:p>
          </table:table-cell>
          <table:table-cell office:value-type="float" office:value="1.04846643518519" calcext:value-type="float">
            <text:p>1.04846643518519</text:p>
          </table:table-cell>
          <table:table-cell office:value-type="float" office:value="0.233072916666667" calcext:value-type="float">
            <text:p>0.233072916666667</text:p>
          </table:table-cell>
          <table:table-cell office:value-type="float" office:value="0.161892361111111" calcext:value-type="float">
            <text:p>0.161892361111111</text:p>
          </table:table-cell>
          <table:table-cell office:value-type="float" office:value="0.0827546296296295" calcext:value-type="float">
            <text:p>0.08275462962963</text:p>
          </table:table-cell>
          <table:table-cell office:value-type="float" office:value="0.0183738425925923" calcext:value-type="float">
            <text:p>0.018373842592592</text:p>
          </table:table-cell>
          <table:table-cell office:value-type="float" office:value="-0.0230034722222221" calcext:value-type="float">
            <text:p>-0.023003472222222</text:p>
          </table:table-cell>
          <table:table-cell office:value-type="float" office:value="0.345341435185185" calcext:value-type="float">
            <text:p>0.345341435185185</text:p>
          </table:table-cell>
          <table:table-cell office:value-type="float" office:value="0.704137731481482" calcext:value-type="float">
            <text:p>0.704137731481482</text:p>
          </table:table-cell>
          <table:table-cell office:value-type="float" office:value="0.927951388888889" calcext:value-type="float">
            <text:p>0.927951388888889</text:p>
          </table:table-cell>
          <table:table-cell office:value-type="float" office:value="1.07436342592593" calcext:value-type="float">
            <text:p>1.07436342592593</text:p>
          </table:table-cell>
          <table:table-cell office:value-type="float" office:value="1.12210648148148" calcext:value-type="float">
            <text:p>1.12210648148148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-0.127025462962963" calcext:value-type="float">
            <text:p>-0.127025462962963</text:p>
          </table:table-cell>
          <table:table-cell office:value-type="float" office:value="-0.35083912037037" calcext:value-type="float">
            <text:p>-0.35083912037037</text:p>
          </table:table-cell>
          <table:table-cell office:value-type="float" office:value="-0.497251157407407" calcext:value-type="float">
            <text:p>-0.497251157407407</text:p>
          </table:table-cell>
          <table:table-cell office:value-type="float" office:value="-0.544994212962963" calcext:value-type="float">
            <text:p>-0.544994212962963</text:p>
          </table:table-cell>
          <table:table-cell office:value-type="float" office:value="0.69068287037037" calcext:value-type="float">
            <text:p>0.69068287037037</text:p>
          </table:table-cell>
          <table:table-cell office:value-type="float" office:value="1.11935763888889" calcext:value-type="float">
            <text:p>1.11935763888889</text:p>
          </table:table-cell>
          <table:table-cell office:value-type="float" office:value="1.42375578703704" calcext:value-type="float">
            <text:p>1.42375578703704</text:p>
          </table:table-cell>
          <table:table-cell office:value-type="float" office:value="1.63295717592593" calcext:value-type="float">
            <text:p>1.63295717592593</text:p>
          </table:table-cell>
          <table:table-cell office:value-type="float" office:value="1.72366898148148" calcext:value-type="float">
            <text:p>1.72366898148148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 office:value-type="float" office:value="0.573059360730594" calcext:value-type="float">
            <text:p>0.573059360730594</text:p>
          </table:table-cell>
          <table:table-cell office:value-type="float" office:value="0.867151826484018" calcext:value-type="float">
            <text:p>0.867151826484018</text:p>
          </table:table-cell>
          <table:table-cell office:value-type="float" office:value="0.991295662100457" calcext:value-type="float">
            <text:p>0.991295662100457</text:p>
          </table:table-cell>
          <table:table-cell office:value-type="float" office:value="1.0640696347032" calcext:value-type="float">
            <text:p>1.0640696347032</text:p>
          </table:table-cell>
          <table:table-cell office:value-type="float" office:value="1.04837328767123" calcext:value-type="float">
            <text:p>1.04837328767123</text:p>
          </table:table-cell>
          <table:table-cell office:value-type="float" office:value="0.22902397260274" calcext:value-type="float">
            <text:p>0.22902397260274</text:p>
          </table:table-cell>
          <table:table-cell office:value-type="float" office:value="0.160673515981735" calcext:value-type="float">
            <text:p>0.160673515981735</text:p>
          </table:table-cell>
          <table:table-cell office:value-type="float" office:value="0.0796232876712331" calcext:value-type="float">
            <text:p>0.079623287671233</text:p>
          </table:table-cell>
          <table:table-cell office:value-type="float" office:value="0.0174086757990868" calcext:value-type="float">
            <text:p>0.017408675799087</text:p>
          </table:table-cell>
          <table:table-cell office:value-type="float" office:value="-0.0265410958904111" calcext:value-type="float">
            <text:p>-0.026541095890411</text:p>
          </table:table-cell>
          <table:table-cell office:value-type="float" office:value="0.343892694063927" calcext:value-type="float">
            <text:p>0.343892694063927</text:p>
          </table:table-cell>
          <table:table-cell office:value-type="float" office:value="0.702054794520548" calcext:value-type="float">
            <text:p>0.702054794520548</text:p>
          </table:table-cell>
          <table:table-cell office:value-type="float" office:value="0.919235159817351" calcext:value-type="float">
            <text:p>0.919235159817351</text:p>
          </table:table-cell>
          <table:table-cell office:value-type="float" office:value="1.07305936073059" calcext:value-type="float">
            <text:p>1.07305936073059</text:p>
          </table:table-cell>
          <table:table-cell office:value-type="float" office:value="1.12328767123288" calcext:value-type="float">
            <text:p>1.12328767123288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-0.128995433789954" calcext:value-type="float">
            <text:p>-0.128995433789954</text:p>
          </table:table-cell>
          <table:table-cell office:value-type="float" office:value="-0.346175799086758" calcext:value-type="float">
            <text:p>-0.346175799086758</text:p>
          </table:table-cell>
          <table:table-cell office:value-type="float" office:value="-0.5" calcext:value-type="float">
            <text:p>-0.5</text:p>
          </table:table-cell>
          <table:table-cell office:value-type="float" office:value="-0.550228310502283" calcext:value-type="float">
            <text:p>-0.550228310502283</text:p>
          </table:table-cell>
          <table:table-cell office:value-type="float" office:value="0.687785388127854" calcext:value-type="float">
            <text:p>0.687785388127854</text:p>
          </table:table-cell>
          <table:table-cell office:value-type="float" office:value="1.11444063926941" calcext:value-type="float">
            <text:p>1.11444063926941</text:p>
          </table:table-cell>
          <table:table-cell office:value-type="float" office:value="1.41409817351598" calcext:value-type="float">
            <text:p>1.41409817351598</text:p>
          </table:table-cell>
          <table:table-cell office:value-type="float" office:value="1.63013698630137" calcext:value-type="float">
            <text:p>1.63013698630137</text:p>
          </table:table-cell>
          <table:table-cell office:value-type="float" office:value="1.72431506849315" calcext:value-type="float">
            <text:p>1.72431506849315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 office:value-type="float" office:value="0.570382882882883" calcext:value-type="float">
            <text:p>0.570382882882883</text:p>
          </table:table-cell>
          <table:table-cell office:value-type="float" office:value="0.865287162162162" calcext:value-type="float">
            <text:p>0.865287162162162</text:p>
          </table:table-cell>
          <table:table-cell office:value-type="float" office:value="0.990568693693694" calcext:value-type="float">
            <text:p>0.990568693693694</text:p>
          </table:table-cell>
          <table:table-cell office:value-type="float" office:value="1.06235923423423" calcext:value-type="float">
            <text:p>1.06235923423423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0.227618243243243" calcext:value-type="float">
            <text:p>0.227618243243243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0777027027027026" calcext:value-type="float">
            <text:p>0.077702702702703</text:p>
          </table:table-cell>
          <table:table-cell office:value-type="float" office:value="0.0147804054054055" calcext:value-type="float">
            <text:p>0.014780405405406</text:p>
          </table:table-cell>
          <table:table-cell office:value-type="float" office:value="-0.0285754504504505" calcext:value-type="float">
            <text:p>-0.028575450450451</text:p>
          </table:table-cell>
          <table:table-cell office:value-type="float" office:value="0.342623873873874" calcext:value-type="float">
            <text:p>0.342623873873874</text:p>
          </table:table-cell>
          <table:table-cell office:value-type="float" office:value="0.701576576576577" calcext:value-type="float">
            <text:p>0.701576576576577</text:p>
          </table:table-cell>
          <table:table-cell office:value-type="float" office:value="0.928068693693694" calcext:value-type="float">
            <text:p>0.928068693693694</text:p>
          </table:table-cell>
          <table:table-cell office:value-type="float" office:value="1.0736204954955" calcext:value-type="float">
            <text:p>1.0736204954955</text:p>
          </table:table-cell>
          <table:table-cell office:value-type="float" office:value="1.12317004504505" calcext:value-type="float">
            <text:p>1.12317004504505</text:p>
          </table:table-cell>
          <table:table-cell office:value-type="float" office:value="0.227759009009009" calcext:value-type="float">
            <text:p>0.227759009009009</text:p>
          </table:table-cell>
          <table:table-cell office:value-type="float" office:value="-0.131193693693694" calcext:value-type="float">
            <text:p>-0.131193693693694</text:p>
          </table:table-cell>
          <table:table-cell office:value-type="float" office:value="-0.357685810810811" calcext:value-type="float">
            <text:p>-0.357685810810811</text:p>
          </table:table-cell>
          <table:table-cell office:value-type="float" office:value="-0.503237612612613" calcext:value-type="float">
            <text:p>-0.503237612612613</text:p>
          </table:table-cell>
          <table:table-cell office:value-type="float" office:value="-0.552787162162162" calcext:value-type="float">
            <text:p>-0.552787162162162</text:p>
          </table:table-cell>
          <table:table-cell office:value-type="float" office:value="0.685247747747748" calcext:value-type="float">
            <text:p>0.685247747747748</text:p>
          </table:table-cell>
          <table:table-cell office:value-type="float" office:value="1.11120495495496" calcext:value-type="float">
            <text:p>1.11120495495496</text:p>
          </table:table-cell>
          <table:table-cell office:value-type="float" office:value="1.42060810810811" calcext:value-type="float">
            <text:p>1.42060810810811</text:p>
          </table:table-cell>
          <table:table-cell office:value-type="float" office:value="1.63063063063063" calcext:value-type="float">
            <text:p>1.63063063063063</text:p>
          </table:table-cell>
          <table:table-cell office:value-type="float" office:value="1.72353603603604" calcext:value-type="float">
            <text:p>1.72353603603604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0.567777777777778" calcext:value-type="float">
            <text:p>0.567777777777778</text:p>
          </table:table-cell>
          <table:table-cell office:value-type="float" office:value="0.862083333333333" calcext:value-type="float">
            <text:p>0.862083333333333</text:p>
          </table:table-cell>
          <table:table-cell office:value-type="float" office:value="0.988472222222222" calcext:value-type="float">
            <text:p>0.988472222222222</text:p>
          </table:table-cell>
          <table:table-cell office:value-type="float" office:value="1.06069444444444" calcext:value-type="float">
            <text:p>1.06069444444444</text:p>
          </table:table-cell>
          <table:table-cell office:value-type="float" office:value="1.04402777777778" calcext:value-type="float">
            <text:p>1.04402777777778</text:p>
          </table:table-cell>
          <table:table-cell office:value-type="float" office:value="0.227638888888889" calcext:value-type="float">
            <text:p>0.227638888888889</text:p>
          </table:table-cell>
          <table:table-cell office:value-type="float" office:value="0.160833333333333" calcext:value-type="float">
            <text:p>0.160833333333333</text:p>
          </table:table-cell>
          <table:table-cell office:value-type="float" office:value="0.0774999999999999" calcext:value-type="float">
            <text:p>0.0775</text:p>
          </table:table-cell>
          <table:table-cell office:value-type="float" office:value="0.0137500000000002" calcext:value-type="float">
            <text:p>0.01375</text:p>
          </table:table-cell>
          <table:table-cell office:value-type="float" office:value="-0.0288888888888887" calcext:value-type="float">
            <text:p>-0.028888888888889</text:p>
          </table:table-cell>
          <table:table-cell office:value-type="float" office:value="0.341388888888889" calcext:value-type="float">
            <text:p>0.341388888888889</text:p>
          </table:table-cell>
          <table:table-cell office:value-type="float" office:value="0.695555555555556" calcext:value-type="float">
            <text:p>0.695555555555556</text:p>
          </table:table-cell>
          <table:table-cell office:value-type="float" office:value="0.924444444444444" calcext:value-type="float">
            <text:p>0.924444444444444</text:p>
          </table:table-cell>
          <table:table-cell office:value-type="float" office:value="1.07416666666667" calcext:value-type="float">
            <text:p>1.07416666666667</text:p>
          </table:table-cell>
          <table:table-cell office:value-type="float" office:value="1.12305555555556" calcext:value-type="float">
            <text:p>1.12305555555556</text:p>
          </table:table-cell>
          <table:table-cell office:value-type="float" office:value="0.226388888888889" calcext:value-type="float">
            <text:p>0.226388888888889</text:p>
          </table:table-cell>
          <table:table-cell office:value-type="float" office:value="-0.127777777777778" calcext:value-type="float">
            <text:p>-0.127777777777778</text:p>
          </table:table-cell>
          <table:table-cell office:value-type="float" office:value="-0.356666666666667" calcext:value-type="float">
            <text:p>-0.356666666666667</text:p>
          </table:table-cell>
          <table:table-cell office:value-type="float" office:value="-0.506388888888889" calcext:value-type="float">
            <text:p>-0.506388888888889</text:p>
          </table:table-cell>
          <table:table-cell office:value-type="float" office:value="-0.555277777777778" calcext:value-type="float">
            <text:p>-0.555277777777778</text:p>
          </table:table-cell>
          <table:table-cell office:value-type="float" office:value="0.682777777777778" calcext:value-type="float">
            <text:p>0.682777777777778</text:p>
          </table:table-cell>
          <table:table-cell office:value-type="float" office:value="1.1025" calcext:value-type="float">
            <text:p>1.1025</text:p>
          </table:table-cell>
          <table:table-cell office:value-type="float" office:value="1.41611111111111" calcext:value-type="float">
            <text:p>1.41611111111111</text:p>
          </table:table-cell>
          <table:table-cell office:value-type="float" office:value="1.62805555555556" calcext:value-type="float">
            <text:p>1.62805555555556</text:p>
          </table:table-cell>
          <table:table-cell office:value-type="float" office:value="1.72111111111111" calcext:value-type="float">
            <text:p>1.72111111111111</text:p>
          </table:table-cell>
          <table:table-cell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2" office:value-type="float" office:value="0.565652412280702" calcext:value-type="float">
            <text:p>0.565652412280702</text:p>
          </table:table-cell>
          <table:table-cell office:value-type="float" office:value="0.860334429824561" calcext:value-type="float">
            <text:p>0.860334429824561</text:p>
          </table:table-cell>
          <table:table-cell office:value-type="float" office:value="0.987801535087719" calcext:value-type="float">
            <text:p>0.987801535087719</text:p>
          </table:table-cell>
          <table:table-cell office:value-type="float" office:value="1.06044407894737" calcext:value-type="float">
            <text:p>1.06044407894737</text:p>
          </table:table-cell>
          <table:table-cell office:value-type="float" office:value="1.04399671052632" calcext:value-type="float">
            <text:p>1.04399671052632</text:p>
          </table:table-cell>
          <table:table-cell office:value-type="float" office:value="0.228481359649123" calcext:value-type="float">
            <text:p>0.228481359649123</text:p>
          </table:table-cell>
          <table:table-cell office:value-type="float" office:value="0.161321271929825" calcext:value-type="float">
            <text:p>0.161321271929825</text:p>
          </table:table-cell>
          <table:table-cell office:value-type="float" office:value="0.0745614035087718" calcext:value-type="float">
            <text:p>0.074561403508772</text:p>
          </table:table-cell>
          <table:table-cell office:value-type="float" office:value="0.0130208333333333" calcext:value-type="float">
            <text:p>0.013020833333333</text:p>
          </table:table-cell>
          <table:table-cell office:value-type="float" office:value="-0.0305646929824561" calcext:value-type="float">
            <text:p>-0.030564692982456</text:p>
          </table:table-cell>
          <table:table-cell office:value-type="float" office:value="0.338541666666667" calcext:value-type="float">
            <text:p>0.338541666666667</text:p>
          </table:table-cell>
          <table:table-cell office:value-type="float" office:value="0.693530701754386" calcext:value-type="float">
            <text:p>0.693530701754386</text:p>
          </table:table-cell>
          <table:table-cell office:value-type="float" office:value="0.926672149122807" calcext:value-type="float">
            <text:p>0.926672149122807</text:p>
          </table:table-cell>
          <table:table-cell office:value-type="float" office:value="1.07442434210526" calcext:value-type="float">
            <text:p>1.07442434210526</text:p>
          </table:table-cell>
          <table:table-cell office:value-type="float" office:value="1.12417763157895" calcext:value-type="float">
            <text:p>1.12417763157895</text:p>
          </table:table-cell>
          <table:table-cell office:value-type="float" office:value="0.227110745614035" calcext:value-type="float">
            <text:p>0.227110745614035</text:p>
          </table:table-cell>
          <table:table-cell office:value-type="float" office:value="-0.127878289473684" calcext:value-type="float">
            <text:p>-0.127878289473684</text:p>
          </table:table-cell>
          <table:table-cell office:value-type="float" office:value="-0.361019736842105" calcext:value-type="float">
            <text:p>-0.361019736842105</text:p>
          </table:table-cell>
          <table:table-cell office:value-type="float" office:value="-0.508771929824561" calcext:value-type="float">
            <text:p>-0.508771929824561</text:p>
          </table:table-cell>
          <table:table-cell office:value-type="float" office:value="-0.558525219298246" calcext:value-type="float">
            <text:p>-0.558525219298246</text:p>
          </table:table-cell>
          <table:table-cell office:value-type="float" office:value="0.677083333333333" calcext:value-type="float">
            <text:p>0.677083333333333</text:p>
          </table:table-cell>
          <table:table-cell office:value-type="float" office:value="1.09923245614035" calcext:value-type="float">
            <text:p>1.09923245614035</text:p>
          </table:table-cell>
          <table:table-cell office:value-type="float" office:value="1.41762609649123" calcext:value-type="float">
            <text:p>1.41762609649123</text:p>
          </table:table-cell>
          <table:table-cell office:value-type="float" office:value="1.62691885964912" calcext:value-type="float">
            <text:p>1.62691885964912</text:p>
          </table:table-cell>
          <table:table-cell office:value-type="float" office:value="1.72176535087719" calcext:value-type="float">
            <text:p>1.72176535087719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2" office:value-type="float" office:value="0.563717532467532" calcext:value-type="float">
            <text:p>0.563717532467532</text:p>
          </table:table-cell>
          <table:table-cell office:value-type="float" office:value="0.859983766233766" calcext:value-type="float">
            <text:p>0.859983766233766</text:p>
          </table:table-cell>
          <table:table-cell office:value-type="float" office:value="0.985795454545455" calcext:value-type="float">
            <text:p>0.985795454545455</text:p>
          </table:table-cell>
          <table:table-cell office:value-type="float" office:value="1.0588474025974" calcext:value-type="float">
            <text:p>1.0588474025974</text:p>
          </table:table-cell>
          <table:table-cell office:value-type="float" office:value="1.04396645021645" calcext:value-type="float">
            <text:p>1.04396645021645</text:p>
          </table:table-cell>
          <table:table-cell office:value-type="float" office:value="0.228219696969697" calcext:value-type="float">
            <text:p>0.228219696969697</text:p>
          </table:table-cell>
          <table:table-cell office:value-type="float" office:value="0.160443722943723" calcext:value-type="float">
            <text:p>0.160443722943723</text:p>
          </table:table-cell>
          <table:table-cell office:value-type="float" office:value="0.0719696969696968" calcext:value-type="float">
            <text:p>0.071969696969697</text:p>
          </table:table-cell>
          <table:table-cell office:value-type="float" office:value="0.0125811688311688" calcext:value-type="float">
            <text:p>0.012581168831169</text:p>
          </table:table-cell>
          <table:table-cell office:value-type="float" office:value="-0.0305735930735929" calcext:value-type="float">
            <text:p>-0.030573593073593</text:p>
          </table:table-cell>
          <table:table-cell office:value-type="float" office:value="0.335497835497836" calcext:value-type="float">
            <text:p>0.335497835497836</text:p>
          </table:table-cell>
          <table:table-cell office:value-type="float" office:value="0.700892857142857" calcext:value-type="float">
            <text:p>0.70089285714285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07589285714286" calcext:value-type="float">
            <text:p>1.07589285714286</text:p>
          </table:table-cell>
          <table:table-cell office:value-type="float" office:value="1.1235119047619" calcext:value-type="float">
            <text:p>1.1235119047619</text:p>
          </table:table-cell>
          <table:table-cell office:value-type="float" office:value="0.228219696969697" calcext:value-type="float">
            <text:p>0.228219696969697</text:p>
          </table:table-cell>
          <table:table-cell office:value-type="float" office:value="-0.137175324675325" calcext:value-type="float">
            <text:p>-0.137175324675325</text:p>
          </table:table-cell>
          <table:table-cell office:value-type="float" office:value="-0.364853896103896" calcext:value-type="float">
            <text:p>-0.364853896103896</text:p>
          </table:table-cell>
          <table:table-cell office:value-type="float" office:value="-0.512175324675325" calcext:value-type="float">
            <text:p>-0.512175324675325</text:p>
          </table:table-cell>
          <table:table-cell office:value-type="float" office:value="-0.559794372294372" calcext:value-type="float">
            <text:p>-0.559794372294372</text:p>
          </table:table-cell>
          <table:table-cell office:value-type="float" office:value="0.670995670995671" calcext:value-type="float">
            <text:p>0.670995670995671</text:p>
          </table:table-cell>
          <table:table-cell office:value-type="float" office:value="1.10551948051948" calcext:value-type="float">
            <text:p>1.10551948051948</text:p>
          </table:table-cell>
          <table:table-cell office:value-type="float" office:value="1.42018398268398" calcext:value-type="float">
            <text:p>1.42018398268398</text:p>
          </table:table-cell>
          <table:table-cell office:value-type="float" office:value="1.62689393939394" calcext:value-type="float">
            <text:p>1.62689393939394</text:p>
          </table:table-cell>
          <table:table-cell office:value-type="float" office:value="1.71915584415584" calcext:value-type="float">
            <text:p>1.71915584415584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2" office:value-type="float" office:value="0.561832264957265" calcext:value-type="float">
            <text:p>0.561832264957265</text:p>
          </table:table-cell>
          <table:table-cell office:value-type="float" office:value="0.856971153846154" calcext:value-type="float">
            <text:p>0.856971153846154</text:p>
          </table:table-cell>
          <table:table-cell office:value-type="float" office:value="0.986511752136752" calcext:value-type="float">
            <text:p>0.986511752136752</text:p>
          </table:table-cell>
          <table:table-cell office:value-type="float" office:value="1.05729166666667" calcext:value-type="float">
            <text:p>1.05729166666667</text:p>
          </table:table-cell>
          <table:table-cell office:value-type="float" office:value="1.0426014957265" calcext:value-type="float">
            <text:p>1.0426014957265</text:p>
          </table:table-cell>
          <table:table-cell office:value-type="float" office:value="0.229300213675214" calcext:value-type="float">
            <text:p>0.229300213675214</text:p>
          </table:table-cell>
          <table:table-cell office:value-type="float" office:value="0.158520299145299" calcext:value-type="float">
            <text:p>0.158520299145299</text:p>
          </table:table-cell>
          <table:table-cell office:value-type="float" office:value="0.0706463675213676" calcext:value-type="float">
            <text:p>0.070646367521368</text:p>
          </table:table-cell>
          <table:table-cell office:value-type="float" office:value="0.0136217948717949" calcext:value-type="float">
            <text:p>0.013621794871795</text:p>
          </table:table-cell>
          <table:table-cell office:value-type="float" office:value="-0.0304487179487181" calcext:value-type="float">
            <text:p>-0.030448717948718</text:p>
          </table:table-cell>
          <table:table-cell office:value-type="float" office:value="0.333867521367521" calcext:value-type="float">
            <text:p>0.333867521367521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933360042735043" calcext:value-type="float">
            <text:p>0.933360042735043</text:p>
          </table:table-cell>
          <table:table-cell office:value-type="float" office:value="1.0758547008547" calcext:value-type="float">
            <text:p>1.0758547008547</text:p>
          </table:table-cell>
          <table:table-cell office:value-type="float" office:value="1.12139423076923" calcext:value-type="float">
            <text:p>1.12139423076923</text:p>
          </table:table-cell>
          <table:table-cell office:value-type="float" office:value="0.227964743589744" calcext:value-type="float">
            <text:p>0.227964743589744</text:p>
          </table:table-cell>
          <table:table-cell office:value-type="float" office:value="-0.129139957264957" calcext:value-type="float">
            <text:p>-0.129139957264957</text:p>
          </table:table-cell>
          <table:table-cell office:value-type="float" office:value="-0.371527777777778" calcext:value-type="float">
            <text:p>-0.371527777777778</text:p>
          </table:table-cell>
          <table:table-cell office:value-type="float" office:value="-0.514022435897436" calcext:value-type="float">
            <text:p>-0.514022435897436</text:p>
          </table:table-cell>
          <table:table-cell office:value-type="float" office:value="-0.559561965811966" calcext:value-type="float">
            <text:p>-0.559561965811966</text:p>
          </table:table-cell>
          <table:table-cell office:value-type="float" office:value="0.667735042735043" calcext:value-type="float">
            <text:p>0.667735042735043</text:p>
          </table:table-cell>
          <table:table-cell office:value-type="float" office:value="1.09415064102564" calcext:value-type="float">
            <text:p>1.09415064102564</text:p>
          </table:table-cell>
          <table:table-cell office:value-type="float" office:value="1.42441239316239" calcext:value-type="float">
            <text:p>1.42441239316239</text:p>
          </table:table-cell>
          <table:table-cell office:value-type="float" office:value="1.62540064102564" calcext:value-type="float">
            <text:p>1.62540064102564</text:p>
          </table:table-cell>
          <table:table-cell office:value-type="float" office:value="1.71501068376068" calcext:value-type="float">
            <text:p>1.71501068376068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2" office:value-type="float" office:value="0.559994725738397" calcext:value-type="float">
            <text:p>0.559994725738397</text:p>
          </table:table-cell>
          <table:table-cell office:value-type="float" office:value="0.85667194092827" calcext:value-type="float">
            <text:p>0.85667194092827</text:p>
          </table:table-cell>
          <table:table-cell office:value-type="float" office:value="0.98589135021097" calcext:value-type="float">
            <text:p>0.98589135021097</text:p>
          </table:table-cell>
          <table:table-cell office:value-type="float" office:value="1.05445675105485" calcext:value-type="float">
            <text:p>1.05445675105485</text:p>
          </table:table-cell>
          <table:table-cell office:value-type="float" office:value="1.04127109704641" calcext:value-type="float">
            <text:p>1.04127109704641</text:p>
          </table:table-cell>
          <table:table-cell office:value-type="float" office:value="0.230353375527426" calcext:value-type="float">
            <text:p>0.230353375527426</text:p>
          </table:table-cell>
          <table:table-cell office:value-type="float" office:value="0.156381856540084" calcext:value-type="float">
            <text:p>0.156381856540084</text:p>
          </table:table-cell>
          <table:table-cell office:value-type="float" office:value="0.070938818565401" calcext:value-type="float">
            <text:p>0.070938818565401</text:p>
          </table:table-cell>
          <table:table-cell office:value-type="float" office:value="0.0133175105485233" calcext:value-type="float">
            <text:p>0.013317510548523</text:p>
          </table:table-cell>
          <table:table-cell office:value-type="float" office:value="-0.0317774261603376" calcext:value-type="float">
            <text:p>-0.031777426160338</text:p>
          </table:table-cell>
          <table:table-cell office:value-type="float" office:value="0.330959915611814" calcext:value-type="float">
            <text:p>0.330959915611814</text:p>
          </table:table-cell>
          <table:table-cell office:value-type="float" office:value="0.691455696202532" calcext:value-type="float">
            <text:p>0.691455696202532</text:p>
          </table:table-cell>
          <table:table-cell office:value-type="float" office:value="0.92787447257384" calcext:value-type="float">
            <text:p>0.92787447257384</text:p>
          </table:table-cell>
          <table:table-cell office:value-type="float" office:value="1.07146624472574" calcext:value-type="float">
            <text:p>1.07146624472574</text:p>
          </table:table-cell>
          <table:table-cell office:value-type="float" office:value="1.1207805907173" calcext:value-type="float">
            <text:p>1.1207805907173</text:p>
          </table:table-cell>
          <table:table-cell office:value-type="float" office:value="0.229034810126582" calcext:value-type="float">
            <text:p>0.229034810126582</text:p>
          </table:table-cell>
          <table:table-cell office:value-type="float" office:value="-0.131460970464135" calcext:value-type="float">
            <text:p>-0.131460970464135</text:p>
          </table:table-cell>
          <table:table-cell office:value-type="float" office:value="-0.367879746835443" calcext:value-type="float">
            <text:p>-0.367879746835443</text:p>
          </table:table-cell>
          <table:table-cell office:value-type="float" office:value="-0.511471518987342" calcext:value-type="float">
            <text:p>-0.511471518987342</text:p>
          </table:table-cell>
          <table:table-cell office:value-type="float" office:value="-0.560785864978903" calcext:value-type="float">
            <text:p>-0.560785864978903</text:p>
          </table:table-cell>
          <table:table-cell office:value-type="float" office:value="0.661919831223629" calcext:value-type="float">
            <text:p>0.661919831223629</text:p>
          </table:table-cell>
          <table:table-cell office:value-type="float" office:value="1.09493670886076" calcext:value-type="float">
            <text:p>1.09493670886076</text:p>
          </table:table-cell>
          <table:table-cell office:value-type="float" office:value="1.41679852320675" calcext:value-type="float">
            <text:p>1.41679852320675</text:p>
          </table:table-cell>
          <table:table-cell office:value-type="float" office:value="1.61946202531646" calcext:value-type="float">
            <text:p>1.61946202531646</text:p>
          </table:table-cell>
          <table:table-cell office:value-type="float" office:value="1.71387130801688" calcext:value-type="float">
            <text:p>1.71387130801688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2" office:value-type="float" office:value="0.558203125" calcext:value-type="float">
            <text:p>0.558203125</text:p>
          </table:table-cell>
          <table:table-cell office:value-type="float" office:value="0.857682291666667" calcext:value-type="float">
            <text:p>0.857682291666667</text:p>
          </table:table-cell>
          <table:table-cell office:value-type="float" office:value="0.983984375" calcext:value-type="float">
            <text:p>0.983984375</text:p>
          </table:table-cell>
          <table:table-cell office:value-type="float" office:value="1.05169270833333" calcext:value-type="float">
            <text:p>1.05169270833333</text:p>
          </table:table-cell>
          <table:table-cell office:value-type="float" office:value="1.03997395833333" calcext:value-type="float">
            <text:p>1.03997395833333</text:p>
          </table:table-cell>
          <table:table-cell office:value-type="float" office:value="0.230078125" calcext:value-type="float">
            <text:p>0.230078125</text:p>
          </table:table-cell>
          <table:table-cell office:value-type="float" office:value="0.155598958333333" calcext:value-type="float">
            <text:p>0.155598958333333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0115885416666666" calcext:value-type="float">
            <text:p>0.011588541666667</text:p>
          </table:table-cell>
          <table:table-cell office:value-type="float" office:value="-0.0330729166666668" calcext:value-type="float">
            <text:p>-0.033072916666667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704817708333333" calcext:value-type="float">
            <text:p>0.704817708333333</text:p>
          </table:table-cell>
          <table:table-cell office:value-type="float" office:value="0.933984375" calcext:value-type="float">
            <text:p>0.933984375</text:p>
          </table:table-cell>
          <table:table-cell office:value-type="float" office:value="1.0671875" calcext:value-type="float">
            <text:p>1.0671875</text:p>
          </table:table-cell>
          <table:table-cell office:value-type="float" office:value="1.11875" calcext:value-type="float">
            <text:p>1.11875</text:p>
          </table:table-cell>
          <table:table-cell office:value-type="float" office:value="0.230078125" calcext:value-type="float">
            <text:p>0.230078125</text:p>
          </table:table-cell>
          <table:table-cell office:value-type="float" office:value="-0.146614583333333" calcext:value-type="float">
            <text:p>-0.146614583333333</text:p>
          </table:table-cell>
          <table:table-cell office:value-type="float" office:value="-0.37578125" calcext:value-type="float">
            <text:p>-0.37578125</text:p>
          </table:table-cell>
          <table:table-cell office:value-type="float" office:value="-0.508984375" calcext:value-type="float">
            <text:p>-0.508984375</text:p>
          </table:table-cell>
          <table:table-cell office:value-type="float" office:value="-0.560546875" calcext:value-type="float">
            <text:p>-0.5605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.10872395833333" calcext:value-type="float">
            <text:p>1.10872395833333</text:p>
          </table:table-cell>
          <table:table-cell office:value-type="float" office:value="1.41927083333333" calcext:value-type="float">
            <text:p>1.41927083333333</text:p>
          </table:table-cell>
          <table:table-cell office:value-type="float" office:value="1.613671875" calcext:value-type="float">
            <text:p>1.613671875</text:p>
          </table:table-cell>
          <table:table-cell office:value-type="float" office:value="1.711328125" calcext:value-type="float">
            <text:p>1.711328125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2" office:value-type="float" office:value="0.556455761316872" calcext:value-type="float">
            <text:p>0.556455761316872</text:p>
          </table:table-cell>
          <table:table-cell office:value-type="float" office:value="0.85352366255144" calcext:value-type="float">
            <text:p>0.85352366255144</text:p>
          </table:table-cell>
          <table:table-cell office:value-type="float" office:value="0.982124485596708" calcext:value-type="float">
            <text:p>0.982124485596708</text:p>
          </table:table-cell>
          <table:table-cell office:value-type="float" office:value="1.0502829218107" calcext:value-type="float">
            <text:p>1.0502829218107</text:p>
          </table:table-cell>
          <table:table-cell office:value-type="float" office:value="1.03999485596708" calcext:value-type="float">
            <text:p>1.03999485596708</text:p>
          </table:table-cell>
          <table:table-cell office:value-type="float" office:value="0.231095679012346" calcext:value-type="float">
            <text:p>0.231095679012346</text:p>
          </table:table-cell>
          <table:table-cell office:value-type="float" office:value="0.155349794238683" calcext:value-type="float">
            <text:p>0.155349794238683</text:p>
          </table:table-cell>
          <table:table-cell office:value-type="float" office:value="0.0731738683127572" calcext:value-type="float">
            <text:p>0.073173868312757</text:p>
          </table:table-cell>
          <table:table-cell office:value-type="float" office:value="0.0111882716049381" calcext:value-type="float">
            <text:p>0.011188271604938</text:p>
          </table:table-cell>
          <table:table-cell office:value-type="float" office:value="-0.0330504115226338" calcext:value-type="float">
            <text:p>-0.033050411522634</text:p>
          </table:table-cell>
          <table:table-cell office:value-type="float" office:value="0.326646090534979" calcext:value-type="float">
            <text:p>0.326646090534979</text:p>
          </table:table-cell>
          <table:table-cell office:value-type="float" office:value="0.69238683127572" calcext:value-type="float">
            <text:p>0.69238683127572</text:p>
          </table:table-cell>
          <table:table-cell office:value-type="float" office:value="0.93287037037037" calcext:value-type="float">
            <text:p>0.93287037037037</text:p>
          </table:table-cell>
          <table:table-cell office:value-type="float" office:value="1.06867283950617" calcext:value-type="float">
            <text:p>1.06867283950617</text:p>
          </table:table-cell>
          <table:table-cell office:value-type="float" office:value="1.1167695473251" calcext:value-type="float">
            <text:p>1.1167695473251</text:p>
          </table:table-cell>
          <table:table-cell office:value-type="float" office:value="0.229809670781893" calcext:value-type="float">
            <text:p>0.229809670781893</text:p>
          </table:table-cell>
          <table:table-cell office:value-type="float" office:value="-0.135931069958848" calcext:value-type="float">
            <text:p>-0.135931069958848</text:p>
          </table:table-cell>
          <table:table-cell office:value-type="float" office:value="-0.376414609053498" calcext:value-type="float">
            <text:p>-0.376414609053498</text:p>
          </table:table-cell>
          <table:table-cell office:value-type="float" office:value="-0.5122170781893" calcext:value-type="float">
            <text:p>-0.5122170781893</text:p>
          </table:table-cell>
          <table:table-cell office:value-type="float" office:value="-0.56031378600823" calcext:value-type="float">
            <text:p>-0.56031378600823</text:p>
          </table:table-cell>
          <table:table-cell office:value-type="float" office:value="0.653292181069959" calcext:value-type="float">
            <text:p>0.653292181069959</text:p>
          </table:table-cell>
          <table:table-cell office:value-type="float" office:value="1.09477880658436" calcext:value-type="float">
            <text:p>1.09477880658436</text:p>
          </table:table-cell>
          <table:table-cell office:value-type="float" office:value="1.41743827160494" calcext:value-type="float">
            <text:p>1.41743827160494</text:p>
          </table:table-cell>
          <table:table-cell office:value-type="float" office:value="1.61522633744856" calcext:value-type="float">
            <text:p>1.61522633744856</text:p>
          </table:table-cell>
          <table:table-cell office:value-type="float" office:value="1.70756172839506" calcext:value-type="float">
            <text:p>1.70756172839506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 office:value-type="float" office:value="0.554751016260163" calcext:value-type="float">
            <text:p>0.554751016260163</text:p>
          </table:table-cell>
          <table:table-cell office:value-type="float" office:value="0.852007113821138" calcext:value-type="float">
            <text:p>0.852007113821138</text:p>
          </table:table-cell>
          <table:table-cell office:value-type="float" office:value="0.981580284552846" calcext:value-type="float">
            <text:p>0.981580284552846</text:p>
          </table:table-cell>
          <table:table-cell office:value-type="float" office:value="1.05017784552846" calcext:value-type="float">
            <text:p>1.05017784552846</text:p>
          </table:table-cell>
          <table:table-cell office:value-type="float" office:value="1.03747459349593" calcext:value-type="float">
            <text:p>1.03747459349593</text:p>
          </table:table-cell>
          <table:table-cell office:value-type="float" office:value="0.232088414634146" calcext:value-type="float">
            <text:p>0.232088414634146</text:p>
          </table:table-cell>
          <table:table-cell office:value-type="float" office:value="0.153455284552845" calcext:value-type="float">
            <text:p>0.153455284552845</text:p>
          </table:table-cell>
          <table:table-cell office:value-type="float" office:value="0.0720274390243902" calcext:value-type="float">
            <text:p>0.07202743902439</text:p>
          </table:table-cell>
          <table:table-cell office:value-type="float" office:value="0.0106707317073171" calcext:value-type="float">
            <text:p>0.010670731707317</text:p>
          </table:table-cell>
          <table:table-cell office:value-type="float" office:value="-0.0355691056910568" calcext:value-type="float">
            <text:p>-0.035569105691057</text:p>
          </table:table-cell>
          <table:table-cell office:value-type="float" office:value="0.323932926829268" calcext:value-type="float">
            <text:p>0.323932926829268</text:p>
          </table:table-cell>
          <table:table-cell office:value-type="float" office:value="0.695630081300813" calcext:value-type="float">
            <text:p>0.695630081300813</text:p>
          </table:table-cell>
          <table:table-cell office:value-type="float" office:value="0.930386178861789" calcext:value-type="float">
            <text:p>0.930386178861789</text:p>
          </table:table-cell>
          <table:table-cell office:value-type="float" office:value="1.06592987804878" calcext:value-type="float">
            <text:p>1.06592987804878</text:p>
          </table:table-cell>
          <table:table-cell office:value-type="float" office:value="1.11623475609756" calcext:value-type="float">
            <text:p>1.11623475609756</text:p>
          </table:table-cell>
          <table:table-cell office:value-type="float" office:value="0.230818089430894" calcext:value-type="float">
            <text:p>0.230818089430894</text:p>
          </table:table-cell>
          <table:table-cell office:value-type="float" office:value="-0.14087906504065" calcext:value-type="float">
            <text:p>-0.14087906504065</text:p>
          </table:table-cell>
          <table:table-cell office:value-type="float" office:value="-0.375635162601626" calcext:value-type="float">
            <text:p>-0.375635162601626</text:p>
          </table:table-cell>
          <table:table-cell office:value-type="float" office:value="-0.511178861788618" calcext:value-type="float">
            <text:p>-0.511178861788618</text:p>
          </table:table-cell>
          <table:table-cell office:value-type="float" office:value="-0.561483739837398" calcext:value-type="float">
            <text:p>-0.561483739837398</text:p>
          </table:table-cell>
          <table:table-cell office:value-type="float" office:value="0.647865853658537" calcext:value-type="float">
            <text:p>0.647865853658537</text:p>
          </table:table-cell>
          <table:table-cell office:value-type="float" office:value="1.0967987804878" calcext:value-type="float">
            <text:p>1.0967987804878</text:p>
          </table:table-cell>
          <table:table-cell office:value-type="float" office:value="1.41438008130081" calcext:value-type="float">
            <text:p>1.41438008130081</text:p>
          </table:table-cell>
          <table:table-cell office:value-type="float" office:value="1.6098831300813" calcext:value-type="float">
            <text:p>1.6098831300813</text:p>
          </table:table-cell>
          <table:table-cell office:value-type="float" office:value="1.70642784552846" calcext:value-type="float">
            <text:p>1.70642784552846</text:p>
          </table:table-cell>
          <table:table-cell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2" office:value-type="float" office:value="0.55308734939759" calcext:value-type="float">
            <text:p>0.55308734939759</text:p>
          </table:table-cell>
          <table:table-cell office:value-type="float" office:value="0.851782128514056" calcext:value-type="float">
            <text:p>0.851782128514056</text:p>
          </table:table-cell>
          <table:table-cell office:value-type="float" office:value="0.979794176706827" calcext:value-type="float">
            <text:p>0.979794176706827</text:p>
          </table:table-cell>
          <table:table-cell office:value-type="float" office:value="1.0488202811245" calcext:value-type="float">
            <text:p>1.0488202811245</text:p>
          </table:table-cell>
          <table:table-cell office:value-type="float" office:value="1.03752510040161" calcext:value-type="float">
            <text:p>1.03752510040161</text:p>
          </table:table-cell>
          <table:table-cell office:value-type="float" office:value="0.231802208835341" calcext:value-type="float">
            <text:p>0.231802208835341</text:p>
          </table:table-cell>
          <table:table-cell office:value-type="float" office:value="0.151480923694779" calcext:value-type="float">
            <text:p>0.151480923694779</text:p>
          </table:table-cell>
          <table:table-cell office:value-type="float" office:value="0.0724146586345382" calcext:value-type="float">
            <text:p>0.072414658634538</text:p>
          </table:table-cell>
          <table:table-cell office:value-type="float" office:value="0.0116716867469882" calcext:value-type="float">
            <text:p>0.011671686746988</text:p>
          </table:table-cell>
          <table:table-cell office:value-type="float" office:value="-0.0341365461847392" calcext:value-type="float">
            <text:p>-0.034136546184739</text:p>
          </table:table-cell>
          <table:table-cell office:value-type="float" office:value="0.321285140562249" calcext:value-type="float">
            <text:p>0.321285140562249</text:p>
          </table:table-cell>
          <table:table-cell office:value-type="float" office:value="0.687751004016064" calcext:value-type="float">
            <text:p>0.687751004016064</text:p>
          </table:table-cell>
          <table:table-cell office:value-type="float" office:value="0.927961847389558" calcext:value-type="float">
            <text:p>0.927961847389558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1.11571285140562" calcext:value-type="float">
            <text:p>1.11571285140562</text:p>
          </table:table-cell>
          <table:table-cell office:value-type="float" office:value="0.231802208835341" calcext:value-type="float">
            <text:p>0.231802208835341</text:p>
          </table:table-cell>
          <table:table-cell office:value-type="float" office:value="-0.134663654618474" calcext:value-type="float">
            <text:p>-0.134663654618474</text:p>
          </table:table-cell>
          <table:table-cell office:value-type="float" office:value="-0.374874497991968" calcext:value-type="float">
            <text:p>-0.374874497991968</text:p>
          </table:table-cell>
          <table:table-cell office:value-type="float" office:value="-0.519829317269076" calcext:value-type="float">
            <text:p>-0.519829317269076</text:p>
          </table:table-cell>
          <table:table-cell office:value-type="float" office:value="-0.562625502008032" calcext:value-type="float">
            <text:p>-0.562625502008032</text:p>
          </table:table-cell>
          <table:table-cell office:value-type="float" office:value="0.642570281124498" calcext:value-type="float">
            <text:p>0.642570281124498</text:p>
          </table:table-cell>
          <table:table-cell office:value-type="float" office:value="1.08923192771084" calcext:value-type="float">
            <text:p>1.08923192771084</text:p>
          </table:table-cell>
          <table:table-cell office:value-type="float" office:value="1.40850903614458" calcext:value-type="float">
            <text:p>1.40850903614458</text:p>
          </table:table-cell>
          <table:table-cell office:value-type="float" office:value="1.61420682730924" calcext:value-type="float">
            <text:p>1.61420682730924</text:p>
          </table:table-cell>
          <table:table-cell office:value-type="float" office:value="1.70419176706827" calcext:value-type="float">
            <text:p>1.70419176706827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2" office:value-type="float" office:value="0.551463293650794" calcext:value-type="float">
            <text:p>0.551463293650794</text:p>
          </table:table-cell>
          <table:table-cell office:value-type="float" office:value="0.850322420634921" calcext:value-type="float">
            <text:p>0.850322420634921</text:p>
          </table:table-cell>
          <table:table-cell office:value-type="float" office:value="0.978050595238095" calcext:value-type="float">
            <text:p>0.978050595238095</text:p>
          </table:table-cell>
          <table:table-cell office:value-type="float" office:value="1.04873511904762" calcext:value-type="float">
            <text:p>1.04873511904762</text:p>
          </table:table-cell>
          <table:table-cell office:value-type="float" office:value="1.03633432539683" calcext:value-type="float">
            <text:p>1.03633432539683</text:p>
          </table:table-cell>
          <table:table-cell office:value-type="float" office:value="0.232762896825397" calcext:value-type="float">
            <text:p>0.232762896825397</text:p>
          </table:table-cell>
          <table:table-cell office:value-type="float" office:value="0.151041666666667" calcext:value-type="float">
            <text:p>0.151041666666667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0111607142857142" calcext:value-type="float">
            <text:p>0.011160714285714</text:p>
          </table:table-cell>
          <table:table-cell office:value-type="float" office:value="-0.0353422619047619" calcext:value-type="float">
            <text:p>-0.035342261904762</text:p>
          </table:table-cell>
          <table:table-cell office:value-type="float" office:value="0.319940476190476" calcext:value-type="float">
            <text:p>0.319940476190476</text:p>
          </table:table-cell>
          <table:table-cell office:value-type="float" office:value="0.695064484126984" calcext:value-type="float">
            <text:p>0.695064484126984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1.11520337301587" calcext:value-type="float">
            <text:p>1.11520337301587</text:p>
          </table:table-cell>
          <table:table-cell office:value-type="float" office:value="0.231522817460317" calcext:value-type="float">
            <text:p>0.231522817460317</text:p>
          </table:table-cell>
          <table:table-cell office:value-type="float" office:value="-0.14360119047619" calcext:value-type="float">
            <text:p>-0.14360119047619</text:p>
          </table:table-cell>
          <table:table-cell office:value-type="float" office:value="-0.378224206349206" calcext:value-type="float">
            <text:p>-0.378224206349206</text:p>
          </table:table-cell>
          <table:table-cell office:value-type="float" office:value="-0.521453373015873" calcext:value-type="float">
            <text:p>-0.521453373015873</text:p>
          </table:table-cell>
          <table:table-cell office:value-type="float" office:value="-0.563740079365079" calcext:value-type="float">
            <text:p>-0.563740079365079</text:p>
          </table:table-cell>
          <table:table-cell office:value-type="float" office:value="0.639880952380952" calcext:value-type="float">
            <text:p>0.639880952380952</text:p>
          </table:table-cell>
          <table:table-cell office:value-type="float" office:value="1.0953621031746" calcext:value-type="float">
            <text:p>1.0953621031746</text:p>
          </table:table-cell>
          <table:table-cell office:value-type="float" office:value="1.4109623015873" calcext:value-type="float">
            <text:p>1.4109623015873</text:p>
          </table:table-cell>
          <table:table-cell office:value-type="float" office:value="1.61445932539683" calcext:value-type="float">
            <text:p>1.61445932539683</text:p>
          </table:table-cell>
          <table:table-cell office:value-type="float" office:value="1.70188492063492" calcext:value-type="float">
            <text:p>1.70188492063492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2" office:value-type="float" office:value="0.549877450980392" calcext:value-type="float">
            <text:p>0.549877450980392</text:p>
          </table:table-cell>
          <table:table-cell office:value-type="float" office:value="0.851348039215686" calcext:value-type="float">
            <text:p>0.851348039215686</text:p>
          </table:table-cell>
          <table:table-cell office:value-type="float" office:value="0.977573529411765" calcext:value-type="float">
            <text:p>0.977573529411765</text:p>
          </table:table-cell>
          <table:table-cell office:value-type="float" office:value="1.04742647058824" calcext:value-type="float">
            <text:p>1.04742647058824</text:p>
          </table:table-cell>
          <table:table-cell office:value-type="float" office:value="1.03639705882353" calcext:value-type="float">
            <text:p>1.03639705882353</text:p>
          </table:table-cell>
          <table:table-cell office:value-type="float" office:value="0.233700980392157" calcext:value-type="float">
            <text:p>0.233700980392157</text:p>
          </table:table-cell>
          <table:table-cell office:value-type="float" office:value="0.149019607843137" calcext:value-type="float">
            <text:p>0.149019607843137</text:p>
          </table:table-cell>
          <table:table-cell office:value-type="float" office:value="0.0716911764705881" calcext:value-type="float">
            <text:p>0.071691176470588</text:p>
          </table:table-cell>
          <table:table-cell office:value-type="float" office:value="0.00943627450980378" calcext:value-type="float">
            <text:p>0.009436274509804</text:p>
          </table:table-cell>
          <table:table-cell office:value-type="float" office:value="-0.0352941176470587" calcext:value-type="float">
            <text:p>-0.035294117647059</text:p>
          </table:table-cell>
          <table:table-cell office:value-type="float" office:value="0.317401960784314" calcext:value-type="float">
            <text:p>0.317401960784314</text:p>
          </table:table-cell>
          <table:table-cell office:value-type="float" office:value="0.696813725490196" calcext:value-type="float">
            <text:p>0.696813725490196</text:p>
          </table:table-cell>
          <table:table-cell office:value-type="float" office:value="0.928676470588235" calcext:value-type="float">
            <text:p>0.928676470588235</text:p>
          </table:table-cell>
          <table:table-cell office:value-type="float" office:value="1.07426470588235" calcext:value-type="float">
            <text:p>1.07426470588235</text:p>
          </table:table-cell>
          <table:table-cell office:value-type="float" office:value="1.11200980392157" calcext:value-type="float">
            <text:p>1.11200980392157</text:p>
          </table:table-cell>
          <table:table-cell office:value-type="float" office:value="0.232475490196078" calcext:value-type="float">
            <text:p>0.232475490196078</text:p>
          </table:table-cell>
          <table:table-cell office:value-type="float" office:value="-0.146936274509804" calcext:value-type="float">
            <text:p>-0.146936274509804</text:p>
          </table:table-cell>
          <table:table-cell office:value-type="float" office:value="-0.378799019607843" calcext:value-type="float">
            <text:p>-0.378799019607843</text:p>
          </table:table-cell>
          <table:table-cell office:value-type="float" office:value="-0.524387254901961" calcext:value-type="float">
            <text:p>-0.524387254901961</text:p>
          </table:table-cell>
          <table:table-cell office:value-type="float" office:value="-0.562132352941176" calcext:value-type="float">
            <text:p>-0.562132352941176</text:p>
          </table:table-cell>
          <table:table-cell office:value-type="float" office:value="0.634803921568627" calcext:value-type="float">
            <text:p>0.634803921568627</text:p>
          </table:table-cell>
          <table:table-cell office:value-type="float" office:value="1.09754901960784" calcext:value-type="float">
            <text:p>1.09754901960784</text:p>
          </table:table-cell>
          <table:table-cell office:value-type="float" office:value="1.40674019607843" calcext:value-type="float">
            <text:p>1.40674019607843</text:p>
          </table:table-cell>
          <table:table-cell office:value-type="float" office:value="1.61458333333333" calcext:value-type="float">
            <text:p>1.61458333333333</text:p>
          </table:table-cell>
          <table:table-cell office:value-type="float" office:value="1.69705882352941" calcext:value-type="float">
            <text:p>1.69705882352941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2" office:value-type="float" office:value="0.548328488372093" calcext:value-type="float">
            <text:p>0.548328488372093</text:p>
          </table:table-cell>
          <table:table-cell office:value-type="float" office:value="0.848716085271318" calcext:value-type="float">
            <text:p>0.848716085271318</text:p>
          </table:table-cell>
          <table:table-cell office:value-type="float" office:value="0.975896317829457" calcext:value-type="float">
            <text:p>0.975896317829457</text:p>
          </table:table-cell>
          <table:table-cell office:value-type="float" office:value="1.04614825581395" calcext:value-type="float">
            <text:p>1.04614825581395</text:p>
          </table:table-cell>
          <table:table-cell office:value-type="float" office:value="1.03645833333333" calcext:value-type="float">
            <text:p>1.03645833333333</text:p>
          </table:table-cell>
          <table:table-cell office:value-type="float" office:value="0.234617248062016" calcext:value-type="float">
            <text:p>0.234617248062016</text:p>
          </table:table-cell>
          <table:table-cell office:value-type="float" office:value="0.148740310077519" calcext:value-type="float">
            <text:p>0.148740310077519</text:p>
          </table:table-cell>
          <table:table-cell office:value-type="float" office:value="0.0720687984496125" calcext:value-type="float">
            <text:p>0.072068798449613</text:p>
          </table:table-cell>
          <table:table-cell office:value-type="float" office:value="0.00908430232558133" calcext:value-type="float">
            <text:p>0.009084302325581</text:p>
          </table:table-cell>
          <table:table-cell office:value-type="float" office:value="-0.035247093023256" calcext:value-type="float">
            <text:p>-0.035247093023256</text:p>
          </table:table-cell>
          <table:table-cell office:value-type="float" office:value="0.314922480620155" calcext:value-type="float">
            <text:p>0.314922480620155</text:p>
          </table:table-cell>
          <table:table-cell office:value-type="float" office:value="0.689195736434108" calcext:value-type="float">
            <text:p>0.689195736434108</text:p>
          </table:table-cell>
          <table:table-cell office:value-type="float" office:value="0.927688953488372" calcext:value-type="float">
            <text:p>0.927688953488372</text:p>
          </table:table-cell>
          <table:table-cell office:value-type="float" office:value="1.07158430232558" calcext:value-type="float">
            <text:p>1.07158430232558</text:p>
          </table:table-cell>
          <table:table-cell office:value-type="float" office:value="1.11022286821705" calcext:value-type="float">
            <text:p>1.11022286821705</text:p>
          </table:table-cell>
          <table:table-cell office:value-type="float" office:value="0.233406007751938" calcext:value-type="float">
            <text:p>0.233406007751938</text:p>
          </table:table-cell>
          <table:table-cell office:value-type="float" office:value="-0.140867248062015" calcext:value-type="float">
            <text:p>-0.140867248062015</text:p>
          </table:table-cell>
          <table:table-cell office:value-type="float" office:value="-0.379360465116279" calcext:value-type="float">
            <text:p>-0.379360465116279</text:p>
          </table:table-cell>
          <table:table-cell office:value-type="float" office:value="-0.523255813953488" calcext:value-type="float">
            <text:p>-0.523255813953488</text:p>
          </table:table-cell>
          <table:table-cell office:value-type="float" office:value="-0.561894379844961" calcext:value-type="float">
            <text:p>-0.561894379844961</text:p>
          </table:table-cell>
          <table:table-cell office:value-type="float" office:value="0.62984496124031" calcext:value-type="float">
            <text:p>0.62984496124031</text:p>
          </table:table-cell>
          <table:table-cell office:value-type="float" office:value="1.08866279069767" calcext:value-type="float">
            <text:p>1.08866279069767</text:p>
          </table:table-cell>
          <table:table-cell office:value-type="float" office:value="1.40382751937985" calcext:value-type="float">
            <text:p>1.40382751937985</text:p>
          </table:table-cell>
          <table:table-cell office:value-type="float" office:value="1.61070736434109" calcext:value-type="float">
            <text:p>1.61070736434109</text:p>
          </table:table-cell>
          <table:table-cell office:value-type="float" office:value="1.6936773255814" calcext:value-type="float">
            <text:p>1.6936773255814</text:p>
          </table:table-cell>
          <table:table-cell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2" office:value-type="float" office:value="0.546815134099617" calcext:value-type="float">
            <text:p>0.546815134099617</text:p>
          </table:table-cell>
          <table:table-cell office:value-type="float" office:value="0.847341954022988" calcext:value-type="float">
            <text:p>0.847341954022988</text:p>
          </table:table-cell>
          <table:table-cell office:value-type="float" office:value="0.974257662835249" calcext:value-type="float">
            <text:p>0.974257662835249</text:p>
          </table:table-cell>
          <table:table-cell office:value-type="float" office:value="1.04489942528736" calcext:value-type="float">
            <text:p>1.04489942528736</text:p>
          </table:table-cell>
          <table:table-cell office:value-type="float" office:value="1.03412356321839" calcext:value-type="float">
            <text:p>1.03412356321839</text:p>
          </table:table-cell>
          <table:table-cell office:value-type="float" office:value="0.234315134099617" calcext:value-type="float">
            <text:p>0.234315134099617</text:p>
          </table:table-cell>
          <table:table-cell office:value-type="float" office:value="0.149664750957855" calcext:value-type="float">
            <text:p>0.149664750957855</text:p>
          </table:table-cell>
          <table:table-cell office:value-type="float" office:value="0.0724377394636016" calcext:value-type="float">
            <text:p>0.072437739463602</text:p>
          </table:table-cell>
          <table:table-cell office:value-type="float" office:value="0.00874042145593879" calcext:value-type="float">
            <text:p>0.008740421455939</text:p>
          </table:table-cell>
          <table:table-cell office:value-type="float" office:value="-0.0349616858237549" calcext:value-type="float">
            <text:p>-0.03496168582375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9492337164751" calcext:value-type="float">
            <text:p>0.69492337164751</text:p>
          </table:table-cell>
          <table:table-cell office:value-type="float" office:value="0.925407088122605" calcext:value-type="float">
            <text:p>0.925407088122605</text:p>
          </table:table-cell>
          <table:table-cell office:value-type="float" office:value="1.06633141762452" calcext:value-type="float">
            <text:p>1.06633141762452</text:p>
          </table:table-cell>
          <table:table-cell office:value-type="float" office:value="1.11242816091954" calcext:value-type="float">
            <text:p>1.11242816091954</text:p>
          </table:table-cell>
          <table:table-cell office:value-type="float" office:value="0.234315134099617" calcext:value-type="float">
            <text:p>0.234315134099617</text:p>
          </table:table-cell>
          <table:table-cell office:value-type="float" office:value="-0.148108237547893" calcext:value-type="float">
            <text:p>-0.148108237547893</text:p>
          </table:table-cell>
          <table:table-cell office:value-type="float" office:value="-0.378591954022988" calcext:value-type="float">
            <text:p>-0.378591954022988</text:p>
          </table:table-cell>
          <table:table-cell office:value-type="float" office:value="-0.519516283524904" calcext:value-type="float">
            <text:p>-0.519516283524904</text:p>
          </table:table-cell>
          <table:table-cell office:value-type="float" office:value="-0.565613026819923" calcext:value-type="float">
            <text:p>-0.565613026819923</text:p>
          </table:table-cell>
          <table:table-cell office:value-type="float" office:value="0.625" calcext:value-type="float">
            <text:p>0.625</text:p>
          </table:table-cell>
          <table:table-cell office:value-type="float" office:value="1.09327107279693" calcext:value-type="float">
            <text:p>1.09327107279693</text:p>
          </table:table-cell>
          <table:table-cell office:value-type="float" office:value="1.40098180076628" calcext:value-type="float">
            <text:p>1.40098180076628</text:p>
          </table:table-cell>
          <table:table-cell office:value-type="float" office:value="1.60560344827586" calcext:value-type="float">
            <text:p>1.60560344827586</text:p>
          </table:table-cell>
          <table:table-cell office:value-type="float" office:value="1.69408524904215" calcext:value-type="float">
            <text:p>1.69408524904215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2" office:value-type="float" office:value="0.545336174242424" calcext:value-type="float">
            <text:p>0.545336174242424</text:p>
          </table:table-cell>
          <table:table-cell office:value-type="float" office:value="0.845999053030303" calcext:value-type="float">
            <text:p>0.845999053030303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1.04367897727273" calcext:value-type="float">
            <text:p>1.04367897727273</text:p>
          </table:table-cell>
          <table:table-cell office:value-type="float" office:value="1.03302556818182" calcext:value-type="float">
            <text:p>1.03302556818182</text:p>
          </table:table-cell>
          <table:table-cell office:value-type="float" office:value="0.235203598484848" calcext:value-type="float">
            <text:p>0.235203598484848</text:p>
          </table:table-cell>
          <table:table-cell office:value-type="float" office:value="0.149266098484848" calcext:value-type="float">
            <text:p>0.149266098484848</text:p>
          </table:table-cell>
          <table:table-cell office:value-type="float" office:value="0.0727982954545454" calcext:value-type="float">
            <text:p>0.072798295454546</text:p>
          </table:table-cell>
          <table:table-cell office:value-type="float" office:value="0.0110085227272725" calcext:value-type="float">
            <text:p>0.011008522727273</text:p>
          </table:table-cell>
          <table:table-cell office:value-type="float" office:value="-0.0348011363636367" calcext:value-type="float">
            <text:p>-0.034801136363637</text:p>
          </table:table-cell>
          <table:table-cell office:value-type="float" office:value="0.311316287878788" calcext:value-type="float">
            <text:p>0.311316287878788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924479166666667" calcext:value-type="float">
            <text:p>0.924479166666667</text:p>
          </table:table-cell>
          <table:table-cell office:value-type="float" office:value="1.0703125" calcext:value-type="float">
            <text:p>1.0703125</text:p>
          </table:table-cell>
          <table:table-cell office:value-type="float" office:value="1.11458333333333" calcext:value-type="float">
            <text:p>1.11458333333333</text:p>
          </table:table-cell>
          <table:table-cell office:value-type="float" office:value="0.234019886363636" calcext:value-type="float">
            <text:p>0.234019886363636</text:p>
          </table:table-cell>
          <table:table-cell office:value-type="float" office:value="-0.146070075757576" calcext:value-type="float">
            <text:p>-0.146070075757576</text:p>
          </table:table-cell>
          <table:table-cell office:value-type="float" office:value="-0.379142992424242" calcext:value-type="float">
            <text:p>-0.379142992424242</text:p>
          </table:table-cell>
          <table:table-cell office:value-type="float" office:value="-0.524976325757576" calcext:value-type="float">
            <text:p>-0.524976325757576</text:p>
          </table:table-cell>
          <table:table-cell office:value-type="float" office:value="-0.569247159090909" calcext:value-type="float">
            <text:p>-0.569247159090909</text:p>
          </table:table-cell>
          <table:table-cell office:value-type="float" office:value="0.622632575757576" calcext:value-type="float">
            <text:p>0.622632575757576</text:p>
          </table:table-cell>
          <table:table-cell office:value-type="float" office:value="1.08866003787879" calcext:value-type="float">
            <text:p>1.08866003787879</text:p>
          </table:table-cell>
          <table:table-cell office:value-type="float" office:value="1.39820075757576" calcext:value-type="float">
            <text:p>1.39820075757576</text:p>
          </table:table-cell>
          <table:table-cell office:value-type="float" office:value="1.60582386363636" calcext:value-type="float">
            <text:p>1.60582386363636</text:p>
          </table:table-cell>
          <table:table-cell office:value-type="float" office:value="1.69460227272727" calcext:value-type="float">
            <text:p>1.69460227272727</text:p>
          </table:table-cell>
          <table:table-cell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2" office:value-type="float" office:value="0.543890449438202" calcext:value-type="float">
            <text:p>0.543890449438202</text:p>
          </table:table-cell>
          <table:table-cell office:value-type="float" office:value="0.844686329588015" calcext:value-type="float">
            <text:p>0.844686329588015</text:p>
          </table:table-cell>
          <table:table-cell office:value-type="float" office:value="0.971090823970037" calcext:value-type="float">
            <text:p>0.971090823970037</text:p>
          </table:table-cell>
          <table:table-cell office:value-type="float" office:value="1.04131554307116" calcext:value-type="float">
            <text:p>1.04131554307116</text:p>
          </table:table-cell>
          <table:table-cell office:value-type="float" office:value="1.03195224719101" calcext:value-type="float">
            <text:p>1.03195224719101</text:p>
          </table:table-cell>
          <table:table-cell office:value-type="float" office:value="0.236072097378277" calcext:value-type="float">
            <text:p>0.236072097378277</text:p>
          </table:table-cell>
          <table:table-cell office:value-type="float" office:value="0.147588951310861" calcext:value-type="float">
            <text:p>0.147588951310861</text:p>
          </table:table-cell>
          <table:table-cell office:value-type="float" office:value="0.07186329588015" calcext:value-type="float">
            <text:p>0.07186329588015</text:p>
          </table:table-cell>
          <table:table-cell office:value-type="float" office:value="0.00948033707865181" calcext:value-type="float">
            <text:p>0.009480337078652</text:p>
          </table:table-cell>
          <table:table-cell office:value-type="float" office:value="-0.0346441947565543" calcext:value-type="float">
            <text:p>-0.034644194756554</text:p>
          </table:table-cell>
          <table:table-cell office:value-type="float" office:value="0.308988764044944" calcext:value-type="float">
            <text:p>0.308988764044944</text:p>
          </table:table-cell>
          <table:table-cell office:value-type="float" office:value="0.689255617977528" calcext:value-type="float">
            <text:p>0.689255617977528</text:p>
          </table:table-cell>
          <table:table-cell office:value-type="float" office:value="0.93000936329588" calcext:value-type="float">
            <text:p>0.93000936329588</text:p>
          </table:table-cell>
          <table:table-cell office:value-type="float" office:value="1.06519194756554" calcext:value-type="float">
            <text:p>1.06519194756554</text:p>
          </table:table-cell>
          <table:table-cell office:value-type="float" office:value="1.11411516853933" calcext:value-type="float">
            <text:p>1.11411516853933</text:p>
          </table:table-cell>
          <table:table-cell office:value-type="float" office:value="0.234901685393258" calcext:value-type="float">
            <text:p>0.234901685393258</text:p>
          </table:table-cell>
          <table:table-cell office:value-type="float" office:value="-0.145365168539326" calcext:value-type="float">
            <text:p>-0.145365168539326</text:p>
          </table:table-cell>
          <table:table-cell office:value-type="float" office:value="-0.386118913857678" calcext:value-type="float">
            <text:p>-0.386118913857678</text:p>
          </table:table-cell>
          <table:table-cell office:value-type="float" office:value="-0.521301498127341" calcext:value-type="float">
            <text:p>-0.521301498127341</text:p>
          </table:table-cell>
          <table:table-cell office:value-type="float" office:value="-0.570224719101124" calcext:value-type="float">
            <text:p>-0.570224719101124</text:p>
          </table:table-cell>
          <table:table-cell office:value-type="float" office:value="0.617977528089888" calcext:value-type="float">
            <text:p>0.617977528089888</text:p>
          </table:table-cell>
          <table:table-cell office:value-type="float" office:value="1.08544007490637" calcext:value-type="float">
            <text:p>1.08544007490637</text:p>
          </table:table-cell>
          <table:table-cell office:value-type="float" office:value="1.40191947565543" calcext:value-type="float">
            <text:p>1.40191947565543</text:p>
          </table:table-cell>
          <table:table-cell office:value-type="float" office:value="1.59948501872659" calcext:value-type="float">
            <text:p>1.59948501872659</text:p>
          </table:table-cell>
          <table:table-cell office:value-type="float" office:value="1.69253277153558" calcext:value-type="float">
            <text:p>1.69253277153558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2" office:value-type="float" office:value="0.542476851851852" calcext:value-type="float">
            <text:p>0.542476851851852</text:p>
          </table:table-cell>
          <table:table-cell office:value-type="float" office:value="0.844560185185185" calcext:value-type="float">
            <text:p>0.844560185185185</text:p>
          </table:table-cell>
          <table:table-cell office:value-type="float" office:value="0.969560185185185" calcext:value-type="float">
            <text:p>0.969560185185185</text:p>
          </table:table-cell>
          <table:table-cell office:value-type="float" office:value="1.04131944444444" calcext:value-type="float">
            <text:p>1.04131944444444</text:p>
          </table:table-cell>
          <table:table-cell office:value-type="float" office:value="1.02974537037037" calcext:value-type="float">
            <text:p>1.02974537037037</text:p>
          </table:table-cell>
          <table:table-cell office:value-type="float" office:value="0.236921296296296" calcext:value-type="float">
            <text:p>0.236921296296296</text:p>
          </table:table-cell>
          <table:table-cell office:value-type="float" office:value="0.147106481481482" calcext:value-type="float">
            <text:p>0.147106481481482</text:p>
          </table:table-cell>
          <table:table-cell office:value-type="float" office:value="0.0722222222222222" calcext:value-type="float">
            <text:p>0.072222222222222</text:p>
          </table:table-cell>
          <table:table-cell office:value-type="float" office:value="0.0103009259259259" calcext:value-type="float">
            <text:p>0.010300925925926</text:p>
          </table:table-cell>
          <table:table-cell office:value-type="float" office:value="-0.0356481481481481" calcext:value-type="float">
            <text:p>-0.035648148148148</text:p>
          </table:table-cell>
          <table:table-cell office:value-type="float" office:value="0.306712962962963" calcext:value-type="float">
            <text:p>0.306712962962963</text:p>
          </table:table-cell>
          <table:table-cell office:value-type="float" office:value="0.698611111111111" calcext:value-type="float">
            <text:p>0.698611111111111</text:p>
          </table:table-cell>
          <table:table-cell office:value-type="float" office:value="0.922685185185185" calcext:value-type="float">
            <text:p>0.922685185185185</text:p>
          </table:table-cell>
          <table:table-cell office:value-type="float" office:value="1.06655092592593" calcext:value-type="float">
            <text:p>1.06655092592593</text:p>
          </table:table-cell>
          <table:table-cell office:value-type="float" office:value="1.11238425925926" calcext:value-type="float">
            <text:p>1.11238425925926</text:p>
          </table:table-cell>
          <table:table-cell office:value-type="float" office:value="0.235763888888889" calcext:value-type="float">
            <text:p>0.235763888888889</text:p>
          </table:table-cell>
          <table:table-cell office:value-type="float" office:value="-0.156134259259259" calcext:value-type="float">
            <text:p>-0.156134259259259</text:p>
          </table:table-cell>
          <table:table-cell office:value-type="float" office:value="-0.380208333333333" calcext:value-type="float">
            <text:p>-0.380208333333333</text:p>
          </table:table-cell>
          <table:table-cell office:value-type="float" office:value="-0.524074074074074" calcext:value-type="float">
            <text:p>-0.524074074074074</text:p>
          </table:table-cell>
          <table:table-cell office:value-type="float" office:value="-0.569907407407407" calcext:value-type="float">
            <text:p>-0.569907407407407</text:p>
          </table:table-cell>
          <table:table-cell office:value-type="float" office:value="0.613425925925926" calcext:value-type="float">
            <text:p>0.613425925925926</text:p>
          </table:table-cell>
          <table:table-cell office:value-type="float" office:value="1.09513888888889" calcext:value-type="float">
            <text:p>1.09513888888889</text:p>
          </table:table-cell>
          <table:table-cell office:value-type="float" office:value="1.39282407407407" calcext:value-type="float">
            <text:p>1.39282407407407</text:p>
          </table:table-cell>
          <table:table-cell office:value-type="float" office:value="1.59861111111111" calcext:value-type="float">
            <text:p>1.59861111111111</text:p>
          </table:table-cell>
          <table:table-cell office:value-type="float" office:value="1.69039351851852" calcext:value-type="float">
            <text:p>1.69039351851852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2" office:value-type="float" office:value="0.539949633699634" calcext:value-type="float">
            <text:p>0.539949633699634</text:p>
          </table:table-cell>
          <table:table-cell office:value-type="float" office:value="0.841002747252747" calcext:value-type="float">
            <text:p>0.841002747252747</text:p>
          </table:table-cell>
          <table:table-cell office:value-type="float" office:value="0.968063186813187" calcext:value-type="float">
            <text:p>0.968063186813187</text:p>
          </table:table-cell>
          <table:table-cell office:value-type="float" office:value="1.04017857142857" calcext:value-type="float">
            <text:p>1.04017857142857</text:p>
          </table:table-cell>
          <table:table-cell office:value-type="float" office:value="1.02987637362637" calcext:value-type="float">
            <text:p>1.02987637362637</text:p>
          </table:table-cell>
          <table:table-cell office:value-type="float" office:value="0.235462454212454" calcext:value-type="float">
            <text:p>0.235462454212454</text:p>
          </table:table-cell>
          <table:table-cell office:value-type="float" office:value="0.147092490842491" calcext:value-type="float">
            <text:p>0.147092490842491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00881410256410242" calcext:value-type="float">
            <text:p>0.008814102564102</text:p>
          </table:table-cell>
          <table:table-cell office:value-type="float" office:value="-0.0354853479853481" calcext:value-type="float">
            <text:p>-0.035485347985348</text:p>
          </table:table-cell>
          <table:table-cell office:value-type="float" office:value="0.304487179487179" calcext:value-type="float">
            <text:p>0.304487179487179</text:p>
          </table:table-cell>
          <table:table-cell office:value-type="float" office:value="0.686240842490842" calcext:value-type="float">
            <text:p>0.686240842490842</text:p>
          </table:table-cell>
          <table:table-cell office:value-type="float" office:value="0.915407509157509" calcext:value-type="float">
            <text:p>0.915407509157509</text:p>
          </table:table-cell>
          <table:table-cell office:value-type="float" office:value="1.06902472527473" calcext:value-type="float">
            <text:p>1.06902472527473</text:p>
          </table:table-cell>
          <table:table-cell office:value-type="float" office:value="1.11309523809524" calcext:value-type="float">
            <text:p>1.11309523809524</text:p>
          </table:table-cell>
          <table:table-cell office:value-type="float" office:value="0.235462454212454" calcext:value-type="float">
            <text:p>0.235462454212454</text:p>
          </table:table-cell>
          <table:table-cell office:value-type="float" office:value="-0.146291208791209" calcext:value-type="float">
            <text:p>-0.146291208791209</text:p>
          </table:table-cell>
          <table:table-cell office:value-type="float" office:value="-0.375457875457875" calcext:value-type="float">
            <text:p>-0.375457875457875</text:p>
          </table:table-cell>
          <table:table-cell office:value-type="float" office:value="-0.529075091575092" calcext:value-type="float">
            <text:p>-0.529075091575092</text:p>
          </table:table-cell>
          <table:table-cell office:value-type="float" office:value="-0.573145604395605" calcext:value-type="float">
            <text:p>-0.573145604395605</text:p>
          </table:table-cell>
          <table:table-cell office:value-type="float" office:value="0.608974358974359" calcext:value-type="float">
            <text:p>0.608974358974359</text:p>
          </table:table-cell>
          <table:table-cell office:value-type="float" office:value="1.08024267399267" calcext:value-type="float">
            <text:p>1.08024267399267</text:p>
          </table:table-cell>
          <table:table-cell office:value-type="float" office:value="1.3838141025641" calcext:value-type="float">
            <text:p>1.3838141025641</text:p>
          </table:table-cell>
          <table:table-cell office:value-type="float" office:value="1.60130494505495" calcext:value-type="float">
            <text:p>1.60130494505495</text:p>
          </table:table-cell>
          <table:table-cell office:value-type="float" office:value="1.68841575091575" calcext:value-type="float">
            <text:p>1.68841575091575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2" office:value-type="float" office:value="0.538609601449275" calcext:value-type="float">
            <text:p>0.538609601449275</text:p>
          </table:table-cell>
          <table:table-cell office:value-type="float" office:value="0.839787137681159" calcext:value-type="float">
            <text:p>0.839787137681159</text:p>
          </table:table-cell>
          <table:table-cell office:value-type="float" office:value="0.966598731884058" calcext:value-type="float">
            <text:p>0.966598731884058</text:p>
          </table:table-cell>
          <table:table-cell office:value-type="float" office:value="1.03793025362319" calcext:value-type="float">
            <text:p>1.03793025362319</text:p>
          </table:table-cell>
          <table:table-cell office:value-type="float" office:value="1.0288722826087" calcext:value-type="float">
            <text:p>1.0288722826087</text:p>
          </table:table-cell>
          <table:table-cell office:value-type="float" office:value="0.23629981884058" calcext:value-type="float">
            <text:p>0.23629981884058</text:p>
          </table:table-cell>
          <table:table-cell office:value-type="float" office:value="0.146739130434783" calcext:value-type="float">
            <text:p>0.146739130434783</text:p>
          </table:table-cell>
          <table:table-cell office:value-type="float" office:value="0.0717844202898552" calcext:value-type="float">
            <text:p>0.071784420289855</text:p>
          </table:table-cell>
          <table:table-cell office:value-type="float" office:value="0.00860507246376829" calcext:value-type="float">
            <text:p>0.008605072463768</text:p>
          </table:table-cell>
          <table:table-cell office:value-type="float" office:value="-0.0353260869565217" calcext:value-type="float">
            <text:p>-0.035326086956522</text:p>
          </table:table-cell>
          <table:table-cell office:value-type="float" office:value="0.303442028985507" calcext:value-type="float">
            <text:p>0.303442028985507</text:p>
          </table:table-cell>
          <table:table-cell office:value-type="float" office:value="0.696671195652174" calcext:value-type="float">
            <text:p>0.696671195652174</text:p>
          </table:table-cell>
          <table:table-cell office:value-type="float" office:value="0.92085597826087" calcext:value-type="float">
            <text:p>0.92085597826087</text:p>
          </table:table-cell>
          <table:table-cell office:value-type="float" office:value="1.06283967391304" calcext:value-type="float">
            <text:p>1.06283967391304</text:p>
          </table:table-cell>
          <table:table-cell office:value-type="float" office:value="1.11141304347826" calcext:value-type="float">
            <text:p>1.11141304347826</text:p>
          </table:table-cell>
          <table:table-cell office:value-type="float" office:value="0.235167572463768" calcext:value-type="float">
            <text:p>0.235167572463768</text:p>
          </table:table-cell>
          <table:table-cell office:value-type="float" office:value="-0.158061594202899" calcext:value-type="float">
            <text:p>-0.158061594202899</text:p>
          </table:table-cell>
          <table:table-cell office:value-type="float" office:value="-0.382246376811594" calcext:value-type="float">
            <text:p>-0.382246376811594</text:p>
          </table:table-cell>
          <table:table-cell office:value-type="float" office:value="-0.524230072463768" calcext:value-type="float">
            <text:p>-0.524230072463768</text:p>
          </table:table-cell>
          <table:table-cell office:value-type="float" office:value="-0.572803442028986" calcext:value-type="float">
            <text:p>-0.572803442028986</text:p>
          </table:table-cell>
          <table:table-cell office:value-type="float" office:value="0.606884057971014" calcext:value-type="float">
            <text:p>0.606884057971014</text:p>
          </table:table-cell>
          <table:table-cell office:value-type="float" office:value="1.08967391304348" calcext:value-type="float">
            <text:p>1.08967391304348</text:p>
          </table:table-cell>
          <table:table-cell office:value-type="float" office:value="1.3888134057971" calcext:value-type="float">
            <text:p>1.3888134057971</text:p>
          </table:table-cell>
          <table:table-cell office:value-type="float" office:value="1.59273097826087" calcext:value-type="float">
            <text:p>1.59273097826087</text:p>
          </table:table-cell>
          <table:table-cell office:value-type="float" office:value="1.68523550724638" calcext:value-type="float">
            <text:p>1.68523550724638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2" office:value-type="float" office:value="0.537298387096774" calcext:value-type="float">
            <text:p>0.537298387096774</text:p>
          </table:table-cell>
          <table:table-cell office:value-type="float" office:value="0.838597670250896" calcext:value-type="float">
            <text:p>0.838597670250896</text:p>
          </table:table-cell>
          <table:table-cell office:value-type="float" office:value="0.965165770609319" calcext:value-type="float">
            <text:p>0.965165770609319</text:p>
          </table:table-cell>
          <table:table-cell office:value-type="float" office:value="1.03853046594982" calcext:value-type="float">
            <text:p>1.03853046594982</text:p>
          </table:table-cell>
          <table:table-cell office:value-type="float" office:value="1.02900985663082" calcext:value-type="float">
            <text:p>1.02900985663082</text:p>
          </table:table-cell>
          <table:table-cell office:value-type="float" office:value="0.23711917562724" calcext:value-type="float">
            <text:p>0.23711917562724</text:p>
          </table:table-cell>
          <table:table-cell office:value-type="float" office:value="0.145161290322581" calcext:value-type="float">
            <text:p>0.145161290322581</text:p>
          </table:table-cell>
          <table:table-cell office:value-type="float" office:value="0.0696684587813621" calcext:value-type="float">
            <text:p>0.069668458781362</text:p>
          </table:table-cell>
          <table:table-cell office:value-type="float" office:value="0.00996863799283143" calcext:value-type="float">
            <text:p>0.009968637992831</text:p>
          </table:table-cell>
          <table:table-cell office:value-type="float" office:value="-0.035282258064516" calcext:value-type="float">
            <text:p>-0.035282258064516</text:p>
          </table:table-cell>
          <table:table-cell office:value-type="float" office:value="0.301299283154122" calcext:value-type="float">
            <text:p>0.301299283154122</text:p>
          </table:table-cell>
          <table:table-cell office:value-type="float" office:value="0.685931899641577" calcext:value-type="float">
            <text:p>0.685931899641577</text:p>
          </table:table-cell>
          <table:table-cell office:value-type="float" office:value="0.92002688172043" calcext:value-type="float">
            <text:p>0.92002688172043</text:p>
          </table:table-cell>
          <table:table-cell office:value-type="float" office:value="1.06418010752688" calcext:value-type="float">
            <text:p>1.06418010752688</text:p>
          </table:table-cell>
          <table:table-cell office:value-type="float" office:value="1.11099910394265" calcext:value-type="float">
            <text:p>1.11099910394265</text:p>
          </table:table-cell>
          <table:table-cell office:value-type="float" office:value="0.235999103942652" calcext:value-type="float">
            <text:p>0.235999103942652</text:p>
          </table:table-cell>
          <table:table-cell office:value-type="float" office:value="-0.148633512544803" calcext:value-type="float">
            <text:p>-0.148633512544803</text:p>
          </table:table-cell>
          <table:table-cell office:value-type="float" office:value="-0.382728494623656" calcext:value-type="float">
            <text:p>-0.382728494623656</text:p>
          </table:table-cell>
          <table:table-cell office:value-type="float" office:value="-0.526881720430108" calcext:value-type="float">
            <text:p>-0.526881720430108</text:p>
          </table:table-cell>
          <table:table-cell office:value-type="float" office:value="-0.573700716845878" calcext:value-type="float">
            <text:p>-0.573700716845878</text:p>
          </table:table-cell>
          <table:table-cell office:value-type="float" office:value="0.602598566308244" calcext:value-type="float">
            <text:p>0.602598566308244</text:p>
          </table:table-cell>
          <table:table-cell office:value-type="float" office:value="1.07795698924731" calcext:value-type="float">
            <text:p>1.07795698924731</text:p>
          </table:table-cell>
          <table:table-cell office:value-type="float" office:value="1.38754480286738" calcext:value-type="float">
            <text:p>1.38754480286738</text:p>
          </table:table-cell>
          <table:table-cell office:value-type="float" office:value="1.59150985663082" calcext:value-type="float">
            <text:p>1.59150985663082</text:p>
          </table:table-cell>
          <table:table-cell office:value-type="float" office:value="1.68469982078853" calcext:value-type="float">
            <text:p>1.68469982078853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2" office:value-type="float" office:value="0.534906914893617" calcext:value-type="float">
            <text:p>0.534906914893617</text:p>
          </table:table-cell>
          <table:table-cell office:value-type="float" office:value="0.837433510638298" calcext:value-type="float">
            <text:p>0.837433510638298</text:p>
          </table:table-cell>
          <table:table-cell office:value-type="float" office:value="0.96376329787234" calcext:value-type="float">
            <text:p>0.96376329787234</text:p>
          </table:table-cell>
          <table:table-cell office:value-type="float" office:value="1.0384530141844" calcext:value-type="float">
            <text:p>1.0384530141844</text:p>
          </table:table-cell>
          <table:table-cell office:value-type="float" office:value="1.02870124113475" calcext:value-type="float">
            <text:p>1.02870124113475</text:p>
          </table:table-cell>
          <table:table-cell office:value-type="float" office:value="0.235704787234042" calcext:value-type="float">
            <text:p>0.235704787234042</text:p>
          </table:table-cell>
          <table:table-cell office:value-type="float" office:value="0.143727836879433" calcext:value-type="float">
            <text:p>0.143727836879433</text:p>
          </table:table-cell>
          <table:table-cell office:value-type="float" office:value="0.0713652482269505" calcext:value-type="float">
            <text:p>0.071365248226951</text:p>
          </table:table-cell>
          <table:table-cell office:value-type="float" office:value="0.0119680851063828" calcext:value-type="float">
            <text:p>0.011968085106383</text:p>
          </table:table-cell>
          <table:table-cell office:value-type="float" office:value="-0.0367907801418439" calcext:value-type="float">
            <text:p>-0.036790780141844</text:p>
          </table:table-cell>
          <table:table-cell office:value-type="float" office:value="0.300310283687943" calcext:value-type="float">
            <text:p>0.300310283687943</text:p>
          </table:table-cell>
          <table:table-cell office:value-type="float" office:value="0.688718971631206" calcext:value-type="float">
            <text:p>0.688718971631206</text:p>
          </table:table-cell>
          <table:table-cell office:value-type="float" office:value="0.919104609929078" calcext:value-type="float">
            <text:p>0.919104609929078</text:p>
          </table:table-cell>
          <table:table-cell office:value-type="float" office:value="1.06294326241135" calcext:value-type="float">
            <text:p>1.06294326241135</text:p>
          </table:table-cell>
          <table:table-cell office:value-type="float" office:value="1.11048315602837" calcext:value-type="float">
            <text:p>1.11048315602837</text:p>
          </table:table-cell>
          <table:table-cell office:value-type="float" office:value="0.234596631205674" calcext:value-type="float">
            <text:p>0.234596631205674</text:p>
          </table:table-cell>
          <table:table-cell office:value-type="float" office:value="-0.153812056737589" calcext:value-type="float">
            <text:p>-0.153812056737589</text:p>
          </table:table-cell>
          <table:table-cell office:value-type="float" office:value="-0.384197695035461" calcext:value-type="float">
            <text:p>-0.384197695035461</text:p>
          </table:table-cell>
          <table:table-cell office:value-type="float" office:value="-0.528036347517731" calcext:value-type="float">
            <text:p>-0.528036347517731</text:p>
          </table:table-cell>
          <table:table-cell office:value-type="float" office:value="-0.575576241134752" calcext:value-type="float">
            <text:p>-0.575576241134752</text:p>
          </table:table-cell>
          <table:table-cell office:value-type="float" office:value="0.600620567375887" calcext:value-type="float">
            <text:p>0.600620567375887</text:p>
          </table:table-cell>
          <table:table-cell office:value-type="float" office:value="1.08100620567376" calcext:value-type="float">
            <text:p>1.08100620567376</text:p>
          </table:table-cell>
          <table:table-cell office:value-type="float" office:value="1.38375443262411" calcext:value-type="float">
            <text:p>1.38375443262411</text:p>
          </table:table-cell>
          <table:table-cell office:value-type="float" office:value="1.58588209219858" calcext:value-type="float">
            <text:p>1.58588209219858</text:p>
          </table:table-cell>
          <table:table-cell office:value-type="float" office:value="1.68218085106383" calcext:value-type="float">
            <text:p>1.68218085106383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2" office:value-type="float" office:value="0.533662280701754" calcext:value-type="float">
            <text:p>0.533662280701754</text:p>
          </table:table-cell>
          <table:table-cell office:value-type="float" office:value="0.836293859649123" calcext:value-type="float">
            <text:p>0.836293859649123</text:p>
          </table:table-cell>
          <table:table-cell office:value-type="float" office:value="0.963486842105263" calcext:value-type="float">
            <text:p>0.963486842105263</text:p>
          </table:table-cell>
          <table:table-cell office:value-type="float" office:value="1.03837719298246" calcext:value-type="float">
            <text:p>1.03837719298246</text:p>
          </table:table-cell>
          <table:table-cell office:value-type="float" office:value="1.02872807017544" calcext:value-type="float">
            <text:p>1.02872807017544</text:p>
          </table:table-cell>
          <table:table-cell office:value-type="float" office:value="0.236513157894737" calcext:value-type="float">
            <text:p>0.236513157894737</text:p>
          </table:table-cell>
          <table:table-cell office:value-type="float" office:value="0.142214912280702" calcext:value-type="float">
            <text:p>0.142214912280702</text:p>
          </table:table-cell>
          <table:table-cell office:value-type="float" office:value="0.0716008771929824" calcext:value-type="float">
            <text:p>0.071600877192982</text:p>
          </table:table-cell>
          <table:table-cell office:value-type="float" office:value="0.0138157894736841" calcext:value-type="float">
            <text:p>0.013815789473684</text:p>
          </table:table-cell>
          <table:table-cell office:value-type="float" office:value="-0.0356359649122806" calcext:value-type="float">
            <text:p>-0.035635964912281</text:p>
          </table:table-cell>
          <table:table-cell office:value-type="float" office:value="0.298245614035088" calcext:value-type="float">
            <text:p>0.298245614035088</text:p>
          </table:table-cell>
          <table:table-cell office:value-type="float" office:value="0.684320175438596" calcext:value-type="float">
            <text:p>0.684320175438596</text:p>
          </table:table-cell>
          <table:table-cell office:value-type="float" office:value="0.915899122807017" calcext:value-type="float">
            <text:p>0.915899122807017</text:p>
          </table:table-cell>
          <table:table-cell office:value-type="float" office:value="1.06184210526316" calcext:value-type="float">
            <text:p>1.06184210526316</text:p>
          </table:table-cell>
          <table:table-cell office:value-type="float" office:value="1.11129385964912" calcext:value-type="float">
            <text:p>1.11129385964912</text:p>
          </table:table-cell>
          <table:table-cell office:value-type="float" office:value="0.235416666666667" calcext:value-type="float">
            <text:p>0.235416666666667</text:p>
          </table:table-cell>
          <table:table-cell office:value-type="float" office:value="-0.150657894736842" calcext:value-type="float">
            <text:p>-0.150657894736842</text:p>
          </table:table-cell>
          <table:table-cell office:value-type="float" office:value="-0.382236842105263" calcext:value-type="float">
            <text:p>-0.382236842105263</text:p>
          </table:table-cell>
          <table:table-cell office:value-type="float" office:value="-0.528179824561404" calcext:value-type="float">
            <text:p>-0.528179824561404</text:p>
          </table:table-cell>
          <table:table-cell office:value-type="float" office:value="-0.577631578947369" calcext:value-type="float">
            <text:p>-0.577631578947369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1.07565789473684" calcext:value-type="float">
            <text:p>1.07565789473684</text:p>
          </table:table-cell>
          <table:table-cell office:value-type="float" office:value="1.37905701754386" calcext:value-type="float">
            <text:p>1.37905701754386</text:p>
          </table:table-cell>
          <table:table-cell office:value-type="float" office:value="1.58289473684211" calcext:value-type="float">
            <text:p>1.58289473684211</text:p>
          </table:table-cell>
          <table:table-cell office:value-type="float" office:value="1.68059210526316" calcext:value-type="float">
            <text:p>1.68059210526316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2" office:value-type="float" office:value="0.531358506944444" calcext:value-type="float">
            <text:p>0.531358506944444</text:p>
          </table:table-cell>
          <table:table-cell office:value-type="float" office:value="0.834092881944444" calcext:value-type="float">
            <text:p>0.834092881944444</text:p>
          </table:table-cell>
          <table:table-cell office:value-type="float" office:value="0.961046006944444" calcext:value-type="float">
            <text:p>0.961046006944444</text:p>
          </table:table-cell>
          <table:table-cell office:value-type="float" office:value="1.037109375" calcext:value-type="float">
            <text:p>1.037109375</text:p>
          </table:table-cell>
          <table:table-cell office:value-type="float" office:value="1.02756076388889" calcext:value-type="float">
            <text:p>1.02756076388889</text:p>
          </table:table-cell>
          <table:table-cell office:value-type="float" office:value="0.235134548611111" calcext:value-type="float">
            <text:p>0.235134548611111</text:p>
          </table:table-cell>
          <table:table-cell office:value-type="float" office:value="0.142144097222222" calcext:value-type="float">
            <text:p>0.142144097222222</text:p>
          </table:table-cell>
          <table:table-cell office:value-type="float" office:value="0.0709635416666665" calcext:value-type="float">
            <text:p>0.070963541666667</text:p>
          </table:table-cell>
          <table:table-cell office:value-type="float" office:value="0.0121527777777777" calcext:value-type="float">
            <text:p>0.012152777777778</text:p>
          </table:table-cell>
          <table:table-cell office:value-type="float" office:value="-0.0355902777777779" calcext:value-type="float">
            <text:p>-0.035590277777778</text:p>
          </table:table-cell>
          <table:table-cell office:value-type="float" office:value="0.296223958333333" calcext:value-type="float">
            <text:p>0.296223958333333</text:p>
          </table:table-cell>
          <table:table-cell office:value-type="float" office:value="0.685872395833333" calcext:value-type="float">
            <text:p>0.685872395833333</text:p>
          </table:table-cell>
          <table:table-cell office:value-type="float" office:value="0.913845486111111" calcext:value-type="float">
            <text:p>0.913845486111111</text:p>
          </table:table-cell>
          <table:table-cell office:value-type="float" office:value="1.06184895833333" calcext:value-type="float">
            <text:p>1.06184895833333</text:p>
          </table:table-cell>
          <table:table-cell office:value-type="float" office:value="1.1083984375" calcext:value-type="float">
            <text:p>1.1083984375</text:p>
          </table:table-cell>
          <table:table-cell office:value-type="float" office:value="0.235134548611111" calcext:value-type="float">
            <text:p>0.235134548611111</text:p>
          </table:table-cell>
          <table:table-cell office:value-type="float" office:value="-0.154513888888889" calcext:value-type="float">
            <text:p>-0.154513888888889</text:p>
          </table:table-cell>
          <table:table-cell office:value-type="float" office:value="-0.382486979166667" calcext:value-type="float">
            <text:p>-0.382486979166667</text:p>
          </table:table-cell>
          <table:table-cell office:value-type="float" office:value="-0.530490451388889" calcext:value-type="float">
            <text:p>-0.530490451388889</text:p>
          </table:table-cell>
          <table:table-cell office:value-type="float" office:value="-0.577039930555556" calcext:value-type="float">
            <text:p>-0.577039930555556</text:p>
          </table:table-cell>
          <table:table-cell office:value-type="float" office:value="0.592447916666667" calcext:value-type="float">
            <text:p>0.592447916666667</text:p>
          </table:table-cell>
          <table:table-cell office:value-type="float" office:value="1.076171875" calcext:value-type="float">
            <text:p>1.076171875</text:p>
          </table:table-cell>
          <table:table-cell office:value-type="float" office:value="1.37532552083333" calcext:value-type="float">
            <text:p>1.37532552083333</text:p>
          </table:table-cell>
          <table:table-cell office:value-type="float" office:value="1.5810546875" calcext:value-type="float">
            <text:p>1.5810546875</text:p>
          </table:table-cell>
          <table:table-cell office:value-type="float" office:value="1.67534722222222" calcext:value-type="float">
            <text:p>1.67534722222222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2" office:value-type="float" office:value="0.530176116838488" calcext:value-type="float">
            <text:p>0.530176116838488</text:p>
          </table:table-cell>
          <table:table-cell office:value-type="float" office:value="0.83301116838488" calcext:value-type="float">
            <text:p>0.83301116838488</text:p>
          </table:table-cell>
          <table:table-cell office:value-type="float" office:value="0.959729381443299" calcext:value-type="float">
            <text:p>0.959729381443299</text:p>
          </table:table-cell>
          <table:table-cell office:value-type="float" office:value="1.03704896907217" calcext:value-type="float">
            <text:p>1.03704896907217</text:p>
          </table:table-cell>
          <table:table-cell office:value-type="float" office:value="1.02759879725086" calcext:value-type="float">
            <text:p>1.02759879725086</text:p>
          </table:table-cell>
          <table:table-cell office:value-type="float" office:value="0.235932130584192" calcext:value-type="float">
            <text:p>0.235932130584192</text:p>
          </table:table-cell>
          <table:table-cell office:value-type="float" office:value="0.140678694158076" calcext:value-type="float">
            <text:p>0.140678694158076</text:p>
          </table:table-cell>
          <table:table-cell office:value-type="float" office:value="0.0701245704467355" calcext:value-type="float">
            <text:p>0.070124570446736</text:p>
          </table:table-cell>
          <table:table-cell office:value-type="float" office:value="0.0127792096219932" calcext:value-type="float">
            <text:p>0.012779209621993</text:p>
          </table:table-cell>
          <table:table-cell office:value-type="float" office:value="-0.0344716494845361" calcext:value-type="float">
            <text:p>-0.034471649484536</text:p>
          </table:table-cell>
          <table:table-cell office:value-type="float" office:value="0.295317869415808" calcext:value-type="float">
            <text:p>0.29531786941580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1076030927835" calcext:value-type="float">
            <text:p>0.91076030927835</text:p>
          </table:table-cell>
          <table:table-cell office:value-type="float" office:value="1.05841924398625" calcext:value-type="float">
            <text:p>1.05841924398625</text:p>
          </table:table-cell>
          <table:table-cell office:value-type="float" office:value="1.10803264604811" calcext:value-type="float">
            <text:p>1.10803264604811</text:p>
          </table:table-cell>
          <table:table-cell office:value-type="float" office:value="0.23485824742268" calcext:value-type="float">
            <text:p>0.23485824742268</text:p>
          </table:table-cell>
          <table:table-cell office:value-type="float" office:value="-0.157323883161512" calcext:value-type="float">
            <text:p>-0.157323883161512</text:p>
          </table:table-cell>
          <table:table-cell office:value-type="float" office:value="-0.380584192439862" calcext:value-type="float">
            <text:p>-0.380584192439862</text:p>
          </table:table-cell>
          <table:table-cell office:value-type="float" office:value="-0.528243127147766" calcext:value-type="float">
            <text:p>-0.528243127147766</text:p>
          </table:table-cell>
          <table:table-cell office:value-type="float" office:value="-0.577856529209622" calcext:value-type="float">
            <text:p>-0.577856529209622</text:p>
          </table:table-cell>
          <table:table-cell office:value-type="float" office:value="0.590635738831615" calcext:value-type="float">
            <text:p>0.590635738831615</text:p>
          </table:table-cell>
          <table:table-cell office:value-type="float" office:value="1.07807130584192" calcext:value-type="float">
            <text:p>1.07807130584192</text:p>
          </table:table-cell>
          <table:table-cell office:value-type="float" office:value="1.37188573883162" calcext:value-type="float">
            <text:p>1.37188573883162</text:p>
          </table:table-cell>
          <table:table-cell office:value-type="float" office:value="1.57581615120275" calcext:value-type="float">
            <text:p>1.57581615120275</text:p>
          </table:table-cell>
          <table:table-cell office:value-type="float" office:value="1.67268041237113" calcext:value-type="float">
            <text:p>1.67268041237113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2" office:value-type="float" office:value="0.527954931972789" calcext:value-type="float">
            <text:p>0.527954931972789</text:p>
          </table:table-cell>
          <table:table-cell office:value-type="float" office:value="0.831951530612245" calcext:value-type="float">
            <text:p>0.831951530612245</text:p>
          </table:table-cell>
          <table:table-cell office:value-type="float" office:value="0.957376700680272" calcext:value-type="float">
            <text:p>0.957376700680272</text:p>
          </table:table-cell>
          <table:table-cell office:value-type="float" office:value="1.03698979591837" calcext:value-type="float">
            <text:p>1.03698979591837</text:p>
          </table:table-cell>
          <table:table-cell office:value-type="float" office:value="1.02646683673469" calcext:value-type="float">
            <text:p>1.02646683673469</text:p>
          </table:table-cell>
          <table:table-cell office:value-type="float" office:value="0.234587585034014" calcext:value-type="float">
            <text:p>0.234587585034014</text:p>
          </table:table-cell>
          <table:table-cell office:value-type="float" office:value="0.140518707482993" calcext:value-type="float">
            <text:p>0.140518707482993</text:p>
          </table:table-cell>
          <table:table-cell office:value-type="float" office:value="0.0695153061224489" calcext:value-type="float">
            <text:p>0.069515306122449</text:p>
          </table:table-cell>
          <table:table-cell office:value-type="float" office:value="0.012329931972789" calcext:value-type="float">
            <text:p>0.012329931972789</text:p>
          </table:table-cell>
          <table:table-cell office:value-type="float" office:value="-0.0332695578231292" calcext:value-type="float">
            <text:p>-0.033269557823129</text:p>
          </table:table-cell>
          <table:table-cell office:value-type="float" office:value="0.293367346938776" calcext:value-type="float">
            <text:p>0.293367346938776</text:p>
          </table:table-cell>
          <table:table-cell office:value-type="float" office:value="0.691326530612245" calcext:value-type="float">
            <text:p>0.691326530612245</text:p>
          </table:table-cell>
          <table:table-cell office:value-type="float" office:value="0.911139455782313" calcext:value-type="float">
            <text:p>0.911139455782313</text:p>
          </table:table-cell>
          <table:table-cell office:value-type="float" office:value="1.05846088435374" calcext:value-type="float">
            <text:p>1.05846088435374</text:p>
          </table:table-cell>
          <table:table-cell office:value-type="float" office:value="1.10639880952381" calcext:value-type="float">
            <text:p>1.10639880952381</text:p>
          </table:table-cell>
          <table:table-cell office:value-type="float" office:value="0.234587585034014" calcext:value-type="float">
            <text:p>0.234587585034014</text:p>
          </table:table-cell>
          <table:table-cell office:value-type="float" office:value="-0.163371598639456" calcext:value-type="float">
            <text:p>-0.163371598639456</text:p>
          </table:table-cell>
          <table:table-cell office:value-type="float" office:value="-0.383184523809524" calcext:value-type="float">
            <text:p>-0.383184523809524</text:p>
          </table:table-cell>
          <table:table-cell office:value-type="float" office:value="-0.530505952380952" calcext:value-type="float">
            <text:p>-0.530505952380952</text:p>
          </table:table-cell>
          <table:table-cell office:value-type="float" office:value="-0.57844387755102" calcext:value-type="float">
            <text:p>-0.57844387755102</text:p>
          </table:table-cell>
          <table:table-cell office:value-type="float" office:value="0.586734693877551" calcext:value-type="float">
            <text:p>0.586734693877551</text:p>
          </table:table-cell>
          <table:table-cell office:value-type="float" office:value="1.07982568027211" calcext:value-type="float">
            <text:p>1.07982568027211</text:p>
          </table:table-cell>
          <table:table-cell office:value-type="float" office:value="1.36947278911565" calcext:value-type="float">
            <text:p>1.36947278911565</text:p>
          </table:table-cell>
          <table:table-cell office:value-type="float" office:value="1.57408588435374" calcext:value-type="float">
            <text:p>1.57408588435374</text:p>
          </table:table-cell>
          <table:table-cell office:value-type="float" office:value="1.66762329931973" calcext:value-type="float">
            <text:p>1.66762329931973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2" office:value-type="float" office:value="0.525778619528619" calcext:value-type="float">
            <text:p>0.525778619528619</text:p>
          </table:table-cell>
          <table:table-cell office:value-type="float" office:value="0.8309132996633" calcext:value-type="float">
            <text:p>0.8309132996633</text:p>
          </table:table-cell>
          <table:table-cell office:value-type="float" office:value="0.956123737373737" calcext:value-type="float">
            <text:p>0.956123737373737</text:p>
          </table:table-cell>
          <table:table-cell office:value-type="float" office:value="1.03693181818182" calcext:value-type="float">
            <text:p>1.03693181818182</text:p>
          </table:table-cell>
          <table:table-cell office:value-type="float" office:value="1.02767255892256" calcext:value-type="float">
            <text:p>1.02767255892256</text:p>
          </table:table-cell>
          <table:table-cell office:value-type="float" office:value="0.23432239057239" calcext:value-type="float">
            <text:p>0.23432239057239</text:p>
          </table:table-cell>
          <table:table-cell office:value-type="float" office:value="0.138047138047138" calcext:value-type="float">
            <text:p>0.138047138047138</text:p>
          </table:table-cell>
          <table:table-cell office:value-type="float" office:value="0.0688131313131313" calcext:value-type="float">
            <text:p>0.068813131313131</text:p>
          </table:table-cell>
          <table:table-cell office:value-type="float" office:value="0.0153619528619529" calcext:value-type="float">
            <text:p>0.015361952861953</text:p>
          </table:table-cell>
          <table:table-cell office:value-type="float" office:value="-0.034406565656566" calcext:value-type="float">
            <text:p>-0.034406565656566</text:p>
          </table:table-cell>
          <table:table-cell office:value-type="float" office:value="0.292508417508417" calcext:value-type="float">
            <text:p>0.292508417508417</text:p>
          </table:table-cell>
          <table:table-cell office:value-type="float" office:value="0.686973905723906" calcext:value-type="float">
            <text:p>0.686973905723906</text:p>
          </table:table-cell>
          <table:table-cell office:value-type="float" office:value="0.909196127946128" calcext:value-type="float">
            <text:p>0.909196127946128</text:p>
          </table:table-cell>
          <table:table-cell office:value-type="float" office:value="1.05618686868687" calcext:value-type="float">
            <text:p>1.05618686868687</text:p>
          </table:table-cell>
          <table:table-cell office:value-type="float" office:value="1.10595538720539" calcext:value-type="float">
            <text:p>1.10595538720539</text:p>
          </table:table-cell>
          <table:table-cell office:value-type="float" office:value="0.233270202020202" calcext:value-type="float">
            <text:p>0.233270202020202</text:p>
          </table:table-cell>
          <table:table-cell office:value-type="float" office:value="-0.161195286195286" calcext:value-type="float">
            <text:p>-0.161195286195286</text:p>
          </table:table-cell>
          <table:table-cell office:value-type="float" office:value="-0.383417508417508" calcext:value-type="float">
            <text:p>-0.383417508417508</text:p>
          </table:table-cell>
          <table:table-cell office:value-type="float" office:value="-0.530408249158249" calcext:value-type="float">
            <text:p>-0.530408249158249</text:p>
          </table:table-cell>
          <table:table-cell office:value-type="float" office:value="-0.580176767676768" calcext:value-type="float">
            <text:p>-0.580176767676768</text:p>
          </table:table-cell>
          <table:table-cell office:value-type="float" office:value="0.585016835016835" calcext:value-type="float">
            <text:p>0.585016835016835</text:p>
          </table:table-cell>
          <table:table-cell office:value-type="float" office:value="1.07575757575758" calcext:value-type="float">
            <text:p>1.07575757575758</text:p>
          </table:table-cell>
          <table:table-cell office:value-type="float" office:value="1.3660563973064" calcext:value-type="float">
            <text:p>1.3660563973064</text:p>
          </table:table-cell>
          <table:table-cell office:value-type="float" office:value="1.56660353535354" calcext:value-type="float">
            <text:p>1.56660353535354</text:p>
          </table:table-cell>
          <table:table-cell office:value-type="float" office:value="1.66614057239057" calcext:value-type="float">
            <text:p>1.66614057239057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0.5246875" calcext:value-type="float">
            <text:p>0.5246875</text:p>
          </table:table-cell>
          <table:table-cell office:value-type="float" office:value="0.829895833333333" calcext:value-type="float">
            <text:p>0.829895833333333</text:p>
          </table:table-cell>
          <table:table-cell office:value-type="float" office:value="0.9559375" calcext:value-type="float">
            <text:p>0.9559375</text:p>
          </table:table-cell>
          <table:table-cell office:value-type="float" office:value="1.036875" calcext:value-type="float">
            <text:p>1.036875</text:p>
          </table:table-cell>
          <table:table-cell office:value-type="float" office:value="1.02885416666667" calcext:value-type="float">
            <text:p>1.02885416666667</text:p>
          </table:table-cell>
          <table:table-cell office:value-type="float" office:value="0.235104166666667" calcext:value-type="float">
            <text:p>0.235104166666667</text:p>
          </table:table-cell>
          <table:table-cell office:value-type="float" office:value="0.1378125" calcext:value-type="float">
            <text:p>0.1378125</text:p>
          </table:table-cell>
          <table:table-cell office:value-type="float" office:value="0.0679166666666666" calcext:value-type="float">
            <text:p>0.067916666666667</text:p>
          </table:table-cell>
          <table:table-cell office:value-type="float" office:value="0.0159374999999999" calcext:value-type="float">
            <text:p>0.0159375</text:p>
          </table:table-cell>
          <table:table-cell office:value-type="float" office:value="-0.0321875" calcext:value-type="float">
            <text:p>-0.032187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688541666666667" calcext:value-type="float">
            <text:p>0.688541666666667</text:p>
          </table:table-cell>
          <table:table-cell office:value-type="float" office:value="0.907395833333333" calcext:value-type="float">
            <text:p>0.907395833333333</text:p>
          </table:table-cell>
          <table:table-cell office:value-type="float" office:value="1.05864583333333" calcext:value-type="float">
            <text:p>1.05864583333333</text:p>
          </table:table-cell>
          <table:table-cell office:value-type="float" office:value="1.10677083333333" calcext:value-type="float">
            <text:p>1.10677083333333</text:p>
          </table:table-cell>
          <table:table-cell office:value-type="float" office:value="0.2340625" calcext:value-type="float">
            <text:p>0.2340625</text:p>
          </table:table-cell>
          <table:table-cell office:value-type="float" office:value="-0.163854166666667" calcext:value-type="float">
            <text:p>-0.163854166666667</text:p>
          </table:table-cell>
          <table:table-cell office:value-type="float" office:value="-0.382708333333333" calcext:value-type="float">
            <text:p>-0.382708333333333</text:p>
          </table:table-cell>
          <table:table-cell office:value-type="float" office:value="-0.533958333333333" calcext:value-type="float">
            <text:p>-0.533958333333333</text:p>
          </table:table-cell>
          <table:table-cell office:value-type="float" office:value="-0.582083333333333" calcext:value-type="float">
            <text:p>-0.582083333333333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1.07645833333333" calcext:value-type="float">
            <text:p>1.07645833333333</text:p>
          </table:table-cell>
          <table:table-cell office:value-type="float" office:value="1.3640625" calcext:value-type="float">
            <text:p>1.3640625</text:p>
          </table:table-cell>
          <table:table-cell office:value-type="float" office:value="1.56739583333333" calcext:value-type="float">
            <text:p>1.56739583333333</text:p>
          </table:table-cell>
          <table:table-cell office:value-type="float" office:value="1.66479166666667" calcext:value-type="float">
            <text:p>1.66479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6T19:45:57.376718828</dc:date>
    <meta:editing-duration>PT9M30S</meta:editing-duration>
    <meta:editing-cycles>2</meta:editing-cycles>
    <meta:generator>LibreOffice/6.4.7.2$Linux_X86_64 LibreOffice_project/40$Build-2</meta:generator>
    <meta:document-statistic meta:table-count="1" meta:cell-count="272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9.621cm" svg:height="16.661cm" xlink:href=".." xlink:type="simple" chart:class="chart:line" chart:style-name="ch1">
        <chart:legend chart:legend-position="end" svg:x="22.721cm" svg:y="1.806cm" style:legend-expansion="high" chart:style-name="ch2"/>
        <chart:plot-area chart:style-name="ch3" table:cell-range-address="Def1_Zipped_Noise_Test_StartwithCHAMP2.B1:Def1_Zipped_Noise_Test_StartwithCHAMP2.AA101" chart:data-source-has-labels="row" svg:x="0.592cm" svg:y="0.333cm" svg:width="21.537cm" svg:height="15.995cm">
          <chartooo:coordinate-region svg:x="1.425cm" svg:y="0.532cm" svg:width="20.564cm" svg:height="15.5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B2:Def1_Zipped_Noise_Test_StartwithCHAMP2.B101" chart:label-cell-address="Def1_Zipped_Noise_Test_StartwithCHAMP2.B1:Def1_Zipped_Noise_Test_StartwithCHAMP2.B1" chart:class="chart:line">
            <chart:data-point chart:repeated="100"/>
          </chart:series>
          <chart:series chart:style-name="ch7" chart:values-cell-range-address="Def1_Zipped_Noise_Test_StartwithCHAMP2.C2:Def1_Zipped_Noise_Test_StartwithCHAMP2.C101" chart:label-cell-address="Def1_Zipped_Noise_Test_StartwithCHAMP2.C1:Def1_Zipped_Noise_Test_StartwithCHAMP2.C1" chart:class="chart:line">
            <chart:data-point chart:repeated="100"/>
          </chart:series>
          <chart:series chart:style-name="ch8" chart:values-cell-range-address="Def1_Zipped_Noise_Test_StartwithCHAMP2.D2:Def1_Zipped_Noise_Test_StartwithCHAMP2.D101" chart:label-cell-address="Def1_Zipped_Noise_Test_StartwithCHAMP2.D1:Def1_Zipped_Noise_Test_StartwithCHAMP2.D1" chart:class="chart:line">
            <chart:data-point chart:repeated="100"/>
          </chart:series>
          <chart:series chart:style-name="ch9" chart:values-cell-range-address="Def1_Zipped_Noise_Test_StartwithCHAMP2.E2:Def1_Zipped_Noise_Test_StartwithCHAMP2.E101" chart:label-cell-address="Def1_Zipped_Noise_Test_StartwithCHAMP2.E1:Def1_Zipped_Noise_Test_StartwithCHAMP2.E1" chart:class="chart:line">
            <chart:data-point chart:repeated="100"/>
          </chart:series>
          <chart:series chart:style-name="ch10" chart:values-cell-range-address="Def1_Zipped_Noise_Test_StartwithCHAMP2.F2:Def1_Zipped_Noise_Test_StartwithCHAMP2.F101" chart:label-cell-address="Def1_Zipped_Noise_Test_StartwithCHAMP2.F1:Def1_Zipped_Noise_Test_StartwithCHAMP2.F1" chart:class="chart:line">
            <chart:data-point chart:repeated="100"/>
          </chart:series>
          <chart:series chart:style-name="ch11" chart:values-cell-range-address="Def1_Zipped_Noise_Test_StartwithCHAMP2.G2:Def1_Zipped_Noise_Test_StartwithCHAMP2.G101" chart:label-cell-address="Def1_Zipped_Noise_Test_StartwithCHAMP2.G1:Def1_Zipped_Noise_Test_StartwithCHAMP2.G1" chart:class="chart:line">
            <chart:data-point chart:repeated="100"/>
          </chart:series>
          <chart:series chart:style-name="ch12" chart:values-cell-range-address="Def1_Zipped_Noise_Test_StartwithCHAMP2.H2:Def1_Zipped_Noise_Test_StartwithCHAMP2.H101" chart:label-cell-address="Def1_Zipped_Noise_Test_StartwithCHAMP2.H1:Def1_Zipped_Noise_Test_StartwithCHAMP2.H1" chart:class="chart:line">
            <chart:data-point chart:repeated="100"/>
          </chart:series>
          <chart:series chart:style-name="ch13" chart:values-cell-range-address="Def1_Zipped_Noise_Test_StartwithCHAMP2.I2:Def1_Zipped_Noise_Test_StartwithCHAMP2.I101" chart:label-cell-address="Def1_Zipped_Noise_Test_StartwithCHAMP2.I1:Def1_Zipped_Noise_Test_StartwithCHAMP2.I1" chart:class="chart:line">
            <chart:data-point chart:repeated="100"/>
          </chart:series>
          <chart:series chart:style-name="ch14" chart:values-cell-range-address="Def1_Zipped_Noise_Test_StartwithCHAMP2.J2:Def1_Zipped_Noise_Test_StartwithCHAMP2.J101" chart:label-cell-address="Def1_Zipped_Noise_Test_StartwithCHAMP2.J1:Def1_Zipped_Noise_Test_StartwithCHAMP2.J1" chart:class="chart:line">
            <chart:data-point chart:repeated="100"/>
          </chart:series>
          <chart:series chart:style-name="ch15" chart:values-cell-range-address="Def1_Zipped_Noise_Test_StartwithCHAMP2.K2:Def1_Zipped_Noise_Test_StartwithCHAMP2.K101" chart:label-cell-address="Def1_Zipped_Noise_Test_StartwithCHAMP2.K1:Def1_Zipped_Noise_Test_StartwithCHAMP2.K1" chart:class="chart:line">
            <chart:data-point chart:repeated="100"/>
          </chart:series>
          <chart:series chart:style-name="ch16" chart:values-cell-range-address="Def1_Zipped_Noise_Test_StartwithCHAMP2.L2:Def1_Zipped_Noise_Test_StartwithCHAMP2.L101" chart:label-cell-address="Def1_Zipped_Noise_Test_StartwithCHAMP2.L1:Def1_Zipped_Noise_Test_StartwithCHAMP2.L1" chart:class="chart:line">
            <chart:data-point chart:repeated="100"/>
          </chart:series>
          <chart:series chart:style-name="ch17" chart:values-cell-range-address="Def1_Zipped_Noise_Test_StartwithCHAMP2.M2:Def1_Zipped_Noise_Test_StartwithCHAMP2.M101" chart:label-cell-address="Def1_Zipped_Noise_Test_StartwithCHAMP2.M1:Def1_Zipped_Noise_Test_StartwithCHAMP2.M1" chart:class="chart:line">
            <chart:data-point chart:repeated="100"/>
          </chart:series>
          <chart:series chart:style-name="ch18" chart:values-cell-range-address="Def1_Zipped_Noise_Test_StartwithCHAMP2.N2:Def1_Zipped_Noise_Test_StartwithCHAMP2.N101" chart:label-cell-address="Def1_Zipped_Noise_Test_StartwithCHAMP2.N1:Def1_Zipped_Noise_Test_StartwithCHAMP2.N1" chart:class="chart:line">
            <chart:data-point chart:repeated="100"/>
          </chart:series>
          <chart:series chart:style-name="ch19" chart:values-cell-range-address="Def1_Zipped_Noise_Test_StartwithCHAMP2.O2:Def1_Zipped_Noise_Test_StartwithCHAMP2.O101" chart:label-cell-address="Def1_Zipped_Noise_Test_StartwithCHAMP2.O1:Def1_Zipped_Noise_Test_StartwithCHAMP2.O1" chart:class="chart:line">
            <chart:data-point chart:repeated="100"/>
          </chart:series>
          <chart:series chart:style-name="ch20" chart:values-cell-range-address="Def1_Zipped_Noise_Test_StartwithCHAMP2.P2:Def1_Zipped_Noise_Test_StartwithCHAMP2.P101" chart:label-cell-address="Def1_Zipped_Noise_Test_StartwithCHAMP2.P1:Def1_Zipped_Noise_Test_StartwithCHAMP2.P1" chart:class="chart:line">
            <chart:data-point chart:repeated="100"/>
          </chart:series>
          <chart:series chart:style-name="ch21" chart:values-cell-range-address="Def1_Zipped_Noise_Test_StartwithCHAMP2.Q2:Def1_Zipped_Noise_Test_StartwithCHAMP2.Q101" chart:label-cell-address="Def1_Zipped_Noise_Test_StartwithCHAMP2.Q1:Def1_Zipped_Noise_Test_StartwithCHAMP2.Q1" chart:class="chart:line">
            <chart:data-point chart:repeated="100"/>
          </chart:series>
          <chart:series chart:style-name="ch22" chart:values-cell-range-address="Def1_Zipped_Noise_Test_StartwithCHAMP2.R2:Def1_Zipped_Noise_Test_StartwithCHAMP2.R101" chart:label-cell-address="Def1_Zipped_Noise_Test_StartwithCHAMP2.R1:Def1_Zipped_Noise_Test_StartwithCHAMP2.R1" chart:class="chart:line">
            <chart:data-point chart:repeated="100"/>
          </chart:series>
          <chart:series chart:style-name="ch23" chart:values-cell-range-address="Def1_Zipped_Noise_Test_StartwithCHAMP2.S2:Def1_Zipped_Noise_Test_StartwithCHAMP2.S101" chart:label-cell-address="Def1_Zipped_Noise_Test_StartwithCHAMP2.S1:Def1_Zipped_Noise_Test_StartwithCHAMP2.S1" chart:class="chart:line">
            <chart:data-point chart:repeated="100"/>
          </chart:series>
          <chart:series chart:style-name="ch24" chart:values-cell-range-address="Def1_Zipped_Noise_Test_StartwithCHAMP2.T2:Def1_Zipped_Noise_Test_StartwithCHAMP2.T101" chart:label-cell-address="Def1_Zipped_Noise_Test_StartwithCHAMP2.T1:Def1_Zipped_Noise_Test_StartwithCHAMP2.T1" chart:class="chart:line">
            <chart:data-point chart:repeated="100"/>
          </chart:series>
          <chart:series chart:style-name="ch25" chart:values-cell-range-address="Def1_Zipped_Noise_Test_StartwithCHAMP2.U2:Def1_Zipped_Noise_Test_StartwithCHAMP2.U101" chart:label-cell-address="Def1_Zipped_Noise_Test_StartwithCHAMP2.U1:Def1_Zipped_Noise_Test_StartwithCHAMP2.U1" chart:class="chart:line">
            <chart:data-point chart:repeated="100"/>
          </chart:series>
          <chart:series chart:style-name="ch26" chart:values-cell-range-address="Def1_Zipped_Noise_Test_StartwithCHAMP2.V2:Def1_Zipped_Noise_Test_StartwithCHAMP2.V101" chart:label-cell-address="Def1_Zipped_Noise_Test_StartwithCHAMP2.V1:Def1_Zipped_Noise_Test_StartwithCHAMP2.V1" chart:class="chart:line">
            <chart:data-point chart:repeated="100"/>
          </chart:series>
          <chart:series chart:style-name="ch27" chart:values-cell-range-address="Def1_Zipped_Noise_Test_StartwithCHAMP2.W2:Def1_Zipped_Noise_Test_StartwithCHAMP2.W101" chart:label-cell-address="Def1_Zipped_Noise_Test_StartwithCHAMP2.W1:Def1_Zipped_Noise_Test_StartwithCHAMP2.W1" chart:class="chart:line">
            <chart:data-point chart:repeated="100"/>
          </chart:series>
          <chart:series chart:style-name="ch28" chart:values-cell-range-address="Def1_Zipped_Noise_Test_StartwithCHAMP2.X2:Def1_Zipped_Noise_Test_StartwithCHAMP2.X101" chart:label-cell-address="Def1_Zipped_Noise_Test_StartwithCHAMP2.X1:Def1_Zipped_Noise_Test_StartwithCHAMP2.X1" chart:class="chart:line">
            <chart:data-point chart:repeated="100"/>
          </chart:series>
          <chart:series chart:style-name="ch29" chart:values-cell-range-address="Def1_Zipped_Noise_Test_StartwithCHAMP2.Y2:Def1_Zipped_Noise_Test_StartwithCHAMP2.Y101" chart:label-cell-address="Def1_Zipped_Noise_Test_StartwithCHAMP2.Y1:Def1_Zipped_Noise_Test_StartwithCHAMP2.Y1" chart:class="chart:line">
            <chart:data-point chart:repeated="100"/>
          </chart:series>
          <chart:series chart:style-name="ch30" chart:values-cell-range-address="Def1_Zipped_Noise_Test_StartwithCHAMP2.Z2:Def1_Zipped_Noise_Test_StartwithCHAMP2.Z101" chart:label-cell-address="Def1_Zipped_Noise_Test_StartwithCHAMP2.Z1:Def1_Zipped_Noise_Test_StartwithCHAMP2.Z1" chart:class="chart:line">
            <chart:data-point chart:repeated="100"/>
          </chart:series>
          <chart:series chart:style-name="ch31" chart:values-cell-range-address="Def1_Zipped_Noise_Test_StartwithCHAMP2.AA2:Def1_Zipped_Noise_Test_StartwithCHAMP2.AA101" chart:label-cell-address="Def1_Zipped_Noise_Test_StartwithCHAMP2.AA1:Def1_Zipped_Noise_Test_StartwithCHAMP2.AA1" chart:class="chart:line">
            <chart:data-point chart:repeated="100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zCompression_ratio(s)</text:p>
                <draw:g>
                  <svg:desc>Def1_Zipped_Noise_Test_StartwithCHAMP2.B1:Def1_Zipped_Noise_Test_StartwithCHAMP2.B1</svg:desc>
                </draw:g>
              </table:table-cell>
              <table:table-cell office:value-type="string">
                <text:p> lzCompression_ratio(s10)</text:p>
                <draw:g>
                  <svg:desc>Def1_Zipped_Noise_Test_StartwithCHAMP2.C1:Def1_Zipped_Noise_Test_StartwithCHAMP2.C1</svg:desc>
                </draw:g>
              </table:table-cell>
              <table:table-cell office:value-type="string">
                <text:p> lzCompression_ratio(s20)</text:p>
                <draw:g>
                  <svg:desc>Def1_Zipped_Noise_Test_StartwithCHAMP2.D1:Def1_Zipped_Noise_Test_StartwithCHAMP2.D1</svg:desc>
                </draw:g>
              </table:table-cell>
              <table:table-cell office:value-type="string">
                <text:p> lzCompression_ratio(s30)</text:p>
                <draw:g>
                  <svg:desc>Def1_Zipped_Noise_Test_StartwithCHAMP2.E1:Def1_Zipped_Noise_Test_StartwithCHAMP2.E1</svg:desc>
                </draw:g>
              </table:table-cell>
              <table:table-cell office:value-type="string">
                <text:p> lzCompression_ratio(s40)</text:p>
                <draw:g>
                  <svg:desc>Def1_Zipped_Noise_Test_StartwithCHAMP2.F1:Def1_Zipped_Noise_Test_StartwithCHAMP2.F1</svg:desc>
                </draw:g>
              </table:table-cell>
              <table:table-cell office:value-type="string">
                <text:p> lzCompression_ratio(s50)</text:p>
                <draw:g>
                  <svg:desc>Def1_Zipped_Noise_Test_StartwithCHAMP2.G1:Def1_Zipped_Noise_Test_StartwithCHAMP2.G1</svg:desc>
                </draw:g>
              </table:table-cell>
              <table:table-cell office:value-type="string">
                <text:p> Mutual_Compression_ratio(s10)</text:p>
                <draw:g>
                  <svg:desc>Def1_Zipped_Noise_Test_StartwithCHAMP2.H1:Def1_Zipped_Noise_Test_StartwithCHAMP2.H1</svg:desc>
                </draw:g>
              </table:table-cell>
              <table:table-cell office:value-type="string">
                <text:p> Mutual_Compression_ratio(s20)</text:p>
                <draw:g>
                  <svg:desc>Def1_Zipped_Noise_Test_StartwithCHAMP2.I1:Def1_Zipped_Noise_Test_StartwithCHAMP2.I1</svg:desc>
                </draw:g>
              </table:table-cell>
              <table:table-cell office:value-type="string">
                <text:p> Mutual_Compression_ratio(s30)</text:p>
                <draw:g>
                  <svg:desc>Def1_Zipped_Noise_Test_StartwithCHAMP2.J1:Def1_Zipped_Noise_Test_StartwithCHAMP2.J1</svg:desc>
                </draw:g>
              </table:table-cell>
              <table:table-cell office:value-type="string">
                <text:p> Mutual_Compression_ratio(s40)</text:p>
                <draw:g>
                  <svg:desc>Def1_Zipped_Noise_Test_StartwithCHAMP2.K1:Def1_Zipped_Noise_Test_StartwithCHAMP2.K1</svg:desc>
                </draw:g>
              </table:table-cell>
              <table:table-cell office:value-type="string">
                <text:p> Mutual_Compression_ratio(s50)</text:p>
                <draw:g>
                  <svg:desc>Def1_Zipped_Noise_Test_StartwithCHAMP2.L1:Def1_Zipped_Noise_Test_StartwithCHAMP2.L1</svg:desc>
                </draw:g>
              </table:table-cell>
              <table:table-cell office:value-type="string">
                <text:p> Conditional_Comrpession(s10)</text:p>
                <draw:g>
                  <svg:desc>Def1_Zipped_Noise_Test_StartwithCHAMP2.M1:Def1_Zipped_Noise_Test_StartwithCHAMP2.M1</svg:desc>
                </draw:g>
              </table:table-cell>
              <table:table-cell office:value-type="string">
                <text:p> Conditional_Comrpession(s20)</text:p>
                <draw:g>
                  <svg:desc>Def1_Zipped_Noise_Test_StartwithCHAMP2.N1:Def1_Zipped_Noise_Test_StartwithCHAMP2.N1</svg:desc>
                </draw:g>
              </table:table-cell>
              <table:table-cell office:value-type="string">
                <text:p> Conditional_Comrpession(s30)</text:p>
                <draw:g>
                  <svg:desc>Def1_Zipped_Noise_Test_StartwithCHAMP2.O1:Def1_Zipped_Noise_Test_StartwithCHAMP2.O1</svg:desc>
                </draw:g>
              </table:table-cell>
              <table:table-cell office:value-type="string">
                <text:p> Conditional_Comrpession(s40)</text:p>
                <draw:g>
                  <svg:desc>Def1_Zipped_Noise_Test_StartwithCHAMP2.P1:Def1_Zipped_Noise_Test_StartwithCHAMP2.P1</svg:desc>
                </draw:g>
              </table:table-cell>
              <table:table-cell office:value-type="string">
                <text:p> Conditional_Comrpession(s50)</text:p>
                <draw:g>
                  <svg:desc>Def1_Zipped_Noise_Test_StartwithCHAMP2.Q1:Def1_Zipped_Noise_Test_StartwithCHAMP2.Q1</svg:desc>
                </draw:g>
              </table:table-cell>
              <table:table-cell office:value-type="string">
                <text:p> Mutual_Compression_ratio2(s10)</text:p>
                <draw:g>
                  <svg:desc>Def1_Zipped_Noise_Test_StartwithCHAMP2.R1:Def1_Zipped_Noise_Test_StartwithCHAMP2.R1</svg:desc>
                </draw:g>
              </table:table-cell>
              <table:table-cell office:value-type="string">
                <text:p> Mutual_Compression_ratio2(s20)</text:p>
                <draw:g>
                  <svg:desc>Def1_Zipped_Noise_Test_StartwithCHAMP2.S1:Def1_Zipped_Noise_Test_StartwithCHAMP2.S1</svg:desc>
                </draw:g>
              </table:table-cell>
              <table:table-cell office:value-type="string">
                <text:p> Mutual_Compression_ratio2(s30)</text:p>
                <draw:g>
                  <svg:desc>Def1_Zipped_Noise_Test_StartwithCHAMP2.T1:Def1_Zipped_Noise_Test_StartwithCHAMP2.T1</svg:desc>
                </draw:g>
              </table:table-cell>
              <table:table-cell office:value-type="string">
                <text:p> Mutual_Compression_ratio2(s40)</text:p>
                <draw:g>
                  <svg:desc>Def1_Zipped_Noise_Test_StartwithCHAMP2.U1:Def1_Zipped_Noise_Test_StartwithCHAMP2.U1</svg:desc>
                </draw:g>
              </table:table-cell>
              <table:table-cell office:value-type="string">
                <text:p> Mutual_Compression_ratio2(s50)</text:p>
                <draw:g>
                  <svg:desc>Def1_Zipped_Noise_Test_StartwithCHAMP2.V1:Def1_Zipped_Noise_Test_StartwithCHAMP2.V1</svg:desc>
                </draw:g>
              </table:table-cell>
              <table:table-cell office:value-type="string">
                <text:p> Mutual_Compression_Crossed(s10)</text:p>
                <draw:g>
                  <svg:desc>Def1_Zipped_Noise_Test_StartwithCHAMP2.W1:Def1_Zipped_Noise_Test_StartwithCHAMP2.W1</svg:desc>
                </draw:g>
              </table:table-cell>
              <table:table-cell office:value-type="string">
                <text:p> Mutual_Compression_Crossed(s20)</text:p>
                <draw:g>
                  <svg:desc>Def1_Zipped_Noise_Test_StartwithCHAMP2.X1:Def1_Zipped_Noise_Test_StartwithCHAMP2.X1</svg:desc>
                </draw:g>
              </table:table-cell>
              <table:table-cell office:value-type="string">
                <text:p> Mutual_Compression_Crossed(s30)</text:p>
                <draw:g>
                  <svg:desc>Def1_Zipped_Noise_Test_StartwithCHAMP2.Y1:Def1_Zipped_Noise_Test_StartwithCHAMP2.Y1</svg:desc>
                </draw:g>
              </table:table-cell>
              <table:table-cell office:value-type="string">
                <text:p> Mutual_Compression_Crossed(s40)</text:p>
                <draw:g>
                  <svg:desc>Def1_Zipped_Noise_Test_StartwithCHAMP2.Z1:Def1_Zipped_Noise_Test_StartwithCHAMP2.Z1</svg:desc>
                </draw:g>
              </table:table-cell>
              <table:table-cell office:value-type="string">
                <text:p> Mutual_Compression_Crossed(s50)</text:p>
                <draw:g>
                  <svg:desc>Def1_Zipped_Noise_Test_StartwithCHAMP2.AA1:Def1_Zipped_Noise_Test_StartwithCHAMP2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125">
                <text:p>1.53125</text:p>
                <draw:g>
                  <svg:desc>Def1_Zipped_Noise_Test_StartwithCHAMP2.B2:Def1_Zipped_Noise_Test_StartwithCHAMP2.B101</svg:desc>
                </draw:g>
              </table:table-cell>
              <table:table-cell office:value-type="float" office:value="1.53125">
                <text:p>1.53125</text:p>
                <draw:g>
                  <svg:desc>Def1_Zipped_Noise_Test_StartwithCHAMP2.C2:Def1_Zipped_Noise_Test_StartwithCHAMP2.C101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D2:Def1_Zipped_Noise_Test_StartwithCHAMP2.D101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E2:Def1_Zipped_Noise_Test_StartwithCHAMP2.E101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F2:Def1_Zipped_Noise_Test_StartwithCHAMP2.F101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G2:Def1_Zipped_Noise_Test_StartwithCHAMP2.G101</svg:desc>
                </draw:g>
              </table:table-cell>
              <table:table-cell office:value-type="float" office:value="0.40625">
                <text:p>0.40625</text:p>
                <draw:g>
                  <svg:desc>Def1_Zipped_Noise_Test_StartwithCHAMP2.H2:Def1_Zipped_Noise_Test_StartwithCHAMP2.H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I2:Def1_Zipped_Noise_Test_StartwithCHAMP2.I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J2:Def1_Zipped_Noise_Test_StartwithCHAMP2.J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K2:Def1_Zipped_Noise_Test_StartwithCHAMP2.K101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L2:Def1_Zipped_Noise_Test_StartwithCHAMP2.L101</svg:desc>
                </draw:g>
              </table:table-cell>
              <table:table-cell office:value-type="float" office:value="1.1875">
                <text:p>1.1875</text:p>
                <draw:g>
                  <svg:desc>Def1_Zipped_Noise_Test_StartwithCHAMP2.M2:Def1_Zipped_Noise_Test_StartwithCHAMP2.M101</svg:desc>
                </draw:g>
              </table:table-cell>
              <table:table-cell office:value-type="float" office:value="1.25">
                <text:p>1.25</text:p>
                <draw:g>
                  <svg:desc>Def1_Zipped_Noise_Test_StartwithCHAMP2.N2:Def1_Zipped_Noise_Test_StartwithCHAMP2.N101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O2:Def1_Zipped_Noise_Test_StartwithCHAMP2.O101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P2:Def1_Zipped_Noise_Test_StartwithCHAMP2.P101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Q2:Def1_Zipped_Noise_Test_StartwithCHAMP2.Q101</svg:desc>
                </draw:g>
              </table:table-cell>
              <table:table-cell office:value-type="float" office:value="0.34375">
                <text:p>0.34375</text:p>
                <draw:g>
                  <svg:desc>Def1_Zipped_Noise_Test_StartwithCHAMP2.R2:Def1_Zipped_Noise_Test_StartwithCHAMP2.R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S2:Def1_Zipped_Noise_Test_StartwithCHAMP2.S101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T2:Def1_Zipped_Noise_Test_StartwithCHAMP2.T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U2:Def1_Zipped_Noise_Test_StartwithCHAMP2.U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V2:Def1_Zipped_Noise_Test_StartwithCHAMP2.V101</svg:desc>
                </draw:g>
              </table:table-cell>
              <table:table-cell office:value-type="float" office:value="2.375">
                <text:p>2.375</text:p>
                <draw:g>
                  <svg:desc>Def1_Zipped_Noise_Test_StartwithCHAMP2.W2:Def1_Zipped_Noise_Test_StartwithCHAMP2.W101</svg:desc>
                </draw:g>
              </table:table-cell>
              <table:table-cell office:value-type="float" office:value="2.5">
                <text:p>2.5</text:p>
                <draw:g>
                  <svg:desc>Def1_Zipped_Noise_Test_StartwithCHAMP2.X2:Def1_Zipped_Noise_Test_StartwithCHAMP2.X101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Y2:Def1_Zipped_Noise_Test_StartwithCHAMP2.Y101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Z2:Def1_Zipped_Noise_Test_StartwithCHAMP2.Z101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AA2:Def1_Zipped_Noise_Test_StartwithCHAMP2.A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8125">
                <text:p>1.328125</text:p>
              </table:table-cell>
              <table:table-cell office:value-type="float" office:value="1.328125">
                <text:p>1.328125</text:p>
              </table:table-cell>
              <table:table-cell office:value-type="float" office:value="1.359375">
                <text:p>1.359375</text:p>
              </table:table-cell>
              <table:table-cell office:value-type="float" office:value="1.390625">
                <text:p>1.390625</text:p>
              </table:table-cell>
              <table:table-cell office:value-type="float" office:value="1.359375">
                <text:p>1.359375</text:p>
              </table:table-cell>
              <table:table-cell office:value-type="float" office:value="1.328125">
                <text:p>1.328125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244791666666666">
                <text:p>0.24479166666666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0729166666666665">
                <text:p>0.0729166666666665</text:p>
              </table:table-cell>
              <table:table-cell office:value-type="float" office:value="0.994791666666667">
                <text:p>0.994791666666667</text:p>
              </table:table-cell>
              <table:table-cell office:value-type="float" office:value="1.140625">
                <text:p>1.140625</text:p>
              </table:table-cell>
              <table:table-cell office:value-type="float" office:value="1.140625">
                <text:p>1.140625</text:p>
              </table:table-cell>
              <table:table-cell office:value-type="float" office:value="1.32291666666667">
                <text:p>1.32291666666667</text:p>
              </table:table-cell>
              <table:table-cell office:value-type="float" office:value="1.32291666666667">
                <text:p>1.32291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  <table:table-cell office:value-type="float" office:value="0.00520833333333326">
                <text:p>0.00520833333333326</text:p>
              </table:table-cell>
              <table:table-cell office:value-type="float" office:value="0.00520833333333326">
                <text:p>0.00520833333333326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54166666666667">
                <text:p>2.54166666666667</text:p>
              </table:table-cell>
              <table:table-cell office:value-type="float" office:value="2.609375">
                <text:p>2.6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28472222222222">
                <text:p>1.2847222222222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5763888888889">
                <text:p>1.35763888888889</text:p>
              </table:table-cell>
              <table:table-cell office:value-type="float" office:value="1.23611111111111">
                <text:p>1.23611111111111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88194444444445">
                <text:p>0.288194444444445</text:p>
              </table:table-cell>
              <table:table-cell office:value-type="float" office:value="0.118055555555555">
                <text:p>0.118055555555555</text:p>
              </table:table-cell>
              <table:table-cell office:value-type="float" office:value="0.0694444444444442">
                <text:p>0.0694444444444442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09375">
                <text:p>1.0937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-0.00347222222222232">
                <text:p>-0.00347222222222232</text:p>
              </table:table-cell>
              <table:table-cell office:value-type="float" office:value="-0.0763888888888888">
                <text:p>-0.0763888888888888</text:p>
              </table:table-cell>
              <table:table-cell office:value-type="float" office:value="-0.0763888888888888">
                <text:p>-0.0763888888888888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2.01736111111111">
                <text:p>2.01736111111111</text:p>
              </table:table-cell>
              <table:table-cell office:value-type="float" office:value="2.21180555555556">
                <text:p>2.21180555555556</text:p>
              </table:table-cell>
              <table:table-cell office:value-type="float" office:value="2.35763888888889">
                <text:p>2.35763888888889</text:p>
              </table:table-cell>
              <table:table-cell office:value-type="float" office:value="2.38194444444444">
                <text:p>2.3819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2734375">
                <text:p>1.2734375</text:p>
              </table:table-cell>
              <table:table-cell office:value-type="float" office:value="1.34635416666667">
                <text:p>1.34635416666667</text:p>
              </table:table-cell>
              <table:table-cell office:value-type="float" office:value="1.34635416666667">
                <text:p>1.34635416666667</text:p>
              </table:table-cell>
              <table:table-cell office:value-type="float" office:value="1.21875">
                <text:p>1.21875</text:p>
              </table:table-cell>
              <table:table-cell office:value-type="float" office:value="0.252604166666667">
                <text:p>0.252604166666667</text:p>
              </table:table-cell>
              <table:table-cell office:value-type="float" office:value="0.2109375">
                <text:p>0.2109375</text:p>
              </table:table-cell>
              <table:table-cell office:value-type="float" office:value="0.158854166666667">
                <text:p>0.15885416666666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010416666666667">
                <text:p>0.010416666666667</text:p>
              </table:table-cell>
              <table:table-cell office:value-type="float" office:value="0.893229166666667">
                <text:p>0.893229166666667</text:p>
              </table:table-cell>
              <table:table-cell office:value-type="float" office:value="1.1015625">
                <text:p>1.1015625</text:p>
              </table:table-cell>
              <table:table-cell office:value-type="float" office:value="1.1640625">
                <text:p>1.1640625</text:p>
              </table:table-cell>
              <table:table-cell office:value-type="float" office:value="1.26822916666667">
                <text:p>1.26822916666667</text:p>
              </table:table-cell>
              <table:table-cell office:value-type="float" office:value="1.2265625">
                <text:p>1.2265625</text:p>
              </table:table-cell>
              <table:table-cell office:value-type="float" office:value="0.234375">
                <text:p>0.234375</text:p>
              </table:table-cell>
              <table:table-cell office:value-type="float" office:value="0.0260416666666667">
                <text:p>0.0260416666666667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1.78645833333333">
                <text:p>1.78645833333333</text:p>
              </table:table-cell>
              <table:table-cell office:value-type="float" office:value="2.015625">
                <text:p>2.015625</text:p>
              </table:table-cell>
              <table:table-cell office:value-type="float" office:value="2.15104166666667">
                <text:p>2.15104166666667</text:p>
              </table:table-cell>
              <table:table-cell office:value-type="float" office:value="2.296875">
                <text:p>2.296875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22291666666667">
                <text:p>1.22291666666667</text:p>
              </table:table-cell>
              <table:table-cell office:value-type="float" office:value="1.31041666666667">
                <text:p>1.31041666666667</text:p>
              </table:table-cell>
              <table:table-cell office:value-type="float" office:value="1.28125">
                <text:p>1.28125</text:p>
              </table:table-cell>
              <table:table-cell office:value-type="float" office:value="1.22291666666667">
                <text:p>1.22291666666667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0.102083333333333">
                <text:p>0.102083333333333</text:p>
              </table:table-cell>
              <table:table-cell office:value-type="float" office:value="0.10625">
                <text:p>0.10625</text:p>
              </table:table-cell>
              <table:table-cell office:value-type="float" office:value="0.03125">
                <text:p>0.03125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1.03958333333333">
                <text:p>1.03958333333333</text:p>
              </table:table-cell>
              <table:table-cell office:value-type="float" office:value="1.17291666666667">
                <text:p>1.17291666666667</text:p>
              </table:table-cell>
              <table:table-cell office:value-type="float" office:value="1.22291666666667">
                <text:p>1.22291666666667</text:p>
              </table:table-cell>
              <table:table-cell office:value-type="float" office:value="1.25625">
                <text:p>1.25625</text:p>
              </table:table-cell>
              <table:table-cell office:value-type="float" office:value="0.2375">
                <text:p>0.2375</text:p>
              </table:table-cell>
              <table:table-cell office:value-type="float" office:value="0.0375000000000001">
                <text:p>0.0375000000000001</text:p>
              </table:table-cell>
              <table:table-cell office:value-type="float" office:value="-0.0958333333333332">
                <text:p>-0.0958333333333332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-0.179166666666667">
                <text:p>-0.179166666666667</text:p>
              </table:table-cell>
              <table:table-cell office:value-type="float" office:value="1.67916666666667">
                <text:p>1.6791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1625">
                <text:p>2.1625</text:p>
              </table:table-cell>
              <table:table-cell office:value-type="float" office:value="2.225">
                <text:p>2.22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21354166666667">
                <text:p>1.21354166666667</text:p>
              </table:table-cell>
              <table:table-cell office:value-type="float" office:value="1.27430555555556">
                <text:p>1.27430555555556</text:p>
              </table:table-cell>
              <table:table-cell office:value-type="float" office:value="1.25">
                <text:p>1.25</text:p>
              </table:table-cell>
              <table:table-cell office:value-type="float" office:value="1.21354166666667">
                <text:p>1.21354166666667</text:p>
              </table:table-cell>
              <table:table-cell office:value-type="float" office:value="0.196180555555555">
                <text:p>0.196180555555555</text:p>
              </table:table-cell>
              <table:table-cell office:value-type="float" office:value="0.130208333333333">
                <text:p>0.130208333333333</text:p>
              </table:table-cell>
              <table:table-cell office:value-type="float" office:value="0.0937499999999996">
                <text:p>0.0937499999999996</text:p>
              </table:table-cell>
              <table:table-cell office:value-type="float" office:value="0.0833333333333331">
                <text:p>0.0833333333333331</text:p>
              </table:table-cell>
              <table:table-cell office:value-type="float" office:value="0.0190972222222223">
                <text:p>0.0190972222222223</text:p>
              </table:table-cell>
              <table:table-cell office:value-type="float" office:value="0.859375">
                <text:p>0.859375</text:p>
              </table:table-cell>
              <table:table-cell office:value-type="float" office:value="1.05381944444444">
                <text:p>1.05381944444444</text:p>
              </table:table-cell>
              <table:table-cell office:value-type="float" office:value="1.15104166666667">
                <text:p>1.15104166666667</text:p>
              </table:table-cell>
              <table:table-cell office:value-type="float" office:value="1.22048611111111">
                <text:p>1.22048611111111</text:p>
              </table:table-cell>
              <table:table-cell office:value-type="float" office:value="1.234375">
                <text:p>1.234375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-0.0104166666666667">
                <text:p>-0.0104166666666667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77083333333333">
                <text:p>-0.177083333333333</text:p>
              </table:table-cell>
              <table:table-cell office:value-type="float" office:value="-0.190972222222222">
                <text:p>-0.190972222222222</text:p>
              </table:table-cell>
              <table:table-cell office:value-type="float" office:value="1.71875">
                <text:p>1.71875</text:p>
              </table:table-cell>
              <table:table-cell office:value-type="float" office:value="1.96527777777778">
                <text:p>1.96527777777778</text:p>
              </table:table-cell>
              <table:table-cell office:value-type="float" office:value="2.12673611111111">
                <text:p>2.12673611111111</text:p>
              </table:table-cell>
              <table:table-cell office:value-type="float" office:value="2.19270833333333">
                <text:p>2.19270833333333</text:p>
              </table:table-cell>
              <table:table-cell office:value-type="float" office:value="2.28472222222222">
                <text:p>2.2847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16815476190476">
                <text:p>1.16815476190476</text:p>
              </table:table-cell>
              <table:table-cell office:value-type="float" office:value="1.26339285714286">
                <text:p>1.26339285714286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19196428571429">
                <text:p>1.19196428571429</text:p>
              </table:table-cell>
              <table:table-cell office:value-type="float" office:value="0.21577380952381">
                <text:p>0.21577380952381</text:p>
              </table:table-cell>
              <table:table-cell office:value-type="float" office:value="0.150297619047619">
                <text:p>0.150297619047619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669642857142856">
                <text:p>0.0669642857142856</text:p>
              </table:table-cell>
              <table:table-cell office:value-type="float" office:value="0.00744047619047628">
                <text:p>0.00744047619047628</text:p>
              </table:table-cell>
              <table:table-cell office:value-type="float" office:value="0.813988095238095">
                <text:p>0.813988095238095</text:p>
              </table:table-cell>
              <table:table-cell office:value-type="float" office:value="1.02827380952381">
                <text:p>1.02827380952381</text:p>
              </table:table-cell>
              <table:table-cell office:value-type="float" office:value="1.14732142857143">
                <text:p>1.14732142857143</text:p>
              </table:table-cell>
              <table:table-cell office:value-type="float" office:value="1.21875">
                <text:p>1.21875</text:p>
              </table:table-cell>
              <table:table-cell office:value-type="float" office:value="1.23065476190476">
                <text:p>1.23065476190476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-0.0089285714285714">
                <text:p>-0.0089285714285714</text:p>
              </table:table-cell>
              <table:table-cell office:value-type="float" office:value="-0.12797619047619">
                <text:p>-0.12797619047619</text:p>
              </table:table-cell>
              <table:table-cell office:value-type="float" office:value="-0.199404761904762">
                <text:p>-0.199404761904762</text:p>
              </table:table-cell>
              <table:table-cell office:value-type="float" office:value="-0.211309523809524">
                <text:p>-0.211309523809524</text:p>
              </table:table-cell>
              <table:table-cell office:value-type="float" office:value="1.62797619047619">
                <text:p>1.62797619047619</text:p>
              </table:table-cell>
              <table:table-cell office:value-type="float" office:value="1.90922619047619">
                <text:p>1.90922619047619</text:p>
              </table:table-cell>
              <table:table-cell office:value-type="float" office:value="2.0639880952381">
                <text:p>2.0639880952381</text:p>
              </table:table-cell>
              <table:table-cell office:value-type="float" office:value="2.17113095238095">
                <text:p>2.17113095238095</text:p>
              </table:table-cell>
              <table:table-cell office:value-type="float" office:value="2.26636904761905">
                <text:p>2.26636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25130208333333">
                <text:p>1.25130208333333</text:p>
              </table:table-cell>
              <table:table-cell office:value-type="float" office:value="1.23046875">
                <text:p>1.23046875</text:p>
              </table:table-cell>
              <table:table-cell office:value-type="float" office:value="1.19921875">
                <text:p>1.19921875</text:p>
              </table:table-cell>
              <table:table-cell office:value-type="float" office:value="0.240885416666666">
                <text:p>0.240885416666666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0.147135416666667">
                <text:p>0.147135416666667</text:p>
              </table:table-cell>
              <table:table-cell office:value-type="float" office:value="0.0950520833333331">
                <text:p>0.0950520833333331</text:p>
              </table:table-cell>
              <table:table-cell office:value-type="float" office:value="0.00130208333333304">
                <text:p>0.00130208333333304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998697916666667">
                <text:p>0.998697916666667</text:p>
              </table:table-cell>
              <table:table-cell office:value-type="float" office:value="1.09244791666667">
                <text:p>1.09244791666667</text:p>
              </table:table-cell>
              <table:table-cell office:value-type="float" office:value="1.15494791666667">
                <text:p>1.15494791666667</text:p>
              </table:table-cell>
              <table:table-cell office:value-type="float" office:value="1.23828125">
                <text:p>1.23828125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0.00260416666666663">
                <text:p>0.00260416666666663</text:p>
              </table:table-cell>
              <table:table-cell office:value-type="float" office:value="-0.0911458333333335">
                <text:p>-0.0911458333333335</text:p>
              </table:table-cell>
              <table:table-cell office:value-type="float" office:value="-0.153645833333333">
                <text:p>-0.153645833333333</text:p>
              </table:table-cell>
              <table:table-cell office:value-type="float" office:value="-0.236979166666667">
                <text:p>-0.236979166666667</text:p>
              </table:table-cell>
              <table:table-cell office:value-type="float" office:value="1.5390625">
                <text:p>1.5390625</text:p>
              </table:table-cell>
              <table:table-cell office:value-type="float" office:value="1.82161458333333">
                <text:p>1.82161458333333</text:p>
              </table:table-cell>
              <table:table-cell office:value-type="float" office:value="1.95703125">
                <text:p>1.95703125</text:p>
              </table:table-cell>
              <table:table-cell office:value-type="float" office:value="2.06119791666667">
                <text:p>2.06119791666667</text:p>
              </table:table-cell>
              <table:table-cell office:value-type="float" office:value="2.20703125">
                <text:p>2.207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1.13078703703704">
                <text:p>1.13078703703704</text:p>
              </table:table-cell>
              <table:table-cell office:value-type="float" office:value="1.23263888888889">
                <text:p>1.23263888888889</text:p>
              </table:table-cell>
              <table:table-cell office:value-type="float" office:value="1.22337962962963">
                <text:p>1.22337962962963</text:p>
              </table:table-cell>
              <table:table-cell office:value-type="float" office:value="1.19560185185185">
                <text:p>1.19560185185185</text:p>
              </table:table-cell>
              <table:table-cell office:value-type="float" office:value="0.21412037037037">
                <text:p>0.21412037037037</text:p>
              </table:table-cell>
              <table:table-cell office:value-type="float" office:value="0.195601851851852">
                <text:p>0.195601851851852</text:p>
              </table:table-cell>
              <table:table-cell office:value-type="float" office:value="0.149305555555555">
                <text:p>0.149305555555555</text:p>
              </table:table-cell>
              <table:table-cell office:value-type="float" office:value="0.0810185185185186">
                <text:p>0.0810185185185186</text:p>
              </table:table-cell>
              <table:table-cell office:value-type="float" office:value="0.011574074074074">
                <text:p>0.011574074074074</text:p>
              </table:table-cell>
              <table:table-cell office:value-type="float" office:value="0.759259259259259">
                <text:p>0.759259259259259</text:p>
              </table:table-cell>
              <table:table-cell office:value-type="float" office:value="0.981481481481482">
                <text:p>0.98148148148148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9328703703704">
                <text:p>1.19328703703704</text:p>
              </table:table-cell>
              <table:table-cell office:value-type="float" office:value="1.2349537037037">
                <text:p>1.2349537037037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-0.0173611111111112">
                <text:p>-0.0173611111111112</text:p>
              </table:table-cell>
              <table:table-cell office:value-type="float" office:value="-0.119212962962963">
                <text:p>-0.119212962962963</text:p>
              </table:table-cell>
              <table:table-cell office:value-type="float" office:value="-0.229166666666667">
                <text:p>-0.229166666666667</text:p>
              </table:table-cell>
              <table:table-cell office:value-type="float" office:value="-0.270833333333333">
                <text:p>-0.270833333333333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75925925925926">
                <text:p>1.75925925925926</text:p>
              </table:table-cell>
              <table:table-cell office:value-type="float" office:value="1.90740740740741">
                <text:p>1.90740740740741</text:p>
              </table:table-cell>
              <table:table-cell office:value-type="float" office:value="2.08564814814815">
                <text:p>2.08564814814815</text:p>
              </table:table-cell>
              <table:table-cell office:value-type="float" office:value="2.18634259259259">
                <text:p>2.18634259259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1.109375">
                <text:p>1.109375</text:p>
              </table:table-cell>
              <table:table-cell office:value-type="float" office:value="1.209375">
                <text:p>1.209375</text:p>
              </table:table-cell>
              <table:table-cell office:value-type="float" office:value="1.209375">
                <text:p>1.209375</text:p>
              </table:table-cell>
              <table:table-cell office:value-type="float" office:value="1.184375">
                <text:p>1.1843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09375">
                <text:p>0.209375</text:p>
              </table:table-cell>
              <table:table-cell office:value-type="float" office:value="0.142708333333334">
                <text:p>0.142708333333334</text:p>
              </table:table-cell>
              <table:table-cell office:value-type="float" office:value="0.0864583333333338">
                <text:p>0.0864583333333338</text:p>
              </table:table-cell>
              <table:table-cell office:value-type="float" office:value="0.0145833333333334">
                <text:p>0.014583333333333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075">
                <text:p>1.075</text:p>
              </table:table-cell>
              <table:table-cell office:value-type="float" office:value="1.178125">
                <text:p>1.178125</text:p>
              </table:table-cell>
              <table:table-cell office:value-type="float" office:value="1.196875">
                <text:p>1.196875</text:p>
              </table:table-cell>
              <table:table-cell office:value-type="float" office:value="0.217708333333333">
                <text:p>0.217708333333333</text:p>
              </table:table-cell>
              <table:table-cell office:value-type="float" office:value="0.0177083333333333">
                <text:p>0.0177083333333333</text:p>
              </table:table-cell>
              <table:table-cell office:value-type="float" office:value="-0.123958333333333">
                <text:p>-0.123958333333333</text:p>
              </table:table-cell>
              <table:table-cell office:value-type="float" office:value="-0.227083333333333">
                <text:p>-0.227083333333333</text:p>
              </table:table-cell>
              <table:table-cell office:value-type="float" office:value="-0.245833333333333">
                <text:p>-0.245833333333333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1.89166666666667">
                <text:p>1.89166666666667</text:p>
              </table:table-cell>
              <table:table-cell office:value-type="float" office:value="2.05104166666667">
                <text:p>2.05104166666667</text:p>
              </table:table-cell>
              <table:table-cell office:value-type="float" office:value="2.14166666666667">
                <text:p>2.14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09185606060606">
                <text:p>1.09185606060606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20549242424242">
                <text:p>1.20549242424242</text:p>
              </table:table-cell>
              <table:table-cell office:value-type="float" office:value="1.17518939393939">
                <text:p>1.17518939393939</text:p>
              </table:table-cell>
              <table:table-cell office:value-type="float" office:value="0.258522727272727">
                <text:p>0.258522727272727</text:p>
              </table:table-cell>
              <table:table-cell office:value-type="float" office:value="0.205492424242424">
                <text:p>0.205492424242424</text:p>
              </table:table-cell>
              <table:table-cell office:value-type="float" office:value="0.149621212121212">
                <text:p>0.149621212121212</text:p>
              </table:table-cell>
              <table:table-cell office:value-type="float" office:value="0.0890151515151514">
                <text:p>0.0890151515151514</text:p>
              </table:table-cell>
              <table:table-cell office:value-type="float" office:value="-0.000946969696969724">
                <text:p>-0.000946969696969724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1.09848484848485">
                <text:p>1.09848484848485</text:p>
              </table:table-cell>
              <table:table-cell office:value-type="float" office:value="1.19223484848485">
                <text:p>1.19223484848485</text:p>
              </table:table-cell>
              <table:table-cell office:value-type="float" office:value="1.2092803030303">
                <text:p>1.2092803030303</text:p>
              </table:table-cell>
              <table:table-cell office:value-type="float" office:value="0.25094696969697">
                <text:p>0.25094696969697</text:p>
              </table:table-cell>
              <table:table-cell office:value-type="float" office:value="0.0539772727272727">
                <text:p>0.0539772727272727</text:p>
              </table:table-cell>
              <table:table-cell office:value-type="float" office:value="-0.150568181818182">
                <text:p>-0.150568181818182</text:p>
              </table:table-cell>
              <table:table-cell office:value-type="float" office:value="-0.244318181818182">
                <text:p>-0.244318181818182</text:p>
              </table:table-cell>
              <table:table-cell office:value-type="float" office:value="-0.261363636363636">
                <text:p>-0.261363636363636</text:p>
              </table:table-cell>
              <table:table-cell office:value-type="float" office:value="1.39393939393939">
                <text:p>1.39393939393939</text:p>
              </table:table-cell>
              <table:table-cell office:value-type="float" office:value="1.64393939393939">
                <text:p>1.64393939393939</text:p>
              </table:table-cell>
              <table:table-cell office:value-type="float" office:value="1.90435606060606">
                <text:p>1.90435606060606</text:p>
              </table:table-cell>
              <table:table-cell office:value-type="float" office:value="2.05871212121212">
                <text:p>2.05871212121212</text:p>
              </table:table-cell>
              <table:table-cell office:value-type="float" office:value="2.15719696969697">
                <text:p>2.1571969696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1.07725694444444">
                <text:p>1.07725694444444</text:p>
              </table:table-cell>
              <table:table-cell office:value-type="float" office:value="1.18142361111111">
                <text:p>1.18142361111111</text:p>
              </table:table-cell>
              <table:table-cell office:value-type="float" office:value="1.20225694444444">
                <text:p>1.20225694444444</text:p>
              </table:table-cell>
              <table:table-cell office:value-type="float" office:value="1.17447916666667">
                <text:p>1.17447916666667</text:p>
              </table:table-cell>
              <table:table-cell office:value-type="float" office:value="0.279513888888889">
                <text:p>0.279513888888889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140625">
                <text:p>0.140625</text:p>
              </table:table-cell>
              <table:table-cell office:value-type="float" office:value="0.0989583333333335">
                <text:p>0.0989583333333335</text:p>
              </table:table-cell>
              <table:table-cell office:value-type="float" office:value="0.0086805555555558">
                <text:p>0.0086805555555558</text:p>
              </table:table-cell>
              <table:table-cell office:value-type="float" office:value="0.664930555555556">
                <text:p>0.664930555555556</text:p>
              </table:table-cell>
              <table:table-cell office:value-type="float" office:value="0.875868055555556">
                <text:p>0.875868055555556</text:p>
              </table:table-cell>
              <table:table-cell office:value-type="float" office:value="1.07899305555556">
                <text:p>1.0789930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17274305555556">
                <text:p>1.17274305555556</text:p>
              </table:table-cell>
              <table:table-cell office:value-type="float" office:value="0.280381944444444">
                <text:p>0.28038194444444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-0.133680555555556">
                <text:p>-0.133680555555556</text:p>
              </table:table-cell>
              <table:table-cell office:value-type="float" office:value="-0.203993055555556">
                <text:p>-0.203993055555556</text:p>
              </table:table-cell>
              <table:table-cell office:value-type="float" office:value="-0.227430555555556">
                <text:p>-0.227430555555556</text:p>
              </table:table-cell>
              <table:table-cell office:value-type="float" office:value="1.32986111111111">
                <text:p>1.32986111111111</text:p>
              </table:table-cell>
              <table:table-cell office:value-type="float" office:value="1.61197916666667">
                <text:p>1.61197916666667</text:p>
              </table:table-cell>
              <table:table-cell office:value-type="float" office:value="1.8828125">
                <text:p>1.8828125</text:p>
              </table:table-cell>
              <table:table-cell office:value-type="float" office:value="2.00260416666667">
                <text:p>2.00260416666667</text:p>
              </table:table-cell>
              <table:table-cell office:value-type="float" office:value="2.10850694444444">
                <text:p>2.1085069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1.08413461538462">
                <text:p>1.08413461538462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8669871794872">
                <text:p>1.18669871794872</text:p>
              </table:table-cell>
              <table:table-cell office:value-type="float" office:value="1.16746794871795">
                <text:p>1.16746794871795</text:p>
              </table:table-cell>
              <table:table-cell office:value-type="float" office:value="0.286858974358974">
                <text:p>0.286858974358974</text:p>
              </table:table-cell>
              <table:table-cell office:value-type="float" office:value="0.209935897435898">
                <text:p>0.209935897435898</text:p>
              </table:table-cell>
              <table:table-cell office:value-type="float" office:value="0.133814102564102">
                <text:p>0.133814102564102</text:p>
              </table:table-cell>
              <table:table-cell office:value-type="float" office:value="0.0817307692307692">
                <text:p>0.0817307692307692</text:p>
              </table:table-cell>
              <table:table-cell office:value-type="float" office:value="0.00480769230769207">
                <text:p>0.00480769230769207</text:p>
              </table:table-cell>
              <table:table-cell office:value-type="float" office:value="0.649839743589744">
                <text:p>0.649839743589744</text:p>
              </table:table-cell>
              <table:table-cell office:value-type="float" office:value="0.90224358974359">
                <text:p>0.90224358974359</text:p>
              </table:table-cell>
              <table:table-cell office:value-type="float" office:value="1.08253205128205">
                <text:p>1.08253205128205</text:p>
              </table:table-cell>
              <table:table-cell office:value-type="float" office:value="1.15464743589744">
                <text:p>1.15464743589744</text:p>
              </table:table-cell>
              <table:table-cell office:value-type="float" office:value="1.17628205128205">
                <text:p>1.17628205128205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0.0280448717948718">
                <text:p>0.0280448717948718</text:p>
              </table:table-cell>
              <table:table-cell office:value-type="float" office:value="-0.15224358974359">
                <text:p>-0.15224358974359</text:p>
              </table:table-cell>
              <table:table-cell office:value-type="float" office:value="-0.224358974358974">
                <text:p>-0.224358974358974</text:p>
              </table:table-cell>
              <table:table-cell office:value-type="float" office:value="-0.24599358974359">
                <text:p>-0.24599358974359</text:p>
              </table:table-cell>
              <table:table-cell office:value-type="float" office:value="1.29967948717949">
                <text:p>1.29967948717949</text:p>
              </table:table-cell>
              <table:table-cell office:value-type="float" office:value="1.63621794871795">
                <text:p>1.63621794871795</text:p>
              </table:table-cell>
              <table:table-cell office:value-type="float" office:value="1.87820512820513">
                <text:p>1.87820512820513</text:p>
              </table:table-cell>
              <table:table-cell office:value-type="float" office:value="2.00961538461538">
                <text:p>2.00961538461538</text:p>
              </table:table-cell>
              <table:table-cell office:value-type="float" office:value="2.10817307692308">
                <text:p>2.10817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06026785714286">
                <text:p>1.06026785714286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7931547619048">
                <text:p>1.17931547619048</text:p>
              </table:table-cell>
              <table:table-cell office:value-type="float" office:value="1.15550595238095">
                <text:p>1.15550595238095</text:p>
              </table:table-cell>
              <table:table-cell office:value-type="float" office:value="0.274553571428571">
                <text:p>0.274553571428571</text:p>
              </table:table-cell>
              <table:table-cell office:value-type="float" office:value="0.188988095238095">
                <text:p>0.188988095238095</text:p>
              </table:table-cell>
              <table:table-cell office:value-type="float" office:value="0.116071428571428">
                <text:p>0.116071428571428</text:p>
              </table:table-cell>
              <table:table-cell office:value-type="float" office:value="0.0803571428571433">
                <text:p>0.0803571428571433</text:p>
              </table:table-cell>
              <table:table-cell office:value-type="float" office:value="-0.0171130952380953">
                <text:p>-0.017113095238095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877232142857143">
                <text:p>0.877232142857143</text:p>
              </table:table-cell>
              <table:table-cell office:value-type="float" office:value="1.08482142857143">
                <text:p>1.08482142857143</text:p>
              </table:table-cell>
              <table:table-cell office:value-type="float" office:value="1.13839285714286">
                <text:p>1.13839285714286</text:p>
              </table:table-cell>
              <table:table-cell office:value-type="float" office:value="1.19196428571429">
                <text:p>1.19196428571429</text:p>
              </table:table-cell>
              <table:table-cell office:value-type="float" office:value="0.26860119047619">
                <text:p>0.26860119047619</text:p>
              </table:table-cell>
              <table:table-cell office:value-type="float" office:value="0.0342261904761905">
                <text:p>0.0342261904761905</text:p>
              </table:table-cell>
              <table:table-cell office:value-type="float" office:value="-0.173363095238095">
                <text:p>-0.173363095238095</text:p>
              </table:table-cell>
              <table:table-cell office:value-type="float" office:value="-0.226934523809524">
                <text:p>-0.226934523809524</text:p>
              </table:table-cell>
              <table:table-cell office:value-type="float" office:value="-0.280505952380952">
                <text:p>-0.280505952380952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1.60565476190476">
                <text:p>1.60565476190476</text:p>
              </table:table-cell>
              <table:table-cell office:value-type="float" office:value="1.87946428571429">
                <text:p>1.87946428571429</text:p>
              </table:table-cell>
              <table:table-cell office:value-type="float" office:value="1.98214285714286">
                <text:p>1.98214285714286</text:p>
              </table:table-cell>
              <table:table-cell office:value-type="float" office:value="2.11979166666667">
                <text:p>2.119791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1.04513888888889">
                <text:p>1.04513888888889</text:p>
              </table:table-cell>
              <table:table-cell office:value-type="float" office:value="1.15625">
                <text:p>1.15625</text:p>
              </table:table-cell>
              <table:table-cell office:value-type="float" office:value="1.16736111111111">
                <text:p>1.16736111111111</text:p>
              </table:table-cell>
              <table:table-cell office:value-type="float" office:value="1.15069444444444">
                <text:p>1.15069444444444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0625">
                <text:p>0.10625</text:p>
              </table:table-cell>
              <table:table-cell office:value-type="float" office:value="0.0548611111111113">
                <text:p>0.0548611111111113</text:p>
              </table:table-cell>
              <table:table-cell office:value-type="float" office:value="-0.0180555555555557">
                <text:p>-0.0180555555555557</text:p>
              </table:table-cell>
              <table:table-cell office:value-type="float" office:value="0.630555555555556">
                <text:p>0.630555555555556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1.06805555555556">
                <text:p>1.06805555555556</text:p>
              </table:table-cell>
              <table:table-cell office:value-type="float" office:value="1.14305555555556">
                <text:p>1.14305555555556</text:p>
              </table:table-cell>
              <table:table-cell office:value-type="float" office:value="1.17430555555556">
                <text:p>1.17430555555556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0395833333333334">
                <text:p>0.0395833333333334</text:p>
              </table:table-cell>
              <table:table-cell office:value-type="float" office:value="-0.172916666666667">
                <text:p>-0.172916666666667</text:p>
              </table:table-cell>
              <table:table-cell office:value-type="float" office:value="-0.247916666666667">
                <text:p>-0.247916666666667</text:p>
              </table:table-cell>
              <table:table-cell office:value-type="float" office:value="-0.279166666666667">
                <text:p>-0.279166666666667</text:p>
              </table:table-cell>
              <table:table-cell office:value-type="float" office:value="1.26111111111111">
                <text:p>1.26111111111111</text:p>
              </table:table-cell>
              <table:table-cell office:value-type="float" office:value="1.56736111111111">
                <text:p>1.56736111111111</text:p>
              </table:table-cell>
              <table:table-cell office:value-type="float" office:value="1.85625">
                <text:p>1.85625</text:p>
              </table:table-cell>
              <table:table-cell office:value-type="float" office:value="1.98888888888889">
                <text:p>1.98888888888889</text:p>
              </table:table-cell>
              <table:table-cell office:value-type="float" office:value="2.09305555555556">
                <text:p>2.0930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1.03190104166667">
                <text:p>1.03190104166667</text:p>
              </table:table-cell>
              <table:table-cell office:value-type="float" office:value="1.15169270833333">
                <text:p>1.15169270833333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1.14127604166667">
                <text:p>1.14127604166667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0.109375">
                <text:p>0.109375</text:p>
              </table:table-cell>
              <table:table-cell office:value-type="float" office:value="0.0436197916666667">
                <text:p>0.0436197916666667</text:p>
              </table:table-cell>
              <table:table-cell office:value-type="float" office:value="-0.0123697916666665">
                <text:p>-0.0123697916666665</text:p>
              </table:table-cell>
              <table:table-cell office:value-type="float" office:value="0.625651041666667">
                <text:p>0.625651041666667</text:p>
              </table:table-cell>
              <table:table-cell office:value-type="float" office:value="0.877604166666667">
                <text:p>0.877604166666667</text:p>
              </table:table-cell>
              <table:table-cell office:value-type="float" office:value="1.07096354166667">
                <text:p>1.07096354166667</text:p>
              </table:table-cell>
              <table:table-cell office:value-type="float" office:value="1.12369791666667">
                <text:p>1.12369791666667</text:p>
              </table:table-cell>
              <table:table-cell office:value-type="float" office:value="1.17057291666667">
                <text:p>1.17057291666667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00325520833333337">
                <text:p>0.00325520833333337</text:p>
              </table:table-cell>
              <table:table-cell office:value-type="float" office:value="-0.190104166666667">
                <text:p>-0.190104166666667</text:p>
              </table:table-cell>
              <table:table-cell office:value-type="float" office:value="-0.242838541666667">
                <text:p>-0.242838541666667</text:p>
              </table:table-cell>
              <table:table-cell office:value-type="float" office:value="-0.289713541666667">
                <text:p>-0.289713541666667</text:p>
              </table:table-cell>
              <table:table-cell office:value-type="float" office:value="1.25130208333333">
                <text:p>1.25130208333333</text:p>
              </table:table-cell>
              <table:table-cell office:value-type="float" office:value="1.57486979166667">
                <text:p>1.57486979166667</text:p>
              </table:table-cell>
              <table:table-cell office:value-type="float" office:value="1.84765625">
                <text:p>1.84765625</text:p>
              </table:table-cell>
              <table:table-cell office:value-type="float" office:value="1.96028645833333">
                <text:p>1.96028645833333</text:p>
              </table:table-cell>
              <table:table-cell office:value-type="float" office:value="2.06901041666667">
                <text:p>2.06901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1.03492647058824">
                <text:p>1.03492647058824</text:p>
              </table:table-cell>
              <table:table-cell office:value-type="float" office:value="1.14276960784314">
                <text:p>1.14276960784314</text:p>
              </table:table-cell>
              <table:table-cell office:value-type="float" office:value="1.16482843137255">
                <text:p>1.16482843137255</text:p>
              </table:table-cell>
              <table:table-cell office:value-type="float" office:value="1.13725490196078">
                <text:p>1.13725490196078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181372549019608">
                <text:p>0.181372549019608</text:p>
              </table:table-cell>
              <table:table-cell office:value-type="float" office:value="0.0962009803921571">
                <text:p>0.0962009803921571</text:p>
              </table:table-cell>
              <table:table-cell office:value-type="float" office:value="0.0410539215686277">
                <text:p>0.0410539215686277</text:p>
              </table:table-cell>
              <table:table-cell office:value-type="float" office:value="-0.0251225490196081">
                <text:p>-0.0251225490196081</text:p>
              </table:table-cell>
              <table:table-cell office:value-type="float" office:value="0.615808823529412">
                <text:p>0.615808823529412</text:p>
              </table:table-cell>
              <table:table-cell office:value-type="float" office:value="0.858455882352941">
                <text:p>0.858455882352941</text:p>
              </table:table-cell>
              <table:table-cell office:value-type="float" office:value="1.0625">
                <text:p>1.0625</text:p>
              </table:table-cell>
              <table:table-cell office:value-type="float" office:value="1.12867647058824">
                <text:p>1.12867647058824</text:p>
              </table:table-cell>
              <table:table-cell office:value-type="float" office:value="1.17279411764706">
                <text:p>1.17279411764706</text:p>
              </table:table-cell>
              <table:table-cell office:value-type="float" office:value="0.252450980392157">
                <text:p>0.252450980392157</text:p>
              </table:table-cell>
              <table:table-cell office:value-type="float" office:value="0.00980392156862753">
                <text:p>0.00980392156862753</text:p>
              </table:table-cell>
              <table:table-cell office:value-type="float" office:value="-0.194240196078431">
                <text:p>-0.194240196078431</text:p>
              </table:table-cell>
              <table:table-cell office:value-type="float" office:value="-0.260416666666667">
                <text:p>-0.260416666666667</text:p>
              </table:table-cell>
              <table:table-cell office:value-type="float" office:value="-0.30453431372549">
                <text:p>-0.30453431372549</text:p>
              </table:table-cell>
              <table:table-cell office:value-type="float" office:value="1.23161764705882">
                <text:p>1.23161764705882</text:p>
              </table:table-cell>
              <table:table-cell office:value-type="float" office:value="1.55024509803922">
                <text:p>1.55024509803922</text:p>
              </table:table-cell>
              <table:table-cell office:value-type="float" office:value="1.83455882352941">
                <text:p>1.83455882352941</text:p>
              </table:table-cell>
              <table:table-cell office:value-type="float" office:value="1.96139705882353">
                <text:p>1.96139705882353</text:p>
              </table:table-cell>
              <table:table-cell office:value-type="float" office:value="2.06617647058824">
                <text:p>2.066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2372685185185">
                <text:p>1.02372685185185</text:p>
              </table:table-cell>
              <table:table-cell office:value-type="float" office:value="1.14178240740741">
                <text:p>1.14178240740741</text:p>
              </table:table-cell>
              <table:table-cell office:value-type="float" office:value="1.16261574074074">
                <text:p>1.16261574074074</text:p>
              </table:table-cell>
              <table:table-cell office:value-type="float" office:value="1.13136574074074">
                <text:p>1.13136574074074</text:p>
              </table:table-cell>
              <table:table-cell office:value-type="float" office:value="0.25462962962963">
                <text:p>0.25462962962963</text:p>
              </table:table-cell>
              <table:table-cell office:value-type="float" office:value="0.181712962962963">
                <text:p>0.181712962962963</text:p>
              </table:table-cell>
              <table:table-cell office:value-type="float" office:value="0.107060185185185">
                <text:p>0.107060185185185</text:p>
              </table:table-cell>
              <table:table-cell office:value-type="float" office:value="0.0549768518518519">
                <text:p>0.0549768518518519</text:p>
              </table:table-cell>
              <table:table-cell office:value-type="float" office:value="-0.0231481481481479">
                <text:p>-0.0231481481481479</text:p>
              </table:table-cell>
              <table:table-cell office:value-type="float" office:value="0.601851851851852">
                <text:p>0.601851851851852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2893518518519">
                <text:p>1.02893518518519</text:p>
              </table:table-cell>
              <table:table-cell office:value-type="float" office:value="1.13310185185185">
                <text:p>1.13310185185185</text:p>
              </table:table-cell>
              <table:table-cell office:value-type="float" office:value="1.15393518518519">
                <text:p>1.15393518518519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">
                <text:p>0</text:p>
              </table:table-cell>
              <table:table-cell office:value-type="float" office:value="-0.171875">
                <text:p>-0.171875</text:p>
              </table:table-cell>
              <table:table-cell office:value-type="float" office:value="-0.276041666666667">
                <text:p>-0.276041666666667</text:p>
              </table:table-cell>
              <table:table-cell office:value-type="float" office:value="-0.296875">
                <text:p>-0.296875</text:p>
              </table:table-cell>
              <table:table-cell office:value-type="float" office:value="1.2037037037037">
                <text:p>1.2037037037037</text:p>
              </table:table-cell>
              <table:table-cell office:value-type="float" office:value="1.5318287037037">
                <text:p>1.5318287037037</text:p>
              </table:table-cell>
              <table:table-cell office:value-type="float" office:value="1.78414351851852">
                <text:p>1.78414351851852</text:p>
              </table:table-cell>
              <table:table-cell office:value-type="float" office:value="1.93518518518519">
                <text:p>1.93518518518519</text:p>
              </table:table-cell>
              <table:table-cell office:value-type="float" office:value="2.03414351851852">
                <text:p>2.034143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1.02741228070175">
                <text:p>1.02741228070175</text:p>
              </table:table-cell>
              <table:table-cell office:value-type="float" office:value="1.1359649122807">
                <text:p>1.1359649122807</text:p>
              </table:table-cell>
              <table:table-cell office:value-type="float" office:value="1.16063596491228">
                <text:p>1.16063596491228</text:p>
              </table:table-cell>
              <table:table-cell office:value-type="float" office:value="1.12609649122807">
                <text:p>1.12609649122807</text:p>
              </table:table-cell>
              <table:table-cell office:value-type="float" office:value="0.248355263157895">
                <text:p>0.248355263157895</text:p>
              </table:table-cell>
              <table:table-cell office:value-type="float" office:value="0.191337719298246">
                <text:p>0.191337719298246</text:p>
              </table:table-cell>
              <table:table-cell office:value-type="float" office:value="0.112390350877193">
                <text:p>0.112390350877193</text:p>
              </table:table-cell>
              <table:table-cell office:value-type="float" office:value="0.0531798245614037">
                <text:p>0.0531798245614037</text:p>
              </table:table-cell>
              <table:table-cell office:value-type="float" office:value="-0.0208333333333333">
                <text:p>-0.0208333333333333</text:p>
              </table:table-cell>
              <table:table-cell office:value-type="float" office:value="0.598684210526316">
                <text:p>0.598684210526316</text:p>
              </table:table-cell>
              <table:table-cell office:value-type="float" office:value="0.845394736842105">
                <text:p>0.845394736842105</text:p>
              </table:table-cell>
              <table:table-cell office:value-type="float" office:value="1.01809210526316">
                <text:p>1.01809210526316</text:p>
              </table:table-cell>
              <table:table-cell office:value-type="float" office:value="1.10690789473684">
                <text:p>1.10690789473684</text:p>
              </table:table-cell>
              <table:table-cell office:value-type="float" office:value="1.14144736842105">
                <text:p>1.14144736842105</text:p>
              </table:table-cell>
              <table:table-cell office:value-type="float" office:value="0.243969298245614">
                <text:p>0.243969298245614</text:p>
              </table:table-cell>
              <table:table-cell office:value-type="float" office:value="-0.00274122807017552">
                <text:p>-0.00274122807017552</text:p>
              </table:table-cell>
              <table:table-cell office:value-type="float" office:value="-0.175438596491228">
                <text:p>-0.175438596491228</text:p>
              </table:table-cell>
              <table:table-cell office:value-type="float" office:value="-0.264254385964912">
                <text:p>-0.264254385964912</text:p>
              </table:table-cell>
              <table:table-cell office:value-type="float" office:value="-0.298793859649123">
                <text:p>-0.298793859649123</text:p>
              </table:table-cell>
              <table:table-cell office:value-type="float" office:value="1.19736842105263">
                <text:p>1.19736842105263</text:p>
              </table:table-cell>
              <table:table-cell office:value-type="float" office:value="1.50164473684211">
                <text:p>1.50164473684211</text:p>
              </table:table-cell>
              <table:table-cell office:value-type="float" office:value="1.75328947368421">
                <text:p>1.75328947368421</text:p>
              </table:table-cell>
              <table:table-cell office:value-type="float" office:value="1.89638157894737">
                <text:p>1.89638157894737</text:p>
              </table:table-cell>
              <table:table-cell office:value-type="float" office:value="2.00493421052632">
                <text:p>2.00493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1.12604166666667">
                <text:p>1.12604166666667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2604166666667">
                <text:p>1.12604166666667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604166666666666">
                <text:p>0.0604166666666666</text:p>
              </table:table-cell>
              <table:table-cell office:value-type="float" office:value="-0.0145833333333332">
                <text:p>-0.0145833333333332</text:p>
              </table:table-cell>
              <table:table-cell office:value-type="float" office:value="0.586979166666667">
                <text:p>0.586979166666667</text:p>
              </table:table-cell>
              <table:table-cell office:value-type="float" office:value="0.844791666666667">
                <text:p>0.844791666666667</text:p>
              </table:table-cell>
              <table:table-cell office:value-type="float" office:value="1.02760416666667">
                <text:p>1.02760416666667</text:p>
              </table:table-cell>
              <table:table-cell office:value-type="float" office:value="1.11666666666667">
                <text:p>1.11666666666667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0.246875">
                <text:p>0.246875</text:p>
              </table:table-cell>
              <table:table-cell office:value-type="float" office:value="-0.0109375">
                <text:p>-0.0109375</text:p>
              </table:table-cell>
              <table:table-cell office:value-type="float" office:value="-0.19375">
                <text:p>-0.19375</text:p>
              </table:table-cell>
              <table:table-cell office:value-type="float" office:value="-0.2828125">
                <text:p>-0.2828125</text:p>
              </table:table-cell>
              <table:table-cell office:value-type="float" office:value="-0.325">
                <text:p>-0.325</text:p>
              </table:table-cell>
              <table:table-cell office:value-type="float" office:value="1.17395833333333">
                <text:p>1.17395833333333</text:p>
              </table:table-cell>
              <table:table-cell office:value-type="float" office:value="1.49166666666667">
                <text:p>1.49166666666667</text:p>
              </table:table-cell>
              <table:table-cell office:value-type="float" office:value="1.74479166666667">
                <text:p>1.74479166666667</text:p>
              </table:table-cell>
              <table:table-cell office:value-type="float" office:value="1.89479166666667">
                <text:p>1.89479166666667</text:p>
              </table:table-cell>
              <table:table-cell office:value-type="float" office:value="2.01197916666667">
                <text:p>2.011979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1.00992063492063">
                <text:p>1.00992063492063</text:p>
              </table:table-cell>
              <table:table-cell office:value-type="float" office:value="1.12152777777778">
                <text:p>1.12152777777778</text:p>
              </table:table-cell>
              <table:table-cell office:value-type="float" office:value="1.15724206349206">
                <text:p>1.15724206349206</text:p>
              </table:table-cell>
              <table:table-cell office:value-type="float" office:value="1.12599206349206">
                <text:p>1.12599206349206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191964285714286">
                <text:p>0.191964285714286</text:p>
              </table:table-cell>
              <table:table-cell office:value-type="float" office:value="0.125">
                <text:p>0.125</text:p>
              </table:table-cell>
              <table:table-cell office:value-type="float" office:value="0.0624999999999998">
                <text:p>0.0624999999999998</text:p>
              </table:table-cell>
              <table:table-cell office:value-type="float" office:value="-0.00892857142857162">
                <text:p>-0.00892857142857162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1.01835317460317">
                <text:p>1.01835317460317</text:p>
              </table:table-cell>
              <table:table-cell office:value-type="float" office:value="1.11656746031746">
                <text:p>1.11656746031746</text:p>
              </table:table-cell>
              <table:table-cell office:value-type="float" office:value="1.15228174603175">
                <text:p>1.15228174603175</text:p>
              </table:table-cell>
              <table:table-cell office:value-type="float" office:value="0.249503968253968">
                <text:p>0.249503968253968</text:p>
              </table:table-cell>
              <table:table-cell office:value-type="float" office:value="-0.000496031746031744">
                <text:p>-0.000496031746031744</text:p>
              </table:table-cell>
              <table:table-cell office:value-type="float" office:value="-0.192460317460318">
                <text:p>-0.192460317460318</text:p>
              </table:table-cell>
              <table:table-cell office:value-type="float" office:value="-0.290674603174603">
                <text:p>-0.290674603174603</text:p>
              </table:table-cell>
              <table:table-cell office:value-type="float" office:value="-0.326388888888889">
                <text:p>-0.326388888888889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46031746031746">
                <text:p>1.46031746031746</text:p>
              </table:table-cell>
              <table:table-cell office:value-type="float" office:value="1.72371031746032">
                <text:p>1.72371031746032</text:p>
              </table:table-cell>
              <table:table-cell office:value-type="float" office:value="1.87996031746032">
                <text:p>1.87996031746032</text:p>
              </table:table-cell>
              <table:table-cell office:value-type="float" office:value="1.99156746031746">
                <text:p>1.99156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1.01515151515152">
                <text:p>1.01515151515152</text:p>
              </table:table-cell>
              <table:table-cell office:value-type="float" office:value="1.11316287878788">
                <text:p>1.11316287878788</text:p>
              </table:table-cell>
              <table:table-cell office:value-type="float" office:value="1.15577651515152">
                <text:p>1.15577651515152</text:p>
              </table:table-cell>
              <table:table-cell office:value-type="float" office:value="1.12594696969697">
                <text:p>1.12594696969697</text:p>
              </table:table-cell>
              <table:table-cell office:value-type="float" office:value="0.259943181818182">
                <text:p>0.259943181818182</text:p>
              </table:table-cell>
              <table:table-cell office:value-type="float" office:value="0.196496212121212">
                <text:p>0.196496212121212</text:p>
              </table:table-cell>
              <table:table-cell office:value-type="float" office:value="0.128314393939394">
                <text:p>0.128314393939394</text:p>
              </table:table-cell>
              <table:table-cell office:value-type="float" office:value="0.0771780303030303">
                <text:p>0.0771780303030303</text:p>
              </table:table-cell>
              <table:table-cell office:value-type="float" office:value="-0.0047348484848484">
                <text:p>-0.0047348484848484</text:p>
              </table:table-cell>
              <table:table-cell office:value-type="float" office:value="0.5625">
                <text:p>0.5625</text:p>
              </table:table-cell>
              <table:table-cell office:value-type="float" office:value="0.835227272727273">
                <text:p>0.835227272727273</text:p>
              </table:table-cell>
              <table:table-cell office:value-type="float" office:value="1.01846590909091">
                <text:p>1.01846590909091</text:p>
              </table:table-cell>
              <table:table-cell office:value-type="float" office:value="1.11221590909091">
                <text:p>1.11221590909091</text:p>
              </table:table-cell>
              <table:table-cell office:value-type="float" office:value="1.15814393939394">
                <text:p>1.15814393939394</text:p>
              </table:table-cell>
              <table:table-cell office:value-type="float" office:value="0.256155303030303">
                <text:p>0.256155303030303</text:p>
              </table:table-cell>
              <table:table-cell office:value-type="float" office:value="-0.0165719696969697">
                <text:p>-0.0165719696969697</text:p>
              </table:table-cell>
              <table:table-cell office:value-type="float" office:value="-0.199810606060606">
                <text:p>-0.199810606060606</text:p>
              </table:table-cell>
              <table:table-cell office:value-type="float" office:value="-0.293560606060606">
                <text:p>-0.293560606060606</text:p>
              </table:table-cell>
              <table:table-cell office:value-type="float" office:value="-0.339488636363636">
                <text:p>-0.339488636363636</text:p>
              </table:table-cell>
              <table:table-cell office:value-type="float" office:value="1.125">
                <text:p>1.125</text:p>
              </table:table-cell>
              <table:table-cell office:value-type="float" office:value="1.46164772727273">
                <text:p>1.46164772727273</text:p>
              </table:table-cell>
              <table:table-cell office:value-type="float" office:value="1.70880681818182">
                <text:p>1.70880681818182</text:p>
              </table:table-cell>
              <table:table-cell office:value-type="float" office:value="1.85795454545455">
                <text:p>1.85795454545455</text:p>
              </table:table-cell>
              <table:table-cell office:value-type="float" office:value="1.98058712121212">
                <text:p>1.9805871212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1.01177536231884">
                <text:p>1.01177536231884</text:p>
              </table:table-cell>
              <table:table-cell office:value-type="float" office:value="1.11367753623188">
                <text:p>1.11367753623188</text:p>
              </table:table-cell>
              <table:table-cell office:value-type="float" office:value="1.1544384057971">
                <text:p>1.1544384057971</text:p>
              </table:table-cell>
              <table:table-cell office:value-type="float" office:value="1.12590579710145">
                <text:p>1.12590579710145</text:p>
              </table:table-cell>
              <table:table-cell office:value-type="float" office:value="0.265851449275362">
                <text:p>0.265851449275362</text:p>
              </table:table-cell>
              <table:table-cell office:value-type="float" office:value="0.204710144927536">
                <text:p>0.204710144927536</text:p>
              </table:table-cell>
              <table:table-cell office:value-type="float" office:value="0.139492753623189">
                <text:p>0.139492753623189</text:p>
              </table:table-cell>
              <table:table-cell office:value-type="float" office:value="0.0792572463768118">
                <text:p>0.0792572463768118</text:p>
              </table:table-cell>
              <table:table-cell office:value-type="float" office:value="-0.00362318840579712">
                <text:p>-0.00362318840579712</text:p>
              </table:table-cell>
              <table:table-cell office:value-type="float" office:value="0.54981884057971">
                <text:p>0.54981884057971</text:p>
              </table:table-cell>
              <table:table-cell office:value-type="float" office:value="0.826992753623188">
                <text:p>0.826992753623188</text:p>
              </table:table-cell>
              <table:table-cell office:value-type="float" office:value="0.99411231884058">
                <text:p>0.99411231884058</text:p>
              </table:table-cell>
              <table:table-cell office:value-type="float" office:value="1.11503623188406">
                <text:p>1.11503623188406</text:p>
              </table:table-cell>
              <table:table-cell office:value-type="float" office:value="1.16032608695652">
                <text:p>1.16032608695652</text:p>
              </table:table-cell>
              <table:table-cell office:value-type="float" office:value="0.262228260869565">
                <text:p>0.262228260869565</text:p>
              </table:table-cell>
              <table:table-cell office:value-type="float" office:value="-0.014945652173913">
                <text:p>-0.014945652173913</text:p>
              </table:table-cell>
              <table:table-cell office:value-type="float" office:value="-0.182065217391304">
                <text:p>-0.182065217391304</text:p>
              </table:table-cell>
              <table:table-cell office:value-type="float" office:value="-0.302989130434782">
                <text:p>-0.302989130434782</text:p>
              </table:table-cell>
              <table:table-cell office:value-type="float" office:value="-0.348278985507246">
                <text:p>-0.348278985507246</text:p>
              </table:table-cell>
              <table:table-cell office:value-type="float" office:value="1.09963768115942">
                <text:p>1.09963768115942</text:p>
              </table:table-cell>
              <table:table-cell office:value-type="float" office:value="1.43840579710145">
                <text:p>1.43840579710145</text:p>
              </table:table-cell>
              <table:table-cell office:value-type="float" office:value="1.67074275362319">
                <text:p>1.67074275362319</text:p>
              </table:table-cell>
              <table:table-cell office:value-type="float" office:value="1.85190217391304">
                <text:p>1.85190217391304</text:p>
              </table:table-cell>
              <table:table-cell office:value-type="float" office:value="1.98460144927536">
                <text:p>1.98460144927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1.10243055555556">
                <text:p>1.1024305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12196180555556">
                <text:p>1.12196180555556</text:p>
              </table:table-cell>
              <table:table-cell office:value-type="float" office:value="0.270399305555556">
                <text:p>0.270399305555556</text:p>
              </table:table-cell>
              <table:table-cell office:value-type="float" office:value="0.203993055555556">
                <text:p>0.203993055555556</text:p>
              </table:table-cell>
              <table:table-cell office:value-type="float" office:value="0.137586805555556">
                <text:p>0.137586805555556</text:p>
              </table:table-cell>
              <table:table-cell office:value-type="float" office:value="0.0724826388888888">
                <text:p>0.0724826388888888</text:p>
              </table:table-cell>
              <table:table-cell office:value-type="float" office:value="-0.0112847222222221">
                <text:p>-0.011284722222222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98046875">
                <text:p>0.9804687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5451388888889">
                <text:p>1.15451388888889</text:p>
              </table:table-cell>
              <table:table-cell office:value-type="float" office:value="0.266493055555556">
                <text:p>0.266493055555556</text:p>
              </table:table-cell>
              <table:table-cell office:value-type="float" office:value="-0.0147569444444444">
                <text:p>-0.0147569444444444</text:p>
              </table:table-cell>
              <table:table-cell office:value-type="float" office:value="-0.174913194444444">
                <text:p>-0.174913194444444</text:p>
              </table:table-cell>
              <table:table-cell office:value-type="float" office:value="-0.305555555555556">
                <text:p>-0.305555555555556</text:p>
              </table:table-cell>
              <table:table-cell office:value-type="float" office:value="-0.348958333333333">
                <text:p>-0.348958333333333</text:p>
              </table:table-cell>
              <table:table-cell office:value-type="float" office:value="1.078125">
                <text:p>1.078125</text:p>
              </table:table-cell>
              <table:table-cell office:value-type="float" office:value="1.4296875">
                <text:p>1.4296875</text:p>
              </table:table-cell>
              <table:table-cell office:value-type="float" office:value="1.6484375">
                <text:p>1.6484375</text:p>
              </table:table-cell>
              <table:table-cell office:value-type="float" office:value="1.84809027777778">
                <text:p>1.84809027777778</text:p>
              </table:table-cell>
              <table:table-cell office:value-type="float" office:value="1.97526041666667">
                <text:p>1.97526041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1.01333333333333">
                <text:p>1.01333333333333</text:p>
              </table:table-cell>
              <table:table-cell office:value-type="float" office:value="1.09208333333333">
                <text:p>1.09208333333333</text:p>
              </table:table-cell>
              <table:table-cell office:value-type="float" office:value="1.14083333333333">
                <text:p>1.14083333333333</text:p>
              </table:table-cell>
              <table:table-cell office:value-type="float" office:value="1.11833333333333">
                <text:p>1.11833333333333</text:p>
              </table:table-cell>
              <table:table-cell office:value-type="float" office:value="0.267083333333333">
                <text:p>0.267083333333333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135">
                <text:p>0.135</text:p>
              </table:table-cell>
              <table:table-cell office:value-type="float" office:value="0.0670833333333332">
                <text:p>0.0670833333333332</text:p>
              </table:table-cell>
              <table:table-cell office:value-type="float" office:value="-0.0137500000000002">
                <text:p>-0.0137500000000002</text:p>
              </table:table-cell>
              <table:table-cell office:value-type="float" office:value="0.5325">
                <text:p>0.5325</text:p>
              </table:table-cell>
              <table:table-cell office:value-type="float" office:value="0.81375">
                <text:p>0.81375</text:p>
              </table:table-cell>
              <table:table-cell office:value-type="float" office:value="0.981666666666667">
                <text:p>0.981666666666667</text:p>
              </table:table-cell>
              <table:table-cell office:value-type="float" office:value="1.11083333333333">
                <text:p>1.11083333333333</text:p>
              </table:table-cell>
              <table:table-cell office:value-type="float" office:value="1.1525">
                <text:p>1.1525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-0.0179166666666667">
                <text:p>-0.0179166666666667</text:p>
              </table:table-cell>
              <table:table-cell office:value-type="float" office:value="-0.185833333333333">
                <text:p>-0.185833333333333</text:p>
              </table:table-cell>
              <table:table-cell office:value-type="float" office:value="-0.315">
                <text:p>-0.315</text:p>
              </table:table-cell>
              <table:table-cell office:value-type="float" office:value="-0.356666666666667">
                <text:p>-0.356666666666667</text:p>
              </table:table-cell>
              <table:table-cell office:value-type="float" office:value="1.065">
                <text:p>1.065</text:p>
              </table:table-cell>
              <table:table-cell office:value-type="float" office:value="1.41">
                <text:p>1.41</text:p>
              </table:table-cell>
              <table:table-cell office:value-type="float" office:value="1.64625">
                <text:p>1.64625</text:p>
              </table:table-cell>
              <table:table-cell office:value-type="float" office:value="1.83916666666667">
                <text:p>1.83916666666667</text:p>
              </table:table-cell>
              <table:table-cell office:value-type="float" office:value="1.96583333333333">
                <text:p>1.9658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1.0068108974359">
                <text:p>1.0068108974359</text:p>
              </table:table-cell>
              <table:table-cell office:value-type="float" office:value="1.08253205128205">
                <text:p>1.08253205128205</text:p>
              </table:table-cell>
              <table:table-cell office:value-type="float" office:value="1.14022435897436">
                <text:p>1.14022435897436</text:p>
              </table:table-cell>
              <table:table-cell office:value-type="float" office:value="1.11498397435897">
                <text:p>1.11498397435897</text:p>
              </table:table-cell>
              <table:table-cell office:value-type="float" office:value="0.267628205128205">
                <text:p>0.267628205128205</text:p>
              </table:table-cell>
              <table:table-cell office:value-type="float" office:value="0.202724358974359">
                <text:p>0.202724358974359</text:p>
              </table:table-cell>
              <table:table-cell office:value-type="float" office:value="0.123798076923077">
                <text:p>0.123798076923077</text:p>
              </table:table-cell>
              <table:table-cell office:value-type="float" office:value="0.0612980769230771">
                <text:p>0.0612980769230771</text:p>
              </table:table-cell>
              <table:table-cell office:value-type="float" office:value="-0.0160256410256407">
                <text:p>-0.0160256410256407</text:p>
              </table:table-cell>
              <table:table-cell office:value-type="float" office:value="0.522836538461538">
                <text:p>0.522836538461538</text:p>
              </table:table-cell>
              <table:table-cell office:value-type="float" office:value="0.814903846153846">
                <text:p>0.814903846153846</text:p>
              </table:table-cell>
              <table:table-cell office:value-type="float" office:value="0.986378205128205">
                <text:p>0.986378205128205</text:p>
              </table:table-cell>
              <table:table-cell office:value-type="float" office:value="1.11458333333333">
                <text:p>1.11458333333333</text:p>
              </table:table-cell>
              <table:table-cell office:value-type="float" office:value="1.15464743589744">
                <text:p>1.15464743589744</text:p>
              </table:table-cell>
              <table:table-cell office:value-type="float" office:value="0.264022435897436">
                <text:p>0.264022435897436</text:p>
              </table:table-cell>
              <table:table-cell office:value-type="float" office:value="-0.0280448717948718">
                <text:p>-0.0280448717948718</text:p>
              </table:table-cell>
              <table:table-cell office:value-type="float" office:value="-0.199519230769231">
                <text:p>-0.199519230769231</text:p>
              </table:table-cell>
              <table:table-cell office:value-type="float" office:value="-0.327724358974359">
                <text:p>-0.327724358974359</text:p>
              </table:table-cell>
              <table:table-cell office:value-type="float" office:value="-0.367788461538462">
                <text:p>-0.367788461538462</text:p>
              </table:table-cell>
              <table:table-cell office:value-type="float" office:value="1.04567307692308">
                <text:p>1.04567307692308</text:p>
              </table:table-cell>
              <table:table-cell office:value-type="float" office:value="1.39903846153846">
                <text:p>1.39903846153846</text:p>
              </table:table-cell>
              <table:table-cell office:value-type="float" office:value="1.64903846153846">
                <text:p>1.64903846153846</text:p>
              </table:table-cell>
              <table:table-cell office:value-type="float" office:value="1.84375">
                <text:p>1.84375</text:p>
              </table:table-cell>
              <table:table-cell office:value-type="float" office:value="1.96113782051282">
                <text:p>1.96113782051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1.00077160493827">
                <text:p>1.00077160493827</text:p>
              </table:table-cell>
              <table:table-cell office:value-type="float" office:value="1.07368827160494">
                <text:p>1.07368827160494</text:p>
              </table:table-cell>
              <table:table-cell office:value-type="float" office:value="1.13271604938272">
                <text:p>1.13271604938272</text:p>
              </table:table-cell>
              <table:table-cell office:value-type="float" office:value="1.10841049382716">
                <text:p>1.10841049382716</text:p>
              </table:table-cell>
              <table:table-cell office:value-type="float" office:value="0.268132716049383">
                <text:p>0.268132716049383</text:p>
              </table:table-cell>
              <table:table-cell office:value-type="float" office:value="0.205632716049382">
                <text:p>0.205632716049382</text:p>
              </table:table-cell>
              <table:table-cell office:value-type="float" office:value="0.121141975308642">
                <text:p>0.121141975308642</text:p>
              </table:table-cell>
              <table:table-cell office:value-type="float" office:value="0.052854938271605">
                <text:p>0.052854938271605</text:p>
              </table:table-cell>
              <table:table-cell office:value-type="float" office:value="-0.0216049382716053">
                <text:p>-0.0216049382716053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1.11805555555556">
                <text:p>1.11805555555556</text:p>
              </table:table-cell>
              <table:table-cell office:value-type="float" office:value="1.16049382716049">
                <text:p>1.16049382716049</text:p>
              </table:table-cell>
              <table:table-cell office:value-type="float" office:value="0.26466049382716">
                <text:p>0.26466049382716</text:p>
              </table:table-cell>
              <table:table-cell office:value-type="float" office:value="-0.023533950617284">
                <text:p>-0.023533950617284</text:p>
              </table:table-cell>
              <table:table-cell office:value-type="float" office:value="-0.200617283950617">
                <text:p>-0.200617283950617</text:p>
              </table:table-cell>
              <table:table-cell office:value-type="float" office:value="-0.339506172839506">
                <text:p>-0.339506172839506</text:p>
              </table:table-cell>
              <table:table-cell office:value-type="float" office:value="-0.381944444444444">
                <text:p>-0.38194444444444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37847222222222">
                <text:p>1.37847222222222</text:p>
              </table:table-cell>
              <table:table-cell office:value-type="float" office:value="1.63618827160494">
                <text:p>1.63618827160494</text:p>
              </table:table-cell>
              <table:table-cell office:value-type="float" office:value="1.84722222222222">
                <text:p>1.84722222222222</text:p>
              </table:table-cell>
              <table:table-cell office:value-type="float" office:value="1.96026234567901">
                <text:p>1.96026234567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1.0688244047619">
                <text:p>1.0688244047619</text:p>
              </table:table-cell>
              <table:table-cell office:value-type="float" office:value="1.12909226190476">
                <text:p>1.12909226190476</text:p>
              </table:table-cell>
              <table:table-cell office:value-type="float" office:value="1.10900297619048">
                <text:p>1.10900297619048</text:p>
              </table:table-cell>
              <table:table-cell office:value-type="float" office:value="0.278645833333333">
                <text:p>0.278645833333333</text:p>
              </table:table-cell>
              <table:table-cell office:value-type="float" office:value="0.215401785714286">
                <text:p>0.215401785714286</text:p>
              </table:table-cell>
              <table:table-cell office:value-type="float" office:value="0.121651785714286">
                <text:p>0.121651785714286</text:p>
              </table:table-cell>
              <table:table-cell office:value-type="float" office:value="0.0479910714285714">
                <text:p>0.0479910714285714</text:p>
              </table:table-cell>
              <table:table-cell office:value-type="float" office:value="-0.0204613095238093">
                <text:p>-0.0204613095238093</text:p>
              </table:table-cell>
              <table:table-cell office:value-type="float" office:value="0.498883928571429">
                <text:p>0.498883928571429</text:p>
              </table:table-cell>
              <table:table-cell office:value-type="float" office:value="0.794270833333333">
                <text:p>0.794270833333333</text:p>
              </table:table-cell>
              <table:table-cell office:value-type="float" office:value="0.972842261904762">
                <text:p>0.972842261904762</text:p>
              </table:table-cell>
              <table:table-cell office:value-type="float" office:value="1.10677083333333">
                <text:p>1.10677083333333</text:p>
              </table:table-cell>
              <table:table-cell office:value-type="float" office:value="1.1625744047619">
                <text:p>1.1625744047619</text:p>
              </table:table-cell>
              <table:table-cell office:value-type="float" office:value="0.275297619047619">
                <text:p>0.275297619047619</text:p>
              </table:table-cell>
              <table:table-cell office:value-type="float" office:value="-0.0200892857142857">
                <text:p>-0.0200892857142857</text:p>
              </table:table-cell>
              <table:table-cell office:value-type="float" office:value="-0.198660714285714">
                <text:p>-0.198660714285714</text:p>
              </table:table-cell>
              <table:table-cell office:value-type="float" office:value="-0.332589285714286">
                <text:p>-0.332589285714286</text:p>
              </table:table-cell>
              <table:table-cell office:value-type="float" office:value="-0.388392857142857">
                <text:p>-0.388392857142857</text:p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1.35639880952381">
                <text:p>1.35639880952381</text:p>
              </table:table-cell>
              <table:table-cell office:value-type="float" office:value="1.625">
                <text:p>1.625</text:p>
              </table:table-cell>
              <table:table-cell office:value-type="float" office:value="1.83258928571429">
                <text:p>1.83258928571429</text:p>
              </table:table-cell>
              <table:table-cell office:value-type="float" office:value="1.96056547619048">
                <text:p>1.9605654761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986709770114942">
                <text:p>0.986709770114942</text:p>
              </table:table-cell>
              <table:table-cell office:value-type="float" office:value="1.07076149425287">
                <text:p>1.07076149425287</text:p>
              </table:table-cell>
              <table:table-cell office:value-type="float" office:value="1.1257183908046">
                <text:p>1.1257183908046</text:p>
              </table:table-cell>
              <table:table-cell office:value-type="float" office:value="1.10308908045977">
                <text:p>1.10308908045977</text:p>
              </table:table-cell>
              <table:table-cell office:value-type="float" office:value="0.281968390804598">
                <text:p>0.281968390804598</text:p>
              </table:table-cell>
              <table:table-cell office:value-type="float" office:value="0.210129310344828">
                <text:p>0.210129310344828</text:p>
              </table:table-cell>
              <table:table-cell office:value-type="float" office:value="0.118175287356322">
                <text:p>0.118175287356322</text:p>
              </table:table-cell>
              <table:table-cell office:value-type="float" office:value="0.0438218390804599">
                <text:p>0.0438218390804599</text:p>
              </table:table-cell>
              <table:table-cell office:value-type="float" office:value="-0.0290948275862069">
                <text:p>-0.0290948275862069</text:p>
              </table:table-cell>
              <table:table-cell office:value-type="float" office:value="0.488146551724138">
                <text:p>0.488146551724138</text:p>
              </table:table-cell>
              <table:table-cell office:value-type="float" office:value="0.783405172413793">
                <text:p>0.783405172413793</text:p>
              </table:table-cell>
              <table:table-cell office:value-type="float" office:value="0.980962643678161">
                <text:p>0.980962643678161</text:p>
              </table:table-cell>
              <table:table-cell office:value-type="float" office:value="1.10668103448276">
                <text:p>1.10668103448276</text:p>
              </table:table-cell>
              <table:table-cell office:value-type="float" office:value="1.16056034482759">
                <text:p>1.16056034482759</text:p>
              </table:table-cell>
              <table:table-cell office:value-type="float" office:value="0.278735632183908">
                <text:p>0.278735632183908</text:p>
              </table:table-cell>
              <table:table-cell office:value-type="float" office:value="-0.0165229885057472">
                <text:p>-0.0165229885057472</text:p>
              </table:table-cell>
              <table:table-cell office:value-type="float" office:value="-0.214080459770115">
                <text:p>-0.214080459770115</text:p>
              </table:table-cell>
              <table:table-cell office:value-type="float" office:value="-0.339798850574713">
                <text:p>-0.339798850574713</text:p>
              </table:table-cell>
              <table:table-cell office:value-type="float" office:value="-0.39367816091954">
                <text:p>-0.39367816091954</text:p>
              </table:table-cell>
              <table:table-cell office:value-type="float" office:value="0.976293103448276">
                <text:p>0.976293103448276</text:p>
              </table:table-cell>
              <table:table-cell office:value-type="float" office:value="1.33979885057471">
                <text:p>1.33979885057471</text:p>
              </table:table-cell>
              <table:table-cell office:value-type="float" office:value="1.63290229885057">
                <text:p>1.63290229885057</text:p>
              </table:table-cell>
              <table:table-cell office:value-type="float" office:value="1.82938218390805">
                <text:p>1.82938218390805</text:p>
              </table:table-cell>
              <table:table-cell office:value-type="float" office:value="1.95617816091954">
                <text:p>1.95617816091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985069444444444">
                <text:p>0.985069444444444</text:p>
              </table:table-cell>
              <table:table-cell office:value-type="float" office:value="1.06319444444444">
                <text:p>1.06319444444444</text:p>
              </table:table-cell>
              <table:table-cell office:value-type="float" office:value="1.12569444444444">
                <text:p>1.12569444444444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0.285069444444444">
                <text:p>0.285069444444444</text:p>
              </table:table-cell>
              <table:table-cell office:value-type="float" office:value="0.207986111111111">
                <text:p>0.207986111111111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0.0465277777777779">
                <text:p>0.0465277777777779</text:p>
              </table:table-cell>
              <table:table-cell office:value-type="float" office:value="-0.0270833333333334">
                <text:p>-0.0270833333333334</text:p>
              </table:table-cell>
              <table:table-cell office:value-type="float" office:value="0.478125">
                <text:p>0.478125</text:p>
              </table:table-cell>
              <table:table-cell office:value-type="float" office:value="0.783680555555556">
                <text:p>0.783680555555556</text:p>
              </table:table-cell>
              <table:table-cell office:value-type="float" office:value="0.964236111111111">
                <text:p>0.964236111111111</text:p>
              </table:table-cell>
              <table:table-cell office:value-type="float" office:value="1.10659722222222">
                <text:p>1.10659722222222</text:p>
              </table:table-cell>
              <table:table-cell office:value-type="float" office:value="1.14826388888889">
                <text:p>1.14826388888889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-0.0236111111111111">
                <text:p>-0.0236111111111111</text:p>
              </table:table-cell>
              <table:table-cell office:value-type="float" office:value="-0.204166666666667">
                <text:p>-0.204166666666667</text:p>
              </table:table-cell>
              <table:table-cell office:value-type="float" office:value="-0.346527777777778">
                <text:p>-0.346527777777778</text:p>
              </table:table-cell>
              <table:table-cell office:value-type="float" office:value="-0.388194444444444">
                <text:p>-0.388194444444444</text:p>
              </table:table-cell>
              <table:table-cell office:value-type="float" office:value="0.95625">
                <text:p>0.95625</text:p>
              </table:table-cell>
              <table:table-cell office:value-type="float" office:value="1.33541666666667">
                <text:p>1.33541666666667</text:p>
              </table:table-cell>
              <table:table-cell office:value-type="float" office:value="1.60451388888889">
                <text:p>1.60451388888889</text:p>
              </table:table-cell>
              <table:table-cell office:value-type="float" office:value="1.81979166666667">
                <text:p>1.81979166666667</text:p>
              </table:table-cell>
              <table:table-cell office:value-type="float" office:value="1.93506944444444">
                <text:p>1.935069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980510752688172">
                <text:p>0.980510752688172</text:p>
              </table:table-cell>
              <table:table-cell office:value-type="float" office:value="1.05913978494624">
                <text:p>1.05913978494624</text:p>
              </table:table-cell>
              <table:table-cell office:value-type="float" office:value="1.11962365591398">
                <text:p>1.11962365591398</text:p>
              </table:table-cell>
              <table:table-cell office:value-type="float" office:value="1.09845430107527">
                <text:p>1.09845430107527</text:p>
              </table:table-cell>
              <table:table-cell office:value-type="float" office:value="0.294018817204301">
                <text:p>0.294018817204301</text:p>
              </table:table-cell>
              <table:table-cell office:value-type="float" office:value="0.212701612903226">
                <text:p>0.212701612903226</text:p>
              </table:table-cell>
              <table:table-cell office:value-type="float" office:value="0.123319892473118">
                <text:p>0.123319892473118</text:p>
              </table:table-cell>
              <table:table-cell office:value-type="float" office:value="0.0493951612903227">
                <text:p>0.0493951612903227</text:p>
              </table:table-cell>
              <table:table-cell office:value-type="float" office:value="-0.0255376344086022">
                <text:p>-0.0255376344086022</text:p>
              </table:table-cell>
              <table:table-cell office:value-type="float" office:value="0.465725806451613">
                <text:p>0.465725806451613</text:p>
              </table:table-cell>
              <table:table-cell office:value-type="float" office:value="0.780913978494624">
                <text:p>0.780913978494624</text:p>
              </table:table-cell>
              <table:table-cell office:value-type="float" office:value="0.96236559139785">
                <text:p>0.96236559139785</text:p>
              </table:table-cell>
              <table:table-cell office:value-type="float" office:value="1.11021505376344">
                <text:p>1.11021505376344</text:p>
              </table:table-cell>
              <table:table-cell office:value-type="float" office:value="1.14717741935484">
                <text:p>1.14717741935484</text:p>
              </table:table-cell>
              <table:table-cell office:value-type="float" office:value="0.290994623655914">
                <text:p>0.290994623655914</text:p>
              </table:table-cell>
              <table:table-cell office:value-type="float" office:value="-0.0241935483870968">
                <text:p>-0.0241935483870968</text:p>
              </table:table-cell>
              <table:table-cell office:value-type="float" office:value="-0.205645161290323">
                <text:p>-0.205645161290323</text:p>
              </table:table-cell>
              <table:table-cell office:value-type="float" office:value="-0.353494623655914">
                <text:p>-0.353494623655914</text:p>
              </table:table-cell>
              <table:table-cell office:value-type="float" office:value="-0.390456989247312">
                <text:p>-0.390456989247312</text:p>
              </table:table-cell>
              <table:table-cell office:value-type="float" office:value="0.931451612903226">
                <text:p>0.931451612903226</text:p>
              </table:table-cell>
              <table:table-cell office:value-type="float" office:value="1.32795698924731">
                <text:p>1.32795698924731</text:p>
              </table:table-cell>
              <table:table-cell office:value-type="float" office:value="1.59879032258065">
                <text:p>1.59879032258065</text:p>
              </table:table-cell>
              <table:table-cell office:value-type="float" office:value="1.81720430107527">
                <text:p>1.81720430107527</text:p>
              </table:table-cell>
              <table:table-cell office:value-type="float" office:value="1.92909946236559">
                <text:p>1.92909946236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976236979166667">
                <text:p>0.976236979166667</text:p>
              </table:table-cell>
              <table:table-cell office:value-type="float" office:value="1.05240885416667">
                <text:p>1.05240885416667</text:p>
              </table:table-cell>
              <table:table-cell office:value-type="float" office:value="1.11393229166667">
                <text:p>1.11393229166667</text:p>
              </table:table-cell>
              <table:table-cell office:value-type="float" office:value="1.09342447916667">
                <text:p>1.09342447916667</text:p>
              </table:table-cell>
              <table:table-cell office:value-type="float" office:value="0.296549479166666">
                <text:p>0.296549479166666</text:p>
              </table:table-cell>
              <table:table-cell office:value-type="float" office:value="0.214192708333333">
                <text:p>0.214192708333333</text:p>
              </table:table-cell>
              <table:table-cell office:value-type="float" office:value="0.124348958333333">
                <text:p>0.124348958333333</text:p>
              </table:table-cell>
              <table:table-cell office:value-type="float" office:value="0.0458984375000002">
                <text:p>0.0458984375000002</text:p>
              </table:table-cell>
              <table:table-cell office:value-type="float" office:value="-0.0234374999999998">
                <text:p>-0.0234374999999998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1.103515625">
                <text:p>1.103515625</text:p>
              </table:table-cell>
              <table:table-cell office:value-type="float" office:value="1.14583333333333">
                <text:p>1.14583333333333</text:p>
              </table:table-cell>
              <table:table-cell office:value-type="float" office:value="0.293619791666667">
                <text:p>0.293619791666667</text:p>
              </table:table-cell>
              <table:table-cell office:value-type="float" office:value="-0.0208333333333334">
                <text:p>-0.0208333333333334</text:p>
              </table:table-cell>
              <table:table-cell office:value-type="float" office:value="-0.206380208333333">
                <text:p>-0.206380208333333</text:p>
              </table:table-cell>
              <table:table-cell office:value-type="float" office:value="-0.352864583333333">
                <text:p>-0.352864583333333</text:p>
              </table:table-cell>
              <table:table-cell office:value-type="float" office:value="-0.395182291666667">
                <text:p>-0.395182291666667</text:p>
              </table:table-cell>
              <table:table-cell office:value-type="float" office:value="0.9140625">
                <text:p>0.9140625</text:p>
              </table:table-cell>
              <table:table-cell office:value-type="float" office:value="1.31087239583333">
                <text:p>1.31087239583333</text:p>
              </table:table-cell>
              <table:table-cell office:value-type="float" office:value="1.58626302083333">
                <text:p>1.58626302083333</text:p>
              </table:table-cell>
              <table:table-cell office:value-type="float" office:value="1.80794270833333">
                <text:p>1.80794270833333</text:p>
              </table:table-cell>
              <table:table-cell office:value-type="float" office:value="1.9228515625">
                <text:p>1.922851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969381313131313">
                <text:p>0.969381313131313</text:p>
              </table:table-cell>
              <table:table-cell office:value-type="float" office:value="1.04608585858586">
                <text:p>1.04608585858586</text:p>
              </table:table-cell>
              <table:table-cell office:value-type="float" office:value="1.11142676767677">
                <text:p>1.11142676767677</text:p>
              </table:table-cell>
              <table:table-cell office:value-type="float" office:value="1.0915404040404">
                <text:p>1.0915404040404</text:p>
              </table:table-cell>
              <table:table-cell office:value-type="float" office:value="0.298926767676768">
                <text:p>0.298926767676768</text:p>
              </table:table-cell>
              <table:table-cell office:value-type="float" office:value="0.212752525252525">
                <text:p>0.212752525252525</text:p>
              </table:table-cell>
              <table:table-cell office:value-type="float" office:value="0.125315656565656">
                <text:p>0.125315656565656</text:p>
              </table:table-cell>
              <table:table-cell office:value-type="float" office:value="0.0391414141414141">
                <text:p>0.0391414141414141</text:p>
              </table:table-cell>
              <table:table-cell office:value-type="float" office:value="-0.024936868686869">
                <text:p>-0.024936868686869</text:p>
              </table:table-cell>
              <table:table-cell office:value-type="float" office:value="0.448863636363636">
                <text:p>0.448863636363636</text:p>
              </table:table-cell>
              <table:table-cell office:value-type="float" office:value="0.775252525252525">
                <text:p>0.775252525252525</text:p>
              </table:table-cell>
              <table:table-cell office:value-type="float" office:value="0.948863636363636">
                <text:p>0.948863636363636</text:p>
              </table:table-cell>
              <table:table-cell office:value-type="float" office:value="1.10669191919192">
                <text:p>1.10669191919192</text:p>
              </table:table-cell>
              <table:table-cell office:value-type="float" office:value="1.15719696969697">
                <text:p>1.15719696969697</text:p>
              </table:table-cell>
              <table:table-cell office:value-type="float" office:value="0.296085858585859">
                <text:p>0.296085858585859</text:p>
              </table:table-cell>
              <table:table-cell office:value-type="float" office:value="-0.0303030303030304">
                <text:p>-0.0303030303030304</text:p>
              </table:table-cell>
              <table:table-cell office:value-type="float" office:value="-0.203914141414141">
                <text:p>-0.203914141414141</text:p>
              </table:table-cell>
              <table:table-cell office:value-type="float" office:value="-0.361742424242424">
                <text:p>-0.361742424242424</text:p>
              </table:table-cell>
              <table:table-cell office:value-type="float" office:value="-0.412247474747475">
                <text:p>-0.412247474747475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.3102904040404">
                <text:p>1.3102904040404</text:p>
              </table:table-cell>
              <table:table-cell office:value-type="float" office:value="1.56818181818182">
                <text:p>1.56818181818182</text:p>
              </table:table-cell>
              <table:table-cell office:value-type="float" office:value="1.80902777777778">
                <text:p>1.80902777777778</text:p>
              </table:table-cell>
              <table:table-cell office:value-type="float" office:value="1.92992424242424">
                <text:p>1.9299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65686274509804">
                <text:p>0.965686274509804</text:p>
              </table:table-cell>
              <table:table-cell office:value-type="float" office:value="1.04564950980392">
                <text:p>1.04564950980392</text:p>
              </table:table-cell>
              <table:table-cell office:value-type="float" office:value="1.1063112745098">
                <text:p>1.1063112745098</text:p>
              </table:table-cell>
              <table:table-cell office:value-type="float" office:value="1.08700980392157">
                <text:p>1.08700980392157</text:p>
              </table:table-cell>
              <table:table-cell office:value-type="float" office:value="0.301164215686275">
                <text:p>0.301164215686275</text:p>
              </table:table-cell>
              <table:table-cell office:value-type="float" office:value="0.208026960784314">
                <text:p>0.208026960784314</text:p>
              </table:table-cell>
              <table:table-cell office:value-type="float" office:value="0.122549019607843">
                <text:p>0.122549019607843</text:p>
              </table:table-cell>
              <table:table-cell office:value-type="float" office:value="0.0392156862745097">
                <text:p>0.0392156862745097</text:p>
              </table:table-cell>
              <table:table-cell office:value-type="float" office:value="-0.0260416666666665">
                <text:p>-0.0260416666666665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769607843137255">
                <text:p>0.769607843137255</text:p>
              </table:table-cell>
              <table:table-cell office:value-type="float" office:value="0.959558823529412">
                <text:p>0.959558823529412</text:p>
              </table:table-cell>
              <table:table-cell office:value-type="float" office:value="1.10661764705882">
                <text:p>1.10661764705882</text:p>
              </table:table-cell>
              <table:table-cell office:value-type="float" office:value="1.15257352941176">
                <text:p>1.15257352941176</text:p>
              </table:table-cell>
              <table:table-cell office:value-type="float" office:value="0.298406862745098">
                <text:p>0.298406862745098</text:p>
              </table:table-cell>
              <table:table-cell office:value-type="float" office:value="-0.0300245098039216">
                <text:p>-0.0300245098039216</text:p>
              </table:table-cell>
              <table:table-cell office:value-type="float" office:value="-0.219975490196078">
                <text:p>-0.219975490196078</text:p>
              </table:table-cell>
              <table:table-cell office:value-type="float" office:value="-0.36703431372549">
                <text:p>-0.36703431372549</text:p>
              </table:table-cell>
              <table:table-cell office:value-type="float" office:value="-0.412990196078431">
                <text:p>-0.41299019607843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.30392156862745">
                <text:p>1.30392156862745</text:p>
              </table:table-cell>
              <table:table-cell office:value-type="float" office:value="1.57935049019608">
                <text:p>1.57935049019608</text:p>
              </table:table-cell>
              <table:table-cell office:value-type="float" office:value="1.80667892156863">
                <text:p>1.80667892156863</text:p>
              </table:table-cell>
              <table:table-cell office:value-type="float" office:value="1.91789215686275">
                <text:p>1.91789215686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95952380952381">
                <text:p>0.95952380952381</text:p>
              </table:table-cell>
              <table:table-cell office:value-type="float" office:value="1.03988095238095">
                <text:p>1.03988095238095</text:p>
              </table:table-cell>
              <table:table-cell office:value-type="float" office:value="1.10416666666667">
                <text:p>1.10416666666667</text:p>
              </table:table-cell>
              <table:table-cell office:value-type="float" office:value="1.0827380952381">
                <text:p>1.0827380952381</text:p>
              </table:table-cell>
              <table:table-cell office:value-type="float" office:value="0.30327380952381">
                <text:p>0.30327380952381</text:p>
              </table:table-cell>
              <table:table-cell office:value-type="float" office:value="0.206845238095238">
                <text:p>0.206845238095238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0389880952380954">
                <text:p>0.0389880952380954</text:p>
              </table:table-cell>
              <table:table-cell office:value-type="float" office:value="-0.0241071428571429">
                <text:p>-0.0241071428571429</text:p>
              </table:table-cell>
              <table:table-cell office:value-type="float" office:value="0.433928571428571">
                <text:p>0.433928571428571</text:p>
              </table:table-cell>
              <table:table-cell office:value-type="float" office:value="0.773214285714286">
                <text:p>0.773214285714286</text:p>
              </table:table-cell>
              <table:table-cell office:value-type="float" office:value="0.960714285714286">
                <text:p>0.960714285714286</text:p>
              </table:table-cell>
              <table:table-cell office:value-type="float" office:value="1.10654761904762">
                <text:p>1.10654761904762</text:p>
              </table:table-cell>
              <table:table-cell office:value-type="float" office:value="1.13630952380952">
                <text:p>1.13630952380952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-0.0386904761904762">
                <text:p>-0.0386904761904762</text:p>
              </table:table-cell>
              <table:table-cell office:value-type="float" office:value="-0.226190476190476">
                <text:p>-0.226190476190476</text:p>
              </table:table-cell>
              <table:table-cell office:value-type="float" office:value="-0.37202380952381">
                <text:p>-0.37202380952381</text:p>
              </table:table-cell>
              <table:table-cell office:value-type="float" office:value="-0.401785714285714">
                <text:p>-0.401785714285714</text:p>
              </table:table-cell>
              <table:table-cell office:value-type="float" office:value="0.867857142857143">
                <text:p>0.867857142857143</text:p>
              </table:table-cell>
              <table:table-cell office:value-type="float" office:value="1.30059523809524">
                <text:p>1.30059523809524</text:p>
              </table:table-cell>
              <table:table-cell office:value-type="float" office:value="1.57738095238095">
                <text:p>1.57738095238095</text:p>
              </table:table-cell>
              <table:table-cell office:value-type="float" office:value="1.8047619047619">
                <text:p>1.8047619047619</text:p>
              </table:table-cell>
              <table:table-cell office:value-type="float" office:value="1.89761904761905">
                <text:p>1.89761904761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951099537037037">
                <text:p>0.951099537037037</text:p>
              </table:table-cell>
              <table:table-cell office:value-type="float" office:value="1.03703703703704">
                <text:p>1.03703703703704</text:p>
              </table:table-cell>
              <table:table-cell office:value-type="float" office:value="1.1021412037037">
                <text:p>1.1021412037037</text:p>
              </table:table-cell>
              <table:table-cell office:value-type="float" office:value="1.08130787037037">
                <text:p>1.08130787037037</text:p>
              </table:table-cell>
              <table:table-cell office:value-type="float" office:value="0.305266203703704">
                <text:p>0.305266203703704</text:p>
              </table:table-cell>
              <table:table-cell office:value-type="float" office:value="0.206018518518519">
                <text:p>0.206018518518519</text:p>
              </table:table-cell>
              <table:table-cell office:value-type="float" office:value="0.127025462962963">
                <text:p>0.127025462962963</text:p>
              </table:table-cell>
              <table:table-cell office:value-type="float" office:value="0.0358796296296295">
                <text:p>0.0358796296296295</text:p>
              </table:table-cell>
              <table:table-cell office:value-type="float" office:value="-0.0254629629629628">
                <text:p>-0.0254629629629628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0.756365740740741">
                <text:p>0.756365740740741</text:p>
              </table:table-cell>
              <table:table-cell office:value-type="float" office:value="0.961805555555556">
                <text:p>0.961805555555556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1.13831018518519">
                <text:p>1.13831018518519</text:p>
              </table:table-cell>
              <table:table-cell office:value-type="float" office:value="0.305266203703704">
                <text:p>0.305266203703704</text:p>
              </table:table-cell>
              <table:table-cell office:value-type="float" office:value="-0.0266203703703704">
                <text:p>-0.0266203703703704</text:p>
              </table:table-cell>
              <table:table-cell office:value-type="float" office:value="-0.232060185185185">
                <text:p>-0.232060185185185</text:p>
              </table:table-cell>
              <table:table-cell office:value-type="float" office:value="-0.370949074074074">
                <text:p>-0.370949074074074</text:p>
              </table:table-cell>
              <table:table-cell office:value-type="float" office:value="-0.408564814814815">
                <text:p>-0.408564814814815</text:p>
              </table:table-cell>
              <table:table-cell office:value-type="float" office:value="0.848958333333333">
                <text:p>0.848958333333333</text:p>
              </table:table-cell>
              <table:table-cell office:value-type="float" office:value="1.27980324074074">
                <text:p>1.27980324074074</text:p>
              </table:table-cell>
              <table:table-cell office:value-type="float" office:value="1.56423611111111">
                <text:p>1.56423611111111</text:p>
              </table:table-cell>
              <table:table-cell office:value-type="float" office:value="1.79427083333333">
                <text:p>1.79427083333333</text:p>
              </table:table-cell>
              <table:table-cell office:value-type="float" office:value="1.89612268518519">
                <text:p>1.8961226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950731981981982">
                <text:p>0.950731981981982</text:p>
              </table:table-cell>
              <table:table-cell office:value-type="float" office:value="1.03434684684685">
                <text:p>1.03434684684685</text:p>
              </table:table-cell>
              <table:table-cell office:value-type="float" office:value="1.10022522522523">
                <text:p>1.10022522522523</text:p>
              </table:table-cell>
              <table:table-cell office:value-type="float" office:value="1.07742117117117">
                <text:p>1.07742117117117</text:p>
              </table:table-cell>
              <table:table-cell office:value-type="float" office:value="0.309684684684685">
                <text:p>0.309684684684685</text:p>
              </table:table-cell>
              <table:table-cell office:value-type="float" office:value="0.207207207207207">
                <text:p>0.207207207207207</text:p>
              </table:table-cell>
              <table:table-cell office:value-type="float" office:value="0.127533783783784">
                <text:p>0.127533783783784</text:p>
              </table:table-cell>
              <table:table-cell office:value-type="float" office:value="0.0385698198198197">
                <text:p>0.0385698198198197</text:p>
              </table:table-cell>
              <table:table-cell office:value-type="float" office:value="-0.0264639639639641">
                <text:p>-0.0264639639639641</text:p>
              </table:table-cell>
              <table:table-cell office:value-type="float" office:value="0.418074324324324">
                <text:p>0.418074324324324</text:p>
              </table:table-cell>
              <table:table-cell office:value-type="float" office:value="0.754504504504504">
                <text:p>0.754504504504504</text:p>
              </table:table-cell>
              <table:table-cell office:value-type="float" office:value="0.951576576576577">
                <text:p>0.951576576576577</text:p>
              </table:table-cell>
              <table:table-cell office:value-type="float" office:value="1.09797297297297">
                <text:p>1.09797297297297</text:p>
              </table:table-cell>
              <table:table-cell office:value-type="float" office:value="1.13738738738739">
                <text:p>1.13738738738739</text:p>
              </table:table-cell>
              <table:table-cell office:value-type="float" office:value="0.307150900900901">
                <text:p>0.307150900900901</text:p>
              </table:table-cell>
              <table:table-cell office:value-type="float" office:value="-0.0292792792792792">
                <text:p>-0.0292792792792792</text:p>
              </table:table-cell>
              <table:table-cell office:value-type="float" office:value="-0.226351351351351">
                <text:p>-0.226351351351351</text:p>
              </table:table-cell>
              <table:table-cell office:value-type="float" office:value="-0.372747747747748">
                <text:p>-0.372747747747748</text:p>
              </table:table-cell>
              <table:table-cell office:value-type="float" office:value="-0.412162162162162">
                <text:p>-0.412162162162162</text:p>
              </table:table-cell>
              <table:table-cell office:value-type="float" office:value="0.836148648648649">
                <text:p>0.836148648648649</text:p>
              </table:table-cell>
              <table:table-cell office:value-type="float" office:value="1.27505630630631">
                <text:p>1.27505630630631</text:p>
              </table:table-cell>
              <table:table-cell office:value-type="float" office:value="1.54898648648649">
                <text:p>1.54898648648649</text:p>
              </table:table-cell>
              <table:table-cell office:value-type="float" office:value="1.78434684684685">
                <text:p>1.78434684684685</text:p>
              </table:table-cell>
              <table:table-cell office:value-type="float" office:value="1.88879504504505">
                <text:p>1.88879504504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945449561403509">
                <text:p>0.945449561403509</text:p>
              </table:table-cell>
              <table:table-cell office:value-type="float" office:value="1.03426535087719">
                <text:p>1.03426535087719</text:p>
              </table:table-cell>
              <table:table-cell office:value-type="float" office:value="1.0984100877193">
                <text:p>1.0984100877193</text:p>
              </table:table-cell>
              <table:table-cell office:value-type="float" office:value="1.07620614035088">
                <text:p>1.07620614035088</text:p>
              </table:table-cell>
              <table:table-cell office:value-type="float" office:value="0.305646929824561">
                <text:p>0.305646929824561</text:p>
              </table:table-cell>
              <table:table-cell office:value-type="float" office:value="0.203673245614035">
                <text:p>0.203673245614035</text:p>
              </table:table-cell>
              <table:table-cell office:value-type="float" office:value="0.125274122807018">
                <text:p>0.125274122807018</text:p>
              </table:table-cell>
              <table:table-cell office:value-type="float" office:value="0.0359100877192982">
                <text:p>0.0359100877192982</text:p>
              </table:table-cell>
              <table:table-cell office:value-type="float" office:value="-0.0274122807017545">
                <text:p>-0.0274122807017545</text:p>
              </table:table-cell>
              <table:table-cell office:value-type="float" office:value="0.412554824561403">
                <text:p>0.412554824561403</text:p>
              </table:table-cell>
              <table:table-cell office:value-type="float" office:value="0.746984649122807">
                <text:p>0.746984649122807</text:p>
              </table:table-cell>
              <table:table-cell office:value-type="float" office:value="0.963541666666667">
                <text:p>0.963541666666667</text:p>
              </table:table-cell>
              <table:table-cell office:value-type="float" office:value="1.09512061403509">
                <text:p>1.09512061403509</text:p>
              </table:table-cell>
              <table:table-cell office:value-type="float" office:value="1.13623903508772">
                <text:p>1.13623903508772</text:p>
              </table:table-cell>
              <table:table-cell office:value-type="float" office:value="0.305921052631579">
                <text:p>0.305921052631579</text:p>
              </table:table-cell>
              <table:table-cell office:value-type="float" office:value="-0.0285087719298246">
                <text:p>-0.0285087719298246</text:p>
              </table:table-cell>
              <table:table-cell office:value-type="float" office:value="-0.245065789473684">
                <text:p>-0.245065789473684</text:p>
              </table:table-cell>
              <table:table-cell office:value-type="float" office:value="-0.376644736842105">
                <text:p>-0.376644736842105</text:p>
              </table:table-cell>
              <table:table-cell office:value-type="float" office:value="-0.417763157894737">
                <text:p>-0.417763157894737</text:p>
              </table:table-cell>
              <table:table-cell office:value-type="float" office:value="0.825109649122807">
                <text:p>0.825109649122807</text:p>
              </table:table-cell>
              <table:table-cell office:value-type="float" office:value="1.26425438596491">
                <text:p>1.26425438596491</text:p>
              </table:table-cell>
              <table:table-cell office:value-type="float" office:value="1.56195175438597">
                <text:p>1.56195175438597</text:p>
              </table:table-cell>
              <table:table-cell office:value-type="float" office:value="1.78015350877193">
                <text:p>1.78015350877193</text:p>
              </table:table-cell>
              <table:table-cell office:value-type="float" office:value="1.88185307017544">
                <text:p>1.88185307017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940438034188034">
                <text:p>0.940438034188034</text:p>
              </table:table-cell>
              <table:table-cell office:value-type="float" office:value="1.03418803418803">
                <text:p>1.03418803418803</text:p>
              </table:table-cell>
              <table:table-cell office:value-type="float" office:value="1.09428418803419">
                <text:p>1.09428418803419</text:p>
              </table:table-cell>
              <table:table-cell office:value-type="float" office:value="1.07505341880342">
                <text:p>1.07505341880342</text:p>
              </table:table-cell>
              <table:table-cell office:value-type="float" office:value="0.305288461538462">
                <text:p>0.305288461538462</text:p>
              </table:table-cell>
              <table:table-cell office:value-type="float" office:value="0.202724358974359">
                <text:p>0.202724358974359</text:p>
              </table:table-cell>
              <table:table-cell office:value-type="float" office:value="0.120192307692308">
                <text:p>0.120192307692308</text:p>
              </table:table-cell>
              <table:table-cell office:value-type="float" office:value="0.030715811965812">
                <text:p>0.030715811965812</text:p>
              </table:table-cell>
              <table:table-cell office:value-type="float" office:value="-0.0232371794871795">
                <text:p>-0.0232371794871795</text:p>
              </table:table-cell>
              <table:table-cell office:value-type="float" office:value="0.41159188034188">
                <text:p>0.41159188034188</text:p>
              </table:table-cell>
              <table:table-cell office:value-type="float" office:value="0.748130341880342">
                <text:p>0.748130341880342</text:p>
              </table:table-cell>
              <table:table-cell office:value-type="float" office:value="0.967147435897436">
                <text:p>0.967147435897436</text:p>
              </table:table-cell>
              <table:table-cell office:value-type="float" office:value="1.09268162393162">
                <text:p>1.09268162393162</text:p>
              </table:table-cell>
              <table:table-cell office:value-type="float" office:value="1.13808760683761">
                <text:p>1.13808760683761</text:p>
              </table:table-cell>
              <table:table-cell office:value-type="float" office:value="0.302884615384615">
                <text:p>0.302884615384615</text:p>
              </table:table-cell>
              <table:table-cell office:value-type="float" office:value="-0.0336538461538461">
                <text:p>-0.0336538461538461</text:p>
              </table:table-cell>
              <table:table-cell office:value-type="float" office:value="-0.25267094017094">
                <text:p>-0.25267094017094</text:p>
              </table:table-cell>
              <table:table-cell office:value-type="float" office:value="-0.378205128205128">
                <text:p>-0.378205128205128</text:p>
              </table:table-cell>
              <table:table-cell office:value-type="float" office:value="-0.423611111111111">
                <text:p>-0.423611111111111</text:p>
              </table:table-cell>
              <table:table-cell office:value-type="float" office:value="0.823183760683761">
                <text:p>0.823183760683761</text:p>
              </table:table-cell>
              <table:table-cell office:value-type="float" office:value="1.26228632478632">
                <text:p>1.26228632478632</text:p>
              </table:table-cell>
              <table:table-cell office:value-type="float" office:value="1.56383547008547">
                <text:p>1.56383547008547</text:p>
              </table:table-cell>
              <table:table-cell office:value-type="float" office:value="1.77617521367521">
                <text:p>1.77617521367521</text:p>
              </table:table-cell>
              <table:table-cell office:value-type="float" office:value="1.87286324786325">
                <text:p>1.87286324786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930989583333333">
                <text:p>0.930989583333333</text:p>
              </table:table-cell>
              <table:table-cell office:value-type="float" office:value="1.03177083333333">
                <text:p>1.03177083333333</text:p>
              </table:table-cell>
              <table:table-cell office:value-type="float" office:value="1.09557291666667">
                <text:p>1.09557291666667</text:p>
              </table:table-cell>
              <table:table-cell office:value-type="float" office:value="1.07213541666667">
                <text:p>1.07213541666667</text:p>
              </table:table-cell>
              <table:table-cell office:value-type="float" office:value="0.300260416666667">
                <text:p>0.300260416666667</text:p>
              </table:table-cell>
              <table:table-cell office:value-type="float" office:value="0.202604166666667">
                <text:p>0.202604166666667</text:p>
              </table:table-cell>
              <table:table-cell office:value-type="float" office:value="0.118489583333333">
                <text:p>0.118489583333333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-0.0234375000000002">
                <text:p>-0.0234375000000002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74375">
                <text:p>0.74375</text:p>
              </table:table-cell>
              <table:table-cell office:value-type="float" office:value="0.946875">
                <text:p>0.946875</text:p>
              </table:table-cell>
              <table:table-cell office:value-type="float" office:value="1.0875">
                <text:p>1.0875</text:p>
              </table:table-cell>
              <table:table-cell office:value-type="float" office:value="1.1421875">
                <text:p>1.1421875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-0.0354166666666667">
                <text:p>-0.0354166666666667</text:p>
              </table:table-cell>
              <table:table-cell office:value-type="float" office:value="-0.238541666666667">
                <text:p>-0.238541666666667</text:p>
              </table:table-cell>
              <table:table-cell office:value-type="float" office:value="-0.379166666666667">
                <text:p>-0.379166666666667</text:p>
              </table:table-cell>
              <table:table-cell office:value-type="float" office:value="-0.433854166666667">
                <text:p>-0.433854166666667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1.25182291666667">
                <text:p>1.25182291666667</text:p>
              </table:table-cell>
              <table:table-cell office:value-type="float" office:value="1.5390625">
                <text:p>1.5390625</text:p>
              </table:table-cell>
              <table:table-cell office:value-type="float" office:value="1.759375">
                <text:p>1.759375</text:p>
              </table:table-cell>
              <table:table-cell office:value-type="float" office:value="1.8765625">
                <text:p>1.876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928861788617886">
                <text:p>0.928861788617886</text:p>
              </table:table-cell>
              <table:table-cell office:value-type="float" office:value="1.0317581300813">
                <text:p>1.0317581300813</text:p>
              </table:table-cell>
              <table:table-cell office:value-type="float" office:value="1.0967987804878">
                <text:p>1.0967987804878</text:p>
              </table:table-cell>
              <table:table-cell office:value-type="float" office:value="1.07393292682927">
                <text:p>1.07393292682927</text:p>
              </table:table-cell>
              <table:table-cell office:value-type="float" office:value="0.30005081300813">
                <text:p>0.30005081300813</text:p>
              </table:table-cell>
              <table:table-cell office:value-type="float" office:value="0.204014227642276">
                <text:p>0.204014227642276</text:p>
              </table:table-cell>
              <table:table-cell office:value-type="float" office:value="0.116361788617886">
                <text:p>0.116361788617886</text:p>
              </table:table-cell>
              <table:table-cell office:value-type="float" office:value="0.0391260162601625">
                <text:p>0.0391260162601625</text:p>
              </table:table-cell>
              <table:table-cell office:value-type="float" office:value="-0.0218495934959349">
                <text:p>-0.0218495934959349</text:p>
              </table:table-cell>
              <table:table-cell office:value-type="float" office:value="0.407012195121951">
                <text:p>0.407012195121951</text:p>
              </table:table-cell>
              <table:table-cell office:value-type="float" office:value="0.739837398373984">
                <text:p>0.739837398373984</text:p>
              </table:table-cell>
              <table:table-cell office:value-type="float" office:value="0.960873983739837">
                <text:p>0.960873983739837</text:p>
              </table:table-cell>
              <table:table-cell office:value-type="float" office:value="1.09044715447154">
                <text:p>1.09044715447154</text:p>
              </table:table-cell>
              <table:table-cell office:value-type="float" office:value="1.14126016260163">
                <text:p>1.14126016260163</text:p>
              </table:table-cell>
              <table:table-cell office:value-type="float" office:value="0.297764227642276">
                <text:p>0.297764227642276</text:p>
              </table:table-cell>
              <table:table-cell office:value-type="float" office:value="-0.0350609756097561">
                <text:p>-0.0350609756097561</text:p>
              </table:table-cell>
              <table:table-cell office:value-type="float" office:value="-0.25609756097561">
                <text:p>-0.25609756097561</text:p>
              </table:table-cell>
              <table:table-cell office:value-type="float" office:value="-0.385670731707317">
                <text:p>-0.385670731707317</text:p>
              </table:table-cell>
              <table:table-cell office:value-type="float" office:value="-0.436483739837398">
                <text:p>-0.436483739837398</text:p>
              </table:table-cell>
              <table:table-cell office:value-type="float" office:value="0.814024390243902">
                <text:p>0.814024390243902</text:p>
              </table:table-cell>
              <table:table-cell office:value-type="float" office:value="1.24288617886179">
                <text:p>1.24288617886179</text:p>
              </table:table-cell>
              <table:table-cell office:value-type="float" office:value="1.54903455284553">
                <text:p>1.54903455284553</text:p>
              </table:table-cell>
              <table:table-cell office:value-type="float" office:value="1.75863821138211">
                <text:p>1.75863821138211</text:p>
              </table:table-cell>
              <table:table-cell office:value-type="float" office:value="1.86788617886179">
                <text:p>1.86788617886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926835317460317">
                <text:p>0.926835317460317</text:p>
              </table:table-cell>
              <table:table-cell office:value-type="float" office:value="1.02852182539683">
                <text:p>1.02852182539683</text:p>
              </table:table-cell>
              <table:table-cell office:value-type="float" office:value="1.09796626984127">
                <text:p>1.09796626984127</text:p>
              </table:table-cell>
              <table:table-cell office:value-type="float" office:value="1.07316468253968">
                <text:p>1.07316468253968</text:p>
              </table:table-cell>
              <table:table-cell office:value-type="float" office:value="0.295386904761905">
                <text:p>0.295386904761905</text:p>
              </table:table-cell>
              <table:table-cell office:value-type="float" office:value="0.200644841269841">
                <text:p>0.200644841269841</text:p>
              </table:table-cell>
              <table:table-cell office:value-type="float" office:value="0.116319444444444">
                <text:p>0.116319444444444</text:p>
              </table:table-cell>
              <table:table-cell office:value-type="float" office:value="0.0394345238095237">
                <text:p>0.0394345238095237</text:p>
              </table:table-cell>
              <table:table-cell office:value-type="float" office:value="-0.0200892857142856">
                <text:p>-0.0200892857142856</text:p>
              </table:table-cell>
              <table:table-cell office:value-type="float" office:value="0.406001984126984">
                <text:p>0.406001984126984</text:p>
              </table:table-cell>
              <table:table-cell office:value-type="float" office:value="0.740823412698413">
                <text:p>0.740823412698413</text:p>
              </table:table-cell>
              <table:table-cell office:value-type="float" office:value="0.96155753968254">
                <text:p>0.96155753968254</text:p>
              </table:table-cell>
              <table:table-cell office:value-type="float" office:value="1.09548611111111">
                <text:p>1.09548611111111</text:p>
              </table:table-cell>
              <table:table-cell office:value-type="float" office:value="1.14012896825397">
                <text:p>1.14012896825397</text:p>
              </table:table-cell>
              <table:table-cell office:value-type="float" office:value="0.293154761904762">
                <text:p>0.293154761904762</text:p>
              </table:table-cell>
              <table:table-cell office:value-type="float" office:value="-0.0416666666666666">
                <text:p>-0.0416666666666666</text:p>
              </table:table-cell>
              <table:table-cell office:value-type="float" office:value="-0.262400793650794">
                <text:p>-0.262400793650794</text:p>
              </table:table-cell>
              <table:table-cell office:value-type="float" office:value="-0.396329365079365">
                <text:p>-0.396329365079365</text:p>
              </table:table-cell>
              <table:table-cell office:value-type="float" office:value="-0.440972222222222">
                <text:p>-0.440972222222222</text:p>
              </table:table-cell>
              <table:table-cell office:value-type="float" office:value="0.812003968253968">
                <text:p>0.812003968253968</text:p>
              </table:table-cell>
              <table:table-cell office:value-type="float" office:value="1.2390873015873">
                <text:p>1.2390873015873</text:p>
              </table:table-cell>
              <table:table-cell office:value-type="float" office:value="1.546875">
                <text:p>1.546875</text:p>
              </table:table-cell>
              <table:table-cell office:value-type="float" office:value="1.75768849206349">
                <text:p>1.75768849206349</text:p>
              </table:table-cell>
              <table:table-cell office:value-type="float" office:value="1.859375">
                <text:p>1.8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924903100775194">
                <text:p>0.924903100775194</text:p>
              </table:table-cell>
              <table:table-cell office:value-type="float" office:value="1.02640503875969">
                <text:p>1.02640503875969</text:p>
              </table:table-cell>
              <table:table-cell office:value-type="float" office:value="1.09665697674419">
                <text:p>1.09665697674419</text:p>
              </table:table-cell>
              <table:table-cell office:value-type="float" office:value="1.07243217054264">
                <text:p>1.07243217054264</text:p>
              </table:table-cell>
              <table:table-cell office:value-type="float" office:value="0.29093992248062">
                <text:p>0.29093992248062</text:p>
              </table:table-cell>
              <table:table-cell office:value-type="float" office:value="0.195009689922481">
                <text:p>0.195009689922481</text:p>
              </table:table-cell>
              <table:table-cell office:value-type="float" office:value="0.122093023255814">
                <text:p>0.122093023255814</text:p>
              </table:table-cell>
              <table:table-cell office:value-type="float" office:value="0.0421511627906979">
                <text:p>0.0421511627906979</text:p>
              </table:table-cell>
              <table:table-cell office:value-type="float" office:value="-0.0159883720930234">
                <text:p>-0.0159883720930234</text:p>
              </table:table-cell>
              <table:table-cell office:value-type="float" office:value="0.405038759689923">
                <text:p>0.405038759689923</text:p>
              </table:table-cell>
              <table:table-cell office:value-type="float" office:value="0.736918604651163">
                <text:p>0.736918604651163</text:p>
              </table:table-cell>
              <table:table-cell office:value-type="float" office:value="0.959786821705426">
                <text:p>0.959786821705426</text:p>
              </table:table-cell>
              <table:table-cell office:value-type="float" office:value="1.09544573643411">
                <text:p>1.09544573643411</text:p>
              </table:table-cell>
              <table:table-cell office:value-type="float" office:value="1.13662790697674">
                <text:p>1.13662790697674</text:p>
              </table:table-cell>
              <table:table-cell office:value-type="float" office:value="0.288759689922481">
                <text:p>0.288759689922481</text:p>
              </table:table-cell>
              <table:table-cell office:value-type="float" office:value="-0.0431201550387597">
                <text:p>-0.0431201550387597</text:p>
              </table:table-cell>
              <table:table-cell office:value-type="float" office:value="-0.265988372093023">
                <text:p>-0.265988372093023</text:p>
              </table:table-cell>
              <table:table-cell office:value-type="float" office:value="-0.401647286821705">
                <text:p>-0.401647286821705</text:p>
              </table:table-cell>
              <table:table-cell office:value-type="float" office:value="-0.442829457364341">
                <text:p>-0.442829457364341</text:p>
              </table:table-cell>
              <table:table-cell office:value-type="float" office:value="0.810077519379845">
                <text:p>0.810077519379845</text:p>
              </table:table-cell>
              <table:table-cell office:value-type="float" office:value="1.23546511627907">
                <text:p>1.23546511627907</text:p>
              </table:table-cell>
              <table:table-cell office:value-type="float" office:value="1.53391472868217">
                <text:p>1.53391472868217</text:p>
              </table:table-cell>
              <table:table-cell office:value-type="float" office:value="1.74951550387597">
                <text:p>1.74951550387597</text:p>
              </table:table-cell>
              <table:table-cell office:value-type="float" office:value="1.85125968992248">
                <text:p>1.85125968992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92092803030303">
                <text:p>0.92092803030303</text:p>
              </table:table-cell>
              <table:table-cell office:value-type="float" office:value="1.02438446969697">
                <text:p>1.02438446969697</text:p>
              </table:table-cell>
              <table:table-cell office:value-type="float" office:value="1.0954071969697">
                <text:p>1.0954071969697</text:p>
              </table:table-cell>
              <table:table-cell office:value-type="float" office:value="1.07173295454545">
                <text:p>1.07173295454545</text:p>
              </table:table-cell>
              <table:table-cell office:value-type="float" office:value="0.286695075757576">
                <text:p>0.286695075757576</text:p>
              </table:table-cell>
              <table:table-cell office:value-type="float" office:value="0.194602272727273">
                <text:p>0.194602272727273</text:p>
              </table:table-cell>
              <table:table-cell office:value-type="float" office:value="0.120501893939394">
                <text:p>0.120501893939394</text:p>
              </table:table-cell>
              <table:table-cell office:value-type="float" office:value="0.0447443181818183">
                <text:p>0.0447443181818183</text:p>
              </table:table-cell>
              <table:table-cell office:value-type="float" office:value="-0.0168087121212122">
                <text:p>-0.0168087121212122</text:p>
              </table:table-cell>
              <table:table-cell office:value-type="float" office:value="0.404119318181818">
                <text:p>0.404119318181818</text:p>
              </table:table-cell>
              <table:table-cell office:value-type="float" office:value="0.737926136363636">
                <text:p>0.737926136363636</text:p>
              </table:table-cell>
              <table:table-cell office:value-type="float" office:value="0.948626893939394">
                <text:p>0.948626893939394</text:p>
              </table:table-cell>
              <table:table-cell office:value-type="float" office:value="1.09303977272727">
                <text:p>1.09303977272727</text:p>
              </table:table-cell>
              <table:table-cell office:value-type="float" office:value="1.13802083333333">
                <text:p>1.13802083333333</text:p>
              </table:table-cell>
              <table:table-cell office:value-type="float" office:value="0.284564393939394">
                <text:p>0.284564393939394</text:p>
              </table:table-cell>
              <table:table-cell office:value-type="float" office:value="-0.0492424242424242">
                <text:p>-0.0492424242424242</text:p>
              </table:table-cell>
              <table:table-cell office:value-type="float" office:value="-0.259943181818182">
                <text:p>-0.259943181818182</text:p>
              </table:table-cell>
              <table:table-cell office:value-type="float" office:value="-0.404356060606061">
                <text:p>-0.404356060606061</text:p>
              </table:table-cell>
              <table:table-cell office:value-type="float" office:value="-0.449337121212121">
                <text:p>-0.449337121212121</text:p>
              </table:table-cell>
              <table:table-cell office:value-type="float" office:value="0.808238636363636">
                <text:p>0.808238636363636</text:p>
              </table:table-cell>
              <table:table-cell office:value-type="float" office:value="1.23413825757576">
                <text:p>1.23413825757576</text:p>
              </table:table-cell>
              <table:table-cell office:value-type="float" office:value="1.51680871212121">
                <text:p>1.51680871212121</text:p>
              </table:table-cell>
              <table:table-cell office:value-type="float" office:value="1.73934659090909">
                <text:p>1.73934659090909</text:p>
              </table:table-cell>
              <table:table-cell office:value-type="float" office:value="1.84351325757576">
                <text:p>1.84351325757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91712962962963">
                <text:p>0.91712962962963</text:p>
              </table:table-cell>
              <table:table-cell office:value-type="float" office:value="1.02476851851852">
                <text:p>1.02476851851852</text:p>
              </table:table-cell>
              <table:table-cell office:value-type="float" office:value="1.09421296296296">
                <text:p>1.09421296296296</text:p>
              </table:table-cell>
              <table:table-cell office:value-type="float" office:value="1.07106481481481">
                <text:p>1.07106481481481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196527777777778">
                <text:p>0.196527777777778</text:p>
              </table:table-cell>
              <table:table-cell office:value-type="float" office:value="0.121296296296296">
                <text:p>0.121296296296296</text:p>
              </table:table-cell>
              <table:table-cell office:value-type="float" office:value="0.0472222222222223">
                <text:p>0.0472222222222223</text:p>
              </table:table-cell>
              <table:table-cell office:value-type="float" office:value="-0.0152777777777779">
                <text:p>-0.0152777777777779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958796296296296">
                <text:p>0.958796296296296</text:p>
              </table:table-cell>
              <table:table-cell office:value-type="float" office:value="1.09074074074074">
                <text:p>1.09074074074074</text:p>
              </table:table-cell>
              <table:table-cell office:value-type="float" office:value="1.13240740740741">
                <text:p>1.13240740740741</text:p>
              </table:table-cell>
              <table:table-cell office:value-type="float" office:value="0.28287037037037">
                <text:p>0.28287037037037</text:p>
              </table:table-cell>
              <table:table-cell office:value-type="float" office:value="-0.0550925925925926">
                <text:p>-0.0550925925925926</text:p>
              </table:table-cell>
              <table:table-cell office:value-type="float" office:value="-0.275">
                <text:p>-0.275</text:p>
              </table:table-cell>
              <table:table-cell office:value-type="float" office:value="-0.406944444444444">
                <text:p>-0.406944444444444</text:p>
              </table:table-cell>
              <table:table-cell office:value-type="float" office:value="-0.448611111111111">
                <text:p>-0.448611111111111</text:p>
              </table:table-cell>
              <table:table-cell office:value-type="float" office:value="0.801851851851852">
                <text:p>0.801851851851852</text:p>
              </table:table-cell>
              <table:table-cell office:value-type="float" office:value="1.22824074074074">
                <text:p>1.22824074074074</text:p>
              </table:table-cell>
              <table:table-cell office:value-type="float" office:value="1.52361111111111">
                <text:p>1.52361111111111</text:p>
              </table:table-cell>
              <table:table-cell office:value-type="float" office:value="1.72962962962963">
                <text:p>1.72962962962963</text:p>
              </table:table-cell>
              <table:table-cell office:value-type="float" office:value="1.83148148148148">
                <text:p>1.83148148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02287137681159">
                <text:p>1.02287137681159</text:p>
              </table:table-cell>
              <table:table-cell office:value-type="float" office:value="1.09307065217391">
                <text:p>1.09307065217391</text:p>
              </table:table-cell>
              <table:table-cell office:value-type="float" office:value="1.07042572463768">
                <text:p>1.07042572463768</text:p>
              </table:table-cell>
              <table:table-cell office:value-type="float" office:value="0.281023550724638">
                <text:p>0.281023550724638</text:p>
              </table:table-cell>
              <table:table-cell office:value-type="float" office:value="0.194067028985507">
                <text:p>0.194067028985507</text:p>
              </table:table-cell>
              <table:table-cell office:value-type="float" office:value="0.119791666666667">
                <text:p>0.119791666666667</text:p>
              </table:table-cell>
              <table:table-cell office:value-type="float" office:value="0.0495923913043479">
                <text:p>0.0495923913043479</text:p>
              </table:table-cell>
              <table:table-cell office:value-type="float" office:value="-0.0138134057971013">
                <text:p>-0.0138134057971013</text:p>
              </table:table-cell>
              <table:table-cell office:value-type="float" office:value="0.397871376811594">
                <text:p>0.397871376811594</text:p>
              </table:table-cell>
              <table:table-cell office:value-type="float" office:value="0.735280797101449">
                <text:p>0.735280797101449</text:p>
              </table:table-cell>
              <table:table-cell office:value-type="float" office:value="0.954936594202898">
                <text:p>0.954936594202898</text:p>
              </table:table-cell>
              <table:table-cell office:value-type="float" office:value="1.0817481884058">
                <text:p>1.0817481884058</text:p>
              </table:table-cell>
              <table:table-cell office:value-type="float" office:value="1.13609601449275">
                <text:p>1.13609601449275</text:p>
              </table:table-cell>
              <table:table-cell office:value-type="float" office:value="0.28125">
                <text:p>0.28125</text:p>
              </table:table-cell>
              <table:table-cell office:value-type="float" office:value="-0.056159420289855">
                <text:p>-0.056159420289855</text:p>
              </table:table-cell>
              <table:table-cell office:value-type="float" office:value="-0.275815217391304">
                <text:p>-0.275815217391304</text:p>
              </table:table-cell>
              <table:table-cell office:value-type="float" office:value="-0.402626811594203">
                <text:p>-0.402626811594203</text:p>
              </table:table-cell>
              <table:table-cell office:value-type="float" office:value="-0.456974637681159">
                <text:p>-0.456974637681159</text:p>
              </table:table-cell>
              <table:table-cell office:value-type="float" office:value="0.795742753623188">
                <text:p>0.795742753623188</text:p>
              </table:table-cell>
              <table:table-cell office:value-type="float" office:value="1.22010869565217">
                <text:p>1.22010869565217</text:p>
              </table:table-cell>
              <table:table-cell office:value-type="float" office:value="1.51426630434783">
                <text:p>1.51426630434783</text:p>
              </table:table-cell>
              <table:table-cell office:value-type="float" office:value="1.71127717391304">
                <text:p>1.71127717391304</text:p>
              </table:table-cell>
              <table:table-cell office:value-type="float" office:value="1.83129528985507">
                <text:p>1.83129528985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906028368794326">
                <text:p>0.906028368794326</text:p>
              </table:table-cell>
              <table:table-cell office:value-type="float" office:value="1.02105496453901">
                <text:p>1.02105496453901</text:p>
              </table:table-cell>
              <table:table-cell office:value-type="float" office:value="1.09197695035461">
                <text:p>1.09197695035461</text:p>
              </table:table-cell>
              <table:table-cell office:value-type="float" office:value="1.0675975177305">
                <text:p>1.0675975177305</text:p>
              </table:table-cell>
              <table:table-cell office:value-type="float" office:value="0.27947695035461">
                <text:p>0.27947695035461</text:p>
              </table:table-cell>
              <table:table-cell office:value-type="float" office:value="0.193927304964539">
                <text:p>0.193927304964539</text:p>
              </table:table-cell>
              <table:table-cell office:value-type="float" office:value="0.120567375886525">
                <text:p>0.120567375886525</text:p>
              </table:table-cell>
              <table:table-cell office:value-type="float" office:value="0.0540780141843971">
                <text:p>0.0540780141843971</text:p>
              </table:table-cell>
              <table:table-cell office:value-type="float" office:value="-0.0146276595744681">
                <text:p>-0.0146276595744681</text:p>
              </table:table-cell>
              <table:table-cell office:value-type="float" office:value="0.397163120567376">
                <text:p>0.397163120567376</text:p>
              </table:table-cell>
              <table:table-cell office:value-type="float" office:value="0.731826241134752">
                <text:p>0.731826241134752</text:p>
              </table:table-cell>
              <table:table-cell office:value-type="float" office:value="0.957890070921986">
                <text:p>0.957890070921986</text:p>
              </table:table-cell>
              <table:table-cell office:value-type="float" office:value="1.09086879432624">
                <text:p>1.09086879432624</text:p>
              </table:table-cell>
              <table:table-cell office:value-type="float" office:value="1.12854609929078">
                <text:p>1.12854609929078</text:p>
              </table:table-cell>
              <table:table-cell office:value-type="float" office:value="0.277482269503546">
                <text:p>0.277482269503546</text:p>
              </table:table-cell>
              <table:table-cell office:value-type="float" office:value="-0.0571808510638299">
                <text:p>-0.0571808510638299</text:p>
              </table:table-cell>
              <table:table-cell office:value-type="float" office:value="-0.283244680851064">
                <text:p>-0.283244680851064</text:p>
              </table:table-cell>
              <table:table-cell office:value-type="float" office:value="-0.416223404255319">
                <text:p>-0.416223404255319</text:p>
              </table:table-cell>
              <table:table-cell office:value-type="float" office:value="-0.453900709219858">
                <text:p>-0.453900709219858</text:p>
              </table:table-cell>
              <table:table-cell office:value-type="float" office:value="0.794326241134752">
                <text:p>0.794326241134752</text:p>
              </table:table-cell>
              <table:table-cell office:value-type="float" office:value="1.21232269503546">
                <text:p>1.21232269503546</text:p>
              </table:table-cell>
              <table:table-cell office:value-type="float" office:value="1.51418439716312">
                <text:p>1.51418439716312</text:p>
              </table:table-cell>
              <table:table-cell office:value-type="float" office:value="1.7136524822695">
                <text:p>1.7136524822695</text:p>
              </table:table-cell>
              <table:table-cell office:value-type="float" office:value="1.81781914893617">
                <text:p>1.8178191489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906467013888889">
                <text:p>0.906467013888889</text:p>
              </table:table-cell>
              <table:table-cell office:value-type="float" office:value="1.02365451388889">
                <text:p>1.02365451388889</text:p>
              </table:table-cell>
              <table:table-cell office:value-type="float" office:value="1.09092881944444">
                <text:p>1.09092881944444</text:p>
              </table:table-cell>
              <table:table-cell office:value-type="float" office:value="1.06922743055556">
                <text:p>1.06922743055556</text:p>
              </table:table-cell>
              <table:table-cell office:value-type="float" office:value="0.277994791666667">
                <text:p>0.277994791666667</text:p>
              </table:table-cell>
              <table:table-cell office:value-type="float" office:value="0.195095486111111">
                <text:p>0.195095486111111</text:p>
              </table:table-cell>
              <table:table-cell office:value-type="float" office:value="0.121310763888889">
                <text:p>0.121310763888889</text:p>
              </table:table-cell>
              <table:table-cell office:value-type="float" office:value="0.0562065972222223">
                <text:p>0.0562065972222223</text:p>
              </table:table-cell>
              <table:table-cell office:value-type="float" office:value="-0.0110677083333333">
                <text:p>-0.0110677083333333</text:p>
              </table:table-cell>
              <table:table-cell office:value-type="float" office:value="0.394314236111111">
                <text:p>0.394314236111111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949869791666667">
                <text:p>0.949869791666667</text:p>
              </table:table-cell>
              <table:table-cell office:value-type="float" office:value="1.07573784722222">
                <text:p>1.07573784722222</text:p>
              </table:table-cell>
              <table:table-cell office:value-type="float" office:value="1.12131076388889">
                <text:p>1.12131076388889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-0.0581597222222222">
                <text:p>-0.0581597222222222</text:p>
              </table:table-cell>
              <table:table-cell office:value-type="float" office:value="-0.279513888888889">
                <text:p>-0.279513888888889</text:p>
              </table:table-cell>
              <table:table-cell office:value-type="float" office:value="-0.405381944444444">
                <text:p>-0.405381944444444</text:p>
              </table:table-cell>
              <table:table-cell office:value-type="float" office:value="-0.450954861111111">
                <text:p>-0.450954861111111</text:p>
              </table:table-cell>
              <table:table-cell office:value-type="float" office:value="0.788628472222222">
                <text:p>0.788628472222222</text:p>
              </table:table-cell>
              <table:table-cell office:value-type="float" office:value="1.20377604166667">
                <text:p>1.20377604166667</text:p>
              </table:table-cell>
              <table:table-cell office:value-type="float" office:value="1.50108506944444">
                <text:p>1.50108506944444</text:p>
              </table:table-cell>
              <table:table-cell office:value-type="float" office:value="1.69205729166667">
                <text:p>1.69205729166667</text:p>
              </table:table-cell>
              <table:table-cell office:value-type="float" office:value="1.80490451388889">
                <text:p>1.804904513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907100340136054">
                <text:p>0.907100340136054</text:p>
              </table:table-cell>
              <table:table-cell office:value-type="float" office:value="1.0218962585034">
                <text:p>1.0218962585034</text:p>
              </table:table-cell>
              <table:table-cell office:value-type="float" office:value="1.08992346938776">
                <text:p>1.08992346938776</text:p>
              </table:table-cell>
              <table:table-cell office:value-type="float" office:value="1.06653911564626">
                <text:p>1.06653911564626</text:p>
              </table:table-cell>
              <table:table-cell office:value-type="float" office:value="0.276573129251701">
                <text:p>0.276573129251701</text:p>
              </table:table-cell>
              <table:table-cell office:value-type="float" office:value="0.194302721088435">
                <text:p>0.194302721088435</text:p>
              </table:table-cell>
              <table:table-cell office:value-type="float" office:value="0.119897959183673">
                <text:p>0.119897959183673</text:p>
              </table:table-cell>
              <table:table-cell office:value-type="float" office:value="0.0582482993197278">
                <text:p>0.0582482993197278</text:p>
              </table:table-cell>
              <table:table-cell office:value-type="float" office:value="-0.00765306122448983">
                <text:p>-0.00765306122448983</text:p>
              </table:table-cell>
              <table:table-cell office:value-type="float" office:value="0.389455782312925">
                <text:p>0.389455782312925</text:p>
              </table:table-cell>
              <table:table-cell office:value-type="float" office:value="0.723214285714286">
                <text:p>0.723214285714286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1.08460884353742">
                <text:p>1.08460884353742</text:p>
              </table:table-cell>
              <table:table-cell office:value-type="float" office:value="1.11862244897959">
                <text:p>1.11862244897959</text:p>
              </table:table-cell>
              <table:table-cell office:value-type="float" office:value="0.276785714285714">
                <text:p>0.276785714285714</text:p>
              </table:table-cell>
              <table:table-cell office:value-type="float" office:value="-0.0569727891156463">
                <text:p>-0.0569727891156463</text:p>
              </table:table-cell>
              <table:table-cell office:value-type="float" office:value="-0.280187074829932">
                <text:p>-0.280187074829932</text:p>
              </table:table-cell>
              <table:table-cell office:value-type="float" office:value="-0.418367346938776">
                <text:p>-0.418367346938776</text:p>
              </table:table-cell>
              <table:table-cell office:value-type="float" office:value="-0.452380952380952">
                <text:p>-0.452380952380952</text:p>
              </table:table-cell>
              <table:table-cell office:value-type="float" office:value="0.77891156462585">
                <text:p>0.77891156462585</text:p>
              </table:table-cell>
              <table:table-cell office:value-type="float" office:value="1.19727891156463">
                <text:p>1.19727891156463</text:p>
              </table:table-cell>
              <table:table-cell office:value-type="float" office:value="1.49277210884354">
                <text:p>1.49277210884354</text:p>
              </table:table-cell>
              <table:table-cell office:value-type="float" office:value="1.69472789115646">
                <text:p>1.69472789115646</text:p>
              </table:table-cell>
              <table:table-cell office:value-type="float" office:value="1.79464285714286">
                <text:p>1.79464285714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901458333333333">
                <text:p>0.901458333333333</text:p>
              </table:table-cell>
              <table:table-cell office:value-type="float" office:value="1.02229166666667">
                <text:p>1.02229166666667</text:p>
              </table:table-cell>
              <table:table-cell office:value-type="float" office:value="1.08895833333333">
                <text:p>1.08895833333333</text:p>
              </table:table-cell>
              <table:table-cell office:value-type="float" office:value="1.06604166666667">
                <text:p>1.06604166666667</text:p>
              </table:table-cell>
              <table:table-cell office:value-type="float" office:value="0.275208333333333">
                <text:p>0.275208333333333</text:p>
              </table:table-cell>
              <table:table-cell office:value-type="float" office:value="0.193541666666667">
                <text:p>0.193541666666667</text:p>
              </table:table-cell>
              <table:table-cell office:value-type="float" office:value="0.120625">
                <text:p>0.120625</text:p>
              </table:table-cell>
              <table:table-cell office:value-type="float" office:value="0.0581249999999998">
                <text:p>0.0581249999999998</text:p>
              </table:table-cell>
              <table:table-cell office:value-type="float" office:value="-0.00645833333333323">
                <text:p>-0.00645833333333323</text:p>
              </table:table-cell>
              <table:table-cell office:value-type="float" office:value="0.386875">
                <text:p>0.386875</text:p>
              </table:table-cell>
              <table:table-cell office:value-type="float" office:value="0.720208333333333">
                <text:p>0.720208333333333</text:p>
              </table:table-cell>
              <table:table-cell office:value-type="float" office:value="0.949375">
                <text:p>0.949375</text:p>
              </table:table-cell>
              <table:table-cell office:value-type="float" office:value="1.074375">
                <text:p>1.074375</text:p>
              </table:table-cell>
              <table:table-cell office:value-type="float" office:value="1.124375">
                <text:p>1.124375</text:p>
              </table:table-cell>
              <table:table-cell office:value-type="float" office:value="0.275416666666667">
                <text:p>0.275416666666667</text:p>
              </table:table-cell>
              <table:table-cell office:value-type="float" office:value="-0.0579166666666667">
                <text:p>-0.0579166666666667</text:p>
              </table:table-cell>
              <table:table-cell office:value-type="float" office:value="-0.287083333333333">
                <text:p>-0.287083333333333</text:p>
              </table:table-cell>
              <table:table-cell office:value-type="float" office:value="-0.412083333333334">
                <text:p>-0.412083333333334</text:p>
              </table:table-cell>
              <table:table-cell office:value-type="float" office:value="-0.462083333333333">
                <text:p>-0.462083333333333</text:p>
              </table:table-cell>
              <table:table-cell office:value-type="float" office:value="0.77375">
                <text:p>0.77375</text:p>
              </table:table-cell>
              <table:table-cell office:value-type="float" office:value="1.18895833333333">
                <text:p>1.18895833333333</text:p>
              </table:table-cell>
              <table:table-cell office:value-type="float" office:value="1.493125">
                <text:p>1.493125</text:p>
              </table:table-cell>
              <table:table-cell office:value-type="float" office:value="1.680625">
                <text:p>1.680625</text:p>
              </table:table-cell>
              <table:table-cell office:value-type="float" office:value="1.79520833333333">
                <text:p>1.79520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902165032679739">
                <text:p>0.902165032679739</text:p>
              </table:table-cell>
              <table:table-cell office:value-type="float" office:value="1.02062908496732">
                <text:p>1.02062908496732</text:p>
              </table:table-cell>
              <table:table-cell office:value-type="float" office:value="1.08803104575163">
                <text:p>1.08803104575163</text:p>
              </table:table-cell>
              <table:table-cell office:value-type="float" office:value="1.0655637254902">
                <text:p>1.0655637254902</text:p>
              </table:table-cell>
              <table:table-cell office:value-type="float" office:value="0.27593954248366">
                <text:p>0.27593954248366</text:p>
              </table:table-cell>
              <table:table-cell office:value-type="float" office:value="0.190767973856209">
                <text:p>0.190767973856209</text:p>
              </table:table-cell>
              <table:table-cell office:value-type="float" office:value="0.121323529411765">
                <text:p>0.121323529411765</text:p>
              </table:table-cell>
              <table:table-cell office:value-type="float" office:value="0.0600490196078431">
                <text:p>0.0600490196078431</text:p>
              </table:table-cell>
              <table:table-cell office:value-type="float" office:value="-0.00326797385620892">
                <text:p>-0.00326797385620892</text:p>
              </table:table-cell>
              <table:table-cell office:value-type="float" office:value="0.384395424836601">
                <text:p>0.384395424836601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0.941993464052288">
                <text:p>0.941993464052288</text:p>
              </table:table-cell>
              <table:table-cell office:value-type="float" office:value="1.07679738562092">
                <text:p>1.07679738562092</text:p>
              </table:table-cell>
              <table:table-cell office:value-type="float" office:value="1.12173202614379">
                <text:p>1.12173202614379</text:p>
              </table:table-cell>
              <table:table-cell office:value-type="float" office:value="0.274101307189542">
                <text:p>0.274101307189542</text:p>
              </table:table-cell>
              <table:table-cell office:value-type="float" office:value="-0.056781045751634">
                <text:p>-0.056781045751634</text:p>
              </table:table-cell>
              <table:table-cell office:value-type="float" office:value="-0.283496732026144">
                <text:p>-0.283496732026144</text:p>
              </table:table-cell>
              <table:table-cell office:value-type="float" office:value="-0.418300653594771">
                <text:p>-0.418300653594771</text:p>
              </table:table-cell>
              <table:table-cell office:value-type="float" office:value="-0.463235294117647">
                <text:p>-0.463235294117647</text:p>
              </table:table-cell>
              <table:table-cell office:value-type="float" office:value="0.768790849673203">
                <text:p>0.768790849673203</text:p>
              </table:table-cell>
              <table:table-cell office:value-type="float" office:value="1.18300653594771">
                <text:p>1.18300653594771</text:p>
              </table:table-cell>
              <table:table-cell office:value-type="float" office:value="1.4812091503268">
                <text:p>1.4812091503268</text:p>
              </table:table-cell>
              <table:table-cell office:value-type="float" office:value="1.67728758169935">
                <text:p>1.67728758169935</text:p>
              </table:table-cell>
              <table:table-cell office:value-type="float" office:value="1.78553921568627">
                <text:p>1.78553921568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898838141025641">
                <text:p>0.898838141025641</text:p>
              </table:table-cell>
              <table:table-cell office:value-type="float" office:value="1.01903044871795">
                <text:p>1.01903044871795</text:p>
              </table:table-cell>
              <table:table-cell office:value-type="float" office:value="1.08713942307692">
                <text:p>1.08713942307692</text:p>
              </table:table-cell>
              <table:table-cell office:value-type="float" office:value="1.06510416666667">
                <text:p>1.06510416666667</text:p>
              </table:table-cell>
              <table:table-cell office:value-type="float" office:value="0.271033653846154">
                <text:p>0.271033653846154</text:p>
              </table:table-cell>
              <table:table-cell office:value-type="float" office:value="0.188301282051282">
                <text:p>0.188301282051282</text:p>
              </table:table-cell>
              <table:table-cell office:value-type="float" office:value="0.120192307692308">
                <text:p>0.120192307692308</text:p>
              </table:table-cell>
              <table:table-cell office:value-type="float" office:value="0.0560897435897436">
                <text:p>0.0560897435897436</text:p>
              </table:table-cell>
              <table:table-cell office:value-type="float" office:value="-0.00200320512820507">
                <text:p>-0.00200320512820507</text:p>
              </table:table-cell>
              <table:table-cell office:value-type="float" office:value="0.381810897435897">
                <text:p>0.381810897435897</text:p>
              </table:table-cell>
              <table:table-cell office:value-type="float" office:value="0.714342948717949">
                <text:p>0.714342948717949</text:p>
              </table:table-cell>
              <table:table-cell office:value-type="float" office:value="0.946714743589744">
                <text:p>0.946714743589744</text:p>
              </table:table-cell>
              <table:table-cell office:value-type="float" office:value="1.07091346153846">
                <text:p>1.07091346153846</text:p>
              </table:table-cell>
              <table:table-cell office:value-type="float" office:value="1.11899038461538">
                <text:p>1.11899038461538</text:p>
              </table:table-cell>
              <table:table-cell office:value-type="float" office:value="0.271233974358974">
                <text:p>0.271233974358974</text:p>
              </table:table-cell>
              <table:table-cell office:value-type="float" office:value="-0.0612980769230769">
                <text:p>-0.0612980769230769</text:p>
              </table:table-cell>
              <table:table-cell office:value-type="float" office:value="-0.293669871794872">
                <text:p>-0.293669871794872</text:p>
              </table:table-cell>
              <table:table-cell office:value-type="float" office:value="-0.41786858974359">
                <text:p>-0.41786858974359</text:p>
              </table:table-cell>
              <table:table-cell office:value-type="float" office:value="-0.465945512820513">
                <text:p>-0.465945512820513</text:p>
              </table:table-cell>
              <table:table-cell office:value-type="float" office:value="0.763621794871795">
                <text:p>0.763621794871795</text:p>
              </table:table-cell>
              <table:table-cell office:value-type="float" office:value="1.17908653846154">
                <text:p>1.17908653846154</text:p>
              </table:table-cell>
              <table:table-cell office:value-type="float" office:value="1.47956730769231">
                <text:p>1.47956730769231</text:p>
              </table:table-cell>
              <table:table-cell office:value-type="float" office:value="1.66786858974359">
                <text:p>1.66786858974359</text:p>
              </table:table-cell>
              <table:table-cell office:value-type="float" office:value="1.77604166666667">
                <text:p>1.776041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899567610062893">
                <text:p>0.899567610062893</text:p>
              </table:table-cell>
              <table:table-cell office:value-type="float" office:value="1.01945754716981">
                <text:p>1.01945754716981</text:p>
              </table:table-cell>
              <table:table-cell office:value-type="float" office:value="1.08824685534591">
                <text:p>1.08824685534591</text:p>
              </table:table-cell>
              <table:table-cell office:value-type="float" office:value="1.0626965408805">
                <text:p>1.0626965408805</text:p>
              </table:table-cell>
              <table:table-cell office:value-type="float" office:value="0.269850628930818">
                <text:p>0.269850628930818</text:p>
              </table:table-cell>
              <table:table-cell office:value-type="float" office:value="0.187696540880503">
                <text:p>0.187696540880503</text:p>
              </table:table-cell>
              <table:table-cell office:value-type="float" office:value="0.120872641509434">
                <text:p>0.120872641509434</text:p>
              </table:table-cell>
              <table:table-cell office:value-type="float" office:value="0.0579795597484276">
                <text:p>0.0579795597484276</text:p>
              </table:table-cell>
              <table:table-cell office:value-type="float" office:value="-0.000982704402515688">
                <text:p>-0.000982704402515688</text:p>
              </table:table-cell>
              <table:table-cell office:value-type="float" office:value="0.381485849056604">
                <text:p>0.381485849056604</text:p>
              </table:table-cell>
              <table:table-cell office:value-type="float" office:value="0.713639937106918">
                <text:p>0.713639937106918</text:p>
              </table:table-cell>
              <table:table-cell office:value-type="float" office:value="0.937696540880503">
                <text:p>0.937696540880503</text:p>
              </table:table-cell>
              <table:table-cell office:value-type="float" office:value="1.06741352201258">
                <text:p>1.06741352201258</text:p>
              </table:table-cell>
              <table:table-cell office:value-type="float" office:value="1.11654874213836">
                <text:p>1.11654874213836</text:p>
              </table:table-cell>
              <table:table-cell office:value-type="float" office:value="0.268081761006289">
                <text:p>0.268081761006289</text:p>
              </table:table-cell>
              <table:table-cell office:value-type="float" office:value="-0.0640723270440251">
                <text:p>-0.0640723270440251</text:p>
              </table:table-cell>
              <table:table-cell office:value-type="float" office:value="-0.28812893081761">
                <text:p>-0.28812893081761</text:p>
              </table:table-cell>
              <table:table-cell office:value-type="float" office:value="-0.417845911949686">
                <text:p>-0.417845911949686</text:p>
              </table:table-cell>
              <table:table-cell office:value-type="float" office:value="-0.466981132075472">
                <text:p>-0.466981132075472</text:p>
              </table:table-cell>
              <table:table-cell office:value-type="float" office:value="0.762971698113208">
                <text:p>0.762971698113208</text:p>
              </table:table-cell>
              <table:table-cell office:value-type="float" office:value="1.17747641509434">
                <text:p>1.17747641509434</text:p>
              </table:table-cell>
              <table:table-cell office:value-type="float" office:value="1.46835691823899">
                <text:p>1.46835691823899</text:p>
              </table:table-cell>
              <table:table-cell office:value-type="float" office:value="1.66096698113208">
                <text:p>1.66096698113208</text:p>
              </table:table-cell>
              <table:table-cell office:value-type="float" office:value="1.76906446540881">
                <text:p>1.76906446540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896412037037037">
                <text:p>0.896412037037037</text:p>
              </table:table-cell>
              <table:table-cell office:value-type="float" office:value="1.01986882716049">
                <text:p>1.01986882716049</text:p>
              </table:table-cell>
              <table:table-cell office:value-type="float" office:value="1.08738425925926">
                <text:p>1.08738425925926</text:p>
              </table:table-cell>
              <table:table-cell office:value-type="float" office:value="1.06423611111111">
                <text:p>1.06423611111111</text:p>
              </table:table-cell>
              <table:table-cell office:value-type="float" office:value="0.265239197530864">
                <text:p>0.265239197530864</text:p>
              </table:table-cell>
              <table:table-cell office:value-type="float" office:value="0.185378086419753">
                <text:p>0.185378086419753</text:p>
              </table:table-cell>
              <table:table-cell office:value-type="float" office:value="0.117862654320988">
                <text:p>0.117862654320988</text:p>
              </table:table-cell>
              <table:table-cell office:value-type="float" office:value="0.0580632716049383">
                <text:p>0.0580632716049383</text:p>
              </table:table-cell>
              <table:table-cell office:value-type="float" office:value="0.00212191358024683">
                <text:p>0.00212191358024683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0.720486111111111">
                <text:p>0.720486111111111</text:p>
              </table:table-cell>
              <table:table-cell office:value-type="float" office:value="0.950038580246913">
                <text:p>0.950038580246913</text:p>
              </table:table-cell>
              <table:table-cell office:value-type="float" office:value="1.07156635802469">
                <text:p>1.07156635802469</text:p>
              </table:table-cell>
              <table:table-cell office:value-type="float" office:value="1.11400462962963">
                <text:p>1.11400462962963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-0.0760030864197532">
                <text:p>-0.0760030864197532</text:p>
              </table:table-cell>
              <table:table-cell office:value-type="float" office:value="-0.305555555555556">
                <text:p>-0.305555555555556</text:p>
              </table:table-cell>
              <table:table-cell office:value-type="float" office:value="-0.427083333333334">
                <text:p>-0.427083333333334</text:p>
              </table:table-cell>
              <table:table-cell office:value-type="float" office:value="-0.469521604938272">
                <text:p>-0.469521604938272</text:p>
              </table:table-cell>
              <table:table-cell office:value-type="float" office:value="0.758101851851852">
                <text:p>0.758101851851852</text:p>
              </table:table-cell>
              <table:table-cell office:value-type="float" office:value="1.1815200617284">
                <text:p>1.1815200617284</text:p>
              </table:table-cell>
              <table:table-cell office:value-type="float" office:value="1.47858796296296">
                <text:p>1.47858796296296</text:p>
              </table:table-cell>
              <table:table-cell office:value-type="float" office:value="1.65991512345679">
                <text:p>1.65991512345679</text:p>
              </table:table-cell>
              <table:table-cell office:value-type="float" office:value="1.75829475308642">
                <text:p>1.7582947530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893371212121212">
                <text:p>0.893371212121212</text:p>
              </table:table-cell>
              <table:table-cell office:value-type="float" office:value="1.01837121212121">
                <text:p>1.01837121212121</text:p>
              </table:table-cell>
              <table:table-cell office:value-type="float" office:value="1.08465909090909">
                <text:p>1.08465909090909</text:p>
              </table:table-cell>
              <table:table-cell office:value-type="float" office:value="1.06382575757576">
                <text:p>1.06382575757576</text:p>
              </table:table-cell>
              <table:table-cell office:value-type="float" office:value="0.262689393939394">
                <text:p>0.262689393939394</text:p>
              </table:table-cell>
              <table:table-cell office:value-type="float" office:value="0.18125">
                <text:p>0.18125</text:p>
              </table:table-cell>
              <table:table-cell office:value-type="float" office:value="0.11685606060606">
                <text:p>0.11685606060606</text:p>
              </table:table-cell>
              <table:table-cell office:value-type="float" office:value="0.0562499999999999">
                <text:p>0.0562499999999999</text:p>
              </table:table-cell>
              <table:table-cell office:value-type="float" office:value="0.00132575757575726">
                <text:p>0.00132575757575726</text:p>
              </table:table-cell>
              <table:table-cell office:value-type="float" office:value="0.378598484848485">
                <text:p>0.378598484848485</text:p>
              </table:table-cell>
              <table:table-cell office:value-type="float" office:value="0.717613636363636">
                <text:p>0.717613636363636</text:p>
              </table:table-cell>
              <table:table-cell office:value-type="float" office:value="0.937310606060606">
                <text:p>0.937310606060606</text:p>
              </table:table-cell>
              <table:table-cell office:value-type="float" office:value="1.06988636363636">
                <text:p>1.06988636363636</text:p>
              </table:table-cell>
              <table:table-cell office:value-type="float" office:value="1.11401515151515">
                <text:p>1.11401515151515</text:p>
              </table:table-cell>
              <table:table-cell office:value-type="float" office:value="0.260984848484848">
                <text:p>0.260984848484848</text:p>
              </table:table-cell>
              <table:table-cell office:value-type="float" office:value="-0.0780303030303031">
                <text:p>-0.0780303030303031</text:p>
              </table:table-cell>
              <table:table-cell office:value-type="float" office:value="-0.297727272727273">
                <text:p>-0.297727272727273</text:p>
              </table:table-cell>
              <table:table-cell office:value-type="float" office:value="-0.43030303030303">
                <text:p>-0.43030303030303</text:p>
              </table:table-cell>
              <table:table-cell office:value-type="float" office:value="-0.474431818181818">
                <text:p>-0.474431818181818</text:p>
              </table:table-cell>
              <table:table-cell office:value-type="float" office:value="0.75719696969697">
                <text:p>0.75719696969697</text:p>
              </table:table-cell>
              <table:table-cell office:value-type="float" office:value="1.17594696969697">
                <text:p>1.17594696969697</text:p>
              </table:table-cell>
              <table:table-cell office:value-type="float" office:value="1.46193181818182">
                <text:p>1.46193181818182</text:p>
              </table:table-cell>
              <table:table-cell office:value-type="float" office:value="1.65511363636364">
                <text:p>1.65511363636364</text:p>
              </table:table-cell>
              <table:table-cell office:value-type="float" office:value="1.75416666666667">
                <text:p>1.754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894159226190476">
                <text:p>0.894159226190476</text:p>
              </table:table-cell>
              <table:table-cell office:value-type="float" office:value="1.01692708333333">
                <text:p>1.01692708333333</text:p>
              </table:table-cell>
              <table:table-cell office:value-type="float" office:value="1.08389136904762">
                <text:p>1.08389136904762</text:p>
              </table:table-cell>
              <table:table-cell office:value-type="float" office:value="1.06343005952381">
                <text:p>1.06343005952381</text:p>
              </table:table-cell>
              <table:table-cell office:value-type="float" office:value="0.260230654761905">
                <text:p>0.260230654761905</text:p>
              </table:table-cell>
              <table:table-cell office:value-type="float" office:value="0.179129464285714">
                <text:p>0.179129464285714</text:p>
              </table:table-cell>
              <table:table-cell office:value-type="float" office:value="0.112165178571428">
                <text:p>0.112165178571428</text:p>
              </table:table-cell>
              <table:table-cell office:value-type="float" office:value="0.0545014880952381">
                <text:p>0.0545014880952381</text:p>
              </table:table-cell>
              <table:table-cell office:value-type="float" office:value="0.00427827380952373">
                <text:p>0.00427827380952373</text:p>
              </table:table-cell>
              <table:table-cell office:value-type="float" office:value="0.376302083333333">
                <text:p>0.376302083333333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938058035714286">
                <text:p>0.938058035714286</text:p>
              </table:table-cell>
              <table:table-cell office:value-type="float" office:value="1.06454613095238">
                <text:p>1.06454613095238</text:p>
              </table:table-cell>
              <table:table-cell office:value-type="float" office:value="1.11402529761905">
                <text:p>1.11402529761905</text:p>
              </table:table-cell>
              <table:table-cell office:value-type="float" office:value="0.258556547619048">
                <text:p>0.258556547619048</text:p>
              </table:table-cell>
              <table:table-cell office:value-type="float" office:value="-0.0799851190476191">
                <text:p>-0.0799851190476191</text:p>
              </table:table-cell>
              <table:table-cell office:value-type="float" office:value="-0.303199404761905">
                <text:p>-0.303199404761905</text:p>
              </table:table-cell>
              <table:table-cell office:value-type="float" office:value="-0.4296875">
                <text:p>-0.4296875</text:p>
              </table:table-cell>
              <table:table-cell office:value-type="float" office:value="-0.479166666666667">
                <text:p>-0.479166666666667</text:p>
              </table:table-cell>
              <table:table-cell office:value-type="float" office:value="0.752604166666667">
                <text:p>0.752604166666667</text:p>
              </table:table-cell>
              <table:table-cell office:value-type="float" office:value="1.17057291666667">
                <text:p>1.17057291666667</text:p>
              </table:table-cell>
              <table:table-cell office:value-type="float" office:value="1.45889136904762">
                <text:p>1.45889136904762</text:p>
              </table:table-cell>
              <table:table-cell office:value-type="float" office:value="1.64676339285714">
                <text:p>1.64676339285714</text:p>
              </table:table-cell>
              <table:table-cell office:value-type="float" office:value="1.74646577380952">
                <text:p>1.74646577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889437134502924">
                <text:p>0.889437134502924</text:p>
              </table:table-cell>
              <table:table-cell office:value-type="float" office:value="1.01370614035088">
                <text:p>1.01370614035088</text:p>
              </table:table-cell>
              <table:table-cell office:value-type="float" office:value="1.08497807017544">
                <text:p>1.08497807017544</text:p>
              </table:table-cell>
              <table:table-cell office:value-type="float" office:value="1.06122076023392">
                <text:p>1.06122076023392</text:p>
              </table:table-cell>
              <table:table-cell office:value-type="float" office:value="0.257858187134503">
                <text:p>0.257858187134503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11293859649123">
                <text:p>0.111293859649123</text:p>
              </table:table-cell>
              <table:table-cell office:value-type="float" office:value="0.0546418128654971">
                <text:p>0.0546418128654971</text:p>
              </table:table-cell>
              <table:table-cell office:value-type="float" office:value="0.00109649122807021">
                <text:p>0.00109649122807021</text:p>
              </table:table-cell>
              <table:table-cell office:value-type="float" office:value="0.374086257309941">
                <text:p>0.374086257309941</text:p>
              </table:table-cell>
              <table:table-cell office:value-type="float" office:value="0.710343567251462">
                <text:p>0.710343567251462</text:p>
              </table:table-cell>
              <table:table-cell office:value-type="float" office:value="0.931469298245614">
                <text:p>0.931469298245614</text:p>
              </table:table-cell>
              <table:table-cell office:value-type="float" office:value="1.06779970760234">
                <text:p>1.06779970760234</text:p>
              </table:table-cell>
              <table:table-cell office:value-type="float" office:value="1.1140350877193">
                <text:p>1.1140350877193</text:p>
              </table:table-cell>
              <table:table-cell office:value-type="float" office:value="0.256213450292398">
                <text:p>0.256213450292398</text:p>
              </table:table-cell>
              <table:table-cell office:value-type="float" office:value="-0.0800438596491228">
                <text:p>-0.0800438596491228</text:p>
              </table:table-cell>
              <table:table-cell office:value-type="float" office:value="-0.301169590643275">
                <text:p>-0.301169590643275</text:p>
              </table:table-cell>
              <table:table-cell office:value-type="float" office:value="-0.4375">
                <text:p>-0.4375</text:p>
              </table:table-cell>
              <table:table-cell office:value-type="float" office:value="-0.483735380116959">
                <text:p>-0.483735380116959</text:p>
              </table:table-cell>
              <table:table-cell office:value-type="float" office:value="0.748172514619883">
                <text:p>0.748172514619883</text:p>
              </table:table-cell>
              <table:table-cell office:value-type="float" office:value="1.16355994152047">
                <text:p>1.16355994152047</text:p>
              </table:table-cell>
              <table:table-cell office:value-type="float" office:value="1.45047514619883">
                <text:p>1.45047514619883</text:p>
              </table:table-cell>
              <table:table-cell office:value-type="float" office:value="1.6452850877193">
                <text:p>1.6452850877193</text:p>
              </table:table-cell>
              <table:table-cell office:value-type="float" office:value="1.74305555555556">
                <text:p>1.74305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888469827586207">
                <text:p>0.888469827586207</text:p>
              </table:table-cell>
              <table:table-cell office:value-type="float" office:value="1.01239224137931">
                <text:p>1.01239224137931</text:p>
              </table:table-cell>
              <table:table-cell office:value-type="float" office:value="1.08602729885057">
                <text:p>1.08602729885057</text:p>
              </table:table-cell>
              <table:table-cell office:value-type="float" office:value="1.06088362068966">
                <text:p>1.06088362068966</text:p>
              </table:table-cell>
              <table:table-cell office:value-type="float" office:value="0.255567528735632">
                <text:p>0.255567528735632</text:p>
              </table:table-cell>
              <table:table-cell office:value-type="float" office:value="0.17510775862069">
                <text:p>0.17510775862069</text:p>
              </table:table-cell>
              <table:table-cell office:value-type="float" office:value="0.108656609195402">
                <text:p>0.108656609195402</text:p>
              </table:table-cell>
              <table:table-cell office:value-type="float" office:value="0.0526221264367814">
                <text:p>0.0526221264367814</text:p>
              </table:table-cell>
              <table:table-cell office:value-type="float" office:value="-0.000179597701149392">
                <text:p>-0.000179597701149392</text:p>
              </table:table-cell>
              <table:table-cell office:value-type="float" office:value="0.37194683908046">
                <text:p>0.37194683908046</text:p>
              </table:table-cell>
              <table:table-cell office:value-type="float" office:value="0.722162356321839">
                <text:p>0.722162356321839</text:p>
              </table:table-cell>
              <table:table-cell office:value-type="float" office:value="0.934087643678161">
                <text:p>0.934087643678161</text:p>
              </table:table-cell>
              <table:table-cell office:value-type="float" office:value="1.07058189655172">
                <text:p>1.07058189655172</text:p>
              </table:table-cell>
              <table:table-cell office:value-type="float" office:value="1.11799568965517">
                <text:p>1.11799568965517</text:p>
              </table:table-cell>
              <table:table-cell office:value-type="float" office:value="0.253951149425287">
                <text:p>0.253951149425287</text:p>
              </table:table-cell>
              <table:table-cell office:value-type="float" office:value="-0.096264367816092">
                <text:p>-0.096264367816092</text:p>
              </table:table-cell>
              <table:table-cell office:value-type="float" office:value="-0.308189655172414">
                <text:p>-0.308189655172414</text:p>
              </table:table-cell>
              <table:table-cell office:value-type="float" office:value="-0.444683908045977">
                <text:p>-0.444683908045977</text:p>
              </table:table-cell>
              <table:table-cell office:value-type="float" office:value="-0.492097701149425">
                <text:p>-0.492097701149425</text:p>
              </table:table-cell>
              <table:table-cell office:value-type="float" office:value="0.74389367816092">
                <text:p>0.74389367816092</text:p>
              </table:table-cell>
              <table:table-cell office:value-type="float" office:value="1.17474856321839">
                <text:p>1.17474856321839</text:p>
              </table:table-cell>
              <table:table-cell office:value-type="float" office:value="1.45132902298851">
                <text:p>1.45132902298851</text:p>
              </table:table-cell>
              <table:table-cell office:value-type="float" office:value="1.64565373563218">
                <text:p>1.64565373563218</text:p>
              </table:table-cell>
              <table:table-cell office:value-type="float" office:value="1.74586925287356">
                <text:p>1.74586925287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887535310734463">
                <text:p>0.887535310734463</text:p>
              </table:table-cell>
              <table:table-cell office:value-type="float" office:value="1.01112288135593">
                <text:p>1.01112288135593</text:p>
              </table:table-cell>
              <table:table-cell office:value-type="float" office:value="1.08350988700565">
                <text:p>1.08350988700565</text:p>
              </table:table-cell>
              <table:table-cell office:value-type="float" office:value="1.06055790960452">
                <text:p>1.06055790960452</text:p>
              </table:table-cell>
              <table:table-cell office:value-type="float" office:value="0.253354519774011">
                <text:p>0.253354519774011</text:p>
              </table:table-cell>
              <table:table-cell office:value-type="float" office:value="0.171433615819209">
                <text:p>0.171433615819209</text:p>
              </table:table-cell>
              <table:table-cell office:value-type="float" office:value="0.106108757062147">
                <text:p>0.106108757062147</text:p>
              </table:table-cell>
              <table:table-cell office:value-type="float" office:value="0.048728813559322">
                <text:p>0.048728813559322</text:p>
              </table:table-cell>
              <table:table-cell office:value-type="float" office:value="-0.00529661016949157">
                <text:p>-0.00529661016949157</text:p>
              </table:table-cell>
              <table:table-cell office:value-type="float" office:value="0.369879943502825">
                <text:p>0.369879943502825</text:p>
              </table:table-cell>
              <table:table-cell office:value-type="float" office:value="0.714159604519774">
                <text:p>0.714159604519774</text:p>
              </table:table-cell>
              <table:table-cell office:value-type="float" office:value="0.931320621468927">
                <text:p>0.931320621468927</text:p>
              </table:table-cell>
              <table:table-cell office:value-type="float" office:value="1.0732697740113">
                <text:p>1.0732697740113</text:p>
              </table:table-cell>
              <table:table-cell office:value-type="float" office:value="1.11793785310734">
                <text:p>1.11793785310734</text:p>
              </table:table-cell>
              <table:table-cell office:value-type="float" office:value="0.251765536723164">
                <text:p>0.251765536723164</text:p>
              </table:table-cell>
              <table:table-cell office:value-type="float" office:value="-0.0925141242937852">
                <text:p>-0.0925141242937852</text:p>
              </table:table-cell>
              <table:table-cell office:value-type="float" office:value="-0.309675141242938">
                <text:p>-0.309675141242938</text:p>
              </table:table-cell>
              <table:table-cell office:value-type="float" office:value="-0.451624293785311">
                <text:p>-0.451624293785311</text:p>
              </table:table-cell>
              <table:table-cell office:value-type="float" office:value="-0.496292372881356">
                <text:p>-0.496292372881356</text:p>
              </table:table-cell>
              <table:table-cell office:value-type="float" office:value="0.73975988700565">
                <text:p>0.73975988700565</text:p>
              </table:table-cell>
              <table:table-cell office:value-type="float" office:value="1.16437146892655">
                <text:p>1.16437146892655</text:p>
              </table:table-cell>
              <table:table-cell office:value-type="float" office:value="1.44685734463277">
                <text:p>1.44685734463277</text:p>
              </table:table-cell>
              <table:table-cell office:value-type="float" office:value="1.64795197740113">
                <text:p>1.64795197740113</text:p>
              </table:table-cell>
              <table:table-cell office:value-type="float" office:value="1.74470338983051">
                <text:p>1.74470338983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888368055555556">
                <text:p>0.888368055555556</text:p>
              </table:table-cell>
              <table:table-cell office:value-type="float" office:value="1.00989583333333">
                <text:p>1.00989583333333</text:p>
              </table:table-cell>
              <table:table-cell office:value-type="float" office:value="1.08107638888889">
                <text:p>1.08107638888889</text:p>
              </table:table-cell>
              <table:table-cell office:value-type="float" office:value="1.06024305555556">
                <text:p>1.06024305555556</text:p>
              </table:table-cell>
              <table:table-cell office:value-type="float" office:value="0.251215277777778">
                <text:p>0.251215277777778</text:p>
              </table:table-cell>
              <table:table-cell office:value-type="float" office:value="0.167881944444444">
                <text:p>0.167881944444444</text:p>
              </table:table-cell>
              <table:table-cell office:value-type="float" office:value="0.107118055555556">
                <text:p>0.107118055555556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-0.00451388888888893">
                <text:p>-0.00451388888888893</text:p>
              </table:table-cell>
              <table:table-cell office:value-type="float" office:value="0.367881944444444">
                <text:p>0.367881944444444</text:p>
              </table:table-cell>
              <table:table-cell office:value-type="float" office:value="0.711631944444444">
                <text:p>0.711631944444444</text:p>
              </table:table-cell>
              <table:table-cell office:value-type="float" office:value="0.930381944444444">
                <text:p>0.930381944444444</text:p>
              </table:table-cell>
              <table:table-cell office:value-type="float" office:value="1.07586805555556">
                <text:p>1.07586805555556</text:p>
              </table:table-cell>
              <table:table-cell office:value-type="float" office:value="1.11788194444444">
                <text:p>1.11788194444444</text:p>
              </table:table-cell>
              <table:table-cell office:value-type="float" office:value="0.249652777777778">
                <text:p>0.249652777777778</text:p>
              </table:table-cell>
              <table:table-cell office:value-type="float" office:value="-0.0940972222222222">
                <text:p>-0.0940972222222222</text:p>
              </table:table-cell>
              <table:table-cell office:value-type="float" office:value="-0.312847222222222">
                <text:p>-0.312847222222222</text:p>
              </table:table-cell>
              <table:table-cell office:value-type="float" office:value="-0.458333333333333">
                <text:p>-0.458333333333333</text:p>
              </table:table-cell>
              <table:table-cell office:value-type="float" office:value="-0.500347222222222">
                <text:p>-0.500347222222222</text:p>
              </table:table-cell>
              <table:table-cell office:value-type="float" office:value="0.735763888888889">
                <text:p>0.735763888888889</text:p>
              </table:table-cell>
              <table:table-cell office:value-type="float" office:value="1.16128472222222">
                <text:p>1.16128472222222</text:p>
              </table:table-cell>
              <table:table-cell office:value-type="float" office:value="1.44253472222222">
                <text:p>1.44253472222222</text:p>
              </table:table-cell>
              <table:table-cell office:value-type="float" office:value="1.65017361111111">
                <text:p>1.65017361111111</text:p>
              </table:table-cell>
              <table:table-cell office:value-type="float" office:value="1.74166666666667">
                <text:p>1.74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88917349726776">
                <text:p>0.88917349726776</text:p>
              </table:table-cell>
              <table:table-cell office:value-type="float" office:value="1.00700136612022">
                <text:p>1.00700136612022</text:p>
              </table:table-cell>
              <table:table-cell office:value-type="float" office:value="1.08213797814208">
                <text:p>1.08213797814208</text:p>
              </table:table-cell>
              <table:table-cell office:value-type="float" office:value="1.05823087431694">
                <text:p>1.05823087431694</text:p>
              </table:table-cell>
              <table:table-cell office:value-type="float" office:value="0.249146174863388">
                <text:p>0.249146174863388</text:p>
              </table:table-cell>
              <table:table-cell office:value-type="float" office:value="0.167862021857924">
                <text:p>0.167862021857924</text:p>
              </table:table-cell>
              <table:table-cell office:value-type="float" office:value="0.10297131147541">
                <text:p>0.10297131147541</text:p>
              </table:table-cell>
              <table:table-cell office:value-type="float" office:value="0.0409836065573772">
                <text:p>0.0409836065573772</text:p>
              </table:table-cell>
              <table:table-cell office:value-type="float" office:value="-0.00358606557377028">
                <text:p>-0.00358606557377028</text:p>
              </table:table-cell>
              <table:table-cell office:value-type="float" office:value="0.365949453551913">
                <text:p>0.365949453551913</text:p>
              </table:table-cell>
              <table:table-cell office:value-type="float" office:value="0.716017759562842">
                <text:p>0.716017759562842</text:p>
              </table:table-cell>
              <table:table-cell office:value-type="float" office:value="0.924351092896175">
                <text:p>0.924351092896175</text:p>
              </table:table-cell>
              <table:table-cell office:value-type="float" office:value="1.07462431693989">
                <text:p>1.07462431693989</text:p>
              </table:table-cell>
              <table:table-cell office:value-type="float" office:value="1.11782786885246">
                <text:p>1.11782786885246</text:p>
              </table:table-cell>
              <table:table-cell office:value-type="float" office:value="0.247609289617486">
                <text:p>0.247609289617486</text:p>
              </table:table-cell>
              <table:table-cell office:value-type="float" office:value="-0.102459016393443">
                <text:p>-0.102459016393443</text:p>
              </table:table-cell>
              <table:table-cell office:value-type="float" office:value="-0.310792349726776">
                <text:p>-0.310792349726776</text:p>
              </table:table-cell>
              <table:table-cell office:value-type="float" office:value="-0.461065573770492">
                <text:p>-0.461065573770492</text:p>
              </table:table-cell>
              <table:table-cell office:value-type="float" office:value="-0.50426912568306">
                <text:p>-0.50426912568306</text:p>
              </table:table-cell>
              <table:table-cell office:value-type="float" office:value="0.731898907103825">
                <text:p>0.731898907103825</text:p>
              </table:table-cell>
              <table:table-cell office:value-type="float" office:value="1.16342213114754">
                <text:p>1.16342213114754</text:p>
              </table:table-cell>
              <table:table-cell office:value-type="float" office:value="1.43493852459016">
                <text:p>1.43493852459016</text:p>
              </table:table-cell>
              <table:table-cell office:value-type="float" office:value="1.64890710382514">
                <text:p>1.64890710382514</text:p>
              </table:table-cell>
              <table:table-cell office:value-type="float" office:value="1.73668032786885">
                <text:p>1.73668032786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886592741935484">
                <text:p>0.886592741935484</text:p>
              </table:table-cell>
              <table:table-cell office:value-type="float" office:value="1.00588037634409">
                <text:p>1.00588037634409</text:p>
              </table:table-cell>
              <table:table-cell office:value-type="float" office:value="1.07980510752688">
                <text:p>1.07980510752688</text:p>
              </table:table-cell>
              <table:table-cell office:value-type="float" office:value="1.05628360215054">
                <text:p>1.05628360215054</text:p>
              </table:table-cell>
              <table:table-cell office:value-type="float" office:value="0.247143817204301">
                <text:p>0.247143817204301</text:p>
              </table:table-cell>
              <table:table-cell office:value-type="float" office:value="0.166162634408602">
                <text:p>0.166162634408602</text:p>
              </table:table-cell>
              <table:table-cell office:value-type="float" office:value="0.100638440860215">
                <text:p>0.100638440860215</text:p>
              </table:table-cell>
              <table:table-cell office:value-type="float" office:value="0.0393145161290322">
                <text:p>0.0393145161290322</text:p>
              </table:table-cell>
              <table:table-cell office:value-type="float" office:value="-0.00453629032258052">
                <text:p>-0.00453629032258052</text:p>
              </table:table-cell>
              <table:table-cell office:value-type="float" office:value="0.364079301075269">
                <text:p>0.364079301075269</text:p>
              </table:table-cell>
              <table:table-cell office:value-type="float" office:value="0.71690188172043">
                <text:p>0.71690188172043</text:p>
              </table:table-cell>
              <table:table-cell office:value-type="float" office:value="0.923555107526882">
                <text:p>0.923555107526882</text:p>
              </table:table-cell>
              <table:table-cell office:value-type="float" office:value="1.07342069892473">
                <text:p>1.07342069892473</text:p>
              </table:table-cell>
              <table:table-cell office:value-type="float" office:value="1.11962365591398">
                <text:p>1.11962365591398</text:p>
              </table:table-cell>
              <table:table-cell office:value-type="float" office:value="0.245631720430108">
                <text:p>0.245631720430108</text:p>
              </table:table-cell>
              <table:table-cell office:value-type="float" office:value="-0.107190860215054">
                <text:p>-0.107190860215054</text:p>
              </table:table-cell>
              <table:table-cell office:value-type="float" office:value="-0.313844086021505">
                <text:p>-0.313844086021505</text:p>
              </table:table-cell>
              <table:table-cell office:value-type="float" office:value="-0.463709677419355">
                <text:p>-0.463709677419355</text:p>
              </table:table-cell>
              <table:table-cell office:value-type="float" office:value="-0.509912634408602">
                <text:p>-0.509912634408602</text:p>
              </table:table-cell>
              <table:table-cell office:value-type="float" office:value="0.728158602150538">
                <text:p>0.728158602150538</text:p>
              </table:table-cell>
              <table:table-cell office:value-type="float" office:value="1.16213037634409">
                <text:p>1.16213037634409</text:p>
              </table:table-cell>
              <table:table-cell office:value-type="float" office:value="1.43262768817204">
                <text:p>1.43262768817204</text:p>
              </table:table-cell>
              <table:table-cell office:value-type="float" office:value="1.64549731182796">
                <text:p>1.64549731182796</text:p>
              </table:table-cell>
              <table:table-cell office:value-type="float" office:value="1.73370295698925">
                <text:p>1.73370295698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882440476190476">
                <text:p>0.882440476190476</text:p>
              </table:table-cell>
              <table:table-cell office:value-type="float" office:value="1.00314153439153">
                <text:p>1.00314153439153</text:p>
              </table:table-cell>
              <table:table-cell office:value-type="float" office:value="1.0775462962963">
                <text:p>1.0775462962963</text:p>
              </table:table-cell>
              <table:table-cell office:value-type="float" office:value="1.05605158730159">
                <text:p>1.05605158730159</text:p>
              </table:table-cell>
              <table:table-cell office:value-type="float" office:value="0.245205026455026">
                <text:p>0.245205026455026</text:p>
              </table:table-cell>
              <table:table-cell office:value-type="float" office:value="0.166170634920635">
                <text:p>0.166170634920635</text:p>
              </table:table-cell>
              <table:table-cell office:value-type="float" office:value="0.100033068783069">
                <text:p>0.100033068783069</text:p>
              </table:table-cell>
              <table:table-cell office:value-type="float" office:value="0.0358796296296295">
                <text:p>0.0358796296296295</text:p>
              </table:table-cell>
              <table:table-cell office:value-type="float" office:value="-0.00380291005291">
                <text:p>-0.00380291005291</text:p>
              </table:table-cell>
              <table:table-cell office:value-type="float" office:value="0.362268518518519">
                <text:p>0.362268518518519</text:p>
              </table:table-cell>
              <table:table-cell office:value-type="float" office:value="0.709490740740741">
                <text:p>0.709490740740741</text:p>
              </table:table-cell>
              <table:table-cell office:value-type="float" office:value="0.924933862433862">
                <text:p>0.924933862433862</text:p>
              </table:table-cell>
              <table:table-cell office:value-type="float" office:value="1.07225529100529">
                <text:p>1.07225529100529</text:p>
              </table:table-cell>
              <table:table-cell office:value-type="float" office:value="1.11954365079365">
                <text:p>1.11954365079365</text:p>
              </table:table-cell>
              <table:table-cell office:value-type="float" office:value="0.243716931216931">
                <text:p>0.243716931216931</text:p>
              </table:table-cell>
              <table:table-cell office:value-type="float" office:value="-0.103505291005291">
                <text:p>-0.103505291005291</text:p>
              </table:table-cell>
              <table:table-cell office:value-type="float" office:value="-0.318948412698413">
                <text:p>-0.318948412698413</text:p>
              </table:table-cell>
              <table:table-cell office:value-type="float" office:value="-0.466269841269841">
                <text:p>-0.466269841269841</text:p>
              </table:table-cell>
              <table:table-cell office:value-type="float" office:value="-0.513558201058201">
                <text:p>-0.513558201058201</text:p>
              </table:table-cell>
              <table:table-cell office:value-type="float" office:value="0.724537037037037">
                <text:p>0.724537037037037</text:p>
              </table:table-cell>
              <table:table-cell office:value-type="float" office:value="1.15095899470899">
                <text:p>1.15095899470899</text:p>
              </table:table-cell>
              <table:table-cell office:value-type="float" office:value="1.43088624338624">
                <text:p>1.43088624338624</text:p>
              </table:table-cell>
              <table:table-cell office:value-type="float" office:value="1.64401455026455">
                <text:p>1.64401455026455</text:p>
              </table:table-cell>
              <table:table-cell office:value-type="float" office:value="1.73098544973545">
                <text:p>1.73098544973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881673177083333">
                <text:p>0.881673177083333</text:p>
              </table:table-cell>
              <table:table-cell office:value-type="float" office:value="1.00374348958333">
                <text:p>1.00374348958333</text:p>
              </table:table-cell>
              <table:table-cell office:value-type="float" office:value="1.07535807291667">
                <text:p>1.07535807291667</text:p>
              </table:table-cell>
              <table:table-cell office:value-type="float" office:value="1.05582682291667">
                <text:p>1.05582682291667</text:p>
              </table:table-cell>
              <table:table-cell office:value-type="float" office:value="0.243326822916667">
                <text:p>0.243326822916667</text:p>
              </table:table-cell>
              <table:table-cell office:value-type="float" office:value="0.166178385416667">
                <text:p>0.166178385416667</text:p>
              </table:table-cell>
              <table:table-cell office:value-type="float" office:value="0.102376302083333">
                <text:p>0.102376302083333</text:p>
              </table:table-cell>
              <table:table-cell office:value-type="float" office:value="0.03076171875">
                <text:p>0.03076171875</text:p>
              </table:table-cell>
              <table:table-cell office:value-type="float" office:value="-0.0048828125">
                <text:p>-0.0048828125</text:p>
              </table:table-cell>
              <table:table-cell office:value-type="float" office:value="0.360514322916667">
                <text:p>0.360514322916667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0.926106770833333">
                <text:p>0.926106770833333</text:p>
              </table:table-cell>
              <table:table-cell office:value-type="float" office:value="1.07470703125">
                <text:p>1.07470703125</text:p>
              </table:table-cell>
              <table:table-cell office:value-type="float" office:value="1.11946614583333">
                <text:p>1.11946614583333</text:p>
              </table:table-cell>
              <table:table-cell office:value-type="float" office:value="0.241861979166667">
                <text:p>0.241861979166667</text:p>
              </table:table-cell>
              <table:table-cell office:value-type="float" office:value="-0.108072916666667">
                <text:p>-0.108072916666667</text:p>
              </table:table-cell>
              <table:table-cell office:value-type="float" office:value="-0.32373046875">
                <text:p>-0.32373046875</text:p>
              </table:table-cell>
              <table:table-cell office:value-type="float" office:value="-0.472330729166667">
                <text:p>-0.472330729166667</text:p>
              </table:table-cell>
              <table:table-cell office:value-type="float" office:value="-0.51708984375">
                <text:p>-0.51708984375</text:p>
              </table:table-cell>
              <table:table-cell office:value-type="float" office:value="0.721028645833333">
                <text:p>0.721028645833333</text:p>
              </table:table-cell>
              <table:table-cell office:value-type="float" office:value="1.14664713541667">
                <text:p>1.14664713541667</text:p>
              </table:table-cell>
              <table:table-cell office:value-type="float" office:value="1.427734375">
                <text:p>1.427734375</text:p>
              </table:table-cell>
              <table:table-cell office:value-type="float" office:value="1.64436848958333">
                <text:p>1.64436848958333</text:p>
              </table:table-cell>
              <table:table-cell office:value-type="float" office:value="1.72835286458333">
                <text:p>1.72835286458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879326923076923">
                <text:p>0.879326923076923</text:p>
              </table:table-cell>
              <table:table-cell office:value-type="float" office:value="1.00272435897436">
                <text:p>1.00272435897436</text:p>
              </table:table-cell>
              <table:table-cell office:value-type="float" office:value="1.07483974358974">
                <text:p>1.07483974358974</text:p>
              </table:table-cell>
              <table:table-cell office:value-type="float" office:value="1.05560897435897">
                <text:p>1.05560897435897</text:p>
              </table:table-cell>
              <table:table-cell office:value-type="float" office:value="0.24150641025641">
                <text:p>0.24150641025641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0.0980769230769232">
                <text:p>0.0980769230769232</text:p>
              </table:table-cell>
              <table:table-cell office:value-type="float" office:value="0.0309294871794872">
                <text:p>0.0309294871794872</text:p>
              </table:table-cell>
              <table:table-cell office:value-type="float" office:value="-0.00769230769230789">
                <text:p>-0.00769230769230789</text:p>
              </table:table-cell>
              <table:table-cell office:value-type="float" office:value="0.358814102564103">
                <text:p>0.358814102564103</text:p>
              </table:table-cell>
              <table:table-cell office:value-type="float" office:value="0.711378205128205">
                <text:p>0.711378205128205</text:p>
              </table:table-cell>
              <table:table-cell office:value-type="float" office:value="0.92900641025641">
                <text:p>0.92900641025641</text:p>
              </table:table-cell>
              <table:table-cell office:value-type="float" office:value="1.07355769230769">
                <text:p>1.07355769230769</text:p>
              </table:table-cell>
              <table:table-cell office:value-type="float" office:value="1.12115384615385">
                <text:p>1.12115384615385</text:p>
              </table:table-cell>
              <table:table-cell office:value-type="float" office:value="0.240064102564102">
                <text:p>0.240064102564102</text:p>
              </table:table-cell>
              <table:table-cell office:value-type="float" office:value="-0.1125">
                <text:p>-0.1125</text:p>
              </table:table-cell>
              <table:table-cell office:value-type="float" office:value="-0.330128205128205">
                <text:p>-0.330128205128205</text:p>
              </table:table-cell>
              <table:table-cell office:value-type="float" office:value="-0.474679487179487">
                <text:p>-0.474679487179487</text:p>
              </table:table-cell>
              <table:table-cell office:value-type="float" office:value="-0.522275641025641">
                <text:p>-0.522275641025641</text:p>
              </table:table-cell>
              <table:table-cell office:value-type="float" office:value="0.717628205128205">
                <text:p>0.717628205128205</text:p>
              </table:table-cell>
              <table:table-cell office:value-type="float" office:value="1.14567307692308">
                <text:p>1.14567307692308</text:p>
              </table:table-cell>
              <table:table-cell office:value-type="float" office:value="1.43141025641026">
                <text:p>1.43141025641026</text:p>
              </table:table-cell>
              <table:table-cell office:value-type="float" office:value="1.64134615384615">
                <text:p>1.64134615384615</text:p>
              </table:table-cell>
              <table:table-cell office:value-type="float" office:value="1.72932692307692">
                <text:p>1.72932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880208333333333">
                <text:p>0.880208333333333</text:p>
              </table:table-cell>
              <table:table-cell office:value-type="float" office:value="1.00173611111111">
                <text:p>1.00173611111111</text:p>
              </table:table-cell>
              <table:table-cell office:value-type="float" office:value="1.07275883838384">
                <text:p>1.07275883838384</text:p>
              </table:table-cell>
              <table:table-cell office:value-type="float" office:value="1.05381944444444">
                <text:p>1.05381944444444</text:p>
              </table:table-cell>
              <table:table-cell office:value-type="float" office:value="0.239741161616162">
                <text:p>0.239741161616162</text:p>
              </table:table-cell>
              <table:table-cell office:value-type="float" office:value="0.163036616161616">
                <text:p>0.163036616161616</text:p>
              </table:table-cell>
              <table:table-cell office:value-type="float" office:value="0.0956439393939395">
                <text:p>0.0956439393939395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-0.0102588383838385">
                <text:p>-0.0102588383838385</text:p>
              </table:table-cell>
              <table:table-cell office:value-type="float" office:value="0.357165404040404">
                <text:p>0.357165404040404</text:p>
              </table:table-cell>
              <table:table-cell office:value-type="float" office:value="0.710700757575758">
                <text:p>0.710700757575758</text:p>
              </table:table-cell>
              <table:table-cell office:value-type="float" office:value="0.930082070707071">
                <text:p>0.930082070707071</text:p>
              </table:table-cell>
              <table:table-cell office:value-type="float" office:value="1.07417929292929">
                <text:p>1.07417929292929</text:p>
              </table:table-cell>
              <table:table-cell office:value-type="float" office:value="1.1227904040404">
                <text:p>1.1227904040404</text:p>
              </table:table-cell>
              <table:table-cell office:value-type="float" office:value="0.238320707070707">
                <text:p>0.238320707070707</text:p>
              </table:table-cell>
              <table:table-cell office:value-type="float" office:value="-0.115214646464646">
                <text:p>-0.115214646464646</text:p>
              </table:table-cell>
              <table:table-cell office:value-type="float" office:value="-0.33459595959596">
                <text:p>-0.33459595959596</text:p>
              </table:table-cell>
              <table:table-cell office:value-type="float" office:value="-0.478693181818182">
                <text:p>-0.478693181818182</text:p>
              </table:table-cell>
              <table:table-cell office:value-type="float" office:value="-0.527304292929293">
                <text:p>-0.527304292929293</text:p>
              </table:table-cell>
              <table:table-cell office:value-type="float" office:value="0.714330808080808">
                <text:p>0.714330808080808</text:p>
              </table:table-cell>
              <table:table-cell office:value-type="float" office:value="1.14315025252525">
                <text:p>1.14315025252525</text:p>
              </table:table-cell>
              <table:table-cell office:value-type="float" office:value="1.43150252525253">
                <text:p>1.43150252525253</text:p>
              </table:table-cell>
              <table:table-cell office:value-type="float" office:value="1.6417297979798">
                <text:p>1.6417297979798</text:p>
              </table:table-cell>
              <table:table-cell office:value-type="float" office:value="1.73011363636364">
                <text:p>1.73011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876399253731343">
                <text:p>0.876399253731343</text:p>
              </table:table-cell>
              <table:table-cell office:value-type="float" office:value="0.99922263681592">
                <text:p>0.99922263681592</text:p>
              </table:table-cell>
              <table:table-cell office:value-type="float" office:value="1.0722947761194">
                <text:p>1.0722947761194</text:p>
              </table:table-cell>
              <table:table-cell office:value-type="float" office:value="1.05208333333333">
                <text:p>1.05208333333333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163090796019901">
                <text:p>0.163090796019901</text:p>
              </table:table-cell>
              <table:table-cell office:value-type="float" office:value="0.0900186567164178">
                <text:p>0.0900186567164178</text:p>
              </table:table-cell>
              <table:table-cell office:value-type="float" office:value="0.0279850746268657">
                <text:p>0.0279850746268657</text:p>
              </table:table-cell>
              <table:table-cell office:value-type="float" office:value="-0.0144589552238807">
                <text:p>-0.0144589552238807</text:p>
              </table:table-cell>
              <table:table-cell office:value-type="float" office:value="0.354011194029851">
                <text:p>0.354011194029851</text:p>
              </table:table-cell>
              <table:table-cell office:value-type="float" office:value="0.705379353233831">
                <text:p>0.705379353233831</text:p>
              </table:table-cell>
              <table:table-cell office:value-type="float" office:value="0.929415422885572">
                <text:p>0.929415422885572</text:p>
              </table:table-cell>
              <table:table-cell office:value-type="float" office:value="1.07478233830846">
                <text:p>1.07478233830846</text:p>
              </table:table-cell>
              <table:table-cell office:value-type="float" office:value="1.12266791044776">
                <text:p>1.12266791044776</text:p>
              </table:table-cell>
              <table:table-cell office:value-type="float" office:value="0.23818407960199">
                <text:p>0.23818407960199</text:p>
              </table:table-cell>
              <table:table-cell office:value-type="float" office:value="-0.11318407960199">
                <text:p>-0.11318407960199</text:p>
              </table:table-cell>
              <table:table-cell office:value-type="float" office:value="-0.337220149253731">
                <text:p>-0.337220149253731</text:p>
              </table:table-cell>
              <table:table-cell office:value-type="float" office:value="-0.482587064676617">
                <text:p>-0.482587064676617</text:p>
              </table:table-cell>
              <table:table-cell office:value-type="float" office:value="-0.530472636815921">
                <text:p>-0.530472636815921</text:p>
              </table:table-cell>
              <table:table-cell office:value-type="float" office:value="0.708022388059702">
                <text:p>0.708022388059702</text:p>
              </table:table-cell>
              <table:table-cell office:value-type="float" office:value="1.13448383084577">
                <text:p>1.13448383084577</text:p>
              </table:table-cell>
              <table:table-cell office:value-type="float" office:value="1.43143656716418">
                <text:p>1.43143656716418</text:p>
              </table:table-cell>
              <table:table-cell office:value-type="float" office:value="1.64225746268657">
                <text:p>1.64225746268657</text:p>
              </table:table-cell>
              <table:table-cell office:value-type="float" office:value="1.72916666666667">
                <text:p>1.7291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875765931372549">
                <text:p>0.875765931372549</text:p>
              </table:table-cell>
              <table:table-cell office:value-type="float" office:value="0.998314950980392">
                <text:p>0.998314950980392</text:p>
              </table:table-cell>
              <table:table-cell office:value-type="float" office:value="1.0703125">
                <text:p>1.0703125</text:p>
              </table:table-cell>
              <table:table-cell office:value-type="float" office:value="1.05193014705882">
                <text:p>1.05193014705882</text:p>
              </table:table-cell>
              <table:table-cell office:value-type="float" office:value="0.237898284313725">
                <text:p>0.237898284313725</text:p>
              </table:table-cell>
              <table:table-cell office:value-type="float" office:value="0.163143382352941">
                <text:p>0.163143382352941</text:p>
              </table:table-cell>
              <table:table-cell office:value-type="float" office:value="0.0877757352941178">
                <text:p>0.0877757352941178</text:p>
              </table:table-cell>
              <table:table-cell office:value-type="float" office:value="0.024969362745098">
                <text:p>0.024969362745098</text:p>
              </table:table-cell>
              <table:table-cell office:value-type="float" office:value="-0.0136335784313724">
                <text:p>-0.0136335784313724</text:p>
              </table:table-cell>
              <table:table-cell office:value-type="float" office:value="0.352481617647059">
                <text:p>0.352481617647059</text:p>
              </table:table-cell>
              <table:table-cell office:value-type="float" office:value="0.707873774509804">
                <text:p>0.707873774509804</text:p>
              </table:table-cell>
              <table:table-cell office:value-type="float" office:value="0.932138480392157">
                <text:p>0.932138480392157</text:p>
              </table:table-cell>
              <table:table-cell office:value-type="float" office:value="1.07536764705882">
                <text:p>1.07536764705882</text:p>
              </table:table-cell>
              <table:table-cell office:value-type="float" office:value="1.12254901960784">
                <text:p>1.12254901960784</text:p>
              </table:table-cell>
              <table:table-cell office:value-type="float" office:value="0.236519607843137">
                <text:p>0.236519607843137</text:p>
              </table:table-cell>
              <table:table-cell office:value-type="float" office:value="-0.118872549019608">
                <text:p>-0.118872549019608</text:p>
              </table:table-cell>
              <table:table-cell office:value-type="float" office:value="-0.343137254901961">
                <text:p>-0.343137254901961</text:p>
              </table:table-cell>
              <table:table-cell office:value-type="float" office:value="-0.486366421568627">
                <text:p>-0.486366421568627</text:p>
              </table:table-cell>
              <table:table-cell office:value-type="float" office:value="-0.533547794117647">
                <text:p>-0.533547794117647</text:p>
              </table:table-cell>
              <table:table-cell office:value-type="float" office:value="0.704963235294118">
                <text:p>0.704963235294118</text:p>
              </table:table-cell>
              <table:table-cell office:value-type="float" office:value="1.13373161764706">
                <text:p>1.13373161764706</text:p>
              </table:table-cell>
              <table:table-cell office:value-type="float" office:value="1.43321078431373">
                <text:p>1.43321078431373</text:p>
              </table:table-cell>
              <table:table-cell office:value-type="float" office:value="1.64093137254902">
                <text:p>1.64093137254902</text:p>
              </table:table-cell>
              <table:table-cell office:value-type="float" office:value="1.72671568627451">
                <text:p>1.72671568627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873641304347826">
                <text:p>0.873641304347826</text:p>
              </table:table-cell>
              <table:table-cell office:value-type="float" office:value="0.997433574879227">
                <text:p>0.997433574879227</text:p>
              </table:table-cell>
              <table:table-cell office:value-type="float" office:value="1.06989734299517">
                <text:p>1.06989734299517</text:p>
              </table:table-cell>
              <table:table-cell office:value-type="float" office:value="1.05027173913043">
                <text:p>1.05027173913043</text:p>
              </table:table-cell>
              <table:table-cell office:value-type="float" office:value="0.236262077294686">
                <text:p>0.23626207729468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0855978260869565">
                <text:p>0.0855978260869565</text:p>
              </table:table-cell>
              <table:table-cell office:value-type="float" office:value="0.0218900966183575">
                <text:p>0.0218900966183575</text:p>
              </table:table-cell>
              <table:table-cell office:value-type="float" office:value="-0.0160024154589371">
                <text:p>-0.0160024154589371</text:p>
              </table:table-cell>
              <table:table-cell office:value-type="float" office:value="0.350996376811594">
                <text:p>0.350996376811594</text:p>
              </table:table-cell>
              <table:table-cell office:value-type="float" office:value="0.70576690821256">
                <text:p>0.70576690821256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1.07593599033816">
                <text:p>1.07593599033816</text:p>
              </table:table-cell>
              <table:table-cell office:value-type="float" office:value="1.12243357487923">
                <text:p>1.12243357487923</text:p>
              </table:table-cell>
              <table:table-cell office:value-type="float" office:value="0.234903381642512">
                <text:p>0.234903381642512</text:p>
              </table:table-cell>
              <table:table-cell office:value-type="float" office:value="-0.119867149758454">
                <text:p>-0.119867149758454</text:p>
              </table:table-cell>
              <table:table-cell office:value-type="float" office:value="-0.348882850241546">
                <text:p>-0.348882850241546</text:p>
              </table:table-cell>
              <table:table-cell office:value-type="float" office:value="-0.490036231884058">
                <text:p>-0.490036231884058</text:p>
              </table:table-cell>
              <table:table-cell office:value-type="float" office:value="-0.536533816425121">
                <text:p>-0.536533816425121</text:p>
              </table:table-cell>
              <table:table-cell office:value-type="float" office:value="0.701992753623188">
                <text:p>0.701992753623188</text:p>
              </table:table-cell>
              <table:table-cell office:value-type="float" office:value="1.12998188405797">
                <text:p>1.12998188405797</text:p>
              </table:table-cell>
              <table:table-cell office:value-type="float" office:value="1.43493357487923">
                <text:p>1.43493357487923</text:p>
              </table:table-cell>
              <table:table-cell office:value-type="float" office:value="1.63979468599034">
                <text:p>1.63979468599034</text:p>
              </table:table-cell>
              <table:table-cell office:value-type="float" office:value="1.72584541062802">
                <text:p>1.72584541062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873065476190476">
                <text:p>0.873065476190476</text:p>
              </table:table-cell>
              <table:table-cell office:value-type="float" office:value="0.996577380952381">
                <text:p>0.996577380952381</text:p>
              </table:table-cell>
              <table:table-cell office:value-type="float" office:value="1.06949404761905">
                <text:p>1.06949404761905</text:p>
              </table:table-cell>
              <table:table-cell office:value-type="float" office:value="1.05014880952381">
                <text:p>1.05014880952381</text:p>
              </table:table-cell>
              <table:table-cell office:value-type="float" office:value="0.234672619047619">
                <text:p>0.234672619047619</text:p>
              </table:table-cell>
              <table:table-cell office:value-type="float" office:value="0.163244047619048">
                <text:p>0.163244047619048</text:p>
              </table:table-cell>
              <table:table-cell office:value-type="float" office:value="0.0851190476190478">
                <text:p>0.0851190476190478</text:p>
              </table:table-cell>
              <table:table-cell office:value-type="float" office:value="0.022172619047619">
                <text:p>0.022172619047619</text:p>
              </table:table-cell>
              <table:table-cell office:value-type="float" office:value="-0.0184523809523809">
                <text:p>-0.0184523809523809</text:p>
              </table:table-cell>
              <table:table-cell office:value-type="float" office:value="0.349553571428571">
                <text:p>0.349553571428571</text:p>
              </table:table-cell>
              <table:table-cell office:value-type="float" office:value="0.706696428571429">
                <text:p>0.706696428571429</text:p>
              </table:table-cell>
              <table:table-cell office:value-type="float" office:value="0.925892857142857">
                <text:p>0.925892857142857</text:p>
              </table:table-cell>
              <table:table-cell office:value-type="float" office:value="1.07321428571429">
                <text:p>1.07321428571429</text:p>
              </table:table-cell>
              <table:table-cell office:value-type="float" office:value="1.12232142857143">
                <text:p>1.1223214285714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-0.123809523809524">
                <text:p>-0.123809523809524</text:p>
              </table:table-cell>
              <table:table-cell office:value-type="float" office:value="-0.343005952380952">
                <text:p>-0.343005952380952</text:p>
              </table:table-cell>
              <table:table-cell office:value-type="float" office:value="-0.490327380952381">
                <text:p>-0.490327380952381</text:p>
              </table:table-cell>
              <table:table-cell office:value-type="float" office:value="-0.539434523809524">
                <text:p>-0.539434523809524</text:p>
              </table:table-cell>
              <table:table-cell office:value-type="float" office:value="0.699107142857143">
                <text:p>0.699107142857143</text:p>
              </table:table-cell>
              <table:table-cell office:value-type="float" office:value="1.12633928571429">
                <text:p>1.12633928571429</text:p>
              </table:table-cell>
              <table:table-cell office:value-type="float" office:value="1.42514880952381">
                <text:p>1.42514880952381</text:p>
              </table:table-cell>
              <table:table-cell office:value-type="float" office:value="1.63541666666667">
                <text:p>1.63541666666667</text:p>
              </table:table-cell>
              <table:table-cell office:value-type="float" office:value="1.72514880952381">
                <text:p>1.72514880952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871038732394366">
                <text:p>0.871038732394366</text:p>
              </table:table-cell>
              <table:table-cell office:value-type="float" office:value="0.994278169014084">
                <text:p>0.994278169014084</text:p>
              </table:table-cell>
              <table:table-cell office:value-type="float" office:value="1.06763497652582">
                <text:p>1.06763497652582</text:p>
              </table:table-cell>
              <table:table-cell office:value-type="float" office:value="1.050029342723">
                <text:p>1.050029342723</text:p>
              </table:table-cell>
              <table:table-cell office:value-type="float" office:value="0.234595070422535">
                <text:p>0.234595070422535</text:p>
              </table:table-cell>
              <table:table-cell office:value-type="float" office:value="0.163292253521127">
                <text:p>0.163292253521127</text:p>
              </table:table-cell>
              <table:table-cell office:value-type="float" office:value="0.08318661971831">
                <text:p>0.08318661971831</text:p>
              </table:table-cell>
              <table:table-cell office:value-type="float" office:value="0.0193661971830985">
                <text:p>0.0193661971830985</text:p>
              </table:table-cell>
              <table:table-cell office:value-type="float" office:value="-0.0208333333333335">
                <text:p>-0.0208333333333335</text:p>
              </table:table-cell>
              <table:table-cell office:value-type="float" office:value="0.348151408450704">
                <text:p>0.348151408450704</text:p>
              </table:table-cell>
              <table:table-cell office:value-type="float" office:value="0.703198356807512">
                <text:p>0.703198356807512</text:p>
              </table:table-cell>
              <table:table-cell office:value-type="float" office:value="0.928550469483568">
                <text:p>0.928550469483568</text:p>
              </table:table-cell>
              <table:table-cell office:value-type="float" office:value="1.07541079812207">
                <text:p>1.07541079812207</text:p>
              </table:table-cell>
              <table:table-cell office:value-type="float" office:value="1.12221244131455">
                <text:p>1.12221244131455</text:p>
              </table:table-cell>
              <table:table-cell office:value-type="float" office:value="0.231807511737089">
                <text:p>0.231807511737089</text:p>
              </table:table-cell>
              <table:table-cell office:value-type="float" office:value="-0.123239436619718">
                <text:p>-0.123239436619718</text:p>
              </table:table-cell>
              <table:table-cell office:value-type="float" office:value="-0.348591549295775">
                <text:p>-0.348591549295775</text:p>
              </table:table-cell>
              <table:table-cell office:value-type="float" office:value="-0.495451877934272">
                <text:p>-0.495451877934272</text:p>
              </table:table-cell>
              <table:table-cell office:value-type="float" office:value="-0.542253521126761">
                <text:p>-0.542253521126761</text:p>
              </table:table-cell>
              <table:table-cell office:value-type="float" office:value="0.696302816901409">
                <text:p>0.696302816901409</text:p>
              </table:table-cell>
              <table:table-cell office:value-type="float" office:value="1.11986502347418">
                <text:p>1.11986502347418</text:p>
              </table:table-cell>
              <table:table-cell office:value-type="float" office:value="1.42517605633803">
                <text:p>1.42517605633803</text:p>
              </table:table-cell>
              <table:table-cell office:value-type="float" office:value="1.637470657277">
                <text:p>1.637470657277</text:p>
              </table:table-cell>
              <table:table-cell office:value-type="float" office:value="1.72447183098592">
                <text:p>1.72447183098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112268518518">
                <text:p>0.577112268518518</text:p>
              </table:table-cell>
              <table:table-cell office:value-type="float" office:value="0.577112268518518">
                <text:p>0.577112268518518</text:p>
              </table:table-cell>
              <table:table-cell office:value-type="float" office:value="0.870515046296296">
                <text:p>0.870515046296296</text:p>
              </table:table-cell>
              <table:table-cell office:value-type="float" office:value="0.993489583333333">
                <text:p>0.993489583333333</text:p>
              </table:table-cell>
              <table:table-cell office:value-type="float" office:value="1.06438078703704">
                <text:p>1.06438078703704</text:p>
              </table:table-cell>
              <table:table-cell office:value-type="float" office:value="1.04846643518519">
                <text:p>1.04846643518519</text:p>
              </table:table-cell>
              <table:table-cell office:value-type="float" office:value="0.233072916666667">
                <text:p>0.233072916666667</text:p>
              </table:table-cell>
              <table:table-cell office:value-type="float" office:value="0.161892361111111">
                <text:p>0.161892361111111</text:p>
              </table:table-cell>
              <table:table-cell office:value-type="float" office:value="0.0827546296296295">
                <text:p>0.0827546296296295</text:p>
              </table:table-cell>
              <table:table-cell office:value-type="float" office:value="0.0183738425925923">
                <text:p>0.0183738425925923</text:p>
              </table:table-cell>
              <table:table-cell office:value-type="float" office:value="-0.0230034722222221">
                <text:p>-0.0230034722222221</text:p>
              </table:table-cell>
              <table:table-cell office:value-type="float" office:value="0.345341435185185">
                <text:p>0.345341435185185</text:p>
              </table:table-cell>
              <table:table-cell office:value-type="float" office:value="0.704137731481482">
                <text:p>0.704137731481482</text:p>
              </table:table-cell>
              <table:table-cell office:value-type="float" office:value="0.927951388888889">
                <text:p>0.927951388888889</text:p>
              </table:table-cell>
              <table:table-cell office:value-type="float" office:value="1.07436342592593">
                <text:p>1.07436342592593</text:p>
              </table:table-cell>
              <table:table-cell office:value-type="float" office:value="1.12210648148148">
                <text:p>1.12210648148148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-0.127025462962963">
                <text:p>-0.127025462962963</text:p>
              </table:table-cell>
              <table:table-cell office:value-type="float" office:value="-0.35083912037037">
                <text:p>-0.35083912037037</text:p>
              </table:table-cell>
              <table:table-cell office:value-type="float" office:value="-0.497251157407407">
                <text:p>-0.497251157407407</text:p>
              </table:table-cell>
              <table:table-cell office:value-type="float" office:value="-0.544994212962963">
                <text:p>-0.544994212962963</text:p>
              </table:table-cell>
              <table:table-cell office:value-type="float" office:value="0.69068287037037">
                <text:p>0.69068287037037</text:p>
              </table:table-cell>
              <table:table-cell office:value-type="float" office:value="1.11935763888889">
                <text:p>1.11935763888889</text:p>
              </table:table-cell>
              <table:table-cell office:value-type="float" office:value="1.42375578703704">
                <text:p>1.42375578703704</text:p>
              </table:table-cell>
              <table:table-cell office:value-type="float" office:value="1.63295717592593">
                <text:p>1.63295717592593</text:p>
              </table:table-cell>
              <table:table-cell office:value-type="float" office:value="1.72366898148148">
                <text:p>1.72366898148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3059360730594">
                <text:p>0.573059360730594</text:p>
              </table:table-cell>
              <table:table-cell office:value-type="float" office:value="0.573059360730594">
                <text:p>0.573059360730594</text:p>
              </table:table-cell>
              <table:table-cell office:value-type="float" office:value="0.867151826484018">
                <text:p>0.867151826484018</text:p>
              </table:table-cell>
              <table:table-cell office:value-type="float" office:value="0.991295662100457">
                <text:p>0.991295662100457</text:p>
              </table:table-cell>
              <table:table-cell office:value-type="float" office:value="1.0640696347032">
                <text:p>1.0640696347032</text:p>
              </table:table-cell>
              <table:table-cell office:value-type="float" office:value="1.04837328767123">
                <text:p>1.04837328767123</text:p>
              </table:table-cell>
              <table:table-cell office:value-type="float" office:value="0.22902397260274">
                <text:p>0.22902397260274</text:p>
              </table:table-cell>
              <table:table-cell office:value-type="float" office:value="0.160673515981735">
                <text:p>0.160673515981735</text:p>
              </table:table-cell>
              <table:table-cell office:value-type="float" office:value="0.0796232876712331">
                <text:p>0.0796232876712331</text:p>
              </table:table-cell>
              <table:table-cell office:value-type="float" office:value="0.0174086757990868">
                <text:p>0.0174086757990868</text:p>
              </table:table-cell>
              <table:table-cell office:value-type="float" office:value="-0.0265410958904111">
                <text:p>-0.0265410958904111</text:p>
              </table:table-cell>
              <table:table-cell office:value-type="float" office:value="0.343892694063927">
                <text:p>0.343892694063927</text:p>
              </table:table-cell>
              <table:table-cell office:value-type="float" office:value="0.702054794520548">
                <text:p>0.702054794520548</text:p>
              </table:table-cell>
              <table:table-cell office:value-type="float" office:value="0.919235159817351">
                <text:p>0.919235159817351</text:p>
              </table:table-cell>
              <table:table-cell office:value-type="float" office:value="1.07305936073059">
                <text:p>1.07305936073059</text:p>
              </table:table-cell>
              <table:table-cell office:value-type="float" office:value="1.12328767123288">
                <text:p>1.12328767123288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0.128995433789954">
                <text:p>-0.128995433789954</text:p>
              </table:table-cell>
              <table:table-cell office:value-type="float" office:value="-0.346175799086758">
                <text:p>-0.346175799086758</text:p>
              </table:table-cell>
              <table:table-cell office:value-type="float" office:value="-0.5">
                <text:p>-0.5</text:p>
              </table:table-cell>
              <table:table-cell office:value-type="float" office:value="-0.550228310502283">
                <text:p>-0.550228310502283</text:p>
              </table:table-cell>
              <table:table-cell office:value-type="float" office:value="0.687785388127854">
                <text:p>0.687785388127854</text:p>
              </table:table-cell>
              <table:table-cell office:value-type="float" office:value="1.11444063926941">
                <text:p>1.11444063926941</text:p>
              </table:table-cell>
              <table:table-cell office:value-type="float" office:value="1.41409817351598">
                <text:p>1.41409817351598</text:p>
              </table:table-cell>
              <table:table-cell office:value-type="float" office:value="1.63013698630137">
                <text:p>1.63013698630137</text:p>
              </table:table-cell>
              <table:table-cell office:value-type="float" office:value="1.72431506849315">
                <text:p>1.72431506849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382882882883">
                <text:p>0.570382882882883</text:p>
              </table:table-cell>
              <table:table-cell office:value-type="float" office:value="0.570382882882883">
                <text:p>0.570382882882883</text:p>
              </table:table-cell>
              <table:table-cell office:value-type="float" office:value="0.865287162162162">
                <text:p>0.865287162162162</text:p>
              </table:table-cell>
              <table:table-cell office:value-type="float" office:value="0.990568693693694">
                <text:p>0.990568693693694</text:p>
              </table:table-cell>
              <table:table-cell office:value-type="float" office:value="1.06235923423423">
                <text:p>1.06235923423423</text:p>
              </table:table-cell>
              <table:table-cell office:value-type="float" office:value="1.046875">
                <text:p>1.046875</text:p>
              </table:table-cell>
              <table:table-cell office:value-type="float" office:value="0.227618243243243">
                <text:p>0.227618243243243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0777027027027026">
                <text:p>0.0777027027027026</text:p>
              </table:table-cell>
              <table:table-cell office:value-type="float" office:value="0.0147804054054055">
                <text:p>0.0147804054054055</text:p>
              </table:table-cell>
              <table:table-cell office:value-type="float" office:value="-0.0285754504504505">
                <text:p>-0.0285754504504505</text:p>
              </table:table-cell>
              <table:table-cell office:value-type="float" office:value="0.342623873873874">
                <text:p>0.342623873873874</text:p>
              </table:table-cell>
              <table:table-cell office:value-type="float" office:value="0.701576576576577">
                <text:p>0.701576576576577</text:p>
              </table:table-cell>
              <table:table-cell office:value-type="float" office:value="0.928068693693694">
                <text:p>0.928068693693694</text:p>
              </table:table-cell>
              <table:table-cell office:value-type="float" office:value="1.0736204954955">
                <text:p>1.0736204954955</text:p>
              </table:table-cell>
              <table:table-cell office:value-type="float" office:value="1.12317004504505">
                <text:p>1.12317004504505</text:p>
              </table:table-cell>
              <table:table-cell office:value-type="float" office:value="0.227759009009009">
                <text:p>0.227759009009009</text:p>
              </table:table-cell>
              <table:table-cell office:value-type="float" office:value="-0.131193693693694">
                <text:p>-0.131193693693694</text:p>
              </table:table-cell>
              <table:table-cell office:value-type="float" office:value="-0.357685810810811">
                <text:p>-0.357685810810811</text:p>
              </table:table-cell>
              <table:table-cell office:value-type="float" office:value="-0.503237612612613">
                <text:p>-0.503237612612613</text:p>
              </table:table-cell>
              <table:table-cell office:value-type="float" office:value="-0.552787162162162">
                <text:p>-0.552787162162162</text:p>
              </table:table-cell>
              <table:table-cell office:value-type="float" office:value="0.685247747747748">
                <text:p>0.685247747747748</text:p>
              </table:table-cell>
              <table:table-cell office:value-type="float" office:value="1.11120495495496">
                <text:p>1.11120495495496</text:p>
              </table:table-cell>
              <table:table-cell office:value-type="float" office:value="1.42060810810811">
                <text:p>1.42060810810811</text:p>
              </table:table-cell>
              <table:table-cell office:value-type="float" office:value="1.63063063063063">
                <text:p>1.63063063063063</text:p>
              </table:table-cell>
              <table:table-cell office:value-type="float" office:value="1.72353603603604">
                <text:p>1.72353603603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7777777777778">
                <text:p>0.567777777777778</text:p>
              </table:table-cell>
              <table:table-cell office:value-type="float" office:value="0.567777777777778">
                <text:p>0.567777777777778</text:p>
              </table:table-cell>
              <table:table-cell office:value-type="float" office:value="0.862083333333333">
                <text:p>0.862083333333333</text:p>
              </table:table-cell>
              <table:table-cell office:value-type="float" office:value="0.988472222222222">
                <text:p>0.988472222222222</text:p>
              </table:table-cell>
              <table:table-cell office:value-type="float" office:value="1.06069444444444">
                <text:p>1.06069444444444</text:p>
              </table:table-cell>
              <table:table-cell office:value-type="float" office:value="1.04402777777778">
                <text:p>1.04402777777778</text:p>
              </table:table-cell>
              <table:table-cell office:value-type="float" office:value="0.227638888888889">
                <text:p>0.227638888888889</text:p>
              </table:table-cell>
              <table:table-cell office:value-type="float" office:value="0.160833333333333">
                <text:p>0.160833333333333</text:p>
              </table:table-cell>
              <table:table-cell office:value-type="float" office:value="0.0774999999999999">
                <text:p>0.0774999999999999</text:p>
              </table:table-cell>
              <table:table-cell office:value-type="float" office:value="0.0137500000000002">
                <text:p>0.0137500000000002</text:p>
              </table:table-cell>
              <table:table-cell office:value-type="float" office:value="-0.0288888888888887">
                <text:p>-0.0288888888888887</text:p>
              </table:table-cell>
              <table:table-cell office:value-type="float" office:value="0.341388888888889">
                <text:p>0.341388888888889</text:p>
              </table:table-cell>
              <table:table-cell office:value-type="float" office:value="0.695555555555556">
                <text:p>0.695555555555556</text:p>
              </table:table-cell>
              <table:table-cell office:value-type="float" office:value="0.924444444444444">
                <text:p>0.924444444444444</text:p>
              </table:table-cell>
              <table:table-cell office:value-type="float" office:value="1.07416666666667">
                <text:p>1.07416666666667</text:p>
              </table:table-cell>
              <table:table-cell office:value-type="float" office:value="1.12305555555556">
                <text:p>1.12305555555556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-0.127777777777778">
                <text:p>-0.127777777777778</text:p>
              </table:table-cell>
              <table:table-cell office:value-type="float" office:value="-0.356666666666667">
                <text:p>-0.356666666666667</text:p>
              </table:table-cell>
              <table:table-cell office:value-type="float" office:value="-0.506388888888889">
                <text:p>-0.506388888888889</text:p>
              </table:table-cell>
              <table:table-cell office:value-type="float" office:value="-0.555277777777778">
                <text:p>-0.555277777777778</text:p>
              </table:table-cell>
              <table:table-cell office:value-type="float" office:value="0.682777777777778">
                <text:p>0.682777777777778</text:p>
              </table:table-cell>
              <table:table-cell office:value-type="float" office:value="1.1025">
                <text:p>1.1025</text:p>
              </table:table-cell>
              <table:table-cell office:value-type="float" office:value="1.41611111111111">
                <text:p>1.41611111111111</text:p>
              </table:table-cell>
              <table:table-cell office:value-type="float" office:value="1.62805555555556">
                <text:p>1.62805555555556</text:p>
              </table:table-cell>
              <table:table-cell office:value-type="float" office:value="1.72111111111111">
                <text:p>1.72111111111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652412280702">
                <text:p>0.565652412280702</text:p>
              </table:table-cell>
              <table:table-cell office:value-type="float" office:value="0.565652412280702">
                <text:p>0.565652412280702</text:p>
              </table:table-cell>
              <table:table-cell office:value-type="float" office:value="0.860334429824561">
                <text:p>0.860334429824561</text:p>
              </table:table-cell>
              <table:table-cell office:value-type="float" office:value="0.987801535087719">
                <text:p>0.987801535087719</text:p>
              </table:table-cell>
              <table:table-cell office:value-type="float" office:value="1.06044407894737">
                <text:p>1.06044407894737</text:p>
              </table:table-cell>
              <table:table-cell office:value-type="float" office:value="1.04399671052632">
                <text:p>1.04399671052632</text:p>
              </table:table-cell>
              <table:table-cell office:value-type="float" office:value="0.228481359649123">
                <text:p>0.228481359649123</text:p>
              </table:table-cell>
              <table:table-cell office:value-type="float" office:value="0.161321271929825">
                <text:p>0.161321271929825</text:p>
              </table:table-cell>
              <table:table-cell office:value-type="float" office:value="0.0745614035087718">
                <text:p>0.0745614035087718</text:p>
              </table:table-cell>
              <table:table-cell office:value-type="float" office:value="0.0130208333333333">
                <text:p>0.0130208333333333</text:p>
              </table:table-cell>
              <table:table-cell office:value-type="float" office:value="-0.0305646929824561">
                <text:p>-0.0305646929824561</text:p>
              </table:table-cell>
              <table:table-cell office:value-type="float" office:value="0.338541666666667">
                <text:p>0.338541666666667</text:p>
              </table:table-cell>
              <table:table-cell office:value-type="float" office:value="0.693530701754386">
                <text:p>0.693530701754386</text:p>
              </table:table-cell>
              <table:table-cell office:value-type="float" office:value="0.926672149122807">
                <text:p>0.926672149122807</text:p>
              </table:table-cell>
              <table:table-cell office:value-type="float" office:value="1.07442434210526">
                <text:p>1.07442434210526</text:p>
              </table:table-cell>
              <table:table-cell office:value-type="float" office:value="1.12417763157895">
                <text:p>1.12417763157895</text:p>
              </table:table-cell>
              <table:table-cell office:value-type="float" office:value="0.227110745614035">
                <text:p>0.227110745614035</text:p>
              </table:table-cell>
              <table:table-cell office:value-type="float" office:value="-0.127878289473684">
                <text:p>-0.127878289473684</text:p>
              </table:table-cell>
              <table:table-cell office:value-type="float" office:value="-0.361019736842105">
                <text:p>-0.361019736842105</text:p>
              </table:table-cell>
              <table:table-cell office:value-type="float" office:value="-0.508771929824561">
                <text:p>-0.508771929824561</text:p>
              </table:table-cell>
              <table:table-cell office:value-type="float" office:value="-0.558525219298246">
                <text:p>-0.558525219298246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1.09923245614035">
                <text:p>1.09923245614035</text:p>
              </table:table-cell>
              <table:table-cell office:value-type="float" office:value="1.41762609649123">
                <text:p>1.41762609649123</text:p>
              </table:table-cell>
              <table:table-cell office:value-type="float" office:value="1.62691885964912">
                <text:p>1.62691885964912</text:p>
              </table:table-cell>
              <table:table-cell office:value-type="float" office:value="1.72176535087719">
                <text:p>1.7217653508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3717532467532">
                <text:p>0.563717532467532</text:p>
              </table:table-cell>
              <table:table-cell office:value-type="float" office:value="0.563717532467532">
                <text:p>0.563717532467532</text:p>
              </table:table-cell>
              <table:table-cell office:value-type="float" office:value="0.859983766233766">
                <text:p>0.859983766233766</text:p>
              </table:table-cell>
              <table:table-cell office:value-type="float" office:value="0.985795454545455">
                <text:p>0.985795454545455</text:p>
              </table:table-cell>
              <table:table-cell office:value-type="float" office:value="1.0588474025974">
                <text:p>1.0588474025974</text:p>
              </table:table-cell>
              <table:table-cell office:value-type="float" office:value="1.04396645021645">
                <text:p>1.04396645021645</text:p>
              </table:table-cell>
              <table:table-cell office:value-type="float" office:value="0.228219696969697">
                <text:p>0.228219696969697</text:p>
              </table:table-cell>
              <table:table-cell office:value-type="float" office:value="0.160443722943723">
                <text:p>0.160443722943723</text:p>
              </table:table-cell>
              <table:table-cell office:value-type="float" office:value="0.0719696969696968">
                <text:p>0.0719696969696968</text:p>
              </table:table-cell>
              <table:table-cell office:value-type="float" office:value="0.0125811688311688">
                <text:p>0.0125811688311688</text:p>
              </table:table-cell>
              <table:table-cell office:value-type="float" office:value="-0.0305735930735929">
                <text:p>-0.0305735930735929</text:p>
              </table:table-cell>
              <table:table-cell office:value-type="float" office:value="0.335497835497836">
                <text:p>0.335497835497836</text:p>
              </table:table-cell>
              <table:table-cell office:value-type="float" office:value="0.700892857142857">
                <text:p>0.70089285714285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.07589285714286">
                <text:p>1.07589285714286</text:p>
              </table:table-cell>
              <table:table-cell office:value-type="float" office:value="1.1235119047619">
                <text:p>1.1235119047619</text:p>
              </table:table-cell>
              <table:table-cell office:value-type="float" office:value="0.228219696969697">
                <text:p>0.228219696969697</text:p>
              </table:table-cell>
              <table:table-cell office:value-type="float" office:value="-0.137175324675325">
                <text:p>-0.137175324675325</text:p>
              </table:table-cell>
              <table:table-cell office:value-type="float" office:value="-0.364853896103896">
                <text:p>-0.364853896103896</text:p>
              </table:table-cell>
              <table:table-cell office:value-type="float" office:value="-0.512175324675325">
                <text:p>-0.512175324675325</text:p>
              </table:table-cell>
              <table:table-cell office:value-type="float" office:value="-0.559794372294372">
                <text:p>-0.559794372294372</text:p>
              </table:table-cell>
              <table:table-cell office:value-type="float" office:value="0.670995670995671">
                <text:p>0.670995670995671</text:p>
              </table:table-cell>
              <table:table-cell office:value-type="float" office:value="1.10551948051948">
                <text:p>1.10551948051948</text:p>
              </table:table-cell>
              <table:table-cell office:value-type="float" office:value="1.42018398268398">
                <text:p>1.42018398268398</text:p>
              </table:table-cell>
              <table:table-cell office:value-type="float" office:value="1.62689393939394">
                <text:p>1.62689393939394</text:p>
              </table:table-cell>
              <table:table-cell office:value-type="float" office:value="1.71915584415584">
                <text:p>1.71915584415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1832264957265">
                <text:p>0.561832264957265</text:p>
              </table:table-cell>
              <table:table-cell office:value-type="float" office:value="0.561832264957265">
                <text:p>0.561832264957265</text:p>
              </table:table-cell>
              <table:table-cell office:value-type="float" office:value="0.856971153846154">
                <text:p>0.856971153846154</text:p>
              </table:table-cell>
              <table:table-cell office:value-type="float" office:value="0.986511752136752">
                <text:p>0.986511752136752</text:p>
              </table:table-cell>
              <table:table-cell office:value-type="float" office:value="1.05729166666667">
                <text:p>1.05729166666667</text:p>
              </table:table-cell>
              <table:table-cell office:value-type="float" office:value="1.0426014957265">
                <text:p>1.0426014957265</text:p>
              </table:table-cell>
              <table:table-cell office:value-type="float" office:value="0.229300213675214">
                <text:p>0.229300213675214</text:p>
              </table:table-cell>
              <table:table-cell office:value-type="float" office:value="0.158520299145299">
                <text:p>0.158520299145299</text:p>
              </table:table-cell>
              <table:table-cell office:value-type="float" office:value="0.0706463675213676">
                <text:p>0.0706463675213676</text:p>
              </table:table-cell>
              <table:table-cell office:value-type="float" office:value="0.0136217948717949">
                <text:p>0.0136217948717949</text:p>
              </table:table-cell>
              <table:table-cell office:value-type="float" office:value="-0.0304487179487181">
                <text:p>-0.0304487179487181</text:p>
              </table:table-cell>
              <table:table-cell office:value-type="float" office:value="0.333867521367521">
                <text:p>0.33386752136752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933360042735043">
                <text:p>0.933360042735043</text:p>
              </table:table-cell>
              <table:table-cell office:value-type="float" office:value="1.0758547008547">
                <text:p>1.0758547008547</text:p>
              </table:table-cell>
              <table:table-cell office:value-type="float" office:value="1.12139423076923">
                <text:p>1.12139423076923</text:p>
              </table:table-cell>
              <table:table-cell office:value-type="float" office:value="0.227964743589744">
                <text:p>0.227964743589744</text:p>
              </table:table-cell>
              <table:table-cell office:value-type="float" office:value="-0.129139957264957">
                <text:p>-0.129139957264957</text:p>
              </table:table-cell>
              <table:table-cell office:value-type="float" office:value="-0.371527777777778">
                <text:p>-0.371527777777778</text:p>
              </table:table-cell>
              <table:table-cell office:value-type="float" office:value="-0.514022435897436">
                <text:p>-0.514022435897436</text:p>
              </table:table-cell>
              <table:table-cell office:value-type="float" office:value="-0.559561965811966">
                <text:p>-0.559561965811966</text:p>
              </table:table-cell>
              <table:table-cell office:value-type="float" office:value="0.667735042735043">
                <text:p>0.667735042735043</text:p>
              </table:table-cell>
              <table:table-cell office:value-type="float" office:value="1.09415064102564">
                <text:p>1.09415064102564</text:p>
              </table:table-cell>
              <table:table-cell office:value-type="float" office:value="1.42441239316239">
                <text:p>1.42441239316239</text:p>
              </table:table-cell>
              <table:table-cell office:value-type="float" office:value="1.62540064102564">
                <text:p>1.62540064102564</text:p>
              </table:table-cell>
              <table:table-cell office:value-type="float" office:value="1.71501068376068">
                <text:p>1.71501068376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9994725738397">
                <text:p>0.559994725738397</text:p>
              </table:table-cell>
              <table:table-cell office:value-type="float" office:value="0.559994725738397">
                <text:p>0.559994725738397</text:p>
              </table:table-cell>
              <table:table-cell office:value-type="float" office:value="0.85667194092827">
                <text:p>0.85667194092827</text:p>
              </table:table-cell>
              <table:table-cell office:value-type="float" office:value="0.98589135021097">
                <text:p>0.98589135021097</text:p>
              </table:table-cell>
              <table:table-cell office:value-type="float" office:value="1.05445675105485">
                <text:p>1.05445675105485</text:p>
              </table:table-cell>
              <table:table-cell office:value-type="float" office:value="1.04127109704641">
                <text:p>1.04127109704641</text:p>
              </table:table-cell>
              <table:table-cell office:value-type="float" office:value="0.230353375527426">
                <text:p>0.230353375527426</text:p>
              </table:table-cell>
              <table:table-cell office:value-type="float" office:value="0.156381856540084">
                <text:p>0.156381856540084</text:p>
              </table:table-cell>
              <table:table-cell office:value-type="float" office:value="0.070938818565401">
                <text:p>0.070938818565401</text:p>
              </table:table-cell>
              <table:table-cell office:value-type="float" office:value="0.0133175105485233">
                <text:p>0.0133175105485233</text:p>
              </table:table-cell>
              <table:table-cell office:value-type="float" office:value="-0.0317774261603376">
                <text:p>-0.0317774261603376</text:p>
              </table:table-cell>
              <table:table-cell office:value-type="float" office:value="0.330959915611814">
                <text:p>0.330959915611814</text:p>
              </table:table-cell>
              <table:table-cell office:value-type="float" office:value="0.691455696202532">
                <text:p>0.691455696202532</text:p>
              </table:table-cell>
              <table:table-cell office:value-type="float" office:value="0.92787447257384">
                <text:p>0.92787447257384</text:p>
              </table:table-cell>
              <table:table-cell office:value-type="float" office:value="1.07146624472574">
                <text:p>1.07146624472574</text:p>
              </table:table-cell>
              <table:table-cell office:value-type="float" office:value="1.1207805907173">
                <text:p>1.1207805907173</text:p>
              </table:table-cell>
              <table:table-cell office:value-type="float" office:value="0.229034810126582">
                <text:p>0.229034810126582</text:p>
              </table:table-cell>
              <table:table-cell office:value-type="float" office:value="-0.131460970464135">
                <text:p>-0.131460970464135</text:p>
              </table:table-cell>
              <table:table-cell office:value-type="float" office:value="-0.367879746835443">
                <text:p>-0.367879746835443</text:p>
              </table:table-cell>
              <table:table-cell office:value-type="float" office:value="-0.511471518987342">
                <text:p>-0.511471518987342</text:p>
              </table:table-cell>
              <table:table-cell office:value-type="float" office:value="-0.560785864978903">
                <text:p>-0.560785864978903</text:p>
              </table:table-cell>
              <table:table-cell office:value-type="float" office:value="0.661919831223629">
                <text:p>0.661919831223629</text:p>
              </table:table-cell>
              <table:table-cell office:value-type="float" office:value="1.09493670886076">
                <text:p>1.09493670886076</text:p>
              </table:table-cell>
              <table:table-cell office:value-type="float" office:value="1.41679852320675">
                <text:p>1.41679852320675</text:p>
              </table:table-cell>
              <table:table-cell office:value-type="float" office:value="1.61946202531646">
                <text:p>1.61946202531646</text:p>
              </table:table-cell>
              <table:table-cell office:value-type="float" office:value="1.71387130801688">
                <text:p>1.71387130801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8203125">
                <text:p>0.558203125</text:p>
              </table:table-cell>
              <table:table-cell office:value-type="float" office:value="0.558203125">
                <text:p>0.558203125</text:p>
              </table:table-cell>
              <table:table-cell office:value-type="float" office:value="0.857682291666667">
                <text:p>0.857682291666667</text:p>
              </table:table-cell>
              <table:table-cell office:value-type="float" office:value="0.983984375">
                <text:p>0.983984375</text:p>
              </table:table-cell>
              <table:table-cell office:value-type="float" office:value="1.05169270833333">
                <text:p>1.05169270833333</text:p>
              </table:table-cell>
              <table:table-cell office:value-type="float" office:value="1.03997395833333">
                <text:p>1.03997395833333</text:p>
              </table:table-cell>
              <table:table-cell office:value-type="float" office:value="0.230078125">
                <text:p>0.230078125</text:p>
              </table:table-cell>
              <table:table-cell office:value-type="float" office:value="0.155598958333333">
                <text:p>0.1555989583333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0115885416666666">
                <text:p>0.0115885416666666</text:p>
              </table:table-cell>
              <table:table-cell office:value-type="float" office:value="-0.0330729166666668">
                <text:p>-0.0330729166666668</text:p>
              </table:table-cell>
              <table:table-cell office:value-type="float" office:value="0.328125">
                <text:p>0.328125</text:p>
              </table:table-cell>
              <table:table-cell office:value-type="float" office:value="0.704817708333333">
                <text:p>0.704817708333333</text:p>
              </table:table-cell>
              <table:table-cell office:value-type="float" office:value="0.933984375">
                <text:p>0.933984375</text:p>
              </table:table-cell>
              <table:table-cell office:value-type="float" office:value="1.0671875">
                <text:p>1.0671875</text:p>
              </table:table-cell>
              <table:table-cell office:value-type="float" office:value="1.11875">
                <text:p>1.11875</text:p>
              </table:table-cell>
              <table:table-cell office:value-type="float" office:value="0.230078125">
                <text:p>0.230078125</text:p>
              </table:table-cell>
              <table:table-cell office:value-type="float" office:value="-0.146614583333333">
                <text:p>-0.146614583333333</text:p>
              </table:table-cell>
              <table:table-cell office:value-type="float" office:value="-0.37578125">
                <text:p>-0.37578125</text:p>
              </table:table-cell>
              <table:table-cell office:value-type="float" office:value="-0.508984375">
                <text:p>-0.508984375</text:p>
              </table:table-cell>
              <table:table-cell office:value-type="float" office:value="-0.560546875">
                <text:p>-0.560546875</text:p>
              </table:table-cell>
              <table:table-cell office:value-type="float" office:value="0.65625">
                <text:p>0.65625</text:p>
              </table:table-cell>
              <table:table-cell office:value-type="float" office:value="1.10872395833333">
                <text:p>1.10872395833333</text:p>
              </table:table-cell>
              <table:table-cell office:value-type="float" office:value="1.41927083333333">
                <text:p>1.41927083333333</text:p>
              </table:table-cell>
              <table:table-cell office:value-type="float" office:value="1.613671875">
                <text:p>1.613671875</text:p>
              </table:table-cell>
              <table:table-cell office:value-type="float" office:value="1.711328125">
                <text:p>1.71132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6455761316872">
                <text:p>0.556455761316872</text:p>
              </table:table-cell>
              <table:table-cell office:value-type="float" office:value="0.556455761316872">
                <text:p>0.556455761316872</text:p>
              </table:table-cell>
              <table:table-cell office:value-type="float" office:value="0.85352366255144">
                <text:p>0.85352366255144</text:p>
              </table:table-cell>
              <table:table-cell office:value-type="float" office:value="0.982124485596708">
                <text:p>0.982124485596708</text:p>
              </table:table-cell>
              <table:table-cell office:value-type="float" office:value="1.0502829218107">
                <text:p>1.0502829218107</text:p>
              </table:table-cell>
              <table:table-cell office:value-type="float" office:value="1.03999485596708">
                <text:p>1.03999485596708</text:p>
              </table:table-cell>
              <table:table-cell office:value-type="float" office:value="0.231095679012346">
                <text:p>0.231095679012346</text:p>
              </table:table-cell>
              <table:table-cell office:value-type="float" office:value="0.155349794238683">
                <text:p>0.155349794238683</text:p>
              </table:table-cell>
              <table:table-cell office:value-type="float" office:value="0.0731738683127572">
                <text:p>0.0731738683127572</text:p>
              </table:table-cell>
              <table:table-cell office:value-type="float" office:value="0.0111882716049381">
                <text:p>0.0111882716049381</text:p>
              </table:table-cell>
              <table:table-cell office:value-type="float" office:value="-0.0330504115226338">
                <text:p>-0.0330504115226338</text:p>
              </table:table-cell>
              <table:table-cell office:value-type="float" office:value="0.326646090534979">
                <text:p>0.326646090534979</text:p>
              </table:table-cell>
              <table:table-cell office:value-type="float" office:value="0.69238683127572">
                <text:p>0.69238683127572</text:p>
              </table:table-cell>
              <table:table-cell office:value-type="float" office:value="0.93287037037037">
                <text:p>0.93287037037037</text:p>
              </table:table-cell>
              <table:table-cell office:value-type="float" office:value="1.06867283950617">
                <text:p>1.06867283950617</text:p>
              </table:table-cell>
              <table:table-cell office:value-type="float" office:value="1.1167695473251">
                <text:p>1.1167695473251</text:p>
              </table:table-cell>
              <table:table-cell office:value-type="float" office:value="0.229809670781893">
                <text:p>0.229809670781893</text:p>
              </table:table-cell>
              <table:table-cell office:value-type="float" office:value="-0.135931069958848">
                <text:p>-0.135931069958848</text:p>
              </table:table-cell>
              <table:table-cell office:value-type="float" office:value="-0.376414609053498">
                <text:p>-0.376414609053498</text:p>
              </table:table-cell>
              <table:table-cell office:value-type="float" office:value="-0.5122170781893">
                <text:p>-0.5122170781893</text:p>
              </table:table-cell>
              <table:table-cell office:value-type="float" office:value="-0.56031378600823">
                <text:p>-0.56031378600823</text:p>
              </table:table-cell>
              <table:table-cell office:value-type="float" office:value="0.653292181069959">
                <text:p>0.653292181069959</text:p>
              </table:table-cell>
              <table:table-cell office:value-type="float" office:value="1.09477880658436">
                <text:p>1.09477880658436</text:p>
              </table:table-cell>
              <table:table-cell office:value-type="float" office:value="1.41743827160494">
                <text:p>1.41743827160494</text:p>
              </table:table-cell>
              <table:table-cell office:value-type="float" office:value="1.61522633744856">
                <text:p>1.61522633744856</text:p>
              </table:table-cell>
              <table:table-cell office:value-type="float" office:value="1.70756172839506">
                <text:p>1.7075617283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4751016260163">
                <text:p>0.554751016260163</text:p>
              </table:table-cell>
              <table:table-cell office:value-type="float" office:value="0.554751016260163">
                <text:p>0.554751016260163</text:p>
              </table:table-cell>
              <table:table-cell office:value-type="float" office:value="0.852007113821138">
                <text:p>0.852007113821138</text:p>
              </table:table-cell>
              <table:table-cell office:value-type="float" office:value="0.981580284552846">
                <text:p>0.981580284552846</text:p>
              </table:table-cell>
              <table:table-cell office:value-type="float" office:value="1.05017784552846">
                <text:p>1.05017784552846</text:p>
              </table:table-cell>
              <table:table-cell office:value-type="float" office:value="1.03747459349593">
                <text:p>1.03747459349593</text:p>
              </table:table-cell>
              <table:table-cell office:value-type="float" office:value="0.232088414634146">
                <text:p>0.232088414634146</text:p>
              </table:table-cell>
              <table:table-cell office:value-type="float" office:value="0.153455284552845">
                <text:p>0.153455284552845</text:p>
              </table:table-cell>
              <table:table-cell office:value-type="float" office:value="0.0720274390243902">
                <text:p>0.0720274390243902</text:p>
              </table:table-cell>
              <table:table-cell office:value-type="float" office:value="0.0106707317073171">
                <text:p>0.0106707317073171</text:p>
              </table:table-cell>
              <table:table-cell office:value-type="float" office:value="-0.0355691056910568">
                <text:p>-0.0355691056910568</text:p>
              </table:table-cell>
              <table:table-cell office:value-type="float" office:value="0.323932926829268">
                <text:p>0.323932926829268</text:p>
              </table:table-cell>
              <table:table-cell office:value-type="float" office:value="0.695630081300813">
                <text:p>0.695630081300813</text:p>
              </table:table-cell>
              <table:table-cell office:value-type="float" office:value="0.930386178861789">
                <text:p>0.930386178861789</text:p>
              </table:table-cell>
              <table:table-cell office:value-type="float" office:value="1.06592987804878">
                <text:p>1.06592987804878</text:p>
              </table:table-cell>
              <table:table-cell office:value-type="float" office:value="1.11623475609756">
                <text:p>1.11623475609756</text:p>
              </table:table-cell>
              <table:table-cell office:value-type="float" office:value="0.230818089430894">
                <text:p>0.230818089430894</text:p>
              </table:table-cell>
              <table:table-cell office:value-type="float" office:value="-0.14087906504065">
                <text:p>-0.14087906504065</text:p>
              </table:table-cell>
              <table:table-cell office:value-type="float" office:value="-0.375635162601626">
                <text:p>-0.375635162601626</text:p>
              </table:table-cell>
              <table:table-cell office:value-type="float" office:value="-0.511178861788618">
                <text:p>-0.511178861788618</text:p>
              </table:table-cell>
              <table:table-cell office:value-type="float" office:value="-0.561483739837398">
                <text:p>-0.561483739837398</text:p>
              </table:table-cell>
              <table:table-cell office:value-type="float" office:value="0.647865853658537">
                <text:p>0.647865853658537</text:p>
              </table:table-cell>
              <table:table-cell office:value-type="float" office:value="1.0967987804878">
                <text:p>1.0967987804878</text:p>
              </table:table-cell>
              <table:table-cell office:value-type="float" office:value="1.41438008130081">
                <text:p>1.41438008130081</text:p>
              </table:table-cell>
              <table:table-cell office:value-type="float" office:value="1.6098831300813">
                <text:p>1.6098831300813</text:p>
              </table:table-cell>
              <table:table-cell office:value-type="float" office:value="1.70642784552846">
                <text:p>1.70642784552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308734939759">
                <text:p>0.55308734939759</text:p>
              </table:table-cell>
              <table:table-cell office:value-type="float" office:value="0.55308734939759">
                <text:p>0.55308734939759</text:p>
              </table:table-cell>
              <table:table-cell office:value-type="float" office:value="0.851782128514056">
                <text:p>0.851782128514056</text:p>
              </table:table-cell>
              <table:table-cell office:value-type="float" office:value="0.979794176706827">
                <text:p>0.979794176706827</text:p>
              </table:table-cell>
              <table:table-cell office:value-type="float" office:value="1.0488202811245">
                <text:p>1.0488202811245</text:p>
              </table:table-cell>
              <table:table-cell office:value-type="float" office:value="1.03752510040161">
                <text:p>1.03752510040161</text:p>
              </table:table-cell>
              <table:table-cell office:value-type="float" office:value="0.231802208835341">
                <text:p>0.231802208835341</text:p>
              </table:table-cell>
              <table:table-cell office:value-type="float" office:value="0.151480923694779">
                <text:p>0.151480923694779</text:p>
              </table:table-cell>
              <table:table-cell office:value-type="float" office:value="0.0724146586345382">
                <text:p>0.0724146586345382</text:p>
              </table:table-cell>
              <table:table-cell office:value-type="float" office:value="0.0116716867469882">
                <text:p>0.0116716867469882</text:p>
              </table:table-cell>
              <table:table-cell office:value-type="float" office:value="-0.0341365461847392">
                <text:p>-0.0341365461847392</text:p>
              </table:table-cell>
              <table:table-cell office:value-type="float" office:value="0.321285140562249">
                <text:p>0.321285140562249</text:p>
              </table:table-cell>
              <table:table-cell office:value-type="float" office:value="0.687751004016064">
                <text:p>0.687751004016064</text:p>
              </table:table-cell>
              <table:table-cell office:value-type="float" office:value="0.927961847389558">
                <text:p>0.927961847389558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1571285140562">
                <text:p>1.11571285140562</text:p>
              </table:table-cell>
              <table:table-cell office:value-type="float" office:value="0.231802208835341">
                <text:p>0.231802208835341</text:p>
              </table:table-cell>
              <table:table-cell office:value-type="float" office:value="-0.134663654618474">
                <text:p>-0.134663654618474</text:p>
              </table:table-cell>
              <table:table-cell office:value-type="float" office:value="-0.374874497991968">
                <text:p>-0.374874497991968</text:p>
              </table:table-cell>
              <table:table-cell office:value-type="float" office:value="-0.519829317269076">
                <text:p>-0.519829317269076</text:p>
              </table:table-cell>
              <table:table-cell office:value-type="float" office:value="-0.562625502008032">
                <text:p>-0.562625502008032</text:p>
              </table:table-cell>
              <table:table-cell office:value-type="float" office:value="0.642570281124498">
                <text:p>0.642570281124498</text:p>
              </table:table-cell>
              <table:table-cell office:value-type="float" office:value="1.08923192771084">
                <text:p>1.08923192771084</text:p>
              </table:table-cell>
              <table:table-cell office:value-type="float" office:value="1.40850903614458">
                <text:p>1.40850903614458</text:p>
              </table:table-cell>
              <table:table-cell office:value-type="float" office:value="1.61420682730924">
                <text:p>1.61420682730924</text:p>
              </table:table-cell>
              <table:table-cell office:value-type="float" office:value="1.70419176706827">
                <text:p>1.70419176706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1463293650794">
                <text:p>0.551463293650794</text:p>
              </table:table-cell>
              <table:table-cell office:value-type="float" office:value="0.551463293650794">
                <text:p>0.551463293650794</text:p>
              </table:table-cell>
              <table:table-cell office:value-type="float" office:value="0.850322420634921">
                <text:p>0.850322420634921</text:p>
              </table:table-cell>
              <table:table-cell office:value-type="float" office:value="0.978050595238095">
                <text:p>0.978050595238095</text:p>
              </table:table-cell>
              <table:table-cell office:value-type="float" office:value="1.04873511904762">
                <text:p>1.04873511904762</text:p>
              </table:table-cell>
              <table:table-cell office:value-type="float" office:value="1.03633432539683">
                <text:p>1.03633432539683</text:p>
              </table:table-cell>
              <table:table-cell office:value-type="float" office:value="0.232762896825397">
                <text:p>0.232762896825397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111607142857142">
                <text:p>0.0111607142857142</text:p>
              </table:table-cell>
              <table:table-cell office:value-type="float" office:value="-0.0353422619047619">
                <text:p>-0.0353422619047619</text:p>
              </table:table-cell>
              <table:table-cell office:value-type="float" office:value="0.319940476190476">
                <text:p>0.319940476190476</text:p>
              </table:table-cell>
              <table:table-cell office:value-type="float" office:value="0.695064484126984">
                <text:p>0.695064484126984</text:p>
              </table:table-cell>
              <table:table-cell office:value-type="float" office:value="0.9296875">
                <text:p>0.9296875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1520337301587">
                <text:p>1.11520337301587</text:p>
              </table:table-cell>
              <table:table-cell office:value-type="float" office:value="0.231522817460317">
                <text:p>0.231522817460317</text:p>
              </table:table-cell>
              <table:table-cell office:value-type="float" office:value="-0.14360119047619">
                <text:p>-0.14360119047619</text:p>
              </table:table-cell>
              <table:table-cell office:value-type="float" office:value="-0.378224206349206">
                <text:p>-0.378224206349206</text:p>
              </table:table-cell>
              <table:table-cell office:value-type="float" office:value="-0.521453373015873">
                <text:p>-0.521453373015873</text:p>
              </table:table-cell>
              <table:table-cell office:value-type="float" office:value="-0.563740079365079">
                <text:p>-0.563740079365079</text:p>
              </table:table-cell>
              <table:table-cell office:value-type="float" office:value="0.639880952380952">
                <text:p>0.639880952380952</text:p>
              </table:table-cell>
              <table:table-cell office:value-type="float" office:value="1.0953621031746">
                <text:p>1.0953621031746</text:p>
              </table:table-cell>
              <table:table-cell office:value-type="float" office:value="1.4109623015873">
                <text:p>1.4109623015873</text:p>
              </table:table-cell>
              <table:table-cell office:value-type="float" office:value="1.61445932539683">
                <text:p>1.61445932539683</text:p>
              </table:table-cell>
              <table:table-cell office:value-type="float" office:value="1.70188492063492">
                <text:p>1.70188492063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9877450980392">
                <text:p>0.549877450980392</text:p>
              </table:table-cell>
              <table:table-cell office:value-type="float" office:value="0.549877450980392">
                <text:p>0.549877450980392</text:p>
              </table:table-cell>
              <table:table-cell office:value-type="float" office:value="0.851348039215686">
                <text:p>0.851348039215686</text:p>
              </table:table-cell>
              <table:table-cell office:value-type="float" office:value="0.977573529411765">
                <text:p>0.977573529411765</text:p>
              </table:table-cell>
              <table:table-cell office:value-type="float" office:value="1.04742647058824">
                <text:p>1.04742647058824</text:p>
              </table:table-cell>
              <table:table-cell office:value-type="float" office:value="1.03639705882353">
                <text:p>1.03639705882353</text:p>
              </table:table-cell>
              <table:table-cell office:value-type="float" office:value="0.233700980392157">
                <text:p>0.233700980392157</text:p>
              </table:table-cell>
              <table:table-cell office:value-type="float" office:value="0.149019607843137">
                <text:p>0.149019607843137</text:p>
              </table:table-cell>
              <table:table-cell office:value-type="float" office:value="0.0716911764705881">
                <text:p>0.0716911764705881</text:p>
              </table:table-cell>
              <table:table-cell office:value-type="float" office:value="0.00943627450980378">
                <text:p>0.00943627450980378</text:p>
              </table:table-cell>
              <table:table-cell office:value-type="float" office:value="-0.0352941176470587">
                <text:p>-0.0352941176470587</text:p>
              </table:table-cell>
              <table:table-cell office:value-type="float" office:value="0.317401960784314">
                <text:p>0.317401960784314</text:p>
              </table:table-cell>
              <table:table-cell office:value-type="float" office:value="0.696813725490196">
                <text:p>0.696813725490196</text:p>
              </table:table-cell>
              <table:table-cell office:value-type="float" office:value="0.928676470588235">
                <text:p>0.928676470588235</text:p>
              </table:table-cell>
              <table:table-cell office:value-type="float" office:value="1.07426470588235">
                <text:p>1.07426470588235</text:p>
              </table:table-cell>
              <table:table-cell office:value-type="float" office:value="1.11200980392157">
                <text:p>1.11200980392157</text:p>
              </table:table-cell>
              <table:table-cell office:value-type="float" office:value="0.232475490196078">
                <text:p>0.232475490196078</text:p>
              </table:table-cell>
              <table:table-cell office:value-type="float" office:value="-0.146936274509804">
                <text:p>-0.146936274509804</text:p>
              </table:table-cell>
              <table:table-cell office:value-type="float" office:value="-0.378799019607843">
                <text:p>-0.378799019607843</text:p>
              </table:table-cell>
              <table:table-cell office:value-type="float" office:value="-0.524387254901961">
                <text:p>-0.524387254901961</text:p>
              </table:table-cell>
              <table:table-cell office:value-type="float" office:value="-0.562132352941176">
                <text:p>-0.562132352941176</text:p>
              </table:table-cell>
              <table:table-cell office:value-type="float" office:value="0.634803921568627">
                <text:p>0.634803921568627</text:p>
              </table:table-cell>
              <table:table-cell office:value-type="float" office:value="1.09754901960784">
                <text:p>1.09754901960784</text:p>
              </table:table-cell>
              <table:table-cell office:value-type="float" office:value="1.40674019607843">
                <text:p>1.40674019607843</text:p>
              </table:table-cell>
              <table:table-cell office:value-type="float" office:value="1.61458333333333">
                <text:p>1.61458333333333</text:p>
              </table:table-cell>
              <table:table-cell office:value-type="float" office:value="1.69705882352941">
                <text:p>1.69705882352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8328488372093">
                <text:p>0.548328488372093</text:p>
              </table:table-cell>
              <table:table-cell office:value-type="float" office:value="0.548328488372093">
                <text:p>0.548328488372093</text:p>
              </table:table-cell>
              <table:table-cell office:value-type="float" office:value="0.848716085271318">
                <text:p>0.848716085271318</text:p>
              </table:table-cell>
              <table:table-cell office:value-type="float" office:value="0.975896317829457">
                <text:p>0.975896317829457</text:p>
              </table:table-cell>
              <table:table-cell office:value-type="float" office:value="1.04614825581395">
                <text:p>1.04614825581395</text:p>
              </table:table-cell>
              <table:table-cell office:value-type="float" office:value="1.03645833333333">
                <text:p>1.03645833333333</text:p>
              </table:table-cell>
              <table:table-cell office:value-type="float" office:value="0.234617248062016">
                <text:p>0.234617248062016</text:p>
              </table:table-cell>
              <table:table-cell office:value-type="float" office:value="0.148740310077519">
                <text:p>0.148740310077519</text:p>
              </table:table-cell>
              <table:table-cell office:value-type="float" office:value="0.0720687984496125">
                <text:p>0.0720687984496125</text:p>
              </table:table-cell>
              <table:table-cell office:value-type="float" office:value="0.00908430232558133">
                <text:p>0.00908430232558133</text:p>
              </table:table-cell>
              <table:table-cell office:value-type="float" office:value="-0.035247093023256">
                <text:p>-0.035247093023256</text:p>
              </table:table-cell>
              <table:table-cell office:value-type="float" office:value="0.314922480620155">
                <text:p>0.314922480620155</text:p>
              </table:table-cell>
              <table:table-cell office:value-type="float" office:value="0.689195736434108">
                <text:p>0.689195736434108</text:p>
              </table:table-cell>
              <table:table-cell office:value-type="float" office:value="0.927688953488372">
                <text:p>0.927688953488372</text:p>
              </table:table-cell>
              <table:table-cell office:value-type="float" office:value="1.07158430232558">
                <text:p>1.07158430232558</text:p>
              </table:table-cell>
              <table:table-cell office:value-type="float" office:value="1.11022286821705">
                <text:p>1.11022286821705</text:p>
              </table:table-cell>
              <table:table-cell office:value-type="float" office:value="0.233406007751938">
                <text:p>0.233406007751938</text:p>
              </table:table-cell>
              <table:table-cell office:value-type="float" office:value="-0.140867248062015">
                <text:p>-0.140867248062015</text:p>
              </table:table-cell>
              <table:table-cell office:value-type="float" office:value="-0.379360465116279">
                <text:p>-0.379360465116279</text:p>
              </table:table-cell>
              <table:table-cell office:value-type="float" office:value="-0.523255813953488">
                <text:p>-0.523255813953488</text:p>
              </table:table-cell>
              <table:table-cell office:value-type="float" office:value="-0.561894379844961">
                <text:p>-0.561894379844961</text:p>
              </table:table-cell>
              <table:table-cell office:value-type="float" office:value="0.62984496124031">
                <text:p>0.62984496124031</text:p>
              </table:table-cell>
              <table:table-cell office:value-type="float" office:value="1.08866279069767">
                <text:p>1.08866279069767</text:p>
              </table:table-cell>
              <table:table-cell office:value-type="float" office:value="1.40382751937985">
                <text:p>1.40382751937985</text:p>
              </table:table-cell>
              <table:table-cell office:value-type="float" office:value="1.61070736434109">
                <text:p>1.61070736434109</text:p>
              </table:table-cell>
              <table:table-cell office:value-type="float" office:value="1.6936773255814">
                <text:p>1.6936773255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6815134099617">
                <text:p>0.546815134099617</text:p>
              </table:table-cell>
              <table:table-cell office:value-type="float" office:value="0.546815134099617">
                <text:p>0.546815134099617</text:p>
              </table:table-cell>
              <table:table-cell office:value-type="float" office:value="0.847341954022988">
                <text:p>0.847341954022988</text:p>
              </table:table-cell>
              <table:table-cell office:value-type="float" office:value="0.974257662835249">
                <text:p>0.974257662835249</text:p>
              </table:table-cell>
              <table:table-cell office:value-type="float" office:value="1.04489942528736">
                <text:p>1.04489942528736</text:p>
              </table:table-cell>
              <table:table-cell office:value-type="float" office:value="1.03412356321839">
                <text:p>1.03412356321839</text:p>
              </table:table-cell>
              <table:table-cell office:value-type="float" office:value="0.234315134099617">
                <text:p>0.234315134099617</text:p>
              </table:table-cell>
              <table:table-cell office:value-type="float" office:value="0.149664750957855">
                <text:p>0.149664750957855</text:p>
              </table:table-cell>
              <table:table-cell office:value-type="float" office:value="0.0724377394636016">
                <text:p>0.0724377394636016</text:p>
              </table:table-cell>
              <table:table-cell office:value-type="float" office:value="0.00874042145593879">
                <text:p>0.00874042145593879</text:p>
              </table:table-cell>
              <table:table-cell office:value-type="float" office:value="-0.0349616858237549">
                <text:p>-0.0349616858237549</text:p>
              </table:table-cell>
              <table:table-cell office:value-type="float" office:value="0.3125">
                <text:p>0.3125</text:p>
              </table:table-cell>
              <table:table-cell office:value-type="float" office:value="0.69492337164751">
                <text:p>0.69492337164751</text:p>
              </table:table-cell>
              <table:table-cell office:value-type="float" office:value="0.925407088122605">
                <text:p>0.925407088122605</text:p>
              </table:table-cell>
              <table:table-cell office:value-type="float" office:value="1.06633141762452">
                <text:p>1.06633141762452</text:p>
              </table:table-cell>
              <table:table-cell office:value-type="float" office:value="1.11242816091954">
                <text:p>1.11242816091954</text:p>
              </table:table-cell>
              <table:table-cell office:value-type="float" office:value="0.234315134099617">
                <text:p>0.234315134099617</text:p>
              </table:table-cell>
              <table:table-cell office:value-type="float" office:value="-0.148108237547893">
                <text:p>-0.148108237547893</text:p>
              </table:table-cell>
              <table:table-cell office:value-type="float" office:value="-0.378591954022988">
                <text:p>-0.378591954022988</text:p>
              </table:table-cell>
              <table:table-cell office:value-type="float" office:value="-0.519516283524904">
                <text:p>-0.519516283524904</text:p>
              </table:table-cell>
              <table:table-cell office:value-type="float" office:value="-0.565613026819923">
                <text:p>-0.565613026819923</text:p>
              </table:table-cell>
              <table:table-cell office:value-type="float" office:value="0.625">
                <text:p>0.625</text:p>
              </table:table-cell>
              <table:table-cell office:value-type="float" office:value="1.09327107279693">
                <text:p>1.09327107279693</text:p>
              </table:table-cell>
              <table:table-cell office:value-type="float" office:value="1.40098180076628">
                <text:p>1.40098180076628</text:p>
              </table:table-cell>
              <table:table-cell office:value-type="float" office:value="1.60560344827586">
                <text:p>1.60560344827586</text:p>
              </table:table-cell>
              <table:table-cell office:value-type="float" office:value="1.69408524904215">
                <text:p>1.69408524904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336174242424">
                <text:p>0.545336174242424</text:p>
              </table:table-cell>
              <table:table-cell office:value-type="float" office:value="0.545336174242424">
                <text:p>0.545336174242424</text:p>
              </table:table-cell>
              <table:table-cell office:value-type="float" office:value="0.845999053030303">
                <text:p>0.845999053030303</text:p>
              </table:table-cell>
              <table:table-cell office:value-type="float" office:value="0.97265625">
                <text:p>0.97265625</text:p>
              </table:table-cell>
              <table:table-cell office:value-type="float" office:value="1.04367897727273">
                <text:p>1.04367897727273</text:p>
              </table:table-cell>
              <table:table-cell office:value-type="float" office:value="1.03302556818182">
                <text:p>1.03302556818182</text:p>
              </table:table-cell>
              <table:table-cell office:value-type="float" office:value="0.235203598484848">
                <text:p>0.235203598484848</text:p>
              </table:table-cell>
              <table:table-cell office:value-type="float" office:value="0.149266098484848">
                <text:p>0.149266098484848</text:p>
              </table:table-cell>
              <table:table-cell office:value-type="float" office:value="0.0727982954545454">
                <text:p>0.0727982954545454</text:p>
              </table:table-cell>
              <table:table-cell office:value-type="float" office:value="0.0110085227272725">
                <text:p>0.0110085227272725</text:p>
              </table:table-cell>
              <table:table-cell office:value-type="float" office:value="-0.0348011363636367">
                <text:p>-0.0348011363636367</text:p>
              </table:table-cell>
              <table:table-cell office:value-type="float" office:value="0.311316287878788">
                <text:p>0.311316287878788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924479166666667">
                <text:p>0.924479166666667</text:p>
              </table:table-cell>
              <table:table-cell office:value-type="float" office:value="1.0703125">
                <text:p>1.0703125</text:p>
              </table:table-cell>
              <table:table-cell office:value-type="float" office:value="1.11458333333333">
                <text:p>1.11458333333333</text:p>
              </table:table-cell>
              <table:table-cell office:value-type="float" office:value="0.234019886363636">
                <text:p>0.234019886363636</text:p>
              </table:table-cell>
              <table:table-cell office:value-type="float" office:value="-0.146070075757576">
                <text:p>-0.146070075757576</text:p>
              </table:table-cell>
              <table:table-cell office:value-type="float" office:value="-0.379142992424242">
                <text:p>-0.379142992424242</text:p>
              </table:table-cell>
              <table:table-cell office:value-type="float" office:value="-0.524976325757576">
                <text:p>-0.524976325757576</text:p>
              </table:table-cell>
              <table:table-cell office:value-type="float" office:value="-0.569247159090909">
                <text:p>-0.569247159090909</text:p>
              </table:table-cell>
              <table:table-cell office:value-type="float" office:value="0.622632575757576">
                <text:p>0.622632575757576</text:p>
              </table:table-cell>
              <table:table-cell office:value-type="float" office:value="1.08866003787879">
                <text:p>1.08866003787879</text:p>
              </table:table-cell>
              <table:table-cell office:value-type="float" office:value="1.39820075757576">
                <text:p>1.39820075757576</text:p>
              </table:table-cell>
              <table:table-cell office:value-type="float" office:value="1.60582386363636">
                <text:p>1.60582386363636</text:p>
              </table:table-cell>
              <table:table-cell office:value-type="float" office:value="1.69460227272727">
                <text:p>1.69460227272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3890449438202">
                <text:p>0.543890449438202</text:p>
              </table:table-cell>
              <table:table-cell office:value-type="float" office:value="0.543890449438202">
                <text:p>0.543890449438202</text:p>
              </table:table-cell>
              <table:table-cell office:value-type="float" office:value="0.844686329588015">
                <text:p>0.844686329588015</text:p>
              </table:table-cell>
              <table:table-cell office:value-type="float" office:value="0.971090823970037">
                <text:p>0.971090823970037</text:p>
              </table:table-cell>
              <table:table-cell office:value-type="float" office:value="1.04131554307116">
                <text:p>1.04131554307116</text:p>
              </table:table-cell>
              <table:table-cell office:value-type="float" office:value="1.03195224719101">
                <text:p>1.03195224719101</text:p>
              </table:table-cell>
              <table:table-cell office:value-type="float" office:value="0.236072097378277">
                <text:p>0.236072097378277</text:p>
              </table:table-cell>
              <table:table-cell office:value-type="float" office:value="0.147588951310861">
                <text:p>0.147588951310861</text:p>
              </table:table-cell>
              <table:table-cell office:value-type="float" office:value="0.07186329588015">
                <text:p>0.07186329588015</text:p>
              </table:table-cell>
              <table:table-cell office:value-type="float" office:value="0.00948033707865181">
                <text:p>0.00948033707865181</text:p>
              </table:table-cell>
              <table:table-cell office:value-type="float" office:value="-0.0346441947565543">
                <text:p>-0.0346441947565543</text:p>
              </table:table-cell>
              <table:table-cell office:value-type="float" office:value="0.308988764044944">
                <text:p>0.308988764044944</text:p>
              </table:table-cell>
              <table:table-cell office:value-type="float" office:value="0.689255617977528">
                <text:p>0.689255617977528</text:p>
              </table:table-cell>
              <table:table-cell office:value-type="float" office:value="0.93000936329588">
                <text:p>0.93000936329588</text:p>
              </table:table-cell>
              <table:table-cell office:value-type="float" office:value="1.06519194756554">
                <text:p>1.06519194756554</text:p>
              </table:table-cell>
              <table:table-cell office:value-type="float" office:value="1.11411516853933">
                <text:p>1.11411516853933</text:p>
              </table:table-cell>
              <table:table-cell office:value-type="float" office:value="0.234901685393258">
                <text:p>0.234901685393258</text:p>
              </table:table-cell>
              <table:table-cell office:value-type="float" office:value="-0.145365168539326">
                <text:p>-0.145365168539326</text:p>
              </table:table-cell>
              <table:table-cell office:value-type="float" office:value="-0.386118913857678">
                <text:p>-0.386118913857678</text:p>
              </table:table-cell>
              <table:table-cell office:value-type="float" office:value="-0.521301498127341">
                <text:p>-0.521301498127341</text:p>
              </table:table-cell>
              <table:table-cell office:value-type="float" office:value="-0.570224719101124">
                <text:p>-0.570224719101124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1.08544007490637">
                <text:p>1.08544007490637</text:p>
              </table:table-cell>
              <table:table-cell office:value-type="float" office:value="1.40191947565543">
                <text:p>1.40191947565543</text:p>
              </table:table-cell>
              <table:table-cell office:value-type="float" office:value="1.59948501872659">
                <text:p>1.59948501872659</text:p>
              </table:table-cell>
              <table:table-cell office:value-type="float" office:value="1.69253277153558">
                <text:p>1.69253277153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2476851851852">
                <text:p>0.542476851851852</text:p>
              </table:table-cell>
              <table:table-cell office:value-type="float" office:value="0.542476851851852">
                <text:p>0.542476851851852</text:p>
              </table:table-cell>
              <table:table-cell office:value-type="float" office:value="0.844560185185185">
                <text:p>0.844560185185185</text:p>
              </table:table-cell>
              <table:table-cell office:value-type="float" office:value="0.969560185185185">
                <text:p>0.969560185185185</text:p>
              </table:table-cell>
              <table:table-cell office:value-type="float" office:value="1.04131944444444">
                <text:p>1.04131944444444</text:p>
              </table:table-cell>
              <table:table-cell office:value-type="float" office:value="1.02974537037037">
                <text:p>1.02974537037037</text:p>
              </table:table-cell>
              <table:table-cell office:value-type="float" office:value="0.236921296296296">
                <text:p>0.236921296296296</text:p>
              </table:table-cell>
              <table:table-cell office:value-type="float" office:value="0.147106481481482">
                <text:p>0.147106481481482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103009259259259">
                <text:p>0.0103009259259259</text:p>
              </table:table-cell>
              <table:table-cell office:value-type="float" office:value="-0.0356481481481481">
                <text:p>-0.0356481481481481</text:p>
              </table:table-cell>
              <table:table-cell office:value-type="float" office:value="0.306712962962963">
                <text:p>0.306712962962963</text:p>
              </table:table-cell>
              <table:table-cell office:value-type="float" office:value="0.698611111111111">
                <text:p>0.698611111111111</text:p>
              </table:table-cell>
              <table:table-cell office:value-type="float" office:value="0.922685185185185">
                <text:p>0.922685185185185</text:p>
              </table:table-cell>
              <table:table-cell office:value-type="float" office:value="1.06655092592593">
                <text:p>1.06655092592593</text:p>
              </table:table-cell>
              <table:table-cell office:value-type="float" office:value="1.11238425925926">
                <text:p>1.11238425925926</text:p>
              </table:table-cell>
              <table:table-cell office:value-type="float" office:value="0.235763888888889">
                <text:p>0.235763888888889</text:p>
              </table:table-cell>
              <table:table-cell office:value-type="float" office:value="-0.156134259259259">
                <text:p>-0.156134259259259</text:p>
              </table:table-cell>
              <table:table-cell office:value-type="float" office:value="-0.380208333333333">
                <text:p>-0.380208333333333</text:p>
              </table:table-cell>
              <table:table-cell office:value-type="float" office:value="-0.524074074074074">
                <text:p>-0.524074074074074</text:p>
              </table:table-cell>
              <table:table-cell office:value-type="float" office:value="-0.569907407407407">
                <text:p>-0.569907407407407</text:p>
              </table:table-cell>
              <table:table-cell office:value-type="float" office:value="0.613425925925926">
                <text:p>0.613425925925926</text:p>
              </table:table-cell>
              <table:table-cell office:value-type="float" office:value="1.09513888888889">
                <text:p>1.09513888888889</text:p>
              </table:table-cell>
              <table:table-cell office:value-type="float" office:value="1.39282407407407">
                <text:p>1.39282407407407</text:p>
              </table:table-cell>
              <table:table-cell office:value-type="float" office:value="1.59861111111111">
                <text:p>1.59861111111111</text:p>
              </table:table-cell>
              <table:table-cell office:value-type="float" office:value="1.69039351851852">
                <text:p>1.69039351851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9949633699634">
                <text:p>0.539949633699634</text:p>
              </table:table-cell>
              <table:table-cell office:value-type="float" office:value="0.539949633699634">
                <text:p>0.539949633699634</text:p>
              </table:table-cell>
              <table:table-cell office:value-type="float" office:value="0.841002747252747">
                <text:p>0.841002747252747</text:p>
              </table:table-cell>
              <table:table-cell office:value-type="float" office:value="0.968063186813187">
                <text:p>0.968063186813187</text:p>
              </table:table-cell>
              <table:table-cell office:value-type="float" office:value="1.04017857142857">
                <text:p>1.04017857142857</text:p>
              </table:table-cell>
              <table:table-cell office:value-type="float" office:value="1.02987637362637">
                <text:p>1.02987637362637</text:p>
              </table:table-cell>
              <table:table-cell office:value-type="float" office:value="0.235462454212454">
                <text:p>0.235462454212454</text:p>
              </table:table-cell>
              <table:table-cell office:value-type="float" office:value="0.147092490842491">
                <text:p>0.14709249084249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0881410256410242">
                <text:p>0.00881410256410242</text:p>
              </table:table-cell>
              <table:table-cell office:value-type="float" office:value="-0.0354853479853481">
                <text:p>-0.0354853479853481</text:p>
              </table:table-cell>
              <table:table-cell office:value-type="float" office:value="0.304487179487179">
                <text:p>0.304487179487179</text:p>
              </table:table-cell>
              <table:table-cell office:value-type="float" office:value="0.686240842490842">
                <text:p>0.686240842490842</text:p>
              </table:table-cell>
              <table:table-cell office:value-type="float" office:value="0.915407509157509">
                <text:p>0.915407509157509</text:p>
              </table:table-cell>
              <table:table-cell office:value-type="float" office:value="1.06902472527473">
                <text:p>1.06902472527473</text:p>
              </table:table-cell>
              <table:table-cell office:value-type="float" office:value="1.11309523809524">
                <text:p>1.11309523809524</text:p>
              </table:table-cell>
              <table:table-cell office:value-type="float" office:value="0.235462454212454">
                <text:p>0.235462454212454</text:p>
              </table:table-cell>
              <table:table-cell office:value-type="float" office:value="-0.146291208791209">
                <text:p>-0.146291208791209</text:p>
              </table:table-cell>
              <table:table-cell office:value-type="float" office:value="-0.375457875457875">
                <text:p>-0.375457875457875</text:p>
              </table:table-cell>
              <table:table-cell office:value-type="float" office:value="-0.529075091575092">
                <text:p>-0.529075091575092</text:p>
              </table:table-cell>
              <table:table-cell office:value-type="float" office:value="-0.573145604395605">
                <text:p>-0.573145604395605</text:p>
              </table:table-cell>
              <table:table-cell office:value-type="float" office:value="0.608974358974359">
                <text:p>0.608974358974359</text:p>
              </table:table-cell>
              <table:table-cell office:value-type="float" office:value="1.08024267399267">
                <text:p>1.08024267399267</text:p>
              </table:table-cell>
              <table:table-cell office:value-type="float" office:value="1.3838141025641">
                <text:p>1.3838141025641</text:p>
              </table:table-cell>
              <table:table-cell office:value-type="float" office:value="1.60130494505495">
                <text:p>1.60130494505495</text:p>
              </table:table-cell>
              <table:table-cell office:value-type="float" office:value="1.68841575091575">
                <text:p>1.68841575091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38609601449275">
                <text:p>0.538609601449275</text:p>
              </table:table-cell>
              <table:table-cell office:value-type="float" office:value="0.538609601449275">
                <text:p>0.538609601449275</text:p>
              </table:table-cell>
              <table:table-cell office:value-type="float" office:value="0.839787137681159">
                <text:p>0.839787137681159</text:p>
              </table:table-cell>
              <table:table-cell office:value-type="float" office:value="0.966598731884058">
                <text:p>0.966598731884058</text:p>
              </table:table-cell>
              <table:table-cell office:value-type="float" office:value="1.03793025362319">
                <text:p>1.03793025362319</text:p>
              </table:table-cell>
              <table:table-cell office:value-type="float" office:value="1.0288722826087">
                <text:p>1.0288722826087</text:p>
              </table:table-cell>
              <table:table-cell office:value-type="float" office:value="0.23629981884058">
                <text:p>0.23629981884058</text:p>
              </table:table-cell>
              <table:table-cell office:value-type="float" office:value="0.146739130434783">
                <text:p>0.146739130434783</text:p>
              </table:table-cell>
              <table:table-cell office:value-type="float" office:value="0.0717844202898552">
                <text:p>0.0717844202898552</text:p>
              </table:table-cell>
              <table:table-cell office:value-type="float" office:value="0.00860507246376829">
                <text:p>0.00860507246376829</text:p>
              </table:table-cell>
              <table:table-cell office:value-type="float" office:value="-0.0353260869565217">
                <text:p>-0.0353260869565217</text:p>
              </table:table-cell>
              <table:table-cell office:value-type="float" office:value="0.303442028985507">
                <text:p>0.303442028985507</text:p>
              </table:table-cell>
              <table:table-cell office:value-type="float" office:value="0.696671195652174">
                <text:p>0.696671195652174</text:p>
              </table:table-cell>
              <table:table-cell office:value-type="float" office:value="0.92085597826087">
                <text:p>0.92085597826087</text:p>
              </table:table-cell>
              <table:table-cell office:value-type="float" office:value="1.06283967391304">
                <text:p>1.06283967391304</text:p>
              </table:table-cell>
              <table:table-cell office:value-type="float" office:value="1.11141304347826">
                <text:p>1.11141304347826</text:p>
              </table:table-cell>
              <table:table-cell office:value-type="float" office:value="0.235167572463768">
                <text:p>0.235167572463768</text:p>
              </table:table-cell>
              <table:table-cell office:value-type="float" office:value="-0.158061594202899">
                <text:p>-0.158061594202899</text:p>
              </table:table-cell>
              <table:table-cell office:value-type="float" office:value="-0.382246376811594">
                <text:p>-0.382246376811594</text:p>
              </table:table-cell>
              <table:table-cell office:value-type="float" office:value="-0.524230072463768">
                <text:p>-0.524230072463768</text:p>
              </table:table-cell>
              <table:table-cell office:value-type="float" office:value="-0.572803442028986">
                <text:p>-0.572803442028986</text:p>
              </table:table-cell>
              <table:table-cell office:value-type="float" office:value="0.606884057971014">
                <text:p>0.606884057971014</text:p>
              </table:table-cell>
              <table:table-cell office:value-type="float" office:value="1.08967391304348">
                <text:p>1.08967391304348</text:p>
              </table:table-cell>
              <table:table-cell office:value-type="float" office:value="1.3888134057971">
                <text:p>1.3888134057971</text:p>
              </table:table-cell>
              <table:table-cell office:value-type="float" office:value="1.59273097826087">
                <text:p>1.59273097826087</text:p>
              </table:table-cell>
              <table:table-cell office:value-type="float" office:value="1.68523550724638">
                <text:p>1.68523550724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37298387096774">
                <text:p>0.537298387096774</text:p>
              </table:table-cell>
              <table:table-cell office:value-type="float" office:value="0.537298387096774">
                <text:p>0.537298387096774</text:p>
              </table:table-cell>
              <table:table-cell office:value-type="float" office:value="0.838597670250896">
                <text:p>0.838597670250896</text:p>
              </table:table-cell>
              <table:table-cell office:value-type="float" office:value="0.965165770609319">
                <text:p>0.965165770609319</text:p>
              </table:table-cell>
              <table:table-cell office:value-type="float" office:value="1.03853046594982">
                <text:p>1.03853046594982</text:p>
              </table:table-cell>
              <table:table-cell office:value-type="float" office:value="1.02900985663082">
                <text:p>1.02900985663082</text:p>
              </table:table-cell>
              <table:table-cell office:value-type="float" office:value="0.23711917562724">
                <text:p>0.23711917562724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0696684587813621">
                <text:p>0.0696684587813621</text:p>
              </table:table-cell>
              <table:table-cell office:value-type="float" office:value="0.00996863799283143">
                <text:p>0.00996863799283143</text:p>
              </table:table-cell>
              <table:table-cell office:value-type="float" office:value="-0.035282258064516">
                <text:p>-0.035282258064516</text:p>
              </table:table-cell>
              <table:table-cell office:value-type="float" office:value="0.301299283154122">
                <text:p>0.301299283154122</text:p>
              </table:table-cell>
              <table:table-cell office:value-type="float" office:value="0.685931899641577">
                <text:p>0.685931899641577</text:p>
              </table:table-cell>
              <table:table-cell office:value-type="float" office:value="0.92002688172043">
                <text:p>0.92002688172043</text:p>
              </table:table-cell>
              <table:table-cell office:value-type="float" office:value="1.06418010752688">
                <text:p>1.06418010752688</text:p>
              </table:table-cell>
              <table:table-cell office:value-type="float" office:value="1.11099910394265">
                <text:p>1.11099910394265</text:p>
              </table:table-cell>
              <table:table-cell office:value-type="float" office:value="0.235999103942652">
                <text:p>0.235999103942652</text:p>
              </table:table-cell>
              <table:table-cell office:value-type="float" office:value="-0.148633512544803">
                <text:p>-0.148633512544803</text:p>
              </table:table-cell>
              <table:table-cell office:value-type="float" office:value="-0.382728494623656">
                <text:p>-0.382728494623656</text:p>
              </table:table-cell>
              <table:table-cell office:value-type="float" office:value="-0.526881720430108">
                <text:p>-0.526881720430108</text:p>
              </table:table-cell>
              <table:table-cell office:value-type="float" office:value="-0.573700716845878">
                <text:p>-0.573700716845878</text:p>
              </table:table-cell>
              <table:table-cell office:value-type="float" office:value="0.602598566308244">
                <text:p>0.602598566308244</text:p>
              </table:table-cell>
              <table:table-cell office:value-type="float" office:value="1.07795698924731">
                <text:p>1.07795698924731</text:p>
              </table:table-cell>
              <table:table-cell office:value-type="float" office:value="1.38754480286738">
                <text:p>1.38754480286738</text:p>
              </table:table-cell>
              <table:table-cell office:value-type="float" office:value="1.59150985663082">
                <text:p>1.59150985663082</text:p>
              </table:table-cell>
              <table:table-cell office:value-type="float" office:value="1.68469982078853">
                <text:p>1.68469982078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4906914893617">
                <text:p>0.534906914893617</text:p>
              </table:table-cell>
              <table:table-cell office:value-type="float" office:value="0.534906914893617">
                <text:p>0.534906914893617</text:p>
              </table:table-cell>
              <table:table-cell office:value-type="float" office:value="0.837433510638298">
                <text:p>0.837433510638298</text:p>
              </table:table-cell>
              <table:table-cell office:value-type="float" office:value="0.96376329787234">
                <text:p>0.96376329787234</text:p>
              </table:table-cell>
              <table:table-cell office:value-type="float" office:value="1.0384530141844">
                <text:p>1.0384530141844</text:p>
              </table:table-cell>
              <table:table-cell office:value-type="float" office:value="1.02870124113475">
                <text:p>1.02870124113475</text:p>
              </table:table-cell>
              <table:table-cell office:value-type="float" office:value="0.235704787234042">
                <text:p>0.235704787234042</text:p>
              </table:table-cell>
              <table:table-cell office:value-type="float" office:value="0.143727836879433">
                <text:p>0.143727836879433</text:p>
              </table:table-cell>
              <table:table-cell office:value-type="float" office:value="0.0713652482269505">
                <text:p>0.0713652482269505</text:p>
              </table:table-cell>
              <table:table-cell office:value-type="float" office:value="0.0119680851063828">
                <text:p>0.0119680851063828</text:p>
              </table:table-cell>
              <table:table-cell office:value-type="float" office:value="-0.0367907801418439">
                <text:p>-0.0367907801418439</text:p>
              </table:table-cell>
              <table:table-cell office:value-type="float" office:value="0.300310283687943">
                <text:p>0.300310283687943</text:p>
              </table:table-cell>
              <table:table-cell office:value-type="float" office:value="0.688718971631206">
                <text:p>0.688718971631206</text:p>
              </table:table-cell>
              <table:table-cell office:value-type="float" office:value="0.919104609929078">
                <text:p>0.919104609929078</text:p>
              </table:table-cell>
              <table:table-cell office:value-type="float" office:value="1.06294326241135">
                <text:p>1.06294326241135</text:p>
              </table:table-cell>
              <table:table-cell office:value-type="float" office:value="1.11048315602837">
                <text:p>1.11048315602837</text:p>
              </table:table-cell>
              <table:table-cell office:value-type="float" office:value="0.234596631205674">
                <text:p>0.234596631205674</text:p>
              </table:table-cell>
              <table:table-cell office:value-type="float" office:value="-0.153812056737589">
                <text:p>-0.153812056737589</text:p>
              </table:table-cell>
              <table:table-cell office:value-type="float" office:value="-0.384197695035461">
                <text:p>-0.384197695035461</text:p>
              </table:table-cell>
              <table:table-cell office:value-type="float" office:value="-0.528036347517731">
                <text:p>-0.528036347517731</text:p>
              </table:table-cell>
              <table:table-cell office:value-type="float" office:value="-0.575576241134752">
                <text:p>-0.575576241134752</text:p>
              </table:table-cell>
              <table:table-cell office:value-type="float" office:value="0.600620567375887">
                <text:p>0.600620567375887</text:p>
              </table:table-cell>
              <table:table-cell office:value-type="float" office:value="1.08100620567376">
                <text:p>1.08100620567376</text:p>
              </table:table-cell>
              <table:table-cell office:value-type="float" office:value="1.38375443262411">
                <text:p>1.38375443262411</text:p>
              </table:table-cell>
              <table:table-cell office:value-type="float" office:value="1.58588209219858">
                <text:p>1.58588209219858</text:p>
              </table:table-cell>
              <table:table-cell office:value-type="float" office:value="1.68218085106383">
                <text:p>1.68218085106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3662280701754">
                <text:p>0.533662280701754</text:p>
              </table:table-cell>
              <table:table-cell office:value-type="float" office:value="0.533662280701754">
                <text:p>0.533662280701754</text:p>
              </table:table-cell>
              <table:table-cell office:value-type="float" office:value="0.836293859649123">
                <text:p>0.836293859649123</text:p>
              </table:table-cell>
              <table:table-cell office:value-type="float" office:value="0.963486842105263">
                <text:p>0.963486842105263</text:p>
              </table:table-cell>
              <table:table-cell office:value-type="float" office:value="1.03837719298246">
                <text:p>1.03837719298246</text:p>
              </table:table-cell>
              <table:table-cell office:value-type="float" office:value="1.02872807017544">
                <text:p>1.02872807017544</text:p>
              </table:table-cell>
              <table:table-cell office:value-type="float" office:value="0.236513157894737">
                <text:p>0.236513157894737</text:p>
              </table:table-cell>
              <table:table-cell office:value-type="float" office:value="0.142214912280702">
                <text:p>0.142214912280702</text:p>
              </table:table-cell>
              <table:table-cell office:value-type="float" office:value="0.0716008771929824">
                <text:p>0.0716008771929824</text:p>
              </table:table-cell>
              <table:table-cell office:value-type="float" office:value="0.0138157894736841">
                <text:p>0.0138157894736841</text:p>
              </table:table-cell>
              <table:table-cell office:value-type="float" office:value="-0.0356359649122806">
                <text:p>-0.0356359649122806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684320175438596">
                <text:p>0.684320175438596</text:p>
              </table:table-cell>
              <table:table-cell office:value-type="float" office:value="0.915899122807017">
                <text:p>0.915899122807017</text:p>
              </table:table-cell>
              <table:table-cell office:value-type="float" office:value="1.06184210526316">
                <text:p>1.06184210526316</text:p>
              </table:table-cell>
              <table:table-cell office:value-type="float" office:value="1.11129385964912">
                <text:p>1.11129385964912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-0.150657894736842">
                <text:p>-0.150657894736842</text:p>
              </table:table-cell>
              <table:table-cell office:value-type="float" office:value="-0.382236842105263">
                <text:p>-0.382236842105263</text:p>
              </table:table-cell>
              <table:table-cell office:value-type="float" office:value="-0.528179824561404">
                <text:p>-0.528179824561404</text:p>
              </table:table-cell>
              <table:table-cell office:value-type="float" office:value="-0.577631578947369">
                <text:p>-0.577631578947369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1.07565789473684">
                <text:p>1.07565789473684</text:p>
              </table:table-cell>
              <table:table-cell office:value-type="float" office:value="1.37905701754386">
                <text:p>1.37905701754386</text:p>
              </table:table-cell>
              <table:table-cell office:value-type="float" office:value="1.58289473684211">
                <text:p>1.58289473684211</text:p>
              </table:table-cell>
              <table:table-cell office:value-type="float" office:value="1.68059210526316">
                <text:p>1.68059210526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1358506944444">
                <text:p>0.531358506944444</text:p>
              </table:table-cell>
              <table:table-cell office:value-type="float" office:value="0.531358506944444">
                <text:p>0.531358506944444</text:p>
              </table:table-cell>
              <table:table-cell office:value-type="float" office:value="0.834092881944444">
                <text:p>0.834092881944444</text:p>
              </table:table-cell>
              <table:table-cell office:value-type="float" office:value="0.961046006944444">
                <text:p>0.961046006944444</text:p>
              </table:table-cell>
              <table:table-cell office:value-type="float" office:value="1.037109375">
                <text:p>1.037109375</text:p>
              </table:table-cell>
              <table:table-cell office:value-type="float" office:value="1.02756076388889">
                <text:p>1.02756076388889</text:p>
              </table:table-cell>
              <table:table-cell office:value-type="float" office:value="0.235134548611111">
                <text:p>0.235134548611111</text:p>
              </table:table-cell>
              <table:table-cell office:value-type="float" office:value="0.142144097222222">
                <text:p>0.142144097222222</text:p>
              </table:table-cell>
              <table:table-cell office:value-type="float" office:value="0.0709635416666665">
                <text:p>0.0709635416666665</text:p>
              </table:table-cell>
              <table:table-cell office:value-type="float" office:value="0.0121527777777777">
                <text:p>0.0121527777777777</text:p>
              </table:table-cell>
              <table:table-cell office:value-type="float" office:value="-0.0355902777777779">
                <text:p>-0.0355902777777779</text:p>
              </table:table-cell>
              <table:table-cell office:value-type="float" office:value="0.296223958333333">
                <text:p>0.296223958333333</text:p>
              </table:table-cell>
              <table:table-cell office:value-type="float" office:value="0.685872395833333">
                <text:p>0.685872395833333</text:p>
              </table:table-cell>
              <table:table-cell office:value-type="float" office:value="0.913845486111111">
                <text:p>0.913845486111111</text:p>
              </table:table-cell>
              <table:table-cell office:value-type="float" office:value="1.06184895833333">
                <text:p>1.06184895833333</text:p>
              </table:table-cell>
              <table:table-cell office:value-type="float" office:value="1.1083984375">
                <text:p>1.1083984375</text:p>
              </table:table-cell>
              <table:table-cell office:value-type="float" office:value="0.235134548611111">
                <text:p>0.235134548611111</text:p>
              </table:table-cell>
              <table:table-cell office:value-type="float" office:value="-0.154513888888889">
                <text:p>-0.154513888888889</text:p>
              </table:table-cell>
              <table:table-cell office:value-type="float" office:value="-0.382486979166667">
                <text:p>-0.382486979166667</text:p>
              </table:table-cell>
              <table:table-cell office:value-type="float" office:value="-0.530490451388889">
                <text:p>-0.530490451388889</text:p>
              </table:table-cell>
              <table:table-cell office:value-type="float" office:value="-0.577039930555556">
                <text:p>-0.577039930555556</text:p>
              </table:table-cell>
              <table:table-cell office:value-type="float" office:value="0.592447916666667">
                <text:p>0.592447916666667</text:p>
              </table:table-cell>
              <table:table-cell office:value-type="float" office:value="1.076171875">
                <text:p>1.076171875</text:p>
              </table:table-cell>
              <table:table-cell office:value-type="float" office:value="1.37532552083333">
                <text:p>1.37532552083333</text:p>
              </table:table-cell>
              <table:table-cell office:value-type="float" office:value="1.5810546875">
                <text:p>1.5810546875</text:p>
              </table:table-cell>
              <table:table-cell office:value-type="float" office:value="1.67534722222222">
                <text:p>1.6753472222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0176116838488">
                <text:p>0.530176116838488</text:p>
              </table:table-cell>
              <table:table-cell office:value-type="float" office:value="0.530176116838488">
                <text:p>0.530176116838488</text:p>
              </table:table-cell>
              <table:table-cell office:value-type="float" office:value="0.83301116838488">
                <text:p>0.83301116838488</text:p>
              </table:table-cell>
              <table:table-cell office:value-type="float" office:value="0.959729381443299">
                <text:p>0.959729381443299</text:p>
              </table:table-cell>
              <table:table-cell office:value-type="float" office:value="1.03704896907217">
                <text:p>1.03704896907217</text:p>
              </table:table-cell>
              <table:table-cell office:value-type="float" office:value="1.02759879725086">
                <text:p>1.02759879725086</text:p>
              </table:table-cell>
              <table:table-cell office:value-type="float" office:value="0.235932130584192">
                <text:p>0.235932130584192</text:p>
              </table:table-cell>
              <table:table-cell office:value-type="float" office:value="0.140678694158076">
                <text:p>0.140678694158076</text:p>
              </table:table-cell>
              <table:table-cell office:value-type="float" office:value="0.0701245704467355">
                <text:p>0.0701245704467355</text:p>
              </table:table-cell>
              <table:table-cell office:value-type="float" office:value="0.0127792096219932">
                <text:p>0.0127792096219932</text:p>
              </table:table-cell>
              <table:table-cell office:value-type="float" office:value="-0.0344716494845361">
                <text:p>-0.0344716494845361</text:p>
              </table:table-cell>
              <table:table-cell office:value-type="float" office:value="0.295317869415808">
                <text:p>0.295317869415808</text:p>
              </table:table-cell>
              <table:table-cell office:value-type="float" office:value="0.6875">
                <text:p>0.6875</text:p>
              </table:table-cell>
              <table:table-cell office:value-type="float" office:value="0.91076030927835">
                <text:p>0.91076030927835</text:p>
              </table:table-cell>
              <table:table-cell office:value-type="float" office:value="1.05841924398625">
                <text:p>1.05841924398625</text:p>
              </table:table-cell>
              <table:table-cell office:value-type="float" office:value="1.10803264604811">
                <text:p>1.10803264604811</text:p>
              </table:table-cell>
              <table:table-cell office:value-type="float" office:value="0.23485824742268">
                <text:p>0.23485824742268</text:p>
              </table:table-cell>
              <table:table-cell office:value-type="float" office:value="-0.157323883161512">
                <text:p>-0.157323883161512</text:p>
              </table:table-cell>
              <table:table-cell office:value-type="float" office:value="-0.380584192439862">
                <text:p>-0.380584192439862</text:p>
              </table:table-cell>
              <table:table-cell office:value-type="float" office:value="-0.528243127147766">
                <text:p>-0.528243127147766</text:p>
              </table:table-cell>
              <table:table-cell office:value-type="float" office:value="-0.577856529209622">
                <text:p>-0.577856529209622</text:p>
              </table:table-cell>
              <table:table-cell office:value-type="float" office:value="0.590635738831615">
                <text:p>0.590635738831615</text:p>
              </table:table-cell>
              <table:table-cell office:value-type="float" office:value="1.07807130584192">
                <text:p>1.07807130584192</text:p>
              </table:table-cell>
              <table:table-cell office:value-type="float" office:value="1.37188573883162">
                <text:p>1.37188573883162</text:p>
              </table:table-cell>
              <table:table-cell office:value-type="float" office:value="1.57581615120275">
                <text:p>1.57581615120275</text:p>
              </table:table-cell>
              <table:table-cell office:value-type="float" office:value="1.67268041237113">
                <text:p>1.67268041237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7954931972789">
                <text:p>0.527954931972789</text:p>
              </table:table-cell>
              <table:table-cell office:value-type="float" office:value="0.527954931972789">
                <text:p>0.527954931972789</text:p>
              </table:table-cell>
              <table:table-cell office:value-type="float" office:value="0.831951530612245">
                <text:p>0.831951530612245</text:p>
              </table:table-cell>
              <table:table-cell office:value-type="float" office:value="0.957376700680272">
                <text:p>0.957376700680272</text:p>
              </table:table-cell>
              <table:table-cell office:value-type="float" office:value="1.03698979591837">
                <text:p>1.03698979591837</text:p>
              </table:table-cell>
              <table:table-cell office:value-type="float" office:value="1.02646683673469">
                <text:p>1.02646683673469</text:p>
              </table:table-cell>
              <table:table-cell office:value-type="float" office:value="0.234587585034014">
                <text:p>0.234587585034014</text:p>
              </table:table-cell>
              <table:table-cell office:value-type="float" office:value="0.140518707482993">
                <text:p>0.140518707482993</text:p>
              </table:table-cell>
              <table:table-cell office:value-type="float" office:value="0.0695153061224489">
                <text:p>0.0695153061224489</text:p>
              </table:table-cell>
              <table:table-cell office:value-type="float" office:value="0.012329931972789">
                <text:p>0.012329931972789</text:p>
              </table:table-cell>
              <table:table-cell office:value-type="float" office:value="-0.0332695578231292">
                <text:p>-0.0332695578231292</text:p>
              </table:table-cell>
              <table:table-cell office:value-type="float" office:value="0.293367346938776">
                <text:p>0.293367346938776</text:p>
              </table:table-cell>
              <table:table-cell office:value-type="float" office:value="0.691326530612245">
                <text:p>0.691326530612245</text:p>
              </table:table-cell>
              <table:table-cell office:value-type="float" office:value="0.911139455782313">
                <text:p>0.911139455782313</text:p>
              </table:table-cell>
              <table:table-cell office:value-type="float" office:value="1.05846088435374">
                <text:p>1.05846088435374</text:p>
              </table:table-cell>
              <table:table-cell office:value-type="float" office:value="1.10639880952381">
                <text:p>1.10639880952381</text:p>
              </table:table-cell>
              <table:table-cell office:value-type="float" office:value="0.234587585034014">
                <text:p>0.234587585034014</text:p>
              </table:table-cell>
              <table:table-cell office:value-type="float" office:value="-0.163371598639456">
                <text:p>-0.163371598639456</text:p>
              </table:table-cell>
              <table:table-cell office:value-type="float" office:value="-0.383184523809524">
                <text:p>-0.383184523809524</text:p>
              </table:table-cell>
              <table:table-cell office:value-type="float" office:value="-0.530505952380952">
                <text:p>-0.530505952380952</text:p>
              </table:table-cell>
              <table:table-cell office:value-type="float" office:value="-0.57844387755102">
                <text:p>-0.57844387755102</text:p>
              </table:table-cell>
              <table:table-cell office:value-type="float" office:value="0.586734693877551">
                <text:p>0.586734693877551</text:p>
              </table:table-cell>
              <table:table-cell office:value-type="float" office:value="1.07982568027211">
                <text:p>1.07982568027211</text:p>
              </table:table-cell>
              <table:table-cell office:value-type="float" office:value="1.36947278911565">
                <text:p>1.36947278911565</text:p>
              </table:table-cell>
              <table:table-cell office:value-type="float" office:value="1.57408588435374">
                <text:p>1.57408588435374</text:p>
              </table:table-cell>
              <table:table-cell office:value-type="float" office:value="1.66762329931973">
                <text:p>1.66762329931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5778619528619">
                <text:p>0.525778619528619</text:p>
              </table:table-cell>
              <table:table-cell office:value-type="float" office:value="0.525778619528619">
                <text:p>0.525778619528619</text:p>
              </table:table-cell>
              <table:table-cell office:value-type="float" office:value="0.8309132996633">
                <text:p>0.8309132996633</text:p>
              </table:table-cell>
              <table:table-cell office:value-type="float" office:value="0.956123737373737">
                <text:p>0.956123737373737</text:p>
              </table:table-cell>
              <table:table-cell office:value-type="float" office:value="1.03693181818182">
                <text:p>1.03693181818182</text:p>
              </table:table-cell>
              <table:table-cell office:value-type="float" office:value="1.02767255892256">
                <text:p>1.02767255892256</text:p>
              </table:table-cell>
              <table:table-cell office:value-type="float" office:value="0.23432239057239">
                <text:p>0.23432239057239</text:p>
              </table:table-cell>
              <table:table-cell office:value-type="float" office:value="0.138047138047138">
                <text:p>0.138047138047138</text:p>
              </table:table-cell>
              <table:table-cell office:value-type="float" office:value="0.0688131313131313">
                <text:p>0.0688131313131313</text:p>
              </table:table-cell>
              <table:table-cell office:value-type="float" office:value="0.0153619528619529">
                <text:p>0.0153619528619529</text:p>
              </table:table-cell>
              <table:table-cell office:value-type="float" office:value="-0.034406565656566">
                <text:p>-0.034406565656566</text:p>
              </table:table-cell>
              <table:table-cell office:value-type="float" office:value="0.292508417508417">
                <text:p>0.292508417508417</text:p>
              </table:table-cell>
              <table:table-cell office:value-type="float" office:value="0.686973905723906">
                <text:p>0.686973905723906</text:p>
              </table:table-cell>
              <table:table-cell office:value-type="float" office:value="0.909196127946128">
                <text:p>0.909196127946128</text:p>
              </table:table-cell>
              <table:table-cell office:value-type="float" office:value="1.05618686868687">
                <text:p>1.05618686868687</text:p>
              </table:table-cell>
              <table:table-cell office:value-type="float" office:value="1.10595538720539">
                <text:p>1.10595538720539</text:p>
              </table:table-cell>
              <table:table-cell office:value-type="float" office:value="0.233270202020202">
                <text:p>0.233270202020202</text:p>
              </table:table-cell>
              <table:table-cell office:value-type="float" office:value="-0.161195286195286">
                <text:p>-0.161195286195286</text:p>
              </table:table-cell>
              <table:table-cell office:value-type="float" office:value="-0.383417508417508">
                <text:p>-0.383417508417508</text:p>
              </table:table-cell>
              <table:table-cell office:value-type="float" office:value="-0.530408249158249">
                <text:p>-0.530408249158249</text:p>
              </table:table-cell>
              <table:table-cell office:value-type="float" office:value="-0.580176767676768">
                <text:p>-0.580176767676768</text:p>
              </table:table-cell>
              <table:table-cell office:value-type="float" office:value="0.585016835016835">
                <text:p>0.585016835016835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1.3660563973064">
                <text:p>1.3660563973064</text:p>
              </table:table-cell>
              <table:table-cell office:value-type="float" office:value="1.56660353535354">
                <text:p>1.56660353535354</text:p>
              </table:table-cell>
              <table:table-cell office:value-type="float" office:value="1.66614057239057">
                <text:p>1.66614057239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46875">
                <text:p>0.5246875</text:p>
              </table:table-cell>
              <table:table-cell office:value-type="float" office:value="0.5246875">
                <text:p>0.5246875</text:p>
              </table:table-cell>
              <table:table-cell office:value-type="float" office:value="0.829895833333333">
                <text:p>0.829895833333333</text:p>
              </table:table-cell>
              <table:table-cell office:value-type="float" office:value="0.9559375">
                <text:p>0.9559375</text:p>
              </table:table-cell>
              <table:table-cell office:value-type="float" office:value="1.036875">
                <text:p>1.036875</text:p>
              </table:table-cell>
              <table:table-cell office:value-type="float" office:value="1.02885416666667">
                <text:p>1.02885416666667</text:p>
              </table:table-cell>
              <table:table-cell office:value-type="float" office:value="0.235104166666667">
                <text:p>0.235104166666667</text:p>
              </table:table-cell>
              <table:table-cell office:value-type="float" office:value="0.1378125">
                <text:p>0.1378125</text:p>
              </table:table-cell>
              <table:table-cell office:value-type="float" office:value="0.0679166666666666">
                <text:p>0.0679166666666666</text:p>
              </table:table-cell>
              <table:table-cell office:value-type="float" office:value="0.0159374999999999">
                <text:p>0.0159374999999999</text:p>
              </table:table-cell>
              <table:table-cell office:value-type="float" office:value="-0.0321875">
                <text:p>-0.0321875</text:p>
              </table:table-cell>
              <table:table-cell office:value-type="float" office:value="0.290625">
                <text:p>0.290625</text:p>
              </table:table-cell>
              <table:table-cell office:value-type="float" office:value="0.688541666666667">
                <text:p>0.688541666666667</text:p>
              </table:table-cell>
              <table:table-cell office:value-type="float" office:value="0.907395833333333">
                <text:p>0.907395833333333</text:p>
              </table:table-cell>
              <table:table-cell office:value-type="float" office:value="1.05864583333333">
                <text:p>1.05864583333333</text:p>
              </table:table-cell>
              <table:table-cell office:value-type="float" office:value="1.10677083333333">
                <text:p>1.10677083333333</text:p>
              </table:table-cell>
              <table:table-cell office:value-type="float" office:value="0.2340625">
                <text:p>0.2340625</text:p>
              </table:table-cell>
              <table:table-cell office:value-type="float" office:value="-0.163854166666667">
                <text:p>-0.163854166666667</text:p>
              </table:table-cell>
              <table:table-cell office:value-type="float" office:value="-0.382708333333333">
                <text:p>-0.382708333333333</text:p>
              </table:table-cell>
              <table:table-cell office:value-type="float" office:value="-0.533958333333333">
                <text:p>-0.533958333333333</text:p>
              </table:table-cell>
              <table:table-cell office:value-type="float" office:value="-0.582083333333333">
                <text:p>-0.582083333333333</text:p>
              </table:table-cell>
              <table:table-cell office:value-type="float" office:value="0.58125">
                <text:p>0.58125</text:p>
              </table:table-cell>
              <table:table-cell office:value-type="float" office:value="1.07645833333333">
                <text:p>1.07645833333333</text:p>
              </table:table-cell>
              <table:table-cell office:value-type="float" office:value="1.3640625">
                <text:p>1.3640625</text:p>
              </table:table-cell>
              <table:table-cell office:value-type="float" office:value="1.56739583333333">
                <text:p>1.56739583333333</text:p>
              </table:table-cell>
              <table:table-cell office:value-type="float" office:value="1.66479166666667">
                <text:p>1.664791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309cm" svg:height="20.293cm" xlink:href=".." xlink:type="simple" chart:class="chart:line" chart:style-name="ch1">
        <chart:legend chart:legend-position="end" svg:x="40.017cm" svg:y="8.851cm" style:legend-expansion="high" chart:style-name="ch2"/>
        <chart:plot-area chart:style-name="ch3" table:cell-range-address="Def1_Zipped_Noise_Test_StartwithCHAMP2.H1:Def1_Zipped_Noise_Test_StartwithCHAMP2.L101" chart:data-source-has-labels="row" svg:x="0.926cm" svg:y="0.405cm" svg:width="38.165cm" svg:height="19.483cm">
          <chartooo:coordinate-region svg:x="1.759cm" svg:y="0.605cm" svg:width="37.332cm" svg:height="19.0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H2:Def1_Zipped_Noise_Test_StartwithCHAMP2.H101" chart:label-cell-address="Def1_Zipped_Noise_Test_StartwithCHAMP2.H1:Def1_Zipped_Noise_Test_StartwithCHAMP2.H1" chart:class="chart:line">
            <chart:data-point chart:repeated="100"/>
          </chart:series>
          <chart:series chart:style-name="ch7" chart:values-cell-range-address="Def1_Zipped_Noise_Test_StartwithCHAMP2.I2:Def1_Zipped_Noise_Test_StartwithCHAMP2.I101" chart:label-cell-address="Def1_Zipped_Noise_Test_StartwithCHAMP2.I1:Def1_Zipped_Noise_Test_StartwithCHAMP2.I1" chart:class="chart:line">
            <chart:data-point chart:repeated="100"/>
          </chart:series>
          <chart:series chart:style-name="ch8" chart:values-cell-range-address="Def1_Zipped_Noise_Test_StartwithCHAMP2.J2:Def1_Zipped_Noise_Test_StartwithCHAMP2.J101" chart:label-cell-address="Def1_Zipped_Noise_Test_StartwithCHAMP2.J1:Def1_Zipped_Noise_Test_StartwithCHAMP2.J1" chart:class="chart:line">
            <chart:data-point chart:repeated="100"/>
          </chart:series>
          <chart:series chart:style-name="ch9" chart:values-cell-range-address="Def1_Zipped_Noise_Test_StartwithCHAMP2.K2:Def1_Zipped_Noise_Test_StartwithCHAMP2.K101" chart:label-cell-address="Def1_Zipped_Noise_Test_StartwithCHAMP2.K1:Def1_Zipped_Noise_Test_StartwithCHAMP2.K1" chart:class="chart:line">
            <chart:data-point chart:repeated="100"/>
          </chart:series>
          <chart:series chart:style-name="ch10" chart:values-cell-range-address="Def1_Zipped_Noise_Test_StartwithCHAMP2.L2:Def1_Zipped_Noise_Test_StartwithCHAMP2.L101" chart:label-cell-address="Def1_Zipped_Noise_Test_StartwithCHAMP2.L1:Def1_Zipped_Noise_Test_StartwithCHAMP2.L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(s10)</text:p>
                <draw:g>
                  <svg:desc>Def1_Zipped_Noise_Test_StartwithCHAMP2.H1:Def1_Zipped_Noise_Test_StartwithCHAMP2.H1</svg:desc>
                </draw:g>
              </table:table-cell>
              <table:table-cell office:value-type="string">
                <text:p> Mutual_Compression_ratio(s20)</text:p>
                <draw:g>
                  <svg:desc>Def1_Zipped_Noise_Test_StartwithCHAMP2.I1:Def1_Zipped_Noise_Test_StartwithCHAMP2.I1</svg:desc>
                </draw:g>
              </table:table-cell>
              <table:table-cell office:value-type="string">
                <text:p> Mutual_Compression_ratio(s30)</text:p>
                <draw:g>
                  <svg:desc>Def1_Zipped_Noise_Test_StartwithCHAMP2.J1:Def1_Zipped_Noise_Test_StartwithCHAMP2.J1</svg:desc>
                </draw:g>
              </table:table-cell>
              <table:table-cell office:value-type="string">
                <text:p> Mutual_Compression_ratio(s40)</text:p>
                <draw:g>
                  <svg:desc>Def1_Zipped_Noise_Test_StartwithCHAMP2.K1:Def1_Zipped_Noise_Test_StartwithCHAMP2.K1</svg:desc>
                </draw:g>
              </table:table-cell>
              <table:table-cell office:value-type="string">
                <text:p> Mutual_Compression_ratio(s50)</text:p>
                <draw:g>
                  <svg:desc>Def1_Zipped_Noise_Test_StartwithCHAMP2.L1:Def1_Zipped_Noise_Test_StartwithCHAMP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625">
                <text:p>0.40625</text:p>
                <draw:g>
                  <svg:desc>Def1_Zipped_Noise_Test_StartwithCHAMP2.H2:Def1_Zipped_Noise_Test_StartwithCHAMP2.H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I2:Def1_Zipped_Noise_Test_StartwithCHAMP2.I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J2:Def1_Zipped_Noise_Test_StartwithCHAMP2.J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K2:Def1_Zipped_Noise_Test_StartwithCHAMP2.K101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L2:Def1_Zipped_Noise_Test_StartwithCHAMP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244791666666666">
                <text:p>0.24479166666666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0729166666666665">
                <text:p>0.072916666666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88194444444445">
                <text:p>0.288194444444445</text:p>
              </table:table-cell>
              <table:table-cell office:value-type="float" office:value="0.118055555555555">
                <text:p>0.118055555555555</text:p>
              </table:table-cell>
              <table:table-cell office:value-type="float" office:value="0.0694444444444442">
                <text:p>0.0694444444444442</text:p>
              </table:table-cell>
              <table:table-cell office:value-type="float" office:value="0.0451388888888889">
                <text:p>0.04513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2604166666667">
                <text:p>0.252604166666667</text:p>
              </table:table-cell>
              <table:table-cell office:value-type="float" office:value="0.2109375">
                <text:p>0.2109375</text:p>
              </table:table-cell>
              <table:table-cell office:value-type="float" office:value="0.158854166666667">
                <text:p>0.15885416666666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010416666666667">
                <text:p>0.0104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083333333333">
                <text:p>0.252083333333333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0.102083333333333">
                <text:p>0.102083333333333</text:p>
              </table:table-cell>
              <table:table-cell office:value-type="float" office:value="0.10625">
                <text:p>0.10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180555555555">
                <text:p>0.196180555555555</text:p>
              </table:table-cell>
              <table:table-cell office:value-type="float" office:value="0.130208333333333">
                <text:p>0.130208333333333</text:p>
              </table:table-cell>
              <table:table-cell office:value-type="float" office:value="0.0937499999999996">
                <text:p>0.0937499999999996</text:p>
              </table:table-cell>
              <table:table-cell office:value-type="float" office:value="0.0833333333333331">
                <text:p>0.0833333333333331</text:p>
              </table:table-cell>
              <table:table-cell office:value-type="float" office:value="0.0190972222222223">
                <text:p>0.019097222222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577380952381">
                <text:p>0.21577380952381</text:p>
              </table:table-cell>
              <table:table-cell office:value-type="float" office:value="0.150297619047619">
                <text:p>0.150297619047619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0.0669642857142856">
                <text:p>0.0669642857142856</text:p>
              </table:table-cell>
              <table:table-cell office:value-type="float" office:value="0.00744047619047628">
                <text:p>0.00744047619047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0885416666666">
                <text:p>0.240885416666666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0.147135416666667">
                <text:p>0.147135416666667</text:p>
              </table:table-cell>
              <table:table-cell office:value-type="float" office:value="0.0950520833333331">
                <text:p>0.0950520833333331</text:p>
              </table:table-cell>
              <table:table-cell office:value-type="float" office:value="0.00130208333333304">
                <text:p>0.00130208333333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12037037037">
                <text:p>0.21412037037037</text:p>
              </table:table-cell>
              <table:table-cell office:value-type="float" office:value="0.195601851851852">
                <text:p>0.195601851851852</text:p>
              </table:table-cell>
              <table:table-cell office:value-type="float" office:value="0.149305555555555">
                <text:p>0.149305555555555</text:p>
              </table:table-cell>
              <table:table-cell office:value-type="float" office:value="0.0810185185185186">
                <text:p>0.0810185185185186</text:p>
              </table:table-cell>
              <table:table-cell office:value-type="float" office:value="0.011574074074074">
                <text:p>0.0115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4375">
                <text:p>0.234375</text:p>
              </table:table-cell>
              <table:table-cell office:value-type="float" office:value="0.209375">
                <text:p>0.209375</text:p>
              </table:table-cell>
              <table:table-cell office:value-type="float" office:value="0.142708333333334">
                <text:p>0.142708333333334</text:p>
              </table:table-cell>
              <table:table-cell office:value-type="float" office:value="0.0864583333333338">
                <text:p>0.0864583333333338</text:p>
              </table:table-cell>
              <table:table-cell office:value-type="float" office:value="0.0145833333333334">
                <text:p>0.01458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8522727272727">
                <text:p>0.258522727272727</text:p>
              </table:table-cell>
              <table:table-cell office:value-type="float" office:value="0.205492424242424">
                <text:p>0.205492424242424</text:p>
              </table:table-cell>
              <table:table-cell office:value-type="float" office:value="0.149621212121212">
                <text:p>0.149621212121212</text:p>
              </table:table-cell>
              <table:table-cell office:value-type="float" office:value="0.0890151515151514">
                <text:p>0.0890151515151514</text:p>
              </table:table-cell>
              <table:table-cell office:value-type="float" office:value="-0.000946969696969724">
                <text:p>-0.000946969696969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9513888888889">
                <text:p>0.279513888888889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140625">
                <text:p>0.140625</text:p>
              </table:table-cell>
              <table:table-cell office:value-type="float" office:value="0.0989583333333335">
                <text:p>0.0989583333333335</text:p>
              </table:table-cell>
              <table:table-cell office:value-type="float" office:value="0.0086805555555558">
                <text:p>0.0086805555555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6858974358974">
                <text:p>0.286858974358974</text:p>
              </table:table-cell>
              <table:table-cell office:value-type="float" office:value="0.209935897435898">
                <text:p>0.209935897435898</text:p>
              </table:table-cell>
              <table:table-cell office:value-type="float" office:value="0.133814102564102">
                <text:p>0.133814102564102</text:p>
              </table:table-cell>
              <table:table-cell office:value-type="float" office:value="0.0817307692307692">
                <text:p>0.0817307692307692</text:p>
              </table:table-cell>
              <table:table-cell office:value-type="float" office:value="0.00480769230769207">
                <text:p>0.00480769230769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4553571428571">
                <text:p>0.274553571428571</text:p>
              </table:table-cell>
              <table:table-cell office:value-type="float" office:value="0.188988095238095">
                <text:p>0.188988095238095</text:p>
              </table:table-cell>
              <table:table-cell office:value-type="float" office:value="0.116071428571428">
                <text:p>0.116071428571428</text:p>
              </table:table-cell>
              <table:table-cell office:value-type="float" office:value="0.0803571428571433">
                <text:p>0.0803571428571433</text:p>
              </table:table-cell>
              <table:table-cell office:value-type="float" office:value="-0.0171130952380953">
                <text:p>-0.0171130952380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0625">
                <text:p>0.10625</text:p>
              </table:table-cell>
              <table:table-cell office:value-type="float" office:value="0.0548611111111113">
                <text:p>0.0548611111111113</text:p>
              </table:table-cell>
              <table:table-cell office:value-type="float" office:value="-0.0180555555555557">
                <text:p>-0.0180555555555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0.188802083333333">
                <text:p>0.188802083333333</text:p>
              </table:table-cell>
              <table:table-cell office:value-type="float" office:value="0.109375">
                <text:p>0.109375</text:p>
              </table:table-cell>
              <table:table-cell office:value-type="float" office:value="0.0436197916666667">
                <text:p>0.0436197916666667</text:p>
              </table:table-cell>
              <table:table-cell office:value-type="float" office:value="-0.0123697916666665">
                <text:p>-0.0123697916666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181372549019608">
                <text:p>0.181372549019608</text:p>
              </table:table-cell>
              <table:table-cell office:value-type="float" office:value="0.0962009803921571">
                <text:p>0.0962009803921571</text:p>
              </table:table-cell>
              <table:table-cell office:value-type="float" office:value="0.0410539215686277">
                <text:p>0.0410539215686277</text:p>
              </table:table-cell>
              <table:table-cell office:value-type="float" office:value="-0.0251225490196081">
                <text:p>-0.0251225490196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62962962963">
                <text:p>0.25462962962963</text:p>
              </table:table-cell>
              <table:table-cell office:value-type="float" office:value="0.181712962962963">
                <text:p>0.181712962962963</text:p>
              </table:table-cell>
              <table:table-cell office:value-type="float" office:value="0.107060185185185">
                <text:p>0.107060185185185</text:p>
              </table:table-cell>
              <table:table-cell office:value-type="float" office:value="0.0549768518518519">
                <text:p>0.0549768518518519</text:p>
              </table:table-cell>
              <table:table-cell office:value-type="float" office:value="-0.0231481481481479">
                <text:p>-0.0231481481481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355263157895">
                <text:p>0.248355263157895</text:p>
              </table:table-cell>
              <table:table-cell office:value-type="float" office:value="0.191337719298246">
                <text:p>0.191337719298246</text:p>
              </table:table-cell>
              <table:table-cell office:value-type="float" office:value="0.112390350877193">
                <text:p>0.112390350877193</text:p>
              </table:table-cell>
              <table:table-cell office:value-type="float" office:value="0.0531798245614037">
                <text:p>0.0531798245614037</text:p>
              </table:table-cell>
              <table:table-cell office:value-type="float" office:value="-0.0208333333333333">
                <text:p>-0.020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041666666667">
                <text:p>0.25104166666666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604166666666666">
                <text:p>0.0604166666666666</text:p>
              </table:table-cell>
              <table:table-cell office:value-type="float" office:value="-0.0145833333333332">
                <text:p>-0.0145833333333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0.191964285714286">
                <text:p>0.191964285714286</text:p>
              </table:table-cell>
              <table:table-cell office:value-type="float" office:value="0.125">
                <text:p>0.125</text:p>
              </table:table-cell>
              <table:table-cell office:value-type="float" office:value="0.0624999999999998">
                <text:p>0.0624999999999998</text:p>
              </table:table-cell>
              <table:table-cell office:value-type="float" office:value="-0.00892857142857162">
                <text:p>-0.00892857142857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9943181818182">
                <text:p>0.259943181818182</text:p>
              </table:table-cell>
              <table:table-cell office:value-type="float" office:value="0.196496212121212">
                <text:p>0.196496212121212</text:p>
              </table:table-cell>
              <table:table-cell office:value-type="float" office:value="0.128314393939394">
                <text:p>0.128314393939394</text:p>
              </table:table-cell>
              <table:table-cell office:value-type="float" office:value="0.0771780303030303">
                <text:p>0.0771780303030303</text:p>
              </table:table-cell>
              <table:table-cell office:value-type="float" office:value="-0.0047348484848484">
                <text:p>-0.0047348484848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5851449275362">
                <text:p>0.265851449275362</text:p>
              </table:table-cell>
              <table:table-cell office:value-type="float" office:value="0.204710144927536">
                <text:p>0.204710144927536</text:p>
              </table:table-cell>
              <table:table-cell office:value-type="float" office:value="0.139492753623189">
                <text:p>0.139492753623189</text:p>
              </table:table-cell>
              <table:table-cell office:value-type="float" office:value="0.0792572463768118">
                <text:p>0.0792572463768118</text:p>
              </table:table-cell>
              <table:table-cell office:value-type="float" office:value="-0.00362318840579712">
                <text:p>-0.00362318840579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399305555556">
                <text:p>0.270399305555556</text:p>
              </table:table-cell>
              <table:table-cell office:value-type="float" office:value="0.203993055555556">
                <text:p>0.203993055555556</text:p>
              </table:table-cell>
              <table:table-cell office:value-type="float" office:value="0.137586805555556">
                <text:p>0.137586805555556</text:p>
              </table:table-cell>
              <table:table-cell office:value-type="float" office:value="0.0724826388888888">
                <text:p>0.0724826388888888</text:p>
              </table:table-cell>
              <table:table-cell office:value-type="float" office:value="-0.0112847222222221">
                <text:p>-0.0112847222222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7083333333333">
                <text:p>0.267083333333333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135">
                <text:p>0.135</text:p>
              </table:table-cell>
              <table:table-cell office:value-type="float" office:value="0.0670833333333332">
                <text:p>0.0670833333333332</text:p>
              </table:table-cell>
              <table:table-cell office:value-type="float" office:value="-0.0137500000000002">
                <text:p>-0.013750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7628205128205">
                <text:p>0.267628205128205</text:p>
              </table:table-cell>
              <table:table-cell office:value-type="float" office:value="0.202724358974359">
                <text:p>0.202724358974359</text:p>
              </table:table-cell>
              <table:table-cell office:value-type="float" office:value="0.123798076923077">
                <text:p>0.123798076923077</text:p>
              </table:table-cell>
              <table:table-cell office:value-type="float" office:value="0.0612980769230771">
                <text:p>0.0612980769230771</text:p>
              </table:table-cell>
              <table:table-cell office:value-type="float" office:value="-0.0160256410256407">
                <text:p>-0.0160256410256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8132716049383">
                <text:p>0.268132716049383</text:p>
              </table:table-cell>
              <table:table-cell office:value-type="float" office:value="0.205632716049382">
                <text:p>0.205632716049382</text:p>
              </table:table-cell>
              <table:table-cell office:value-type="float" office:value="0.121141975308642">
                <text:p>0.121141975308642</text:p>
              </table:table-cell>
              <table:table-cell office:value-type="float" office:value="0.052854938271605">
                <text:p>0.052854938271605</text:p>
              </table:table-cell>
              <table:table-cell office:value-type="float" office:value="-0.0216049382716053">
                <text:p>-0.0216049382716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8645833333333">
                <text:p>0.278645833333333</text:p>
              </table:table-cell>
              <table:table-cell office:value-type="float" office:value="0.215401785714286">
                <text:p>0.215401785714286</text:p>
              </table:table-cell>
              <table:table-cell office:value-type="float" office:value="0.121651785714286">
                <text:p>0.121651785714286</text:p>
              </table:table-cell>
              <table:table-cell office:value-type="float" office:value="0.0479910714285714">
                <text:p>0.0479910714285714</text:p>
              </table:table-cell>
              <table:table-cell office:value-type="float" office:value="-0.0204613095238093">
                <text:p>-0.0204613095238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1968390804598">
                <text:p>0.281968390804598</text:p>
              </table:table-cell>
              <table:table-cell office:value-type="float" office:value="0.210129310344828">
                <text:p>0.210129310344828</text:p>
              </table:table-cell>
              <table:table-cell office:value-type="float" office:value="0.118175287356322">
                <text:p>0.118175287356322</text:p>
              </table:table-cell>
              <table:table-cell office:value-type="float" office:value="0.0438218390804599">
                <text:p>0.0438218390804599</text:p>
              </table:table-cell>
              <table:table-cell office:value-type="float" office:value="-0.0290948275862069">
                <text:p>-0.02909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5069444444444">
                <text:p>0.285069444444444</text:p>
              </table:table-cell>
              <table:table-cell office:value-type="float" office:value="0.207986111111111">
                <text:p>0.207986111111111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0.0465277777777779">
                <text:p>0.0465277777777779</text:p>
              </table:table-cell>
              <table:table-cell office:value-type="float" office:value="-0.0270833333333334">
                <text:p>-0.027083333333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4018817204301">
                <text:p>0.294018817204301</text:p>
              </table:table-cell>
              <table:table-cell office:value-type="float" office:value="0.212701612903226">
                <text:p>0.212701612903226</text:p>
              </table:table-cell>
              <table:table-cell office:value-type="float" office:value="0.123319892473118">
                <text:p>0.123319892473118</text:p>
              </table:table-cell>
              <table:table-cell office:value-type="float" office:value="0.0493951612903227">
                <text:p>0.0493951612903227</text:p>
              </table:table-cell>
              <table:table-cell office:value-type="float" office:value="-0.0255376344086022">
                <text:p>-0.025537634408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6549479166666">
                <text:p>0.296549479166666</text:p>
              </table:table-cell>
              <table:table-cell office:value-type="float" office:value="0.214192708333333">
                <text:p>0.214192708333333</text:p>
              </table:table-cell>
              <table:table-cell office:value-type="float" office:value="0.124348958333333">
                <text:p>0.124348958333333</text:p>
              </table:table-cell>
              <table:table-cell office:value-type="float" office:value="0.0458984375000002">
                <text:p>0.0458984375000002</text:p>
              </table:table-cell>
              <table:table-cell office:value-type="float" office:value="-0.0234374999999998">
                <text:p>-0.0234374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8926767676768">
                <text:p>0.298926767676768</text:p>
              </table:table-cell>
              <table:table-cell office:value-type="float" office:value="0.212752525252525">
                <text:p>0.212752525252525</text:p>
              </table:table-cell>
              <table:table-cell office:value-type="float" office:value="0.125315656565656">
                <text:p>0.125315656565656</text:p>
              </table:table-cell>
              <table:table-cell office:value-type="float" office:value="0.0391414141414141">
                <text:p>0.0391414141414141</text:p>
              </table:table-cell>
              <table:table-cell office:value-type="float" office:value="-0.024936868686869">
                <text:p>-0.024936868686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1164215686275">
                <text:p>0.301164215686275</text:p>
              </table:table-cell>
              <table:table-cell office:value-type="float" office:value="0.208026960784314">
                <text:p>0.208026960784314</text:p>
              </table:table-cell>
              <table:table-cell office:value-type="float" office:value="0.122549019607843">
                <text:p>0.122549019607843</text:p>
              </table:table-cell>
              <table:table-cell office:value-type="float" office:value="0.0392156862745097">
                <text:p>0.0392156862745097</text:p>
              </table:table-cell>
              <table:table-cell office:value-type="float" office:value="-0.0260416666666665">
                <text:p>-0.0260416666666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27380952381">
                <text:p>0.30327380952381</text:p>
              </table:table-cell>
              <table:table-cell office:value-type="float" office:value="0.206845238095238">
                <text:p>0.206845238095238</text:p>
              </table:table-cell>
              <table:table-cell office:value-type="float" office:value="0.120535714285714">
                <text:p>0.120535714285714</text:p>
              </table:table-cell>
              <table:table-cell office:value-type="float" office:value="0.0389880952380954">
                <text:p>0.0389880952380954</text:p>
              </table:table-cell>
              <table:table-cell office:value-type="float" office:value="-0.0241071428571429">
                <text:p>-0.02410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266203703704">
                <text:p>0.305266203703704</text:p>
              </table:table-cell>
              <table:table-cell office:value-type="float" office:value="0.206018518518519">
                <text:p>0.206018518518519</text:p>
              </table:table-cell>
              <table:table-cell office:value-type="float" office:value="0.127025462962963">
                <text:p>0.127025462962963</text:p>
              </table:table-cell>
              <table:table-cell office:value-type="float" office:value="0.0358796296296295">
                <text:p>0.0358796296296295</text:p>
              </table:table-cell>
              <table:table-cell office:value-type="float" office:value="-0.0254629629629628">
                <text:p>-0.0254629629629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9684684684685">
                <text:p>0.309684684684685</text:p>
              </table:table-cell>
              <table:table-cell office:value-type="float" office:value="0.207207207207207">
                <text:p>0.207207207207207</text:p>
              </table:table-cell>
              <table:table-cell office:value-type="float" office:value="0.127533783783784">
                <text:p>0.127533783783784</text:p>
              </table:table-cell>
              <table:table-cell office:value-type="float" office:value="0.0385698198198197">
                <text:p>0.0385698198198197</text:p>
              </table:table-cell>
              <table:table-cell office:value-type="float" office:value="-0.0264639639639641">
                <text:p>-0.026463963963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646929824561">
                <text:p>0.305646929824561</text:p>
              </table:table-cell>
              <table:table-cell office:value-type="float" office:value="0.203673245614035">
                <text:p>0.203673245614035</text:p>
              </table:table-cell>
              <table:table-cell office:value-type="float" office:value="0.125274122807018">
                <text:p>0.125274122807018</text:p>
              </table:table-cell>
              <table:table-cell office:value-type="float" office:value="0.0359100877192982">
                <text:p>0.0359100877192982</text:p>
              </table:table-cell>
              <table:table-cell office:value-type="float" office:value="-0.0274122807017545">
                <text:p>-0.0274122807017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5288461538462">
                <text:p>0.305288461538462</text:p>
              </table:table-cell>
              <table:table-cell office:value-type="float" office:value="0.202724358974359">
                <text:p>0.202724358974359</text:p>
              </table:table-cell>
              <table:table-cell office:value-type="float" office:value="0.120192307692308">
                <text:p>0.120192307692308</text:p>
              </table:table-cell>
              <table:table-cell office:value-type="float" office:value="0.030715811965812">
                <text:p>0.030715811965812</text:p>
              </table:table-cell>
              <table:table-cell office:value-type="float" office:value="-0.0232371794871795">
                <text:p>-0.0232371794871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0260416666667">
                <text:p>0.300260416666667</text:p>
              </table:table-cell>
              <table:table-cell office:value-type="float" office:value="0.202604166666667">
                <text:p>0.202604166666667</text:p>
              </table:table-cell>
              <table:table-cell office:value-type="float" office:value="0.118489583333333">
                <text:p>0.118489583333333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-0.0234375000000002">
                <text:p>-0.0234375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005081300813">
                <text:p>0.30005081300813</text:p>
              </table:table-cell>
              <table:table-cell office:value-type="float" office:value="0.204014227642276">
                <text:p>0.204014227642276</text:p>
              </table:table-cell>
              <table:table-cell office:value-type="float" office:value="0.116361788617886">
                <text:p>0.116361788617886</text:p>
              </table:table-cell>
              <table:table-cell office:value-type="float" office:value="0.0391260162601625">
                <text:p>0.0391260162601625</text:p>
              </table:table-cell>
              <table:table-cell office:value-type="float" office:value="-0.0218495934959349">
                <text:p>-0.0218495934959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5386904761905">
                <text:p>0.295386904761905</text:p>
              </table:table-cell>
              <table:table-cell office:value-type="float" office:value="0.200644841269841">
                <text:p>0.200644841269841</text:p>
              </table:table-cell>
              <table:table-cell office:value-type="float" office:value="0.116319444444444">
                <text:p>0.116319444444444</text:p>
              </table:table-cell>
              <table:table-cell office:value-type="float" office:value="0.0394345238095237">
                <text:p>0.0394345238095237</text:p>
              </table:table-cell>
              <table:table-cell office:value-type="float" office:value="-0.0200892857142856">
                <text:p>-0.0200892857142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093992248062">
                <text:p>0.29093992248062</text:p>
              </table:table-cell>
              <table:table-cell office:value-type="float" office:value="0.195009689922481">
                <text:p>0.195009689922481</text:p>
              </table:table-cell>
              <table:table-cell office:value-type="float" office:value="0.122093023255814">
                <text:p>0.122093023255814</text:p>
              </table:table-cell>
              <table:table-cell office:value-type="float" office:value="0.0421511627906979">
                <text:p>0.0421511627906979</text:p>
              </table:table-cell>
              <table:table-cell office:value-type="float" office:value="-0.0159883720930234">
                <text:p>-0.0159883720930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6695075757576">
                <text:p>0.286695075757576</text:p>
              </table:table-cell>
              <table:table-cell office:value-type="float" office:value="0.194602272727273">
                <text:p>0.194602272727273</text:p>
              </table:table-cell>
              <table:table-cell office:value-type="float" office:value="0.120501893939394">
                <text:p>0.120501893939394</text:p>
              </table:table-cell>
              <table:table-cell office:value-type="float" office:value="0.0447443181818183">
                <text:p>0.0447443181818183</text:p>
              </table:table-cell>
              <table:table-cell office:value-type="float" office:value="-0.0168087121212122">
                <text:p>-0.0168087121212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2638888888889">
                <text:p>0.282638888888889</text:p>
              </table:table-cell>
              <table:table-cell office:value-type="float" office:value="0.196527777777778">
                <text:p>0.196527777777778</text:p>
              </table:table-cell>
              <table:table-cell office:value-type="float" office:value="0.121296296296296">
                <text:p>0.121296296296296</text:p>
              </table:table-cell>
              <table:table-cell office:value-type="float" office:value="0.0472222222222223">
                <text:p>0.0472222222222223</text:p>
              </table:table-cell>
              <table:table-cell office:value-type="float" office:value="-0.0152777777777779">
                <text:p>-0.0152777777777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023550724638">
                <text:p>0.281023550724638</text:p>
              </table:table-cell>
              <table:table-cell office:value-type="float" office:value="0.194067028985507">
                <text:p>0.194067028985507</text:p>
              </table:table-cell>
              <table:table-cell office:value-type="float" office:value="0.119791666666667">
                <text:p>0.119791666666667</text:p>
              </table:table-cell>
              <table:table-cell office:value-type="float" office:value="0.0495923913043479">
                <text:p>0.0495923913043479</text:p>
              </table:table-cell>
              <table:table-cell office:value-type="float" office:value="-0.0138134057971013">
                <text:p>-0.0138134057971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47695035461">
                <text:p>0.27947695035461</text:p>
              </table:table-cell>
              <table:table-cell office:value-type="float" office:value="0.193927304964539">
                <text:p>0.193927304964539</text:p>
              </table:table-cell>
              <table:table-cell office:value-type="float" office:value="0.120567375886525">
                <text:p>0.120567375886525</text:p>
              </table:table-cell>
              <table:table-cell office:value-type="float" office:value="0.0540780141843971">
                <text:p>0.0540780141843971</text:p>
              </table:table-cell>
              <table:table-cell office:value-type="float" office:value="-0.0146276595744681">
                <text:p>-0.01462765957446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7994791666667">
                <text:p>0.277994791666667</text:p>
              </table:table-cell>
              <table:table-cell office:value-type="float" office:value="0.195095486111111">
                <text:p>0.195095486111111</text:p>
              </table:table-cell>
              <table:table-cell office:value-type="float" office:value="0.121310763888889">
                <text:p>0.121310763888889</text:p>
              </table:table-cell>
              <table:table-cell office:value-type="float" office:value="0.0562065972222223">
                <text:p>0.0562065972222223</text:p>
              </table:table-cell>
              <table:table-cell office:value-type="float" office:value="-0.0110677083333333">
                <text:p>-0.01106770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6573129251701">
                <text:p>0.276573129251701</text:p>
              </table:table-cell>
              <table:table-cell office:value-type="float" office:value="0.194302721088435">
                <text:p>0.194302721088435</text:p>
              </table:table-cell>
              <table:table-cell office:value-type="float" office:value="0.119897959183673">
                <text:p>0.119897959183673</text:p>
              </table:table-cell>
              <table:table-cell office:value-type="float" office:value="0.0582482993197278">
                <text:p>0.0582482993197278</text:p>
              </table:table-cell>
              <table:table-cell office:value-type="float" office:value="-0.00765306122448983">
                <text:p>-0.00765306122448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208333333333">
                <text:p>0.275208333333333</text:p>
              </table:table-cell>
              <table:table-cell office:value-type="float" office:value="0.193541666666667">
                <text:p>0.193541666666667</text:p>
              </table:table-cell>
              <table:table-cell office:value-type="float" office:value="0.120625">
                <text:p>0.120625</text:p>
              </table:table-cell>
              <table:table-cell office:value-type="float" office:value="0.0581249999999998">
                <text:p>0.0581249999999998</text:p>
              </table:table-cell>
              <table:table-cell office:value-type="float" office:value="-0.00645833333333323">
                <text:p>-0.00645833333333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93954248366">
                <text:p>0.27593954248366</text:p>
              </table:table-cell>
              <table:table-cell office:value-type="float" office:value="0.190767973856209">
                <text:p>0.190767973856209</text:p>
              </table:table-cell>
              <table:table-cell office:value-type="float" office:value="0.121323529411765">
                <text:p>0.121323529411765</text:p>
              </table:table-cell>
              <table:table-cell office:value-type="float" office:value="0.0600490196078431">
                <text:p>0.0600490196078431</text:p>
              </table:table-cell>
              <table:table-cell office:value-type="float" office:value="-0.00326797385620892">
                <text:p>-0.00326797385620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1033653846154">
                <text:p>0.271033653846154</text:p>
              </table:table-cell>
              <table:table-cell office:value-type="float" office:value="0.188301282051282">
                <text:p>0.188301282051282</text:p>
              </table:table-cell>
              <table:table-cell office:value-type="float" office:value="0.120192307692308">
                <text:p>0.120192307692308</text:p>
              </table:table-cell>
              <table:table-cell office:value-type="float" office:value="0.0560897435897436">
                <text:p>0.0560897435897436</text:p>
              </table:table-cell>
              <table:table-cell office:value-type="float" office:value="-0.00200320512820507">
                <text:p>-0.00200320512820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9850628930818">
                <text:p>0.269850628930818</text:p>
              </table:table-cell>
              <table:table-cell office:value-type="float" office:value="0.187696540880503">
                <text:p>0.187696540880503</text:p>
              </table:table-cell>
              <table:table-cell office:value-type="float" office:value="0.120872641509434">
                <text:p>0.120872641509434</text:p>
              </table:table-cell>
              <table:table-cell office:value-type="float" office:value="0.0579795597484276">
                <text:p>0.0579795597484276</text:p>
              </table:table-cell>
              <table:table-cell office:value-type="float" office:value="-0.000982704402515688">
                <text:p>-0.000982704402515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239197530864">
                <text:p>0.265239197530864</text:p>
              </table:table-cell>
              <table:table-cell office:value-type="float" office:value="0.185378086419753">
                <text:p>0.185378086419753</text:p>
              </table:table-cell>
              <table:table-cell office:value-type="float" office:value="0.117862654320988">
                <text:p>0.117862654320988</text:p>
              </table:table-cell>
              <table:table-cell office:value-type="float" office:value="0.0580632716049383">
                <text:p>0.0580632716049383</text:p>
              </table:table-cell>
              <table:table-cell office:value-type="float" office:value="0.00212191358024683">
                <text:p>0.002121913580246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2689393939394">
                <text:p>0.262689393939394</text:p>
              </table:table-cell>
              <table:table-cell office:value-type="float" office:value="0.18125">
                <text:p>0.18125</text:p>
              </table:table-cell>
              <table:table-cell office:value-type="float" office:value="0.11685606060606">
                <text:p>0.11685606060606</text:p>
              </table:table-cell>
              <table:table-cell office:value-type="float" office:value="0.0562499999999999">
                <text:p>0.0562499999999999</text:p>
              </table:table-cell>
              <table:table-cell office:value-type="float" office:value="0.00132575757575726">
                <text:p>0.0013257575757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0230654761905">
                <text:p>0.260230654761905</text:p>
              </table:table-cell>
              <table:table-cell office:value-type="float" office:value="0.179129464285714">
                <text:p>0.179129464285714</text:p>
              </table:table-cell>
              <table:table-cell office:value-type="float" office:value="0.112165178571428">
                <text:p>0.112165178571428</text:p>
              </table:table-cell>
              <table:table-cell office:value-type="float" office:value="0.0545014880952381">
                <text:p>0.0545014880952381</text:p>
              </table:table-cell>
              <table:table-cell office:value-type="float" office:value="0.00427827380952373">
                <text:p>0.00427827380952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7858187134503">
                <text:p>0.257858187134503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11293859649123">
                <text:p>0.111293859649123</text:p>
              </table:table-cell>
              <table:table-cell office:value-type="float" office:value="0.0546418128654971">
                <text:p>0.0546418128654971</text:p>
              </table:table-cell>
              <table:table-cell office:value-type="float" office:value="0.00109649122807021">
                <text:p>0.001096491228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5567528735632">
                <text:p>0.255567528735632</text:p>
              </table:table-cell>
              <table:table-cell office:value-type="float" office:value="0.17510775862069">
                <text:p>0.17510775862069</text:p>
              </table:table-cell>
              <table:table-cell office:value-type="float" office:value="0.108656609195402">
                <text:p>0.108656609195402</text:p>
              </table:table-cell>
              <table:table-cell office:value-type="float" office:value="0.0526221264367814">
                <text:p>0.0526221264367814</text:p>
              </table:table-cell>
              <table:table-cell office:value-type="float" office:value="-0.000179597701149392">
                <text:p>-0.000179597701149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3354519774011">
                <text:p>0.253354519774011</text:p>
              </table:table-cell>
              <table:table-cell office:value-type="float" office:value="0.171433615819209">
                <text:p>0.171433615819209</text:p>
              </table:table-cell>
              <table:table-cell office:value-type="float" office:value="0.106108757062147">
                <text:p>0.106108757062147</text:p>
              </table:table-cell>
              <table:table-cell office:value-type="float" office:value="0.048728813559322">
                <text:p>0.048728813559322</text:p>
              </table:table-cell>
              <table:table-cell office:value-type="float" office:value="-0.00529661016949157">
                <text:p>-0.00529661016949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215277777778">
                <text:p>0.251215277777778</text:p>
              </table:table-cell>
              <table:table-cell office:value-type="float" office:value="0.167881944444444">
                <text:p>0.167881944444444</text:p>
              </table:table-cell>
              <table:table-cell office:value-type="float" office:value="0.107118055555556">
                <text:p>0.107118055555556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-0.00451388888888893">
                <text:p>-0.00451388888888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9146174863388">
                <text:p>0.249146174863388</text:p>
              </table:table-cell>
              <table:table-cell office:value-type="float" office:value="0.167862021857924">
                <text:p>0.167862021857924</text:p>
              </table:table-cell>
              <table:table-cell office:value-type="float" office:value="0.10297131147541">
                <text:p>0.10297131147541</text:p>
              </table:table-cell>
              <table:table-cell office:value-type="float" office:value="0.0409836065573772">
                <text:p>0.0409836065573772</text:p>
              </table:table-cell>
              <table:table-cell office:value-type="float" office:value="-0.00358606557377028">
                <text:p>-0.00358606557377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7143817204301">
                <text:p>0.247143817204301</text:p>
              </table:table-cell>
              <table:table-cell office:value-type="float" office:value="0.166162634408602">
                <text:p>0.166162634408602</text:p>
              </table:table-cell>
              <table:table-cell office:value-type="float" office:value="0.100638440860215">
                <text:p>0.100638440860215</text:p>
              </table:table-cell>
              <table:table-cell office:value-type="float" office:value="0.0393145161290322">
                <text:p>0.0393145161290322</text:p>
              </table:table-cell>
              <table:table-cell office:value-type="float" office:value="-0.00453629032258052">
                <text:p>-0.00453629032258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5205026455026">
                <text:p>0.245205026455026</text:p>
              </table:table-cell>
              <table:table-cell office:value-type="float" office:value="0.166170634920635">
                <text:p>0.166170634920635</text:p>
              </table:table-cell>
              <table:table-cell office:value-type="float" office:value="0.100033068783069">
                <text:p>0.100033068783069</text:p>
              </table:table-cell>
              <table:table-cell office:value-type="float" office:value="0.0358796296296295">
                <text:p>0.0358796296296295</text:p>
              </table:table-cell>
              <table:table-cell office:value-type="float" office:value="-0.00380291005291">
                <text:p>-0.00380291005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326822916667">
                <text:p>0.243326822916667</text:p>
              </table:table-cell>
              <table:table-cell office:value-type="float" office:value="0.166178385416667">
                <text:p>0.166178385416667</text:p>
              </table:table-cell>
              <table:table-cell office:value-type="float" office:value="0.102376302083333">
                <text:p>0.102376302083333</text:p>
              </table:table-cell>
              <table:table-cell office:value-type="float" office:value="0.03076171875">
                <text:p>0.03076171875</text:p>
              </table:table-cell>
              <table:table-cell office:value-type="float" office:value="-0.0048828125">
                <text:p>-0.004882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150641025641">
                <text:p>0.24150641025641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0.0980769230769232">
                <text:p>0.0980769230769232</text:p>
              </table:table-cell>
              <table:table-cell office:value-type="float" office:value="0.0309294871794872">
                <text:p>0.0309294871794872</text:p>
              </table:table-cell>
              <table:table-cell office:value-type="float" office:value="-0.00769230769230789">
                <text:p>-0.00769230769230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9741161616162">
                <text:p>0.239741161616162</text:p>
              </table:table-cell>
              <table:table-cell office:value-type="float" office:value="0.163036616161616">
                <text:p>0.163036616161616</text:p>
              </table:table-cell>
              <table:table-cell office:value-type="float" office:value="0.0956439393939395">
                <text:p>0.0956439393939395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-0.0102588383838385">
                <text:p>-0.0102588383838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163090796019901">
                <text:p>0.163090796019901</text:p>
              </table:table-cell>
              <table:table-cell office:value-type="float" office:value="0.0900186567164178">
                <text:p>0.0900186567164178</text:p>
              </table:table-cell>
              <table:table-cell office:value-type="float" office:value="0.0279850746268657">
                <text:p>0.0279850746268657</text:p>
              </table:table-cell>
              <table:table-cell office:value-type="float" office:value="-0.0144589552238807">
                <text:p>-0.01445895522388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7898284313725">
                <text:p>0.237898284313725</text:p>
              </table:table-cell>
              <table:table-cell office:value-type="float" office:value="0.163143382352941">
                <text:p>0.163143382352941</text:p>
              </table:table-cell>
              <table:table-cell office:value-type="float" office:value="0.0877757352941178">
                <text:p>0.0877757352941178</text:p>
              </table:table-cell>
              <table:table-cell office:value-type="float" office:value="0.024969362745098">
                <text:p>0.024969362745098</text:p>
              </table:table-cell>
              <table:table-cell office:value-type="float" office:value="-0.0136335784313724">
                <text:p>-0.0136335784313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6262077294686">
                <text:p>0.23626207729468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0855978260869565">
                <text:p>0.0855978260869565</text:p>
              </table:table-cell>
              <table:table-cell office:value-type="float" office:value="0.0218900966183575">
                <text:p>0.0218900966183575</text:p>
              </table:table-cell>
              <table:table-cell office:value-type="float" office:value="-0.0160024154589371">
                <text:p>-0.0160024154589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4672619047619">
                <text:p>0.234672619047619</text:p>
              </table:table-cell>
              <table:table-cell office:value-type="float" office:value="0.163244047619048">
                <text:p>0.163244047619048</text:p>
              </table:table-cell>
              <table:table-cell office:value-type="float" office:value="0.0851190476190478">
                <text:p>0.0851190476190478</text:p>
              </table:table-cell>
              <table:table-cell office:value-type="float" office:value="0.022172619047619">
                <text:p>0.022172619047619</text:p>
              </table:table-cell>
              <table:table-cell office:value-type="float" office:value="-0.0184523809523809">
                <text:p>-0.0184523809523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4595070422535">
                <text:p>0.234595070422535</text:p>
              </table:table-cell>
              <table:table-cell office:value-type="float" office:value="0.163292253521127">
                <text:p>0.163292253521127</text:p>
              </table:table-cell>
              <table:table-cell office:value-type="float" office:value="0.08318661971831">
                <text:p>0.08318661971831</text:p>
              </table:table-cell>
              <table:table-cell office:value-type="float" office:value="0.0193661971830985">
                <text:p>0.0193661971830985</text:p>
              </table:table-cell>
              <table:table-cell office:value-type="float" office:value="-0.0208333333333335">
                <text:p>-0.02083333333333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3072916666667">
                <text:p>0.233072916666667</text:p>
              </table:table-cell>
              <table:table-cell office:value-type="float" office:value="0.161892361111111">
                <text:p>0.161892361111111</text:p>
              </table:table-cell>
              <table:table-cell office:value-type="float" office:value="0.0827546296296295">
                <text:p>0.0827546296296295</text:p>
              </table:table-cell>
              <table:table-cell office:value-type="float" office:value="0.0183738425925923">
                <text:p>0.0183738425925923</text:p>
              </table:table-cell>
              <table:table-cell office:value-type="float" office:value="-0.0230034722222221">
                <text:p>-0.0230034722222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902397260274">
                <text:p>0.22902397260274</text:p>
              </table:table-cell>
              <table:table-cell office:value-type="float" office:value="0.160673515981735">
                <text:p>0.160673515981735</text:p>
              </table:table-cell>
              <table:table-cell office:value-type="float" office:value="0.0796232876712331">
                <text:p>0.0796232876712331</text:p>
              </table:table-cell>
              <table:table-cell office:value-type="float" office:value="0.0174086757990868">
                <text:p>0.0174086757990868</text:p>
              </table:table-cell>
              <table:table-cell office:value-type="float" office:value="-0.0265410958904111">
                <text:p>-0.0265410958904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7618243243243">
                <text:p>0.227618243243243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0777027027027026">
                <text:p>0.0777027027027026</text:p>
              </table:table-cell>
              <table:table-cell office:value-type="float" office:value="0.0147804054054055">
                <text:p>0.0147804054054055</text:p>
              </table:table-cell>
              <table:table-cell office:value-type="float" office:value="-0.0285754504504505">
                <text:p>-0.0285754504504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7638888888889">
                <text:p>0.227638888888889</text:p>
              </table:table-cell>
              <table:table-cell office:value-type="float" office:value="0.160833333333333">
                <text:p>0.160833333333333</text:p>
              </table:table-cell>
              <table:table-cell office:value-type="float" office:value="0.0774999999999999">
                <text:p>0.0774999999999999</text:p>
              </table:table-cell>
              <table:table-cell office:value-type="float" office:value="0.0137500000000002">
                <text:p>0.0137500000000002</text:p>
              </table:table-cell>
              <table:table-cell office:value-type="float" office:value="-0.0288888888888887">
                <text:p>-0.02888888888888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8481359649123">
                <text:p>0.228481359649123</text:p>
              </table:table-cell>
              <table:table-cell office:value-type="float" office:value="0.161321271929825">
                <text:p>0.161321271929825</text:p>
              </table:table-cell>
              <table:table-cell office:value-type="float" office:value="0.0745614035087718">
                <text:p>0.0745614035087718</text:p>
              </table:table-cell>
              <table:table-cell office:value-type="float" office:value="0.0130208333333333">
                <text:p>0.0130208333333333</text:p>
              </table:table-cell>
              <table:table-cell office:value-type="float" office:value="-0.0305646929824561">
                <text:p>-0.0305646929824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219696969697">
                <text:p>0.228219696969697</text:p>
              </table:table-cell>
              <table:table-cell office:value-type="float" office:value="0.160443722943723">
                <text:p>0.160443722943723</text:p>
              </table:table-cell>
              <table:table-cell office:value-type="float" office:value="0.0719696969696968">
                <text:p>0.0719696969696968</text:p>
              </table:table-cell>
              <table:table-cell office:value-type="float" office:value="0.0125811688311688">
                <text:p>0.0125811688311688</text:p>
              </table:table-cell>
              <table:table-cell office:value-type="float" office:value="-0.0305735930735929">
                <text:p>-0.0305735930735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9300213675214">
                <text:p>0.229300213675214</text:p>
              </table:table-cell>
              <table:table-cell office:value-type="float" office:value="0.158520299145299">
                <text:p>0.158520299145299</text:p>
              </table:table-cell>
              <table:table-cell office:value-type="float" office:value="0.0706463675213676">
                <text:p>0.0706463675213676</text:p>
              </table:table-cell>
              <table:table-cell office:value-type="float" office:value="0.0136217948717949">
                <text:p>0.0136217948717949</text:p>
              </table:table-cell>
              <table:table-cell office:value-type="float" office:value="-0.0304487179487181">
                <text:p>-0.0304487179487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0353375527426">
                <text:p>0.230353375527426</text:p>
              </table:table-cell>
              <table:table-cell office:value-type="float" office:value="0.156381856540084">
                <text:p>0.156381856540084</text:p>
              </table:table-cell>
              <table:table-cell office:value-type="float" office:value="0.070938818565401">
                <text:p>0.070938818565401</text:p>
              </table:table-cell>
              <table:table-cell office:value-type="float" office:value="0.0133175105485233">
                <text:p>0.0133175105485233</text:p>
              </table:table-cell>
              <table:table-cell office:value-type="float" office:value="-0.0317774261603376">
                <text:p>-0.03177742616033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0078125">
                <text:p>0.230078125</text:p>
              </table:table-cell>
              <table:table-cell office:value-type="float" office:value="0.155598958333333">
                <text:p>0.1555989583333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0115885416666666">
                <text:p>0.0115885416666666</text:p>
              </table:table-cell>
              <table:table-cell office:value-type="float" office:value="-0.0330729166666668">
                <text:p>-0.0330729166666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1095679012346">
                <text:p>0.231095679012346</text:p>
              </table:table-cell>
              <table:table-cell office:value-type="float" office:value="0.155349794238683">
                <text:p>0.155349794238683</text:p>
              </table:table-cell>
              <table:table-cell office:value-type="float" office:value="0.0731738683127572">
                <text:p>0.0731738683127572</text:p>
              </table:table-cell>
              <table:table-cell office:value-type="float" office:value="0.0111882716049381">
                <text:p>0.0111882716049381</text:p>
              </table:table-cell>
              <table:table-cell office:value-type="float" office:value="-0.0330504115226338">
                <text:p>-0.0330504115226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2088414634146">
                <text:p>0.232088414634146</text:p>
              </table:table-cell>
              <table:table-cell office:value-type="float" office:value="0.153455284552845">
                <text:p>0.153455284552845</text:p>
              </table:table-cell>
              <table:table-cell office:value-type="float" office:value="0.0720274390243902">
                <text:p>0.0720274390243902</text:p>
              </table:table-cell>
              <table:table-cell office:value-type="float" office:value="0.0106707317073171">
                <text:p>0.0106707317073171</text:p>
              </table:table-cell>
              <table:table-cell office:value-type="float" office:value="-0.0355691056910568">
                <text:p>-0.035569105691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1802208835341">
                <text:p>0.231802208835341</text:p>
              </table:table-cell>
              <table:table-cell office:value-type="float" office:value="0.151480923694779">
                <text:p>0.151480923694779</text:p>
              </table:table-cell>
              <table:table-cell office:value-type="float" office:value="0.0724146586345382">
                <text:p>0.0724146586345382</text:p>
              </table:table-cell>
              <table:table-cell office:value-type="float" office:value="0.0116716867469882">
                <text:p>0.0116716867469882</text:p>
              </table:table-cell>
              <table:table-cell office:value-type="float" office:value="-0.0341365461847392">
                <text:p>-0.0341365461847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2762896825397">
                <text:p>0.232762896825397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111607142857142">
                <text:p>0.0111607142857142</text:p>
              </table:table-cell>
              <table:table-cell office:value-type="float" office:value="-0.0353422619047619">
                <text:p>-0.0353422619047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3700980392157">
                <text:p>0.233700980392157</text:p>
              </table:table-cell>
              <table:table-cell office:value-type="float" office:value="0.149019607843137">
                <text:p>0.149019607843137</text:p>
              </table:table-cell>
              <table:table-cell office:value-type="float" office:value="0.0716911764705881">
                <text:p>0.0716911764705881</text:p>
              </table:table-cell>
              <table:table-cell office:value-type="float" office:value="0.00943627450980378">
                <text:p>0.00943627450980378</text:p>
              </table:table-cell>
              <table:table-cell office:value-type="float" office:value="-0.0352941176470587">
                <text:p>-0.0352941176470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4617248062016">
                <text:p>0.234617248062016</text:p>
              </table:table-cell>
              <table:table-cell office:value-type="float" office:value="0.148740310077519">
                <text:p>0.148740310077519</text:p>
              </table:table-cell>
              <table:table-cell office:value-type="float" office:value="0.0720687984496125">
                <text:p>0.0720687984496125</text:p>
              </table:table-cell>
              <table:table-cell office:value-type="float" office:value="0.00908430232558133">
                <text:p>0.00908430232558133</text:p>
              </table:table-cell>
              <table:table-cell office:value-type="float" office:value="-0.035247093023256">
                <text:p>-0.035247093023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315134099617">
                <text:p>0.234315134099617</text:p>
              </table:table-cell>
              <table:table-cell office:value-type="float" office:value="0.149664750957855">
                <text:p>0.149664750957855</text:p>
              </table:table-cell>
              <table:table-cell office:value-type="float" office:value="0.0724377394636016">
                <text:p>0.0724377394636016</text:p>
              </table:table-cell>
              <table:table-cell office:value-type="float" office:value="0.00874042145593879">
                <text:p>0.00874042145593879</text:p>
              </table:table-cell>
              <table:table-cell office:value-type="float" office:value="-0.0349616858237549">
                <text:p>-0.034961685823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5203598484848">
                <text:p>0.235203598484848</text:p>
              </table:table-cell>
              <table:table-cell office:value-type="float" office:value="0.149266098484848">
                <text:p>0.149266098484848</text:p>
              </table:table-cell>
              <table:table-cell office:value-type="float" office:value="0.0727982954545454">
                <text:p>0.0727982954545454</text:p>
              </table:table-cell>
              <table:table-cell office:value-type="float" office:value="0.0110085227272725">
                <text:p>0.0110085227272725</text:p>
              </table:table-cell>
              <table:table-cell office:value-type="float" office:value="-0.0348011363636367">
                <text:p>-0.03480113636363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6072097378277">
                <text:p>0.236072097378277</text:p>
              </table:table-cell>
              <table:table-cell office:value-type="float" office:value="0.147588951310861">
                <text:p>0.147588951310861</text:p>
              </table:table-cell>
              <table:table-cell office:value-type="float" office:value="0.07186329588015">
                <text:p>0.07186329588015</text:p>
              </table:table-cell>
              <table:table-cell office:value-type="float" office:value="0.00948033707865181">
                <text:p>0.00948033707865181</text:p>
              </table:table-cell>
              <table:table-cell office:value-type="float" office:value="-0.0346441947565543">
                <text:p>-0.0346441947565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6921296296296">
                <text:p>0.236921296296296</text:p>
              </table:table-cell>
              <table:table-cell office:value-type="float" office:value="0.147106481481482">
                <text:p>0.147106481481482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103009259259259">
                <text:p>0.0103009259259259</text:p>
              </table:table-cell>
              <table:table-cell office:value-type="float" office:value="-0.0356481481481481">
                <text:p>-0.0356481481481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5462454212454">
                <text:p>0.235462454212454</text:p>
              </table:table-cell>
              <table:table-cell office:value-type="float" office:value="0.147092490842491">
                <text:p>0.14709249084249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0881410256410242">
                <text:p>0.00881410256410242</text:p>
              </table:table-cell>
              <table:table-cell office:value-type="float" office:value="-0.0354853479853481">
                <text:p>-0.0354853479853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629981884058">
                <text:p>0.23629981884058</text:p>
              </table:table-cell>
              <table:table-cell office:value-type="float" office:value="0.146739130434783">
                <text:p>0.146739130434783</text:p>
              </table:table-cell>
              <table:table-cell office:value-type="float" office:value="0.0717844202898552">
                <text:p>0.0717844202898552</text:p>
              </table:table-cell>
              <table:table-cell office:value-type="float" office:value="0.00860507246376829">
                <text:p>0.00860507246376829</text:p>
              </table:table-cell>
              <table:table-cell office:value-type="float" office:value="-0.0353260869565217">
                <text:p>-0.0353260869565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711917562724">
                <text:p>0.23711917562724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0696684587813621">
                <text:p>0.0696684587813621</text:p>
              </table:table-cell>
              <table:table-cell office:value-type="float" office:value="0.00996863799283143">
                <text:p>0.00996863799283143</text:p>
              </table:table-cell>
              <table:table-cell office:value-type="float" office:value="-0.035282258064516">
                <text:p>-0.03528225806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5704787234042">
                <text:p>0.235704787234042</text:p>
              </table:table-cell>
              <table:table-cell office:value-type="float" office:value="0.143727836879433">
                <text:p>0.143727836879433</text:p>
              </table:table-cell>
              <table:table-cell office:value-type="float" office:value="0.0713652482269505">
                <text:p>0.0713652482269505</text:p>
              </table:table-cell>
              <table:table-cell office:value-type="float" office:value="0.0119680851063828">
                <text:p>0.0119680851063828</text:p>
              </table:table-cell>
              <table:table-cell office:value-type="float" office:value="-0.0367907801418439">
                <text:p>-0.0367907801418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513157894737">
                <text:p>0.236513157894737</text:p>
              </table:table-cell>
              <table:table-cell office:value-type="float" office:value="0.142214912280702">
                <text:p>0.142214912280702</text:p>
              </table:table-cell>
              <table:table-cell office:value-type="float" office:value="0.0716008771929824">
                <text:p>0.0716008771929824</text:p>
              </table:table-cell>
              <table:table-cell office:value-type="float" office:value="0.0138157894736841">
                <text:p>0.0138157894736841</text:p>
              </table:table-cell>
              <table:table-cell office:value-type="float" office:value="-0.0356359649122806">
                <text:p>-0.0356359649122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5134548611111">
                <text:p>0.235134548611111</text:p>
              </table:table-cell>
              <table:table-cell office:value-type="float" office:value="0.142144097222222">
                <text:p>0.142144097222222</text:p>
              </table:table-cell>
              <table:table-cell office:value-type="float" office:value="0.0709635416666665">
                <text:p>0.0709635416666665</text:p>
              </table:table-cell>
              <table:table-cell office:value-type="float" office:value="0.0121527777777777">
                <text:p>0.0121527777777777</text:p>
              </table:table-cell>
              <table:table-cell office:value-type="float" office:value="-0.0355902777777779">
                <text:p>-0.0355902777777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5932130584192">
                <text:p>0.235932130584192</text:p>
              </table:table-cell>
              <table:table-cell office:value-type="float" office:value="0.140678694158076">
                <text:p>0.140678694158076</text:p>
              </table:table-cell>
              <table:table-cell office:value-type="float" office:value="0.0701245704467355">
                <text:p>0.0701245704467355</text:p>
              </table:table-cell>
              <table:table-cell office:value-type="float" office:value="0.0127792096219932">
                <text:p>0.0127792096219932</text:p>
              </table:table-cell>
              <table:table-cell office:value-type="float" office:value="-0.0344716494845361">
                <text:p>-0.0344716494845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4587585034014">
                <text:p>0.234587585034014</text:p>
              </table:table-cell>
              <table:table-cell office:value-type="float" office:value="0.140518707482993">
                <text:p>0.140518707482993</text:p>
              </table:table-cell>
              <table:table-cell office:value-type="float" office:value="0.0695153061224489">
                <text:p>0.0695153061224489</text:p>
              </table:table-cell>
              <table:table-cell office:value-type="float" office:value="0.012329931972789">
                <text:p>0.012329931972789</text:p>
              </table:table-cell>
              <table:table-cell office:value-type="float" office:value="-0.0332695578231292">
                <text:p>-0.03326955782312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432239057239">
                <text:p>0.23432239057239</text:p>
              </table:table-cell>
              <table:table-cell office:value-type="float" office:value="0.138047138047138">
                <text:p>0.138047138047138</text:p>
              </table:table-cell>
              <table:table-cell office:value-type="float" office:value="0.0688131313131313">
                <text:p>0.0688131313131313</text:p>
              </table:table-cell>
              <table:table-cell office:value-type="float" office:value="0.0153619528619529">
                <text:p>0.0153619528619529</text:p>
              </table:table-cell>
              <table:table-cell office:value-type="float" office:value="-0.034406565656566">
                <text:p>-0.034406565656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5104166666667">
                <text:p>0.235104166666667</text:p>
              </table:table-cell>
              <table:table-cell office:value-type="float" office:value="0.1378125">
                <text:p>0.1378125</text:p>
              </table:table-cell>
              <table:table-cell office:value-type="float" office:value="0.0679166666666666">
                <text:p>0.0679166666666666</text:p>
              </table:table-cell>
              <table:table-cell office:value-type="float" office:value="0.0159374999999999">
                <text:p>0.0159374999999999</text:p>
              </table:table-cell>
              <table:table-cell office:value-type="float" office:value="-0.0321875">
                <text:p>-0.032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309cm" svg:height="20.293cm" xlink:href=".." xlink:type="simple" chart:class="chart:line" chart:style-name="ch1">
        <chart:legend chart:legend-position="end" svg:x="40.97cm" svg:y="8.602cm" style:legend-expansion="high" chart:style-name="ch2"/>
        <chart:plot-area chart:style-name="ch3" table:cell-range-address="Def1_Zipped_Noise_Test_StartwithCHAMP2.B1:Def1_Zipped_Noise_Test_StartwithCHAMP2.G101" chart:data-source-has-labels="row" svg:x="0.926cm" svg:y="0.405cm" svg:width="39.118cm" svg:height="19.483cm">
          <chartooo:coordinate-region svg:x="1.653cm" svg:y="0.604cm" svg:width="38.391cm" svg:height="18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B2:Def1_Zipped_Noise_Test_StartwithCHAMP2.B101" chart:label-cell-address="Def1_Zipped_Noise_Test_StartwithCHAMP2.B1:Def1_Zipped_Noise_Test_StartwithCHAMP2.B1" chart:class="chart:line">
            <chart:data-point chart:repeated="100"/>
          </chart:series>
          <chart:series chart:style-name="ch7" chart:values-cell-range-address="Def1_Zipped_Noise_Test_StartwithCHAMP2.C2:Def1_Zipped_Noise_Test_StartwithCHAMP2.C101" chart:label-cell-address="Def1_Zipped_Noise_Test_StartwithCHAMP2.C1:Def1_Zipped_Noise_Test_StartwithCHAMP2.C1" chart:class="chart:line">
            <chart:data-point chart:repeated="100"/>
          </chart:series>
          <chart:series chart:style-name="ch8" chart:values-cell-range-address="Def1_Zipped_Noise_Test_StartwithCHAMP2.D2:Def1_Zipped_Noise_Test_StartwithCHAMP2.D101" chart:label-cell-address="Def1_Zipped_Noise_Test_StartwithCHAMP2.D1:Def1_Zipped_Noise_Test_StartwithCHAMP2.D1" chart:class="chart:line">
            <chart:data-point chart:repeated="100"/>
          </chart:series>
          <chart:series chart:style-name="ch9" chart:values-cell-range-address="Def1_Zipped_Noise_Test_StartwithCHAMP2.E2:Def1_Zipped_Noise_Test_StartwithCHAMP2.E101" chart:label-cell-address="Def1_Zipped_Noise_Test_StartwithCHAMP2.E1:Def1_Zipped_Noise_Test_StartwithCHAMP2.E1" chart:class="chart:line">
            <chart:data-point chart:repeated="100"/>
          </chart:series>
          <chart:series chart:style-name="ch10" chart:values-cell-range-address="Def1_Zipped_Noise_Test_StartwithCHAMP2.F2:Def1_Zipped_Noise_Test_StartwithCHAMP2.F101" chart:label-cell-address="Def1_Zipped_Noise_Test_StartwithCHAMP2.F1:Def1_Zipped_Noise_Test_StartwithCHAMP2.F1" chart:class="chart:line">
            <chart:data-point chart:repeated="100"/>
          </chart:series>
          <chart:series chart:style-name="ch11" chart:values-cell-range-address="Def1_Zipped_Noise_Test_StartwithCHAMP2.G2:Def1_Zipped_Noise_Test_StartwithCHAMP2.G101" chart:label-cell-address="Def1_Zipped_Noise_Test_StartwithCHAMP2.G1:Def1_Zipped_Noise_Test_StartwithCHAMP2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zCompression_ratio(s)</text:p>
                <draw:g>
                  <svg:desc>Def1_Zipped_Noise_Test_StartwithCHAMP2.B1:Def1_Zipped_Noise_Test_StartwithCHAMP2.B1</svg:desc>
                </draw:g>
              </table:table-cell>
              <table:table-cell office:value-type="string">
                <text:p> lzCompression_ratio(s10)</text:p>
                <draw:g>
                  <svg:desc>Def1_Zipped_Noise_Test_StartwithCHAMP2.C1:Def1_Zipped_Noise_Test_StartwithCHAMP2.C1</svg:desc>
                </draw:g>
              </table:table-cell>
              <table:table-cell office:value-type="string">
                <text:p> lzCompression_ratio(s20)</text:p>
                <draw:g>
                  <svg:desc>Def1_Zipped_Noise_Test_StartwithCHAMP2.D1:Def1_Zipped_Noise_Test_StartwithCHAMP2.D1</svg:desc>
                </draw:g>
              </table:table-cell>
              <table:table-cell office:value-type="string">
                <text:p> lzCompression_ratio(s30)</text:p>
                <draw:g>
                  <svg:desc>Def1_Zipped_Noise_Test_StartwithCHAMP2.E1:Def1_Zipped_Noise_Test_StartwithCHAMP2.E1</svg:desc>
                </draw:g>
              </table:table-cell>
              <table:table-cell office:value-type="string">
                <text:p> lzCompression_ratio(s40)</text:p>
                <draw:g>
                  <svg:desc>Def1_Zipped_Noise_Test_StartwithCHAMP2.F1:Def1_Zipped_Noise_Test_StartwithCHAMP2.F1</svg:desc>
                </draw:g>
              </table:table-cell>
              <table:table-cell office:value-type="string">
                <text:p> lzCompression_ratio(s50)</text:p>
                <draw:g>
                  <svg:desc>Def1_Zipped_Noise_Test_StartwithCHAMP2.G1:Def1_Zipped_Noise_Test_StartwithCHAMP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125">
                <text:p>1.53125</text:p>
                <draw:g>
                  <svg:desc>Def1_Zipped_Noise_Test_StartwithCHAMP2.B2:Def1_Zipped_Noise_Test_StartwithCHAMP2.B101</svg:desc>
                </draw:g>
              </table:table-cell>
              <table:table-cell office:value-type="float" office:value="1.53125">
                <text:p>1.53125</text:p>
                <draw:g>
                  <svg:desc>Def1_Zipped_Noise_Test_StartwithCHAMP2.C2:Def1_Zipped_Noise_Test_StartwithCHAMP2.C101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D2:Def1_Zipped_Noise_Test_StartwithCHAMP2.D101</svg:desc>
                </draw:g>
              </table:table-cell>
              <table:table-cell office:value-type="float" office:value="1.46875">
                <text:p>1.46875</text:p>
                <draw:g>
                  <svg:desc>Def1_Zipped_Noise_Test_StartwithCHAMP2.E2:Def1_Zipped_Noise_Test_StartwithCHAMP2.E101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F2:Def1_Zipped_Noise_Test_StartwithCHAMP2.F101</svg:desc>
                </draw:g>
              </table:table-cell>
              <table:table-cell office:value-type="float" office:value="1.34375">
                <text:p>1.34375</text:p>
                <draw:g>
                  <svg:desc>Def1_Zipped_Noise_Test_StartwithCHAMP2.G2:Def1_Zipped_Noise_Test_StartwithCHAMP2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8125">
                <text:p>1.328125</text:p>
              </table:table-cell>
              <table:table-cell office:value-type="float" office:value="1.328125">
                <text:p>1.328125</text:p>
              </table:table-cell>
              <table:table-cell office:value-type="float" office:value="1.359375">
                <text:p>1.359375</text:p>
              </table:table-cell>
              <table:table-cell office:value-type="float" office:value="1.390625">
                <text:p>1.390625</text:p>
              </table:table-cell>
              <table:table-cell office:value-type="float" office:value="1.359375">
                <text:p>1.359375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16319444444444">
                <text:p>1.16319444444444</text:p>
              </table:table-cell>
              <table:table-cell office:value-type="float" office:value="1.28472222222222">
                <text:p>1.2847222222222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5763888888889">
                <text:p>1.35763888888889</text:p>
              </table:table-cell>
              <table:table-cell office:value-type="float" office:value="1.23611111111111">
                <text:p>1.236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12760416666667">
                <text:p>1.12760416666667</text:p>
              </table:table-cell>
              <table:table-cell office:value-type="float" office:value="1.2734375">
                <text:p>1.2734375</text:p>
              </table:table-cell>
              <table:table-cell office:value-type="float" office:value="1.34635416666667">
                <text:p>1.34635416666667</text:p>
              </table:table-cell>
              <table:table-cell office:value-type="float" office:value="1.34635416666667">
                <text:p>1.34635416666667</text:p>
              </table:table-cell>
              <table:table-cell office:value-type="float" office:value="1.21875">
                <text:p>1.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07708333333333">
                <text:p>1.07708333333333</text:p>
              </table:table-cell>
              <table:table-cell office:value-type="float" office:value="1.22291666666667">
                <text:p>1.22291666666667</text:p>
              </table:table-cell>
              <table:table-cell office:value-type="float" office:value="1.31041666666667">
                <text:p>1.31041666666667</text:p>
              </table:table-cell>
              <table:table-cell office:value-type="float" office:value="1.28125">
                <text:p>1.28125</text:p>
              </table:table-cell>
              <table:table-cell office:value-type="float" office:value="1.22291666666667">
                <text:p>1.222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04340277777778">
                <text:p>1.04340277777778</text:p>
              </table:table-cell>
              <table:table-cell office:value-type="float" office:value="1.21354166666667">
                <text:p>1.21354166666667</text:p>
              </table:table-cell>
              <table:table-cell office:value-type="float" office:value="1.27430555555556">
                <text:p>1.27430555555556</text:p>
              </table:table-cell>
              <table:table-cell office:value-type="float" office:value="1.25">
                <text:p>1.25</text:p>
              </table:table-cell>
              <table:table-cell office:value-type="float" office:value="1.21354166666667">
                <text:p>1.21354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01934523809524">
                <text:p>1.01934523809524</text:p>
              </table:table-cell>
              <table:table-cell office:value-type="float" office:value="1.16815476190476">
                <text:p>1.16815476190476</text:p>
              </table:table-cell>
              <table:table-cell office:value-type="float" office:value="1.26339285714286">
                <text:p>1.26339285714286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19196428571429">
                <text:p>1.19196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00130208333333">
                <text:p>1.00130208333333</text:p>
              </table:table-cell>
              <table:table-cell office:value-type="float" office:value="1.14713541666667">
                <text:p>1.14713541666667</text:p>
              </table:table-cell>
              <table:table-cell office:value-type="float" office:value="1.25130208333333">
                <text:p>1.25130208333333</text:p>
              </table:table-cell>
              <table:table-cell office:value-type="float" office:value="1.23046875">
                <text:p>1.23046875</text:p>
              </table:table-cell>
              <table:table-cell office:value-type="float" office:value="1.19921875">
                <text:p>1.199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0.96412037037037">
                <text:p>0.96412037037037</text:p>
              </table:table-cell>
              <table:table-cell office:value-type="float" office:value="1.13078703703704">
                <text:p>1.13078703703704</text:p>
              </table:table-cell>
              <table:table-cell office:value-type="float" office:value="1.23263888888889">
                <text:p>1.23263888888889</text:p>
              </table:table-cell>
              <table:table-cell office:value-type="float" office:value="1.22337962962963">
                <text:p>1.22337962962963</text:p>
              </table:table-cell>
              <table:table-cell office:value-type="float" office:value="1.19560185185185">
                <text:p>1.19560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0.951041666666667">
                <text:p>0.951041666666667</text:p>
              </table:table-cell>
              <table:table-cell office:value-type="float" office:value="1.109375">
                <text:p>1.109375</text:p>
              </table:table-cell>
              <table:table-cell office:value-type="float" office:value="1.209375">
                <text:p>1.209375</text:p>
              </table:table-cell>
              <table:table-cell office:value-type="float" office:value="1.209375">
                <text:p>1.209375</text:p>
              </table:table-cell>
              <table:table-cell office:value-type="float" office:value="1.184375">
                <text:p>1.1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09185606060606">
                <text:p>1.09185606060606</text:p>
              </table:table-cell>
              <table:table-cell office:value-type="float" office:value="1.19791666666667">
                <text:p>1.19791666666667</text:p>
              </table:table-cell>
              <table:table-cell office:value-type="float" office:value="1.20549242424242">
                <text:p>1.20549242424242</text:p>
              </table:table-cell>
              <table:table-cell office:value-type="float" office:value="1.17518939393939">
                <text:p>1.1751893939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453125">
                <text:p>0.9453125</text:p>
              </table:table-cell>
              <table:table-cell office:value-type="float" office:value="1.07725694444444">
                <text:p>1.07725694444444</text:p>
              </table:table-cell>
              <table:table-cell office:value-type="float" office:value="1.18142361111111">
                <text:p>1.18142361111111</text:p>
              </table:table-cell>
              <table:table-cell office:value-type="float" office:value="1.20225694444444">
                <text:p>1.20225694444444</text:p>
              </table:table-cell>
              <table:table-cell office:value-type="float" office:value="1.17447916666667">
                <text:p>1.1744791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0.930288461538462">
                <text:p>0.930288461538462</text:p>
              </table:table-cell>
              <table:table-cell office:value-type="float" office:value="1.08413461538462">
                <text:p>1.08413461538462</text:p>
              </table:table-cell>
              <table:table-cell office:value-type="float" office:value="1.17387820512821">
                <text:p>1.17387820512821</text:p>
              </table:table-cell>
              <table:table-cell office:value-type="float" office:value="1.18669871794872">
                <text:p>1.18669871794872</text:p>
              </table:table-cell>
              <table:table-cell office:value-type="float" office:value="1.16746794871795">
                <text:p>1.1674679487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06026785714286">
                <text:p>1.06026785714286</text:p>
              </table:table-cell>
              <table:table-cell office:value-type="float" office:value="1.16145833333333">
                <text:p>1.16145833333333</text:p>
              </table:table-cell>
              <table:table-cell office:value-type="float" office:value="1.17931547619048">
                <text:p>1.17931547619048</text:p>
              </table:table-cell>
              <table:table-cell office:value-type="float" office:value="1.15550595238095">
                <text:p>1.155505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0.895138888888889">
                <text:p>0.895138888888889</text:p>
              </table:table-cell>
              <table:table-cell office:value-type="float" office:value="1.04513888888889">
                <text:p>1.04513888888889</text:p>
              </table:table-cell>
              <table:table-cell office:value-type="float" office:value="1.15625">
                <text:p>1.15625</text:p>
              </table:table-cell>
              <table:table-cell office:value-type="float" office:value="1.16736111111111">
                <text:p>1.16736111111111</text:p>
              </table:table-cell>
              <table:table-cell office:value-type="float" office:value="1.15069444444444">
                <text:p>1.15069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1.03190104166667">
                <text:p>1.03190104166667</text:p>
              </table:table-cell>
              <table:table-cell office:value-type="float" office:value="1.15169270833333">
                <text:p>1.15169270833333</text:p>
              </table:table-cell>
              <table:table-cell office:value-type="float" office:value="1.162109375">
                <text:p>1.162109375</text:p>
              </table:table-cell>
              <table:table-cell office:value-type="float" office:value="1.14127604166667">
                <text:p>1.141276041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0.868259803921569">
                <text:p>0.868259803921569</text:p>
              </table:table-cell>
              <table:table-cell office:value-type="float" office:value="1.03492647058824">
                <text:p>1.03492647058824</text:p>
              </table:table-cell>
              <table:table-cell office:value-type="float" office:value="1.14276960784314">
                <text:p>1.14276960784314</text:p>
              </table:table-cell>
              <table:table-cell office:value-type="float" office:value="1.16482843137255">
                <text:p>1.16482843137255</text:p>
              </table:table-cell>
              <table:table-cell office:value-type="float" office:value="1.13725490196078">
                <text:p>1.13725490196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2372685185185">
                <text:p>1.02372685185185</text:p>
              </table:table-cell>
              <table:table-cell office:value-type="float" office:value="1.14178240740741">
                <text:p>1.14178240740741</text:p>
              </table:table-cell>
              <table:table-cell office:value-type="float" office:value="1.16261574074074">
                <text:p>1.16261574074074</text:p>
              </table:table-cell>
              <table:table-cell office:value-type="float" office:value="1.13136574074074">
                <text:p>1.13136574074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0.84265350877193">
                <text:p>0.84265350877193</text:p>
              </table:table-cell>
              <table:table-cell office:value-type="float" office:value="1.02741228070175">
                <text:p>1.02741228070175</text:p>
              </table:table-cell>
              <table:table-cell office:value-type="float" office:value="1.1359649122807">
                <text:p>1.1359649122807</text:p>
              </table:table-cell>
              <table:table-cell office:value-type="float" office:value="1.16063596491228">
                <text:p>1.16063596491228</text:p>
              </table:table-cell>
              <table:table-cell office:value-type="float" office:value="1.12609649122807">
                <text:p>1.12609649122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0.833854166666667">
                <text:p>0.833854166666667</text:p>
              </table:table-cell>
              <table:table-cell office:value-type="float" office:value="1.01822916666667">
                <text:p>1.01822916666667</text:p>
              </table:table-cell>
              <table:table-cell office:value-type="float" office:value="1.12604166666667">
                <text:p>1.12604166666667</text:p>
              </table:table-cell>
              <table:table-cell office:value-type="float" office:value="1.15885416666667">
                <text:p>1.15885416666667</text:p>
              </table:table-cell>
              <table:table-cell office:value-type="float" office:value="1.12604166666667">
                <text:p>1.1260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1.00992063492063">
                <text:p>1.00992063492063</text:p>
              </table:table-cell>
              <table:table-cell office:value-type="float" office:value="1.12152777777778">
                <text:p>1.12152777777778</text:p>
              </table:table-cell>
              <table:table-cell office:value-type="float" office:value="1.15724206349206">
                <text:p>1.15724206349206</text:p>
              </table:table-cell>
              <table:table-cell office:value-type="float" office:value="1.12599206349206">
                <text:p>1.12599206349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0.818655303030303">
                <text:p>0.818655303030303</text:p>
              </table:table-cell>
              <table:table-cell office:value-type="float" office:value="1.01515151515152">
                <text:p>1.01515151515152</text:p>
              </table:table-cell>
              <table:table-cell office:value-type="float" office:value="1.11316287878788">
                <text:p>1.11316287878788</text:p>
              </table:table-cell>
              <table:table-cell office:value-type="float" office:value="1.15577651515152">
                <text:p>1.15577651515152</text:p>
              </table:table-cell>
              <table:table-cell office:value-type="float" office:value="1.12594696969697">
                <text:p>1.12594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0.812047101449275">
                <text:p>0.812047101449275</text:p>
              </table:table-cell>
              <table:table-cell office:value-type="float" office:value="1.01177536231884">
                <text:p>1.01177536231884</text:p>
              </table:table-cell>
              <table:table-cell office:value-type="float" office:value="1.11367753623188">
                <text:p>1.11367753623188</text:p>
              </table:table-cell>
              <table:table-cell office:value-type="float" office:value="1.1544384057971">
                <text:p>1.1544384057971</text:p>
              </table:table-cell>
              <table:table-cell office:value-type="float" office:value="1.12590579710145">
                <text:p>1.12590579710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1.01258680555556">
                <text:p>1.01258680555556</text:p>
              </table:table-cell>
              <table:table-cell office:value-type="float" office:value="1.10243055555556">
                <text:p>1.1024305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12196180555556">
                <text:p>1.12196180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1.01333333333333">
                <text:p>1.01333333333333</text:p>
              </table:table-cell>
              <table:table-cell office:value-type="float" office:value="1.09208333333333">
                <text:p>1.09208333333333</text:p>
              </table:table-cell>
              <table:table-cell office:value-type="float" office:value="1.14083333333333">
                <text:p>1.14083333333333</text:p>
              </table:table-cell>
              <table:table-cell office:value-type="float" office:value="1.11833333333333">
                <text:p>1.11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0.786858974358974">
                <text:p>0.786858974358974</text:p>
              </table:table-cell>
              <table:table-cell office:value-type="float" office:value="1.0068108974359">
                <text:p>1.0068108974359</text:p>
              </table:table-cell>
              <table:table-cell office:value-type="float" office:value="1.08253205128205">
                <text:p>1.08253205128205</text:p>
              </table:table-cell>
              <table:table-cell office:value-type="float" office:value="1.14022435897436">
                <text:p>1.14022435897436</text:p>
              </table:table-cell>
              <table:table-cell office:value-type="float" office:value="1.11498397435897">
                <text:p>1.11498397435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0.778549382716049">
                <text:p>0.778549382716049</text:p>
              </table:table-cell>
              <table:table-cell office:value-type="float" office:value="1.00077160493827">
                <text:p>1.00077160493827</text:p>
              </table:table-cell>
              <table:table-cell office:value-type="float" office:value="1.07368827160494">
                <text:p>1.07368827160494</text:p>
              </table:table-cell>
              <table:table-cell office:value-type="float" office:value="1.13271604938272">
                <text:p>1.13271604938272</text:p>
              </table:table-cell>
              <table:table-cell office:value-type="float" office:value="1.10841049382716">
                <text:p>1.10841049382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774181547619048">
                <text:p>0.774181547619048</text:p>
              </table:table-cell>
              <table:table-cell office:value-type="float" office:value="0.99516369047619">
                <text:p>0.99516369047619</text:p>
              </table:table-cell>
              <table:table-cell office:value-type="float" office:value="1.0688244047619">
                <text:p>1.0688244047619</text:p>
              </table:table-cell>
              <table:table-cell office:value-type="float" office:value="1.12909226190476">
                <text:p>1.12909226190476</text:p>
              </table:table-cell>
              <table:table-cell office:value-type="float" office:value="1.10900297619048">
                <text:p>1.1090029761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766882183908046">
                <text:p>0.766882183908046</text:p>
              </table:table-cell>
              <table:table-cell office:value-type="float" office:value="0.986709770114942">
                <text:p>0.986709770114942</text:p>
              </table:table-cell>
              <table:table-cell office:value-type="float" office:value="1.07076149425287">
                <text:p>1.07076149425287</text:p>
              </table:table-cell>
              <table:table-cell office:value-type="float" office:value="1.1257183908046">
                <text:p>1.1257183908046</text:p>
              </table:table-cell>
              <table:table-cell office:value-type="float" office:value="1.10308908045977">
                <text:p>1.10308908045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760069444444444">
                <text:p>0.760069444444444</text:p>
              </table:table-cell>
              <table:table-cell office:value-type="float" office:value="0.985069444444444">
                <text:p>0.985069444444444</text:p>
              </table:table-cell>
              <table:table-cell office:value-type="float" office:value="1.06319444444444">
                <text:p>1.06319444444444</text:p>
              </table:table-cell>
              <table:table-cell office:value-type="float" office:value="1.12569444444444">
                <text:p>1.12569444444444</text:p>
              </table:table-cell>
              <table:table-cell office:value-type="float" office:value="1.10069444444444">
                <text:p>1.10069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756720430107527">
                <text:p>0.756720430107527</text:p>
              </table:table-cell>
              <table:table-cell office:value-type="float" office:value="0.980510752688172">
                <text:p>0.980510752688172</text:p>
              </table:table-cell>
              <table:table-cell office:value-type="float" office:value="1.05913978494624">
                <text:p>1.05913978494624</text:p>
              </table:table-cell>
              <table:table-cell office:value-type="float" office:value="1.11962365591398">
                <text:p>1.11962365591398</text:p>
              </table:table-cell>
              <table:table-cell office:value-type="float" office:value="1.09845430107527">
                <text:p>1.09845430107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750651041666667">
                <text:p>0.750651041666667</text:p>
              </table:table-cell>
              <table:table-cell office:value-type="float" office:value="0.976236979166667">
                <text:p>0.976236979166667</text:p>
              </table:table-cell>
              <table:table-cell office:value-type="float" office:value="1.05240885416667">
                <text:p>1.05240885416667</text:p>
              </table:table-cell>
              <table:table-cell office:value-type="float" office:value="1.11393229166667">
                <text:p>1.11393229166667</text:p>
              </table:table-cell>
              <table:table-cell office:value-type="float" office:value="1.09342447916667">
                <text:p>1.093424479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744949494949495">
                <text:p>0.744949494949495</text:p>
              </table:table-cell>
              <table:table-cell office:value-type="float" office:value="0.969381313131313">
                <text:p>0.969381313131313</text:p>
              </table:table-cell>
              <table:table-cell office:value-type="float" office:value="1.04608585858586">
                <text:p>1.04608585858586</text:p>
              </table:table-cell>
              <table:table-cell office:value-type="float" office:value="1.11142676767677">
                <text:p>1.11142676767677</text:p>
              </table:table-cell>
              <table:table-cell office:value-type="float" office:value="1.0915404040404">
                <text:p>1.0915404040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965686274509804">
                <text:p>0.965686274509804</text:p>
              </table:table-cell>
              <table:table-cell office:value-type="float" office:value="1.04564950980392">
                <text:p>1.04564950980392</text:p>
              </table:table-cell>
              <table:table-cell office:value-type="float" office:value="1.1063112745098">
                <text:p>1.1063112745098</text:p>
              </table:table-cell>
              <table:table-cell office:value-type="float" office:value="1.08700980392157">
                <text:p>1.08700980392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73452380952381">
                <text:p>0.73452380952381</text:p>
              </table:table-cell>
              <table:table-cell office:value-type="float" office:value="0.95952380952381">
                <text:p>0.95952380952381</text:p>
              </table:table-cell>
              <table:table-cell office:value-type="float" office:value="1.03988095238095">
                <text:p>1.03988095238095</text:p>
              </table:table-cell>
              <table:table-cell office:value-type="float" office:value="1.10416666666667">
                <text:p>1.10416666666667</text:p>
              </table:table-cell>
              <table:table-cell office:value-type="float" office:value="1.0827380952381">
                <text:p>1.0827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72974537037037">
                <text:p>0.72974537037037</text:p>
              </table:table-cell>
              <table:table-cell office:value-type="float" office:value="0.951099537037037">
                <text:p>0.951099537037037</text:p>
              </table:table-cell>
              <table:table-cell office:value-type="float" office:value="1.03703703703704">
                <text:p>1.03703703703704</text:p>
              </table:table-cell>
              <table:table-cell office:value-type="float" office:value="1.1021412037037">
                <text:p>1.1021412037037</text:p>
              </table:table-cell>
              <table:table-cell office:value-type="float" office:value="1.08130787037037">
                <text:p>1.08130787037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725225225225225">
                <text:p>0.725225225225225</text:p>
              </table:table-cell>
              <table:table-cell office:value-type="float" office:value="0.950731981981982">
                <text:p>0.950731981981982</text:p>
              </table:table-cell>
              <table:table-cell office:value-type="float" office:value="1.03434684684685">
                <text:p>1.03434684684685</text:p>
              </table:table-cell>
              <table:table-cell office:value-type="float" office:value="1.10022522522523">
                <text:p>1.10022522522523</text:p>
              </table:table-cell>
              <table:table-cell office:value-type="float" office:value="1.07742117117117">
                <text:p>1.07742117117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718475877192982">
                <text:p>0.718475877192982</text:p>
              </table:table-cell>
              <table:table-cell office:value-type="float" office:value="0.945449561403509">
                <text:p>0.945449561403509</text:p>
              </table:table-cell>
              <table:table-cell office:value-type="float" office:value="1.03426535087719">
                <text:p>1.03426535087719</text:p>
              </table:table-cell>
              <table:table-cell office:value-type="float" office:value="1.0984100877193">
                <text:p>1.0984100877193</text:p>
              </table:table-cell>
              <table:table-cell office:value-type="float" office:value="1.07620614035088">
                <text:p>1.07620614035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714476495726496">
                <text:p>0.714476495726496</text:p>
              </table:table-cell>
              <table:table-cell office:value-type="float" office:value="0.940438034188034">
                <text:p>0.940438034188034</text:p>
              </table:table-cell>
              <table:table-cell office:value-type="float" office:value="1.03418803418803">
                <text:p>1.03418803418803</text:p>
              </table:table-cell>
              <table:table-cell office:value-type="float" office:value="1.09428418803419">
                <text:p>1.09428418803419</text:p>
              </table:table-cell>
              <table:table-cell office:value-type="float" office:value="1.07505341880342">
                <text:p>1.07505341880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930989583333333">
                <text:p>0.930989583333333</text:p>
              </table:table-cell>
              <table:table-cell office:value-type="float" office:value="1.03177083333333">
                <text:p>1.03177083333333</text:p>
              </table:table-cell>
              <table:table-cell office:value-type="float" office:value="1.09557291666667">
                <text:p>1.09557291666667</text:p>
              </table:table-cell>
              <table:table-cell office:value-type="float" office:value="1.07213541666667">
                <text:p>1.07213541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704776422764228">
                <text:p>0.704776422764228</text:p>
              </table:table-cell>
              <table:table-cell office:value-type="float" office:value="0.928861788617886">
                <text:p>0.928861788617886</text:p>
              </table:table-cell>
              <table:table-cell office:value-type="float" office:value="1.0317581300813">
                <text:p>1.0317581300813</text:p>
              </table:table-cell>
              <table:table-cell office:value-type="float" office:value="1.0967987804878">
                <text:p>1.0967987804878</text:p>
              </table:table-cell>
              <table:table-cell office:value-type="float" office:value="1.07393292682927">
                <text:p>1.07393292682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699156746031746">
                <text:p>0.699156746031746</text:p>
              </table:table-cell>
              <table:table-cell office:value-type="float" office:value="0.926835317460317">
                <text:p>0.926835317460317</text:p>
              </table:table-cell>
              <table:table-cell office:value-type="float" office:value="1.02852182539683">
                <text:p>1.02852182539683</text:p>
              </table:table-cell>
              <table:table-cell office:value-type="float" office:value="1.09796626984127">
                <text:p>1.09796626984127</text:p>
              </table:table-cell>
              <table:table-cell office:value-type="float" office:value="1.07316468253968">
                <text:p>1.07316468253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693798449612403">
                <text:p>0.693798449612403</text:p>
              </table:table-cell>
              <table:table-cell office:value-type="float" office:value="0.924903100775194">
                <text:p>0.924903100775194</text:p>
              </table:table-cell>
              <table:table-cell office:value-type="float" office:value="1.02640503875969">
                <text:p>1.02640503875969</text:p>
              </table:table-cell>
              <table:table-cell office:value-type="float" office:value="1.09665697674419">
                <text:p>1.09665697674419</text:p>
              </table:table-cell>
              <table:table-cell office:value-type="float" office:value="1.07243217054264">
                <text:p>1.07243217054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688683712121212">
                <text:p>0.688683712121212</text:p>
              </table:table-cell>
              <table:table-cell office:value-type="float" office:value="0.92092803030303">
                <text:p>0.92092803030303</text:p>
              </table:table-cell>
              <table:table-cell office:value-type="float" office:value="1.02438446969697">
                <text:p>1.02438446969697</text:p>
              </table:table-cell>
              <table:table-cell office:value-type="float" office:value="1.0954071969697">
                <text:p>1.0954071969697</text:p>
              </table:table-cell>
              <table:table-cell office:value-type="float" office:value="1.07173295454545">
                <text:p>1.0717329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683796296296296">
                <text:p>0.683796296296296</text:p>
              </table:table-cell>
              <table:table-cell office:value-type="float" office:value="0.91712962962963">
                <text:p>0.91712962962963</text:p>
              </table:table-cell>
              <table:table-cell office:value-type="float" office:value="1.02476851851852">
                <text:p>1.02476851851852</text:p>
              </table:table-cell>
              <table:table-cell office:value-type="float" office:value="1.09421296296296">
                <text:p>1.09421296296296</text:p>
              </table:table-cell>
              <table:table-cell office:value-type="float" office:value="1.07106481481481">
                <text:p>1.07106481481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679121376811594">
                <text:p>0.679121376811594</text:p>
              </table:table-cell>
              <table:table-cell office:value-type="float" office:value="0.911458333333333">
                <text:p>0.911458333333333</text:p>
              </table:table-cell>
              <table:table-cell office:value-type="float" office:value="1.02287137681159">
                <text:p>1.02287137681159</text:p>
              </table:table-cell>
              <table:table-cell office:value-type="float" office:value="1.09307065217391">
                <text:p>1.09307065217391</text:p>
              </table:table-cell>
              <table:table-cell office:value-type="float" office:value="1.07042572463768">
                <text:p>1.07042572463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674645390070922">
                <text:p>0.674645390070922</text:p>
              </table:table-cell>
              <table:table-cell office:value-type="float" office:value="0.906028368794326">
                <text:p>0.906028368794326</text:p>
              </table:table-cell>
              <table:table-cell office:value-type="float" office:value="1.02105496453901">
                <text:p>1.02105496453901</text:p>
              </table:table-cell>
              <table:table-cell office:value-type="float" office:value="1.09197695035461">
                <text:p>1.09197695035461</text:p>
              </table:table-cell>
              <table:table-cell office:value-type="float" office:value="1.0675975177305">
                <text:p>1.0675975177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670355902777778">
                <text:p>0.670355902777778</text:p>
              </table:table-cell>
              <table:table-cell office:value-type="float" office:value="0.906467013888889">
                <text:p>0.906467013888889</text:p>
              </table:table-cell>
              <table:table-cell office:value-type="float" office:value="1.02365451388889">
                <text:p>1.02365451388889</text:p>
              </table:table-cell>
              <table:table-cell office:value-type="float" office:value="1.09092881944444">
                <text:p>1.09092881944444</text:p>
              </table:table-cell>
              <table:table-cell office:value-type="float" office:value="1.06922743055556">
                <text:p>1.069227430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666241496598639">
                <text:p>0.666241496598639</text:p>
              </table:table-cell>
              <table:table-cell office:value-type="float" office:value="0.907100340136054">
                <text:p>0.907100340136054</text:p>
              </table:table-cell>
              <table:table-cell office:value-type="float" office:value="1.0218962585034">
                <text:p>1.0218962585034</text:p>
              </table:table-cell>
              <table:table-cell office:value-type="float" office:value="1.08992346938776">
                <text:p>1.08992346938776</text:p>
              </table:table-cell>
              <table:table-cell office:value-type="float" office:value="1.06653911564626">
                <text:p>1.06653911564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662291666666667">
                <text:p>0.662291666666667</text:p>
              </table:table-cell>
              <table:table-cell office:value-type="float" office:value="0.901458333333333">
                <text:p>0.901458333333333</text:p>
              </table:table-cell>
              <table:table-cell office:value-type="float" office:value="1.02229166666667">
                <text:p>1.02229166666667</text:p>
              </table:table-cell>
              <table:table-cell office:value-type="float" office:value="1.08895833333333">
                <text:p>1.08895833333333</text:p>
              </table:table-cell>
              <table:table-cell office:value-type="float" office:value="1.06604166666667">
                <text:p>1.066041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658496732026144">
                <text:p>0.658496732026144</text:p>
              </table:table-cell>
              <table:table-cell office:value-type="float" office:value="0.902165032679739">
                <text:p>0.902165032679739</text:p>
              </table:table-cell>
              <table:table-cell office:value-type="float" office:value="1.02062908496732">
                <text:p>1.02062908496732</text:p>
              </table:table-cell>
              <table:table-cell office:value-type="float" office:value="1.08803104575163">
                <text:p>1.08803104575163</text:p>
              </table:table-cell>
              <table:table-cell office:value-type="float" office:value="1.0655637254902">
                <text:p>1.06556372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653044871794872">
                <text:p>0.653044871794872</text:p>
              </table:table-cell>
              <table:table-cell office:value-type="float" office:value="0.898838141025641">
                <text:p>0.898838141025641</text:p>
              </table:table-cell>
              <table:table-cell office:value-type="float" office:value="1.01903044871795">
                <text:p>1.01903044871795</text:p>
              </table:table-cell>
              <table:table-cell office:value-type="float" office:value="1.08713942307692">
                <text:p>1.08713942307692</text:p>
              </table:table-cell>
              <table:table-cell office:value-type="float" office:value="1.06510416666667">
                <text:p>1.0651041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649567610062893">
                <text:p>0.649567610062893</text:p>
              </table:table-cell>
              <table:table-cell office:value-type="float" office:value="0.899567610062893">
                <text:p>0.899567610062893</text:p>
              </table:table-cell>
              <table:table-cell office:value-type="float" office:value="1.01945754716981">
                <text:p>1.01945754716981</text:p>
              </table:table-cell>
              <table:table-cell office:value-type="float" office:value="1.08824685534591">
                <text:p>1.08824685534591</text:p>
              </table:table-cell>
              <table:table-cell office:value-type="float" office:value="1.0626965408805">
                <text:p>1.0626965408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644483024691358">
                <text:p>0.644483024691358</text:p>
              </table:table-cell>
              <table:table-cell office:value-type="float" office:value="0.896412037037037">
                <text:p>0.896412037037037</text:p>
              </table:table-cell>
              <table:table-cell office:value-type="float" office:value="1.01986882716049">
                <text:p>1.01986882716049</text:p>
              </table:table-cell>
              <table:table-cell office:value-type="float" office:value="1.08738425925926">
                <text:p>1.08738425925926</text:p>
              </table:table-cell>
              <table:table-cell office:value-type="float" office:value="1.06423611111111">
                <text:p>1.06423611111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639583333333333">
                <text:p>0.639583333333333</text:p>
              </table:table-cell>
              <table:table-cell office:value-type="float" office:value="0.893371212121212">
                <text:p>0.893371212121212</text:p>
              </table:table-cell>
              <table:table-cell office:value-type="float" office:value="1.01837121212121">
                <text:p>1.01837121212121</text:p>
              </table:table-cell>
              <table:table-cell office:value-type="float" office:value="1.08465909090909">
                <text:p>1.08465909090909</text:p>
              </table:table-cell>
              <table:table-cell office:value-type="float" office:value="1.06382575757576">
                <text:p>1.06382575757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634858630952381">
                <text:p>0.634858630952381</text:p>
              </table:table-cell>
              <table:table-cell office:value-type="float" office:value="0.894159226190476">
                <text:p>0.894159226190476</text:p>
              </table:table-cell>
              <table:table-cell office:value-type="float" office:value="1.01692708333333">
                <text:p>1.01692708333333</text:p>
              </table:table-cell>
              <table:table-cell office:value-type="float" office:value="1.08389136904762">
                <text:p>1.08389136904762</text:p>
              </table:table-cell>
              <table:table-cell office:value-type="float" office:value="1.06343005952381">
                <text:p>1.06343005952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630299707602339">
                <text:p>0.630299707602339</text:p>
              </table:table-cell>
              <table:table-cell office:value-type="float" office:value="0.889437134502924">
                <text:p>0.889437134502924</text:p>
              </table:table-cell>
              <table:table-cell office:value-type="float" office:value="1.01370614035088">
                <text:p>1.01370614035088</text:p>
              </table:table-cell>
              <table:table-cell office:value-type="float" office:value="1.08497807017544">
                <text:p>1.08497807017544</text:p>
              </table:table-cell>
              <table:table-cell office:value-type="float" office:value="1.06122076023392">
                <text:p>1.06122076023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625897988505747">
                <text:p>0.625897988505747</text:p>
              </table:table-cell>
              <table:table-cell office:value-type="float" office:value="0.888469827586207">
                <text:p>0.888469827586207</text:p>
              </table:table-cell>
              <table:table-cell office:value-type="float" office:value="1.01239224137931">
                <text:p>1.01239224137931</text:p>
              </table:table-cell>
              <table:table-cell office:value-type="float" office:value="1.08602729885057">
                <text:p>1.08602729885057</text:p>
              </table:table-cell>
              <table:table-cell office:value-type="float" office:value="1.06088362068966">
                <text:p>1.060883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621645480225989">
                <text:p>0.621645480225989</text:p>
              </table:table-cell>
              <table:table-cell office:value-type="float" office:value="0.887535310734463">
                <text:p>0.887535310734463</text:p>
              </table:table-cell>
              <table:table-cell office:value-type="float" office:value="1.01112288135593">
                <text:p>1.01112288135593</text:p>
              </table:table-cell>
              <table:table-cell office:value-type="float" office:value="1.08350988700565">
                <text:p>1.08350988700565</text:p>
              </table:table-cell>
              <table:table-cell office:value-type="float" office:value="1.06055790960452">
                <text:p>1.06055790960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617534722222222">
                <text:p>0.617534722222222</text:p>
              </table:table-cell>
              <table:table-cell office:value-type="float" office:value="0.888368055555556">
                <text:p>0.888368055555556</text:p>
              </table:table-cell>
              <table:table-cell office:value-type="float" office:value="1.00989583333333">
                <text:p>1.00989583333333</text:p>
              </table:table-cell>
              <table:table-cell office:value-type="float" office:value="1.08107638888889">
                <text:p>1.08107638888889</text:p>
              </table:table-cell>
              <table:table-cell office:value-type="float" office:value="1.06024305555556">
                <text:p>1.0602430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613558743169399">
                <text:p>0.613558743169399</text:p>
              </table:table-cell>
              <table:table-cell office:value-type="float" office:value="0.88917349726776">
                <text:p>0.88917349726776</text:p>
              </table:table-cell>
              <table:table-cell office:value-type="float" office:value="1.00700136612022">
                <text:p>1.00700136612022</text:p>
              </table:table-cell>
              <table:table-cell office:value-type="float" office:value="1.08213797814208">
                <text:p>1.08213797814208</text:p>
              </table:table-cell>
              <table:table-cell office:value-type="float" office:value="1.05823087431694">
                <text:p>1.05823087431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609711021505376">
                <text:p>0.609711021505376</text:p>
              </table:table-cell>
              <table:table-cell office:value-type="float" office:value="0.886592741935484">
                <text:p>0.886592741935484</text:p>
              </table:table-cell>
              <table:table-cell office:value-type="float" office:value="1.00588037634409">
                <text:p>1.00588037634409</text:p>
              </table:table-cell>
              <table:table-cell office:value-type="float" office:value="1.07980510752688">
                <text:p>1.07980510752688</text:p>
              </table:table-cell>
              <table:table-cell office:value-type="float" office:value="1.05628360215054">
                <text:p>1.05628360215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60598544973545">
                <text:p>0.60598544973545</text:p>
              </table:table-cell>
              <table:table-cell office:value-type="float" office:value="0.882440476190476">
                <text:p>0.882440476190476</text:p>
              </table:table-cell>
              <table:table-cell office:value-type="float" office:value="1.00314153439153">
                <text:p>1.00314153439153</text:p>
              </table:table-cell>
              <table:table-cell office:value-type="float" office:value="1.0775462962963">
                <text:p>1.0775462962963</text:p>
              </table:table-cell>
              <table:table-cell office:value-type="float" office:value="1.05605158730159">
                <text:p>1.05605158730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602376302083333">
                <text:p>0.602376302083333</text:p>
              </table:table-cell>
              <table:table-cell office:value-type="float" office:value="0.881673177083333">
                <text:p>0.881673177083333</text:p>
              </table:table-cell>
              <table:table-cell office:value-type="float" office:value="1.00374348958333">
                <text:p>1.00374348958333</text:p>
              </table:table-cell>
              <table:table-cell office:value-type="float" office:value="1.07535807291667">
                <text:p>1.07535807291667</text:p>
              </table:table-cell>
              <table:table-cell office:value-type="float" office:value="1.05582682291667">
                <text:p>1.05582682291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598878205128205">
                <text:p>0.598878205128205</text:p>
              </table:table-cell>
              <table:table-cell office:value-type="float" office:value="0.879326923076923">
                <text:p>0.879326923076923</text:p>
              </table:table-cell>
              <table:table-cell office:value-type="float" office:value="1.00272435897436">
                <text:p>1.00272435897436</text:p>
              </table:table-cell>
              <table:table-cell office:value-type="float" office:value="1.07483974358974">
                <text:p>1.07483974358974</text:p>
              </table:table-cell>
              <table:table-cell office:value-type="float" office:value="1.05560897435897">
                <text:p>1.05560897435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595486111111111">
                <text:p>0.595486111111111</text:p>
              </table:table-cell>
              <table:table-cell office:value-type="float" office:value="0.880208333333333">
                <text:p>0.880208333333333</text:p>
              </table:table-cell>
              <table:table-cell office:value-type="float" office:value="1.00173611111111">
                <text:p>1.00173611111111</text:p>
              </table:table-cell>
              <table:table-cell office:value-type="float" office:value="1.07275883838384">
                <text:p>1.07275883838384</text:p>
              </table:table-cell>
              <table:table-cell office:value-type="float" office:value="1.05381944444444">
                <text:p>1.053819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592195273631841">
                <text:p>0.592195273631841</text:p>
              </table:table-cell>
              <table:table-cell office:value-type="float" office:value="0.876399253731343">
                <text:p>0.876399253731343</text:p>
              </table:table-cell>
              <table:table-cell office:value-type="float" office:value="0.99922263681592">
                <text:p>0.99922263681592</text:p>
              </table:table-cell>
              <table:table-cell office:value-type="float" office:value="1.0722947761194">
                <text:p>1.0722947761194</text:p>
              </table:table-cell>
              <table:table-cell office:value-type="float" office:value="1.05208333333333">
                <text:p>1.05208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589001225490196">
                <text:p>0.589001225490196</text:p>
              </table:table-cell>
              <table:table-cell office:value-type="float" office:value="0.875765931372549">
                <text:p>0.875765931372549</text:p>
              </table:table-cell>
              <table:table-cell office:value-type="float" office:value="0.998314950980392">
                <text:p>0.998314950980392</text:p>
              </table:table-cell>
              <table:table-cell office:value-type="float" office:value="1.0703125">
                <text:p>1.0703125</text:p>
              </table:table-cell>
              <table:table-cell office:value-type="float" office:value="1.05193014705882">
                <text:p>1.051930147058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585899758454106">
                <text:p>0.585899758454106</text:p>
              </table:table-cell>
              <table:table-cell office:value-type="float" office:value="0.873641304347826">
                <text:p>0.873641304347826</text:p>
              </table:table-cell>
              <table:table-cell office:value-type="float" office:value="0.997433574879227">
                <text:p>0.997433574879227</text:p>
              </table:table-cell>
              <table:table-cell office:value-type="float" office:value="1.06989734299517">
                <text:p>1.06989734299517</text:p>
              </table:table-cell>
              <table:table-cell office:value-type="float" office:value="1.05027173913043">
                <text:p>1.05027173913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582886904761905">
                <text:p>0.582886904761905</text:p>
              </table:table-cell>
              <table:table-cell office:value-type="float" office:value="0.873065476190476">
                <text:p>0.873065476190476</text:p>
              </table:table-cell>
              <table:table-cell office:value-type="float" office:value="0.996577380952381">
                <text:p>0.996577380952381</text:p>
              </table:table-cell>
              <table:table-cell office:value-type="float" office:value="1.06949404761905">
                <text:p>1.06949404761905</text:p>
              </table:table-cell>
              <table:table-cell office:value-type="float" office:value="1.05014880952381">
                <text:p>1.05014880952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579958920187793">
                <text:p>0.579958920187793</text:p>
              </table:table-cell>
              <table:table-cell office:value-type="float" office:value="0.871038732394366">
                <text:p>0.871038732394366</text:p>
              </table:table-cell>
              <table:table-cell office:value-type="float" office:value="0.994278169014084">
                <text:p>0.994278169014084</text:p>
              </table:table-cell>
              <table:table-cell office:value-type="float" office:value="1.06763497652582">
                <text:p>1.06763497652582</text:p>
              </table:table-cell>
              <table:table-cell office:value-type="float" office:value="1.050029342723">
                <text:p>1.050029342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112268518518">
                <text:p>0.577112268518518</text:p>
              </table:table-cell>
              <table:table-cell office:value-type="float" office:value="0.577112268518518">
                <text:p>0.577112268518518</text:p>
              </table:table-cell>
              <table:table-cell office:value-type="float" office:value="0.870515046296296">
                <text:p>0.870515046296296</text:p>
              </table:table-cell>
              <table:table-cell office:value-type="float" office:value="0.993489583333333">
                <text:p>0.993489583333333</text:p>
              </table:table-cell>
              <table:table-cell office:value-type="float" office:value="1.06438078703704">
                <text:p>1.06438078703704</text:p>
              </table:table-cell>
              <table:table-cell office:value-type="float" office:value="1.04846643518519">
                <text:p>1.04846643518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3059360730594">
                <text:p>0.573059360730594</text:p>
              </table:table-cell>
              <table:table-cell office:value-type="float" office:value="0.573059360730594">
                <text:p>0.573059360730594</text:p>
              </table:table-cell>
              <table:table-cell office:value-type="float" office:value="0.867151826484018">
                <text:p>0.867151826484018</text:p>
              </table:table-cell>
              <table:table-cell office:value-type="float" office:value="0.991295662100457">
                <text:p>0.991295662100457</text:p>
              </table:table-cell>
              <table:table-cell office:value-type="float" office:value="1.0640696347032">
                <text:p>1.0640696347032</text:p>
              </table:table-cell>
              <table:table-cell office:value-type="float" office:value="1.04837328767123">
                <text:p>1.04837328767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382882882883">
                <text:p>0.570382882882883</text:p>
              </table:table-cell>
              <table:table-cell office:value-type="float" office:value="0.570382882882883">
                <text:p>0.570382882882883</text:p>
              </table:table-cell>
              <table:table-cell office:value-type="float" office:value="0.865287162162162">
                <text:p>0.865287162162162</text:p>
              </table:table-cell>
              <table:table-cell office:value-type="float" office:value="0.990568693693694">
                <text:p>0.990568693693694</text:p>
              </table:table-cell>
              <table:table-cell office:value-type="float" office:value="1.06235923423423">
                <text:p>1.06235923423423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7777777777778">
                <text:p>0.567777777777778</text:p>
              </table:table-cell>
              <table:table-cell office:value-type="float" office:value="0.567777777777778">
                <text:p>0.567777777777778</text:p>
              </table:table-cell>
              <table:table-cell office:value-type="float" office:value="0.862083333333333">
                <text:p>0.862083333333333</text:p>
              </table:table-cell>
              <table:table-cell office:value-type="float" office:value="0.988472222222222">
                <text:p>0.988472222222222</text:p>
              </table:table-cell>
              <table:table-cell office:value-type="float" office:value="1.06069444444444">
                <text:p>1.06069444444444</text:p>
              </table:table-cell>
              <table:table-cell office:value-type="float" office:value="1.04402777777778">
                <text:p>1.04402777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5652412280702">
                <text:p>0.565652412280702</text:p>
              </table:table-cell>
              <table:table-cell office:value-type="float" office:value="0.565652412280702">
                <text:p>0.565652412280702</text:p>
              </table:table-cell>
              <table:table-cell office:value-type="float" office:value="0.860334429824561">
                <text:p>0.860334429824561</text:p>
              </table:table-cell>
              <table:table-cell office:value-type="float" office:value="0.987801535087719">
                <text:p>0.987801535087719</text:p>
              </table:table-cell>
              <table:table-cell office:value-type="float" office:value="1.06044407894737">
                <text:p>1.06044407894737</text:p>
              </table:table-cell>
              <table:table-cell office:value-type="float" office:value="1.04399671052632">
                <text:p>1.0439967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3717532467532">
                <text:p>0.563717532467532</text:p>
              </table:table-cell>
              <table:table-cell office:value-type="float" office:value="0.563717532467532">
                <text:p>0.563717532467532</text:p>
              </table:table-cell>
              <table:table-cell office:value-type="float" office:value="0.859983766233766">
                <text:p>0.859983766233766</text:p>
              </table:table-cell>
              <table:table-cell office:value-type="float" office:value="0.985795454545455">
                <text:p>0.985795454545455</text:p>
              </table:table-cell>
              <table:table-cell office:value-type="float" office:value="1.0588474025974">
                <text:p>1.0588474025974</text:p>
              </table:table-cell>
              <table:table-cell office:value-type="float" office:value="1.04396645021645">
                <text:p>1.04396645021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1832264957265">
                <text:p>0.561832264957265</text:p>
              </table:table-cell>
              <table:table-cell office:value-type="float" office:value="0.561832264957265">
                <text:p>0.561832264957265</text:p>
              </table:table-cell>
              <table:table-cell office:value-type="float" office:value="0.856971153846154">
                <text:p>0.856971153846154</text:p>
              </table:table-cell>
              <table:table-cell office:value-type="float" office:value="0.986511752136752">
                <text:p>0.986511752136752</text:p>
              </table:table-cell>
              <table:table-cell office:value-type="float" office:value="1.05729166666667">
                <text:p>1.05729166666667</text:p>
              </table:table-cell>
              <table:table-cell office:value-type="float" office:value="1.0426014957265">
                <text:p>1.0426014957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9994725738397">
                <text:p>0.559994725738397</text:p>
              </table:table-cell>
              <table:table-cell office:value-type="float" office:value="0.559994725738397">
                <text:p>0.559994725738397</text:p>
              </table:table-cell>
              <table:table-cell office:value-type="float" office:value="0.85667194092827">
                <text:p>0.85667194092827</text:p>
              </table:table-cell>
              <table:table-cell office:value-type="float" office:value="0.98589135021097">
                <text:p>0.98589135021097</text:p>
              </table:table-cell>
              <table:table-cell office:value-type="float" office:value="1.05445675105485">
                <text:p>1.05445675105485</text:p>
              </table:table-cell>
              <table:table-cell office:value-type="float" office:value="1.04127109704641">
                <text:p>1.041271097046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8203125">
                <text:p>0.558203125</text:p>
              </table:table-cell>
              <table:table-cell office:value-type="float" office:value="0.558203125">
                <text:p>0.558203125</text:p>
              </table:table-cell>
              <table:table-cell office:value-type="float" office:value="0.857682291666667">
                <text:p>0.857682291666667</text:p>
              </table:table-cell>
              <table:table-cell office:value-type="float" office:value="0.983984375">
                <text:p>0.983984375</text:p>
              </table:table-cell>
              <table:table-cell office:value-type="float" office:value="1.05169270833333">
                <text:p>1.05169270833333</text:p>
              </table:table-cell>
              <table:table-cell office:value-type="float" office:value="1.03997395833333">
                <text:p>1.039973958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6455761316872">
                <text:p>0.556455761316872</text:p>
              </table:table-cell>
              <table:table-cell office:value-type="float" office:value="0.556455761316872">
                <text:p>0.556455761316872</text:p>
              </table:table-cell>
              <table:table-cell office:value-type="float" office:value="0.85352366255144">
                <text:p>0.85352366255144</text:p>
              </table:table-cell>
              <table:table-cell office:value-type="float" office:value="0.982124485596708">
                <text:p>0.982124485596708</text:p>
              </table:table-cell>
              <table:table-cell office:value-type="float" office:value="1.0502829218107">
                <text:p>1.0502829218107</text:p>
              </table:table-cell>
              <table:table-cell office:value-type="float" office:value="1.03999485596708">
                <text:p>1.03999485596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4751016260163">
                <text:p>0.554751016260163</text:p>
              </table:table-cell>
              <table:table-cell office:value-type="float" office:value="0.554751016260163">
                <text:p>0.554751016260163</text:p>
              </table:table-cell>
              <table:table-cell office:value-type="float" office:value="0.852007113821138">
                <text:p>0.852007113821138</text:p>
              </table:table-cell>
              <table:table-cell office:value-type="float" office:value="0.981580284552846">
                <text:p>0.981580284552846</text:p>
              </table:table-cell>
              <table:table-cell office:value-type="float" office:value="1.05017784552846">
                <text:p>1.05017784552846</text:p>
              </table:table-cell>
              <table:table-cell office:value-type="float" office:value="1.03747459349593">
                <text:p>1.03747459349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308734939759">
                <text:p>0.55308734939759</text:p>
              </table:table-cell>
              <table:table-cell office:value-type="float" office:value="0.55308734939759">
                <text:p>0.55308734939759</text:p>
              </table:table-cell>
              <table:table-cell office:value-type="float" office:value="0.851782128514056">
                <text:p>0.851782128514056</text:p>
              </table:table-cell>
              <table:table-cell office:value-type="float" office:value="0.979794176706827">
                <text:p>0.979794176706827</text:p>
              </table:table-cell>
              <table:table-cell office:value-type="float" office:value="1.0488202811245">
                <text:p>1.0488202811245</text:p>
              </table:table-cell>
              <table:table-cell office:value-type="float" office:value="1.03752510040161">
                <text:p>1.03752510040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1463293650794">
                <text:p>0.551463293650794</text:p>
              </table:table-cell>
              <table:table-cell office:value-type="float" office:value="0.551463293650794">
                <text:p>0.551463293650794</text:p>
              </table:table-cell>
              <table:table-cell office:value-type="float" office:value="0.850322420634921">
                <text:p>0.850322420634921</text:p>
              </table:table-cell>
              <table:table-cell office:value-type="float" office:value="0.978050595238095">
                <text:p>0.978050595238095</text:p>
              </table:table-cell>
              <table:table-cell office:value-type="float" office:value="1.04873511904762">
                <text:p>1.04873511904762</text:p>
              </table:table-cell>
              <table:table-cell office:value-type="float" office:value="1.03633432539683">
                <text:p>1.03633432539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9877450980392">
                <text:p>0.549877450980392</text:p>
              </table:table-cell>
              <table:table-cell office:value-type="float" office:value="0.549877450980392">
                <text:p>0.549877450980392</text:p>
              </table:table-cell>
              <table:table-cell office:value-type="float" office:value="0.851348039215686">
                <text:p>0.851348039215686</text:p>
              </table:table-cell>
              <table:table-cell office:value-type="float" office:value="0.977573529411765">
                <text:p>0.977573529411765</text:p>
              </table:table-cell>
              <table:table-cell office:value-type="float" office:value="1.04742647058824">
                <text:p>1.04742647058824</text:p>
              </table:table-cell>
              <table:table-cell office:value-type="float" office:value="1.03639705882353">
                <text:p>1.03639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8328488372093">
                <text:p>0.548328488372093</text:p>
              </table:table-cell>
              <table:table-cell office:value-type="float" office:value="0.548328488372093">
                <text:p>0.548328488372093</text:p>
              </table:table-cell>
              <table:table-cell office:value-type="float" office:value="0.848716085271318">
                <text:p>0.848716085271318</text:p>
              </table:table-cell>
              <table:table-cell office:value-type="float" office:value="0.975896317829457">
                <text:p>0.975896317829457</text:p>
              </table:table-cell>
              <table:table-cell office:value-type="float" office:value="1.04614825581395">
                <text:p>1.04614825581395</text:p>
              </table:table-cell>
              <table:table-cell office:value-type="float" office:value="1.03645833333333">
                <text:p>1.036458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6815134099617">
                <text:p>0.546815134099617</text:p>
              </table:table-cell>
              <table:table-cell office:value-type="float" office:value="0.546815134099617">
                <text:p>0.546815134099617</text:p>
              </table:table-cell>
              <table:table-cell office:value-type="float" office:value="0.847341954022988">
                <text:p>0.847341954022988</text:p>
              </table:table-cell>
              <table:table-cell office:value-type="float" office:value="0.974257662835249">
                <text:p>0.974257662835249</text:p>
              </table:table-cell>
              <table:table-cell office:value-type="float" office:value="1.04489942528736">
                <text:p>1.04489942528736</text:p>
              </table:table-cell>
              <table:table-cell office:value-type="float" office:value="1.03412356321839">
                <text:p>1.03412356321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336174242424">
                <text:p>0.545336174242424</text:p>
              </table:table-cell>
              <table:table-cell office:value-type="float" office:value="0.545336174242424">
                <text:p>0.545336174242424</text:p>
              </table:table-cell>
              <table:table-cell office:value-type="float" office:value="0.845999053030303">
                <text:p>0.845999053030303</text:p>
              </table:table-cell>
              <table:table-cell office:value-type="float" office:value="0.97265625">
                <text:p>0.97265625</text:p>
              </table:table-cell>
              <table:table-cell office:value-type="float" office:value="1.04367897727273">
                <text:p>1.04367897727273</text:p>
              </table:table-cell>
              <table:table-cell office:value-type="float" office:value="1.03302556818182">
                <text:p>1.033025568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3890449438202">
                <text:p>0.543890449438202</text:p>
              </table:table-cell>
              <table:table-cell office:value-type="float" office:value="0.543890449438202">
                <text:p>0.543890449438202</text:p>
              </table:table-cell>
              <table:table-cell office:value-type="float" office:value="0.844686329588015">
                <text:p>0.844686329588015</text:p>
              </table:table-cell>
              <table:table-cell office:value-type="float" office:value="0.971090823970037">
                <text:p>0.971090823970037</text:p>
              </table:table-cell>
              <table:table-cell office:value-type="float" office:value="1.04131554307116">
                <text:p>1.04131554307116</text:p>
              </table:table-cell>
              <table:table-cell office:value-type="float" office:value="1.03195224719101">
                <text:p>1.03195224719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2476851851852">
                <text:p>0.542476851851852</text:p>
              </table:table-cell>
              <table:table-cell office:value-type="float" office:value="0.542476851851852">
                <text:p>0.542476851851852</text:p>
              </table:table-cell>
              <table:table-cell office:value-type="float" office:value="0.844560185185185">
                <text:p>0.844560185185185</text:p>
              </table:table-cell>
              <table:table-cell office:value-type="float" office:value="0.969560185185185">
                <text:p>0.969560185185185</text:p>
              </table:table-cell>
              <table:table-cell office:value-type="float" office:value="1.04131944444444">
                <text:p>1.04131944444444</text:p>
              </table:table-cell>
              <table:table-cell office:value-type="float" office:value="1.02974537037037">
                <text:p>1.0297453703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9949633699634">
                <text:p>0.539949633699634</text:p>
              </table:table-cell>
              <table:table-cell office:value-type="float" office:value="0.539949633699634">
                <text:p>0.539949633699634</text:p>
              </table:table-cell>
              <table:table-cell office:value-type="float" office:value="0.841002747252747">
                <text:p>0.841002747252747</text:p>
              </table:table-cell>
              <table:table-cell office:value-type="float" office:value="0.968063186813187">
                <text:p>0.968063186813187</text:p>
              </table:table-cell>
              <table:table-cell office:value-type="float" office:value="1.04017857142857">
                <text:p>1.04017857142857</text:p>
              </table:table-cell>
              <table:table-cell office:value-type="float" office:value="1.02987637362637">
                <text:p>1.02987637362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38609601449275">
                <text:p>0.538609601449275</text:p>
              </table:table-cell>
              <table:table-cell office:value-type="float" office:value="0.538609601449275">
                <text:p>0.538609601449275</text:p>
              </table:table-cell>
              <table:table-cell office:value-type="float" office:value="0.839787137681159">
                <text:p>0.839787137681159</text:p>
              </table:table-cell>
              <table:table-cell office:value-type="float" office:value="0.966598731884058">
                <text:p>0.966598731884058</text:p>
              </table:table-cell>
              <table:table-cell office:value-type="float" office:value="1.03793025362319">
                <text:p>1.03793025362319</text:p>
              </table:table-cell>
              <table:table-cell office:value-type="float" office:value="1.0288722826087">
                <text:p>1.02887228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37298387096774">
                <text:p>0.537298387096774</text:p>
              </table:table-cell>
              <table:table-cell office:value-type="float" office:value="0.537298387096774">
                <text:p>0.537298387096774</text:p>
              </table:table-cell>
              <table:table-cell office:value-type="float" office:value="0.838597670250896">
                <text:p>0.838597670250896</text:p>
              </table:table-cell>
              <table:table-cell office:value-type="float" office:value="0.965165770609319">
                <text:p>0.965165770609319</text:p>
              </table:table-cell>
              <table:table-cell office:value-type="float" office:value="1.03853046594982">
                <text:p>1.03853046594982</text:p>
              </table:table-cell>
              <table:table-cell office:value-type="float" office:value="1.02900985663082">
                <text:p>1.02900985663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4906914893617">
                <text:p>0.534906914893617</text:p>
              </table:table-cell>
              <table:table-cell office:value-type="float" office:value="0.534906914893617">
                <text:p>0.534906914893617</text:p>
              </table:table-cell>
              <table:table-cell office:value-type="float" office:value="0.837433510638298">
                <text:p>0.837433510638298</text:p>
              </table:table-cell>
              <table:table-cell office:value-type="float" office:value="0.96376329787234">
                <text:p>0.96376329787234</text:p>
              </table:table-cell>
              <table:table-cell office:value-type="float" office:value="1.0384530141844">
                <text:p>1.0384530141844</text:p>
              </table:table-cell>
              <table:table-cell office:value-type="float" office:value="1.02870124113475">
                <text:p>1.02870124113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3662280701754">
                <text:p>0.533662280701754</text:p>
              </table:table-cell>
              <table:table-cell office:value-type="float" office:value="0.533662280701754">
                <text:p>0.533662280701754</text:p>
              </table:table-cell>
              <table:table-cell office:value-type="float" office:value="0.836293859649123">
                <text:p>0.836293859649123</text:p>
              </table:table-cell>
              <table:table-cell office:value-type="float" office:value="0.963486842105263">
                <text:p>0.963486842105263</text:p>
              </table:table-cell>
              <table:table-cell office:value-type="float" office:value="1.03837719298246">
                <text:p>1.03837719298246</text:p>
              </table:table-cell>
              <table:table-cell office:value-type="float" office:value="1.02872807017544">
                <text:p>1.02872807017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1358506944444">
                <text:p>0.531358506944444</text:p>
              </table:table-cell>
              <table:table-cell office:value-type="float" office:value="0.531358506944444">
                <text:p>0.531358506944444</text:p>
              </table:table-cell>
              <table:table-cell office:value-type="float" office:value="0.834092881944444">
                <text:p>0.834092881944444</text:p>
              </table:table-cell>
              <table:table-cell office:value-type="float" office:value="0.961046006944444">
                <text:p>0.961046006944444</text:p>
              </table:table-cell>
              <table:table-cell office:value-type="float" office:value="1.037109375">
                <text:p>1.037109375</text:p>
              </table:table-cell>
              <table:table-cell office:value-type="float" office:value="1.02756076388889">
                <text:p>1.02756076388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0176116838488">
                <text:p>0.530176116838488</text:p>
              </table:table-cell>
              <table:table-cell office:value-type="float" office:value="0.530176116838488">
                <text:p>0.530176116838488</text:p>
              </table:table-cell>
              <table:table-cell office:value-type="float" office:value="0.83301116838488">
                <text:p>0.83301116838488</text:p>
              </table:table-cell>
              <table:table-cell office:value-type="float" office:value="0.959729381443299">
                <text:p>0.959729381443299</text:p>
              </table:table-cell>
              <table:table-cell office:value-type="float" office:value="1.03704896907217">
                <text:p>1.03704896907217</text:p>
              </table:table-cell>
              <table:table-cell office:value-type="float" office:value="1.02759879725086">
                <text:p>1.02759879725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7954931972789">
                <text:p>0.527954931972789</text:p>
              </table:table-cell>
              <table:table-cell office:value-type="float" office:value="0.527954931972789">
                <text:p>0.527954931972789</text:p>
              </table:table-cell>
              <table:table-cell office:value-type="float" office:value="0.831951530612245">
                <text:p>0.831951530612245</text:p>
              </table:table-cell>
              <table:table-cell office:value-type="float" office:value="0.957376700680272">
                <text:p>0.957376700680272</text:p>
              </table:table-cell>
              <table:table-cell office:value-type="float" office:value="1.03698979591837">
                <text:p>1.03698979591837</text:p>
              </table:table-cell>
              <table:table-cell office:value-type="float" office:value="1.02646683673469">
                <text:p>1.026466836734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5778619528619">
                <text:p>0.525778619528619</text:p>
              </table:table-cell>
              <table:table-cell office:value-type="float" office:value="0.525778619528619">
                <text:p>0.525778619528619</text:p>
              </table:table-cell>
              <table:table-cell office:value-type="float" office:value="0.8309132996633">
                <text:p>0.8309132996633</text:p>
              </table:table-cell>
              <table:table-cell office:value-type="float" office:value="0.956123737373737">
                <text:p>0.956123737373737</text:p>
              </table:table-cell>
              <table:table-cell office:value-type="float" office:value="1.03693181818182">
                <text:p>1.03693181818182</text:p>
              </table:table-cell>
              <table:table-cell office:value-type="float" office:value="1.02767255892256">
                <text:p>1.02767255892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46875">
                <text:p>0.5246875</text:p>
              </table:table-cell>
              <table:table-cell office:value-type="float" office:value="0.5246875">
                <text:p>0.5246875</text:p>
              </table:table-cell>
              <table:table-cell office:value-type="float" office:value="0.829895833333333">
                <text:p>0.829895833333333</text:p>
              </table:table-cell>
              <table:table-cell office:value-type="float" office:value="0.9559375">
                <text:p>0.9559375</text:p>
              </table:table-cell>
              <table:table-cell office:value-type="float" office:value="1.036875">
                <text:p>1.036875</text:p>
              </table:table-cell>
              <table:table-cell office:value-type="float" office:value="1.02885416666667">
                <text:p>1.0288541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309cm" svg:height="20.293cm" xlink:href=".." xlink:type="simple" chart:class="chart:line" chart:style-name="ch1">
        <chart:legend chart:legend-position="end" svg:x="40.202cm" svg:y="8.851cm" style:legend-expansion="high" chart:style-name="ch2"/>
        <chart:plot-area chart:style-name="ch3" table:cell-range-address="Def1_Zipped_Noise_Test_StartwithCHAMP2.M1:Def1_Zipped_Noise_Test_StartwithCHAMP2.Q101" chart:data-source-has-labels="row" svg:x="0.926cm" svg:y="0.405cm" svg:width="38.35cm" svg:height="19.483cm">
          <chartooo:coordinate-region svg:x="1.653cm" svg:y="0.604cm" svg:width="37.623cm" svg:height="18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M2:Def1_Zipped_Noise_Test_StartwithCHAMP2.M101" chart:label-cell-address="Def1_Zipped_Noise_Test_StartwithCHAMP2.M1:Def1_Zipped_Noise_Test_StartwithCHAMP2.M1" chart:class="chart:line">
            <chart:data-point chart:repeated="100"/>
          </chart:series>
          <chart:series chart:style-name="ch7" chart:values-cell-range-address="Def1_Zipped_Noise_Test_StartwithCHAMP2.N2:Def1_Zipped_Noise_Test_StartwithCHAMP2.N101" chart:label-cell-address="Def1_Zipped_Noise_Test_StartwithCHAMP2.N1:Def1_Zipped_Noise_Test_StartwithCHAMP2.N1" chart:class="chart:line">
            <chart:data-point chart:repeated="100"/>
          </chart:series>
          <chart:series chart:style-name="ch8" chart:values-cell-range-address="Def1_Zipped_Noise_Test_StartwithCHAMP2.O2:Def1_Zipped_Noise_Test_StartwithCHAMP2.O101" chart:label-cell-address="Def1_Zipped_Noise_Test_StartwithCHAMP2.O1:Def1_Zipped_Noise_Test_StartwithCHAMP2.O1" chart:class="chart:line">
            <chart:data-point chart:repeated="100"/>
          </chart:series>
          <chart:series chart:style-name="ch9" chart:values-cell-range-address="Def1_Zipped_Noise_Test_StartwithCHAMP2.P2:Def1_Zipped_Noise_Test_StartwithCHAMP2.P101" chart:label-cell-address="Def1_Zipped_Noise_Test_StartwithCHAMP2.P1:Def1_Zipped_Noise_Test_StartwithCHAMP2.P1" chart:class="chart:line">
            <chart:data-point chart:repeated="100"/>
          </chart:series>
          <chart:series chart:style-name="ch10" chart:values-cell-range-address="Def1_Zipped_Noise_Test_StartwithCHAMP2.Q2:Def1_Zipped_Noise_Test_StartwithCHAMP2.Q101" chart:label-cell-address="Def1_Zipped_Noise_Test_StartwithCHAMP2.Q1:Def1_Zipped_Noise_Test_StartwithCHAMP2.Q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ditional_Comrpession(s10)</text:p>
                <draw:g>
                  <svg:desc>Def1_Zipped_Noise_Test_StartwithCHAMP2.M1:Def1_Zipped_Noise_Test_StartwithCHAMP2.M1</svg:desc>
                </draw:g>
              </table:table-cell>
              <table:table-cell office:value-type="string">
                <text:p> Conditional_Comrpession(s20)</text:p>
                <draw:g>
                  <svg:desc>Def1_Zipped_Noise_Test_StartwithCHAMP2.N1:Def1_Zipped_Noise_Test_StartwithCHAMP2.N1</svg:desc>
                </draw:g>
              </table:table-cell>
              <table:table-cell office:value-type="string">
                <text:p> Conditional_Comrpession(s30)</text:p>
                <draw:g>
                  <svg:desc>Def1_Zipped_Noise_Test_StartwithCHAMP2.O1:Def1_Zipped_Noise_Test_StartwithCHAMP2.O1</svg:desc>
                </draw:g>
              </table:table-cell>
              <table:table-cell office:value-type="string">
                <text:p> Conditional_Comrpession(s40)</text:p>
                <draw:g>
                  <svg:desc>Def1_Zipped_Noise_Test_StartwithCHAMP2.P1:Def1_Zipped_Noise_Test_StartwithCHAMP2.P1</svg:desc>
                </draw:g>
              </table:table-cell>
              <table:table-cell office:value-type="string">
                <text:p> Conditional_Comrpession(s50)</text:p>
                <draw:g>
                  <svg:desc>Def1_Zipped_Noise_Test_StartwithCHAMP2.Q1:Def1_Zipped_Noise_Test_StartwithCHAMP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75">
                <text:p>1.1875</text:p>
                <draw:g>
                  <svg:desc>Def1_Zipped_Noise_Test_StartwithCHAMP2.M2:Def1_Zipped_Noise_Test_StartwithCHAMP2.M101</svg:desc>
                </draw:g>
              </table:table-cell>
              <table:table-cell office:value-type="float" office:value="1.25">
                <text:p>1.25</text:p>
                <draw:g>
                  <svg:desc>Def1_Zipped_Noise_Test_StartwithCHAMP2.N2:Def1_Zipped_Noise_Test_StartwithCHAMP2.N101</svg:desc>
                </draw:g>
              </table:table-cell>
              <table:table-cell office:value-type="float" office:value="1.375">
                <text:p>1.375</text:p>
                <draw:g>
                  <svg:desc>Def1_Zipped_Noise_Test_StartwithCHAMP2.O2:Def1_Zipped_Noise_Test_StartwithCHAMP2.O101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P2:Def1_Zipped_Noise_Test_StartwithCHAMP2.P101</svg:desc>
                </draw:g>
              </table:table-cell>
              <table:table-cell office:value-type="float" office:value="1.3125">
                <text:p>1.3125</text:p>
                <draw:g>
                  <svg:desc>Def1_Zipped_Noise_Test_StartwithCHAMP2.Q2:Def1_Zipped_Noise_Test_StartwithCHAMP2.Q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791666666667">
                <text:p>0.994791666666667</text:p>
              </table:table-cell>
              <table:table-cell office:value-type="float" office:value="1.140625">
                <text:p>1.140625</text:p>
              </table:table-cell>
              <table:table-cell office:value-type="float" office:value="1.140625">
                <text:p>1.140625</text:p>
              </table:table-cell>
              <table:table-cell office:value-type="float" office:value="1.32291666666667">
                <text:p>1.32291666666667</text:p>
              </table:table-cell>
              <table:table-cell office:value-type="float" office:value="1.32291666666667">
                <text:p>1.322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1.09375">
                <text:p>1.0937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23958333333333">
                <text:p>1.23958333333333</text:p>
              </table:table-cell>
              <table:table-cell office:value-type="float" office:value="1.23958333333333">
                <text:p>1.239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29166666667">
                <text:p>0.893229166666667</text:p>
              </table:table-cell>
              <table:table-cell office:value-type="float" office:value="1.1015625">
                <text:p>1.1015625</text:p>
              </table:table-cell>
              <table:table-cell office:value-type="float" office:value="1.1640625">
                <text:p>1.1640625</text:p>
              </table:table-cell>
              <table:table-cell office:value-type="float" office:value="1.26822916666667">
                <text:p>1.26822916666667</text:p>
              </table:table-cell>
              <table:table-cell office:value-type="float" office:value="1.2265625">
                <text:p>1.22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1.03958333333333">
                <text:p>1.03958333333333</text:p>
              </table:table-cell>
              <table:table-cell office:value-type="float" office:value="1.17291666666667">
                <text:p>1.17291666666667</text:p>
              </table:table-cell>
              <table:table-cell office:value-type="float" office:value="1.22291666666667">
                <text:p>1.22291666666667</text:p>
              </table:table-cell>
              <table:table-cell office:value-type="float" office:value="1.25625">
                <text:p>1.2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9375">
                <text:p>0.859375</text:p>
              </table:table-cell>
              <table:table-cell office:value-type="float" office:value="1.05381944444444">
                <text:p>1.05381944444444</text:p>
              </table:table-cell>
              <table:table-cell office:value-type="float" office:value="1.15104166666667">
                <text:p>1.15104166666667</text:p>
              </table:table-cell>
              <table:table-cell office:value-type="float" office:value="1.22048611111111">
                <text:p>1.22048611111111</text:p>
              </table:table-cell>
              <table:table-cell office:value-type="float" office:value="1.234375">
                <text:p>1.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988095238095">
                <text:p>0.813988095238095</text:p>
              </table:table-cell>
              <table:table-cell office:value-type="float" office:value="1.02827380952381">
                <text:p>1.02827380952381</text:p>
              </table:table-cell>
              <table:table-cell office:value-type="float" office:value="1.14732142857143">
                <text:p>1.14732142857143</text:p>
              </table:table-cell>
              <table:table-cell office:value-type="float" office:value="1.21875">
                <text:p>1.21875</text:p>
              </table:table-cell>
              <table:table-cell office:value-type="float" office:value="1.23065476190476">
                <text:p>1.23065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998697916666667">
                <text:p>0.998697916666667</text:p>
              </table:table-cell>
              <table:table-cell office:value-type="float" office:value="1.09244791666667">
                <text:p>1.09244791666667</text:p>
              </table:table-cell>
              <table:table-cell office:value-type="float" office:value="1.15494791666667">
                <text:p>1.15494791666667</text:p>
              </table:table-cell>
              <table:table-cell office:value-type="float" office:value="1.23828125">
                <text:p>1.23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9259259259259">
                <text:p>0.759259259259259</text:p>
              </table:table-cell>
              <table:table-cell office:value-type="float" office:value="0.981481481481482">
                <text:p>0.98148148148148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19328703703704">
                <text:p>1.19328703703704</text:p>
              </table:table-cell>
              <table:table-cell office:value-type="float" office:value="1.2349537037037">
                <text:p>1.23495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075">
                <text:p>1.075</text:p>
              </table:table-cell>
              <table:table-cell office:value-type="float" office:value="1.178125">
                <text:p>1.178125</text:p>
              </table:table-cell>
              <table:table-cell office:value-type="float" office:value="1.196875">
                <text:p>1.1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1.09848484848485">
                <text:p>1.09848484848485</text:p>
              </table:table-cell>
              <table:table-cell office:value-type="float" office:value="1.19223484848485">
                <text:p>1.19223484848485</text:p>
              </table:table-cell>
              <table:table-cell office:value-type="float" office:value="1.2092803030303">
                <text:p>1.2092803030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4930555555556">
                <text:p>0.664930555555556</text:p>
              </table:table-cell>
              <table:table-cell office:value-type="float" office:value="0.875868055555556">
                <text:p>0.875868055555556</text:p>
              </table:table-cell>
              <table:table-cell office:value-type="float" office:value="1.07899305555556">
                <text:p>1.07899305555556</text:p>
              </table:table-cell>
              <table:table-cell office:value-type="float" office:value="1.14930555555556">
                <text:p>1.14930555555556</text:p>
              </table:table-cell>
              <table:table-cell office:value-type="float" office:value="1.17274305555556">
                <text:p>1.1727430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839743589744">
                <text:p>0.649839743589744</text:p>
              </table:table-cell>
              <table:table-cell office:value-type="float" office:value="0.90224358974359">
                <text:p>0.90224358974359</text:p>
              </table:table-cell>
              <table:table-cell office:value-type="float" office:value="1.08253205128205">
                <text:p>1.08253205128205</text:p>
              </table:table-cell>
              <table:table-cell office:value-type="float" office:value="1.15464743589744">
                <text:p>1.15464743589744</text:p>
              </table:table-cell>
              <table:table-cell office:value-type="float" office:value="1.17628205128205">
                <text:p>1.1762820512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877232142857143">
                <text:p>0.877232142857143</text:p>
              </table:table-cell>
              <table:table-cell office:value-type="float" office:value="1.08482142857143">
                <text:p>1.08482142857143</text:p>
              </table:table-cell>
              <table:table-cell office:value-type="float" office:value="1.13839285714286">
                <text:p>1.13839285714286</text:p>
              </table:table-cell>
              <table:table-cell office:value-type="float" office:value="1.19196428571429">
                <text:p>1.19196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0555555555556">
                <text:p>0.630555555555556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1.06805555555556">
                <text:p>1.06805555555556</text:p>
              </table:table-cell>
              <table:table-cell office:value-type="float" office:value="1.14305555555556">
                <text:p>1.14305555555556</text:p>
              </table:table-cell>
              <table:table-cell office:value-type="float" office:value="1.17430555555556">
                <text:p>1.17430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651041666667">
                <text:p>0.625651041666667</text:p>
              </table:table-cell>
              <table:table-cell office:value-type="float" office:value="0.877604166666667">
                <text:p>0.877604166666667</text:p>
              </table:table-cell>
              <table:table-cell office:value-type="float" office:value="1.07096354166667">
                <text:p>1.07096354166667</text:p>
              </table:table-cell>
              <table:table-cell office:value-type="float" office:value="1.12369791666667">
                <text:p>1.12369791666667</text:p>
              </table:table-cell>
              <table:table-cell office:value-type="float" office:value="1.17057291666667">
                <text:p>1.1705729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5808823529412">
                <text:p>0.615808823529412</text:p>
              </table:table-cell>
              <table:table-cell office:value-type="float" office:value="0.858455882352941">
                <text:p>0.858455882352941</text:p>
              </table:table-cell>
              <table:table-cell office:value-type="float" office:value="1.0625">
                <text:p>1.0625</text:p>
              </table:table-cell>
              <table:table-cell office:value-type="float" office:value="1.12867647058824">
                <text:p>1.12867647058824</text:p>
              </table:table-cell>
              <table:table-cell office:value-type="float" office:value="1.17279411764706">
                <text:p>1.1727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1851851851852">
                <text:p>0.601851851851852</text:p>
              </table:table-cell>
              <table:table-cell office:value-type="float" office:value="0.857060185185185">
                <text:p>0.857060185185185</text:p>
              </table:table-cell>
              <table:table-cell office:value-type="float" office:value="1.02893518518519">
                <text:p>1.02893518518519</text:p>
              </table:table-cell>
              <table:table-cell office:value-type="float" office:value="1.13310185185185">
                <text:p>1.13310185185185</text:p>
              </table:table-cell>
              <table:table-cell office:value-type="float" office:value="1.15393518518519">
                <text:p>1.15393518518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8684210526316">
                <text:p>0.598684210526316</text:p>
              </table:table-cell>
              <table:table-cell office:value-type="float" office:value="0.845394736842105">
                <text:p>0.845394736842105</text:p>
              </table:table-cell>
              <table:table-cell office:value-type="float" office:value="1.01809210526316">
                <text:p>1.01809210526316</text:p>
              </table:table-cell>
              <table:table-cell office:value-type="float" office:value="1.10690789473684">
                <text:p>1.10690789473684</text:p>
              </table:table-cell>
              <table:table-cell office:value-type="float" office:value="1.14144736842105">
                <text:p>1.1414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6979166666667">
                <text:p>0.586979166666667</text:p>
              </table:table-cell>
              <table:table-cell office:value-type="float" office:value="0.844791666666667">
                <text:p>0.844791666666667</text:p>
              </table:table-cell>
              <table:table-cell office:value-type="float" office:value="1.02760416666667">
                <text:p>1.02760416666667</text:p>
              </table:table-cell>
              <table:table-cell office:value-type="float" office:value="1.11666666666667">
                <text:p>1.11666666666667</text:p>
              </table:table-cell>
              <table:table-cell office:value-type="float" office:value="1.15885416666667">
                <text:p>1.158854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1.01835317460317">
                <text:p>1.01835317460317</text:p>
              </table:table-cell>
              <table:table-cell office:value-type="float" office:value="1.11656746031746">
                <text:p>1.11656746031746</text:p>
              </table:table-cell>
              <table:table-cell office:value-type="float" office:value="1.15228174603175">
                <text:p>1.15228174603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25">
                <text:p>0.5625</text:p>
              </table:table-cell>
              <table:table-cell office:value-type="float" office:value="0.835227272727273">
                <text:p>0.835227272727273</text:p>
              </table:table-cell>
              <table:table-cell office:value-type="float" office:value="1.01846590909091">
                <text:p>1.01846590909091</text:p>
              </table:table-cell>
              <table:table-cell office:value-type="float" office:value="1.11221590909091">
                <text:p>1.11221590909091</text:p>
              </table:table-cell>
              <table:table-cell office:value-type="float" office:value="1.15814393939394">
                <text:p>1.15814393939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981884057971">
                <text:p>0.54981884057971</text:p>
              </table:table-cell>
              <table:table-cell office:value-type="float" office:value="0.826992753623188">
                <text:p>0.826992753623188</text:p>
              </table:table-cell>
              <table:table-cell office:value-type="float" office:value="0.99411231884058">
                <text:p>0.99411231884058</text:p>
              </table:table-cell>
              <table:table-cell office:value-type="float" office:value="1.11503623188406">
                <text:p>1.11503623188406</text:p>
              </table:table-cell>
              <table:table-cell office:value-type="float" office:value="1.16032608695652">
                <text:p>1.1603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90625">
                <text:p>0.539062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98046875">
                <text:p>0.98046875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5451388888889">
                <text:p>1.154513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25">
                <text:p>0.5325</text:p>
              </table:table-cell>
              <table:table-cell office:value-type="float" office:value="0.81375">
                <text:p>0.81375</text:p>
              </table:table-cell>
              <table:table-cell office:value-type="float" office:value="0.981666666666667">
                <text:p>0.981666666666667</text:p>
              </table:table-cell>
              <table:table-cell office:value-type="float" office:value="1.11083333333333">
                <text:p>1.11083333333333</text:p>
              </table:table-cell>
              <table:table-cell office:value-type="float" office:value="1.1525">
                <text:p>1.1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2836538461538">
                <text:p>0.522836538461538</text:p>
              </table:table-cell>
              <table:table-cell office:value-type="float" office:value="0.814903846153846">
                <text:p>0.814903846153846</text:p>
              </table:table-cell>
              <table:table-cell office:value-type="float" office:value="0.986378205128205">
                <text:p>0.986378205128205</text:p>
              </table:table-cell>
              <table:table-cell office:value-type="float" office:value="1.11458333333333">
                <text:p>1.11458333333333</text:p>
              </table:table-cell>
              <table:table-cell office:value-type="float" office:value="1.15464743589744">
                <text:p>1.15464743589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1.11805555555556">
                <text:p>1.11805555555556</text:p>
              </table:table-cell>
              <table:table-cell office:value-type="float" office:value="1.16049382716049">
                <text:p>1.16049382716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883928571429">
                <text:p>0.498883928571429</text:p>
              </table:table-cell>
              <table:table-cell office:value-type="float" office:value="0.794270833333333">
                <text:p>0.794270833333333</text:p>
              </table:table-cell>
              <table:table-cell office:value-type="float" office:value="0.972842261904762">
                <text:p>0.972842261904762</text:p>
              </table:table-cell>
              <table:table-cell office:value-type="float" office:value="1.10677083333333">
                <text:p>1.10677083333333</text:p>
              </table:table-cell>
              <table:table-cell office:value-type="float" office:value="1.1625744047619">
                <text:p>1.1625744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8146551724138">
                <text:p>0.488146551724138</text:p>
              </table:table-cell>
              <table:table-cell office:value-type="float" office:value="0.783405172413793">
                <text:p>0.783405172413793</text:p>
              </table:table-cell>
              <table:table-cell office:value-type="float" office:value="0.980962643678161">
                <text:p>0.980962643678161</text:p>
              </table:table-cell>
              <table:table-cell office:value-type="float" office:value="1.10668103448276">
                <text:p>1.10668103448276</text:p>
              </table:table-cell>
              <table:table-cell office:value-type="float" office:value="1.16056034482759">
                <text:p>1.16056034482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8125">
                <text:p>0.478125</text:p>
              </table:table-cell>
              <table:table-cell office:value-type="float" office:value="0.783680555555556">
                <text:p>0.783680555555556</text:p>
              </table:table-cell>
              <table:table-cell office:value-type="float" office:value="0.964236111111111">
                <text:p>0.964236111111111</text:p>
              </table:table-cell>
              <table:table-cell office:value-type="float" office:value="1.10659722222222">
                <text:p>1.10659722222222</text:p>
              </table:table-cell>
              <table:table-cell office:value-type="float" office:value="1.14826388888889">
                <text:p>1.148263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5725806451613">
                <text:p>0.465725806451613</text:p>
              </table:table-cell>
              <table:table-cell office:value-type="float" office:value="0.780913978494624">
                <text:p>0.780913978494624</text:p>
              </table:table-cell>
              <table:table-cell office:value-type="float" office:value="0.96236559139785">
                <text:p>0.96236559139785</text:p>
              </table:table-cell>
              <table:table-cell office:value-type="float" office:value="1.11021505376344">
                <text:p>1.11021505376344</text:p>
              </table:table-cell>
              <table:table-cell office:value-type="float" office:value="1.14717741935484">
                <text:p>1.1471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1.103515625">
                <text:p>1.103515625</text:p>
              </table:table-cell>
              <table:table-cell office:value-type="float" office:value="1.14583333333333">
                <text:p>1.145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8863636363636">
                <text:p>0.448863636363636</text:p>
              </table:table-cell>
              <table:table-cell office:value-type="float" office:value="0.775252525252525">
                <text:p>0.775252525252525</text:p>
              </table:table-cell>
              <table:table-cell office:value-type="float" office:value="0.948863636363636">
                <text:p>0.948863636363636</text:p>
              </table:table-cell>
              <table:table-cell office:value-type="float" office:value="1.10669191919192">
                <text:p>1.10669191919192</text:p>
              </table:table-cell>
              <table:table-cell office:value-type="float" office:value="1.15719696969697">
                <text:p>1.1571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769607843137255">
                <text:p>0.769607843137255</text:p>
              </table:table-cell>
              <table:table-cell office:value-type="float" office:value="0.959558823529412">
                <text:p>0.959558823529412</text:p>
              </table:table-cell>
              <table:table-cell office:value-type="float" office:value="1.10661764705882">
                <text:p>1.10661764705882</text:p>
              </table:table-cell>
              <table:table-cell office:value-type="float" office:value="1.15257352941176">
                <text:p>1.152573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3928571428571">
                <text:p>0.433928571428571</text:p>
              </table:table-cell>
              <table:table-cell office:value-type="float" office:value="0.773214285714286">
                <text:p>0.773214285714286</text:p>
              </table:table-cell>
              <table:table-cell office:value-type="float" office:value="0.960714285714286">
                <text:p>0.960714285714286</text:p>
              </table:table-cell>
              <table:table-cell office:value-type="float" office:value="1.10654761904762">
                <text:p>1.10654761904762</text:p>
              </table:table-cell>
              <table:table-cell office:value-type="float" office:value="1.13630952380952">
                <text:p>1.13630952380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0.756365740740741">
                <text:p>0.756365740740741</text:p>
              </table:table-cell>
              <table:table-cell office:value-type="float" office:value="0.961805555555556">
                <text:p>0.961805555555556</text:p>
              </table:table-cell>
              <table:table-cell office:value-type="float" office:value="1.10069444444444">
                <text:p>1.10069444444444</text:p>
              </table:table-cell>
              <table:table-cell office:value-type="float" office:value="1.13831018518519">
                <text:p>1.1383101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8074324324324">
                <text:p>0.418074324324324</text:p>
              </table:table-cell>
              <table:table-cell office:value-type="float" office:value="0.754504504504504">
                <text:p>0.754504504504504</text:p>
              </table:table-cell>
              <table:table-cell office:value-type="float" office:value="0.951576576576577">
                <text:p>0.951576576576577</text:p>
              </table:table-cell>
              <table:table-cell office:value-type="float" office:value="1.09797297297297">
                <text:p>1.09797297297297</text:p>
              </table:table-cell>
              <table:table-cell office:value-type="float" office:value="1.13738738738739">
                <text:p>1.13738738738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2554824561403">
                <text:p>0.412554824561403</text:p>
              </table:table-cell>
              <table:table-cell office:value-type="float" office:value="0.746984649122807">
                <text:p>0.746984649122807</text:p>
              </table:table-cell>
              <table:table-cell office:value-type="float" office:value="0.963541666666667">
                <text:p>0.963541666666667</text:p>
              </table:table-cell>
              <table:table-cell office:value-type="float" office:value="1.09512061403509">
                <text:p>1.09512061403509</text:p>
              </table:table-cell>
              <table:table-cell office:value-type="float" office:value="1.13623903508772">
                <text:p>1.13623903508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159188034188">
                <text:p>0.41159188034188</text:p>
              </table:table-cell>
              <table:table-cell office:value-type="float" office:value="0.748130341880342">
                <text:p>0.748130341880342</text:p>
              </table:table-cell>
              <table:table-cell office:value-type="float" office:value="0.967147435897436">
                <text:p>0.967147435897436</text:p>
              </table:table-cell>
              <table:table-cell office:value-type="float" office:value="1.09268162393162">
                <text:p>1.09268162393162</text:p>
              </table:table-cell>
              <table:table-cell office:value-type="float" office:value="1.13808760683761">
                <text:p>1.13808760683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74375">
                <text:p>0.74375</text:p>
              </table:table-cell>
              <table:table-cell office:value-type="float" office:value="0.946875">
                <text:p>0.946875</text:p>
              </table:table-cell>
              <table:table-cell office:value-type="float" office:value="1.0875">
                <text:p>1.0875</text:p>
              </table:table-cell>
              <table:table-cell office:value-type="float" office:value="1.1421875">
                <text:p>1.14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7012195121951">
                <text:p>0.407012195121951</text:p>
              </table:table-cell>
              <table:table-cell office:value-type="float" office:value="0.739837398373984">
                <text:p>0.739837398373984</text:p>
              </table:table-cell>
              <table:table-cell office:value-type="float" office:value="0.960873983739837">
                <text:p>0.960873983739837</text:p>
              </table:table-cell>
              <table:table-cell office:value-type="float" office:value="1.09044715447154">
                <text:p>1.09044715447154</text:p>
              </table:table-cell>
              <table:table-cell office:value-type="float" office:value="1.14126016260163">
                <text:p>1.14126016260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6001984126984">
                <text:p>0.406001984126984</text:p>
              </table:table-cell>
              <table:table-cell office:value-type="float" office:value="0.740823412698413">
                <text:p>0.740823412698413</text:p>
              </table:table-cell>
              <table:table-cell office:value-type="float" office:value="0.96155753968254">
                <text:p>0.96155753968254</text:p>
              </table:table-cell>
              <table:table-cell office:value-type="float" office:value="1.09548611111111">
                <text:p>1.09548611111111</text:p>
              </table:table-cell>
              <table:table-cell office:value-type="float" office:value="1.14012896825397">
                <text:p>1.14012896825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5038759689923">
                <text:p>0.405038759689923</text:p>
              </table:table-cell>
              <table:table-cell office:value-type="float" office:value="0.736918604651163">
                <text:p>0.736918604651163</text:p>
              </table:table-cell>
              <table:table-cell office:value-type="float" office:value="0.959786821705426">
                <text:p>0.959786821705426</text:p>
              </table:table-cell>
              <table:table-cell office:value-type="float" office:value="1.09544573643411">
                <text:p>1.09544573643411</text:p>
              </table:table-cell>
              <table:table-cell office:value-type="float" office:value="1.13662790697674">
                <text:p>1.13662790697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4119318181818">
                <text:p>0.404119318181818</text:p>
              </table:table-cell>
              <table:table-cell office:value-type="float" office:value="0.737926136363636">
                <text:p>0.737926136363636</text:p>
              </table:table-cell>
              <table:table-cell office:value-type="float" office:value="0.948626893939394">
                <text:p>0.948626893939394</text:p>
              </table:table-cell>
              <table:table-cell office:value-type="float" office:value="1.09303977272727">
                <text:p>1.09303977272727</text:p>
              </table:table-cell>
              <table:table-cell office:value-type="float" office:value="1.13802083333333">
                <text:p>1.13802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0.738888888888889">
                <text:p>0.738888888888889</text:p>
              </table:table-cell>
              <table:table-cell office:value-type="float" office:value="0.958796296296296">
                <text:p>0.958796296296296</text:p>
              </table:table-cell>
              <table:table-cell office:value-type="float" office:value="1.09074074074074">
                <text:p>1.09074074074074</text:p>
              </table:table-cell>
              <table:table-cell office:value-type="float" office:value="1.13240740740741">
                <text:p>1.13240740740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7871376811594">
                <text:p>0.397871376811594</text:p>
              </table:table-cell>
              <table:table-cell office:value-type="float" office:value="0.735280797101449">
                <text:p>0.735280797101449</text:p>
              </table:table-cell>
              <table:table-cell office:value-type="float" office:value="0.954936594202898">
                <text:p>0.954936594202898</text:p>
              </table:table-cell>
              <table:table-cell office:value-type="float" office:value="1.0817481884058">
                <text:p>1.0817481884058</text:p>
              </table:table-cell>
              <table:table-cell office:value-type="float" office:value="1.13609601449275">
                <text:p>1.13609601449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7163120567376">
                <text:p>0.397163120567376</text:p>
              </table:table-cell>
              <table:table-cell office:value-type="float" office:value="0.731826241134752">
                <text:p>0.731826241134752</text:p>
              </table:table-cell>
              <table:table-cell office:value-type="float" office:value="0.957890070921986">
                <text:p>0.957890070921986</text:p>
              </table:table-cell>
              <table:table-cell office:value-type="float" office:value="1.09086879432624">
                <text:p>1.09086879432624</text:p>
              </table:table-cell>
              <table:table-cell office:value-type="float" office:value="1.12854609929078">
                <text:p>1.12854609929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4314236111111">
                <text:p>0.394314236111111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949869791666667">
                <text:p>0.949869791666667</text:p>
              </table:table-cell>
              <table:table-cell office:value-type="float" office:value="1.07573784722222">
                <text:p>1.07573784722222</text:p>
              </table:table-cell>
              <table:table-cell office:value-type="float" office:value="1.12131076388889">
                <text:p>1.121310763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9455782312925">
                <text:p>0.389455782312925</text:p>
              </table:table-cell>
              <table:table-cell office:value-type="float" office:value="0.723214285714286">
                <text:p>0.723214285714286</text:p>
              </table:table-cell>
              <table:table-cell office:value-type="float" office:value="0.946428571428571">
                <text:p>0.946428571428571</text:p>
              </table:table-cell>
              <table:table-cell office:value-type="float" office:value="1.08460884353742">
                <text:p>1.08460884353742</text:p>
              </table:table-cell>
              <table:table-cell office:value-type="float" office:value="1.11862244897959">
                <text:p>1.11862244897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875">
                <text:p>0.386875</text:p>
              </table:table-cell>
              <table:table-cell office:value-type="float" office:value="0.720208333333333">
                <text:p>0.720208333333333</text:p>
              </table:table-cell>
              <table:table-cell office:value-type="float" office:value="0.949375">
                <text:p>0.949375</text:p>
              </table:table-cell>
              <table:table-cell office:value-type="float" office:value="1.074375">
                <text:p>1.074375</text:p>
              </table:table-cell>
              <table:table-cell office:value-type="float" office:value="1.124375">
                <text:p>1.12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395424836601">
                <text:p>0.384395424836601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0.941993464052288">
                <text:p>0.941993464052288</text:p>
              </table:table-cell>
              <table:table-cell office:value-type="float" office:value="1.07679738562092">
                <text:p>1.07679738562092</text:p>
              </table:table-cell>
              <table:table-cell office:value-type="float" office:value="1.12173202614379">
                <text:p>1.121732026143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1810897435897">
                <text:p>0.381810897435897</text:p>
              </table:table-cell>
              <table:table-cell office:value-type="float" office:value="0.714342948717949">
                <text:p>0.714342948717949</text:p>
              </table:table-cell>
              <table:table-cell office:value-type="float" office:value="0.946714743589744">
                <text:p>0.946714743589744</text:p>
              </table:table-cell>
              <table:table-cell office:value-type="float" office:value="1.07091346153846">
                <text:p>1.07091346153846</text:p>
              </table:table-cell>
              <table:table-cell office:value-type="float" office:value="1.11899038461538">
                <text:p>1.118990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1485849056604">
                <text:p>0.381485849056604</text:p>
              </table:table-cell>
              <table:table-cell office:value-type="float" office:value="0.713639937106918">
                <text:p>0.713639937106918</text:p>
              </table:table-cell>
              <table:table-cell office:value-type="float" office:value="0.937696540880503">
                <text:p>0.937696540880503</text:p>
              </table:table-cell>
              <table:table-cell office:value-type="float" office:value="1.06741352201258">
                <text:p>1.06741352201258</text:p>
              </table:table-cell>
              <table:table-cell office:value-type="float" office:value="1.11654874213836">
                <text:p>1.11654874213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0.720486111111111">
                <text:p>0.720486111111111</text:p>
              </table:table-cell>
              <table:table-cell office:value-type="float" office:value="0.950038580246913">
                <text:p>0.950038580246913</text:p>
              </table:table-cell>
              <table:table-cell office:value-type="float" office:value="1.07156635802469">
                <text:p>1.07156635802469</text:p>
              </table:table-cell>
              <table:table-cell office:value-type="float" office:value="1.11400462962963">
                <text:p>1.114004629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8598484848485">
                <text:p>0.378598484848485</text:p>
              </table:table-cell>
              <table:table-cell office:value-type="float" office:value="0.717613636363636">
                <text:p>0.717613636363636</text:p>
              </table:table-cell>
              <table:table-cell office:value-type="float" office:value="0.937310606060606">
                <text:p>0.937310606060606</text:p>
              </table:table-cell>
              <table:table-cell office:value-type="float" office:value="1.06988636363636">
                <text:p>1.06988636363636</text:p>
              </table:table-cell>
              <table:table-cell office:value-type="float" office:value="1.11401515151515">
                <text:p>1.11401515151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6302083333333">
                <text:p>0.376302083333333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938058035714286">
                <text:p>0.938058035714286</text:p>
              </table:table-cell>
              <table:table-cell office:value-type="float" office:value="1.06454613095238">
                <text:p>1.06454613095238</text:p>
              </table:table-cell>
              <table:table-cell office:value-type="float" office:value="1.11402529761905">
                <text:p>1.11402529761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4086257309941">
                <text:p>0.374086257309941</text:p>
              </table:table-cell>
              <table:table-cell office:value-type="float" office:value="0.710343567251462">
                <text:p>0.710343567251462</text:p>
              </table:table-cell>
              <table:table-cell office:value-type="float" office:value="0.931469298245614">
                <text:p>0.931469298245614</text:p>
              </table:table-cell>
              <table:table-cell office:value-type="float" office:value="1.06779970760234">
                <text:p>1.06779970760234</text:p>
              </table:table-cell>
              <table:table-cell office:value-type="float" office:value="1.1140350877193">
                <text:p>1.1140350877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194683908046">
                <text:p>0.37194683908046</text:p>
              </table:table-cell>
              <table:table-cell office:value-type="float" office:value="0.722162356321839">
                <text:p>0.722162356321839</text:p>
              </table:table-cell>
              <table:table-cell office:value-type="float" office:value="0.934087643678161">
                <text:p>0.934087643678161</text:p>
              </table:table-cell>
              <table:table-cell office:value-type="float" office:value="1.07058189655172">
                <text:p>1.07058189655172</text:p>
              </table:table-cell>
              <table:table-cell office:value-type="float" office:value="1.11799568965517">
                <text:p>1.11799568965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9879943502825">
                <text:p>0.369879943502825</text:p>
              </table:table-cell>
              <table:table-cell office:value-type="float" office:value="0.714159604519774">
                <text:p>0.714159604519774</text:p>
              </table:table-cell>
              <table:table-cell office:value-type="float" office:value="0.931320621468927">
                <text:p>0.931320621468927</text:p>
              </table:table-cell>
              <table:table-cell office:value-type="float" office:value="1.0732697740113">
                <text:p>1.0732697740113</text:p>
              </table:table-cell>
              <table:table-cell office:value-type="float" office:value="1.11793785310734">
                <text:p>1.11793785310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7881944444444">
                <text:p>0.367881944444444</text:p>
              </table:table-cell>
              <table:table-cell office:value-type="float" office:value="0.711631944444444">
                <text:p>0.711631944444444</text:p>
              </table:table-cell>
              <table:table-cell office:value-type="float" office:value="0.930381944444444">
                <text:p>0.930381944444444</text:p>
              </table:table-cell>
              <table:table-cell office:value-type="float" office:value="1.07586805555556">
                <text:p>1.07586805555556</text:p>
              </table:table-cell>
              <table:table-cell office:value-type="float" office:value="1.11788194444444">
                <text:p>1.11788194444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5949453551913">
                <text:p>0.365949453551913</text:p>
              </table:table-cell>
              <table:table-cell office:value-type="float" office:value="0.716017759562842">
                <text:p>0.716017759562842</text:p>
              </table:table-cell>
              <table:table-cell office:value-type="float" office:value="0.924351092896175">
                <text:p>0.924351092896175</text:p>
              </table:table-cell>
              <table:table-cell office:value-type="float" office:value="1.07462431693989">
                <text:p>1.07462431693989</text:p>
              </table:table-cell>
              <table:table-cell office:value-type="float" office:value="1.11782786885246">
                <text:p>1.11782786885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4079301075269">
                <text:p>0.364079301075269</text:p>
              </table:table-cell>
              <table:table-cell office:value-type="float" office:value="0.71690188172043">
                <text:p>0.71690188172043</text:p>
              </table:table-cell>
              <table:table-cell office:value-type="float" office:value="0.923555107526882">
                <text:p>0.923555107526882</text:p>
              </table:table-cell>
              <table:table-cell office:value-type="float" office:value="1.07342069892473">
                <text:p>1.07342069892473</text:p>
              </table:table-cell>
              <table:table-cell office:value-type="float" office:value="1.11962365591398">
                <text:p>1.11962365591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2268518518519">
                <text:p>0.362268518518519</text:p>
              </table:table-cell>
              <table:table-cell office:value-type="float" office:value="0.709490740740741">
                <text:p>0.709490740740741</text:p>
              </table:table-cell>
              <table:table-cell office:value-type="float" office:value="0.924933862433862">
                <text:p>0.924933862433862</text:p>
              </table:table-cell>
              <table:table-cell office:value-type="float" office:value="1.07225529100529">
                <text:p>1.07225529100529</text:p>
              </table:table-cell>
              <table:table-cell office:value-type="float" office:value="1.11954365079365">
                <text:p>1.11954365079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0514322916667">
                <text:p>0.360514322916667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0.926106770833333">
                <text:p>0.926106770833333</text:p>
              </table:table-cell>
              <table:table-cell office:value-type="float" office:value="1.07470703125">
                <text:p>1.07470703125</text:p>
              </table:table-cell>
              <table:table-cell office:value-type="float" office:value="1.11946614583333">
                <text:p>1.1194661458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58814102564103">
                <text:p>0.358814102564103</text:p>
              </table:table-cell>
              <table:table-cell office:value-type="float" office:value="0.711378205128205">
                <text:p>0.711378205128205</text:p>
              </table:table-cell>
              <table:table-cell office:value-type="float" office:value="0.92900641025641">
                <text:p>0.92900641025641</text:p>
              </table:table-cell>
              <table:table-cell office:value-type="float" office:value="1.07355769230769">
                <text:p>1.07355769230769</text:p>
              </table:table-cell>
              <table:table-cell office:value-type="float" office:value="1.12115384615385">
                <text:p>1.121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7165404040404">
                <text:p>0.357165404040404</text:p>
              </table:table-cell>
              <table:table-cell office:value-type="float" office:value="0.710700757575758">
                <text:p>0.710700757575758</text:p>
              </table:table-cell>
              <table:table-cell office:value-type="float" office:value="0.930082070707071">
                <text:p>0.930082070707071</text:p>
              </table:table-cell>
              <table:table-cell office:value-type="float" office:value="1.07417929292929">
                <text:p>1.07417929292929</text:p>
              </table:table-cell>
              <table:table-cell office:value-type="float" office:value="1.1227904040404">
                <text:p>1.1227904040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4011194029851">
                <text:p>0.354011194029851</text:p>
              </table:table-cell>
              <table:table-cell office:value-type="float" office:value="0.705379353233831">
                <text:p>0.705379353233831</text:p>
              </table:table-cell>
              <table:table-cell office:value-type="float" office:value="0.929415422885572">
                <text:p>0.929415422885572</text:p>
              </table:table-cell>
              <table:table-cell office:value-type="float" office:value="1.07478233830846">
                <text:p>1.07478233830846</text:p>
              </table:table-cell>
              <table:table-cell office:value-type="float" office:value="1.12266791044776">
                <text:p>1.12266791044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2481617647059">
                <text:p>0.352481617647059</text:p>
              </table:table-cell>
              <table:table-cell office:value-type="float" office:value="0.707873774509804">
                <text:p>0.707873774509804</text:p>
              </table:table-cell>
              <table:table-cell office:value-type="float" office:value="0.932138480392157">
                <text:p>0.932138480392157</text:p>
              </table:table-cell>
              <table:table-cell office:value-type="float" office:value="1.07536764705882">
                <text:p>1.07536764705882</text:p>
              </table:table-cell>
              <table:table-cell office:value-type="float" office:value="1.12254901960784">
                <text:p>1.12254901960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0996376811594">
                <text:p>0.350996376811594</text:p>
              </table:table-cell>
              <table:table-cell office:value-type="float" office:value="0.70576690821256">
                <text:p>0.70576690821256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1.07593599033816">
                <text:p>1.07593599033816</text:p>
              </table:table-cell>
              <table:table-cell office:value-type="float" office:value="1.12243357487923">
                <text:p>1.12243357487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553571428571">
                <text:p>0.349553571428571</text:p>
              </table:table-cell>
              <table:table-cell office:value-type="float" office:value="0.706696428571429">
                <text:p>0.706696428571429</text:p>
              </table:table-cell>
              <table:table-cell office:value-type="float" office:value="0.925892857142857">
                <text:p>0.925892857142857</text:p>
              </table:table-cell>
              <table:table-cell office:value-type="float" office:value="1.07321428571429">
                <text:p>1.07321428571429</text:p>
              </table:table-cell>
              <table:table-cell office:value-type="float" office:value="1.12232142857143">
                <text:p>1.12232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8151408450704">
                <text:p>0.348151408450704</text:p>
              </table:table-cell>
              <table:table-cell office:value-type="float" office:value="0.703198356807512">
                <text:p>0.703198356807512</text:p>
              </table:table-cell>
              <table:table-cell office:value-type="float" office:value="0.928550469483568">
                <text:p>0.928550469483568</text:p>
              </table:table-cell>
              <table:table-cell office:value-type="float" office:value="1.07541079812207">
                <text:p>1.07541079812207</text:p>
              </table:table-cell>
              <table:table-cell office:value-type="float" office:value="1.12221244131455">
                <text:p>1.12221244131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5341435185185">
                <text:p>0.345341435185185</text:p>
              </table:table-cell>
              <table:table-cell office:value-type="float" office:value="0.704137731481482">
                <text:p>0.704137731481482</text:p>
              </table:table-cell>
              <table:table-cell office:value-type="float" office:value="0.927951388888889">
                <text:p>0.927951388888889</text:p>
              </table:table-cell>
              <table:table-cell office:value-type="float" office:value="1.07436342592593">
                <text:p>1.07436342592593</text:p>
              </table:table-cell>
              <table:table-cell office:value-type="float" office:value="1.12210648148148">
                <text:p>1.12210648148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3892694063927">
                <text:p>0.343892694063927</text:p>
              </table:table-cell>
              <table:table-cell office:value-type="float" office:value="0.702054794520548">
                <text:p>0.702054794520548</text:p>
              </table:table-cell>
              <table:table-cell office:value-type="float" office:value="0.919235159817351">
                <text:p>0.919235159817351</text:p>
              </table:table-cell>
              <table:table-cell office:value-type="float" office:value="1.07305936073059">
                <text:p>1.07305936073059</text:p>
              </table:table-cell>
              <table:table-cell office:value-type="float" office:value="1.12328767123288">
                <text:p>1.12328767123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2623873873874">
                <text:p>0.342623873873874</text:p>
              </table:table-cell>
              <table:table-cell office:value-type="float" office:value="0.701576576576577">
                <text:p>0.701576576576577</text:p>
              </table:table-cell>
              <table:table-cell office:value-type="float" office:value="0.928068693693694">
                <text:p>0.928068693693694</text:p>
              </table:table-cell>
              <table:table-cell office:value-type="float" office:value="1.0736204954955">
                <text:p>1.0736204954955</text:p>
              </table:table-cell>
              <table:table-cell office:value-type="float" office:value="1.12317004504505">
                <text:p>1.12317004504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1388888888889">
                <text:p>0.341388888888889</text:p>
              </table:table-cell>
              <table:table-cell office:value-type="float" office:value="0.695555555555556">
                <text:p>0.695555555555556</text:p>
              </table:table-cell>
              <table:table-cell office:value-type="float" office:value="0.924444444444444">
                <text:p>0.924444444444444</text:p>
              </table:table-cell>
              <table:table-cell office:value-type="float" office:value="1.07416666666667">
                <text:p>1.07416666666667</text:p>
              </table:table-cell>
              <table:table-cell office:value-type="float" office:value="1.12305555555556">
                <text:p>1.1230555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8541666666667">
                <text:p>0.338541666666667</text:p>
              </table:table-cell>
              <table:table-cell office:value-type="float" office:value="0.693530701754386">
                <text:p>0.693530701754386</text:p>
              </table:table-cell>
              <table:table-cell office:value-type="float" office:value="0.926672149122807">
                <text:p>0.926672149122807</text:p>
              </table:table-cell>
              <table:table-cell office:value-type="float" office:value="1.07442434210526">
                <text:p>1.07442434210526</text:p>
              </table:table-cell>
              <table:table-cell office:value-type="float" office:value="1.12417763157895">
                <text:p>1.12417763157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5497835497836">
                <text:p>0.335497835497836</text:p>
              </table:table-cell>
              <table:table-cell office:value-type="float" office:value="0.700892857142857">
                <text:p>0.70089285714285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.07589285714286">
                <text:p>1.07589285714286</text:p>
              </table:table-cell>
              <table:table-cell office:value-type="float" office:value="1.1235119047619">
                <text:p>1.12351190476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867521367521">
                <text:p>0.33386752136752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933360042735043">
                <text:p>0.933360042735043</text:p>
              </table:table-cell>
              <table:table-cell office:value-type="float" office:value="1.0758547008547">
                <text:p>1.0758547008547</text:p>
              </table:table-cell>
              <table:table-cell office:value-type="float" office:value="1.12139423076923">
                <text:p>1.1213942307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0959915611814">
                <text:p>0.330959915611814</text:p>
              </table:table-cell>
              <table:table-cell office:value-type="float" office:value="0.691455696202532">
                <text:p>0.691455696202532</text:p>
              </table:table-cell>
              <table:table-cell office:value-type="float" office:value="0.92787447257384">
                <text:p>0.92787447257384</text:p>
              </table:table-cell>
              <table:table-cell office:value-type="float" office:value="1.07146624472574">
                <text:p>1.07146624472574</text:p>
              </table:table-cell>
              <table:table-cell office:value-type="float" office:value="1.1207805907173">
                <text:p>1.1207805907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8125">
                <text:p>0.328125</text:p>
              </table:table-cell>
              <table:table-cell office:value-type="float" office:value="0.704817708333333">
                <text:p>0.704817708333333</text:p>
              </table:table-cell>
              <table:table-cell office:value-type="float" office:value="0.933984375">
                <text:p>0.933984375</text:p>
              </table:table-cell>
              <table:table-cell office:value-type="float" office:value="1.0671875">
                <text:p>1.0671875</text:p>
              </table:table-cell>
              <table:table-cell office:value-type="float" office:value="1.11875">
                <text:p>1.1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6646090534979">
                <text:p>0.326646090534979</text:p>
              </table:table-cell>
              <table:table-cell office:value-type="float" office:value="0.69238683127572">
                <text:p>0.69238683127572</text:p>
              </table:table-cell>
              <table:table-cell office:value-type="float" office:value="0.93287037037037">
                <text:p>0.93287037037037</text:p>
              </table:table-cell>
              <table:table-cell office:value-type="float" office:value="1.06867283950617">
                <text:p>1.06867283950617</text:p>
              </table:table-cell>
              <table:table-cell office:value-type="float" office:value="1.1167695473251">
                <text:p>1.1167695473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3932926829268">
                <text:p>0.323932926829268</text:p>
              </table:table-cell>
              <table:table-cell office:value-type="float" office:value="0.695630081300813">
                <text:p>0.695630081300813</text:p>
              </table:table-cell>
              <table:table-cell office:value-type="float" office:value="0.930386178861789">
                <text:p>0.930386178861789</text:p>
              </table:table-cell>
              <table:table-cell office:value-type="float" office:value="1.06592987804878">
                <text:p>1.06592987804878</text:p>
              </table:table-cell>
              <table:table-cell office:value-type="float" office:value="1.11623475609756">
                <text:p>1.11623475609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1285140562249">
                <text:p>0.321285140562249</text:p>
              </table:table-cell>
              <table:table-cell office:value-type="float" office:value="0.687751004016064">
                <text:p>0.687751004016064</text:p>
              </table:table-cell>
              <table:table-cell office:value-type="float" office:value="0.927961847389558">
                <text:p>0.927961847389558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1571285140562">
                <text:p>1.11571285140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9940476190476">
                <text:p>0.319940476190476</text:p>
              </table:table-cell>
              <table:table-cell office:value-type="float" office:value="0.695064484126984">
                <text:p>0.695064484126984</text:p>
              </table:table-cell>
              <table:table-cell office:value-type="float" office:value="0.9296875">
                <text:p>0.9296875</text:p>
              </table:table-cell>
              <table:table-cell office:value-type="float" office:value="1.07291666666667">
                <text:p>1.07291666666667</text:p>
              </table:table-cell>
              <table:table-cell office:value-type="float" office:value="1.11520337301587">
                <text:p>1.11520337301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7401960784314">
                <text:p>0.317401960784314</text:p>
              </table:table-cell>
              <table:table-cell office:value-type="float" office:value="0.696813725490196">
                <text:p>0.696813725490196</text:p>
              </table:table-cell>
              <table:table-cell office:value-type="float" office:value="0.928676470588235">
                <text:p>0.928676470588235</text:p>
              </table:table-cell>
              <table:table-cell office:value-type="float" office:value="1.07426470588235">
                <text:p>1.07426470588235</text:p>
              </table:table-cell>
              <table:table-cell office:value-type="float" office:value="1.11200980392157">
                <text:p>1.11200980392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4922480620155">
                <text:p>0.314922480620155</text:p>
              </table:table-cell>
              <table:table-cell office:value-type="float" office:value="0.689195736434108">
                <text:p>0.689195736434108</text:p>
              </table:table-cell>
              <table:table-cell office:value-type="float" office:value="0.927688953488372">
                <text:p>0.927688953488372</text:p>
              </table:table-cell>
              <table:table-cell office:value-type="float" office:value="1.07158430232558">
                <text:p>1.07158430232558</text:p>
              </table:table-cell>
              <table:table-cell office:value-type="float" office:value="1.11022286821705">
                <text:p>1.11022286821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25">
                <text:p>0.3125</text:p>
              </table:table-cell>
              <table:table-cell office:value-type="float" office:value="0.69492337164751">
                <text:p>0.69492337164751</text:p>
              </table:table-cell>
              <table:table-cell office:value-type="float" office:value="0.925407088122605">
                <text:p>0.925407088122605</text:p>
              </table:table-cell>
              <table:table-cell office:value-type="float" office:value="1.06633141762452">
                <text:p>1.06633141762452</text:p>
              </table:table-cell>
              <table:table-cell office:value-type="float" office:value="1.11242816091954">
                <text:p>1.11242816091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1316287878788">
                <text:p>0.311316287878788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924479166666667">
                <text:p>0.924479166666667</text:p>
              </table:table-cell>
              <table:table-cell office:value-type="float" office:value="1.0703125">
                <text:p>1.0703125</text:p>
              </table:table-cell>
              <table:table-cell office:value-type="float" office:value="1.11458333333333">
                <text:p>1.11458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8988764044944">
                <text:p>0.308988764044944</text:p>
              </table:table-cell>
              <table:table-cell office:value-type="float" office:value="0.689255617977528">
                <text:p>0.689255617977528</text:p>
              </table:table-cell>
              <table:table-cell office:value-type="float" office:value="0.93000936329588">
                <text:p>0.93000936329588</text:p>
              </table:table-cell>
              <table:table-cell office:value-type="float" office:value="1.06519194756554">
                <text:p>1.06519194756554</text:p>
              </table:table-cell>
              <table:table-cell office:value-type="float" office:value="1.11411516853933">
                <text:p>1.11411516853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6712962962963">
                <text:p>0.306712962962963</text:p>
              </table:table-cell>
              <table:table-cell office:value-type="float" office:value="0.698611111111111">
                <text:p>0.698611111111111</text:p>
              </table:table-cell>
              <table:table-cell office:value-type="float" office:value="0.922685185185185">
                <text:p>0.922685185185185</text:p>
              </table:table-cell>
              <table:table-cell office:value-type="float" office:value="1.06655092592593">
                <text:p>1.06655092592593</text:p>
              </table:table-cell>
              <table:table-cell office:value-type="float" office:value="1.11238425925926">
                <text:p>1.11238425925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4487179487179">
                <text:p>0.304487179487179</text:p>
              </table:table-cell>
              <table:table-cell office:value-type="float" office:value="0.686240842490842">
                <text:p>0.686240842490842</text:p>
              </table:table-cell>
              <table:table-cell office:value-type="float" office:value="0.915407509157509">
                <text:p>0.915407509157509</text:p>
              </table:table-cell>
              <table:table-cell office:value-type="float" office:value="1.06902472527473">
                <text:p>1.06902472527473</text:p>
              </table:table-cell>
              <table:table-cell office:value-type="float" office:value="1.11309523809524">
                <text:p>1.11309523809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3442028985507">
                <text:p>0.303442028985507</text:p>
              </table:table-cell>
              <table:table-cell office:value-type="float" office:value="0.696671195652174">
                <text:p>0.696671195652174</text:p>
              </table:table-cell>
              <table:table-cell office:value-type="float" office:value="0.92085597826087">
                <text:p>0.92085597826087</text:p>
              </table:table-cell>
              <table:table-cell office:value-type="float" office:value="1.06283967391304">
                <text:p>1.06283967391304</text:p>
              </table:table-cell>
              <table:table-cell office:value-type="float" office:value="1.11141304347826">
                <text:p>1.11141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1299283154122">
                <text:p>0.301299283154122</text:p>
              </table:table-cell>
              <table:table-cell office:value-type="float" office:value="0.685931899641577">
                <text:p>0.685931899641577</text:p>
              </table:table-cell>
              <table:table-cell office:value-type="float" office:value="0.92002688172043">
                <text:p>0.92002688172043</text:p>
              </table:table-cell>
              <table:table-cell office:value-type="float" office:value="1.06418010752688">
                <text:p>1.06418010752688</text:p>
              </table:table-cell>
              <table:table-cell office:value-type="float" office:value="1.11099910394265">
                <text:p>1.11099910394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0310283687943">
                <text:p>0.300310283687943</text:p>
              </table:table-cell>
              <table:table-cell office:value-type="float" office:value="0.688718971631206">
                <text:p>0.688718971631206</text:p>
              </table:table-cell>
              <table:table-cell office:value-type="float" office:value="0.919104609929078">
                <text:p>0.919104609929078</text:p>
              </table:table-cell>
              <table:table-cell office:value-type="float" office:value="1.06294326241135">
                <text:p>1.06294326241135</text:p>
              </table:table-cell>
              <table:table-cell office:value-type="float" office:value="1.11048315602837">
                <text:p>1.11048315602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684320175438596">
                <text:p>0.684320175438596</text:p>
              </table:table-cell>
              <table:table-cell office:value-type="float" office:value="0.915899122807017">
                <text:p>0.915899122807017</text:p>
              </table:table-cell>
              <table:table-cell office:value-type="float" office:value="1.06184210526316">
                <text:p>1.06184210526316</text:p>
              </table:table-cell>
              <table:table-cell office:value-type="float" office:value="1.11129385964912">
                <text:p>1.11129385964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6223958333333">
                <text:p>0.296223958333333</text:p>
              </table:table-cell>
              <table:table-cell office:value-type="float" office:value="0.685872395833333">
                <text:p>0.685872395833333</text:p>
              </table:table-cell>
              <table:table-cell office:value-type="float" office:value="0.913845486111111">
                <text:p>0.913845486111111</text:p>
              </table:table-cell>
              <table:table-cell office:value-type="float" office:value="1.06184895833333">
                <text:p>1.06184895833333</text:p>
              </table:table-cell>
              <table:table-cell office:value-type="float" office:value="1.1083984375">
                <text:p>1.108398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5317869415808">
                <text:p>0.295317869415808</text:p>
              </table:table-cell>
              <table:table-cell office:value-type="float" office:value="0.6875">
                <text:p>0.6875</text:p>
              </table:table-cell>
              <table:table-cell office:value-type="float" office:value="0.91076030927835">
                <text:p>0.91076030927835</text:p>
              </table:table-cell>
              <table:table-cell office:value-type="float" office:value="1.05841924398625">
                <text:p>1.05841924398625</text:p>
              </table:table-cell>
              <table:table-cell office:value-type="float" office:value="1.10803264604811">
                <text:p>1.10803264604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3367346938776">
                <text:p>0.293367346938776</text:p>
              </table:table-cell>
              <table:table-cell office:value-type="float" office:value="0.691326530612245">
                <text:p>0.691326530612245</text:p>
              </table:table-cell>
              <table:table-cell office:value-type="float" office:value="0.911139455782313">
                <text:p>0.911139455782313</text:p>
              </table:table-cell>
              <table:table-cell office:value-type="float" office:value="1.05846088435374">
                <text:p>1.05846088435374</text:p>
              </table:table-cell>
              <table:table-cell office:value-type="float" office:value="1.10639880952381">
                <text:p>1.10639880952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2508417508417">
                <text:p>0.292508417508417</text:p>
              </table:table-cell>
              <table:table-cell office:value-type="float" office:value="0.686973905723906">
                <text:p>0.686973905723906</text:p>
              </table:table-cell>
              <table:table-cell office:value-type="float" office:value="0.909196127946128">
                <text:p>0.909196127946128</text:p>
              </table:table-cell>
              <table:table-cell office:value-type="float" office:value="1.05618686868687">
                <text:p>1.05618686868687</text:p>
              </table:table-cell>
              <table:table-cell office:value-type="float" office:value="1.10595538720539">
                <text:p>1.105955387205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90625">
                <text:p>0.290625</text:p>
              </table:table-cell>
              <table:table-cell office:value-type="float" office:value="0.688541666666667">
                <text:p>0.688541666666667</text:p>
              </table:table-cell>
              <table:table-cell office:value-type="float" office:value="0.907395833333333">
                <text:p>0.907395833333333</text:p>
              </table:table-cell>
              <table:table-cell office:value-type="float" office:value="1.05864583333333">
                <text:p>1.05864583333333</text:p>
              </table:table-cell>
              <table:table-cell office:value-type="float" office:value="1.10677083333333">
                <text:p>1.1067708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309cm" svg:height="20.293cm" xlink:href=".." xlink:type="simple" chart:class="chart:line" chart:style-name="ch1">
        <chart:legend chart:legend-position="end" svg:x="39.832cm" svg:y="8.851cm" style:legend-expansion="high" chart:style-name="ch2"/>
        <chart:plot-area chart:style-name="ch3" table:cell-range-address="Def1_Zipped_Noise_Test_StartwithCHAMP2.R1:Def1_Zipped_Noise_Test_StartwithCHAMP2.V101" chart:data-source-has-labels="row" svg:x="0.926cm" svg:y="0.405cm" svg:width="37.98cm" svg:height="19.483cm">
          <chartooo:coordinate-region svg:x="1.759cm" svg:y="0.604cm" svg:width="37.147cm" svg:height="19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R2:Def1_Zipped_Noise_Test_StartwithCHAMP2.R101" chart:label-cell-address="Def1_Zipped_Noise_Test_StartwithCHAMP2.R1:Def1_Zipped_Noise_Test_StartwithCHAMP2.R1" chart:class="chart:line">
            <chart:data-point chart:repeated="100"/>
          </chart:series>
          <chart:series chart:style-name="ch7" chart:values-cell-range-address="Def1_Zipped_Noise_Test_StartwithCHAMP2.S2:Def1_Zipped_Noise_Test_StartwithCHAMP2.S101" chart:label-cell-address="Def1_Zipped_Noise_Test_StartwithCHAMP2.S1:Def1_Zipped_Noise_Test_StartwithCHAMP2.S1" chart:class="chart:line">
            <chart:data-point chart:repeated="100"/>
          </chart:series>
          <chart:series chart:style-name="ch8" chart:values-cell-range-address="Def1_Zipped_Noise_Test_StartwithCHAMP2.T2:Def1_Zipped_Noise_Test_StartwithCHAMP2.T101" chart:label-cell-address="Def1_Zipped_Noise_Test_StartwithCHAMP2.T1:Def1_Zipped_Noise_Test_StartwithCHAMP2.T1" chart:class="chart:line">
            <chart:data-point chart:repeated="100"/>
          </chart:series>
          <chart:series chart:style-name="ch9" chart:values-cell-range-address="Def1_Zipped_Noise_Test_StartwithCHAMP2.U2:Def1_Zipped_Noise_Test_StartwithCHAMP2.U101" chart:label-cell-address="Def1_Zipped_Noise_Test_StartwithCHAMP2.U1:Def1_Zipped_Noise_Test_StartwithCHAMP2.U1" chart:class="chart:line">
            <chart:data-point chart:repeated="100"/>
          </chart:series>
          <chart:series chart:style-name="ch10" chart:values-cell-range-address="Def1_Zipped_Noise_Test_StartwithCHAMP2.V2:Def1_Zipped_Noise_Test_StartwithCHAMP2.V101" chart:label-cell-address="Def1_Zipped_Noise_Test_StartwithCHAMP2.V1:Def1_Zipped_Noise_Test_StartwithCHAMP2.V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2(s10)</text:p>
                <draw:g>
                  <svg:desc>Def1_Zipped_Noise_Test_StartwithCHAMP2.R1:Def1_Zipped_Noise_Test_StartwithCHAMP2.R1</svg:desc>
                </draw:g>
              </table:table-cell>
              <table:table-cell office:value-type="string">
                <text:p> Mutual_Compression_ratio2(s20)</text:p>
                <draw:g>
                  <svg:desc>Def1_Zipped_Noise_Test_StartwithCHAMP2.S1:Def1_Zipped_Noise_Test_StartwithCHAMP2.S1</svg:desc>
                </draw:g>
              </table:table-cell>
              <table:table-cell office:value-type="string">
                <text:p> Mutual_Compression_ratio2(s30)</text:p>
                <draw:g>
                  <svg:desc>Def1_Zipped_Noise_Test_StartwithCHAMP2.T1:Def1_Zipped_Noise_Test_StartwithCHAMP2.T1</svg:desc>
                </draw:g>
              </table:table-cell>
              <table:table-cell office:value-type="string">
                <text:p> Mutual_Compression_ratio2(s40)</text:p>
                <draw:g>
                  <svg:desc>Def1_Zipped_Noise_Test_StartwithCHAMP2.U1:Def1_Zipped_Noise_Test_StartwithCHAMP2.U1</svg:desc>
                </draw:g>
              </table:table-cell>
              <table:table-cell office:value-type="string">
                <text:p> Mutual_Compression_ratio2(s50)</text:p>
                <draw:g>
                  <svg:desc>Def1_Zipped_Noise_Test_StartwithCHAMP2.V1:Def1_Zipped_Noise_Test_StartwithCHAMP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75">
                <text:p>0.34375</text:p>
                <draw:g>
                  <svg:desc>Def1_Zipped_Noise_Test_StartwithCHAMP2.R2:Def1_Zipped_Noise_Test_StartwithCHAMP2.R101</svg:desc>
                </draw:g>
              </table:table-cell>
              <table:table-cell office:value-type="float" office:value="0.28125">
                <text:p>0.28125</text:p>
                <draw:g>
                  <svg:desc>Def1_Zipped_Noise_Test_StartwithCHAMP2.S2:Def1_Zipped_Noise_Test_StartwithCHAMP2.S101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T2:Def1_Zipped_Noise_Test_StartwithCHAMP2.T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U2:Def1_Zipped_Noise_Test_StartwithCHAMP2.U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V2:Def1_Zipped_Noise_Test_StartwithCHAMP2.V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  <table:table-cell office:value-type="float" office:value="0.00520833333333326">
                <text:p>0.00520833333333326</text:p>
              </table:table-cell>
              <table:table-cell office:value-type="float" office:value="0.00520833333333326">
                <text:p>0.00520833333333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-0.00347222222222232">
                <text:p>-0.00347222222222232</text:p>
              </table:table-cell>
              <table:table-cell office:value-type="float" office:value="-0.0763888888888888">
                <text:p>-0.0763888888888888</text:p>
              </table:table-cell>
              <table:table-cell office:value-type="float" office:value="-0.0763888888888888">
                <text:p>-0.0763888888888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4375">
                <text:p>0.234375</text:p>
              </table:table-cell>
              <table:table-cell office:value-type="float" office:value="0.0260416666666667">
                <text:p>0.0260416666666667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75">
                <text:p>0.2375</text:p>
              </table:table-cell>
              <table:table-cell office:value-type="float" office:value="0.0375000000000001">
                <text:p>0.0375000000000001</text:p>
              </table:table-cell>
              <table:table-cell office:value-type="float" office:value="-0.0958333333333332">
                <text:p>-0.0958333333333332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-0.179166666666667">
                <text:p>-0.17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-0.0104166666666667">
                <text:p>-0.0104166666666667</text:p>
              </table:table-cell>
              <table:table-cell office:value-type="float" office:value="-0.107638888888889">
                <text:p>-0.107638888888889</text:p>
              </table:table-cell>
              <table:table-cell office:value-type="float" office:value="-0.177083333333333">
                <text:p>-0.177083333333333</text:p>
              </table:table-cell>
              <table:table-cell office:value-type="float" office:value="-0.190972222222222">
                <text:p>-0.19097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-0.0089285714285714">
                <text:p>-0.0089285714285714</text:p>
              </table:table-cell>
              <table:table-cell office:value-type="float" office:value="-0.12797619047619">
                <text:p>-0.12797619047619</text:p>
              </table:table-cell>
              <table:table-cell office:value-type="float" office:value="-0.199404761904762">
                <text:p>-0.199404761904762</text:p>
              </table:table-cell>
              <table:table-cell office:value-type="float" office:value="-0.211309523809524">
                <text:p>-0.21130952380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0.00260416666666663">
                <text:p>0.00260416666666663</text:p>
              </table:table-cell>
              <table:table-cell office:value-type="float" office:value="-0.0911458333333335">
                <text:p>-0.0911458333333335</text:p>
              </table:table-cell>
              <table:table-cell office:value-type="float" office:value="-0.153645833333333">
                <text:p>-0.153645833333333</text:p>
              </table:table-cell>
              <table:table-cell office:value-type="float" office:value="-0.236979166666667">
                <text:p>-0.2369791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-0.0173611111111112">
                <text:p>-0.0173611111111112</text:p>
              </table:table-cell>
              <table:table-cell office:value-type="float" office:value="-0.119212962962963">
                <text:p>-0.119212962962963</text:p>
              </table:table-cell>
              <table:table-cell office:value-type="float" office:value="-0.229166666666667">
                <text:p>-0.229166666666667</text:p>
              </table:table-cell>
              <table:table-cell office:value-type="float" office:value="-0.270833333333333">
                <text:p>-0.270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708333333333">
                <text:p>0.217708333333333</text:p>
              </table:table-cell>
              <table:table-cell office:value-type="float" office:value="0.0177083333333333">
                <text:p>0.0177083333333333</text:p>
              </table:table-cell>
              <table:table-cell office:value-type="float" office:value="-0.123958333333333">
                <text:p>-0.123958333333333</text:p>
              </table:table-cell>
              <table:table-cell office:value-type="float" office:value="-0.227083333333333">
                <text:p>-0.227083333333333</text:p>
              </table:table-cell>
              <table:table-cell office:value-type="float" office:value="-0.245833333333333">
                <text:p>-0.245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94696969697">
                <text:p>0.25094696969697</text:p>
              </table:table-cell>
              <table:table-cell office:value-type="float" office:value="0.0539772727272727">
                <text:p>0.0539772727272727</text:p>
              </table:table-cell>
              <table:table-cell office:value-type="float" office:value="-0.150568181818182">
                <text:p>-0.150568181818182</text:p>
              </table:table-cell>
              <table:table-cell office:value-type="float" office:value="-0.244318181818182">
                <text:p>-0.244318181818182</text:p>
              </table:table-cell>
              <table:table-cell office:value-type="float" office:value="-0.261363636363636">
                <text:p>-0.261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0381944444444">
                <text:p>0.28038194444444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-0.133680555555556">
                <text:p>-0.133680555555556</text:p>
              </table:table-cell>
              <table:table-cell office:value-type="float" office:value="-0.203993055555556">
                <text:p>-0.203993055555556</text:p>
              </table:table-cell>
              <table:table-cell office:value-type="float" office:value="-0.227430555555556">
                <text:p>-0.227430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0.0280448717948718">
                <text:p>0.0280448717948718</text:p>
              </table:table-cell>
              <table:table-cell office:value-type="float" office:value="-0.15224358974359">
                <text:p>-0.15224358974359</text:p>
              </table:table-cell>
              <table:table-cell office:value-type="float" office:value="-0.224358974358974">
                <text:p>-0.224358974358974</text:p>
              </table:table-cell>
              <table:table-cell office:value-type="float" office:value="-0.24599358974359">
                <text:p>-0.24599358974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860119047619">
                <text:p>0.26860119047619</text:p>
              </table:table-cell>
              <table:table-cell office:value-type="float" office:value="0.0342261904761905">
                <text:p>0.0342261904761905</text:p>
              </table:table-cell>
              <table:table-cell office:value-type="float" office:value="-0.173363095238095">
                <text:p>-0.173363095238095</text:p>
              </table:table-cell>
              <table:table-cell office:value-type="float" office:value="-0.226934523809524">
                <text:p>-0.226934523809524</text:p>
              </table:table-cell>
              <table:table-cell office:value-type="float" office:value="-0.280505952380952">
                <text:p>-0.280505952380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0395833333333334">
                <text:p>0.0395833333333334</text:p>
              </table:table-cell>
              <table:table-cell office:value-type="float" office:value="-0.172916666666667">
                <text:p>-0.172916666666667</text:p>
              </table:table-cell>
              <table:table-cell office:value-type="float" office:value="-0.247916666666667">
                <text:p>-0.247916666666667</text:p>
              </table:table-cell>
              <table:table-cell office:value-type="float" office:value="-0.279166666666667">
                <text:p>-0.279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00325520833333337">
                <text:p>0.00325520833333337</text:p>
              </table:table-cell>
              <table:table-cell office:value-type="float" office:value="-0.190104166666667">
                <text:p>-0.190104166666667</text:p>
              </table:table-cell>
              <table:table-cell office:value-type="float" office:value="-0.242838541666667">
                <text:p>-0.242838541666667</text:p>
              </table:table-cell>
              <table:table-cell office:value-type="float" office:value="-0.289713541666667">
                <text:p>-0.2897135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450980392157">
                <text:p>0.252450980392157</text:p>
              </table:table-cell>
              <table:table-cell office:value-type="float" office:value="0.00980392156862753">
                <text:p>0.00980392156862753</text:p>
              </table:table-cell>
              <table:table-cell office:value-type="float" office:value="-0.194240196078431">
                <text:p>-0.194240196078431</text:p>
              </table:table-cell>
              <table:table-cell office:value-type="float" office:value="-0.260416666666667">
                <text:p>-0.260416666666667</text:p>
              </table:table-cell>
              <table:table-cell office:value-type="float" office:value="-0.30453431372549">
                <text:p>-0.30453431372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">
                <text:p>0</text:p>
              </table:table-cell>
              <table:table-cell office:value-type="float" office:value="-0.171875">
                <text:p>-0.171875</text:p>
              </table:table-cell>
              <table:table-cell office:value-type="float" office:value="-0.276041666666667">
                <text:p>-0.276041666666667</text:p>
              </table:table-cell>
              <table:table-cell office:value-type="float" office:value="-0.296875">
                <text:p>-0.2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969298245614">
                <text:p>0.243969298245614</text:p>
              </table:table-cell>
              <table:table-cell office:value-type="float" office:value="-0.00274122807017552">
                <text:p>-0.00274122807017552</text:p>
              </table:table-cell>
              <table:table-cell office:value-type="float" office:value="-0.175438596491228">
                <text:p>-0.175438596491228</text:p>
              </table:table-cell>
              <table:table-cell office:value-type="float" office:value="-0.264254385964912">
                <text:p>-0.264254385964912</text:p>
              </table:table-cell>
              <table:table-cell office:value-type="float" office:value="-0.298793859649123">
                <text:p>-0.298793859649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6875">
                <text:p>0.246875</text:p>
              </table:table-cell>
              <table:table-cell office:value-type="float" office:value="-0.0109375">
                <text:p>-0.0109375</text:p>
              </table:table-cell>
              <table:table-cell office:value-type="float" office:value="-0.19375">
                <text:p>-0.19375</text:p>
              </table:table-cell>
              <table:table-cell office:value-type="float" office:value="-0.2828125">
                <text:p>-0.2828125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9503968253968">
                <text:p>0.249503968253968</text:p>
              </table:table-cell>
              <table:table-cell office:value-type="float" office:value="-0.000496031746031744">
                <text:p>-0.000496031746031744</text:p>
              </table:table-cell>
              <table:table-cell office:value-type="float" office:value="-0.192460317460318">
                <text:p>-0.192460317460318</text:p>
              </table:table-cell>
              <table:table-cell office:value-type="float" office:value="-0.290674603174603">
                <text:p>-0.290674603174603</text:p>
              </table:table-cell>
              <table:table-cell office:value-type="float" office:value="-0.326388888888889">
                <text:p>-0.3263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6155303030303">
                <text:p>0.256155303030303</text:p>
              </table:table-cell>
              <table:table-cell office:value-type="float" office:value="-0.0165719696969697">
                <text:p>-0.0165719696969697</text:p>
              </table:table-cell>
              <table:table-cell office:value-type="float" office:value="-0.199810606060606">
                <text:p>-0.199810606060606</text:p>
              </table:table-cell>
              <table:table-cell office:value-type="float" office:value="-0.293560606060606">
                <text:p>-0.293560606060606</text:p>
              </table:table-cell>
              <table:table-cell office:value-type="float" office:value="-0.339488636363636">
                <text:p>-0.339488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2228260869565">
                <text:p>0.262228260869565</text:p>
              </table:table-cell>
              <table:table-cell office:value-type="float" office:value="-0.014945652173913">
                <text:p>-0.014945652173913</text:p>
              </table:table-cell>
              <table:table-cell office:value-type="float" office:value="-0.182065217391304">
                <text:p>-0.182065217391304</text:p>
              </table:table-cell>
              <table:table-cell office:value-type="float" office:value="-0.302989130434782">
                <text:p>-0.302989130434782</text:p>
              </table:table-cell>
              <table:table-cell office:value-type="float" office:value="-0.348278985507246">
                <text:p>-0.348278985507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6493055555556">
                <text:p>0.266493055555556</text:p>
              </table:table-cell>
              <table:table-cell office:value-type="float" office:value="-0.0147569444444444">
                <text:p>-0.0147569444444444</text:p>
              </table:table-cell>
              <table:table-cell office:value-type="float" office:value="-0.174913194444444">
                <text:p>-0.174913194444444</text:p>
              </table:table-cell>
              <table:table-cell office:value-type="float" office:value="-0.305555555555556">
                <text:p>-0.305555555555556</text:p>
              </table:table-cell>
              <table:table-cell office:value-type="float" office:value="-0.348958333333333">
                <text:p>-0.34895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-0.0179166666666667">
                <text:p>-0.0179166666666667</text:p>
              </table:table-cell>
              <table:table-cell office:value-type="float" office:value="-0.185833333333333">
                <text:p>-0.185833333333333</text:p>
              </table:table-cell>
              <table:table-cell office:value-type="float" office:value="-0.315">
                <text:p>-0.315</text:p>
              </table:table-cell>
              <table:table-cell office:value-type="float" office:value="-0.356666666666667">
                <text:p>-0.35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4022435897436">
                <text:p>0.264022435897436</text:p>
              </table:table-cell>
              <table:table-cell office:value-type="float" office:value="-0.0280448717948718">
                <text:p>-0.0280448717948718</text:p>
              </table:table-cell>
              <table:table-cell office:value-type="float" office:value="-0.199519230769231">
                <text:p>-0.199519230769231</text:p>
              </table:table-cell>
              <table:table-cell office:value-type="float" office:value="-0.327724358974359">
                <text:p>-0.327724358974359</text:p>
              </table:table-cell>
              <table:table-cell office:value-type="float" office:value="-0.367788461538462">
                <text:p>-0.36778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66049382716">
                <text:p>0.26466049382716</text:p>
              </table:table-cell>
              <table:table-cell office:value-type="float" office:value="-0.023533950617284">
                <text:p>-0.023533950617284</text:p>
              </table:table-cell>
              <table:table-cell office:value-type="float" office:value="-0.200617283950617">
                <text:p>-0.200617283950617</text:p>
              </table:table-cell>
              <table:table-cell office:value-type="float" office:value="-0.339506172839506">
                <text:p>-0.339506172839506</text:p>
              </table:table-cell>
              <table:table-cell office:value-type="float" office:value="-0.381944444444444">
                <text:p>-0.3819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5297619047619">
                <text:p>0.275297619047619</text:p>
              </table:table-cell>
              <table:table-cell office:value-type="float" office:value="-0.0200892857142857">
                <text:p>-0.0200892857142857</text:p>
              </table:table-cell>
              <table:table-cell office:value-type="float" office:value="-0.198660714285714">
                <text:p>-0.198660714285714</text:p>
              </table:table-cell>
              <table:table-cell office:value-type="float" office:value="-0.332589285714286">
                <text:p>-0.332589285714286</text:p>
              </table:table-cell>
              <table:table-cell office:value-type="float" office:value="-0.388392857142857">
                <text:p>-0.388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8735632183908">
                <text:p>0.278735632183908</text:p>
              </table:table-cell>
              <table:table-cell office:value-type="float" office:value="-0.0165229885057472">
                <text:p>-0.0165229885057472</text:p>
              </table:table-cell>
              <table:table-cell office:value-type="float" office:value="-0.214080459770115">
                <text:p>-0.214080459770115</text:p>
              </table:table-cell>
              <table:table-cell office:value-type="float" office:value="-0.339798850574713">
                <text:p>-0.339798850574713</text:p>
              </table:table-cell>
              <table:table-cell office:value-type="float" office:value="-0.39367816091954">
                <text:p>-0.39367816091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-0.0236111111111111">
                <text:p>-0.0236111111111111</text:p>
              </table:table-cell>
              <table:table-cell office:value-type="float" office:value="-0.204166666666667">
                <text:p>-0.204166666666667</text:p>
              </table:table-cell>
              <table:table-cell office:value-type="float" office:value="-0.346527777777778">
                <text:p>-0.346527777777778</text:p>
              </table:table-cell>
              <table:table-cell office:value-type="float" office:value="-0.388194444444444">
                <text:p>-0.38819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994623655914">
                <text:p>0.290994623655914</text:p>
              </table:table-cell>
              <table:table-cell office:value-type="float" office:value="-0.0241935483870968">
                <text:p>-0.0241935483870968</text:p>
              </table:table-cell>
              <table:table-cell office:value-type="float" office:value="-0.205645161290323">
                <text:p>-0.205645161290323</text:p>
              </table:table-cell>
              <table:table-cell office:value-type="float" office:value="-0.353494623655914">
                <text:p>-0.353494623655914</text:p>
              </table:table-cell>
              <table:table-cell office:value-type="float" office:value="-0.390456989247312">
                <text:p>-0.3904569892473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619791666667">
                <text:p>0.293619791666667</text:p>
              </table:table-cell>
              <table:table-cell office:value-type="float" office:value="-0.0208333333333334">
                <text:p>-0.0208333333333334</text:p>
              </table:table-cell>
              <table:table-cell office:value-type="float" office:value="-0.206380208333333">
                <text:p>-0.206380208333333</text:p>
              </table:table-cell>
              <table:table-cell office:value-type="float" office:value="-0.352864583333333">
                <text:p>-0.352864583333333</text:p>
              </table:table-cell>
              <table:table-cell office:value-type="float" office:value="-0.395182291666667">
                <text:p>-0.395182291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085858585859">
                <text:p>0.296085858585859</text:p>
              </table:table-cell>
              <table:table-cell office:value-type="float" office:value="-0.0303030303030304">
                <text:p>-0.0303030303030304</text:p>
              </table:table-cell>
              <table:table-cell office:value-type="float" office:value="-0.203914141414141">
                <text:p>-0.203914141414141</text:p>
              </table:table-cell>
              <table:table-cell office:value-type="float" office:value="-0.361742424242424">
                <text:p>-0.361742424242424</text:p>
              </table:table-cell>
              <table:table-cell office:value-type="float" office:value="-0.412247474747475">
                <text:p>-0.412247474747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8406862745098">
                <text:p>0.298406862745098</text:p>
              </table:table-cell>
              <table:table-cell office:value-type="float" office:value="-0.0300245098039216">
                <text:p>-0.0300245098039216</text:p>
              </table:table-cell>
              <table:table-cell office:value-type="float" office:value="-0.219975490196078">
                <text:p>-0.219975490196078</text:p>
              </table:table-cell>
              <table:table-cell office:value-type="float" office:value="-0.36703431372549">
                <text:p>-0.36703431372549</text:p>
              </table:table-cell>
              <table:table-cell office:value-type="float" office:value="-0.412990196078431">
                <text:p>-0.412990196078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-0.0386904761904762">
                <text:p>-0.0386904761904762</text:p>
              </table:table-cell>
              <table:table-cell office:value-type="float" office:value="-0.226190476190476">
                <text:p>-0.226190476190476</text:p>
              </table:table-cell>
              <table:table-cell office:value-type="float" office:value="-0.37202380952381">
                <text:p>-0.37202380952381</text:p>
              </table:table-cell>
              <table:table-cell office:value-type="float" office:value="-0.401785714285714">
                <text:p>-0.4017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266203703704">
                <text:p>0.305266203703704</text:p>
              </table:table-cell>
              <table:table-cell office:value-type="float" office:value="-0.0266203703703704">
                <text:p>-0.0266203703703704</text:p>
              </table:table-cell>
              <table:table-cell office:value-type="float" office:value="-0.232060185185185">
                <text:p>-0.232060185185185</text:p>
              </table:table-cell>
              <table:table-cell office:value-type="float" office:value="-0.370949074074074">
                <text:p>-0.370949074074074</text:p>
              </table:table-cell>
              <table:table-cell office:value-type="float" office:value="-0.408564814814815">
                <text:p>-0.40856481481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7150900900901">
                <text:p>0.307150900900901</text:p>
              </table:table-cell>
              <table:table-cell office:value-type="float" office:value="-0.0292792792792792">
                <text:p>-0.0292792792792792</text:p>
              </table:table-cell>
              <table:table-cell office:value-type="float" office:value="-0.226351351351351">
                <text:p>-0.226351351351351</text:p>
              </table:table-cell>
              <table:table-cell office:value-type="float" office:value="-0.372747747747748">
                <text:p>-0.372747747747748</text:p>
              </table:table-cell>
              <table:table-cell office:value-type="float" office:value="-0.412162162162162">
                <text:p>-0.412162162162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921052631579">
                <text:p>0.305921052631579</text:p>
              </table:table-cell>
              <table:table-cell office:value-type="float" office:value="-0.0285087719298246">
                <text:p>-0.0285087719298246</text:p>
              </table:table-cell>
              <table:table-cell office:value-type="float" office:value="-0.245065789473684">
                <text:p>-0.245065789473684</text:p>
              </table:table-cell>
              <table:table-cell office:value-type="float" office:value="-0.376644736842105">
                <text:p>-0.376644736842105</text:p>
              </table:table-cell>
              <table:table-cell office:value-type="float" office:value="-0.417763157894737">
                <text:p>-0.4177631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2884615384615">
                <text:p>0.302884615384615</text:p>
              </table:table-cell>
              <table:table-cell office:value-type="float" office:value="-0.0336538461538461">
                <text:p>-0.0336538461538461</text:p>
              </table:table-cell>
              <table:table-cell office:value-type="float" office:value="-0.25267094017094">
                <text:p>-0.25267094017094</text:p>
              </table:table-cell>
              <table:table-cell office:value-type="float" office:value="-0.378205128205128">
                <text:p>-0.378205128205128</text:p>
              </table:table-cell>
              <table:table-cell office:value-type="float" office:value="-0.423611111111111">
                <text:p>-0.423611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-0.0354166666666667">
                <text:p>-0.0354166666666667</text:p>
              </table:table-cell>
              <table:table-cell office:value-type="float" office:value="-0.238541666666667">
                <text:p>-0.238541666666667</text:p>
              </table:table-cell>
              <table:table-cell office:value-type="float" office:value="-0.379166666666667">
                <text:p>-0.379166666666667</text:p>
              </table:table-cell>
              <table:table-cell office:value-type="float" office:value="-0.433854166666667">
                <text:p>-0.43385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7764227642276">
                <text:p>0.297764227642276</text:p>
              </table:table-cell>
              <table:table-cell office:value-type="float" office:value="-0.0350609756097561">
                <text:p>-0.0350609756097561</text:p>
              </table:table-cell>
              <table:table-cell office:value-type="float" office:value="-0.25609756097561">
                <text:p>-0.25609756097561</text:p>
              </table:table-cell>
              <table:table-cell office:value-type="float" office:value="-0.385670731707317">
                <text:p>-0.385670731707317</text:p>
              </table:table-cell>
              <table:table-cell office:value-type="float" office:value="-0.436483739837398">
                <text:p>-0.436483739837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3154761904762">
                <text:p>0.293154761904762</text:p>
              </table:table-cell>
              <table:table-cell office:value-type="float" office:value="-0.0416666666666666">
                <text:p>-0.0416666666666666</text:p>
              </table:table-cell>
              <table:table-cell office:value-type="float" office:value="-0.262400793650794">
                <text:p>-0.262400793650794</text:p>
              </table:table-cell>
              <table:table-cell office:value-type="float" office:value="-0.396329365079365">
                <text:p>-0.396329365079365</text:p>
              </table:table-cell>
              <table:table-cell office:value-type="float" office:value="-0.440972222222222">
                <text:p>-0.440972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759689922481">
                <text:p>0.288759689922481</text:p>
              </table:table-cell>
              <table:table-cell office:value-type="float" office:value="-0.0431201550387597">
                <text:p>-0.0431201550387597</text:p>
              </table:table-cell>
              <table:table-cell office:value-type="float" office:value="-0.265988372093023">
                <text:p>-0.265988372093023</text:p>
              </table:table-cell>
              <table:table-cell office:value-type="float" office:value="-0.401647286821705">
                <text:p>-0.401647286821705</text:p>
              </table:table-cell>
              <table:table-cell office:value-type="float" office:value="-0.442829457364341">
                <text:p>-0.442829457364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4564393939394">
                <text:p>0.284564393939394</text:p>
              </table:table-cell>
              <table:table-cell office:value-type="float" office:value="-0.0492424242424242">
                <text:p>-0.0492424242424242</text:p>
              </table:table-cell>
              <table:table-cell office:value-type="float" office:value="-0.259943181818182">
                <text:p>-0.259943181818182</text:p>
              </table:table-cell>
              <table:table-cell office:value-type="float" office:value="-0.404356060606061">
                <text:p>-0.404356060606061</text:p>
              </table:table-cell>
              <table:table-cell office:value-type="float" office:value="-0.449337121212121">
                <text:p>-0.449337121212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287037037037">
                <text:p>0.28287037037037</text:p>
              </table:table-cell>
              <table:table-cell office:value-type="float" office:value="-0.0550925925925926">
                <text:p>-0.0550925925925926</text:p>
              </table:table-cell>
              <table:table-cell office:value-type="float" office:value="-0.275">
                <text:p>-0.275</text:p>
              </table:table-cell>
              <table:table-cell office:value-type="float" office:value="-0.406944444444444">
                <text:p>-0.406944444444444</text:p>
              </table:table-cell>
              <table:table-cell office:value-type="float" office:value="-0.448611111111111">
                <text:p>-0.4486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25">
                <text:p>0.28125</text:p>
              </table:table-cell>
              <table:table-cell office:value-type="float" office:value="-0.056159420289855">
                <text:p>-0.056159420289855</text:p>
              </table:table-cell>
              <table:table-cell office:value-type="float" office:value="-0.275815217391304">
                <text:p>-0.275815217391304</text:p>
              </table:table-cell>
              <table:table-cell office:value-type="float" office:value="-0.402626811594203">
                <text:p>-0.402626811594203</text:p>
              </table:table-cell>
              <table:table-cell office:value-type="float" office:value="-0.456974637681159">
                <text:p>-0.456974637681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7482269503546">
                <text:p>0.277482269503546</text:p>
              </table:table-cell>
              <table:table-cell office:value-type="float" office:value="-0.0571808510638299">
                <text:p>-0.0571808510638299</text:p>
              </table:table-cell>
              <table:table-cell office:value-type="float" office:value="-0.283244680851064">
                <text:p>-0.283244680851064</text:p>
              </table:table-cell>
              <table:table-cell office:value-type="float" office:value="-0.416223404255319">
                <text:p>-0.416223404255319</text:p>
              </table:table-cell>
              <table:table-cell office:value-type="float" office:value="-0.453900709219858">
                <text:p>-0.453900709219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-0.0581597222222222">
                <text:p>-0.0581597222222222</text:p>
              </table:table-cell>
              <table:table-cell office:value-type="float" office:value="-0.279513888888889">
                <text:p>-0.279513888888889</text:p>
              </table:table-cell>
              <table:table-cell office:value-type="float" office:value="-0.405381944444444">
                <text:p>-0.405381944444444</text:p>
              </table:table-cell>
              <table:table-cell office:value-type="float" office:value="-0.450954861111111">
                <text:p>-0.45095486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6785714285714">
                <text:p>0.276785714285714</text:p>
              </table:table-cell>
              <table:table-cell office:value-type="float" office:value="-0.0569727891156463">
                <text:p>-0.0569727891156463</text:p>
              </table:table-cell>
              <table:table-cell office:value-type="float" office:value="-0.280187074829932">
                <text:p>-0.280187074829932</text:p>
              </table:table-cell>
              <table:table-cell office:value-type="float" office:value="-0.418367346938776">
                <text:p>-0.418367346938776</text:p>
              </table:table-cell>
              <table:table-cell office:value-type="float" office:value="-0.452380952380952">
                <text:p>-0.452380952380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416666666667">
                <text:p>0.275416666666667</text:p>
              </table:table-cell>
              <table:table-cell office:value-type="float" office:value="-0.0579166666666667">
                <text:p>-0.0579166666666667</text:p>
              </table:table-cell>
              <table:table-cell office:value-type="float" office:value="-0.287083333333333">
                <text:p>-0.287083333333333</text:p>
              </table:table-cell>
              <table:table-cell office:value-type="float" office:value="-0.412083333333334">
                <text:p>-0.412083333333334</text:p>
              </table:table-cell>
              <table:table-cell office:value-type="float" office:value="-0.462083333333333">
                <text:p>-0.46208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4101307189542">
                <text:p>0.274101307189542</text:p>
              </table:table-cell>
              <table:table-cell office:value-type="float" office:value="-0.056781045751634">
                <text:p>-0.056781045751634</text:p>
              </table:table-cell>
              <table:table-cell office:value-type="float" office:value="-0.283496732026144">
                <text:p>-0.283496732026144</text:p>
              </table:table-cell>
              <table:table-cell office:value-type="float" office:value="-0.418300653594771">
                <text:p>-0.418300653594771</text:p>
              </table:table-cell>
              <table:table-cell office:value-type="float" office:value="-0.463235294117647">
                <text:p>-0.463235294117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1233974358974">
                <text:p>0.271233974358974</text:p>
              </table:table-cell>
              <table:table-cell office:value-type="float" office:value="-0.0612980769230769">
                <text:p>-0.0612980769230769</text:p>
              </table:table-cell>
              <table:table-cell office:value-type="float" office:value="-0.293669871794872">
                <text:p>-0.293669871794872</text:p>
              </table:table-cell>
              <table:table-cell office:value-type="float" office:value="-0.41786858974359">
                <text:p>-0.41786858974359</text:p>
              </table:table-cell>
              <table:table-cell office:value-type="float" office:value="-0.465945512820513">
                <text:p>-0.465945512820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8081761006289">
                <text:p>0.268081761006289</text:p>
              </table:table-cell>
              <table:table-cell office:value-type="float" office:value="-0.0640723270440251">
                <text:p>-0.0640723270440251</text:p>
              </table:table-cell>
              <table:table-cell office:value-type="float" office:value="-0.28812893081761">
                <text:p>-0.28812893081761</text:p>
              </table:table-cell>
              <table:table-cell office:value-type="float" office:value="-0.417845911949686">
                <text:p>-0.417845911949686</text:p>
              </table:table-cell>
              <table:table-cell office:value-type="float" office:value="-0.466981132075472">
                <text:p>-0.466981132075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-0.0760030864197532">
                <text:p>-0.0760030864197532</text:p>
              </table:table-cell>
              <table:table-cell office:value-type="float" office:value="-0.305555555555556">
                <text:p>-0.305555555555556</text:p>
              </table:table-cell>
              <table:table-cell office:value-type="float" office:value="-0.427083333333334">
                <text:p>-0.427083333333334</text:p>
              </table:table-cell>
              <table:table-cell office:value-type="float" office:value="-0.469521604938272">
                <text:p>-0.4695216049382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0984848484848">
                <text:p>0.260984848484848</text:p>
              </table:table-cell>
              <table:table-cell office:value-type="float" office:value="-0.0780303030303031">
                <text:p>-0.0780303030303031</text:p>
              </table:table-cell>
              <table:table-cell office:value-type="float" office:value="-0.297727272727273">
                <text:p>-0.297727272727273</text:p>
              </table:table-cell>
              <table:table-cell office:value-type="float" office:value="-0.43030303030303">
                <text:p>-0.43030303030303</text:p>
              </table:table-cell>
              <table:table-cell office:value-type="float" office:value="-0.474431818181818">
                <text:p>-0.47443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8556547619048">
                <text:p>0.258556547619048</text:p>
              </table:table-cell>
              <table:table-cell office:value-type="float" office:value="-0.0799851190476191">
                <text:p>-0.0799851190476191</text:p>
              </table:table-cell>
              <table:table-cell office:value-type="float" office:value="-0.303199404761905">
                <text:p>-0.303199404761905</text:p>
              </table:table-cell>
              <table:table-cell office:value-type="float" office:value="-0.4296875">
                <text:p>-0.4296875</text:p>
              </table:table-cell>
              <table:table-cell office:value-type="float" office:value="-0.479166666666667">
                <text:p>-0.479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6213450292398">
                <text:p>0.256213450292398</text:p>
              </table:table-cell>
              <table:table-cell office:value-type="float" office:value="-0.0800438596491228">
                <text:p>-0.0800438596491228</text:p>
              </table:table-cell>
              <table:table-cell office:value-type="float" office:value="-0.301169590643275">
                <text:p>-0.301169590643275</text:p>
              </table:table-cell>
              <table:table-cell office:value-type="float" office:value="-0.4375">
                <text:p>-0.4375</text:p>
              </table:table-cell>
              <table:table-cell office:value-type="float" office:value="-0.483735380116959">
                <text:p>-0.483735380116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951149425287">
                <text:p>0.253951149425287</text:p>
              </table:table-cell>
              <table:table-cell office:value-type="float" office:value="-0.096264367816092">
                <text:p>-0.096264367816092</text:p>
              </table:table-cell>
              <table:table-cell office:value-type="float" office:value="-0.308189655172414">
                <text:p>-0.308189655172414</text:p>
              </table:table-cell>
              <table:table-cell office:value-type="float" office:value="-0.444683908045977">
                <text:p>-0.444683908045977</text:p>
              </table:table-cell>
              <table:table-cell office:value-type="float" office:value="-0.492097701149425">
                <text:p>-0.492097701149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1765536723164">
                <text:p>0.251765536723164</text:p>
              </table:table-cell>
              <table:table-cell office:value-type="float" office:value="-0.0925141242937852">
                <text:p>-0.0925141242937852</text:p>
              </table:table-cell>
              <table:table-cell office:value-type="float" office:value="-0.309675141242938">
                <text:p>-0.309675141242938</text:p>
              </table:table-cell>
              <table:table-cell office:value-type="float" office:value="-0.451624293785311">
                <text:p>-0.451624293785311</text:p>
              </table:table-cell>
              <table:table-cell office:value-type="float" office:value="-0.496292372881356">
                <text:p>-0.4962923728813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9652777777778">
                <text:p>0.249652777777778</text:p>
              </table:table-cell>
              <table:table-cell office:value-type="float" office:value="-0.0940972222222222">
                <text:p>-0.0940972222222222</text:p>
              </table:table-cell>
              <table:table-cell office:value-type="float" office:value="-0.312847222222222">
                <text:p>-0.312847222222222</text:p>
              </table:table-cell>
              <table:table-cell office:value-type="float" office:value="-0.458333333333333">
                <text:p>-0.458333333333333</text:p>
              </table:table-cell>
              <table:table-cell office:value-type="float" office:value="-0.500347222222222">
                <text:p>-0.500347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7609289617486">
                <text:p>0.247609289617486</text:p>
              </table:table-cell>
              <table:table-cell office:value-type="float" office:value="-0.102459016393443">
                <text:p>-0.102459016393443</text:p>
              </table:table-cell>
              <table:table-cell office:value-type="float" office:value="-0.310792349726776">
                <text:p>-0.310792349726776</text:p>
              </table:table-cell>
              <table:table-cell office:value-type="float" office:value="-0.461065573770492">
                <text:p>-0.461065573770492</text:p>
              </table:table-cell>
              <table:table-cell office:value-type="float" office:value="-0.50426912568306">
                <text:p>-0.50426912568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5631720430108">
                <text:p>0.245631720430108</text:p>
              </table:table-cell>
              <table:table-cell office:value-type="float" office:value="-0.107190860215054">
                <text:p>-0.107190860215054</text:p>
              </table:table-cell>
              <table:table-cell office:value-type="float" office:value="-0.313844086021505">
                <text:p>-0.313844086021505</text:p>
              </table:table-cell>
              <table:table-cell office:value-type="float" office:value="-0.463709677419355">
                <text:p>-0.463709677419355</text:p>
              </table:table-cell>
              <table:table-cell office:value-type="float" office:value="-0.509912634408602">
                <text:p>-0.509912634408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716931216931">
                <text:p>0.243716931216931</text:p>
              </table:table-cell>
              <table:table-cell office:value-type="float" office:value="-0.103505291005291">
                <text:p>-0.103505291005291</text:p>
              </table:table-cell>
              <table:table-cell office:value-type="float" office:value="-0.318948412698413">
                <text:p>-0.318948412698413</text:p>
              </table:table-cell>
              <table:table-cell office:value-type="float" office:value="-0.466269841269841">
                <text:p>-0.466269841269841</text:p>
              </table:table-cell>
              <table:table-cell office:value-type="float" office:value="-0.513558201058201">
                <text:p>-0.513558201058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1861979166667">
                <text:p>0.241861979166667</text:p>
              </table:table-cell>
              <table:table-cell office:value-type="float" office:value="-0.108072916666667">
                <text:p>-0.108072916666667</text:p>
              </table:table-cell>
              <table:table-cell office:value-type="float" office:value="-0.32373046875">
                <text:p>-0.32373046875</text:p>
              </table:table-cell>
              <table:table-cell office:value-type="float" office:value="-0.472330729166667">
                <text:p>-0.472330729166667</text:p>
              </table:table-cell>
              <table:table-cell office:value-type="float" office:value="-0.51708984375">
                <text:p>-0.51708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0064102564102">
                <text:p>0.240064102564102</text:p>
              </table:table-cell>
              <table:table-cell office:value-type="float" office:value="-0.1125">
                <text:p>-0.1125</text:p>
              </table:table-cell>
              <table:table-cell office:value-type="float" office:value="-0.330128205128205">
                <text:p>-0.330128205128205</text:p>
              </table:table-cell>
              <table:table-cell office:value-type="float" office:value="-0.474679487179487">
                <text:p>-0.474679487179487</text:p>
              </table:table-cell>
              <table:table-cell office:value-type="float" office:value="-0.522275641025641">
                <text:p>-0.5222756410256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8320707070707">
                <text:p>0.238320707070707</text:p>
              </table:table-cell>
              <table:table-cell office:value-type="float" office:value="-0.115214646464646">
                <text:p>-0.115214646464646</text:p>
              </table:table-cell>
              <table:table-cell office:value-type="float" office:value="-0.33459595959596">
                <text:p>-0.33459595959596</text:p>
              </table:table-cell>
              <table:table-cell office:value-type="float" office:value="-0.478693181818182">
                <text:p>-0.478693181818182</text:p>
              </table:table-cell>
              <table:table-cell office:value-type="float" office:value="-0.527304292929293">
                <text:p>-0.527304292929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818407960199">
                <text:p>0.23818407960199</text:p>
              </table:table-cell>
              <table:table-cell office:value-type="float" office:value="-0.11318407960199">
                <text:p>-0.11318407960199</text:p>
              </table:table-cell>
              <table:table-cell office:value-type="float" office:value="-0.337220149253731">
                <text:p>-0.337220149253731</text:p>
              </table:table-cell>
              <table:table-cell office:value-type="float" office:value="-0.482587064676617">
                <text:p>-0.482587064676617</text:p>
              </table:table-cell>
              <table:table-cell office:value-type="float" office:value="-0.530472636815921">
                <text:p>-0.530472636815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6519607843137">
                <text:p>0.236519607843137</text:p>
              </table:table-cell>
              <table:table-cell office:value-type="float" office:value="-0.118872549019608">
                <text:p>-0.118872549019608</text:p>
              </table:table-cell>
              <table:table-cell office:value-type="float" office:value="-0.343137254901961">
                <text:p>-0.343137254901961</text:p>
              </table:table-cell>
              <table:table-cell office:value-type="float" office:value="-0.486366421568627">
                <text:p>-0.486366421568627</text:p>
              </table:table-cell>
              <table:table-cell office:value-type="float" office:value="-0.533547794117647">
                <text:p>-0.533547794117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903381642512">
                <text:p>0.234903381642512</text:p>
              </table:table-cell>
              <table:table-cell office:value-type="float" office:value="-0.119867149758454">
                <text:p>-0.119867149758454</text:p>
              </table:table-cell>
              <table:table-cell office:value-type="float" office:value="-0.348882850241546">
                <text:p>-0.348882850241546</text:p>
              </table:table-cell>
              <table:table-cell office:value-type="float" office:value="-0.490036231884058">
                <text:p>-0.490036231884058</text:p>
              </table:table-cell>
              <table:table-cell office:value-type="float" office:value="-0.536533816425121">
                <text:p>-0.536533816425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-0.123809523809524">
                <text:p>-0.123809523809524</text:p>
              </table:table-cell>
              <table:table-cell office:value-type="float" office:value="-0.343005952380952">
                <text:p>-0.343005952380952</text:p>
              </table:table-cell>
              <table:table-cell office:value-type="float" office:value="-0.490327380952381">
                <text:p>-0.490327380952381</text:p>
              </table:table-cell>
              <table:table-cell office:value-type="float" office:value="-0.539434523809524">
                <text:p>-0.539434523809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1807511737089">
                <text:p>0.231807511737089</text:p>
              </table:table-cell>
              <table:table-cell office:value-type="float" office:value="-0.123239436619718">
                <text:p>-0.123239436619718</text:p>
              </table:table-cell>
              <table:table-cell office:value-type="float" office:value="-0.348591549295775">
                <text:p>-0.348591549295775</text:p>
              </table:table-cell>
              <table:table-cell office:value-type="float" office:value="-0.495451877934272">
                <text:p>-0.495451877934272</text:p>
              </table:table-cell>
              <table:table-cell office:value-type="float" office:value="-0.542253521126761">
                <text:p>-0.542253521126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-0.127025462962963">
                <text:p>-0.127025462962963</text:p>
              </table:table-cell>
              <table:table-cell office:value-type="float" office:value="-0.35083912037037">
                <text:p>-0.35083912037037</text:p>
              </table:table-cell>
              <table:table-cell office:value-type="float" office:value="-0.497251157407407">
                <text:p>-0.497251157407407</text:p>
              </table:table-cell>
              <table:table-cell office:value-type="float" office:value="-0.544994212962963">
                <text:p>-0.544994212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0.128995433789954">
                <text:p>-0.128995433789954</text:p>
              </table:table-cell>
              <table:table-cell office:value-type="float" office:value="-0.346175799086758">
                <text:p>-0.346175799086758</text:p>
              </table:table-cell>
              <table:table-cell office:value-type="float" office:value="-0.5">
                <text:p>-0.5</text:p>
              </table:table-cell>
              <table:table-cell office:value-type="float" office:value="-0.550228310502283">
                <text:p>-0.550228310502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7759009009009">
                <text:p>0.227759009009009</text:p>
              </table:table-cell>
              <table:table-cell office:value-type="float" office:value="-0.131193693693694">
                <text:p>-0.131193693693694</text:p>
              </table:table-cell>
              <table:table-cell office:value-type="float" office:value="-0.357685810810811">
                <text:p>-0.357685810810811</text:p>
              </table:table-cell>
              <table:table-cell office:value-type="float" office:value="-0.503237612612613">
                <text:p>-0.503237612612613</text:p>
              </table:table-cell>
              <table:table-cell office:value-type="float" office:value="-0.552787162162162">
                <text:p>-0.552787162162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-0.127777777777778">
                <text:p>-0.127777777777778</text:p>
              </table:table-cell>
              <table:table-cell office:value-type="float" office:value="-0.356666666666667">
                <text:p>-0.356666666666667</text:p>
              </table:table-cell>
              <table:table-cell office:value-type="float" office:value="-0.506388888888889">
                <text:p>-0.506388888888889</text:p>
              </table:table-cell>
              <table:table-cell office:value-type="float" office:value="-0.555277777777778">
                <text:p>-0.555277777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7110745614035">
                <text:p>0.227110745614035</text:p>
              </table:table-cell>
              <table:table-cell office:value-type="float" office:value="-0.127878289473684">
                <text:p>-0.127878289473684</text:p>
              </table:table-cell>
              <table:table-cell office:value-type="float" office:value="-0.361019736842105">
                <text:p>-0.361019736842105</text:p>
              </table:table-cell>
              <table:table-cell office:value-type="float" office:value="-0.508771929824561">
                <text:p>-0.508771929824561</text:p>
              </table:table-cell>
              <table:table-cell office:value-type="float" office:value="-0.558525219298246">
                <text:p>-0.5585252192982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219696969697">
                <text:p>0.228219696969697</text:p>
              </table:table-cell>
              <table:table-cell office:value-type="float" office:value="-0.137175324675325">
                <text:p>-0.137175324675325</text:p>
              </table:table-cell>
              <table:table-cell office:value-type="float" office:value="-0.364853896103896">
                <text:p>-0.364853896103896</text:p>
              </table:table-cell>
              <table:table-cell office:value-type="float" office:value="-0.512175324675325">
                <text:p>-0.512175324675325</text:p>
              </table:table-cell>
              <table:table-cell office:value-type="float" office:value="-0.559794372294372">
                <text:p>-0.559794372294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7964743589744">
                <text:p>0.227964743589744</text:p>
              </table:table-cell>
              <table:table-cell office:value-type="float" office:value="-0.129139957264957">
                <text:p>-0.129139957264957</text:p>
              </table:table-cell>
              <table:table-cell office:value-type="float" office:value="-0.371527777777778">
                <text:p>-0.371527777777778</text:p>
              </table:table-cell>
              <table:table-cell office:value-type="float" office:value="-0.514022435897436">
                <text:p>-0.514022435897436</text:p>
              </table:table-cell>
              <table:table-cell office:value-type="float" office:value="-0.559561965811966">
                <text:p>-0.559561965811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9034810126582">
                <text:p>0.229034810126582</text:p>
              </table:table-cell>
              <table:table-cell office:value-type="float" office:value="-0.131460970464135">
                <text:p>-0.131460970464135</text:p>
              </table:table-cell>
              <table:table-cell office:value-type="float" office:value="-0.367879746835443">
                <text:p>-0.367879746835443</text:p>
              </table:table-cell>
              <table:table-cell office:value-type="float" office:value="-0.511471518987342">
                <text:p>-0.511471518987342</text:p>
              </table:table-cell>
              <table:table-cell office:value-type="float" office:value="-0.560785864978903">
                <text:p>-0.560785864978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0078125">
                <text:p>0.230078125</text:p>
              </table:table-cell>
              <table:table-cell office:value-type="float" office:value="-0.146614583333333">
                <text:p>-0.146614583333333</text:p>
              </table:table-cell>
              <table:table-cell office:value-type="float" office:value="-0.37578125">
                <text:p>-0.37578125</text:p>
              </table:table-cell>
              <table:table-cell office:value-type="float" office:value="-0.508984375">
                <text:p>-0.508984375</text:p>
              </table:table-cell>
              <table:table-cell office:value-type="float" office:value="-0.560546875">
                <text:p>-0.560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9809670781893">
                <text:p>0.229809670781893</text:p>
              </table:table-cell>
              <table:table-cell office:value-type="float" office:value="-0.135931069958848">
                <text:p>-0.135931069958848</text:p>
              </table:table-cell>
              <table:table-cell office:value-type="float" office:value="-0.376414609053498">
                <text:p>-0.376414609053498</text:p>
              </table:table-cell>
              <table:table-cell office:value-type="float" office:value="-0.5122170781893">
                <text:p>-0.5122170781893</text:p>
              </table:table-cell>
              <table:table-cell office:value-type="float" office:value="-0.56031378600823">
                <text:p>-0.56031378600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0818089430894">
                <text:p>0.230818089430894</text:p>
              </table:table-cell>
              <table:table-cell office:value-type="float" office:value="-0.14087906504065">
                <text:p>-0.14087906504065</text:p>
              </table:table-cell>
              <table:table-cell office:value-type="float" office:value="-0.375635162601626">
                <text:p>-0.375635162601626</text:p>
              </table:table-cell>
              <table:table-cell office:value-type="float" office:value="-0.511178861788618">
                <text:p>-0.511178861788618</text:p>
              </table:table-cell>
              <table:table-cell office:value-type="float" office:value="-0.561483739837398">
                <text:p>-0.561483739837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1802208835341">
                <text:p>0.231802208835341</text:p>
              </table:table-cell>
              <table:table-cell office:value-type="float" office:value="-0.134663654618474">
                <text:p>-0.134663654618474</text:p>
              </table:table-cell>
              <table:table-cell office:value-type="float" office:value="-0.374874497991968">
                <text:p>-0.374874497991968</text:p>
              </table:table-cell>
              <table:table-cell office:value-type="float" office:value="-0.519829317269076">
                <text:p>-0.519829317269076</text:p>
              </table:table-cell>
              <table:table-cell office:value-type="float" office:value="-0.562625502008032">
                <text:p>-0.562625502008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1522817460317">
                <text:p>0.231522817460317</text:p>
              </table:table-cell>
              <table:table-cell office:value-type="float" office:value="-0.14360119047619">
                <text:p>-0.14360119047619</text:p>
              </table:table-cell>
              <table:table-cell office:value-type="float" office:value="-0.378224206349206">
                <text:p>-0.378224206349206</text:p>
              </table:table-cell>
              <table:table-cell office:value-type="float" office:value="-0.521453373015873">
                <text:p>-0.521453373015873</text:p>
              </table:table-cell>
              <table:table-cell office:value-type="float" office:value="-0.563740079365079">
                <text:p>-0.563740079365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2475490196078">
                <text:p>0.232475490196078</text:p>
              </table:table-cell>
              <table:table-cell office:value-type="float" office:value="-0.146936274509804">
                <text:p>-0.146936274509804</text:p>
              </table:table-cell>
              <table:table-cell office:value-type="float" office:value="-0.378799019607843">
                <text:p>-0.378799019607843</text:p>
              </table:table-cell>
              <table:table-cell office:value-type="float" office:value="-0.524387254901961">
                <text:p>-0.524387254901961</text:p>
              </table:table-cell>
              <table:table-cell office:value-type="float" office:value="-0.562132352941176">
                <text:p>-0.56213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3406007751938">
                <text:p>0.233406007751938</text:p>
              </table:table-cell>
              <table:table-cell office:value-type="float" office:value="-0.140867248062015">
                <text:p>-0.140867248062015</text:p>
              </table:table-cell>
              <table:table-cell office:value-type="float" office:value="-0.379360465116279">
                <text:p>-0.379360465116279</text:p>
              </table:table-cell>
              <table:table-cell office:value-type="float" office:value="-0.523255813953488">
                <text:p>-0.523255813953488</text:p>
              </table:table-cell>
              <table:table-cell office:value-type="float" office:value="-0.561894379844961">
                <text:p>-0.5618943798449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315134099617">
                <text:p>0.234315134099617</text:p>
              </table:table-cell>
              <table:table-cell office:value-type="float" office:value="-0.148108237547893">
                <text:p>-0.148108237547893</text:p>
              </table:table-cell>
              <table:table-cell office:value-type="float" office:value="-0.378591954022988">
                <text:p>-0.378591954022988</text:p>
              </table:table-cell>
              <table:table-cell office:value-type="float" office:value="-0.519516283524904">
                <text:p>-0.519516283524904</text:p>
              </table:table-cell>
              <table:table-cell office:value-type="float" office:value="-0.565613026819923">
                <text:p>-0.565613026819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019886363636">
                <text:p>0.234019886363636</text:p>
              </table:table-cell>
              <table:table-cell office:value-type="float" office:value="-0.146070075757576">
                <text:p>-0.146070075757576</text:p>
              </table:table-cell>
              <table:table-cell office:value-type="float" office:value="-0.379142992424242">
                <text:p>-0.379142992424242</text:p>
              </table:table-cell>
              <table:table-cell office:value-type="float" office:value="-0.524976325757576">
                <text:p>-0.524976325757576</text:p>
              </table:table-cell>
              <table:table-cell office:value-type="float" office:value="-0.569247159090909">
                <text:p>-0.56924715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901685393258">
                <text:p>0.234901685393258</text:p>
              </table:table-cell>
              <table:table-cell office:value-type="float" office:value="-0.145365168539326">
                <text:p>-0.145365168539326</text:p>
              </table:table-cell>
              <table:table-cell office:value-type="float" office:value="-0.386118913857678">
                <text:p>-0.386118913857678</text:p>
              </table:table-cell>
              <table:table-cell office:value-type="float" office:value="-0.521301498127341">
                <text:p>-0.521301498127341</text:p>
              </table:table-cell>
              <table:table-cell office:value-type="float" office:value="-0.570224719101124">
                <text:p>-0.570224719101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5763888888889">
                <text:p>0.235763888888889</text:p>
              </table:table-cell>
              <table:table-cell office:value-type="float" office:value="-0.156134259259259">
                <text:p>-0.156134259259259</text:p>
              </table:table-cell>
              <table:table-cell office:value-type="float" office:value="-0.380208333333333">
                <text:p>-0.380208333333333</text:p>
              </table:table-cell>
              <table:table-cell office:value-type="float" office:value="-0.524074074074074">
                <text:p>-0.524074074074074</text:p>
              </table:table-cell>
              <table:table-cell office:value-type="float" office:value="-0.569907407407407">
                <text:p>-0.569907407407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5462454212454">
                <text:p>0.235462454212454</text:p>
              </table:table-cell>
              <table:table-cell office:value-type="float" office:value="-0.146291208791209">
                <text:p>-0.146291208791209</text:p>
              </table:table-cell>
              <table:table-cell office:value-type="float" office:value="-0.375457875457875">
                <text:p>-0.375457875457875</text:p>
              </table:table-cell>
              <table:table-cell office:value-type="float" office:value="-0.529075091575092">
                <text:p>-0.529075091575092</text:p>
              </table:table-cell>
              <table:table-cell office:value-type="float" office:value="-0.573145604395605">
                <text:p>-0.573145604395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5167572463768">
                <text:p>0.235167572463768</text:p>
              </table:table-cell>
              <table:table-cell office:value-type="float" office:value="-0.158061594202899">
                <text:p>-0.158061594202899</text:p>
              </table:table-cell>
              <table:table-cell office:value-type="float" office:value="-0.382246376811594">
                <text:p>-0.382246376811594</text:p>
              </table:table-cell>
              <table:table-cell office:value-type="float" office:value="-0.524230072463768">
                <text:p>-0.524230072463768</text:p>
              </table:table-cell>
              <table:table-cell office:value-type="float" office:value="-0.572803442028986">
                <text:p>-0.572803442028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5999103942652">
                <text:p>0.235999103942652</text:p>
              </table:table-cell>
              <table:table-cell office:value-type="float" office:value="-0.148633512544803">
                <text:p>-0.148633512544803</text:p>
              </table:table-cell>
              <table:table-cell office:value-type="float" office:value="-0.382728494623656">
                <text:p>-0.382728494623656</text:p>
              </table:table-cell>
              <table:table-cell office:value-type="float" office:value="-0.526881720430108">
                <text:p>-0.526881720430108</text:p>
              </table:table-cell>
              <table:table-cell office:value-type="float" office:value="-0.573700716845878">
                <text:p>-0.573700716845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4596631205674">
                <text:p>0.234596631205674</text:p>
              </table:table-cell>
              <table:table-cell office:value-type="float" office:value="-0.153812056737589">
                <text:p>-0.153812056737589</text:p>
              </table:table-cell>
              <table:table-cell office:value-type="float" office:value="-0.384197695035461">
                <text:p>-0.384197695035461</text:p>
              </table:table-cell>
              <table:table-cell office:value-type="float" office:value="-0.528036347517731">
                <text:p>-0.528036347517731</text:p>
              </table:table-cell>
              <table:table-cell office:value-type="float" office:value="-0.575576241134752">
                <text:p>-0.575576241134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-0.150657894736842">
                <text:p>-0.150657894736842</text:p>
              </table:table-cell>
              <table:table-cell office:value-type="float" office:value="-0.382236842105263">
                <text:p>-0.382236842105263</text:p>
              </table:table-cell>
              <table:table-cell office:value-type="float" office:value="-0.528179824561404">
                <text:p>-0.528179824561404</text:p>
              </table:table-cell>
              <table:table-cell office:value-type="float" office:value="-0.577631578947369">
                <text:p>-0.577631578947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5134548611111">
                <text:p>0.235134548611111</text:p>
              </table:table-cell>
              <table:table-cell office:value-type="float" office:value="-0.154513888888889">
                <text:p>-0.154513888888889</text:p>
              </table:table-cell>
              <table:table-cell office:value-type="float" office:value="-0.382486979166667">
                <text:p>-0.382486979166667</text:p>
              </table:table-cell>
              <table:table-cell office:value-type="float" office:value="-0.530490451388889">
                <text:p>-0.530490451388889</text:p>
              </table:table-cell>
              <table:table-cell office:value-type="float" office:value="-0.577039930555556">
                <text:p>-0.577039930555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485824742268">
                <text:p>0.23485824742268</text:p>
              </table:table-cell>
              <table:table-cell office:value-type="float" office:value="-0.157323883161512">
                <text:p>-0.157323883161512</text:p>
              </table:table-cell>
              <table:table-cell office:value-type="float" office:value="-0.380584192439862">
                <text:p>-0.380584192439862</text:p>
              </table:table-cell>
              <table:table-cell office:value-type="float" office:value="-0.528243127147766">
                <text:p>-0.528243127147766</text:p>
              </table:table-cell>
              <table:table-cell office:value-type="float" office:value="-0.577856529209622">
                <text:p>-0.577856529209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4587585034014">
                <text:p>0.234587585034014</text:p>
              </table:table-cell>
              <table:table-cell office:value-type="float" office:value="-0.163371598639456">
                <text:p>-0.163371598639456</text:p>
              </table:table-cell>
              <table:table-cell office:value-type="float" office:value="-0.383184523809524">
                <text:p>-0.383184523809524</text:p>
              </table:table-cell>
              <table:table-cell office:value-type="float" office:value="-0.530505952380952">
                <text:p>-0.530505952380952</text:p>
              </table:table-cell>
              <table:table-cell office:value-type="float" office:value="-0.57844387755102">
                <text:p>-0.57844387755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3270202020202">
                <text:p>0.233270202020202</text:p>
              </table:table-cell>
              <table:table-cell office:value-type="float" office:value="-0.161195286195286">
                <text:p>-0.161195286195286</text:p>
              </table:table-cell>
              <table:table-cell office:value-type="float" office:value="-0.383417508417508">
                <text:p>-0.383417508417508</text:p>
              </table:table-cell>
              <table:table-cell office:value-type="float" office:value="-0.530408249158249">
                <text:p>-0.530408249158249</text:p>
              </table:table-cell>
              <table:table-cell office:value-type="float" office:value="-0.580176767676768">
                <text:p>-0.580176767676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0625">
                <text:p>0.2340625</text:p>
              </table:table-cell>
              <table:table-cell office:value-type="float" office:value="-0.163854166666667">
                <text:p>-0.163854166666667</text:p>
              </table:table-cell>
              <table:table-cell office:value-type="float" office:value="-0.382708333333333">
                <text:p>-0.382708333333333</text:p>
              </table:table-cell>
              <table:table-cell office:value-type="float" office:value="-0.533958333333333">
                <text:p>-0.533958333333333</text:p>
              </table:table-cell>
              <table:table-cell office:value-type="float" office:value="-0.582083333333333">
                <text:p>-0.58208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309cm" svg:height="20.293cm" xlink:href=".." xlink:type="simple" chart:class="chart:line" chart:style-name="ch1">
        <chart:legend chart:legend-position="end" svg:x="39.409cm" svg:y="8.851cm" style:legend-expansion="high" chart:style-name="ch2"/>
        <chart:plot-area chart:style-name="ch3" table:cell-range-address="Def1_Zipped_Noise_Test_StartwithCHAMP2.W1:Def1_Zipped_Noise_Test_StartwithCHAMP2.AA101" chart:data-source-has-labels="row" svg:x="0.926cm" svg:y="0.405cm" svg:width="37.557cm" svg:height="19.483cm">
          <chartooo:coordinate-region svg:x="1.653cm" svg:y="0.605cm" svg:width="36.83cm" svg:height="18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W2:Def1_Zipped_Noise_Test_StartwithCHAMP2.W101" chart:label-cell-address="Def1_Zipped_Noise_Test_StartwithCHAMP2.W1:Def1_Zipped_Noise_Test_StartwithCHAMP2.W1" chart:class="chart:line">
            <chart:data-point chart:repeated="100"/>
          </chart:series>
          <chart:series chart:style-name="ch7" chart:values-cell-range-address="Def1_Zipped_Noise_Test_StartwithCHAMP2.X2:Def1_Zipped_Noise_Test_StartwithCHAMP2.X101" chart:label-cell-address="Def1_Zipped_Noise_Test_StartwithCHAMP2.X1:Def1_Zipped_Noise_Test_StartwithCHAMP2.X1" chart:class="chart:line">
            <chart:data-point chart:repeated="100"/>
          </chart:series>
          <chart:series chart:style-name="ch8" chart:values-cell-range-address="Def1_Zipped_Noise_Test_StartwithCHAMP2.Y2:Def1_Zipped_Noise_Test_StartwithCHAMP2.Y101" chart:label-cell-address="Def1_Zipped_Noise_Test_StartwithCHAMP2.Y1:Def1_Zipped_Noise_Test_StartwithCHAMP2.Y1" chart:class="chart:line">
            <chart:data-point chart:repeated="100"/>
          </chart:series>
          <chart:series chart:style-name="ch9" chart:values-cell-range-address="Def1_Zipped_Noise_Test_StartwithCHAMP2.Z2:Def1_Zipped_Noise_Test_StartwithCHAMP2.Z101" chart:label-cell-address="Def1_Zipped_Noise_Test_StartwithCHAMP2.Z1:Def1_Zipped_Noise_Test_StartwithCHAMP2.Z1" chart:class="chart:line">
            <chart:data-point chart:repeated="100"/>
          </chart:series>
          <chart:series chart:style-name="ch10" chart:values-cell-range-address="Def1_Zipped_Noise_Test_StartwithCHAMP2.AA2:Def1_Zipped_Noise_Test_StartwithCHAMP2.AA101" chart:label-cell-address="Def1_Zipped_Noise_Test_StartwithCHAMP2.AA1:Def1_Zipped_Noise_Test_StartwithCHAMP2.AA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Crossed(s10)</text:p>
                <draw:g>
                  <svg:desc>Def1_Zipped_Noise_Test_StartwithCHAMP2.W1:Def1_Zipped_Noise_Test_StartwithCHAMP2.W1</svg:desc>
                </draw:g>
              </table:table-cell>
              <table:table-cell office:value-type="string">
                <text:p> Mutual_Compression_Crossed(s20)</text:p>
                <draw:g>
                  <svg:desc>Def1_Zipped_Noise_Test_StartwithCHAMP2.X1:Def1_Zipped_Noise_Test_StartwithCHAMP2.X1</svg:desc>
                </draw:g>
              </table:table-cell>
              <table:table-cell office:value-type="string">
                <text:p> Mutual_Compression_Crossed(s30)</text:p>
                <draw:g>
                  <svg:desc>Def1_Zipped_Noise_Test_StartwithCHAMP2.Y1:Def1_Zipped_Noise_Test_StartwithCHAMP2.Y1</svg:desc>
                </draw:g>
              </table:table-cell>
              <table:table-cell office:value-type="string">
                <text:p> Mutual_Compression_Crossed(s40)</text:p>
                <draw:g>
                  <svg:desc>Def1_Zipped_Noise_Test_StartwithCHAMP2.Z1:Def1_Zipped_Noise_Test_StartwithCHAMP2.Z1</svg:desc>
                </draw:g>
              </table:table-cell>
              <table:table-cell office:value-type="string">
                <text:p> Mutual_Compression_Crossed(s50)</text:p>
                <draw:g>
                  <svg:desc>Def1_Zipped_Noise_Test_StartwithCHAMP2.AA1:Def1_Zipped_Noise_Test_StartwithCHAMP2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75">
                <text:p>2.375</text:p>
                <draw:g>
                  <svg:desc>Def1_Zipped_Noise_Test_StartwithCHAMP2.W2:Def1_Zipped_Noise_Test_StartwithCHAMP2.W101</svg:desc>
                </draw:g>
              </table:table-cell>
              <table:table-cell office:value-type="float" office:value="2.5">
                <text:p>2.5</text:p>
                <draw:g>
                  <svg:desc>Def1_Zipped_Noise_Test_StartwithCHAMP2.X2:Def1_Zipped_Noise_Test_StartwithCHAMP2.X101</svg:desc>
                </draw:g>
              </table:table-cell>
              <table:table-cell office:value-type="float" office:value="2.625">
                <text:p>2.625</text:p>
                <draw:g>
                  <svg:desc>Def1_Zipped_Noise_Test_StartwithCHAMP2.Y2:Def1_Zipped_Noise_Test_StartwithCHAMP2.Y101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Z2:Def1_Zipped_Noise_Test_StartwithCHAMP2.Z101</svg:desc>
                </draw:g>
              </table:table-cell>
              <table:table-cell office:value-type="float" office:value="2.67708333333333">
                <text:p>2.67708333333333</text:p>
                <draw:g>
                  <svg:desc>Def1_Zipped_Noise_Test_StartwithCHAMP2.AA2:Def1_Zipped_Noise_Test_StartwithCHAMP2.A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958333333333">
                <text:p>1.98958333333333</text:p>
              </table:table-cell>
              <table:table-cell office:value-type="float" office:value="2.17708333333333">
                <text:p>2.17708333333333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54166666666667">
                <text:p>2.54166666666667</text:p>
              </table:table-cell>
              <table:table-cell office:value-type="float" office:value="2.609375">
                <text:p>2.6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583333333333">
                <text:p>1.89583333333333</text:p>
              </table:table-cell>
              <table:table-cell office:value-type="float" office:value="2.01736111111111">
                <text:p>2.01736111111111</text:p>
              </table:table-cell>
              <table:table-cell office:value-type="float" office:value="2.21180555555556">
                <text:p>2.21180555555556</text:p>
              </table:table-cell>
              <table:table-cell office:value-type="float" office:value="2.35763888888889">
                <text:p>2.35763888888889</text:p>
              </table:table-cell>
              <table:table-cell office:value-type="float" office:value="2.38194444444444">
                <text:p>2.3819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645833333333">
                <text:p>1.78645833333333</text:p>
              </table:table-cell>
              <table:table-cell office:value-type="float" office:value="2.015625">
                <text:p>2.015625</text:p>
              </table:table-cell>
              <table:table-cell office:value-type="float" office:value="2.15104166666667">
                <text:p>2.15104166666667</text:p>
              </table:table-cell>
              <table:table-cell office:value-type="float" office:value="2.296875">
                <text:p>2.296875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7916666666667">
                <text:p>1.6791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1625">
                <text:p>2.1625</text:p>
              </table:table-cell>
              <table:table-cell office:value-type="float" office:value="2.225">
                <text:p>2.22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875">
                <text:p>1.71875</text:p>
              </table:table-cell>
              <table:table-cell office:value-type="float" office:value="1.96527777777778">
                <text:p>1.96527777777778</text:p>
              </table:table-cell>
              <table:table-cell office:value-type="float" office:value="2.12673611111111">
                <text:p>2.12673611111111</text:p>
              </table:table-cell>
              <table:table-cell office:value-type="float" office:value="2.19270833333333">
                <text:p>2.19270833333333</text:p>
              </table:table-cell>
              <table:table-cell office:value-type="float" office:value="2.28472222222222">
                <text:p>2.2847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797619047619">
                <text:p>1.62797619047619</text:p>
              </table:table-cell>
              <table:table-cell office:value-type="float" office:value="1.90922619047619">
                <text:p>1.90922619047619</text:p>
              </table:table-cell>
              <table:table-cell office:value-type="float" office:value="2.0639880952381">
                <text:p>2.0639880952381</text:p>
              </table:table-cell>
              <table:table-cell office:value-type="float" office:value="2.17113095238095">
                <text:p>2.17113095238095</text:p>
              </table:table-cell>
              <table:table-cell office:value-type="float" office:value="2.26636904761905">
                <text:p>2.26636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90625">
                <text:p>1.5390625</text:p>
              </table:table-cell>
              <table:table-cell office:value-type="float" office:value="1.82161458333333">
                <text:p>1.82161458333333</text:p>
              </table:table-cell>
              <table:table-cell office:value-type="float" office:value="1.95703125">
                <text:p>1.95703125</text:p>
              </table:table-cell>
              <table:table-cell office:value-type="float" office:value="2.06119791666667">
                <text:p>2.06119791666667</text:p>
              </table:table-cell>
              <table:table-cell office:value-type="float" office:value="2.20703125">
                <text:p>2.207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75925925925926">
                <text:p>1.75925925925926</text:p>
              </table:table-cell>
              <table:table-cell office:value-type="float" office:value="1.90740740740741">
                <text:p>1.90740740740741</text:p>
              </table:table-cell>
              <table:table-cell office:value-type="float" office:value="2.08564814814815">
                <text:p>2.08564814814815</text:p>
              </table:table-cell>
              <table:table-cell office:value-type="float" office:value="2.18634259259259">
                <text:p>2.18634259259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1.89166666666667">
                <text:p>1.89166666666667</text:p>
              </table:table-cell>
              <table:table-cell office:value-type="float" office:value="2.05104166666667">
                <text:p>2.05104166666667</text:p>
              </table:table-cell>
              <table:table-cell office:value-type="float" office:value="2.14166666666667">
                <text:p>2.14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9393939393939">
                <text:p>1.39393939393939</text:p>
              </table:table-cell>
              <table:table-cell office:value-type="float" office:value="1.64393939393939">
                <text:p>1.64393939393939</text:p>
              </table:table-cell>
              <table:table-cell office:value-type="float" office:value="1.90435606060606">
                <text:p>1.90435606060606</text:p>
              </table:table-cell>
              <table:table-cell office:value-type="float" office:value="2.05871212121212">
                <text:p>2.05871212121212</text:p>
              </table:table-cell>
              <table:table-cell office:value-type="float" office:value="2.15719696969697">
                <text:p>2.1571969696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986111111111">
                <text:p>1.32986111111111</text:p>
              </table:table-cell>
              <table:table-cell office:value-type="float" office:value="1.61197916666667">
                <text:p>1.61197916666667</text:p>
              </table:table-cell>
              <table:table-cell office:value-type="float" office:value="1.8828125">
                <text:p>1.8828125</text:p>
              </table:table-cell>
              <table:table-cell office:value-type="float" office:value="2.00260416666667">
                <text:p>2.00260416666667</text:p>
              </table:table-cell>
              <table:table-cell office:value-type="float" office:value="2.10850694444444">
                <text:p>2.1085069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967948717949">
                <text:p>1.29967948717949</text:p>
              </table:table-cell>
              <table:table-cell office:value-type="float" office:value="1.63621794871795">
                <text:p>1.63621794871795</text:p>
              </table:table-cell>
              <table:table-cell office:value-type="float" office:value="1.87820512820513">
                <text:p>1.87820512820513</text:p>
              </table:table-cell>
              <table:table-cell office:value-type="float" office:value="2.00961538461538">
                <text:p>2.00961538461538</text:p>
              </table:table-cell>
              <table:table-cell office:value-type="float" office:value="2.10817307692308">
                <text:p>2.10817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1.60565476190476">
                <text:p>1.60565476190476</text:p>
              </table:table-cell>
              <table:table-cell office:value-type="float" office:value="1.87946428571429">
                <text:p>1.87946428571429</text:p>
              </table:table-cell>
              <table:table-cell office:value-type="float" office:value="1.98214285714286">
                <text:p>1.98214285714286</text:p>
              </table:table-cell>
              <table:table-cell office:value-type="float" office:value="2.11979166666667">
                <text:p>2.119791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111111111111">
                <text:p>1.26111111111111</text:p>
              </table:table-cell>
              <table:table-cell office:value-type="float" office:value="1.56736111111111">
                <text:p>1.56736111111111</text:p>
              </table:table-cell>
              <table:table-cell office:value-type="float" office:value="1.85625">
                <text:p>1.85625</text:p>
              </table:table-cell>
              <table:table-cell office:value-type="float" office:value="1.98888888888889">
                <text:p>1.98888888888889</text:p>
              </table:table-cell>
              <table:table-cell office:value-type="float" office:value="2.09305555555556">
                <text:p>2.0930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130208333333">
                <text:p>1.25130208333333</text:p>
              </table:table-cell>
              <table:table-cell office:value-type="float" office:value="1.57486979166667">
                <text:p>1.57486979166667</text:p>
              </table:table-cell>
              <table:table-cell office:value-type="float" office:value="1.84765625">
                <text:p>1.84765625</text:p>
              </table:table-cell>
              <table:table-cell office:value-type="float" office:value="1.96028645833333">
                <text:p>1.96028645833333</text:p>
              </table:table-cell>
              <table:table-cell office:value-type="float" office:value="2.06901041666667">
                <text:p>2.06901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161764705882">
                <text:p>1.23161764705882</text:p>
              </table:table-cell>
              <table:table-cell office:value-type="float" office:value="1.55024509803922">
                <text:p>1.55024509803922</text:p>
              </table:table-cell>
              <table:table-cell office:value-type="float" office:value="1.83455882352941">
                <text:p>1.83455882352941</text:p>
              </table:table-cell>
              <table:table-cell office:value-type="float" office:value="1.96139705882353">
                <text:p>1.96139705882353</text:p>
              </table:table-cell>
              <table:table-cell office:value-type="float" office:value="2.06617647058824">
                <text:p>2.066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37037037037">
                <text:p>1.2037037037037</text:p>
              </table:table-cell>
              <table:table-cell office:value-type="float" office:value="1.5318287037037">
                <text:p>1.5318287037037</text:p>
              </table:table-cell>
              <table:table-cell office:value-type="float" office:value="1.78414351851852">
                <text:p>1.78414351851852</text:p>
              </table:table-cell>
              <table:table-cell office:value-type="float" office:value="1.93518518518519">
                <text:p>1.93518518518519</text:p>
              </table:table-cell>
              <table:table-cell office:value-type="float" office:value="2.03414351851852">
                <text:p>2.034143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736842105263">
                <text:p>1.19736842105263</text:p>
              </table:table-cell>
              <table:table-cell office:value-type="float" office:value="1.50164473684211">
                <text:p>1.50164473684211</text:p>
              </table:table-cell>
              <table:table-cell office:value-type="float" office:value="1.75328947368421">
                <text:p>1.75328947368421</text:p>
              </table:table-cell>
              <table:table-cell office:value-type="float" office:value="1.89638157894737">
                <text:p>1.89638157894737</text:p>
              </table:table-cell>
              <table:table-cell office:value-type="float" office:value="2.00493421052632">
                <text:p>2.00493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395833333333">
                <text:p>1.17395833333333</text:p>
              </table:table-cell>
              <table:table-cell office:value-type="float" office:value="1.49166666666667">
                <text:p>1.49166666666667</text:p>
              </table:table-cell>
              <table:table-cell office:value-type="float" office:value="1.74479166666667">
                <text:p>1.74479166666667</text:p>
              </table:table-cell>
              <table:table-cell office:value-type="float" office:value="1.89479166666667">
                <text:p>1.89479166666667</text:p>
              </table:table-cell>
              <table:table-cell office:value-type="float" office:value="2.01197916666667">
                <text:p>2.011979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277777777778">
                <text:p>1.15277777777778</text:p>
              </table:table-cell>
              <table:table-cell office:value-type="float" office:value="1.46031746031746">
                <text:p>1.46031746031746</text:p>
              </table:table-cell>
              <table:table-cell office:value-type="float" office:value="1.72371031746032">
                <text:p>1.72371031746032</text:p>
              </table:table-cell>
              <table:table-cell office:value-type="float" office:value="1.87996031746032">
                <text:p>1.87996031746032</text:p>
              </table:table-cell>
              <table:table-cell office:value-type="float" office:value="1.99156746031746">
                <text:p>1.99156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5">
                <text:p>1.125</text:p>
              </table:table-cell>
              <table:table-cell office:value-type="float" office:value="1.46164772727273">
                <text:p>1.46164772727273</text:p>
              </table:table-cell>
              <table:table-cell office:value-type="float" office:value="1.70880681818182">
                <text:p>1.70880681818182</text:p>
              </table:table-cell>
              <table:table-cell office:value-type="float" office:value="1.85795454545455">
                <text:p>1.85795454545455</text:p>
              </table:table-cell>
              <table:table-cell office:value-type="float" office:value="1.98058712121212">
                <text:p>1.9805871212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963768115942">
                <text:p>1.09963768115942</text:p>
              </table:table-cell>
              <table:table-cell office:value-type="float" office:value="1.43840579710145">
                <text:p>1.43840579710145</text:p>
              </table:table-cell>
              <table:table-cell office:value-type="float" office:value="1.67074275362319">
                <text:p>1.67074275362319</text:p>
              </table:table-cell>
              <table:table-cell office:value-type="float" office:value="1.85190217391304">
                <text:p>1.85190217391304</text:p>
              </table:table-cell>
              <table:table-cell office:value-type="float" office:value="1.98460144927536">
                <text:p>1.98460144927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8125">
                <text:p>1.078125</text:p>
              </table:table-cell>
              <table:table-cell office:value-type="float" office:value="1.4296875">
                <text:p>1.4296875</text:p>
              </table:table-cell>
              <table:table-cell office:value-type="float" office:value="1.6484375">
                <text:p>1.6484375</text:p>
              </table:table-cell>
              <table:table-cell office:value-type="float" office:value="1.84809027777778">
                <text:p>1.84809027777778</text:p>
              </table:table-cell>
              <table:table-cell office:value-type="float" office:value="1.97526041666667">
                <text:p>1.97526041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5">
                <text:p>1.065</text:p>
              </table:table-cell>
              <table:table-cell office:value-type="float" office:value="1.41">
                <text:p>1.41</text:p>
              </table:table-cell>
              <table:table-cell office:value-type="float" office:value="1.64625">
                <text:p>1.64625</text:p>
              </table:table-cell>
              <table:table-cell office:value-type="float" office:value="1.83916666666667">
                <text:p>1.83916666666667</text:p>
              </table:table-cell>
              <table:table-cell office:value-type="float" office:value="1.96583333333333">
                <text:p>1.9658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567307692308">
                <text:p>1.04567307692308</text:p>
              </table:table-cell>
              <table:table-cell office:value-type="float" office:value="1.39903846153846">
                <text:p>1.39903846153846</text:p>
              </table:table-cell>
              <table:table-cell office:value-type="float" office:value="1.64903846153846">
                <text:p>1.64903846153846</text:p>
              </table:table-cell>
              <table:table-cell office:value-type="float" office:value="1.84375">
                <text:p>1.84375</text:p>
              </table:table-cell>
              <table:table-cell office:value-type="float" office:value="1.96113782051282">
                <text:p>1.96113782051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37847222222222">
                <text:p>1.37847222222222</text:p>
              </table:table-cell>
              <table:table-cell office:value-type="float" office:value="1.63618827160494">
                <text:p>1.63618827160494</text:p>
              </table:table-cell>
              <table:table-cell office:value-type="float" office:value="1.84722222222222">
                <text:p>1.84722222222222</text:p>
              </table:table-cell>
              <table:table-cell office:value-type="float" office:value="1.96026234567901">
                <text:p>1.96026234567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1.35639880952381">
                <text:p>1.35639880952381</text:p>
              </table:table-cell>
              <table:table-cell office:value-type="float" office:value="1.625">
                <text:p>1.625</text:p>
              </table:table-cell>
              <table:table-cell office:value-type="float" office:value="1.83258928571429">
                <text:p>1.83258928571429</text:p>
              </table:table-cell>
              <table:table-cell office:value-type="float" office:value="1.96056547619048">
                <text:p>1.9605654761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6293103448276">
                <text:p>0.976293103448276</text:p>
              </table:table-cell>
              <table:table-cell office:value-type="float" office:value="1.33979885057471">
                <text:p>1.33979885057471</text:p>
              </table:table-cell>
              <table:table-cell office:value-type="float" office:value="1.63290229885057">
                <text:p>1.63290229885057</text:p>
              </table:table-cell>
              <table:table-cell office:value-type="float" office:value="1.82938218390805">
                <text:p>1.82938218390805</text:p>
              </table:table-cell>
              <table:table-cell office:value-type="float" office:value="1.95617816091954">
                <text:p>1.95617816091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625">
                <text:p>0.95625</text:p>
              </table:table-cell>
              <table:table-cell office:value-type="float" office:value="1.33541666666667">
                <text:p>1.33541666666667</text:p>
              </table:table-cell>
              <table:table-cell office:value-type="float" office:value="1.60451388888889">
                <text:p>1.60451388888889</text:p>
              </table:table-cell>
              <table:table-cell office:value-type="float" office:value="1.81979166666667">
                <text:p>1.81979166666667</text:p>
              </table:table-cell>
              <table:table-cell office:value-type="float" office:value="1.93506944444444">
                <text:p>1.935069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451612903226">
                <text:p>0.931451612903226</text:p>
              </table:table-cell>
              <table:table-cell office:value-type="float" office:value="1.32795698924731">
                <text:p>1.32795698924731</text:p>
              </table:table-cell>
              <table:table-cell office:value-type="float" office:value="1.59879032258065">
                <text:p>1.59879032258065</text:p>
              </table:table-cell>
              <table:table-cell office:value-type="float" office:value="1.81720430107527">
                <text:p>1.81720430107527</text:p>
              </table:table-cell>
              <table:table-cell office:value-type="float" office:value="1.92909946236559">
                <text:p>1.92909946236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40625">
                <text:p>0.9140625</text:p>
              </table:table-cell>
              <table:table-cell office:value-type="float" office:value="1.31087239583333">
                <text:p>1.31087239583333</text:p>
              </table:table-cell>
              <table:table-cell office:value-type="float" office:value="1.58626302083333">
                <text:p>1.58626302083333</text:p>
              </table:table-cell>
              <table:table-cell office:value-type="float" office:value="1.80794270833333">
                <text:p>1.80794270833333</text:p>
              </table:table-cell>
              <table:table-cell office:value-type="float" office:value="1.9228515625">
                <text:p>1.922851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.3102904040404">
                <text:p>1.3102904040404</text:p>
              </table:table-cell>
              <table:table-cell office:value-type="float" office:value="1.56818181818182">
                <text:p>1.56818181818182</text:p>
              </table:table-cell>
              <table:table-cell office:value-type="float" office:value="1.80902777777778">
                <text:p>1.80902777777778</text:p>
              </table:table-cell>
              <table:table-cell office:value-type="float" office:value="1.92992424242424">
                <text:p>1.9299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.30392156862745">
                <text:p>1.30392156862745</text:p>
              </table:table-cell>
              <table:table-cell office:value-type="float" office:value="1.57935049019608">
                <text:p>1.57935049019608</text:p>
              </table:table-cell>
              <table:table-cell office:value-type="float" office:value="1.80667892156863">
                <text:p>1.80667892156863</text:p>
              </table:table-cell>
              <table:table-cell office:value-type="float" office:value="1.91789215686275">
                <text:p>1.91789215686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7857142857143">
                <text:p>0.867857142857143</text:p>
              </table:table-cell>
              <table:table-cell office:value-type="float" office:value="1.30059523809524">
                <text:p>1.30059523809524</text:p>
              </table:table-cell>
              <table:table-cell office:value-type="float" office:value="1.57738095238095">
                <text:p>1.57738095238095</text:p>
              </table:table-cell>
              <table:table-cell office:value-type="float" office:value="1.8047619047619">
                <text:p>1.8047619047619</text:p>
              </table:table-cell>
              <table:table-cell office:value-type="float" office:value="1.89761904761905">
                <text:p>1.89761904761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8958333333333">
                <text:p>0.848958333333333</text:p>
              </table:table-cell>
              <table:table-cell office:value-type="float" office:value="1.27980324074074">
                <text:p>1.27980324074074</text:p>
              </table:table-cell>
              <table:table-cell office:value-type="float" office:value="1.56423611111111">
                <text:p>1.56423611111111</text:p>
              </table:table-cell>
              <table:table-cell office:value-type="float" office:value="1.79427083333333">
                <text:p>1.79427083333333</text:p>
              </table:table-cell>
              <table:table-cell office:value-type="float" office:value="1.89612268518519">
                <text:p>1.8961226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6148648648649">
                <text:p>0.836148648648649</text:p>
              </table:table-cell>
              <table:table-cell office:value-type="float" office:value="1.27505630630631">
                <text:p>1.27505630630631</text:p>
              </table:table-cell>
              <table:table-cell office:value-type="float" office:value="1.54898648648649">
                <text:p>1.54898648648649</text:p>
              </table:table-cell>
              <table:table-cell office:value-type="float" office:value="1.78434684684685">
                <text:p>1.78434684684685</text:p>
              </table:table-cell>
              <table:table-cell office:value-type="float" office:value="1.88879504504505">
                <text:p>1.88879504504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5109649122807">
                <text:p>0.825109649122807</text:p>
              </table:table-cell>
              <table:table-cell office:value-type="float" office:value="1.26425438596491">
                <text:p>1.26425438596491</text:p>
              </table:table-cell>
              <table:table-cell office:value-type="float" office:value="1.56195175438597">
                <text:p>1.56195175438597</text:p>
              </table:table-cell>
              <table:table-cell office:value-type="float" office:value="1.78015350877193">
                <text:p>1.78015350877193</text:p>
              </table:table-cell>
              <table:table-cell office:value-type="float" office:value="1.88185307017544">
                <text:p>1.88185307017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3183760683761">
                <text:p>0.823183760683761</text:p>
              </table:table-cell>
              <table:table-cell office:value-type="float" office:value="1.26228632478632">
                <text:p>1.26228632478632</text:p>
              </table:table-cell>
              <table:table-cell office:value-type="float" office:value="1.56383547008547">
                <text:p>1.56383547008547</text:p>
              </table:table-cell>
              <table:table-cell office:value-type="float" office:value="1.77617521367521">
                <text:p>1.77617521367521</text:p>
              </table:table-cell>
              <table:table-cell office:value-type="float" office:value="1.87286324786325">
                <text:p>1.87286324786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1.25182291666667">
                <text:p>1.25182291666667</text:p>
              </table:table-cell>
              <table:table-cell office:value-type="float" office:value="1.5390625">
                <text:p>1.5390625</text:p>
              </table:table-cell>
              <table:table-cell office:value-type="float" office:value="1.759375">
                <text:p>1.759375</text:p>
              </table:table-cell>
              <table:table-cell office:value-type="float" office:value="1.8765625">
                <text:p>1.876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4024390243902">
                <text:p>0.814024390243902</text:p>
              </table:table-cell>
              <table:table-cell office:value-type="float" office:value="1.24288617886179">
                <text:p>1.24288617886179</text:p>
              </table:table-cell>
              <table:table-cell office:value-type="float" office:value="1.54903455284553">
                <text:p>1.54903455284553</text:p>
              </table:table-cell>
              <table:table-cell office:value-type="float" office:value="1.75863821138211">
                <text:p>1.75863821138211</text:p>
              </table:table-cell>
              <table:table-cell office:value-type="float" office:value="1.86788617886179">
                <text:p>1.86788617886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2003968253968">
                <text:p>0.812003968253968</text:p>
              </table:table-cell>
              <table:table-cell office:value-type="float" office:value="1.2390873015873">
                <text:p>1.2390873015873</text:p>
              </table:table-cell>
              <table:table-cell office:value-type="float" office:value="1.546875">
                <text:p>1.546875</text:p>
              </table:table-cell>
              <table:table-cell office:value-type="float" office:value="1.75768849206349">
                <text:p>1.75768849206349</text:p>
              </table:table-cell>
              <table:table-cell office:value-type="float" office:value="1.859375">
                <text:p>1.8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0077519379845">
                <text:p>0.810077519379845</text:p>
              </table:table-cell>
              <table:table-cell office:value-type="float" office:value="1.23546511627907">
                <text:p>1.23546511627907</text:p>
              </table:table-cell>
              <table:table-cell office:value-type="float" office:value="1.53391472868217">
                <text:p>1.53391472868217</text:p>
              </table:table-cell>
              <table:table-cell office:value-type="float" office:value="1.74951550387597">
                <text:p>1.74951550387597</text:p>
              </table:table-cell>
              <table:table-cell office:value-type="float" office:value="1.85125968992248">
                <text:p>1.85125968992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8238636363636">
                <text:p>0.808238636363636</text:p>
              </table:table-cell>
              <table:table-cell office:value-type="float" office:value="1.23413825757576">
                <text:p>1.23413825757576</text:p>
              </table:table-cell>
              <table:table-cell office:value-type="float" office:value="1.51680871212121">
                <text:p>1.51680871212121</text:p>
              </table:table-cell>
              <table:table-cell office:value-type="float" office:value="1.73934659090909">
                <text:p>1.73934659090909</text:p>
              </table:table-cell>
              <table:table-cell office:value-type="float" office:value="1.84351325757576">
                <text:p>1.84351325757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1851851851852">
                <text:p>0.801851851851852</text:p>
              </table:table-cell>
              <table:table-cell office:value-type="float" office:value="1.22824074074074">
                <text:p>1.22824074074074</text:p>
              </table:table-cell>
              <table:table-cell office:value-type="float" office:value="1.52361111111111">
                <text:p>1.52361111111111</text:p>
              </table:table-cell>
              <table:table-cell office:value-type="float" office:value="1.72962962962963">
                <text:p>1.72962962962963</text:p>
              </table:table-cell>
              <table:table-cell office:value-type="float" office:value="1.83148148148148">
                <text:p>1.83148148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95742753623188">
                <text:p>0.795742753623188</text:p>
              </table:table-cell>
              <table:table-cell office:value-type="float" office:value="1.22010869565217">
                <text:p>1.22010869565217</text:p>
              </table:table-cell>
              <table:table-cell office:value-type="float" office:value="1.51426630434783">
                <text:p>1.51426630434783</text:p>
              </table:table-cell>
              <table:table-cell office:value-type="float" office:value="1.71127717391304">
                <text:p>1.71127717391304</text:p>
              </table:table-cell>
              <table:table-cell office:value-type="float" office:value="1.83129528985507">
                <text:p>1.83129528985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4326241134752">
                <text:p>0.794326241134752</text:p>
              </table:table-cell>
              <table:table-cell office:value-type="float" office:value="1.21232269503546">
                <text:p>1.21232269503546</text:p>
              </table:table-cell>
              <table:table-cell office:value-type="float" office:value="1.51418439716312">
                <text:p>1.51418439716312</text:p>
              </table:table-cell>
              <table:table-cell office:value-type="float" office:value="1.7136524822695">
                <text:p>1.7136524822695</text:p>
              </table:table-cell>
              <table:table-cell office:value-type="float" office:value="1.81781914893617">
                <text:p>1.8178191489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8628472222222">
                <text:p>0.788628472222222</text:p>
              </table:table-cell>
              <table:table-cell office:value-type="float" office:value="1.20377604166667">
                <text:p>1.20377604166667</text:p>
              </table:table-cell>
              <table:table-cell office:value-type="float" office:value="1.50108506944444">
                <text:p>1.50108506944444</text:p>
              </table:table-cell>
              <table:table-cell office:value-type="float" office:value="1.69205729166667">
                <text:p>1.69205729166667</text:p>
              </table:table-cell>
              <table:table-cell office:value-type="float" office:value="1.80490451388889">
                <text:p>1.804904513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891156462585">
                <text:p>0.77891156462585</text:p>
              </table:table-cell>
              <table:table-cell office:value-type="float" office:value="1.19727891156463">
                <text:p>1.19727891156463</text:p>
              </table:table-cell>
              <table:table-cell office:value-type="float" office:value="1.49277210884354">
                <text:p>1.49277210884354</text:p>
              </table:table-cell>
              <table:table-cell office:value-type="float" office:value="1.69472789115646">
                <text:p>1.69472789115646</text:p>
              </table:table-cell>
              <table:table-cell office:value-type="float" office:value="1.79464285714286">
                <text:p>1.79464285714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375">
                <text:p>0.77375</text:p>
              </table:table-cell>
              <table:table-cell office:value-type="float" office:value="1.18895833333333">
                <text:p>1.18895833333333</text:p>
              </table:table-cell>
              <table:table-cell office:value-type="float" office:value="1.493125">
                <text:p>1.493125</text:p>
              </table:table-cell>
              <table:table-cell office:value-type="float" office:value="1.680625">
                <text:p>1.680625</text:p>
              </table:table-cell>
              <table:table-cell office:value-type="float" office:value="1.79520833333333">
                <text:p>1.79520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8790849673203">
                <text:p>0.768790849673203</text:p>
              </table:table-cell>
              <table:table-cell office:value-type="float" office:value="1.18300653594771">
                <text:p>1.18300653594771</text:p>
              </table:table-cell>
              <table:table-cell office:value-type="float" office:value="1.4812091503268">
                <text:p>1.4812091503268</text:p>
              </table:table-cell>
              <table:table-cell office:value-type="float" office:value="1.67728758169935">
                <text:p>1.67728758169935</text:p>
              </table:table-cell>
              <table:table-cell office:value-type="float" office:value="1.78553921568627">
                <text:p>1.78553921568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3621794871795">
                <text:p>0.763621794871795</text:p>
              </table:table-cell>
              <table:table-cell office:value-type="float" office:value="1.17908653846154">
                <text:p>1.17908653846154</text:p>
              </table:table-cell>
              <table:table-cell office:value-type="float" office:value="1.47956730769231">
                <text:p>1.47956730769231</text:p>
              </table:table-cell>
              <table:table-cell office:value-type="float" office:value="1.66786858974359">
                <text:p>1.66786858974359</text:p>
              </table:table-cell>
              <table:table-cell office:value-type="float" office:value="1.77604166666667">
                <text:p>1.776041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971698113208">
                <text:p>0.762971698113208</text:p>
              </table:table-cell>
              <table:table-cell office:value-type="float" office:value="1.17747641509434">
                <text:p>1.17747641509434</text:p>
              </table:table-cell>
              <table:table-cell office:value-type="float" office:value="1.46835691823899">
                <text:p>1.46835691823899</text:p>
              </table:table-cell>
              <table:table-cell office:value-type="float" office:value="1.66096698113208">
                <text:p>1.66096698113208</text:p>
              </table:table-cell>
              <table:table-cell office:value-type="float" office:value="1.76906446540881">
                <text:p>1.76906446540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8101851851852">
                <text:p>0.758101851851852</text:p>
              </table:table-cell>
              <table:table-cell office:value-type="float" office:value="1.1815200617284">
                <text:p>1.1815200617284</text:p>
              </table:table-cell>
              <table:table-cell office:value-type="float" office:value="1.47858796296296">
                <text:p>1.47858796296296</text:p>
              </table:table-cell>
              <table:table-cell office:value-type="float" office:value="1.65991512345679">
                <text:p>1.65991512345679</text:p>
              </table:table-cell>
              <table:table-cell office:value-type="float" office:value="1.75829475308642">
                <text:p>1.7582947530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719696969697">
                <text:p>0.75719696969697</text:p>
              </table:table-cell>
              <table:table-cell office:value-type="float" office:value="1.17594696969697">
                <text:p>1.17594696969697</text:p>
              </table:table-cell>
              <table:table-cell office:value-type="float" office:value="1.46193181818182">
                <text:p>1.46193181818182</text:p>
              </table:table-cell>
              <table:table-cell office:value-type="float" office:value="1.65511363636364">
                <text:p>1.65511363636364</text:p>
              </table:table-cell>
              <table:table-cell office:value-type="float" office:value="1.75416666666667">
                <text:p>1.754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2604166666667">
                <text:p>0.752604166666667</text:p>
              </table:table-cell>
              <table:table-cell office:value-type="float" office:value="1.17057291666667">
                <text:p>1.17057291666667</text:p>
              </table:table-cell>
              <table:table-cell office:value-type="float" office:value="1.45889136904762">
                <text:p>1.45889136904762</text:p>
              </table:table-cell>
              <table:table-cell office:value-type="float" office:value="1.64676339285714">
                <text:p>1.64676339285714</text:p>
              </table:table-cell>
              <table:table-cell office:value-type="float" office:value="1.74646577380952">
                <text:p>1.74646577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48172514619883">
                <text:p>0.748172514619883</text:p>
              </table:table-cell>
              <table:table-cell office:value-type="float" office:value="1.16355994152047">
                <text:p>1.16355994152047</text:p>
              </table:table-cell>
              <table:table-cell office:value-type="float" office:value="1.45047514619883">
                <text:p>1.45047514619883</text:p>
              </table:table-cell>
              <table:table-cell office:value-type="float" office:value="1.6452850877193">
                <text:p>1.6452850877193</text:p>
              </table:table-cell>
              <table:table-cell office:value-type="float" office:value="1.74305555555556">
                <text:p>1.74305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389367816092">
                <text:p>0.74389367816092</text:p>
              </table:table-cell>
              <table:table-cell office:value-type="float" office:value="1.17474856321839">
                <text:p>1.17474856321839</text:p>
              </table:table-cell>
              <table:table-cell office:value-type="float" office:value="1.45132902298851">
                <text:p>1.45132902298851</text:p>
              </table:table-cell>
              <table:table-cell office:value-type="float" office:value="1.64565373563218">
                <text:p>1.64565373563218</text:p>
              </table:table-cell>
              <table:table-cell office:value-type="float" office:value="1.74586925287356">
                <text:p>1.74586925287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975988700565">
                <text:p>0.73975988700565</text:p>
              </table:table-cell>
              <table:table-cell office:value-type="float" office:value="1.16437146892655">
                <text:p>1.16437146892655</text:p>
              </table:table-cell>
              <table:table-cell office:value-type="float" office:value="1.44685734463277">
                <text:p>1.44685734463277</text:p>
              </table:table-cell>
              <table:table-cell office:value-type="float" office:value="1.64795197740113">
                <text:p>1.64795197740113</text:p>
              </table:table-cell>
              <table:table-cell office:value-type="float" office:value="1.74470338983051">
                <text:p>1.74470338983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5763888888889">
                <text:p>0.735763888888889</text:p>
              </table:table-cell>
              <table:table-cell office:value-type="float" office:value="1.16128472222222">
                <text:p>1.16128472222222</text:p>
              </table:table-cell>
              <table:table-cell office:value-type="float" office:value="1.44253472222222">
                <text:p>1.44253472222222</text:p>
              </table:table-cell>
              <table:table-cell office:value-type="float" office:value="1.65017361111111">
                <text:p>1.65017361111111</text:p>
              </table:table-cell>
              <table:table-cell office:value-type="float" office:value="1.74166666666667">
                <text:p>1.74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1898907103825">
                <text:p>0.731898907103825</text:p>
              </table:table-cell>
              <table:table-cell office:value-type="float" office:value="1.16342213114754">
                <text:p>1.16342213114754</text:p>
              </table:table-cell>
              <table:table-cell office:value-type="float" office:value="1.43493852459016">
                <text:p>1.43493852459016</text:p>
              </table:table-cell>
              <table:table-cell office:value-type="float" office:value="1.64890710382514">
                <text:p>1.64890710382514</text:p>
              </table:table-cell>
              <table:table-cell office:value-type="float" office:value="1.73668032786885">
                <text:p>1.73668032786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158602150538">
                <text:p>0.728158602150538</text:p>
              </table:table-cell>
              <table:table-cell office:value-type="float" office:value="1.16213037634409">
                <text:p>1.16213037634409</text:p>
              </table:table-cell>
              <table:table-cell office:value-type="float" office:value="1.43262768817204">
                <text:p>1.43262768817204</text:p>
              </table:table-cell>
              <table:table-cell office:value-type="float" office:value="1.64549731182796">
                <text:p>1.64549731182796</text:p>
              </table:table-cell>
              <table:table-cell office:value-type="float" office:value="1.73370295698925">
                <text:p>1.73370295698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537037037037">
                <text:p>0.724537037037037</text:p>
              </table:table-cell>
              <table:table-cell office:value-type="float" office:value="1.15095899470899">
                <text:p>1.15095899470899</text:p>
              </table:table-cell>
              <table:table-cell office:value-type="float" office:value="1.43088624338624">
                <text:p>1.43088624338624</text:p>
              </table:table-cell>
              <table:table-cell office:value-type="float" office:value="1.64401455026455">
                <text:p>1.64401455026455</text:p>
              </table:table-cell>
              <table:table-cell office:value-type="float" office:value="1.73098544973545">
                <text:p>1.73098544973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1028645833333">
                <text:p>0.721028645833333</text:p>
              </table:table-cell>
              <table:table-cell office:value-type="float" office:value="1.14664713541667">
                <text:p>1.14664713541667</text:p>
              </table:table-cell>
              <table:table-cell office:value-type="float" office:value="1.427734375">
                <text:p>1.427734375</text:p>
              </table:table-cell>
              <table:table-cell office:value-type="float" office:value="1.64436848958333">
                <text:p>1.64436848958333</text:p>
              </table:table-cell>
              <table:table-cell office:value-type="float" office:value="1.72835286458333">
                <text:p>1.72835286458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7628205128205">
                <text:p>0.717628205128205</text:p>
              </table:table-cell>
              <table:table-cell office:value-type="float" office:value="1.14567307692308">
                <text:p>1.14567307692308</text:p>
              </table:table-cell>
              <table:table-cell office:value-type="float" office:value="1.43141025641026">
                <text:p>1.43141025641026</text:p>
              </table:table-cell>
              <table:table-cell office:value-type="float" office:value="1.64134615384615">
                <text:p>1.64134615384615</text:p>
              </table:table-cell>
              <table:table-cell office:value-type="float" office:value="1.72932692307692">
                <text:p>1.72932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4330808080808">
                <text:p>0.714330808080808</text:p>
              </table:table-cell>
              <table:table-cell office:value-type="float" office:value="1.14315025252525">
                <text:p>1.14315025252525</text:p>
              </table:table-cell>
              <table:table-cell office:value-type="float" office:value="1.43150252525253">
                <text:p>1.43150252525253</text:p>
              </table:table-cell>
              <table:table-cell office:value-type="float" office:value="1.6417297979798">
                <text:p>1.6417297979798</text:p>
              </table:table-cell>
              <table:table-cell office:value-type="float" office:value="1.73011363636364">
                <text:p>1.73011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8022388059702">
                <text:p>0.708022388059702</text:p>
              </table:table-cell>
              <table:table-cell office:value-type="float" office:value="1.13448383084577">
                <text:p>1.13448383084577</text:p>
              </table:table-cell>
              <table:table-cell office:value-type="float" office:value="1.43143656716418">
                <text:p>1.43143656716418</text:p>
              </table:table-cell>
              <table:table-cell office:value-type="float" office:value="1.64225746268657">
                <text:p>1.64225746268657</text:p>
              </table:table-cell>
              <table:table-cell office:value-type="float" office:value="1.72916666666667">
                <text:p>1.7291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4963235294118">
                <text:p>0.704963235294118</text:p>
              </table:table-cell>
              <table:table-cell office:value-type="float" office:value="1.13373161764706">
                <text:p>1.13373161764706</text:p>
              </table:table-cell>
              <table:table-cell office:value-type="float" office:value="1.43321078431373">
                <text:p>1.43321078431373</text:p>
              </table:table-cell>
              <table:table-cell office:value-type="float" office:value="1.64093137254902">
                <text:p>1.64093137254902</text:p>
              </table:table-cell>
              <table:table-cell office:value-type="float" office:value="1.72671568627451">
                <text:p>1.72671568627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1992753623188">
                <text:p>0.701992753623188</text:p>
              </table:table-cell>
              <table:table-cell office:value-type="float" office:value="1.12998188405797">
                <text:p>1.12998188405797</text:p>
              </table:table-cell>
              <table:table-cell office:value-type="float" office:value="1.43493357487923">
                <text:p>1.43493357487923</text:p>
              </table:table-cell>
              <table:table-cell office:value-type="float" office:value="1.63979468599034">
                <text:p>1.63979468599034</text:p>
              </table:table-cell>
              <table:table-cell office:value-type="float" office:value="1.72584541062802">
                <text:p>1.72584541062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9107142857143">
                <text:p>0.699107142857143</text:p>
              </table:table-cell>
              <table:table-cell office:value-type="float" office:value="1.12633928571429">
                <text:p>1.12633928571429</text:p>
              </table:table-cell>
              <table:table-cell office:value-type="float" office:value="1.42514880952381">
                <text:p>1.42514880952381</text:p>
              </table:table-cell>
              <table:table-cell office:value-type="float" office:value="1.63541666666667">
                <text:p>1.63541666666667</text:p>
              </table:table-cell>
              <table:table-cell office:value-type="float" office:value="1.72514880952381">
                <text:p>1.72514880952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6302816901409">
                <text:p>0.696302816901409</text:p>
              </table:table-cell>
              <table:table-cell office:value-type="float" office:value="1.11986502347418">
                <text:p>1.11986502347418</text:p>
              </table:table-cell>
              <table:table-cell office:value-type="float" office:value="1.42517605633803">
                <text:p>1.42517605633803</text:p>
              </table:table-cell>
              <table:table-cell office:value-type="float" office:value="1.637470657277">
                <text:p>1.637470657277</text:p>
              </table:table-cell>
              <table:table-cell office:value-type="float" office:value="1.72447183098592">
                <text:p>1.72447183098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068287037037">
                <text:p>0.69068287037037</text:p>
              </table:table-cell>
              <table:table-cell office:value-type="float" office:value="1.11935763888889">
                <text:p>1.11935763888889</text:p>
              </table:table-cell>
              <table:table-cell office:value-type="float" office:value="1.42375578703704">
                <text:p>1.42375578703704</text:p>
              </table:table-cell>
              <table:table-cell office:value-type="float" office:value="1.63295717592593">
                <text:p>1.63295717592593</text:p>
              </table:table-cell>
              <table:table-cell office:value-type="float" office:value="1.72366898148148">
                <text:p>1.72366898148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87785388127854">
                <text:p>0.687785388127854</text:p>
              </table:table-cell>
              <table:table-cell office:value-type="float" office:value="1.11444063926941">
                <text:p>1.11444063926941</text:p>
              </table:table-cell>
              <table:table-cell office:value-type="float" office:value="1.41409817351598">
                <text:p>1.41409817351598</text:p>
              </table:table-cell>
              <table:table-cell office:value-type="float" office:value="1.63013698630137">
                <text:p>1.63013698630137</text:p>
              </table:table-cell>
              <table:table-cell office:value-type="float" office:value="1.72431506849315">
                <text:p>1.72431506849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5247747747748">
                <text:p>0.685247747747748</text:p>
              </table:table-cell>
              <table:table-cell office:value-type="float" office:value="1.11120495495496">
                <text:p>1.11120495495496</text:p>
              </table:table-cell>
              <table:table-cell office:value-type="float" office:value="1.42060810810811">
                <text:p>1.42060810810811</text:p>
              </table:table-cell>
              <table:table-cell office:value-type="float" office:value="1.63063063063063">
                <text:p>1.63063063063063</text:p>
              </table:table-cell>
              <table:table-cell office:value-type="float" office:value="1.72353603603604">
                <text:p>1.72353603603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2777777777778">
                <text:p>0.682777777777778</text:p>
              </table:table-cell>
              <table:table-cell office:value-type="float" office:value="1.1025">
                <text:p>1.1025</text:p>
              </table:table-cell>
              <table:table-cell office:value-type="float" office:value="1.41611111111111">
                <text:p>1.41611111111111</text:p>
              </table:table-cell>
              <table:table-cell office:value-type="float" office:value="1.62805555555556">
                <text:p>1.62805555555556</text:p>
              </table:table-cell>
              <table:table-cell office:value-type="float" office:value="1.72111111111111">
                <text:p>1.72111111111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1.09923245614035">
                <text:p>1.09923245614035</text:p>
              </table:table-cell>
              <table:table-cell office:value-type="float" office:value="1.41762609649123">
                <text:p>1.41762609649123</text:p>
              </table:table-cell>
              <table:table-cell office:value-type="float" office:value="1.62691885964912">
                <text:p>1.62691885964912</text:p>
              </table:table-cell>
              <table:table-cell office:value-type="float" office:value="1.72176535087719">
                <text:p>1.7217653508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0995670995671">
                <text:p>0.670995670995671</text:p>
              </table:table-cell>
              <table:table-cell office:value-type="float" office:value="1.10551948051948">
                <text:p>1.10551948051948</text:p>
              </table:table-cell>
              <table:table-cell office:value-type="float" office:value="1.42018398268398">
                <text:p>1.42018398268398</text:p>
              </table:table-cell>
              <table:table-cell office:value-type="float" office:value="1.62689393939394">
                <text:p>1.62689393939394</text:p>
              </table:table-cell>
              <table:table-cell office:value-type="float" office:value="1.71915584415584">
                <text:p>1.71915584415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7735042735043">
                <text:p>0.667735042735043</text:p>
              </table:table-cell>
              <table:table-cell office:value-type="float" office:value="1.09415064102564">
                <text:p>1.09415064102564</text:p>
              </table:table-cell>
              <table:table-cell office:value-type="float" office:value="1.42441239316239">
                <text:p>1.42441239316239</text:p>
              </table:table-cell>
              <table:table-cell office:value-type="float" office:value="1.62540064102564">
                <text:p>1.62540064102564</text:p>
              </table:table-cell>
              <table:table-cell office:value-type="float" office:value="1.71501068376068">
                <text:p>1.71501068376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1919831223629">
                <text:p>0.661919831223629</text:p>
              </table:table-cell>
              <table:table-cell office:value-type="float" office:value="1.09493670886076">
                <text:p>1.09493670886076</text:p>
              </table:table-cell>
              <table:table-cell office:value-type="float" office:value="1.41679852320675">
                <text:p>1.41679852320675</text:p>
              </table:table-cell>
              <table:table-cell office:value-type="float" office:value="1.61946202531646">
                <text:p>1.61946202531646</text:p>
              </table:table-cell>
              <table:table-cell office:value-type="float" office:value="1.71387130801688">
                <text:p>1.71387130801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5625">
                <text:p>0.65625</text:p>
              </table:table-cell>
              <table:table-cell office:value-type="float" office:value="1.10872395833333">
                <text:p>1.10872395833333</text:p>
              </table:table-cell>
              <table:table-cell office:value-type="float" office:value="1.41927083333333">
                <text:p>1.41927083333333</text:p>
              </table:table-cell>
              <table:table-cell office:value-type="float" office:value="1.613671875">
                <text:p>1.613671875</text:p>
              </table:table-cell>
              <table:table-cell office:value-type="float" office:value="1.711328125">
                <text:p>1.71132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3292181069959">
                <text:p>0.653292181069959</text:p>
              </table:table-cell>
              <table:table-cell office:value-type="float" office:value="1.09477880658436">
                <text:p>1.09477880658436</text:p>
              </table:table-cell>
              <table:table-cell office:value-type="float" office:value="1.41743827160494">
                <text:p>1.41743827160494</text:p>
              </table:table-cell>
              <table:table-cell office:value-type="float" office:value="1.61522633744856">
                <text:p>1.61522633744856</text:p>
              </table:table-cell>
              <table:table-cell office:value-type="float" office:value="1.70756172839506">
                <text:p>1.7075617283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7865853658537">
                <text:p>0.647865853658537</text:p>
              </table:table-cell>
              <table:table-cell office:value-type="float" office:value="1.0967987804878">
                <text:p>1.0967987804878</text:p>
              </table:table-cell>
              <table:table-cell office:value-type="float" office:value="1.41438008130081">
                <text:p>1.41438008130081</text:p>
              </table:table-cell>
              <table:table-cell office:value-type="float" office:value="1.6098831300813">
                <text:p>1.6098831300813</text:p>
              </table:table-cell>
              <table:table-cell office:value-type="float" office:value="1.70642784552846">
                <text:p>1.70642784552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2570281124498">
                <text:p>0.642570281124498</text:p>
              </table:table-cell>
              <table:table-cell office:value-type="float" office:value="1.08923192771084">
                <text:p>1.08923192771084</text:p>
              </table:table-cell>
              <table:table-cell office:value-type="float" office:value="1.40850903614458">
                <text:p>1.40850903614458</text:p>
              </table:table-cell>
              <table:table-cell office:value-type="float" office:value="1.61420682730924">
                <text:p>1.61420682730924</text:p>
              </table:table-cell>
              <table:table-cell office:value-type="float" office:value="1.70419176706827">
                <text:p>1.70419176706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9880952380952">
                <text:p>0.639880952380952</text:p>
              </table:table-cell>
              <table:table-cell office:value-type="float" office:value="1.0953621031746">
                <text:p>1.0953621031746</text:p>
              </table:table-cell>
              <table:table-cell office:value-type="float" office:value="1.4109623015873">
                <text:p>1.4109623015873</text:p>
              </table:table-cell>
              <table:table-cell office:value-type="float" office:value="1.61445932539683">
                <text:p>1.61445932539683</text:p>
              </table:table-cell>
              <table:table-cell office:value-type="float" office:value="1.70188492063492">
                <text:p>1.70188492063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4803921568627">
                <text:p>0.634803921568627</text:p>
              </table:table-cell>
              <table:table-cell office:value-type="float" office:value="1.09754901960784">
                <text:p>1.09754901960784</text:p>
              </table:table-cell>
              <table:table-cell office:value-type="float" office:value="1.40674019607843">
                <text:p>1.40674019607843</text:p>
              </table:table-cell>
              <table:table-cell office:value-type="float" office:value="1.61458333333333">
                <text:p>1.61458333333333</text:p>
              </table:table-cell>
              <table:table-cell office:value-type="float" office:value="1.69705882352941">
                <text:p>1.69705882352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984496124031">
                <text:p>0.62984496124031</text:p>
              </table:table-cell>
              <table:table-cell office:value-type="float" office:value="1.08866279069767">
                <text:p>1.08866279069767</text:p>
              </table:table-cell>
              <table:table-cell office:value-type="float" office:value="1.40382751937985">
                <text:p>1.40382751937985</text:p>
              </table:table-cell>
              <table:table-cell office:value-type="float" office:value="1.61070736434109">
                <text:p>1.61070736434109</text:p>
              </table:table-cell>
              <table:table-cell office:value-type="float" office:value="1.6936773255814">
                <text:p>1.6936773255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5">
                <text:p>0.625</text:p>
              </table:table-cell>
              <table:table-cell office:value-type="float" office:value="1.09327107279693">
                <text:p>1.09327107279693</text:p>
              </table:table-cell>
              <table:table-cell office:value-type="float" office:value="1.40098180076628">
                <text:p>1.40098180076628</text:p>
              </table:table-cell>
              <table:table-cell office:value-type="float" office:value="1.60560344827586">
                <text:p>1.60560344827586</text:p>
              </table:table-cell>
              <table:table-cell office:value-type="float" office:value="1.69408524904215">
                <text:p>1.69408524904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2632575757576">
                <text:p>0.622632575757576</text:p>
              </table:table-cell>
              <table:table-cell office:value-type="float" office:value="1.08866003787879">
                <text:p>1.08866003787879</text:p>
              </table:table-cell>
              <table:table-cell office:value-type="float" office:value="1.39820075757576">
                <text:p>1.39820075757576</text:p>
              </table:table-cell>
              <table:table-cell office:value-type="float" office:value="1.60582386363636">
                <text:p>1.60582386363636</text:p>
              </table:table-cell>
              <table:table-cell office:value-type="float" office:value="1.69460227272727">
                <text:p>1.69460227272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1.08544007490637">
                <text:p>1.08544007490637</text:p>
              </table:table-cell>
              <table:table-cell office:value-type="float" office:value="1.40191947565543">
                <text:p>1.40191947565543</text:p>
              </table:table-cell>
              <table:table-cell office:value-type="float" office:value="1.59948501872659">
                <text:p>1.59948501872659</text:p>
              </table:table-cell>
              <table:table-cell office:value-type="float" office:value="1.69253277153558">
                <text:p>1.69253277153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3425925925926">
                <text:p>0.613425925925926</text:p>
              </table:table-cell>
              <table:table-cell office:value-type="float" office:value="1.09513888888889">
                <text:p>1.09513888888889</text:p>
              </table:table-cell>
              <table:table-cell office:value-type="float" office:value="1.39282407407407">
                <text:p>1.39282407407407</text:p>
              </table:table-cell>
              <table:table-cell office:value-type="float" office:value="1.59861111111111">
                <text:p>1.59861111111111</text:p>
              </table:table-cell>
              <table:table-cell office:value-type="float" office:value="1.69039351851852">
                <text:p>1.69039351851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8974358974359">
                <text:p>0.608974358974359</text:p>
              </table:table-cell>
              <table:table-cell office:value-type="float" office:value="1.08024267399267">
                <text:p>1.08024267399267</text:p>
              </table:table-cell>
              <table:table-cell office:value-type="float" office:value="1.3838141025641">
                <text:p>1.3838141025641</text:p>
              </table:table-cell>
              <table:table-cell office:value-type="float" office:value="1.60130494505495">
                <text:p>1.60130494505495</text:p>
              </table:table-cell>
              <table:table-cell office:value-type="float" office:value="1.68841575091575">
                <text:p>1.68841575091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6884057971014">
                <text:p>0.606884057971014</text:p>
              </table:table-cell>
              <table:table-cell office:value-type="float" office:value="1.08967391304348">
                <text:p>1.08967391304348</text:p>
              </table:table-cell>
              <table:table-cell office:value-type="float" office:value="1.3888134057971">
                <text:p>1.3888134057971</text:p>
              </table:table-cell>
              <table:table-cell office:value-type="float" office:value="1.59273097826087">
                <text:p>1.59273097826087</text:p>
              </table:table-cell>
              <table:table-cell office:value-type="float" office:value="1.68523550724638">
                <text:p>1.68523550724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2598566308244">
                <text:p>0.602598566308244</text:p>
              </table:table-cell>
              <table:table-cell office:value-type="float" office:value="1.07795698924731">
                <text:p>1.07795698924731</text:p>
              </table:table-cell>
              <table:table-cell office:value-type="float" office:value="1.38754480286738">
                <text:p>1.38754480286738</text:p>
              </table:table-cell>
              <table:table-cell office:value-type="float" office:value="1.59150985663082">
                <text:p>1.59150985663082</text:p>
              </table:table-cell>
              <table:table-cell office:value-type="float" office:value="1.68469982078853">
                <text:p>1.68469982078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0620567375887">
                <text:p>0.600620567375887</text:p>
              </table:table-cell>
              <table:table-cell office:value-type="float" office:value="1.08100620567376">
                <text:p>1.08100620567376</text:p>
              </table:table-cell>
              <table:table-cell office:value-type="float" office:value="1.38375443262411">
                <text:p>1.38375443262411</text:p>
              </table:table-cell>
              <table:table-cell office:value-type="float" office:value="1.58588209219858">
                <text:p>1.58588209219858</text:p>
              </table:table-cell>
              <table:table-cell office:value-type="float" office:value="1.68218085106383">
                <text:p>1.68218085106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1.07565789473684">
                <text:p>1.07565789473684</text:p>
              </table:table-cell>
              <table:table-cell office:value-type="float" office:value="1.37905701754386">
                <text:p>1.37905701754386</text:p>
              </table:table-cell>
              <table:table-cell office:value-type="float" office:value="1.58289473684211">
                <text:p>1.58289473684211</text:p>
              </table:table-cell>
              <table:table-cell office:value-type="float" office:value="1.68059210526316">
                <text:p>1.68059210526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2447916666667">
                <text:p>0.592447916666667</text:p>
              </table:table-cell>
              <table:table-cell office:value-type="float" office:value="1.076171875">
                <text:p>1.076171875</text:p>
              </table:table-cell>
              <table:table-cell office:value-type="float" office:value="1.37532552083333">
                <text:p>1.37532552083333</text:p>
              </table:table-cell>
              <table:table-cell office:value-type="float" office:value="1.5810546875">
                <text:p>1.5810546875</text:p>
              </table:table-cell>
              <table:table-cell office:value-type="float" office:value="1.67534722222222">
                <text:p>1.6753472222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0635738831615">
                <text:p>0.590635738831615</text:p>
              </table:table-cell>
              <table:table-cell office:value-type="float" office:value="1.07807130584192">
                <text:p>1.07807130584192</text:p>
              </table:table-cell>
              <table:table-cell office:value-type="float" office:value="1.37188573883162">
                <text:p>1.37188573883162</text:p>
              </table:table-cell>
              <table:table-cell office:value-type="float" office:value="1.57581615120275">
                <text:p>1.57581615120275</text:p>
              </table:table-cell>
              <table:table-cell office:value-type="float" office:value="1.67268041237113">
                <text:p>1.67268041237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6734693877551">
                <text:p>0.586734693877551</text:p>
              </table:table-cell>
              <table:table-cell office:value-type="float" office:value="1.07982568027211">
                <text:p>1.07982568027211</text:p>
              </table:table-cell>
              <table:table-cell office:value-type="float" office:value="1.36947278911565">
                <text:p>1.36947278911565</text:p>
              </table:table-cell>
              <table:table-cell office:value-type="float" office:value="1.57408588435374">
                <text:p>1.57408588435374</text:p>
              </table:table-cell>
              <table:table-cell office:value-type="float" office:value="1.66762329931973">
                <text:p>1.66762329931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5016835016835">
                <text:p>0.585016835016835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1.3660563973064">
                <text:p>1.3660563973064</text:p>
              </table:table-cell>
              <table:table-cell office:value-type="float" office:value="1.56660353535354">
                <text:p>1.56660353535354</text:p>
              </table:table-cell>
              <table:table-cell office:value-type="float" office:value="1.66614057239057">
                <text:p>1.66614057239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125">
                <text:p>0.58125</text:p>
              </table:table-cell>
              <table:table-cell office:value-type="float" office:value="1.07645833333333">
                <text:p>1.07645833333333</text:p>
              </table:table-cell>
              <table:table-cell office:value-type="float" office:value="1.3640625">
                <text:p>1.3640625</text:p>
              </table:table-cell>
              <table:table-cell office:value-type="float" office:value="1.56739583333333">
                <text:p>1.56739583333333</text:p>
              </table:table-cell>
              <table:table-cell office:value-type="float" office:value="1.66479166666667">
                <text:p>1.664791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